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899" calcext:value-type="float">
            <text:p>0,000899</text:p>
          </table:table-cell>
          <table:table-cell office:value-type="float" office:value="0.001838" calcext:value-type="float">
            <text:p>0,001838</text:p>
          </table:table-cell>
          <table:table-cell office:value-type="float" office:value="0.006324" calcext:value-type="float">
            <text:p>0,006324</text:p>
          </table:table-cell>
          <table:table-cell office:value-type="float" office:value="0.02377" calcext:value-type="float">
            <text:p>0,02377</text:p>
          </table:table-cell>
          <table:table-cell office:value-type="float" office:value="0.046858" calcext:value-type="float">
            <text:p>0,046858</text:p>
          </table:table-cell>
          <table:table-cell office:value-type="float" office:value="0.072594" calcext:value-type="float">
            <text:p>0,072594</text:p>
          </table:table-cell>
          <table:table-cell office:value-type="float" office:value="0.131692" calcext:value-type="float">
            <text:p>0,131692</text:p>
          </table:table-cell>
          <table:table-cell office:value-type="float" office:value="0.381461" calcext:value-type="float">
            <text:p>0,381461</text:p>
          </table:table-cell>
          <table:table-cell office:value-type="float" office:value="0.756237" calcext:value-type="float">
            <text:p>0,756237</text:p>
          </table:table-cell>
          <table:table-cell office:value-type="float" office:value="0.790161" calcext:value-type="float">
            <text:p>0,790161</text:p>
          </table:table-cell>
          <table:table-cell office:value-type="float" office:value="0.14219" calcext:value-type="float">
            <text:p>0,142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473" calcext:value-type="float">
            <text:p>0,00473</text:p>
          </table:table-cell>
          <table:table-cell office:value-type="float" office:value="0.049018" calcext:value-type="float">
            <text:p>0,049018</text:p>
          </table:table-cell>
          <table:table-cell office:value-type="float" office:value="0.095191" calcext:value-type="float">
            <text:p>0,095191</text:p>
          </table:table-cell>
          <table:table-cell office:value-type="float" office:value="0.172334" calcext:value-type="float">
            <text:p>0,172334</text:p>
          </table:table-cell>
          <table:table-cell office:value-type="float" office:value="0.415202" calcext:value-type="float">
            <text:p>0,415202</text:p>
          </table:table-cell>
          <table:table-cell office:value-type="float" office:value="0.619802" calcext:value-type="float">
            <text:p>0,619802</text:p>
          </table:table-cell>
          <table:table-cell office:value-type="float" office:value="0.730895" calcext:value-type="float">
            <text:p>0,730895</text:p>
          </table:table-cell>
          <table:table-cell office:value-type="float" office:value="0.781386" calcext:value-type="float">
            <text:p>0,781386</text:p>
          </table:table-cell>
          <table:table-cell office:value-type="float" office:value="0.782925" calcext:value-type="float">
            <text:p>0,782925</text:p>
          </table:table-cell>
          <table:table-cell office:value-type="float" office:value="0.787692" calcext:value-type="float">
            <text:p>0,787692</text:p>
          </table:table-cell>
          <table:table-cell office:value-type="float" office:value="0.814782" calcext:value-type="float">
            <text:p>0,814782</text:p>
          </table:table-cell>
          <table:table-cell office:value-type="float" office:value="0.443917" calcext:value-type="float">
            <text:p>0,4439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9624" calcext:value-type="float">
            <text:p>0,009624</text:p>
          </table:table-cell>
          <table:table-cell office:value-type="float" office:value="0.104513" calcext:value-type="float">
            <text:p>0,104513</text:p>
          </table:table-cell>
          <table:table-cell office:value-type="float" office:value="0.345364" calcext:value-type="float">
            <text:p>0,345364</text:p>
          </table:table-cell>
          <table:table-cell office:value-type="float" office:value="0.605417" calcext:value-type="float">
            <text:p>0,605417</text:p>
          </table:table-cell>
          <table:table-cell office:value-type="float" office:value="0.706334" calcext:value-type="float">
            <text:p>0,706334</text:p>
          </table:table-cell>
          <table:table-cell office:value-type="float" office:value="0.775502" calcext:value-type="float">
            <text:p>0,775502</text:p>
          </table:table-cell>
          <table:table-cell office:value-type="float" office:value="0.782054" calcext:value-type="float">
            <text:p>0,782054</text:p>
          </table:table-cell>
          <table:table-cell office:value-type="float" office:value="0.782789" calcext:value-type="float">
            <text:p>0,782789</text:p>
          </table:table-cell>
          <table:table-cell office:value-type="float" office:value="0.78351" calcext:value-type="float">
            <text:p>0,78351</text:p>
          </table:table-cell>
          <table:table-cell office:value-type="float" office:value="0.793489" calcext:value-type="float">
            <text:p>0,793489</text:p>
          </table:table-cell>
          <table:table-cell office:value-type="float" office:value="0.815448" calcext:value-type="float">
            <text:p>0,815448</text:p>
          </table:table-cell>
          <table:table-cell office:value-type="float" office:value="0.56886" calcext:value-type="float">
            <text:p>0,568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14302" calcext:value-type="float">
            <text:p>0,014302</text:p>
          </table:table-cell>
          <table:table-cell office:value-type="float" office:value="0.180807" calcext:value-type="float">
            <text:p>0,180807</text:p>
          </table:table-cell>
          <table:table-cell office:value-type="float" office:value="0.58829" calcext:value-type="float">
            <text:p>0,58829</text:p>
          </table:table-cell>
          <table:table-cell office:value-type="float" office:value="0.713393" calcext:value-type="float">
            <text:p>0,713393</text:p>
          </table:table-cell>
          <table:table-cell office:value-type="float" office:value="0.777126" calcext:value-type="float">
            <text:p>0,777126</text:p>
          </table:table-cell>
          <table:table-cell office:value-type="float" office:value="0.781811" calcext:value-type="float">
            <text:p>0,781811</text:p>
          </table:table-cell>
          <table:table-cell office:value-type="float" office:value="0.78255" calcext:value-type="float">
            <text:p>0,78255</text:p>
          </table:table-cell>
          <table:table-cell office:value-type="float" office:value="0.783111" calcext:value-type="float">
            <text:p>0,783111</text:p>
          </table:table-cell>
          <table:table-cell office:value-type="float" office:value="0.783593" calcext:value-type="float">
            <text:p>0,783593</text:p>
          </table:table-cell>
          <table:table-cell office:value-type="float" office:value="0.796068" calcext:value-type="float">
            <text:p>0,796068</text:p>
          </table:table-cell>
          <table:table-cell office:value-type="float" office:value="0.822368" calcext:value-type="float">
            <text:p>0,822368</text:p>
          </table:table-cell>
          <table:table-cell office:value-type="float" office:value="0.620105" calcext:value-type="float">
            <text:p>0,6201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69058" calcext:value-type="float">
            <text:p>0,069058</text:p>
          </table:table-cell>
          <table:table-cell office:value-type="float" office:value="0.501623" calcext:value-type="float">
            <text:p>0,501623</text:p>
          </table:table-cell>
          <table:table-cell office:value-type="float" office:value="0.704395" calcext:value-type="float">
            <text:p>0,704395</text:p>
          </table:table-cell>
          <table:table-cell office:value-type="float" office:value="0.771301" calcext:value-type="float">
            <text:p>0,771301</text:p>
          </table:table-cell>
          <table:table-cell office:value-type="float" office:value="0.781639" calcext:value-type="float">
            <text:p>0,781639</text:p>
          </table:table-cell>
          <table:table-cell office:value-type="float" office:value="0.782396" calcext:value-type="float">
            <text:p>0,782396</text:p>
          </table:table-cell>
          <table:table-cell office:value-type="float" office:value="0.782952" calcext:value-type="float">
            <text:p>0,782952</text:p>
          </table:table-cell>
          <table:table-cell office:value-type="float" office:value="0.783364" calcext:value-type="float">
            <text:p>0,783364</text:p>
          </table:table-cell>
          <table:table-cell office:value-type="float" office:value="0.783686" calcext:value-type="float">
            <text:p>0,783686</text:p>
          </table:table-cell>
          <table:table-cell office:value-type="float" office:value="0.798028" calcext:value-type="float">
            <text:p>0,798028</text:p>
          </table:table-cell>
          <table:table-cell office:value-type="float" office:value="0.833034" calcext:value-type="float">
            <text:p>0,833034</text:p>
          </table:table-cell>
          <table:table-cell office:value-type="float" office:value="0.675844" calcext:value-type="float">
            <text:p>0,6758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53691" calcext:value-type="float">
            <text:p>0,053691</text:p>
          </table:table-cell>
          <table:table-cell office:value-type="float" office:value="0.478998" calcext:value-type="float">
            <text:p>0,478998</text:p>
          </table:table-cell>
          <table:table-cell office:value-type="float" office:value="0.709429" calcext:value-type="float">
            <text:p>0,709429</text:p>
          </table:table-cell>
          <table:table-cell office:value-type="float" office:value="0.77554" calcext:value-type="float">
            <text:p>0,77554</text:p>
          </table:table-cell>
          <table:table-cell office:value-type="float" office:value="0.781664" calcext:value-type="float">
            <text:p>0,781664</text:p>
          </table:table-cell>
          <table:table-cell office:value-type="float" office:value="0.782399" calcext:value-type="float">
            <text:p>0,782399</text:p>
          </table:table-cell>
          <table:table-cell office:value-type="float" office:value="0.782937" calcext:value-type="float">
            <text:p>0,782937</text:p>
          </table:table-cell>
          <table:table-cell office:value-type="float" office:value="0.783391" calcext:value-type="float">
            <text:p>0,783391</text:p>
          </table:table-cell>
          <table:table-cell office:value-type="float" office:value="0.783681" calcext:value-type="float">
            <text:p>0,783681</text:p>
          </table:table-cell>
          <table:table-cell office:value-type="float" office:value="0.801216" calcext:value-type="float">
            <text:p>0,801216</text:p>
          </table:table-cell>
          <table:table-cell office:value-type="float" office:value="0.833034" calcext:value-type="float">
            <text:p>0,833034</text:p>
          </table:table-cell>
          <table:table-cell office:value-type="float" office:value="0.673295" calcext:value-type="float">
            <text:p>0,6732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149822" calcext:value-type="float">
            <text:p>0,149822</text:p>
          </table:table-cell>
          <table:table-cell office:value-type="float" office:value="0.636865" calcext:value-type="float">
            <text:p>0,636865</text:p>
          </table:table-cell>
          <table:table-cell office:value-type="float" office:value="0.754932" calcext:value-type="float">
            <text:p>0,754932</text:p>
          </table:table-cell>
          <table:table-cell office:value-type="float" office:value="0.780006" calcext:value-type="float">
            <text:p>0,780006</text:p>
          </table:table-cell>
          <table:table-cell office:value-type="float" office:value="0.781961" calcext:value-type="float">
            <text:p>0,781961</text:p>
          </table:table-cell>
          <table:table-cell office:value-type="float" office:value="0.782414" calcext:value-type="float">
            <text:p>0,782414</text:p>
          </table:table-cell>
          <table:table-cell office:value-type="float" office:value="0.782836" calcext:value-type="float">
            <text:p>0,782836</text:p>
          </table:table-cell>
          <table:table-cell office:value-type="float" office:value="0.78324" calcext:value-type="float">
            <text:p>0,78324</text:p>
          </table:table-cell>
          <table:table-cell office:value-type="float" office:value="0.783603" calcext:value-type="float">
            <text:p>0,783603</text:p>
          </table:table-cell>
          <table:table-cell office:value-type="float" office:value="0.79949" calcext:value-type="float">
            <text:p>0,79949</text:p>
          </table:table-cell>
          <table:table-cell office:value-type="float" office:value="0.833034" calcext:value-type="float">
            <text:p>0,833034</text:p>
          </table:table-cell>
          <table:table-cell office:value-type="float" office:value="0.703517" calcext:value-type="float">
            <text:p>0,7035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183281" calcext:value-type="float">
            <text:p>0,183281</text:p>
          </table:table-cell>
          <table:table-cell office:value-type="float" office:value="0.664961" calcext:value-type="float">
            <text:p>0,664961</text:p>
          </table:table-cell>
          <table:table-cell office:value-type="float" office:value="0.759729" calcext:value-type="float">
            <text:p>0,759729</text:p>
          </table:table-cell>
          <table:table-cell office:value-type="float" office:value="0.780921" calcext:value-type="float">
            <text:p>0,780921</text:p>
          </table:table-cell>
          <table:table-cell office:value-type="float" office:value="0.782085" calcext:value-type="float">
            <text:p>0,782085</text:p>
          </table:table-cell>
          <table:table-cell office:value-type="float" office:value="0.782555" calcext:value-type="float">
            <text:p>0,782555</text:p>
          </table:table-cell>
          <table:table-cell office:value-type="float" office:value="0.782943" calcext:value-type="float">
            <text:p>0,782943</text:p>
          </table:table-cell>
          <table:table-cell office:value-type="float" office:value="0.783299" calcext:value-type="float">
            <text:p>0,783299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96425" calcext:value-type="float">
            <text:p>0,796425</text:p>
          </table:table-cell>
          <table:table-cell office:value-type="float" office:value="0.833034" calcext:value-type="float">
            <text:p>0,833034</text:p>
          </table:table-cell>
          <table:table-cell office:value-type="float" office:value="0.709981" calcext:value-type="float">
            <text:p>0,7099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0.33993" calcext:value-type="float">
            <text:p>0,33993</text:p>
          </table:table-cell>
          <table:table-cell office:value-type="float" office:value="0.732491" calcext:value-type="float">
            <text:p>0,732491</text:p>
          </table:table-cell>
          <table:table-cell office:value-type="float" office:value="0.776818" calcext:value-type="float">
            <text:p>0,776818</text:p>
          </table:table-cell>
          <table:table-cell office:value-type="float" office:value="0.781784" calcext:value-type="float">
            <text:p>0,781784</text:p>
          </table:table-cell>
          <table:table-cell office:value-type="float" office:value="0.782247" calcext:value-type="float">
            <text:p>0,782247</text:p>
          </table:table-cell>
          <table:table-cell office:value-type="float" office:value="0.78267" calcext:value-type="float">
            <text:p>0,78267</text:p>
          </table:table-cell>
          <table:table-cell office:value-type="float" office:value="0.783048" calcext:value-type="float">
            <text:p>0,783048</text:p>
          </table:table-cell>
          <table:table-cell office:value-type="float" office:value="0.783331" calcext:value-type="float">
            <text:p>0,783331</text:p>
          </table:table-cell>
          <table:table-cell office:value-type="float" office:value="0.783597" calcext:value-type="float">
            <text:p>0,783597</text:p>
          </table:table-cell>
          <table:table-cell office:value-type="float" office:value="0.79524" calcext:value-type="float">
            <text:p>0,79524</text:p>
          </table:table-cell>
          <table:table-cell office:value-type="float" office:value="0.833034" calcext:value-type="float">
            <text:p>0,833034</text:p>
          </table:table-cell>
          <table:table-cell office:value-type="float" office:value="0.734116" calcext:value-type="float">
            <text:p>0,7341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348541" calcext:value-type="float">
            <text:p>0,348541</text:p>
          </table:table-cell>
          <table:table-cell office:value-type="float" office:value="0.750401" calcext:value-type="float">
            <text:p>0,750401</text:p>
          </table:table-cell>
          <table:table-cell office:value-type="float" office:value="0.780328" calcext:value-type="float">
            <text:p>0,780328</text:p>
          </table:table-cell>
          <table:table-cell office:value-type="float" office:value="0.781944" calcext:value-type="float">
            <text:p>0,781944</text:p>
          </table:table-cell>
          <table:table-cell office:value-type="float" office:value="0.782416" calcext:value-type="float">
            <text:p>0,782416</text:p>
          </table:table-cell>
          <table:table-cell office:value-type="float" office:value="0.782742" calcext:value-type="float">
            <text:p>0,782742</text:p>
          </table:table-cell>
          <table:table-cell office:value-type="float" office:value="0.78309" calcext:value-type="float">
            <text:p>0,78309</text:p>
          </table:table-cell>
          <table:table-cell office:value-type="float" office:value="0.783354" calcext:value-type="float">
            <text:p>0,783354</text:p>
          </table:table-cell>
          <table:table-cell office:value-type="float" office:value="0.78362" calcext:value-type="float">
            <text:p>0,78362</text:p>
          </table:table-cell>
          <table:table-cell office:value-type="float" office:value="0.795619" calcext:value-type="float">
            <text:p>0,795619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37206" calcext:value-type="float">
            <text:p>0,7372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300363" calcext:value-type="float">
            <text:p>0,300363</text:p>
          </table:table-cell>
          <table:table-cell office:value-type="float" office:value="0.744317" calcext:value-type="float">
            <text:p>0,744317</text:p>
          </table:table-cell>
          <table:table-cell office:value-type="float" office:value="0.779819" calcext:value-type="float">
            <text:p>0,779819</text:p>
          </table:table-cell>
          <table:table-cell office:value-type="float" office:value="0.781911" calcext:value-type="float">
            <text:p>0,781911</text:p>
          </table:table-cell>
          <table:table-cell office:value-type="float" office:value="0.782399" calcext:value-type="float">
            <text:p>0,782399</text:p>
          </table:table-cell>
          <table:table-cell office:value-type="float" office:value="0.782736" calcext:value-type="float">
            <text:p>0,782736</text:p>
          </table:table-cell>
          <table:table-cell office:value-type="float" office:value="0.783086" calcext:value-type="float">
            <text:p>0,783086</text:p>
          </table:table-cell>
          <table:table-cell office:value-type="float" office:value="0.783344" calcext:value-type="float">
            <text:p>0,783344</text:p>
          </table:table-cell>
          <table:table-cell office:value-type="float" office:value="0.78359" calcext:value-type="float">
            <text:p>0,78359</text:p>
          </table:table-cell>
          <table:table-cell office:value-type="float" office:value="0.795145" calcext:value-type="float">
            <text:p>0,795145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31671" calcext:value-type="float">
            <text:p>0,7316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314051" calcext:value-type="float">
            <text:p>0,314051</text:p>
          </table:table-cell>
          <table:table-cell office:value-type="float" office:value="0.750435" calcext:value-type="float">
            <text:p>0,750435</text:p>
          </table:table-cell>
          <table:table-cell office:value-type="float" office:value="0.78135" calcext:value-type="float">
            <text:p>0,78135</text:p>
          </table:table-cell>
          <table:table-cell office:value-type="float" office:value="0.782111" calcext:value-type="float">
            <text:p>0,782111</text:p>
          </table:table-cell>
          <table:table-cell office:value-type="float" office:value="0.782515" calcext:value-type="float">
            <text:p>0,782515</text:p>
          </table:table-cell>
          <table:table-cell office:value-type="float" office:value="0.782885" calcext:value-type="float">
            <text:p>0,782885</text:p>
          </table:table-cell>
          <table:table-cell office:value-type="float" office:value="0.783159" calcext:value-type="float">
            <text:p>0,783159</text:p>
          </table:table-cell>
          <table:table-cell office:value-type="float" office:value="0.783383" calcext:value-type="float">
            <text:p>0,783383</text:p>
          </table:table-cell>
          <table:table-cell office:value-type="float" office:value="0.783647" calcext:value-type="float">
            <text:p>0,783647</text:p>
          </table:table-cell>
          <table:table-cell office:value-type="float" office:value="0.797318" calcext:value-type="float">
            <text:p>0,797318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34085" calcext:value-type="float">
            <text:p>0,7340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62269" calcext:value-type="float">
            <text:p>0,262269</text:p>
          </table:table-cell>
          <table:table-cell office:value-type="float" office:value="0.743339" calcext:value-type="float">
            <text:p>0,743339</text:p>
          </table:table-cell>
          <table:table-cell office:value-type="float" office:value="0.780378" calcext:value-type="float">
            <text:p>0,780378</text:p>
          </table:table-cell>
          <table:table-cell office:value-type="float" office:value="0.78203" calcext:value-type="float">
            <text:p>0,78203</text:p>
          </table:table-cell>
          <table:table-cell office:value-type="float" office:value="0.782474" calcext:value-type="float">
            <text:p>0,782474</text:p>
          </table:table-cell>
          <table:table-cell office:value-type="float" office:value="0.782878" calcext:value-type="float">
            <text:p>0,782878</text:p>
          </table:table-cell>
          <table:table-cell office:value-type="float" office:value="0.783153" calcext:value-type="float">
            <text:p>0,783153</text:p>
          </table:table-cell>
          <table:table-cell office:value-type="float" office:value="0.78337" calcext:value-type="float">
            <text:p>0,78337</text:p>
          </table:table-cell>
          <table:table-cell office:value-type="float" office:value="0.783649" calcext:value-type="float">
            <text:p>0,783649</text:p>
          </table:table-cell>
          <table:table-cell office:value-type="float" office:value="0.799702" calcext:value-type="float">
            <text:p>0,799702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28324" calcext:value-type="float">
            <text:p>0,7283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494" calcext:value-type="float">
            <text:p>0,003494</text:p>
          </table:table-cell>
          <table:table-cell office:value-type="float" office:value="0.364204" calcext:value-type="float">
            <text:p>0,364204</text:p>
          </table:table-cell>
          <table:table-cell office:value-type="float" office:value="0.760899" calcext:value-type="float">
            <text:p>0,760899</text:p>
          </table:table-cell>
          <table:table-cell office:value-type="float" office:value="0.78148" calcext:value-type="float">
            <text:p>0,78148</text:p>
          </table:table-cell>
          <table:table-cell office:value-type="float" office:value="0.782192" calcext:value-type="float">
            <text:p>0,782192</text:p>
          </table:table-cell>
          <table:table-cell office:value-type="float" office:value="0.78259" calcext:value-type="float">
            <text:p>0,78259</text:p>
          </table:table-cell>
          <table:table-cell office:value-type="float" office:value="0.782983" calcext:value-type="float">
            <text:p>0,782983</text:p>
          </table:table-cell>
          <table:table-cell office:value-type="float" office:value="0.783245" calcext:value-type="float">
            <text:p>0,783245</text:p>
          </table:table-cell>
          <table:table-cell office:value-type="float" office:value="0.783427" calcext:value-type="float">
            <text:p>0,783427</text:p>
          </table:table-cell>
          <table:table-cell office:value-type="float" office:value="0.783632" calcext:value-type="float">
            <text:p>0,783632</text:p>
          </table:table-cell>
          <table:table-cell office:value-type="float" office:value="0.796281" calcext:value-type="float">
            <text:p>0,796281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40093" calcext:value-type="float">
            <text:p>0,7400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322" calcext:value-type="float">
            <text:p>0,002322</text:p>
          </table:table-cell>
          <table:table-cell office:value-type="float" office:value="0.345629" calcext:value-type="float">
            <text:p>0,345629</text:p>
          </table:table-cell>
          <table:table-cell office:value-type="float" office:value="0.760586" calcext:value-type="float">
            <text:p>0,760586</text:p>
          </table:table-cell>
          <table:table-cell office:value-type="float" office:value="0.781547" calcext:value-type="float">
            <text:p>0,781547</text:p>
          </table:table-cell>
          <table:table-cell office:value-type="float" office:value="0.782249" calcext:value-type="float">
            <text:p>0,782249</text:p>
          </table:table-cell>
          <table:table-cell office:value-type="float" office:value="0.782669" calcext:value-type="float">
            <text:p>0,782669</text:p>
          </table:table-cell>
          <table:table-cell office:value-type="float" office:value="0.783033" calcext:value-type="float">
            <text:p>0,783033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3488" calcext:value-type="float">
            <text:p>0,783488</text:p>
          </table:table-cell>
          <table:table-cell office:value-type="float" office:value="0.783699" calcext:value-type="float">
            <text:p>0,783699</text:p>
          </table:table-cell>
          <table:table-cell office:value-type="float" office:value="0.799866" calcext:value-type="float">
            <text:p>0,799866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38605" calcext:value-type="float">
            <text:p>0,7386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36508" calcext:value-type="float">
            <text:p>0,36508</text:p>
          </table:table-cell>
          <table:table-cell office:value-type="float" office:value="0.773163" calcext:value-type="float">
            <text:p>0,773163</text:p>
          </table:table-cell>
          <table:table-cell office:value-type="float" office:value="0.781716" calcext:value-type="float">
            <text:p>0,781716</text:p>
          </table:table-cell>
          <table:table-cell office:value-type="float" office:value="0.78234" calcext:value-type="float">
            <text:p>0,78234</text:p>
          </table:table-cell>
          <table:table-cell office:value-type="float" office:value="0.782705" calcext:value-type="float">
            <text:p>0,782705</text:p>
          </table:table-cell>
          <table:table-cell office:value-type="float" office:value="0.783017" calcext:value-type="float">
            <text:p>0,783017</text:p>
          </table:table-cell>
          <table:table-cell office:value-type="float" office:value="0.783302" calcext:value-type="float">
            <text:p>0,783302</text:p>
          </table:table-cell>
          <table:table-cell office:value-type="float" office:value="0.783501" calcext:value-type="float">
            <text:p>0,783501</text:p>
          </table:table-cell>
          <table:table-cell office:value-type="float" office:value="0.783718" calcext:value-type="float">
            <text:p>0,783718</text:p>
          </table:table-cell>
          <table:table-cell office:value-type="float" office:value="0.799811" calcext:value-type="float">
            <text:p>0,799811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41835" calcext:value-type="float">
            <text:p>0,7418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8989" calcext:value-type="float">
            <text:p>0,028989</text:p>
          </table:table-cell>
          <table:table-cell office:value-type="float" office:value="0.508087" calcext:value-type="float">
            <text:p>0,508087</text:p>
          </table:table-cell>
          <table:table-cell office:value-type="float" office:value="0.77896" calcext:value-type="float">
            <text:p>0,77896</text:p>
          </table:table-cell>
          <table:table-cell office:value-type="float" office:value="0.782087" calcext:value-type="float">
            <text:p>0,782087</text:p>
          </table:table-cell>
          <table:table-cell office:value-type="float" office:value="0.78254" calcext:value-type="float">
            <text:p>0,78254</text:p>
          </table:table-cell>
          <table:table-cell office:value-type="float" office:value="0.78291" calcext:value-type="float">
            <text:p>0,78291</text:p>
          </table:table-cell>
          <table:table-cell office:value-type="float" office:value="0.783192" calcext:value-type="float">
            <text:p>0,783192</text:p>
          </table:table-cell>
          <table:table-cell office:value-type="float" office:value="0.78341" calcext:value-type="float">
            <text:p>0,78341</text:p>
          </table:table-cell>
          <table:table-cell office:value-type="float" office:value="0.783588" calcext:value-type="float">
            <text:p>0,783588</text:p>
          </table:table-cell>
          <table:table-cell office:value-type="float" office:value="0.783765" calcext:value-type="float">
            <text:p>0,783765</text:p>
          </table:table-cell>
          <table:table-cell office:value-type="float" office:value="0.797224" calcext:value-type="float">
            <text:p>0,797224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56576" calcext:value-type="float">
            <text:p>0,7565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517" calcext:value-type="float">
            <text:p>0,005517</text:p>
          </table:table-cell>
          <table:table-cell office:value-type="float" office:value="0.56789" calcext:value-type="float">
            <text:p>0,56789</text:p>
          </table:table-cell>
          <table:table-cell office:value-type="float" office:value="0.778634" calcext:value-type="float">
            <text:p>0,778634</text:p>
          </table:table-cell>
          <table:table-cell office:value-type="float" office:value="0.782196" calcext:value-type="float">
            <text:p>0,782196</text:p>
          </table:table-cell>
          <table:table-cell office:value-type="float" office:value="0.782613" calcext:value-type="float">
            <text:p>0,782613</text:p>
          </table:table-cell>
          <table:table-cell office:value-type="float" office:value="0.78296" calcext:value-type="float">
            <text:p>0,78296</text:p>
          </table:table-cell>
          <table:table-cell office:value-type="float" office:value="0.783213" calcext:value-type="float">
            <text:p>0,783213</text:p>
          </table:table-cell>
          <table:table-cell office:value-type="float" office:value="0.783433" calcext:value-type="float">
            <text:p>0,783433</text:p>
          </table:table-cell>
          <table:table-cell office:value-type="float" office:value="0.78359" calcext:value-type="float">
            <text:p>0,78359</text:p>
          </table:table-cell>
          <table:table-cell office:value-type="float" office:value="0.783741" calcext:value-type="float">
            <text:p>0,783741</text:p>
          </table:table-cell>
          <table:table-cell office:value-type="float" office:value="0.793306" calcext:value-type="float">
            <text:p>0,793306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2158" calcext:value-type="float">
            <text:p>0,7621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480994" calcext:value-type="float">
            <text:p>0,480994</text:p>
          </table:table-cell>
          <table:table-cell office:value-type="float" office:value="0.776749" calcext:value-type="float">
            <text:p>0,776749</text:p>
          </table:table-cell>
          <table:table-cell office:value-type="float" office:value="0.782069" calcext:value-type="float">
            <text:p>0,782069</text:p>
          </table:table-cell>
          <table:table-cell office:value-type="float" office:value="0.782544" calcext:value-type="float">
            <text:p>0,782544</text:p>
          </table:table-cell>
          <table:table-cell office:value-type="float" office:value="0.782871" calcext:value-type="float">
            <text:p>0,782871</text:p>
          </table:table-cell>
          <table:table-cell office:value-type="float" office:value="0.783168" calcext:value-type="float">
            <text:p>0,783168</text:p>
          </table:table-cell>
          <table:table-cell office:value-type="float" office:value="0.783418" calcext:value-type="float">
            <text:p>0,783418</text:p>
          </table:table-cell>
          <table:table-cell office:value-type="float" office:value="0.783586" calcext:value-type="float">
            <text:p>0,783586</text:p>
          </table:table-cell>
          <table:table-cell office:value-type="float" office:value="0.78379" calcext:value-type="float">
            <text:p>0,78379</text:p>
          </table:table-cell>
          <table:table-cell office:value-type="float" office:value="0.7966" calcext:value-type="float">
            <text:p>0,7966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53579" calcext:value-type="float">
            <text:p>0,7535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463446" calcext:value-type="float">
            <text:p>0,463446</text:p>
          </table:table-cell>
          <table:table-cell office:value-type="float" office:value="0.779583" calcext:value-type="float">
            <text:p>0,779583</text:p>
          </table:table-cell>
          <table:table-cell office:value-type="float" office:value="0.782354" calcext:value-type="float">
            <text:p>0,782354</text:p>
          </table:table-cell>
          <table:table-cell office:value-type="float" office:value="0.782663" calcext:value-type="float">
            <text:p>0,782663</text:p>
          </table:table-cell>
          <table:table-cell office:value-type="float" office:value="0.782935" calcext:value-type="float">
            <text:p>0,782935</text:p>
          </table:table-cell>
          <table:table-cell office:value-type="float" office:value="0.783172" calcext:value-type="float">
            <text:p>0,783172</text:p>
          </table:table-cell>
          <table:table-cell office:value-type="float" office:value="0.783385" calcext:value-type="float">
            <text:p>0,783385</text:p>
          </table:table-cell>
          <table:table-cell office:value-type="float" office:value="0.783552" calcext:value-type="float">
            <text:p>0,783552</text:p>
          </table:table-cell>
          <table:table-cell office:value-type="float" office:value="0.783782" calcext:value-type="float">
            <text:p>0,783782</text:p>
          </table:table-cell>
          <table:table-cell office:value-type="float" office:value="0.797306" calcext:value-type="float">
            <text:p>0,797306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52218" calcext:value-type="float">
            <text:p>0,7522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471" calcext:value-type="float">
            <text:p>0,001471</text:p>
          </table:table-cell>
          <table:table-cell office:value-type="float" office:value="0.442127" calcext:value-type="float">
            <text:p>0,442127</text:p>
          </table:table-cell>
          <table:table-cell office:value-type="float" office:value="0.774839" calcext:value-type="float">
            <text:p>0,774839</text:p>
          </table:table-cell>
          <table:table-cell office:value-type="float" office:value="0.781974" calcext:value-type="float">
            <text:p>0,781974</text:p>
          </table:table-cell>
          <table:table-cell office:value-type="float" office:value="0.782419" calcext:value-type="float">
            <text:p>0,782419</text:p>
          </table:table-cell>
          <table:table-cell office:value-type="float" office:value="0.782797" calcext:value-type="float">
            <text:p>0,782797</text:p>
          </table:table-cell>
          <table:table-cell office:value-type="float" office:value="0.783078" calcext:value-type="float">
            <text:p>0,783078</text:p>
          </table:table-cell>
          <table:table-cell office:value-type="float" office:value="0.783312" calcext:value-type="float">
            <text:p>0,783312</text:p>
          </table:table-cell>
          <table:table-cell office:value-type="float" office:value="0.783494" calcext:value-type="float">
            <text:p>0,783494</text:p>
          </table:table-cell>
          <table:table-cell office:value-type="float" office:value="0.783753" calcext:value-type="float">
            <text:p>0,783753</text:p>
          </table:table-cell>
          <table:table-cell office:value-type="float" office:value="0.800043" calcext:value-type="float">
            <text:p>0,800043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49784" calcext:value-type="float">
            <text:p>0,7497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736" calcext:value-type="float">
            <text:p>0,152736</text:p>
          </table:table-cell>
          <table:table-cell office:value-type="float" office:value="0.6706" calcext:value-type="float">
            <text:p>0,6706</text:p>
          </table:table-cell>
          <table:table-cell office:value-type="float" office:value="0.781667" calcext:value-type="float">
            <text:p>0,781667</text:p>
          </table:table-cell>
          <table:table-cell office:value-type="float" office:value="0.782204" calcext:value-type="float">
            <text:p>0,782204</text:p>
          </table:table-cell>
          <table:table-cell office:value-type="float" office:value="0.782556" calcext:value-type="float">
            <text:p>0,782556</text:p>
          </table:table-cell>
          <table:table-cell office:value-type="float" office:value="0.782838" calcext:value-type="float">
            <text:p>0,782838</text:p>
          </table:table-cell>
          <table:table-cell office:value-type="float" office:value="0.783092" calcext:value-type="float">
            <text:p>0,783092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3491" calcext:value-type="float">
            <text:p>0,783491</text:p>
          </table:table-cell>
          <table:table-cell office:value-type="float" office:value="0.783739" calcext:value-type="float">
            <text:p>0,783739</text:p>
          </table:table-cell>
          <table:table-cell office:value-type="float" office:value="0.801397" calcext:value-type="float">
            <text:p>0,801397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73487" calcext:value-type="float">
            <text:p>0,7734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583191" calcext:value-type="float">
            <text:p>0,583191</text:p>
          </table:table-cell>
          <table:table-cell office:value-type="float" office:value="0.781201" calcext:value-type="float">
            <text:p>0,781201</text:p>
          </table:table-cell>
          <table:table-cell office:value-type="float" office:value="0.782114" calcext:value-type="float">
            <text:p>0,782114</text:p>
          </table:table-cell>
          <table:table-cell office:value-type="float" office:value="0.782508" calcext:value-type="float">
            <text:p>0,782508</text:p>
          </table:table-cell>
          <table:table-cell office:value-type="float" office:value="0.782847" calcext:value-type="float">
            <text:p>0,782847</text:p>
          </table:table-cell>
          <table:table-cell office:value-type="float" office:value="0.783092" calcext:value-type="float">
            <text:p>0,783092</text:p>
          </table:table-cell>
          <table:table-cell office:value-type="float" office:value="0.783314" calcext:value-type="float">
            <text:p>0,783314</text:p>
          </table:table-cell>
          <table:table-cell office:value-type="float" office:value="0.783496" calcext:value-type="float">
            <text:p>0,783496</text:p>
          </table:table-cell>
          <table:table-cell office:value-type="float" office:value="0.783745" calcext:value-type="float">
            <text:p>0,783745</text:p>
          </table:table-cell>
          <table:table-cell office:value-type="float" office:value="0.800198" calcext:value-type="float">
            <text:p>0,800198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4571" calcext:value-type="float">
            <text:p>0,76457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3563" calcext:value-type="float">
            <text:p>0,023563</text:p>
          </table:table-cell>
          <table:table-cell office:value-type="float" office:value="0.588856" calcext:value-type="float">
            <text:p>0,588856</text:p>
          </table:table-cell>
          <table:table-cell office:value-type="float" office:value="0.781147" calcext:value-type="float">
            <text:p>0,781147</text:p>
          </table:table-cell>
          <table:table-cell office:value-type="float" office:value="0.782241" calcext:value-type="float">
            <text:p>0,782241</text:p>
          </table:table-cell>
          <table:table-cell office:value-type="float" office:value="0.782608" calcext:value-type="float">
            <text:p>0,782608</text:p>
          </table:table-cell>
          <table:table-cell office:value-type="float" office:value="0.782897" calcext:value-type="float">
            <text:p>0,782897</text:p>
          </table:table-cell>
          <table:table-cell office:value-type="float" office:value="0.783132" calcext:value-type="float">
            <text:p>0,783132</text:p>
          </table:table-cell>
          <table:table-cell office:value-type="float" office:value="0.783299" calcext:value-type="float">
            <text:p>0,783299</text:p>
          </table:table-cell>
          <table:table-cell office:value-type="float" office:value="0.78349" calcext:value-type="float">
            <text:p>0,78349</text:p>
          </table:table-cell>
          <table:table-cell office:value-type="float" office:value="0.783754" calcext:value-type="float">
            <text:p>0,783754</text:p>
          </table:table-cell>
          <table:table-cell office:value-type="float" office:value="0.796707" calcext:value-type="float">
            <text:p>0,796707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4813" calcext:value-type="float">
            <text:p>0,76481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517" calcext:value-type="float">
            <text:p>0,001517</text:p>
          </table:table-cell>
          <table:table-cell office:value-type="float" office:value="0.621339" calcext:value-type="float">
            <text:p>0,621339</text:p>
          </table:table-cell>
          <table:table-cell office:value-type="float" office:value="0.781211" calcext:value-type="float">
            <text:p>0,781211</text:p>
          </table:table-cell>
          <table:table-cell office:value-type="float" office:value="0.782302" calcext:value-type="float">
            <text:p>0,782302</text:p>
          </table:table-cell>
          <table:table-cell office:value-type="float" office:value="0.782644" calcext:value-type="float">
            <text:p>0,782644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783125" calcext:value-type="float">
            <text:p>0,783125</text:p>
          </table:table-cell>
          <table:table-cell office:value-type="float" office:value="0.783272" calcext:value-type="float">
            <text:p>0,783272</text:p>
          </table:table-cell>
          <table:table-cell office:value-type="float" office:value="0.78345" calcext:value-type="float">
            <text:p>0,78345</text:p>
          </table:table-cell>
          <table:table-cell office:value-type="float" office:value="0.783682" calcext:value-type="float">
            <text:p>0,783682</text:p>
          </table:table-cell>
          <table:table-cell office:value-type="float" office:value="0.795817" calcext:value-type="float">
            <text:p>0,795817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7972" calcext:value-type="float">
            <text:p>0,76797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554149" calcext:value-type="float">
            <text:p>0,554149</text:p>
          </table:table-cell>
          <table:table-cell office:value-type="float" office:value="0.780914" calcext:value-type="float">
            <text:p>0,780914</text:p>
          </table:table-cell>
          <table:table-cell office:value-type="float" office:value="0.782189" calcext:value-type="float">
            <text:p>0,782189</text:p>
          </table:table-cell>
          <table:table-cell office:value-type="float" office:value="0.782535" calcext:value-type="float">
            <text:p>0,782535</text:p>
          </table:table-cell>
          <table:table-cell office:value-type="float" office:value="0.782834" calcext:value-type="float">
            <text:p>0,782834</text:p>
          </table:table-cell>
          <table:table-cell office:value-type="float" office:value="0.783086" calcext:value-type="float">
            <text:p>0,783086</text:p>
          </table:table-cell>
          <table:table-cell office:value-type="float" office:value="0.783272" calcext:value-type="float">
            <text:p>0,783272</text:p>
          </table:table-cell>
          <table:table-cell office:value-type="float" office:value="0.78347" calcext:value-type="float">
            <text:p>0,78347</text:p>
          </table:table-cell>
          <table:table-cell office:value-type="float" office:value="0.783702" calcext:value-type="float">
            <text:p>0,783702</text:p>
          </table:table-cell>
          <table:table-cell office:value-type="float" office:value="0.798848" calcext:value-type="float">
            <text:p>0,798848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15" calcext:value-type="float">
            <text:p>0,76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5103" calcext:value-type="float">
            <text:p>0,075103</text:p>
          </table:table-cell>
          <table:table-cell office:value-type="float" office:value="0.651167" calcext:value-type="float">
            <text:p>0,651167</text:p>
          </table:table-cell>
          <table:table-cell office:value-type="float" office:value="0.780083" calcext:value-type="float">
            <text:p>0,780083</text:p>
          </table:table-cell>
          <table:table-cell office:value-type="float" office:value="0.782057" calcext:value-type="float">
            <text:p>0,782057</text:p>
          </table:table-cell>
          <table:table-cell office:value-type="float" office:value="0.782405" calcext:value-type="float">
            <text:p>0,782405</text:p>
          </table:table-cell>
          <table:table-cell office:value-type="float" office:value="0.78271" calcext:value-type="float">
            <text:p>0,78271</text:p>
          </table:table-cell>
          <table:table-cell office:value-type="float" office:value="0.783006" calcext:value-type="float">
            <text:p>0,783006</text:p>
          </table:table-cell>
          <table:table-cell office:value-type="float" office:value="0.783218" calcext:value-type="float">
            <text:p>0,783218</text:p>
          </table:table-cell>
          <table:table-cell office:value-type="float" office:value="0.7834" calcext:value-type="float">
            <text:p>0,7834</text:p>
          </table:table-cell>
          <table:table-cell office:value-type="float" office:value="0.783614" calcext:value-type="float">
            <text:p>0,783614</text:p>
          </table:table-cell>
          <table:table-cell office:value-type="float" office:value="0.793992" calcext:value-type="float">
            <text:p>0,793992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70565" calcext:value-type="float">
            <text:p>0,77056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3747" calcext:value-type="float">
            <text:p>0,083747</text:p>
          </table:table-cell>
          <table:table-cell office:value-type="float" office:value="0.593936" calcext:value-type="float">
            <text:p>0,593936</text:p>
          </table:table-cell>
          <table:table-cell office:value-type="float" office:value="0.780453" calcext:value-type="float">
            <text:p>0,780453</text:p>
          </table:table-cell>
          <table:table-cell office:value-type="float" office:value="0.782138" calcext:value-type="float">
            <text:p>0,782138</text:p>
          </table:table-cell>
          <table:table-cell office:value-type="float" office:value="0.78247" calcext:value-type="float">
            <text:p>0,78247</text:p>
          </table:table-cell>
          <table:table-cell office:value-type="float" office:value="0.782747" calcext:value-type="float">
            <text:p>0,782747</text:p>
          </table:table-cell>
          <table:table-cell office:value-type="float" office:value="0.783025" calcext:value-type="float">
            <text:p>0,783025</text:p>
          </table:table-cell>
          <table:table-cell office:value-type="float" office:value="0.783244" calcext:value-type="float">
            <text:p>0,783244</text:p>
          </table:table-cell>
          <table:table-cell office:value-type="float" office:value="0.783442" calcext:value-type="float">
            <text:p>0,783442</text:p>
          </table:table-cell>
          <table:table-cell office:value-type="float" office:value="0.783655" calcext:value-type="float">
            <text:p>0,783655</text:p>
          </table:table-cell>
          <table:table-cell office:value-type="float" office:value="0.797791" calcext:value-type="float">
            <text:p>0,797791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529" calcext:value-type="float">
            <text:p>0,765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7517" calcext:value-type="float">
            <text:p>0,047517</text:p>
          </table:table-cell>
          <table:table-cell office:value-type="float" office:value="0.614946" calcext:value-type="float">
            <text:p>0,614946</text:p>
          </table:table-cell>
          <table:table-cell office:value-type="float" office:value="0.780321" calcext:value-type="float">
            <text:p>0,780321</text:p>
          </table:table-cell>
          <table:table-cell office:value-type="float" office:value="0.782036" calcext:value-type="float">
            <text:p>0,782036</text:p>
          </table:table-cell>
          <table:table-cell office:value-type="float" office:value="0.782358" calcext:value-type="float">
            <text:p>0,782358</text:p>
          </table:table-cell>
          <table:table-cell office:value-type="float" office:value="0.782677" calcext:value-type="float">
            <text:p>0,782677</text:p>
          </table:table-cell>
          <table:table-cell office:value-type="float" office:value="0.782962" calcext:value-type="float">
            <text:p>0,782962</text:p>
          </table:table-cell>
          <table:table-cell office:value-type="float" office:value="0.783203" calcext:value-type="float">
            <text:p>0,783203</text:p>
          </table:table-cell>
          <table:table-cell office:value-type="float" office:value="0.783391" calcext:value-type="float">
            <text:p>0,783391</text:p>
          </table:table-cell>
          <table:table-cell office:value-type="float" office:value="0.783601" calcext:value-type="float">
            <text:p>0,783601</text:p>
          </table:table-cell>
          <table:table-cell office:value-type="float" office:value="0.795494" calcext:value-type="float">
            <text:p>0,795494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7099" calcext:value-type="float">
            <text:p>0,76709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65632" calcext:value-type="float">
            <text:p>0,165632</text:p>
          </table:table-cell>
          <table:table-cell office:value-type="float" office:value="0.688018" calcext:value-type="float">
            <text:p>0,688018</text:p>
          </table:table-cell>
          <table:table-cell office:value-type="float" office:value="0.780968" calcext:value-type="float">
            <text:p>0,780968</text:p>
          </table:table-cell>
          <table:table-cell office:value-type="float" office:value="0.782078" calcext:value-type="float">
            <text:p>0,782078</text:p>
          </table:table-cell>
          <table:table-cell office:value-type="float" office:value="0.782429" calcext:value-type="float">
            <text:p>0,782429</text:p>
          </table:table-cell>
          <table:table-cell office:value-type="float" office:value="0.78273" calcext:value-type="float">
            <text:p>0,78273</text:p>
          </table:table-cell>
          <table:table-cell office:value-type="float" office:value="0.782995" calcext:value-type="float">
            <text:p>0,782995</text:p>
          </table:table-cell>
          <table:table-cell office:value-type="float" office:value="0.78322" calcext:value-type="float">
            <text:p>0,78322</text:p>
          </table:table-cell>
          <table:table-cell office:value-type="float" office:value="0.783424" calcext:value-type="float">
            <text:p>0,783424</text:p>
          </table:table-cell>
          <table:table-cell office:value-type="float" office:value="0.783635" calcext:value-type="float">
            <text:p>0,783635</text:p>
          </table:table-cell>
          <table:table-cell office:value-type="float" office:value="0.793747" calcext:value-type="float">
            <text:p>0,793747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74324" calcext:value-type="float">
            <text:p>0,7743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4713" calcext:value-type="float">
            <text:p>0,064713</text:p>
          </table:table-cell>
          <table:table-cell office:value-type="float" office:value="0.599695" calcext:value-type="float">
            <text:p>0,599695</text:p>
          </table:table-cell>
          <table:table-cell office:value-type="float" office:value="0.779706" calcext:value-type="float">
            <text:p>0,779706</text:p>
          </table:table-cell>
          <table:table-cell office:value-type="float" office:value="0.781809" calcext:value-type="float">
            <text:p>0,781809</text:p>
          </table:table-cell>
          <table:table-cell office:value-type="float" office:value="0.782233" calcext:value-type="float">
            <text:p>0,782233</text:p>
          </table:table-cell>
          <table:table-cell office:value-type="float" office:value="0.782574" calcext:value-type="float">
            <text:p>0,782574</text:p>
          </table:table-cell>
          <table:table-cell office:value-type="float" office:value="0.782818" calcext:value-type="float">
            <text:p>0,782818</text:p>
          </table:table-cell>
          <table:table-cell office:value-type="float" office:value="0.783084" calcext:value-type="float">
            <text:p>0,783084</text:p>
          </table:table-cell>
          <table:table-cell office:value-type="float" office:value="0.783344" calcext:value-type="float">
            <text:p>0,783344</text:p>
          </table:table-cell>
          <table:table-cell office:value-type="float" office:value="0.783602" calcext:value-type="float">
            <text:p>0,783602</text:p>
          </table:table-cell>
          <table:table-cell office:value-type="float" office:value="0.794286" calcext:value-type="float">
            <text:p>0,794286</text:p>
          </table:table-cell>
          <table:table-cell office:value-type="float" office:value="0.840069" calcext:value-type="float">
            <text:p>0,840069</text:p>
          </table:table-cell>
          <table:table-cell office:value-type="float" office:value="0.765315" calcext:value-type="float">
            <text:p>0,7653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708" calcext:value-type="float">
            <text:p>0,02708</text:p>
          </table:table-cell>
          <table:table-cell office:value-type="float" office:value="0.64398" calcext:value-type="float">
            <text:p>0,64398</text:p>
          </table:table-cell>
          <table:table-cell office:value-type="float" office:value="0.781191" calcext:value-type="float">
            <text:p>0,781191</text:p>
          </table:table-cell>
          <table:table-cell office:value-type="float" office:value="0.781973" calcext:value-type="float">
            <text:p>0,781973</text:p>
          </table:table-cell>
          <table:table-cell office:value-type="float" office:value="0.782353" calcext:value-type="float">
            <text:p>0,782353</text:p>
          </table:table-cell>
          <table:table-cell office:value-type="float" office:value="0.78264" calcext:value-type="float">
            <text:p>0,78264</text:p>
          </table:table-cell>
          <table:table-cell office:value-type="float" office:value="0.782916" calcext:value-type="float">
            <text:p>0,782916</text:p>
          </table:table-cell>
          <table:table-cell office:value-type="float" office:value="0.783143" calcext:value-type="float">
            <text:p>0,783143</text:p>
          </table:table-cell>
          <table:table-cell office:value-type="float" office:value="0.783325" calcext:value-type="float">
            <text:p>0,783325</text:p>
          </table:table-cell>
          <table:table-cell office:value-type="float" office:value="0.783613" calcext:value-type="float">
            <text:p>0,783613</text:p>
          </table:table-cell>
          <table:table-cell office:value-type="float" office:value="0.802117" calcext:value-type="float">
            <text:p>0,802117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0725" calcext:value-type="float">
            <text:p>0,7707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8644" calcext:value-type="float">
            <text:p>0,188644</text:p>
          </table:table-cell>
          <table:table-cell office:value-type="float" office:value="0.687804" calcext:value-type="float">
            <text:p>0,687804</text:p>
          </table:table-cell>
          <table:table-cell office:value-type="float" office:value="0.781515" calcext:value-type="float">
            <text:p>0,781515</text:p>
          </table:table-cell>
          <table:table-cell office:value-type="float" office:value="0.782064" calcext:value-type="float">
            <text:p>0,782064</text:p>
          </table:table-cell>
          <table:table-cell office:value-type="float" office:value="0.782449" calcext:value-type="float">
            <text:p>0,782449</text:p>
          </table:table-cell>
          <table:table-cell office:value-type="float" office:value="0.782732" calcext:value-type="float">
            <text:p>0,782732</text:p>
          </table:table-cell>
          <table:table-cell office:value-type="float" office:value="0.783004" calcext:value-type="float">
            <text:p>0,783004</text:p>
          </table:table-cell>
          <table:table-cell office:value-type="float" office:value="0.783203" calcext:value-type="float">
            <text:p>0,783203</text:p>
          </table:table-cell>
          <table:table-cell office:value-type="float" office:value="0.783384" calcext:value-type="float">
            <text:p>0,783384</text:p>
          </table:table-cell>
          <table:table-cell office:value-type="float" office:value="0.783635" calcext:value-type="float">
            <text:p>0,783635</text:p>
          </table:table-cell>
          <table:table-cell office:value-type="float" office:value="0.799836" calcext:value-type="float">
            <text:p>0,799836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4963" calcext:value-type="float">
            <text:p>0,77496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223" calcext:value-type="float">
            <text:p>0,05223</text:p>
          </table:table-cell>
          <table:table-cell office:value-type="float" office:value="0.635684" calcext:value-type="float">
            <text:p>0,635684</text:p>
          </table:table-cell>
          <table:table-cell office:value-type="float" office:value="0.781737" calcext:value-type="float">
            <text:p>0,781737</text:p>
          </table:table-cell>
          <table:table-cell office:value-type="float" office:value="0.78212" calcext:value-type="float">
            <text:p>0,78212</text:p>
          </table:table-cell>
          <table:table-cell office:value-type="float" office:value="0.782541" calcext:value-type="float">
            <text:p>0,782541</text:p>
          </table:table-cell>
          <table:table-cell office:value-type="float" office:value="0.782791" calcext:value-type="float">
            <text:p>0,782791</text:p>
          </table:table-cell>
          <table:table-cell office:value-type="float" office:value="0.783046" calcext:value-type="float">
            <text:p>0,783046</text:p>
          </table:table-cell>
          <table:table-cell office:value-type="float" office:value="0.783236" calcext:value-type="float">
            <text:p>0,783236</text:p>
          </table:table-cell>
          <table:table-cell office:value-type="float" office:value="0.783409" calcext:value-type="float">
            <text:p>0,783409</text:p>
          </table:table-cell>
          <table:table-cell office:value-type="float" office:value="0.783647" calcext:value-type="float">
            <text:p>0,783647</text:p>
          </table:table-cell>
          <table:table-cell office:value-type="float" office:value="0.797797" calcext:value-type="float">
            <text:p>0,797797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69601" calcext:value-type="float">
            <text:p>0,76960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695948" calcext:value-type="float">
            <text:p>0,695948</text:p>
          </table:table-cell>
          <table:table-cell office:value-type="float" office:value="0.781718" calcext:value-type="float">
            <text:p>0,781718</text:p>
          </table:table-cell>
          <table:table-cell office:value-type="float" office:value="0.782178" calcext:value-type="float">
            <text:p>0,782178</text:p>
          </table:table-cell>
          <table:table-cell office:value-type="float" office:value="0.782608" calcext:value-type="float">
            <text:p>0,782608</text:p>
          </table:table-cell>
          <table:table-cell office:value-type="float" office:value="0.782898" calcext:value-type="float">
            <text:p>0,782898</text:p>
          </table:table-cell>
          <table:table-cell office:value-type="float" office:value="0.783132" calcext:value-type="float">
            <text:p>0,783132</text:p>
          </table:table-cell>
          <table:table-cell office:value-type="float" office:value="0.783315" calcext:value-type="float">
            <text:p>0,783315</text:p>
          </table:table-cell>
          <table:table-cell office:value-type="float" office:value="0.783471" calcext:value-type="float">
            <text:p>0,783471</text:p>
          </table:table-cell>
          <table:table-cell office:value-type="float" office:value="0.783687" calcext:value-type="float">
            <text:p>0,783687</text:p>
          </table:table-cell>
          <table:table-cell office:value-type="float" office:value="0.799304" calcext:value-type="float">
            <text:p>0,799304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5826" calcext:value-type="float">
            <text:p>0,77582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9034" calcext:value-type="float">
            <text:p>0,039034</text:p>
          </table:table-cell>
          <table:table-cell office:value-type="float" office:value="0.689387" calcext:value-type="float">
            <text:p>0,689387</text:p>
          </table:table-cell>
          <table:table-cell office:value-type="float" office:value="0.78162" calcext:value-type="float">
            <text:p>0,78162</text:p>
          </table:table-cell>
          <table:table-cell office:value-type="float" office:value="0.782098" calcext:value-type="float">
            <text:p>0,782098</text:p>
          </table:table-cell>
          <table:table-cell office:value-type="float" office:value="0.782472" calcext:value-type="float">
            <text:p>0,782472</text:p>
          </table:table-cell>
          <table:table-cell office:value-type="float" office:value="0.782817" calcext:value-type="float">
            <text:p>0,782817</text:p>
          </table:table-cell>
          <table:table-cell office:value-type="float" office:value="0.783051" calcext:value-type="float">
            <text:p>0,783051</text:p>
          </table:table-cell>
          <table:table-cell office:value-type="float" office:value="0.783258" calcext:value-type="float">
            <text:p>0,783258</text:p>
          </table:table-cell>
          <table:table-cell office:value-type="float" office:value="0.783419" calcext:value-type="float">
            <text:p>0,783419</text:p>
          </table:table-cell>
          <table:table-cell office:value-type="float" office:value="0.78364" calcext:value-type="float">
            <text:p>0,78364</text:p>
          </table:table-cell>
          <table:table-cell office:value-type="float" office:value="0.794422" calcext:value-type="float">
            <text:p>0,794422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4618" calcext:value-type="float">
            <text:p>0,77461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7862" calcext:value-type="float">
            <text:p>0,027862</text:p>
          </table:table-cell>
          <table:table-cell office:value-type="float" office:value="0.698572" calcext:value-type="float">
            <text:p>0,698572</text:p>
          </table:table-cell>
          <table:table-cell office:value-type="float" office:value="0.781722" calcext:value-type="float">
            <text:p>0,781722</text:p>
          </table:table-cell>
          <table:table-cell office:value-type="float" office:value="0.782189" calcext:value-type="float">
            <text:p>0,782189</text:p>
          </table:table-cell>
          <table:table-cell office:value-type="float" office:value="0.78254" calcext:value-type="float">
            <text:p>0,78254</text:p>
          </table:table-cell>
          <table:table-cell office:value-type="float" office:value="0.78285" calcext:value-type="float">
            <text:p>0,78285</text:p>
          </table:table-cell>
          <table:table-cell office:value-type="float" office:value="0.783093" calcext:value-type="float">
            <text:p>0,783093</text:p>
          </table:table-cell>
          <table:table-cell office:value-type="float" office:value="0.78331" calcext:value-type="float">
            <text:p>0,78331</text:p>
          </table:table-cell>
          <table:table-cell office:value-type="float" office:value="0.783477" calcext:value-type="float">
            <text:p>0,783477</text:p>
          </table:table-cell>
          <table:table-cell office:value-type="float" office:value="0.783635" calcext:value-type="float">
            <text:p>0,783635</text:p>
          </table:table-cell>
          <table:table-cell office:value-type="float" office:value="0.793758" calcext:value-type="float">
            <text:p>0,793758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5515" calcext:value-type="float">
            <text:p>0,7755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6345" calcext:value-type="float">
            <text:p>0,066345</text:p>
          </table:table-cell>
          <table:table-cell office:value-type="float" office:value="0.717567" calcext:value-type="float">
            <text:p>0,717567</text:p>
          </table:table-cell>
          <table:table-cell office:value-type="float" office:value="0.781243" calcext:value-type="float">
            <text:p>0,781243</text:p>
          </table:table-cell>
          <table:table-cell office:value-type="float" office:value="0.782016" calcext:value-type="float">
            <text:p>0,782016</text:p>
          </table:table-cell>
          <table:table-cell office:value-type="float" office:value="0.782445" calcext:value-type="float">
            <text:p>0,782445</text:p>
          </table:table-cell>
          <table:table-cell office:value-type="float" office:value="0.782793" calcext:value-type="float">
            <text:p>0,782793</text:p>
          </table:table-cell>
          <table:table-cell office:value-type="float" office:value="0.783046" calcext:value-type="float">
            <text:p>0,783046</text:p>
          </table:table-cell>
          <table:table-cell office:value-type="float" office:value="0.783249" calcext:value-type="float">
            <text:p>0,783249</text:p>
          </table:table-cell>
          <table:table-cell office:value-type="float" office:value="0.783428" calcext:value-type="float">
            <text:p>0,783428</text:p>
          </table:table-cell>
          <table:table-cell office:value-type="float" office:value="0.78361" calcext:value-type="float">
            <text:p>0,78361</text:p>
          </table:table-cell>
          <table:table-cell office:value-type="float" office:value="0.796694" calcext:value-type="float">
            <text:p>0,796694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7609" calcext:value-type="float">
            <text:p>0,7776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7816" calcext:value-type="float">
            <text:p>0,067816</text:p>
          </table:table-cell>
          <table:table-cell office:value-type="float" office:value="0.620378" calcext:value-type="float">
            <text:p>0,620378</text:p>
          </table:table-cell>
          <table:table-cell office:value-type="float" office:value="0.779281" calcext:value-type="float">
            <text:p>0,779281</text:p>
          </table:table-cell>
          <table:table-cell office:value-type="float" office:value="0.781878" calcext:value-type="float">
            <text:p>0,781878</text:p>
          </table:table-cell>
          <table:table-cell office:value-type="float" office:value="0.782267" calcext:value-type="float">
            <text:p>0,782267</text:p>
          </table:table-cell>
          <table:table-cell office:value-type="float" office:value="0.782564" calcext:value-type="float">
            <text:p>0,782564</text:p>
          </table:table-cell>
          <table:table-cell office:value-type="float" office:value="0.782881" calcext:value-type="float">
            <text:p>0,782881</text:p>
          </table:table-cell>
          <table:table-cell office:value-type="float" office:value="0.783168" calcext:value-type="float">
            <text:p>0,783168</text:p>
          </table:table-cell>
          <table:table-cell office:value-type="float" office:value="0.783337" calcext:value-type="float">
            <text:p>0,783337</text:p>
          </table:table-cell>
          <table:table-cell office:value-type="float" office:value="0.783533" calcext:value-type="float">
            <text:p>0,783533</text:p>
          </table:table-cell>
          <table:table-cell office:value-type="float" office:value="0.795247" calcext:value-type="float">
            <text:p>0,795247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67453" calcext:value-type="float">
            <text:p>0,76745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27977" calcext:value-type="float">
            <text:p>0,227977</text:p>
          </table:table-cell>
          <table:table-cell office:value-type="float" office:value="0.715337" calcext:value-type="float">
            <text:p>0,715337</text:p>
          </table:table-cell>
          <table:table-cell office:value-type="float" office:value="0.781465" calcext:value-type="float">
            <text:p>0,781465</text:p>
          </table:table-cell>
          <table:table-cell office:value-type="float" office:value="0.782112" calcext:value-type="float">
            <text:p>0,782112</text:p>
          </table:table-cell>
          <table:table-cell office:value-type="float" office:value="0.782454" calcext:value-type="float">
            <text:p>0,782454</text:p>
          </table:table-cell>
          <table:table-cell office:value-type="float" office:value="0.7827" calcext:value-type="float">
            <text:p>0,7827</text:p>
          </table:table-cell>
          <table:table-cell office:value-type="float" office:value="0.782985" calcext:value-type="float">
            <text:p>0,782985</text:p>
          </table:table-cell>
          <table:table-cell office:value-type="float" office:value="0.783242" calcext:value-type="float">
            <text:p>0,783242</text:p>
          </table:table-cell>
          <table:table-cell office:value-type="float" office:value="0.783398" calcext:value-type="float">
            <text:p>0,783398</text:p>
          </table:table-cell>
          <table:table-cell office:value-type="float" office:value="0.783587" calcext:value-type="float">
            <text:p>0,783587</text:p>
          </table:table-cell>
          <table:table-cell office:value-type="float" office:value="0.796389" calcext:value-type="float">
            <text:p>0,796389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7367" calcext:value-type="float">
            <text:p>0,7773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4805" calcext:value-type="float">
            <text:p>0,094805</text:p>
          </table:table-cell>
          <table:table-cell office:value-type="float" office:value="0.680111" calcext:value-type="float">
            <text:p>0,680111</text:p>
          </table:table-cell>
          <table:table-cell office:value-type="float" office:value="0.781582" calcext:value-type="float">
            <text:p>0,781582</text:p>
          </table:table-cell>
          <table:table-cell office:value-type="float" office:value="0.782189" calcext:value-type="float">
            <text:p>0,782189</text:p>
          </table:table-cell>
          <table:table-cell office:value-type="float" office:value="0.782545" calcext:value-type="float">
            <text:p>0,782545</text:p>
          </table:table-cell>
          <table:table-cell office:value-type="float" office:value="0.782774" calcext:value-type="float">
            <text:p>0,782774</text:p>
          </table:table-cell>
          <table:table-cell office:value-type="float" office:value="0.783021" calcext:value-type="float">
            <text:p>0,783021</text:p>
          </table:table-cell>
          <table:table-cell office:value-type="float" office:value="0.783241" calcext:value-type="float">
            <text:p>0,783241</text:p>
          </table:table-cell>
          <table:table-cell office:value-type="float" office:value="0.783424" calcext:value-type="float">
            <text:p>0,783424</text:p>
          </table:table-cell>
          <table:table-cell office:value-type="float" office:value="0.783586" calcext:value-type="float">
            <text:p>0,783586</text:p>
          </table:table-cell>
          <table:table-cell office:value-type="float" office:value="0.792837" calcext:value-type="float">
            <text:p>0,792837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3531" calcext:value-type="float">
            <text:p>0,7735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581438" calcext:value-type="float">
            <text:p>0,581438</text:p>
          </table:table-cell>
          <table:table-cell office:value-type="float" office:value="0.78082" calcext:value-type="float">
            <text:p>0,78082</text:p>
          </table:table-cell>
          <table:table-cell office:value-type="float" office:value="0.782085" calcext:value-type="float">
            <text:p>0,782085</text:p>
          </table:table-cell>
          <table:table-cell office:value-type="float" office:value="0.782428" calcext:value-type="float">
            <text:p>0,782428</text:p>
          </table:table-cell>
          <table:table-cell office:value-type="float" office:value="0.782698" calcext:value-type="float">
            <text:p>0,782698</text:p>
          </table:table-cell>
          <table:table-cell office:value-type="float" office:value="0.782939" calcext:value-type="float">
            <text:p>0,782939</text:p>
          </table:table-cell>
          <table:table-cell office:value-type="float" office:value="0.78317" calcext:value-type="float">
            <text:p>0,78317</text:p>
          </table:table-cell>
          <table:table-cell office:value-type="float" office:value="0.783354" calcext:value-type="float">
            <text:p>0,783354</text:p>
          </table:table-cell>
          <table:table-cell office:value-type="float" office:value="0.783565" calcext:value-type="float">
            <text:p>0,783565</text:p>
          </table:table-cell>
          <table:table-cell office:value-type="float" office:value="0.794835" calcext:value-type="float">
            <text:p>0,794835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63733" calcext:value-type="float">
            <text:p>0,76373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8805" calcext:value-type="float">
            <text:p>0,098805</text:p>
          </table:table-cell>
          <table:table-cell office:value-type="float" office:value="0.667571" calcext:value-type="float">
            <text:p>0,667571</text:p>
          </table:table-cell>
          <table:table-cell office:value-type="float" office:value="0.781702" calcext:value-type="float">
            <text:p>0,781702</text:p>
          </table:table-cell>
          <table:table-cell office:value-type="float" office:value="0.782233" calcext:value-type="float">
            <text:p>0,782233</text:p>
          </table:table-cell>
          <table:table-cell office:value-type="float" office:value="0.782587" calcext:value-type="float">
            <text:p>0,782587</text:p>
          </table:table-cell>
          <table:table-cell office:value-type="float" office:value="0.782803" calcext:value-type="float">
            <text:p>0,782803</text:p>
          </table:table-cell>
          <table:table-cell office:value-type="float" office:value="0.782985" calcext:value-type="float">
            <text:p>0,782985</text:p>
          </table:table-cell>
          <table:table-cell office:value-type="float" office:value="0.783188" calcext:value-type="float">
            <text:p>0,783188</text:p>
          </table:table-cell>
          <table:table-cell office:value-type="float" office:value="0.783364" calcext:value-type="float">
            <text:p>0,783364</text:p>
          </table:table-cell>
          <table:table-cell office:value-type="float" office:value="0.783605" calcext:value-type="float">
            <text:p>0,783605</text:p>
          </table:table-cell>
          <table:table-cell office:value-type="float" office:value="0.793562" calcext:value-type="float">
            <text:p>0,793562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236" calcext:value-type="float">
            <text:p>0,7723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" calcext:value-type="float">
            <text:p>0,08</text:p>
          </table:table-cell>
          <table:table-cell office:value-type="float" office:value="0.709682" calcext:value-type="float">
            <text:p>0,709682</text:p>
          </table:table-cell>
          <table:table-cell office:value-type="float" office:value="0.781786" calcext:value-type="float">
            <text:p>0,781786</text:p>
          </table:table-cell>
          <table:table-cell office:value-type="float" office:value="0.782324" calcext:value-type="float">
            <text:p>0,782324</text:p>
          </table:table-cell>
          <table:table-cell office:value-type="float" office:value="0.78263" calcext:value-type="float">
            <text:p>0,78263</text:p>
          </table:table-cell>
          <table:table-cell office:value-type="float" office:value="0.78282" calcext:value-type="float">
            <text:p>0,78282</text:p>
          </table:table-cell>
          <table:table-cell office:value-type="float" office:value="0.783036" calcext:value-type="float">
            <text:p>0,783036</text:p>
          </table:table-cell>
          <table:table-cell office:value-type="float" office:value="0.783238" calcext:value-type="float">
            <text:p>0,783238</text:p>
          </table:table-cell>
          <table:table-cell office:value-type="float" office:value="0.783408" calcext:value-type="float">
            <text:p>0,783408</text:p>
          </table:table-cell>
          <table:table-cell office:value-type="float" office:value="0.783617" calcext:value-type="float">
            <text:p>0,783617</text:p>
          </table:table-cell>
          <table:table-cell office:value-type="float" office:value="0.794723" calcext:value-type="float">
            <text:p>0,794723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6726" calcext:value-type="float">
            <text:p>0,77672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24138" calcext:value-type="float">
            <text:p>0,524138</text:p>
          </table:table-cell>
          <table:table-cell office:value-type="float" office:value="0.737048" calcext:value-type="float">
            <text:p>0,737048</text:p>
          </table:table-cell>
          <table:table-cell office:value-type="float" office:value="0.781818" calcext:value-type="float">
            <text:p>0,781818</text:p>
          </table:table-cell>
          <table:table-cell office:value-type="float" office:value="0.782312" calcext:value-type="float">
            <text:p>0,782312</text:p>
          </table:table-cell>
          <table:table-cell office:value-type="float" office:value="0.782584" calcext:value-type="float">
            <text:p>0,782584</text:p>
          </table:table-cell>
          <table:table-cell office:value-type="float" office:value="0.782813" calcext:value-type="float">
            <text:p>0,782813</text:p>
          </table:table-cell>
          <table:table-cell office:value-type="float" office:value="0.783038" calcext:value-type="float">
            <text:p>0,783038</text:p>
          </table:table-cell>
          <table:table-cell office:value-type="float" office:value="0.783258" calcext:value-type="float">
            <text:p>0,783258</text:p>
          </table:table-cell>
          <table:table-cell office:value-type="float" office:value="0.783442" calcext:value-type="float">
            <text:p>0,783442</text:p>
          </table:table-cell>
          <table:table-cell office:value-type="float" office:value="0.783626" calcext:value-type="float">
            <text:p>0,783626</text:p>
          </table:table-cell>
          <table:table-cell office:value-type="float" office:value="0.796879" calcext:value-type="float">
            <text:p>0,796879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9682" calcext:value-type="float">
            <text:p>0,77968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2828" calcext:value-type="float">
            <text:p>0,102828</text:p>
          </table:table-cell>
          <table:table-cell office:value-type="float" office:value="0.702512" calcext:value-type="float">
            <text:p>0,702512</text:p>
          </table:table-cell>
          <table:table-cell office:value-type="float" office:value="0.781776" calcext:value-type="float">
            <text:p>0,781776</text:p>
          </table:table-cell>
          <table:table-cell office:value-type="float" office:value="0.782285" calcext:value-type="float">
            <text:p>0,782285</text:p>
          </table:table-cell>
          <table:table-cell office:value-type="float" office:value="0.782524" calcext:value-type="float">
            <text:p>0,782524</text:p>
          </table:table-cell>
          <table:table-cell office:value-type="float" office:value="0.782773" calcext:value-type="float">
            <text:p>0,782773</text:p>
          </table:table-cell>
          <table:table-cell office:value-type="float" office:value="0.783004" calcext:value-type="float">
            <text:p>0,783004</text:p>
          </table:table-cell>
          <table:table-cell office:value-type="float" office:value="0.783212" calcext:value-type="float">
            <text:p>0,783212</text:p>
          </table:table-cell>
          <table:table-cell office:value-type="float" office:value="0.783411" calcext:value-type="float">
            <text:p>0,783411</text:p>
          </table:table-cell>
          <table:table-cell office:value-type="float" office:value="0.783613" calcext:value-type="float">
            <text:p>0,783613</text:p>
          </table:table-cell>
          <table:table-cell office:value-type="float" office:value="0.798611" calcext:value-type="float">
            <text:p>0,798611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6372" calcext:value-type="float">
            <text:p>0,7763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8805" calcext:value-type="float">
            <text:p>0,088805</text:p>
          </table:table-cell>
          <table:table-cell office:value-type="float" office:value="0.672973" calcext:value-type="float">
            <text:p>0,672973</text:p>
          </table:table-cell>
          <table:table-cell office:value-type="float" office:value="0.78154" calcext:value-type="float">
            <text:p>0,78154</text:p>
          </table:table-cell>
          <table:table-cell office:value-type="float" office:value="0.782224" calcext:value-type="float">
            <text:p>0,782224</text:p>
          </table:table-cell>
          <table:table-cell office:value-type="float" office:value="0.782499" calcext:value-type="float">
            <text:p>0,782499</text:p>
          </table:table-cell>
          <table:table-cell office:value-type="float" office:value="0.782822" calcext:value-type="float">
            <text:p>0,782822</text:p>
          </table:table-cell>
          <table:table-cell office:value-type="float" office:value="0.783082" calcext:value-type="float">
            <text:p>0,783082</text:p>
          </table:table-cell>
          <table:table-cell office:value-type="float" office:value="0.783287" calcext:value-type="float">
            <text:p>0,783287</text:p>
          </table:table-cell>
          <table:table-cell office:value-type="float" office:value="0.78348" calcext:value-type="float">
            <text:p>0,78348</text:p>
          </table:table-cell>
          <table:table-cell office:value-type="float" office:value="0.783761" calcext:value-type="float">
            <text:p>0,783761</text:p>
          </table:table-cell>
          <table:table-cell office:value-type="float" office:value="0.806141" calcext:value-type="float">
            <text:p>0,806141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4181" calcext:value-type="float">
            <text:p>0,7741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6069" calcext:value-type="float">
            <text:p>0,056069</text:p>
          </table:table-cell>
          <table:table-cell office:value-type="float" office:value="0.71467" calcext:value-type="float">
            <text:p>0,71467</text:p>
          </table:table-cell>
          <table:table-cell office:value-type="float" office:value="0.781498" calcext:value-type="float">
            <text:p>0,781498</text:p>
          </table:table-cell>
          <table:table-cell office:value-type="float" office:value="0.782207" calcext:value-type="float">
            <text:p>0,782207</text:p>
          </table:table-cell>
          <table:table-cell office:value-type="float" office:value="0.782518" calcext:value-type="float">
            <text:p>0,782518</text:p>
          </table:table-cell>
          <table:table-cell office:value-type="float" office:value="0.782793" calcext:value-type="float">
            <text:p>0,782793</text:p>
          </table:table-cell>
          <table:table-cell office:value-type="float" office:value="0.783021" calcext:value-type="float">
            <text:p>0,783021</text:p>
          </table:table-cell>
          <table:table-cell office:value-type="float" office:value="0.783204" calcext:value-type="float">
            <text:p>0,783204</text:p>
          </table:table-cell>
          <table:table-cell office:value-type="float" office:value="0.78341" calcext:value-type="float">
            <text:p>0,78341</text:p>
          </table:table-cell>
          <table:table-cell office:value-type="float" office:value="0.783664" calcext:value-type="float">
            <text:p>0,783664</text:p>
          </table:table-cell>
          <table:table-cell office:value-type="float" office:value="0.802659" calcext:value-type="float">
            <text:p>0,802659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7964" calcext:value-type="float">
            <text:p>0,77796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4069" calcext:value-type="float">
            <text:p>0,14069</text:p>
          </table:table-cell>
          <table:table-cell office:value-type="float" office:value="0.693393" calcext:value-type="float">
            <text:p>0,693393</text:p>
          </table:table-cell>
          <table:table-cell office:value-type="float" office:value="0.78104" calcext:value-type="float">
            <text:p>0,78104</text:p>
          </table:table-cell>
          <table:table-cell office:value-type="float" office:value="0.782068" calcext:value-type="float">
            <text:p>0,782068</text:p>
          </table:table-cell>
          <table:table-cell office:value-type="float" office:value="0.782419" calcext:value-type="float">
            <text:p>0,782419</text:p>
          </table:table-cell>
          <table:table-cell office:value-type="float" office:value="0.782708" calcext:value-type="float">
            <text:p>0,782708</text:p>
          </table:table-cell>
          <table:table-cell office:value-type="float" office:value="0.782918" calcext:value-type="float">
            <text:p>0,782918</text:p>
          </table:table-cell>
          <table:table-cell office:value-type="float" office:value="0.783092" calcext:value-type="float">
            <text:p>0,783092</text:p>
          </table:table-cell>
          <table:table-cell office:value-type="float" office:value="0.783294" calcext:value-type="float">
            <text:p>0,783294</text:p>
          </table:table-cell>
          <table:table-cell office:value-type="float" office:value="0.78356" calcext:value-type="float">
            <text:p>0,78356</text:p>
          </table:table-cell>
          <table:table-cell office:value-type="float" office:value="0.795935" calcext:value-type="float">
            <text:p>0,795935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5043" calcext:value-type="float">
            <text:p>0,77504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671898" calcext:value-type="float">
            <text:p>0,671898</text:p>
          </table:table-cell>
          <table:table-cell office:value-type="float" office:value="0.781135" calcext:value-type="float">
            <text:p>0,781135</text:p>
          </table:table-cell>
          <table:table-cell office:value-type="float" office:value="0.782125" calcext:value-type="float">
            <text:p>0,782125</text:p>
          </table:table-cell>
          <table:table-cell office:value-type="float" office:value="0.78249" calcext:value-type="float">
            <text:p>0,78249</text:p>
          </table:table-cell>
          <table:table-cell office:value-type="float" office:value="0.782747" calcext:value-type="float">
            <text:p>0,782747</text:p>
          </table:table-cell>
          <table:table-cell office:value-type="float" office:value="0.782965" calcext:value-type="float">
            <text:p>0,782965</text:p>
          </table:table-cell>
          <table:table-cell office:value-type="float" office:value="0.783124" calcext:value-type="float">
            <text:p>0,783124</text:p>
          </table:table-cell>
          <table:table-cell office:value-type="float" office:value="0.783346" calcext:value-type="float">
            <text:p>0,783346</text:p>
          </table:table-cell>
          <table:table-cell office:value-type="float" office:value="0.783614" calcext:value-type="float">
            <text:p>0,783614</text:p>
          </table:table-cell>
          <table:table-cell office:value-type="float" office:value="0.798667" calcext:value-type="float">
            <text:p>0,798667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3211" calcext:value-type="float">
            <text:p>0,7732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.66012" calcext:value-type="float">
            <text:p>0,66012</text:p>
          </table:table-cell>
          <table:table-cell office:value-type="float" office:value="0.780745" calcext:value-type="float">
            <text:p>0,780745</text:p>
          </table:table-cell>
          <table:table-cell office:value-type="float" office:value="0.782113" calcext:value-type="float">
            <text:p>0,782113</text:p>
          </table:table-cell>
          <table:table-cell office:value-type="float" office:value="0.782436" calcext:value-type="float">
            <text:p>0,782436</text:p>
          </table:table-cell>
          <table:table-cell office:value-type="float" office:value="0.782682" calcext:value-type="float">
            <text:p>0,782682</text:p>
          </table:table-cell>
          <table:table-cell office:value-type="float" office:value="0.782939" calcext:value-type="float">
            <text:p>0,782939</text:p>
          </table:table-cell>
          <table:table-cell office:value-type="float" office:value="0.783153" calcext:value-type="float">
            <text:p>0,783153</text:p>
          </table:table-cell>
          <table:table-cell office:value-type="float" office:value="0.783384" calcext:value-type="float">
            <text:p>0,783384</text:p>
          </table:table-cell>
          <table:table-cell office:value-type="float" office:value="0.783615" calcext:value-type="float">
            <text:p>0,783615</text:p>
          </table:table-cell>
          <table:table-cell office:value-type="float" office:value="0.797153" calcext:value-type="float">
            <text:p>0,797153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1834" calcext:value-type="float">
            <text:p>0,77183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103" calcext:value-type="float">
            <text:p>0,001103</text:p>
          </table:table-cell>
          <table:table-cell office:value-type="float" office:value="0.629061" calcext:value-type="float">
            <text:p>0,629061</text:p>
          </table:table-cell>
          <table:table-cell office:value-type="float" office:value="0.779767" calcext:value-type="float">
            <text:p>0,779767</text:p>
          </table:table-cell>
          <table:table-cell office:value-type="float" office:value="0.78211" calcext:value-type="float">
            <text:p>0,78211</text:p>
          </table:table-cell>
          <table:table-cell office:value-type="float" office:value="0.782435" calcext:value-type="float">
            <text:p>0,782435</text:p>
          </table:table-cell>
          <table:table-cell office:value-type="float" office:value="0.782677" calcext:value-type="float">
            <text:p>0,782677</text:p>
          </table:table-cell>
          <table:table-cell office:value-type="float" office:value="0.782912" calcext:value-type="float">
            <text:p>0,782912</text:p>
          </table:table-cell>
          <table:table-cell office:value-type="float" office:value="0.78315" calcext:value-type="float">
            <text:p>0,78315</text:p>
          </table:table-cell>
          <table:table-cell office:value-type="float" office:value="0.783381" calcext:value-type="float">
            <text:p>0,783381</text:p>
          </table:table-cell>
          <table:table-cell office:value-type="float" office:value="0.783584" calcext:value-type="float">
            <text:p>0,783584</text:p>
          </table:table-cell>
          <table:table-cell office:value-type="float" office:value="0.796768" calcext:value-type="float">
            <text:p>0,796768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68585" calcext:value-type="float">
            <text:p>0,76858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667" calcext:value-type="float">
            <text:p>0,002667</text:p>
          </table:table-cell>
          <table:table-cell office:value-type="float" office:value="0.666372" calcext:value-type="float">
            <text:p>0,666372</text:p>
          </table:table-cell>
          <table:table-cell office:value-type="float" office:value="0.780897" calcext:value-type="float">
            <text:p>0,780897</text:p>
          </table:table-cell>
          <table:table-cell office:value-type="float" office:value="0.782214" calcext:value-type="float">
            <text:p>0,782214</text:p>
          </table:table-cell>
          <table:table-cell office:value-type="float" office:value="0.782539" calcext:value-type="float">
            <text:p>0,782539</text:p>
          </table:table-cell>
          <table:table-cell office:value-type="float" office:value="0.782759" calcext:value-type="float">
            <text:p>0,782759</text:p>
          </table:table-cell>
          <table:table-cell office:value-type="float" office:value="0.782974" calcext:value-type="float">
            <text:p>0,782974</text:p>
          </table:table-cell>
          <table:table-cell office:value-type="float" office:value="0.783176" calcext:value-type="float">
            <text:p>0,783176</text:p>
          </table:table-cell>
          <table:table-cell office:value-type="float" office:value="0.783365" calcext:value-type="float">
            <text:p>0,783365</text:p>
          </table:table-cell>
          <table:table-cell office:value-type="float" office:value="0.783597" calcext:value-type="float">
            <text:p>0,783597</text:p>
          </table:table-cell>
          <table:table-cell office:value-type="float" office:value="0.79587" calcext:value-type="float">
            <text:p>0,79587</text:p>
          </table:table-cell>
          <table:table-cell office:value-type="float" office:value="0.842805" calcext:value-type="float">
            <text:p>0,842805</text:p>
          </table:table-cell>
          <table:table-cell office:value-type="float" office:value="0.772376" calcext:value-type="float">
            <text:p>0,7723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575" calcext:value-type="float">
            <text:p>0,004575</text:p>
          </table:table-cell>
          <table:table-cell office:value-type="float" office:value="0.65396" calcext:value-type="float">
            <text:p>0,65396</text:p>
          </table:table-cell>
          <table:table-cell office:value-type="float" office:value="0.781021" calcext:value-type="float">
            <text:p>0,781021</text:p>
          </table:table-cell>
          <table:table-cell office:value-type="float" office:value="0.782181" calcext:value-type="float">
            <text:p>0,782181</text:p>
          </table:table-cell>
          <table:table-cell office:value-type="float" office:value="0.782512" calcext:value-type="float">
            <text:p>0,782512</text:p>
          </table:table-cell>
          <table:table-cell office:value-type="float" office:value="0.782745" calcext:value-type="float">
            <text:p>0,782745</text:p>
          </table:table-cell>
          <table:table-cell office:value-type="float" office:value="0.782954" calcext:value-type="float">
            <text:p>0,782954</text:p>
          </table:table-cell>
          <table:table-cell office:value-type="float" office:value="0.783172" calcext:value-type="float">
            <text:p>0,783172</text:p>
          </table:table-cell>
          <table:table-cell office:value-type="float" office:value="0.783383" calcext:value-type="float">
            <text:p>0,783383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97718" calcext:value-type="float">
            <text:p>0,797718</text:p>
          </table:table-cell>
          <table:table-cell office:value-type="float" office:value="0.848989" calcext:value-type="float">
            <text:p>0,848989</text:p>
          </table:table-cell>
          <table:table-cell office:value-type="float" office:value="0.771325" calcext:value-type="float">
            <text:p>0,7713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805" calcext:value-type="float">
            <text:p>0,002805</text:p>
          </table:table-cell>
          <table:table-cell office:value-type="float" office:value="0.745853" calcext:value-type="float">
            <text:p>0,745853</text:p>
          </table:table-cell>
          <table:table-cell office:value-type="float" office:value="0.781857" calcext:value-type="float">
            <text:p>0,781857</text:p>
          </table:table-cell>
          <table:table-cell office:value-type="float" office:value="0.782344" calcext:value-type="float">
            <text:p>0,782344</text:p>
          </table:table-cell>
          <table:table-cell office:value-type="float" office:value="0.782597" calcext:value-type="float">
            <text:p>0,782597</text:p>
          </table:table-cell>
          <table:table-cell office:value-type="float" office:value="0.782863" calcext:value-type="float">
            <text:p>0,782863</text:p>
          </table:table-cell>
          <table:table-cell office:value-type="float" office:value="0.783105" calcext:value-type="float">
            <text:p>0,783105</text:p>
          </table:table-cell>
          <table:table-cell office:value-type="float" office:value="0.783312" calcext:value-type="float">
            <text:p>0,783312</text:p>
          </table:table-cell>
          <table:table-cell office:value-type="float" office:value="0.783474" calcext:value-type="float">
            <text:p>0,783474</text:p>
          </table:table-cell>
          <table:table-cell office:value-type="float" office:value="0.783693" calcext:value-type="float">
            <text:p>0,783693</text:p>
          </table:table-cell>
          <table:table-cell office:value-type="float" office:value="0.800775" calcext:value-type="float">
            <text:p>0,800775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80987" calcext:value-type="float">
            <text:p>0,78098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49264" calcext:value-type="float">
            <text:p>0,149264</text:p>
          </table:table-cell>
          <table:table-cell office:value-type="float" office:value="0.739565" calcext:value-type="float">
            <text:p>0,739565</text:p>
          </table:table-cell>
          <table:table-cell office:value-type="float" office:value="0.781965" calcext:value-type="float">
            <text:p>0,781965</text:p>
          </table:table-cell>
          <table:table-cell office:value-type="float" office:value="0.782362" calcext:value-type="float">
            <text:p>0,782362</text:p>
          </table:table-cell>
          <table:table-cell office:value-type="float" office:value="0.782634" calcext:value-type="float">
            <text:p>0,782634</text:p>
          </table:table-cell>
          <table:table-cell office:value-type="float" office:value="0.782866" calcext:value-type="float">
            <text:p>0,782866</text:p>
          </table:table-cell>
          <table:table-cell office:value-type="float" office:value="0.783066" calcext:value-type="float">
            <text:p>0,783066</text:p>
          </table:table-cell>
          <table:table-cell office:value-type="float" office:value="0.783286" calcext:value-type="float">
            <text:p>0,783286</text:p>
          </table:table-cell>
          <table:table-cell office:value-type="float" office:value="0.78348" calcext:value-type="float">
            <text:p>0,78348</text:p>
          </table:table-cell>
          <table:table-cell office:value-type="float" office:value="0.783663" calcext:value-type="float">
            <text:p>0,783663</text:p>
          </table:table-cell>
          <table:table-cell office:value-type="float" office:value="0.799511" calcext:value-type="float">
            <text:p>0,799511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8024" calcext:value-type="float">
            <text:p>0,7802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46713" calcext:value-type="float">
            <text:p>0,146713</text:p>
          </table:table-cell>
          <table:table-cell office:value-type="float" office:value="0.735045" calcext:value-type="float">
            <text:p>0,735045</text:p>
          </table:table-cell>
          <table:table-cell office:value-type="float" office:value="0.782071" calcext:value-type="float">
            <text:p>0,782071</text:p>
          </table:table-cell>
          <table:table-cell office:value-type="float" office:value="0.782459" calcext:value-type="float">
            <text:p>0,782459</text:p>
          </table:table-cell>
          <table:table-cell office:value-type="float" office:value="0.782728" calcext:value-type="float">
            <text:p>0,782728</text:p>
          </table:table-cell>
          <table:table-cell office:value-type="float" office:value="0.782925" calcext:value-type="float">
            <text:p>0,782925</text:p>
          </table:table-cell>
          <table:table-cell office:value-type="float" office:value="0.783128" calcext:value-type="float">
            <text:p>0,783128</text:p>
          </table:table-cell>
          <table:table-cell office:value-type="float" office:value="0.783299" calcext:value-type="float">
            <text:p>0,783299</text:p>
          </table:table-cell>
          <table:table-cell office:value-type="float" office:value="0.783452" calcext:value-type="float">
            <text:p>0,783452</text:p>
          </table:table-cell>
          <table:table-cell office:value-type="float" office:value="0.783633" calcext:value-type="float">
            <text:p>0,783633</text:p>
          </table:table-cell>
          <table:table-cell office:value-type="float" office:value="0.794156" calcext:value-type="float">
            <text:p>0,794156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929" calcext:value-type="float">
            <text:p>0,779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72276" calcext:value-type="float">
            <text:p>0,172276</text:p>
          </table:table-cell>
          <table:table-cell office:value-type="float" office:value="0.752486" calcext:value-type="float">
            <text:p>0,752486</text:p>
          </table:table-cell>
          <table:table-cell office:value-type="float" office:value="0.782056" calcext:value-type="float">
            <text:p>0,782056</text:p>
          </table:table-cell>
          <table:table-cell office:value-type="float" office:value="0.782448" calcext:value-type="float">
            <text:p>0,782448</text:p>
          </table:table-cell>
          <table:table-cell office:value-type="float" office:value="0.782753" calcext:value-type="float">
            <text:p>0,782753</text:p>
          </table:table-cell>
          <table:table-cell office:value-type="float" office:value="0.782939" calcext:value-type="float">
            <text:p>0,782939</text:p>
          </table:table-cell>
          <table:table-cell office:value-type="float" office:value="0.783123" calcext:value-type="float">
            <text:p>0,783123</text:p>
          </table:table-cell>
          <table:table-cell office:value-type="float" office:value="0.783287" calcext:value-type="float">
            <text:p>0,783287</text:p>
          </table:table-cell>
          <table:table-cell office:value-type="float" office:value="0.783447" calcext:value-type="float">
            <text:p>0,783447</text:p>
          </table:table-cell>
          <table:table-cell office:value-type="float" office:value="0.78363" calcext:value-type="float">
            <text:p>0,78363</text:p>
          </table:table-cell>
          <table:table-cell office:value-type="float" office:value="0.797693" calcext:value-type="float">
            <text:p>0,797693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81386" calcext:value-type="float">
            <text:p>0,7813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223" calcext:value-type="float">
            <text:p>0,01223</text:p>
          </table:table-cell>
          <table:table-cell office:value-type="float" office:value="0.708814" calcext:value-type="float">
            <text:p>0,708814</text:p>
          </table:table-cell>
          <table:table-cell office:value-type="float" office:value="0.781865" calcext:value-type="float">
            <text:p>0,781865</text:p>
          </table:table-cell>
          <table:table-cell office:value-type="float" office:value="0.782355" calcext:value-type="float">
            <text:p>0,782355</text:p>
          </table:table-cell>
          <table:table-cell office:value-type="float" office:value="0.7827" calcext:value-type="float">
            <text:p>0,7827</text:p>
          </table:table-cell>
          <table:table-cell office:value-type="float" office:value="0.782918" calcext:value-type="float">
            <text:p>0,782918</text:p>
          </table:table-cell>
          <table:table-cell office:value-type="float" office:value="0.783088" calcext:value-type="float">
            <text:p>0,783088</text:p>
          </table:table-cell>
          <table:table-cell office:value-type="float" office:value="0.783252" calcext:value-type="float">
            <text:p>0,783252</text:p>
          </table:table-cell>
          <table:table-cell office:value-type="float" office:value="0.78343" calcext:value-type="float">
            <text:p>0,78343</text:p>
          </table:table-cell>
          <table:table-cell office:value-type="float" office:value="0.783606" calcext:value-type="float">
            <text:p>0,783606</text:p>
          </table:table-cell>
          <table:table-cell office:value-type="float" office:value="0.796745" calcext:value-type="float">
            <text:p>0,796745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6877" calcext:value-type="float">
            <text:p>0,77687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91563" calcext:value-type="float">
            <text:p>0,291563</text:p>
          </table:table-cell>
          <table:table-cell office:value-type="float" office:value="0.720661" calcext:value-type="float">
            <text:p>0,720661</text:p>
          </table:table-cell>
          <table:table-cell office:value-type="float" office:value="0.781626" calcext:value-type="float">
            <text:p>0,781626</text:p>
          </table:table-cell>
          <table:table-cell office:value-type="float" office:value="0.782352" calcext:value-type="float">
            <text:p>0,782352</text:p>
          </table:table-cell>
          <table:table-cell office:value-type="float" office:value="0.78265" calcext:value-type="float">
            <text:p>0,78265</text:p>
          </table:table-cell>
          <table:table-cell office:value-type="float" office:value="0.782851" calcext:value-type="float">
            <text:p>0,782851</text:p>
          </table:table-cell>
          <table:table-cell office:value-type="float" office:value="0.783025" calcext:value-type="float">
            <text:p>0,783025</text:p>
          </table:table-cell>
          <table:table-cell office:value-type="float" office:value="0.783201" calcext:value-type="float">
            <text:p>0,783201</text:p>
          </table:table-cell>
          <table:table-cell office:value-type="float" office:value="0.783369" calcext:value-type="float">
            <text:p>0,783369</text:p>
          </table:table-cell>
          <table:table-cell office:value-type="float" office:value="0.78355" calcext:value-type="float">
            <text:p>0,78355</text:p>
          </table:table-cell>
          <table:table-cell office:value-type="float" office:value="0.791372" calcext:value-type="float">
            <text:p>0,791372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7466" calcext:value-type="float">
            <text:p>0,7774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5678" calcext:value-type="float">
            <text:p>0,015678</text:p>
          </table:table-cell>
          <table:table-cell office:value-type="float" office:value="0.709006" calcext:value-type="float">
            <text:p>0,709006</text:p>
          </table:table-cell>
          <table:table-cell office:value-type="float" office:value="0.781754" calcext:value-type="float">
            <text:p>0,781754</text:p>
          </table:table-cell>
          <table:table-cell office:value-type="float" office:value="0.782349" calcext:value-type="float">
            <text:p>0,782349</text:p>
          </table:table-cell>
          <table:table-cell office:value-type="float" office:value="0.782611" calcext:value-type="float">
            <text:p>0,782611</text:p>
          </table:table-cell>
          <table:table-cell office:value-type="float" office:value="0.782804" calcext:value-type="float">
            <text:p>0,782804</text:p>
          </table:table-cell>
          <table:table-cell office:value-type="float" office:value="0.782987" calcext:value-type="float">
            <text:p>0,782987</text:p>
          </table:table-cell>
          <table:table-cell office:value-type="float" office:value="0.783184" calcext:value-type="float">
            <text:p>0,783184</text:p>
          </table:table-cell>
          <table:table-cell office:value-type="float" office:value="0.783361" calcext:value-type="float">
            <text:p>0,783361</text:p>
          </table:table-cell>
          <table:table-cell office:value-type="float" office:value="0.783545" calcext:value-type="float">
            <text:p>0,783545</text:p>
          </table:table-cell>
          <table:table-cell office:value-type="float" office:value="0.791622" calcext:value-type="float">
            <text:p>0,791622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6322" calcext:value-type="float">
            <text:p>0,77632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425" calcext:value-type="float">
            <text:p>0,001425</text:p>
          </table:table-cell>
          <table:table-cell office:value-type="float" office:value="0.635388" calcext:value-type="float">
            <text:p>0,635388</text:p>
          </table:table-cell>
          <table:table-cell office:value-type="float" office:value="0.78188" calcext:value-type="float">
            <text:p>0,78188</text:p>
          </table:table-cell>
          <table:table-cell office:value-type="float" office:value="0.782374" calcext:value-type="float">
            <text:p>0,782374</text:p>
          </table:table-cell>
          <table:table-cell office:value-type="float" office:value="0.78269" calcext:value-type="float">
            <text:p>0,78269</text:p>
          </table:table-cell>
          <table:table-cell office:value-type="float" office:value="0.782886" calcext:value-type="float">
            <text:p>0,782886</text:p>
          </table:table-cell>
          <table:table-cell office:value-type="float" office:value="0.783029" calcext:value-type="float">
            <text:p>0,783029</text:p>
          </table:table-cell>
          <table:table-cell office:value-type="float" office:value="0.783196" calcext:value-type="float">
            <text:p>0,783196</text:p>
          </table:table-cell>
          <table:table-cell office:value-type="float" office:value="0.783394" calcext:value-type="float">
            <text:p>0,783394</text:p>
          </table:table-cell>
          <table:table-cell office:value-type="float" office:value="0.783574" calcext:value-type="float">
            <text:p>0,783574</text:p>
          </table:table-cell>
          <table:table-cell office:value-type="float" office:value="0.793695" calcext:value-type="float">
            <text:p>0,793695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69211" calcext:value-type="float">
            <text:p>0,76921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41632" calcext:value-type="float">
            <text:p>0,241632</text:p>
          </table:table-cell>
          <table:table-cell office:value-type="float" office:value="0.732029" calcext:value-type="float">
            <text:p>0,732029</text:p>
          </table:table-cell>
          <table:table-cell office:value-type="float" office:value="0.78217" calcext:value-type="float">
            <text:p>0,78217</text:p>
          </table:table-cell>
          <table:table-cell office:value-type="float" office:value="0.782587" calcext:value-type="float">
            <text:p>0,782587</text:p>
          </table:table-cell>
          <table:table-cell office:value-type="float" office:value="0.782786" calcext:value-type="float">
            <text:p>0,782786</text:p>
          </table:table-cell>
          <table:table-cell office:value-type="float" office:value="0.78295" calcext:value-type="float">
            <text:p>0,78295</text:p>
          </table:table-cell>
          <table:table-cell office:value-type="float" office:value="0.783097" calcext:value-type="float">
            <text:p>0,783097</text:p>
          </table:table-cell>
          <table:table-cell office:value-type="float" office:value="0.783288" calcext:value-type="float">
            <text:p>0,783288</text:p>
          </table:table-cell>
          <table:table-cell office:value-type="float" office:value="0.783454" calcext:value-type="float">
            <text:p>0,783454</text:p>
          </table:table-cell>
          <table:table-cell office:value-type="float" office:value="0.783624" calcext:value-type="float">
            <text:p>0,783624</text:p>
          </table:table-cell>
          <table:table-cell office:value-type="float" office:value="0.793822" calcext:value-type="float">
            <text:p>0,793822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8981" calcext:value-type="float">
            <text:p>0,77898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9448" calcext:value-type="float">
            <text:p>0,249448</text:p>
          </table:table-cell>
          <table:table-cell office:value-type="float" office:value="0.744408" calcext:value-type="float">
            <text:p>0,744408</text:p>
          </table:table-cell>
          <table:table-cell office:value-type="float" office:value="0.782365" calcext:value-type="float">
            <text:p>0,782365</text:p>
          </table:table-cell>
          <table:table-cell office:value-type="float" office:value="0.78263" calcext:value-type="float">
            <text:p>0,78263</text:p>
          </table:table-cell>
          <table:table-cell office:value-type="float" office:value="0.782801" calcext:value-type="float">
            <text:p>0,782801</text:p>
          </table:table-cell>
          <table:table-cell office:value-type="float" office:value="0.782994" calcext:value-type="float">
            <text:p>0,782994</text:p>
          </table:table-cell>
          <table:table-cell office:value-type="float" office:value="0.783158" calcext:value-type="float">
            <text:p>0,783158</text:p>
          </table:table-cell>
          <table:table-cell office:value-type="float" office:value="0.783338" calcext:value-type="float">
            <text:p>0,783338</text:p>
          </table:table-cell>
          <table:table-cell office:value-type="float" office:value="0.783501" calcext:value-type="float">
            <text:p>0,783501</text:p>
          </table:table-cell>
          <table:table-cell office:value-type="float" office:value="0.783647" calcext:value-type="float">
            <text:p>0,783647</text:p>
          </table:table-cell>
          <table:table-cell office:value-type="float" office:value="0.794208" calcext:value-type="float">
            <text:p>0,794208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80305" calcext:value-type="float">
            <text:p>0,7803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68713" calcext:value-type="float">
            <text:p>0,368713</text:p>
          </table:table-cell>
          <table:table-cell office:value-type="float" office:value="0.736305" calcext:value-type="float">
            <text:p>0,736305</text:p>
          </table:table-cell>
          <table:table-cell office:value-type="float" office:value="0.78224" calcext:value-type="float">
            <text:p>0,78224</text:p>
          </table:table-cell>
          <table:table-cell office:value-type="float" office:value="0.782558" calcext:value-type="float">
            <text:p>0,782558</text:p>
          </table:table-cell>
          <table:table-cell office:value-type="float" office:value="0.78277" calcext:value-type="float">
            <text:p>0,78277</text:p>
          </table:table-cell>
          <table:table-cell office:value-type="float" office:value="0.783001" calcext:value-type="float">
            <text:p>0,783001</text:p>
          </table:table-cell>
          <table:table-cell office:value-type="float" office:value="0.783192" calcext:value-type="float">
            <text:p>0,783192</text:p>
          </table:table-cell>
          <table:table-cell office:value-type="float" office:value="0.78336" calcext:value-type="float">
            <text:p>0,78336</text:p>
          </table:table-cell>
          <table:table-cell office:value-type="float" office:value="0.78351" calcext:value-type="float">
            <text:p>0,78351</text:p>
          </table:table-cell>
          <table:table-cell office:value-type="float" office:value="0.783686" calcext:value-type="float">
            <text:p>0,783686</text:p>
          </table:table-cell>
          <table:table-cell office:value-type="float" office:value="0.792173" calcext:value-type="float">
            <text:p>0,792173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9279" calcext:value-type="float">
            <text:p>0,77927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897" calcext:value-type="float">
            <text:p>0,000897</text:p>
          </table:table-cell>
          <table:table-cell office:value-type="float" office:value="0.717761" calcext:value-type="float">
            <text:p>0,717761</text:p>
          </table:table-cell>
          <table:table-cell office:value-type="float" office:value="0.782317" calcext:value-type="float">
            <text:p>0,782317</text:p>
          </table:table-cell>
          <table:table-cell office:value-type="float" office:value="0.78255" calcext:value-type="float">
            <text:p>0,78255</text:p>
          </table:table-cell>
          <table:table-cell office:value-type="float" office:value="0.782757" calcext:value-type="float">
            <text:p>0,782757</text:p>
          </table:table-cell>
          <table:table-cell office:value-type="float" office:value="0.783014" calcext:value-type="float">
            <text:p>0,783014</text:p>
          </table:table-cell>
          <table:table-cell office:value-type="float" office:value="0.783224" calcext:value-type="float">
            <text:p>0,783224</text:p>
          </table:table-cell>
          <table:table-cell office:value-type="float" office:value="0.7834" calcext:value-type="float">
            <text:p>0,7834</text:p>
          </table:table-cell>
          <table:table-cell office:value-type="float" office:value="0.783547" calcext:value-type="float">
            <text:p>0,783547</text:p>
          </table:table-cell>
          <table:table-cell office:value-type="float" office:value="0.78371" calcext:value-type="float">
            <text:p>0,78371</text:p>
          </table:table-cell>
          <table:table-cell office:value-type="float" office:value="0.792952" calcext:value-type="float">
            <text:p>0,792952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7523" calcext:value-type="float">
            <text:p>0,77752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21241" calcext:value-type="float">
            <text:p>0,421241</text:p>
          </table:table-cell>
          <table:table-cell office:value-type="float" office:value="0.766373" calcext:value-type="float">
            <text:p>0,766373</text:p>
          </table:table-cell>
          <table:table-cell office:value-type="float" office:value="0.782285" calcext:value-type="float">
            <text:p>0,782285</text:p>
          </table:table-cell>
          <table:table-cell office:value-type="float" office:value="0.782629" calcext:value-type="float">
            <text:p>0,782629</text:p>
          </table:table-cell>
          <table:table-cell office:value-type="float" office:value="0.782883" calcext:value-type="float">
            <text:p>0,782883</text:p>
          </table:table-cell>
          <table:table-cell office:value-type="float" office:value="0.783067" calcext:value-type="float">
            <text:p>0,783067</text:p>
          </table:table-cell>
          <table:table-cell office:value-type="float" office:value="0.783214" calcext:value-type="float">
            <text:p>0,783214</text:p>
          </table:table-cell>
          <table:table-cell office:value-type="float" office:value="0.783383" calcext:value-type="float">
            <text:p>0,783383</text:p>
          </table:table-cell>
          <table:table-cell office:value-type="float" office:value="0.783524" calcext:value-type="float">
            <text:p>0,783524</text:p>
          </table:table-cell>
          <table:table-cell office:value-type="float" office:value="0.78367" calcext:value-type="float">
            <text:p>0,78367</text:p>
          </table:table-cell>
          <table:table-cell office:value-type="float" office:value="0.794246" calcext:value-type="float">
            <text:p>0,794246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82527" calcext:value-type="float">
            <text:p>0,78252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2377" calcext:value-type="float">
            <text:p>0,22377</text:p>
          </table:table-cell>
          <table:table-cell office:value-type="float" office:value="0.737563" calcext:value-type="float">
            <text:p>0,737563</text:p>
          </table:table-cell>
          <table:table-cell office:value-type="float" office:value="0.782078" calcext:value-type="float">
            <text:p>0,782078</text:p>
          </table:table-cell>
          <table:table-cell office:value-type="float" office:value="0.782608" calcext:value-type="float">
            <text:p>0,782608</text:p>
          </table:table-cell>
          <table:table-cell office:value-type="float" office:value="0.782838" calcext:value-type="float">
            <text:p>0,782838</text:p>
          </table:table-cell>
          <table:table-cell office:value-type="float" office:value="0.783035" calcext:value-type="float">
            <text:p>0,783035</text:p>
          </table:table-cell>
          <table:table-cell office:value-type="float" office:value="0.783211" calcext:value-type="float">
            <text:p>0,783211</text:p>
          </table:table-cell>
          <table:table-cell office:value-type="float" office:value="0.783388" calcext:value-type="float">
            <text:p>0,783388</text:p>
          </table:table-cell>
          <table:table-cell office:value-type="float" office:value="0.783526" calcext:value-type="float">
            <text:p>0,783526</text:p>
          </table:table-cell>
          <table:table-cell office:value-type="float" office:value="0.783678" calcext:value-type="float">
            <text:p>0,783678</text:p>
          </table:table-cell>
          <table:table-cell office:value-type="float" office:value="0.795561" calcext:value-type="float">
            <text:p>0,795561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9748" calcext:value-type="float">
            <text:p>0,77974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5731" calcext:value-type="float">
            <text:p>0,15731</text:p>
          </table:table-cell>
          <table:table-cell office:value-type="float" office:value="0.713867" calcext:value-type="float">
            <text:p>0,713867</text:p>
          </table:table-cell>
          <table:table-cell office:value-type="float" office:value="0.782147" calcext:value-type="float">
            <text:p>0,782147</text:p>
          </table:table-cell>
          <table:table-cell office:value-type="float" office:value="0.78265" calcext:value-type="float">
            <text:p>0,78265</text:p>
          </table:table-cell>
          <table:table-cell office:value-type="float" office:value="0.782904" calcext:value-type="float">
            <text:p>0,782904</text:p>
          </table:table-cell>
          <table:table-cell office:value-type="float" office:value="0.783143" calcext:value-type="float">
            <text:p>0,783143</text:p>
          </table:table-cell>
          <table:table-cell office:value-type="float" office:value="0.783343" calcext:value-type="float">
            <text:p>0,783343</text:p>
          </table:table-cell>
          <table:table-cell office:value-type="float" office:value="0.783455" calcext:value-type="float">
            <text:p>0,783455</text:p>
          </table:table-cell>
          <table:table-cell office:value-type="float" office:value="0.783595" calcext:value-type="float">
            <text:p>0,783595</text:p>
          </table:table-cell>
          <table:table-cell office:value-type="float" office:value="0.783701" calcext:value-type="float">
            <text:p>0,783701</text:p>
          </table:table-cell>
          <table:table-cell office:value-type="float" office:value="0.795655" calcext:value-type="float">
            <text:p>0,795655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7446" calcext:value-type="float">
            <text:p>0,77744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55977" calcext:value-type="float">
            <text:p>0,155977</text:p>
          </table:table-cell>
          <table:table-cell office:value-type="float" office:value="0.731826" calcext:value-type="float">
            <text:p>0,731826</text:p>
          </table:table-cell>
          <table:table-cell office:value-type="float" office:value="0.782245" calcext:value-type="float">
            <text:p>0,782245</text:p>
          </table:table-cell>
          <table:table-cell office:value-type="float" office:value="0.782632" calcext:value-type="float">
            <text:p>0,782632</text:p>
          </table:table-cell>
          <table:table-cell office:value-type="float" office:value="0.782894" calcext:value-type="float">
            <text:p>0,782894</text:p>
          </table:table-cell>
          <table:table-cell office:value-type="float" office:value="0.783122" calcext:value-type="float">
            <text:p>0,783122</text:p>
          </table:table-cell>
          <table:table-cell office:value-type="float" office:value="0.783331" calcext:value-type="float">
            <text:p>0,783331</text:p>
          </table:table-cell>
          <table:table-cell office:value-type="float" office:value="0.783457" calcext:value-type="float">
            <text:p>0,783457</text:p>
          </table:table-cell>
          <table:table-cell office:value-type="float" office:value="0.783598" calcext:value-type="float">
            <text:p>0,783598</text:p>
          </table:table-cell>
          <table:table-cell office:value-type="float" office:value="0.783739" calcext:value-type="float">
            <text:p>0,783739</text:p>
          </table:table-cell>
          <table:table-cell office:value-type="float" office:value="0.79399" calcext:value-type="float">
            <text:p>0,79399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9083" calcext:value-type="float">
            <text:p>0,77908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2023" calcext:value-type="float">
            <text:p>0,012023</text:p>
          </table:table-cell>
          <table:table-cell office:value-type="float" office:value="0.720966" calcext:value-type="float">
            <text:p>0,720966</text:p>
          </table:table-cell>
          <table:table-cell office:value-type="float" office:value="0.782233" calcext:value-type="float">
            <text:p>0,782233</text:p>
          </table:table-cell>
          <table:table-cell office:value-type="float" office:value="0.782583" calcext:value-type="float">
            <text:p>0,782583</text:p>
          </table:table-cell>
          <table:table-cell office:value-type="float" office:value="0.782815" calcext:value-type="float">
            <text:p>0,782815</text:p>
          </table:table-cell>
          <table:table-cell office:value-type="float" office:value="0.783074" calcext:value-type="float">
            <text:p>0,783074</text:p>
          </table:table-cell>
          <table:table-cell office:value-type="float" office:value="0.783291" calcext:value-type="float">
            <text:p>0,783291</text:p>
          </table:table-cell>
          <table:table-cell office:value-type="float" office:value="0.783435" calcext:value-type="float">
            <text:p>0,783435</text:p>
          </table:table-cell>
          <table:table-cell office:value-type="float" office:value="0.783567" calcext:value-type="float">
            <text:p>0,783567</text:p>
          </table:table-cell>
          <table:table-cell office:value-type="float" office:value="0.783693" calcext:value-type="float">
            <text:p>0,783693</text:p>
          </table:table-cell>
          <table:table-cell office:value-type="float" office:value="0.793924" calcext:value-type="float">
            <text:p>0,793924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77958" calcext:value-type="float">
            <text:p>0,7779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43477" calcext:value-type="float">
            <text:p>0,743477</text:p>
          </table:table-cell>
          <table:table-cell office:value-type="float" office:value="0.782244" calcext:value-type="float">
            <text:p>0,782244</text:p>
          </table:table-cell>
          <table:table-cell office:value-type="float" office:value="0.782597" calcext:value-type="float">
            <text:p>0,782597</text:p>
          </table:table-cell>
          <table:table-cell office:value-type="float" office:value="0.782818" calcext:value-type="float">
            <text:p>0,782818</text:p>
          </table:table-cell>
          <table:table-cell office:value-type="float" office:value="0.78304" calcext:value-type="float">
            <text:p>0,78304</text:p>
          </table:table-cell>
          <table:table-cell office:value-type="float" office:value="0.783269" calcext:value-type="float">
            <text:p>0,783269</text:p>
          </table:table-cell>
          <table:table-cell office:value-type="float" office:value="0.783448" calcext:value-type="float">
            <text:p>0,783448</text:p>
          </table:table-cell>
          <table:table-cell office:value-type="float" office:value="0.783591" calcext:value-type="float">
            <text:p>0,783591</text:p>
          </table:table-cell>
          <table:table-cell office:value-type="float" office:value="0.783754" calcext:value-type="float">
            <text:p>0,783754</text:p>
          </table:table-cell>
          <table:table-cell office:value-type="float" office:value="0.792305" calcext:value-type="float">
            <text:p>0,792305</text:p>
          </table:table-cell>
          <table:table-cell office:value-type="float" office:value="0.86046" calcext:value-type="float">
            <text:p>0,86046</text:p>
          </table:table-cell>
          <table:table-cell office:value-type="float" office:value="0.780054" calcext:value-type="float">
            <text:p>0,78005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8736" calcext:value-type="float">
            <text:p>0,088736</text:p>
          </table:table-cell>
          <table:table-cell office:value-type="float" office:value="0.746023" calcext:value-type="float">
            <text:p>0,746023</text:p>
          </table:table-cell>
          <table:table-cell office:value-type="float" office:value="0.782263" calcext:value-type="float">
            <text:p>0,782263</text:p>
          </table:table-cell>
          <table:table-cell office:value-type="float" office:value="0.782633" calcext:value-type="float">
            <text:p>0,782633</text:p>
          </table:table-cell>
          <table:table-cell office:value-type="float" office:value="0.782862" calcext:value-type="float">
            <text:p>0,782862</text:p>
          </table:table-cell>
          <table:table-cell office:value-type="float" office:value="0.783102" calcext:value-type="float">
            <text:p>0,783102</text:p>
          </table:table-cell>
          <table:table-cell office:value-type="float" office:value="0.783331" calcext:value-type="float">
            <text:p>0,783331</text:p>
          </table:table-cell>
          <table:table-cell office:value-type="float" office:value="0.783485" calcext:value-type="float">
            <text:p>0,783485</text:p>
          </table:table-cell>
          <table:table-cell office:value-type="float" office:value="0.783605" calcext:value-type="float">
            <text:p>0,783605</text:p>
          </table:table-cell>
          <table:table-cell office:value-type="float" office:value="0.783788" calcext:value-type="float">
            <text:p>0,783788</text:p>
          </table:table-cell>
          <table:table-cell office:value-type="float" office:value="0.796196" calcext:value-type="float">
            <text:p>0,796196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0729" calcext:value-type="float">
            <text:p>0,78072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46851" calcext:value-type="float">
            <text:p>0,546851</text:p>
          </table:table-cell>
          <table:table-cell office:value-type="float" office:value="0.767299" calcext:value-type="float">
            <text:p>0,767299</text:p>
          </table:table-cell>
          <table:table-cell office:value-type="float" office:value="0.78232" calcext:value-type="float">
            <text:p>0,78232</text:p>
          </table:table-cell>
          <table:table-cell office:value-type="float" office:value="0.782636" calcext:value-type="float">
            <text:p>0,782636</text:p>
          </table:table-cell>
          <table:table-cell office:value-type="float" office:value="0.782882" calcext:value-type="float">
            <text:p>0,782882</text:p>
          </table:table-cell>
          <table:table-cell office:value-type="float" office:value="0.783121" calcext:value-type="float">
            <text:p>0,783121</text:p>
          </table:table-cell>
          <table:table-cell office:value-type="float" office:value="0.783323" calcext:value-type="float">
            <text:p>0,783323</text:p>
          </table:table-cell>
          <table:table-cell office:value-type="float" office:value="0.783492" calcext:value-type="float">
            <text:p>0,783492</text:p>
          </table:table-cell>
          <table:table-cell office:value-type="float" office:value="0.783597" calcext:value-type="float">
            <text:p>0,783597</text:p>
          </table:table-cell>
          <table:table-cell office:value-type="float" office:value="0.7838" calcext:value-type="float">
            <text:p>0,7838</text:p>
          </table:table-cell>
          <table:table-cell office:value-type="float" office:value="0.796459" calcext:value-type="float">
            <text:p>0,796459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893" calcext:value-type="float">
            <text:p>0,78289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81494" calcext:value-type="float">
            <text:p>0,681494</text:p>
          </table:table-cell>
          <table:table-cell office:value-type="float" office:value="0.768331" calcext:value-type="float">
            <text:p>0,768331</text:p>
          </table:table-cell>
          <table:table-cell office:value-type="float" office:value="0.782117" calcext:value-type="float">
            <text:p>0,782117</text:p>
          </table:table-cell>
          <table:table-cell office:value-type="float" office:value="0.78255" calcext:value-type="float">
            <text:p>0,78255</text:p>
          </table:table-cell>
          <table:table-cell office:value-type="float" office:value="0.782839" calcext:value-type="float">
            <text:p>0,782839</text:p>
          </table:table-cell>
          <table:table-cell office:value-type="float" office:value="0.783089" calcext:value-type="float">
            <text:p>0,783089</text:p>
          </table:table-cell>
          <table:table-cell office:value-type="float" office:value="0.783278" calcext:value-type="float">
            <text:p>0,783278</text:p>
          </table:table-cell>
          <table:table-cell office:value-type="float" office:value="0.783456" calcext:value-type="float">
            <text:p>0,783456</text:p>
          </table:table-cell>
          <table:table-cell office:value-type="float" office:value="0.783581" calcext:value-type="float">
            <text:p>0,783581</text:p>
          </table:table-cell>
          <table:table-cell office:value-type="float" office:value="0.783731" calcext:value-type="float">
            <text:p>0,783731</text:p>
          </table:table-cell>
          <table:table-cell office:value-type="float" office:value="0.794696" calcext:value-type="float">
            <text:p>0,794696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767" calcext:value-type="float">
            <text:p>0,7827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529" calcext:value-type="float">
            <text:p>0,000529</text:p>
          </table:table-cell>
          <table:table-cell office:value-type="float" office:value="0.7089" calcext:value-type="float">
            <text:p>0,7089</text:p>
          </table:table-cell>
          <table:table-cell office:value-type="float" office:value="0.781695" calcext:value-type="float">
            <text:p>0,781695</text:p>
          </table:table-cell>
          <table:table-cell office:value-type="float" office:value="0.782401" calcext:value-type="float">
            <text:p>0,782401</text:p>
          </table:table-cell>
          <table:table-cell office:value-type="float" office:value="0.782733" calcext:value-type="float">
            <text:p>0,782733</text:p>
          </table:table-cell>
          <table:table-cell office:value-type="float" office:value="0.783015" calcext:value-type="float">
            <text:p>0,783015</text:p>
          </table:table-cell>
          <table:table-cell office:value-type="float" office:value="0.783221" calcext:value-type="float">
            <text:p>0,783221</text:p>
          </table:table-cell>
          <table:table-cell office:value-type="float" office:value="0.783415" calcext:value-type="float">
            <text:p>0,783415</text:p>
          </table:table-cell>
          <table:table-cell office:value-type="float" office:value="0.783563" calcext:value-type="float">
            <text:p>0,783563</text:p>
          </table:table-cell>
          <table:table-cell office:value-type="float" office:value="0.783717" calcext:value-type="float">
            <text:p>0,783717</text:p>
          </table:table-cell>
          <table:table-cell office:value-type="float" office:value="0.794713" calcext:value-type="float">
            <text:p>0,794713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6737" calcext:value-type="float">
            <text:p>0,77673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43494" calcext:value-type="float">
            <text:p>0,143494</text:p>
          </table:table-cell>
          <table:table-cell office:value-type="float" office:value="0.727805" calcext:value-type="float">
            <text:p>0,727805</text:p>
          </table:table-cell>
          <table:table-cell office:value-type="float" office:value="0.781981" calcext:value-type="float">
            <text:p>0,781981</text:p>
          </table:table-cell>
          <table:table-cell office:value-type="float" office:value="0.782435" calcext:value-type="float">
            <text:p>0,782435</text:p>
          </table:table-cell>
          <table:table-cell office:value-type="float" office:value="0.782781" calcext:value-type="float">
            <text:p>0,782781</text:p>
          </table:table-cell>
          <table:table-cell office:value-type="float" office:value="0.783117" calcext:value-type="float">
            <text:p>0,783117</text:p>
          </table:table-cell>
          <table:table-cell office:value-type="float" office:value="0.783306" calcext:value-type="float">
            <text:p>0,783306</text:p>
          </table:table-cell>
          <table:table-cell office:value-type="float" office:value="0.783477" calcext:value-type="float">
            <text:p>0,783477</text:p>
          </table:table-cell>
          <table:table-cell office:value-type="float" office:value="0.783611" calcext:value-type="float">
            <text:p>0,783611</text:p>
          </table:table-cell>
          <table:table-cell office:value-type="float" office:value="0.783743" calcext:value-type="float">
            <text:p>0,783743</text:p>
          </table:table-cell>
          <table:table-cell office:value-type="float" office:value="0.79492" calcext:value-type="float">
            <text:p>0,79492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8718" calcext:value-type="float">
            <text:p>0,77871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9977" calcext:value-type="float">
            <text:p>0,129977</text:p>
          </table:table-cell>
          <table:table-cell office:value-type="float" office:value="0.732718" calcext:value-type="float">
            <text:p>0,732718</text:p>
          </table:table-cell>
          <table:table-cell office:value-type="float" office:value="0.782321" calcext:value-type="float">
            <text:p>0,782321</text:p>
          </table:table-cell>
          <table:table-cell office:value-type="float" office:value="0.782622" calcext:value-type="float">
            <text:p>0,782622</text:p>
          </table:table-cell>
          <table:table-cell office:value-type="float" office:value="0.782899" calcext:value-type="float">
            <text:p>0,782899</text:p>
          </table:table-cell>
          <table:table-cell office:value-type="float" office:value="0.783131" calcext:value-type="float">
            <text:p>0,783131</text:p>
          </table:table-cell>
          <table:table-cell office:value-type="float" office:value="0.78332" calcext:value-type="float">
            <text:p>0,78332</text:p>
          </table:table-cell>
          <table:table-cell office:value-type="float" office:value="0.783493" calcext:value-type="float">
            <text:p>0,783493</text:p>
          </table:table-cell>
          <table:table-cell office:value-type="float" office:value="0.783619" calcext:value-type="float">
            <text:p>0,783619</text:p>
          </table:table-cell>
          <table:table-cell office:value-type="float" office:value="0.783748" calcext:value-type="float">
            <text:p>0,783748</text:p>
          </table:table-cell>
          <table:table-cell office:value-type="float" office:value="0.793388" calcext:value-type="float">
            <text:p>0,793388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9126" calcext:value-type="float">
            <text:p>0,77912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823" calcext:value-type="float">
            <text:p>0,07823</text:p>
          </table:table-cell>
          <table:table-cell office:value-type="float" office:value="0.729604" calcext:value-type="float">
            <text:p>0,729604</text:p>
          </table:table-cell>
          <table:table-cell office:value-type="float" office:value="0.78234" calcext:value-type="float">
            <text:p>0,78234</text:p>
          </table:table-cell>
          <table:table-cell office:value-type="float" office:value="0.78265" calcext:value-type="float">
            <text:p>0,78265</text:p>
          </table:table-cell>
          <table:table-cell office:value-type="float" office:value="0.782904" calcext:value-type="float">
            <text:p>0,782904</text:p>
          </table:table-cell>
          <table:table-cell office:value-type="float" office:value="0.783142" calcext:value-type="float">
            <text:p>0,783142</text:p>
          </table:table-cell>
          <table:table-cell office:value-type="float" office:value="0.783353" calcext:value-type="float">
            <text:p>0,783353</text:p>
          </table:table-cell>
          <table:table-cell office:value-type="float" office:value="0.783501" calcext:value-type="float">
            <text:p>0,783501</text:p>
          </table:table-cell>
          <table:table-cell office:value-type="float" office:value="0.783634" calcext:value-type="float">
            <text:p>0,783634</text:p>
          </table:table-cell>
          <table:table-cell office:value-type="float" office:value="0.783766" calcext:value-type="float">
            <text:p>0,783766</text:p>
          </table:table-cell>
          <table:table-cell office:value-type="float" office:value="0.794625" calcext:value-type="float">
            <text:p>0,79462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8952" calcext:value-type="float">
            <text:p>0,7789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65494" calcext:value-type="float">
            <text:p>0,165494</text:p>
          </table:table-cell>
          <table:table-cell office:value-type="float" office:value="0.757942" calcext:value-type="float">
            <text:p>0,757942</text:p>
          </table:table-cell>
          <table:table-cell office:value-type="float" office:value="0.782512" calcext:value-type="float">
            <text:p>0,782512</text:p>
          </table:table-cell>
          <table:table-cell office:value-type="float" office:value="0.782762" calcext:value-type="float">
            <text:p>0,782762</text:p>
          </table:table-cell>
          <table:table-cell office:value-type="float" office:value="0.782975" calcext:value-type="float">
            <text:p>0,782975</text:p>
          </table:table-cell>
          <table:table-cell office:value-type="float" office:value="0.783157" calcext:value-type="float">
            <text:p>0,783157</text:p>
          </table:table-cell>
          <table:table-cell office:value-type="float" office:value="0.783356" calcext:value-type="float">
            <text:p>0,783356</text:p>
          </table:table-cell>
          <table:table-cell office:value-type="float" office:value="0.783506" calcext:value-type="float">
            <text:p>0,783506</text:p>
          </table:table-cell>
          <table:table-cell office:value-type="float" office:value="0.783616" calcext:value-type="float">
            <text:p>0,783616</text:p>
          </table:table-cell>
          <table:table-cell office:value-type="float" office:value="0.783729" calcext:value-type="float">
            <text:p>0,783729</text:p>
          </table:table-cell>
          <table:table-cell office:value-type="float" office:value="0.793247" calcext:value-type="float">
            <text:p>0,793247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68" calcext:value-type="float">
            <text:p>0,781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711135" calcext:value-type="float">
            <text:p>0,711135</text:p>
          </table:table-cell>
          <table:table-cell office:value-type="float" office:value="0.782454" calcext:value-type="float">
            <text:p>0,782454</text:p>
          </table:table-cell>
          <table:table-cell office:value-type="float" office:value="0.782761" calcext:value-type="float">
            <text:p>0,782761</text:p>
          </table:table-cell>
          <table:table-cell office:value-type="float" office:value="0.783001" calcext:value-type="float">
            <text:p>0,783001</text:p>
          </table:table-cell>
          <table:table-cell office:value-type="float" office:value="0.783216" calcext:value-type="float">
            <text:p>0,783216</text:p>
          </table:table-cell>
          <table:table-cell office:value-type="float" office:value="0.783396" calcext:value-type="float">
            <text:p>0,783396</text:p>
          </table:table-cell>
          <table:table-cell office:value-type="float" office:value="0.783542" calcext:value-type="float">
            <text:p>0,783542</text:p>
          </table:table-cell>
          <table:table-cell office:value-type="float" office:value="0.783637" calcext:value-type="float">
            <text:p>0,783637</text:p>
          </table:table-cell>
          <table:table-cell office:value-type="float" office:value="0.783767" calcext:value-type="float">
            <text:p>0,783767</text:p>
          </table:table-cell>
          <table:table-cell office:value-type="float" office:value="0.792512" calcext:value-type="float">
            <text:p>0,792512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6942" calcext:value-type="float">
            <text:p>0,77694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7701" calcext:value-type="float">
            <text:p>0,117701</text:p>
          </table:table-cell>
          <table:table-cell office:value-type="float" office:value="0.708005" calcext:value-type="float">
            <text:p>0,708005</text:p>
          </table:table-cell>
          <table:table-cell office:value-type="float" office:value="0.782318" calcext:value-type="float">
            <text:p>0,782318</text:p>
          </table:table-cell>
          <table:table-cell office:value-type="float" office:value="0.782747" calcext:value-type="float">
            <text:p>0,782747</text:p>
          </table:table-cell>
          <table:table-cell office:value-type="float" office:value="0.783008" calcext:value-type="float">
            <text:p>0,783008</text:p>
          </table:table-cell>
          <table:table-cell office:value-type="float" office:value="0.783222" calcext:value-type="float">
            <text:p>0,783222</text:p>
          </table:table-cell>
          <table:table-cell office:value-type="float" office:value="0.783402" calcext:value-type="float">
            <text:p>0,783402</text:p>
          </table:table-cell>
          <table:table-cell office:value-type="float" office:value="0.78354" calcext:value-type="float">
            <text:p>0,78354</text:p>
          </table:table-cell>
          <table:table-cell office:value-type="float" office:value="0.783644" calcext:value-type="float">
            <text:p>0,783644</text:p>
          </table:table-cell>
          <table:table-cell office:value-type="float" office:value="0.783764" calcext:value-type="float">
            <text:p>0,783764</text:p>
          </table:table-cell>
          <table:table-cell office:value-type="float" office:value="0.789687" calcext:value-type="float">
            <text:p>0,789687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6334" calcext:value-type="float">
            <text:p>0,77633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13885" calcext:value-type="float">
            <text:p>0,113885</text:p>
          </table:table-cell>
          <table:table-cell office:value-type="float" office:value="0.735567" calcext:value-type="float">
            <text:p>0,735567</text:p>
          </table:table-cell>
          <table:table-cell office:value-type="float" office:value="0.782283" calcext:value-type="float">
            <text:p>0,782283</text:p>
          </table:table-cell>
          <table:table-cell office:value-type="float" office:value="0.782667" calcext:value-type="float">
            <text:p>0,782667</text:p>
          </table:table-cell>
          <table:table-cell office:value-type="float" office:value="0.782968" calcext:value-type="float">
            <text:p>0,782968</text:p>
          </table:table-cell>
          <table:table-cell office:value-type="float" office:value="0.783191" calcext:value-type="float">
            <text:p>0,783191</text:p>
          </table:table-cell>
          <table:table-cell office:value-type="float" office:value="0.783375" calcext:value-type="float">
            <text:p>0,783375</text:p>
          </table:table-cell>
          <table:table-cell office:value-type="float" office:value="0.783529" calcext:value-type="float">
            <text:p>0,783529</text:p>
          </table:table-cell>
          <table:table-cell office:value-type="float" office:value="0.783658" calcext:value-type="float">
            <text:p>0,783658</text:p>
          </table:table-cell>
          <table:table-cell office:value-type="float" office:value="0.783786" calcext:value-type="float">
            <text:p>0,783786</text:p>
          </table:table-cell>
          <table:table-cell office:value-type="float" office:value="0.790744" calcext:value-type="float">
            <text:p>0,79074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9177" calcext:value-type="float">
            <text:p>0,77917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96253" calcext:value-type="float">
            <text:p>0,096253</text:p>
          </table:table-cell>
          <table:table-cell office:value-type="float" office:value="0.749825" calcext:value-type="float">
            <text:p>0,749825</text:p>
          </table:table-cell>
          <table:table-cell office:value-type="float" office:value="0.782286" calcext:value-type="float">
            <text:p>0,782286</text:p>
          </table:table-cell>
          <table:table-cell office:value-type="float" office:value="0.782728" calcext:value-type="float">
            <text:p>0,782728</text:p>
          </table:table-cell>
          <table:table-cell office:value-type="float" office:value="0.782954" calcext:value-type="float">
            <text:p>0,782954</text:p>
          </table:table-cell>
          <table:table-cell office:value-type="float" office:value="0.783122" calcext:value-type="float">
            <text:p>0,783122</text:p>
          </table:table-cell>
          <table:table-cell office:value-type="float" office:value="0.783303" calcext:value-type="float">
            <text:p>0,783303</text:p>
          </table:table-cell>
          <table:table-cell office:value-type="float" office:value="0.783475" calcext:value-type="float">
            <text:p>0,783475</text:p>
          </table:table-cell>
          <table:table-cell office:value-type="float" office:value="0.783639" calcext:value-type="float">
            <text:p>0,783639</text:p>
          </table:table-cell>
          <table:table-cell office:value-type="float" office:value="0.783767" calcext:value-type="float">
            <text:p>0,783767</text:p>
          </table:table-cell>
          <table:table-cell office:value-type="float" office:value="0.791297" calcext:value-type="float">
            <text:p>0,791297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064" calcext:value-type="float">
            <text:p>0,7806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85264" calcext:value-type="float">
            <text:p>0,685264</text:p>
          </table:table-cell>
          <table:table-cell office:value-type="float" office:value="0.771514" calcext:value-type="float">
            <text:p>0,771514</text:p>
          </table:table-cell>
          <table:table-cell office:value-type="float" office:value="0.782273" calcext:value-type="float">
            <text:p>0,782273</text:p>
          </table:table-cell>
          <table:table-cell office:value-type="float" office:value="0.782623" calcext:value-type="float">
            <text:p>0,782623</text:p>
          </table:table-cell>
          <table:table-cell office:value-type="float" office:value="0.782868" calcext:value-type="float">
            <text:p>0,782868</text:p>
          </table:table-cell>
          <table:table-cell office:value-type="float" office:value="0.783053" calcext:value-type="float">
            <text:p>0,783053</text:p>
          </table:table-cell>
          <table:table-cell office:value-type="float" office:value="0.783238" calcext:value-type="float">
            <text:p>0,783238</text:p>
          </table:table-cell>
          <table:table-cell office:value-type="float" office:value="0.783434" calcext:value-type="float">
            <text:p>0,783434</text:p>
          </table:table-cell>
          <table:table-cell office:value-type="float" office:value="0.78362" calcext:value-type="float">
            <text:p>0,78362</text:p>
          </table:table-cell>
          <table:table-cell office:value-type="float" office:value="0.783763" calcext:value-type="float">
            <text:p>0,783763</text:p>
          </table:table-cell>
          <table:table-cell office:value-type="float" office:value="0.791365" calcext:value-type="float">
            <text:p>0,79136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775" calcext:value-type="float">
            <text:p>0,78277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96368" calcext:value-type="float">
            <text:p>0,096368</text:p>
          </table:table-cell>
          <table:table-cell office:value-type="float" office:value="0.748121" calcext:value-type="float">
            <text:p>0,748121</text:p>
          </table:table-cell>
          <table:table-cell office:value-type="float" office:value="0.782192" calcext:value-type="float">
            <text:p>0,782192</text:p>
          </table:table-cell>
          <table:table-cell office:value-type="float" office:value="0.782628" calcext:value-type="float">
            <text:p>0,782628</text:p>
          </table:table-cell>
          <table:table-cell office:value-type="float" office:value="0.78291" calcext:value-type="float">
            <text:p>0,78291</text:p>
          </table:table-cell>
          <table:table-cell office:value-type="float" office:value="0.783106" calcext:value-type="float">
            <text:p>0,783106</text:p>
          </table:table-cell>
          <table:table-cell office:value-type="float" office:value="0.783319" calcext:value-type="float">
            <text:p>0,783319</text:p>
          </table:table-cell>
          <table:table-cell office:value-type="float" office:value="0.783484" calcext:value-type="float">
            <text:p>0,783484</text:p>
          </table:table-cell>
          <table:table-cell office:value-type="float" office:value="0.783624" calcext:value-type="float">
            <text:p>0,783624</text:p>
          </table:table-cell>
          <table:table-cell office:value-type="float" office:value="0.783773" calcext:value-type="float">
            <text:p>0,783773</text:p>
          </table:table-cell>
          <table:table-cell office:value-type="float" office:value="0.792028" calcext:value-type="float">
            <text:p>0,792028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0518" calcext:value-type="float">
            <text:p>0,78051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85264" calcext:value-type="float">
            <text:p>0,685264</text:p>
          </table:table-cell>
          <table:table-cell office:value-type="float" office:value="0.773074" calcext:value-type="float">
            <text:p>0,773074</text:p>
          </table:table-cell>
          <table:table-cell office:value-type="float" office:value="0.782303" calcext:value-type="float">
            <text:p>0,782303</text:p>
          </table:table-cell>
          <table:table-cell office:value-type="float" office:value="0.78276" calcext:value-type="float">
            <text:p>0,78276</text:p>
          </table:table-cell>
          <table:table-cell office:value-type="float" office:value="0.783006" calcext:value-type="float">
            <text:p>0,783006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783344" calcext:value-type="float">
            <text:p>0,783344</text:p>
          </table:table-cell>
          <table:table-cell office:value-type="float" office:value="0.783482" calcext:value-type="float">
            <text:p>0,783482</text:p>
          </table:table-cell>
          <table:table-cell office:value-type="float" office:value="0.783617" calcext:value-type="float">
            <text:p>0,783617</text:p>
          </table:table-cell>
          <table:table-cell office:value-type="float" office:value="0.783752" calcext:value-type="float">
            <text:p>0,783752</text:p>
          </table:table-cell>
          <table:table-cell office:value-type="float" office:value="0.792068" calcext:value-type="float">
            <text:p>0,792068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061" calcext:value-type="float">
            <text:p>0,78306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5839" calcext:value-type="float">
            <text:p>0,075839</text:p>
          </table:table-cell>
          <table:table-cell office:value-type="float" office:value="0.753452" calcext:value-type="float">
            <text:p>0,753452</text:p>
          </table:table-cell>
          <table:table-cell office:value-type="float" office:value="0.78237" calcext:value-type="float">
            <text:p>0,78237</text:p>
          </table:table-cell>
          <table:table-cell office:value-type="float" office:value="0.782774" calcext:value-type="float">
            <text:p>0,782774</text:p>
          </table:table-cell>
          <table:table-cell office:value-type="float" office:value="0.783" calcext:value-type="float">
            <text:p>0,783</text:p>
          </table:table-cell>
          <table:table-cell office:value-type="float" office:value="0.783233" calcext:value-type="float">
            <text:p>0,783233</text:p>
          </table:table-cell>
          <table:table-cell office:value-type="float" office:value="0.783394" calcext:value-type="float">
            <text:p>0,783394</text:p>
          </table:table-cell>
          <table:table-cell office:value-type="float" office:value="0.783519" calcext:value-type="float">
            <text:p>0,783519</text:p>
          </table:table-cell>
          <table:table-cell office:value-type="float" office:value="0.783665" calcext:value-type="float">
            <text:p>0,783665</text:p>
          </table:table-cell>
          <table:table-cell office:value-type="float" office:value="0.783855" calcext:value-type="float">
            <text:p>0,783855</text:p>
          </table:table-cell>
          <table:table-cell office:value-type="float" office:value="0.792157" calcext:value-type="float">
            <text:p>0,792157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142" calcext:value-type="float">
            <text:p>0,78114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4667" calcext:value-type="float">
            <text:p>0,724667</text:p>
          </table:table-cell>
          <table:table-cell office:value-type="float" office:value="0.776441" calcext:value-type="float">
            <text:p>0,776441</text:p>
          </table:table-cell>
          <table:table-cell office:value-type="float" office:value="0.782584" calcext:value-type="float">
            <text:p>0,782584</text:p>
          </table:table-cell>
          <table:table-cell office:value-type="float" office:value="0.782902" calcext:value-type="float">
            <text:p>0,782902</text:p>
          </table:table-cell>
          <table:table-cell office:value-type="float" office:value="0.783152" calcext:value-type="float">
            <text:p>0,783152</text:p>
          </table:table-cell>
          <table:table-cell office:value-type="float" office:value="0.78335" calcext:value-type="float">
            <text:p>0,78335</text:p>
          </table:table-cell>
          <table:table-cell office:value-type="float" office:value="0.783491" calcext:value-type="float">
            <text:p>0,783491</text:p>
          </table:table-cell>
          <table:table-cell office:value-type="float" office:value="0.783588" calcext:value-type="float">
            <text:p>0,783588</text:p>
          </table:table-cell>
          <table:table-cell office:value-type="float" office:value="0.7837" calcext:value-type="float">
            <text:p>0,7837</text:p>
          </table:table-cell>
          <table:table-cell office:value-type="float" office:value="0.783857" calcext:value-type="float">
            <text:p>0,783857</text:p>
          </table:table-cell>
          <table:table-cell office:value-type="float" office:value="0.792704" calcext:value-type="float">
            <text:p>0,79270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577" calcext:value-type="float">
            <text:p>0,78357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98966" calcext:value-type="float">
            <text:p>0,398966</text:p>
          </table:table-cell>
          <table:table-cell office:value-type="float" office:value="0.76085" calcext:value-type="float">
            <text:p>0,76085</text:p>
          </table:table-cell>
          <table:table-cell office:value-type="float" office:value="0.781887" calcext:value-type="float">
            <text:p>0,781887</text:p>
          </table:table-cell>
          <table:table-cell office:value-type="float" office:value="0.782621" calcext:value-type="float">
            <text:p>0,782621</text:p>
          </table:table-cell>
          <table:table-cell office:value-type="float" office:value="0.782943" calcext:value-type="float">
            <text:p>0,782943</text:p>
          </table:table-cell>
          <table:table-cell office:value-type="float" office:value="0.783117" calcext:value-type="float">
            <text:p>0,783117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783516" calcext:value-type="float">
            <text:p>0,783516</text:p>
          </table:table-cell>
          <table:table-cell office:value-type="float" office:value="0.783687" calcext:value-type="float">
            <text:p>0,783687</text:p>
          </table:table-cell>
          <table:table-cell office:value-type="float" office:value="0.783836" calcext:value-type="float">
            <text:p>0,783836</text:p>
          </table:table-cell>
          <table:table-cell office:value-type="float" office:value="0.791911" calcext:value-type="float">
            <text:p>0,791911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77" calcext:value-type="float">
            <text:p>0,7817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07494" calcext:value-type="float">
            <text:p>0,707494</text:p>
          </table:table-cell>
          <table:table-cell office:value-type="float" office:value="0.775977" calcext:value-type="float">
            <text:p>0,775977</text:p>
          </table:table-cell>
          <table:table-cell office:value-type="float" office:value="0.782443" calcext:value-type="float">
            <text:p>0,782443</text:p>
          </table:table-cell>
          <table:table-cell office:value-type="float" office:value="0.782766" calcext:value-type="float">
            <text:p>0,782766</text:p>
          </table:table-cell>
          <table:table-cell office:value-type="float" office:value="0.782983" calcext:value-type="float">
            <text:p>0,782983</text:p>
          </table:table-cell>
          <table:table-cell office:value-type="float" office:value="0.783128" calcext:value-type="float">
            <text:p>0,783128</text:p>
          </table:table-cell>
          <table:table-cell office:value-type="float" office:value="0.783351" calcext:value-type="float">
            <text:p>0,783351</text:p>
          </table:table-cell>
          <table:table-cell office:value-type="float" office:value="0.783553" calcext:value-type="float">
            <text:p>0,783553</text:p>
          </table:table-cell>
          <table:table-cell office:value-type="float" office:value="0.7837" calcext:value-type="float">
            <text:p>0,7837</text:p>
          </table:table-cell>
          <table:table-cell office:value-type="float" office:value="0.783844" calcext:value-type="float">
            <text:p>0,783844</text:p>
          </table:table-cell>
          <table:table-cell office:value-type="float" office:value="0.793605" calcext:value-type="float">
            <text:p>0,79360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535" calcext:value-type="float">
            <text:p>0,78353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69379" calcext:value-type="float">
            <text:p>0,769379</text:p>
          </table:table-cell>
          <table:table-cell office:value-type="float" office:value="0.780157" calcext:value-type="float">
            <text:p>0,780157</text:p>
          </table:table-cell>
          <table:table-cell office:value-type="float" office:value="0.782505" calcext:value-type="float">
            <text:p>0,782505</text:p>
          </table:table-cell>
          <table:table-cell office:value-type="float" office:value="0.782748" calcext:value-type="float">
            <text:p>0,782748</text:p>
          </table:table-cell>
          <table:table-cell office:value-type="float" office:value="0.78295" calcext:value-type="float">
            <text:p>0,78295</text:p>
          </table:table-cell>
          <table:table-cell office:value-type="float" office:value="0.783164" calcext:value-type="float">
            <text:p>0,783164</text:p>
          </table:table-cell>
          <table:table-cell office:value-type="float" office:value="0.783371" calcext:value-type="float">
            <text:p>0,783371</text:p>
          </table:table-cell>
          <table:table-cell office:value-type="float" office:value="0.783538" calcext:value-type="float">
            <text:p>0,783538</text:p>
          </table:table-cell>
          <table:table-cell office:value-type="float" office:value="0.783692" calcext:value-type="float">
            <text:p>0,783692</text:p>
          </table:table-cell>
          <table:table-cell office:value-type="float" office:value="0.783835" calcext:value-type="float">
            <text:p>0,783835</text:p>
          </table:table-cell>
          <table:table-cell office:value-type="float" office:value="0.797343" calcext:value-type="float">
            <text:p>0,797343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433" calcext:value-type="float">
            <text:p>0,7843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4446" calcext:value-type="float">
            <text:p>0,14446</text:p>
          </table:table-cell>
          <table:table-cell office:value-type="float" office:value="0.760468" calcext:value-type="float">
            <text:p>0,760468</text:p>
          </table:table-cell>
          <table:table-cell office:value-type="float" office:value="0.782422" calcext:value-type="float">
            <text:p>0,782422</text:p>
          </table:table-cell>
          <table:table-cell office:value-type="float" office:value="0.782744" calcext:value-type="float">
            <text:p>0,782744</text:p>
          </table:table-cell>
          <table:table-cell office:value-type="float" office:value="0.782939" calcext:value-type="float">
            <text:p>0,782939</text:p>
          </table:table-cell>
          <table:table-cell office:value-type="float" office:value="0.783154" calcext:value-type="float">
            <text:p>0,783154</text:p>
          </table:table-cell>
          <table:table-cell office:value-type="float" office:value="0.78337" calcext:value-type="float">
            <text:p>0,78337</text:p>
          </table:table-cell>
          <table:table-cell office:value-type="float" office:value="0.783537" calcext:value-type="float">
            <text:p>0,783537</text:p>
          </table:table-cell>
          <table:table-cell office:value-type="float" office:value="0.783673" calcext:value-type="float">
            <text:p>0,783673</text:p>
          </table:table-cell>
          <table:table-cell office:value-type="float" office:value="0.783819" calcext:value-type="float">
            <text:p>0,783819</text:p>
          </table:table-cell>
          <table:table-cell office:value-type="float" office:value="0.794108" calcext:value-type="float">
            <text:p>0,794108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023" calcext:value-type="float">
            <text:p>0,78202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91678" calcext:value-type="float">
            <text:p>0,291678</text:p>
          </table:table-cell>
          <table:table-cell office:value-type="float" office:value="0.765202" calcext:value-type="float">
            <text:p>0,765202</text:p>
          </table:table-cell>
          <table:table-cell office:value-type="float" office:value="0.782344" calcext:value-type="float">
            <text:p>0,782344</text:p>
          </table:table-cell>
          <table:table-cell office:value-type="float" office:value="0.782667" calcext:value-type="float">
            <text:p>0,782667</text:p>
          </table:table-cell>
          <table:table-cell office:value-type="float" office:value="0.782891" calcext:value-type="float">
            <text:p>0,782891</text:p>
          </table:table-cell>
          <table:table-cell office:value-type="float" office:value="0.783117" calcext:value-type="float">
            <text:p>0,783117</text:p>
          </table:table-cell>
          <table:table-cell office:value-type="float" office:value="0.78335" calcext:value-type="float">
            <text:p>0,78335</text:p>
          </table:table-cell>
          <table:table-cell office:value-type="float" office:value="0.78354" calcext:value-type="float">
            <text:p>0,78354</text:p>
          </table:table-cell>
          <table:table-cell office:value-type="float" office:value="0.783672" calcext:value-type="float">
            <text:p>0,783672</text:p>
          </table:table-cell>
          <table:table-cell office:value-type="float" office:value="0.783822" calcext:value-type="float">
            <text:p>0,783822</text:p>
          </table:table-cell>
          <table:table-cell office:value-type="float" office:value="0.79434" calcext:value-type="float">
            <text:p>0,7943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494" calcext:value-type="float">
            <text:p>0,78249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4552" calcext:value-type="float">
            <text:p>0,324552</text:p>
          </table:table-cell>
          <table:table-cell office:value-type="float" office:value="0.758508" calcext:value-type="float">
            <text:p>0,758508</text:p>
          </table:table-cell>
          <table:table-cell office:value-type="float" office:value="0.782351" calcext:value-type="float">
            <text:p>0,782351</text:p>
          </table:table-cell>
          <table:table-cell office:value-type="float" office:value="0.782615" calcext:value-type="float">
            <text:p>0,782615</text:p>
          </table:table-cell>
          <table:table-cell office:value-type="float" office:value="0.782832" calcext:value-type="float">
            <text:p>0,782832</text:p>
          </table:table-cell>
          <table:table-cell office:value-type="float" office:value="0.783008" calcext:value-type="float">
            <text:p>0,783008</text:p>
          </table:table-cell>
          <table:table-cell office:value-type="float" office:value="0.783214" calcext:value-type="float">
            <text:p>0,783214</text:p>
          </table:table-cell>
          <table:table-cell office:value-type="float" office:value="0.783433" calcext:value-type="float">
            <text:p>0,783433</text:p>
          </table:table-cell>
          <table:table-cell office:value-type="float" office:value="0.783609" calcext:value-type="float">
            <text:p>0,783609</text:p>
          </table:table-cell>
          <table:table-cell office:value-type="float" office:value="0.783779" calcext:value-type="float">
            <text:p>0,783779</text:p>
          </table:table-cell>
          <table:table-cell office:value-type="float" office:value="0.794655" calcext:value-type="float">
            <text:p>0,79465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801" calcext:value-type="float">
            <text:p>0,78180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94552" calcext:value-type="float">
            <text:p>0,294552</text:p>
          </table:table-cell>
          <table:table-cell office:value-type="float" office:value="0.757122" calcext:value-type="float">
            <text:p>0,757122</text:p>
          </table:table-cell>
          <table:table-cell office:value-type="float" office:value="0.782383" calcext:value-type="float">
            <text:p>0,782383</text:p>
          </table:table-cell>
          <table:table-cell office:value-type="float" office:value="0.782648" calcext:value-type="float">
            <text:p>0,782648</text:p>
          </table:table-cell>
          <table:table-cell office:value-type="float" office:value="0.782837" calcext:value-type="float">
            <text:p>0,782837</text:p>
          </table:table-cell>
          <table:table-cell office:value-type="float" office:value="0.783033" calcext:value-type="float">
            <text:p>0,783033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3504" calcext:value-type="float">
            <text:p>0,783504</text:p>
          </table:table-cell>
          <table:table-cell office:value-type="float" office:value="0.783652" calcext:value-type="float">
            <text:p>0,783652</text:p>
          </table:table-cell>
          <table:table-cell office:value-type="float" office:value="0.783821" calcext:value-type="float">
            <text:p>0,783821</text:p>
          </table:table-cell>
          <table:table-cell office:value-type="float" office:value="0.792014" calcext:value-type="float">
            <text:p>0,79201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43" calcext:value-type="float">
            <text:p>0,7814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5425" calcext:value-type="float">
            <text:p>0,155425</text:p>
          </table:table-cell>
          <table:table-cell office:value-type="float" office:value="0.725754" calcext:value-type="float">
            <text:p>0,725754</text:p>
          </table:table-cell>
          <table:table-cell office:value-type="float" office:value="0.782384" calcext:value-type="float">
            <text:p>0,782384</text:p>
          </table:table-cell>
          <table:table-cell office:value-type="float" office:value="0.782669" calcext:value-type="float">
            <text:p>0,782669</text:p>
          </table:table-cell>
          <table:table-cell office:value-type="float" office:value="0.782848" calcext:value-type="float">
            <text:p>0,782848</text:p>
          </table:table-cell>
          <table:table-cell office:value-type="float" office:value="0.783059" calcext:value-type="float">
            <text:p>0,783059</text:p>
          </table:table-cell>
          <table:table-cell office:value-type="float" office:value="0.783281" calcext:value-type="float">
            <text:p>0,783281</text:p>
          </table:table-cell>
          <table:table-cell office:value-type="float" office:value="0.783517" calcext:value-type="float">
            <text:p>0,783517</text:p>
          </table:table-cell>
          <table:table-cell office:value-type="float" office:value="0.783662" calcext:value-type="float">
            <text:p>0,783662</text:p>
          </table:table-cell>
          <table:table-cell office:value-type="float" office:value="0.78383" calcext:value-type="float">
            <text:p>0,78383</text:p>
          </table:table-cell>
          <table:table-cell office:value-type="float" office:value="0.792064" calcext:value-type="float">
            <text:p>0,79206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8307" calcext:value-type="float">
            <text:p>0,77830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32092" calcext:value-type="float">
            <text:p>0,732092</text:p>
          </table:table-cell>
          <table:table-cell office:value-type="float" office:value="0.778017" calcext:value-type="float">
            <text:p>0,778017</text:p>
          </table:table-cell>
          <table:table-cell office:value-type="float" office:value="0.782401" calcext:value-type="float">
            <text:p>0,782401</text:p>
          </table:table-cell>
          <table:table-cell office:value-type="float" office:value="0.782676" calcext:value-type="float">
            <text:p>0,782676</text:p>
          </table:table-cell>
          <table:table-cell office:value-type="float" office:value="0.782879" calcext:value-type="float">
            <text:p>0,782879</text:p>
          </table:table-cell>
          <table:table-cell office:value-type="float" office:value="0.783107" calcext:value-type="float">
            <text:p>0,783107</text:p>
          </table:table-cell>
          <table:table-cell office:value-type="float" office:value="0.783323" calcext:value-type="float">
            <text:p>0,783323</text:p>
          </table:table-cell>
          <table:table-cell office:value-type="float" office:value="0.783509" calcext:value-type="float">
            <text:p>0,783509</text:p>
          </table:table-cell>
          <table:table-cell office:value-type="float" office:value="0.783643" calcext:value-type="float">
            <text:p>0,783643</text:p>
          </table:table-cell>
          <table:table-cell office:value-type="float" office:value="0.783803" calcext:value-type="float">
            <text:p>0,783803</text:p>
          </table:table-cell>
          <table:table-cell office:value-type="float" office:value="0.795392" calcext:value-type="float">
            <text:p>0,795392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875" calcext:value-type="float">
            <text:p>0,78387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70207" calcext:value-type="float">
            <text:p>0,470207</text:p>
          </table:table-cell>
          <table:table-cell office:value-type="float" office:value="0.768946" calcext:value-type="float">
            <text:p>0,768946</text:p>
          </table:table-cell>
          <table:table-cell office:value-type="float" office:value="0.782307" calcext:value-type="float">
            <text:p>0,782307</text:p>
          </table:table-cell>
          <table:table-cell office:value-type="float" office:value="0.78269" calcext:value-type="float">
            <text:p>0,78269</text:p>
          </table:table-cell>
          <table:table-cell office:value-type="float" office:value="0.782914" calcext:value-type="float">
            <text:p>0,782914</text:p>
          </table:table-cell>
          <table:table-cell office:value-type="float" office:value="0.783139" calcext:value-type="float">
            <text:p>0,783139</text:p>
          </table:table-cell>
          <table:table-cell office:value-type="float" office:value="0.783351" calcext:value-type="float">
            <text:p>0,783351</text:p>
          </table:table-cell>
          <table:table-cell office:value-type="float" office:value="0.783525" calcext:value-type="float">
            <text:p>0,783525</text:p>
          </table:table-cell>
          <table:table-cell office:value-type="float" office:value="0.783664" calcext:value-type="float">
            <text:p>0,783664</text:p>
          </table:table-cell>
          <table:table-cell office:value-type="float" office:value="0.783825" calcext:value-type="float">
            <text:p>0,783825</text:p>
          </table:table-cell>
          <table:table-cell office:value-type="float" office:value="0.794163" calcext:value-type="float">
            <text:p>0,794163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852" calcext:value-type="float">
            <text:p>0,78285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161" calcext:value-type="float">
            <text:p>0,002161</text:p>
          </table:table-cell>
          <table:table-cell office:value-type="float" office:value="0.739449" calcext:value-type="float">
            <text:p>0,739449</text:p>
          </table:table-cell>
          <table:table-cell office:value-type="float" office:value="0.782412" calcext:value-type="float">
            <text:p>0,782412</text:p>
          </table:table-cell>
          <table:table-cell office:value-type="float" office:value="0.782692" calcext:value-type="float">
            <text:p>0,782692</text:p>
          </table:table-cell>
          <table:table-cell office:value-type="float" office:value="0.782934" calcext:value-type="float">
            <text:p>0,782934</text:p>
          </table:table-cell>
          <table:table-cell office:value-type="float" office:value="0.783139" calcext:value-type="float">
            <text:p>0,783139</text:p>
          </table:table-cell>
          <table:table-cell office:value-type="float" office:value="0.783379" calcext:value-type="float">
            <text:p>0,783379</text:p>
          </table:table-cell>
          <table:table-cell office:value-type="float" office:value="0.783519" calcext:value-type="float">
            <text:p>0,783519</text:p>
          </table:table-cell>
          <table:table-cell office:value-type="float" office:value="0.783639" calcext:value-type="float">
            <text:p>0,783639</text:p>
          </table:table-cell>
          <table:table-cell office:value-type="float" office:value="0.783793" calcext:value-type="float">
            <text:p>0,783793</text:p>
          </table:table-cell>
          <table:table-cell office:value-type="float" office:value="0.793071" calcext:value-type="float">
            <text:p>0,793071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9803" calcext:value-type="float">
            <text:p>0,77980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6552" calcext:value-type="float">
            <text:p>0,056552</text:p>
          </table:table-cell>
          <table:table-cell office:value-type="float" office:value="0.759468" calcext:value-type="float">
            <text:p>0,759468</text:p>
          </table:table-cell>
          <table:table-cell office:value-type="float" office:value="0.782405" calcext:value-type="float">
            <text:p>0,782405</text:p>
          </table:table-cell>
          <table:table-cell office:value-type="float" office:value="0.782677" calcext:value-type="float">
            <text:p>0,782677</text:p>
          </table:table-cell>
          <table:table-cell office:value-type="float" office:value="0.782872" calcext:value-type="float">
            <text:p>0,782872</text:p>
          </table:table-cell>
          <table:table-cell office:value-type="float" office:value="0.783092" calcext:value-type="float">
            <text:p>0,783092</text:p>
          </table:table-cell>
          <table:table-cell office:value-type="float" office:value="0.783331" calcext:value-type="float">
            <text:p>0,783331</text:p>
          </table:table-cell>
          <table:table-cell office:value-type="float" office:value="0.783501" calcext:value-type="float">
            <text:p>0,783501</text:p>
          </table:table-cell>
          <table:table-cell office:value-type="float" office:value="0.783641" calcext:value-type="float">
            <text:p>0,783641</text:p>
          </table:table-cell>
          <table:table-cell office:value-type="float" office:value="0.783772" calcext:value-type="float">
            <text:p>0,783772</text:p>
          </table:table-cell>
          <table:table-cell office:value-type="float" office:value="0.792125" calcext:value-type="float">
            <text:p>0,79212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688" calcext:value-type="float">
            <text:p>0,78168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6552" calcext:value-type="float">
            <text:p>0,056552</text:p>
          </table:table-cell>
          <table:table-cell office:value-type="float" office:value="0.75738" calcext:value-type="float">
            <text:p>0,75738</text:p>
          </table:table-cell>
          <table:table-cell office:value-type="float" office:value="0.78236" calcext:value-type="float">
            <text:p>0,78236</text:p>
          </table:table-cell>
          <table:table-cell office:value-type="float" office:value="0.782616" calcext:value-type="float">
            <text:p>0,782616</text:p>
          </table:table-cell>
          <table:table-cell office:value-type="float" office:value="0.782841" calcext:value-type="float">
            <text:p>0,782841</text:p>
          </table:table-cell>
          <table:table-cell office:value-type="float" office:value="0.783019" calcext:value-type="float">
            <text:p>0,783019</text:p>
          </table:table-cell>
          <table:table-cell office:value-type="float" office:value="0.783253" calcext:value-type="float">
            <text:p>0,783253</text:p>
          </table:table-cell>
          <table:table-cell office:value-type="float" office:value="0.783464" calcext:value-type="float">
            <text:p>0,783464</text:p>
          </table:table-cell>
          <table:table-cell office:value-type="float" office:value="0.783591" calcext:value-type="float">
            <text:p>0,783591</text:p>
          </table:table-cell>
          <table:table-cell office:value-type="float" office:value="0.783707" calcext:value-type="float">
            <text:p>0,783707</text:p>
          </table:table-cell>
          <table:table-cell office:value-type="float" office:value="0.791778" calcext:value-type="float">
            <text:p>0,791778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401" calcext:value-type="float">
            <text:p>0,7814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85103" calcext:value-type="float">
            <text:p>0,285103</text:p>
          </table:table-cell>
          <table:table-cell office:value-type="float" office:value="0.764383" calcext:value-type="float">
            <text:p>0,764383</text:p>
          </table:table-cell>
          <table:table-cell office:value-type="float" office:value="0.782246" calcext:value-type="float">
            <text:p>0,782246</text:p>
          </table:table-cell>
          <table:table-cell office:value-type="float" office:value="0.782495" calcext:value-type="float">
            <text:p>0,782495</text:p>
          </table:table-cell>
          <table:table-cell office:value-type="float" office:value="0.78269" calcext:value-type="float">
            <text:p>0,78269</text:p>
          </table:table-cell>
          <table:table-cell office:value-type="float" office:value="0.782896" calcext:value-type="float">
            <text:p>0,782896</text:p>
          </table:table-cell>
          <table:table-cell office:value-type="float" office:value="0.7831" calcext:value-type="float">
            <text:p>0,7831</text:p>
          </table:table-cell>
          <table:table-cell office:value-type="float" office:value="0.783348" calcext:value-type="float">
            <text:p>0,783348</text:p>
          </table:table-cell>
          <table:table-cell office:value-type="float" office:value="0.783519" calcext:value-type="float">
            <text:p>0,783519</text:p>
          </table:table-cell>
          <table:table-cell office:value-type="float" office:value="0.783676" calcext:value-type="float">
            <text:p>0,783676</text:p>
          </table:table-cell>
          <table:table-cell office:value-type="float" office:value="0.790904" calcext:value-type="float">
            <text:p>0,79090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926" calcext:value-type="float">
            <text:p>0,78192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5103" calcext:value-type="float">
            <text:p>0,285103</text:p>
          </table:table-cell>
          <table:table-cell office:value-type="float" office:value="0.758592" calcext:value-type="float">
            <text:p>0,758592</text:p>
          </table:table-cell>
          <table:table-cell office:value-type="float" office:value="0.782181" calcext:value-type="float">
            <text:p>0,782181</text:p>
          </table:table-cell>
          <table:table-cell office:value-type="float" office:value="0.78247" calcext:value-type="float">
            <text:p>0,78247</text:p>
          </table:table-cell>
          <table:table-cell office:value-type="float" office:value="0.782686" calcext:value-type="float">
            <text:p>0,782686</text:p>
          </table:table-cell>
          <table:table-cell office:value-type="float" office:value="0.782906" calcext:value-type="float">
            <text:p>0,782906</text:p>
          </table:table-cell>
          <table:table-cell office:value-type="float" office:value="0.783105" calcext:value-type="float">
            <text:p>0,783105</text:p>
          </table:table-cell>
          <table:table-cell office:value-type="float" office:value="0.783371" calcext:value-type="float">
            <text:p>0,783371</text:p>
          </table:table-cell>
          <table:table-cell office:value-type="float" office:value="0.78356" calcext:value-type="float">
            <text:p>0,78356</text:p>
          </table:table-cell>
          <table:table-cell office:value-type="float" office:value="0.783703" calcext:value-type="float">
            <text:p>0,783703</text:p>
          </table:table-cell>
          <table:table-cell office:value-type="float" office:value="0.789287" calcext:value-type="float">
            <text:p>0,789287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186" calcext:value-type="float">
            <text:p>0,78118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55471" calcext:value-type="float">
            <text:p>0,155471</text:p>
          </table:table-cell>
          <table:table-cell office:value-type="float" office:value="0.724163" calcext:value-type="float">
            <text:p>0,724163</text:p>
          </table:table-cell>
          <table:table-cell office:value-type="float" office:value="0.782175" calcext:value-type="float">
            <text:p>0,782175</text:p>
          </table:table-cell>
          <table:table-cell office:value-type="float" office:value="0.782473" calcext:value-type="float">
            <text:p>0,782473</text:p>
          </table:table-cell>
          <table:table-cell office:value-type="float" office:value="0.782718" calcext:value-type="float">
            <text:p>0,782718</text:p>
          </table:table-cell>
          <table:table-cell office:value-type="float" office:value="0.782929" calcext:value-type="float">
            <text:p>0,782929</text:p>
          </table:table-cell>
          <table:table-cell office:value-type="float" office:value="0.783169" calcext:value-type="float">
            <text:p>0,783169</text:p>
          </table:table-cell>
          <table:table-cell office:value-type="float" office:value="0.7834" calcext:value-type="float">
            <text:p>0,7834</text:p>
          </table:table-cell>
          <table:table-cell office:value-type="float" office:value="0.783552" calcext:value-type="float">
            <text:p>0,783552</text:p>
          </table:table-cell>
          <table:table-cell office:value-type="float" office:value="0.783693" calcext:value-type="float">
            <text:p>0,783693</text:p>
          </table:table-cell>
          <table:table-cell office:value-type="float" office:value="0.791719" calcext:value-type="float">
            <text:p>0,791719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7999" calcext:value-type="float">
            <text:p>0,77799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9531" calcext:value-type="float">
            <text:p>0,49531</text:p>
          </table:table-cell>
          <table:table-cell office:value-type="float" office:value="0.772443" calcext:value-type="float">
            <text:p>0,772443</text:p>
          </table:table-cell>
          <table:table-cell office:value-type="float" office:value="0.782125" calcext:value-type="float">
            <text:p>0,782125</text:p>
          </table:table-cell>
          <table:table-cell office:value-type="float" office:value="0.782359" calcext:value-type="float">
            <text:p>0,782359</text:p>
          </table:table-cell>
          <table:table-cell office:value-type="float" office:value="0.782557" calcext:value-type="float">
            <text:p>0,782557</text:p>
          </table:table-cell>
          <table:table-cell office:value-type="float" office:value="0.782811" calcext:value-type="float">
            <text:p>0,782811</text:p>
          </table:table-cell>
          <table:table-cell office:value-type="float" office:value="0.783098" calcext:value-type="float">
            <text:p>0,783098</text:p>
          </table:table-cell>
          <table:table-cell office:value-type="float" office:value="0.783329" calcext:value-type="float">
            <text:p>0,783329</text:p>
          </table:table-cell>
          <table:table-cell office:value-type="float" office:value="0.783538" calcext:value-type="float">
            <text:p>0,783538</text:p>
          </table:table-cell>
          <table:table-cell office:value-type="float" office:value="0.78371" calcext:value-type="float">
            <text:p>0,78371</text:p>
          </table:table-cell>
          <table:table-cell office:value-type="float" office:value="0.795892" calcext:value-type="float">
            <text:p>0,795892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186" calcext:value-type="float">
            <text:p>0,78318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46115" calcext:value-type="float">
            <text:p>0,446115</text:p>
          </table:table-cell>
          <table:table-cell office:value-type="float" office:value="0.763886" calcext:value-type="float">
            <text:p>0,763886</text:p>
          </table:table-cell>
          <table:table-cell office:value-type="float" office:value="0.782143" calcext:value-type="float">
            <text:p>0,782143</text:p>
          </table:table-cell>
          <table:table-cell office:value-type="float" office:value="0.782399" calcext:value-type="float">
            <text:p>0,782399</text:p>
          </table:table-cell>
          <table:table-cell office:value-type="float" office:value="0.782598" calcext:value-type="float">
            <text:p>0,782598</text:p>
          </table:table-cell>
          <table:table-cell office:value-type="float" office:value="0.782786" calcext:value-type="float">
            <text:p>0,782786</text:p>
          </table:table-cell>
          <table:table-cell office:value-type="float" office:value="0.783046" calcext:value-type="float">
            <text:p>0,783046</text:p>
          </table:table-cell>
          <table:table-cell office:value-type="float" office:value="0.783299" calcext:value-type="float">
            <text:p>0,783299</text:p>
          </table:table-cell>
          <table:table-cell office:value-type="float" office:value="0.783502" calcext:value-type="float">
            <text:p>0,783502</text:p>
          </table:table-cell>
          <table:table-cell office:value-type="float" office:value="0.783672" calcext:value-type="float">
            <text:p>0,783672</text:p>
          </table:table-cell>
          <table:table-cell office:value-type="float" office:value="0.795019" calcext:value-type="float">
            <text:p>0,795019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2235" calcext:value-type="float">
            <text:p>0,78223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51034" calcext:value-type="float">
            <text:p>0,751034</text:p>
          </table:table-cell>
          <table:table-cell office:value-type="float" office:value="0.778328" calcext:value-type="float">
            <text:p>0,778328</text:p>
          </table:table-cell>
          <table:table-cell office:value-type="float" office:value="0.782212" calcext:value-type="float">
            <text:p>0,782212</text:p>
          </table:table-cell>
          <table:table-cell office:value-type="float" office:value="0.782484" calcext:value-type="float">
            <text:p>0,782484</text:p>
          </table:table-cell>
          <table:table-cell office:value-type="float" office:value="0.7827" calcext:value-type="float">
            <text:p>0,7827</text:p>
          </table:table-cell>
          <table:table-cell office:value-type="float" office:value="0.782959" calcext:value-type="float">
            <text:p>0,782959</text:p>
          </table:table-cell>
          <table:table-cell office:value-type="float" office:value="0.783234" calcext:value-type="float">
            <text:p>0,783234</text:p>
          </table:table-cell>
          <table:table-cell office:value-type="float" office:value="0.783475" calcext:value-type="float">
            <text:p>0,783475</text:p>
          </table:table-cell>
          <table:table-cell office:value-type="float" office:value="0.783584" calcext:value-type="float">
            <text:p>0,783584</text:p>
          </table:table-cell>
          <table:table-cell office:value-type="float" office:value="0.783743" calcext:value-type="float">
            <text:p>0,783743</text:p>
          </table:table-cell>
          <table:table-cell office:value-type="float" office:value="0.794906" calcext:value-type="float">
            <text:p>0,794906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762" calcext:value-type="float">
            <text:p>0,78376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03632" calcext:value-type="float">
            <text:p>0,703632</text:p>
          </table:table-cell>
          <table:table-cell office:value-type="float" office:value="0.772581" calcext:value-type="float">
            <text:p>0,772581</text:p>
          </table:table-cell>
          <table:table-cell office:value-type="float" office:value="0.782169" calcext:value-type="float">
            <text:p>0,782169</text:p>
          </table:table-cell>
          <table:table-cell office:value-type="float" office:value="0.78243" calcext:value-type="float">
            <text:p>0,78243</text:p>
          </table:table-cell>
          <table:table-cell office:value-type="float" office:value="0.782619" calcext:value-type="float">
            <text:p>0,782619</text:p>
          </table:table-cell>
          <table:table-cell office:value-type="float" office:value="0.782858" calcext:value-type="float">
            <text:p>0,782858</text:p>
          </table:table-cell>
          <table:table-cell office:value-type="float" office:value="0.783147" calcext:value-type="float">
            <text:p>0,783147</text:p>
          </table:table-cell>
          <table:table-cell office:value-type="float" office:value="0.783406" calcext:value-type="float">
            <text:p>0,783406</text:p>
          </table:table-cell>
          <table:table-cell office:value-type="float" office:value="0.783574" calcext:value-type="float">
            <text:p>0,783574</text:p>
          </table:table-cell>
          <table:table-cell office:value-type="float" office:value="0.783741" calcext:value-type="float">
            <text:p>0,783741</text:p>
          </table:table-cell>
          <table:table-cell office:value-type="float" office:value="0.795902" calcext:value-type="float">
            <text:p>0,795902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243" calcext:value-type="float">
            <text:p>0,7832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03632" calcext:value-type="float">
            <text:p>0,703632</text:p>
          </table:table-cell>
          <table:table-cell office:value-type="float" office:value="0.776453" calcext:value-type="float">
            <text:p>0,776453</text:p>
          </table:table-cell>
          <table:table-cell office:value-type="float" office:value="0.782179" calcext:value-type="float">
            <text:p>0,782179</text:p>
          </table:table-cell>
          <table:table-cell office:value-type="float" office:value="0.782393" calcext:value-type="float">
            <text:p>0,782393</text:p>
          </table:table-cell>
          <table:table-cell office:value-type="float" office:value="0.78257" calcext:value-type="float">
            <text:p>0,78257</text:p>
          </table:table-cell>
          <table:table-cell office:value-type="float" office:value="0.782784" calcext:value-type="float">
            <text:p>0,782784</text:p>
          </table:table-cell>
          <table:table-cell office:value-type="float" office:value="0.783114" calcext:value-type="float">
            <text:p>0,783114</text:p>
          </table:table-cell>
          <table:table-cell office:value-type="float" office:value="0.783414" calcext:value-type="float">
            <text:p>0,783414</text:p>
          </table:table-cell>
          <table:table-cell office:value-type="float" office:value="0.783573" calcext:value-type="float">
            <text:p>0,783573</text:p>
          </table:table-cell>
          <table:table-cell office:value-type="float" office:value="0.783743" calcext:value-type="float">
            <text:p>0,783743</text:p>
          </table:table-cell>
          <table:table-cell office:value-type="float" office:value="0.793526" calcext:value-type="float">
            <text:p>0,793526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375" calcext:value-type="float">
            <text:p>0,78337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26253" calcext:value-type="float">
            <text:p>0,426253</text:p>
          </table:table-cell>
          <table:table-cell office:value-type="float" office:value="0.762168" calcext:value-type="float">
            <text:p>0,762168</text:p>
          </table:table-cell>
          <table:table-cell office:value-type="float" office:value="0.782225" calcext:value-type="float">
            <text:p>0,782225</text:p>
          </table:table-cell>
          <table:table-cell office:value-type="float" office:value="0.782432" calcext:value-type="float">
            <text:p>0,782432</text:p>
          </table:table-cell>
          <table:table-cell office:value-type="float" office:value="0.782612" calcext:value-type="float">
            <text:p>0,782612</text:p>
          </table:table-cell>
          <table:table-cell office:value-type="float" office:value="0.78286" calcext:value-type="float">
            <text:p>0,78286</text:p>
          </table:table-cell>
          <table:table-cell office:value-type="float" office:value="0.78315" calcext:value-type="float">
            <text:p>0,78315</text:p>
          </table:table-cell>
          <table:table-cell office:value-type="float" office:value="0.783406" calcext:value-type="float">
            <text:p>0,783406</text:p>
          </table:table-cell>
          <table:table-cell office:value-type="float" office:value="0.783565" calcext:value-type="float">
            <text:p>0,783565</text:p>
          </table:table-cell>
          <table:table-cell office:value-type="float" office:value="0.783724" calcext:value-type="float">
            <text:p>0,783724</text:p>
          </table:table-cell>
          <table:table-cell office:value-type="float" office:value="0.789529" calcext:value-type="float">
            <text:p>0,789529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567" calcext:value-type="float">
            <text:p>0,78156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2874" calcext:value-type="float">
            <text:p>0,092874</text:p>
          </table:table-cell>
          <table:table-cell office:value-type="float" office:value="0.732095" calcext:value-type="float">
            <text:p>0,732095</text:p>
          </table:table-cell>
          <table:table-cell office:value-type="float" office:value="0.782187" calcext:value-type="float">
            <text:p>0,782187</text:p>
          </table:table-cell>
          <table:table-cell office:value-type="float" office:value="0.782455" calcext:value-type="float">
            <text:p>0,782455</text:p>
          </table:table-cell>
          <table:table-cell office:value-type="float" office:value="0.782653" calcext:value-type="float">
            <text:p>0,782653</text:p>
          </table:table-cell>
          <table:table-cell office:value-type="float" office:value="0.78292" calcext:value-type="float">
            <text:p>0,78292</text:p>
          </table:table-cell>
          <table:table-cell office:value-type="float" office:value="0.783167" calcext:value-type="float">
            <text:p>0,783167</text:p>
          </table:table-cell>
          <table:table-cell office:value-type="float" office:value="0.783375" calcext:value-type="float">
            <text:p>0,783375</text:p>
          </table:table-cell>
          <table:table-cell office:value-type="float" office:value="0.783568" calcext:value-type="float">
            <text:p>0,783568</text:p>
          </table:table-cell>
          <table:table-cell office:value-type="float" office:value="0.783704" calcext:value-type="float">
            <text:p>0,783704</text:p>
          </table:table-cell>
          <table:table-cell office:value-type="float" office:value="0.789686" calcext:value-type="float">
            <text:p>0,789686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8581" calcext:value-type="float">
            <text:p>0,77858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5379" calcext:value-type="float">
            <text:p>0,155379</text:p>
          </table:table-cell>
          <table:table-cell office:value-type="float" office:value="0.755015" calcext:value-type="float">
            <text:p>0,755015</text:p>
          </table:table-cell>
          <table:table-cell office:value-type="float" office:value="0.782269" calcext:value-type="float">
            <text:p>0,782269</text:p>
          </table:table-cell>
          <table:table-cell office:value-type="float" office:value="0.782495" calcext:value-type="float">
            <text:p>0,782495</text:p>
          </table:table-cell>
          <table:table-cell office:value-type="float" office:value="0.782672" calcext:value-type="float">
            <text:p>0,782672</text:p>
          </table:table-cell>
          <table:table-cell office:value-type="float" office:value="0.782916" calcext:value-type="float">
            <text:p>0,782916</text:p>
          </table:table-cell>
          <table:table-cell office:value-type="float" office:value="0.783167" calcext:value-type="float">
            <text:p>0,783167</text:p>
          </table:table-cell>
          <table:table-cell office:value-type="float" office:value="0.783396" calcext:value-type="float">
            <text:p>0,783396</text:p>
          </table:table-cell>
          <table:table-cell office:value-type="float" office:value="0.783595" calcext:value-type="float">
            <text:p>0,783595</text:p>
          </table:table-cell>
          <table:table-cell office:value-type="float" office:value="0.783775" calcext:value-type="float">
            <text:p>0,783775</text:p>
          </table:table-cell>
          <table:table-cell office:value-type="float" office:value="0.793496" calcext:value-type="float">
            <text:p>0,793496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28" calcext:value-type="float">
            <text:p>0,7812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5287" calcext:value-type="float">
            <text:p>0,155287</text:p>
          </table:table-cell>
          <table:table-cell office:value-type="float" office:value="0.718596" calcext:value-type="float">
            <text:p>0,718596</text:p>
          </table:table-cell>
          <table:table-cell office:value-type="float" office:value="0.782056" calcext:value-type="float">
            <text:p>0,782056</text:p>
          </table:table-cell>
          <table:table-cell office:value-type="float" office:value="0.782502" calcext:value-type="float">
            <text:p>0,782502</text:p>
          </table:table-cell>
          <table:table-cell office:value-type="float" office:value="0.782776" calcext:value-type="float">
            <text:p>0,782776</text:p>
          </table:table-cell>
          <table:table-cell office:value-type="float" office:value="0.783034" calcext:value-type="float">
            <text:p>0,783034</text:p>
          </table:table-cell>
          <table:table-cell office:value-type="float" office:value="0.783281" calcext:value-type="float">
            <text:p>0,783281</text:p>
          </table:table-cell>
          <table:table-cell office:value-type="float" office:value="0.783492" calcext:value-type="float">
            <text:p>0,783492</text:p>
          </table:table-cell>
          <table:table-cell office:value-type="float" office:value="0.783657" calcext:value-type="float">
            <text:p>0,783657</text:p>
          </table:table-cell>
          <table:table-cell office:value-type="float" office:value="0.783834" calcext:value-type="float">
            <text:p>0,783834</text:p>
          </table:table-cell>
          <table:table-cell office:value-type="float" office:value="0.793145" calcext:value-type="float">
            <text:p>0,79314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7638" calcext:value-type="float">
            <text:p>0,77763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55218" calcext:value-type="float">
            <text:p>0,155218</text:p>
          </table:table-cell>
          <table:table-cell office:value-type="float" office:value="0.709369" calcext:value-type="float">
            <text:p>0,709369</text:p>
          </table:table-cell>
          <table:table-cell office:value-type="float" office:value="0.782175" calcext:value-type="float">
            <text:p>0,782175</text:p>
          </table:table-cell>
          <table:table-cell office:value-type="float" office:value="0.782477" calcext:value-type="float">
            <text:p>0,782477</text:p>
          </table:table-cell>
          <table:table-cell office:value-type="float" office:value="0.782699" calcext:value-type="float">
            <text:p>0,782699</text:p>
          </table:table-cell>
          <table:table-cell office:value-type="float" office:value="0.782964" calcext:value-type="float">
            <text:p>0,782964</text:p>
          </table:table-cell>
          <table:table-cell office:value-type="float" office:value="0.783216" calcext:value-type="float">
            <text:p>0,783216</text:p>
          </table:table-cell>
          <table:table-cell office:value-type="float" office:value="0.783486" calcext:value-type="float">
            <text:p>0,783486</text:p>
          </table:table-cell>
          <table:table-cell office:value-type="float" office:value="0.783676" calcext:value-type="float">
            <text:p>0,783676</text:p>
          </table:table-cell>
          <table:table-cell office:value-type="float" office:value="0.783835" calcext:value-type="float">
            <text:p>0,783835</text:p>
          </table:table-cell>
          <table:table-cell office:value-type="float" office:value="0.797175" calcext:value-type="float">
            <text:p>0,79717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7107" calcext:value-type="float">
            <text:p>0,77710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55172" calcext:value-type="float">
            <text:p>0,155172</text:p>
          </table:table-cell>
          <table:table-cell office:value-type="float" office:value="0.755038" calcext:value-type="float">
            <text:p>0,755038</text:p>
          </table:table-cell>
          <table:table-cell office:value-type="float" office:value="0.782226" calcext:value-type="float">
            <text:p>0,782226</text:p>
          </table:table-cell>
          <table:table-cell office:value-type="float" office:value="0.782498" calcext:value-type="float">
            <text:p>0,782498</text:p>
          </table:table-cell>
          <table:table-cell office:value-type="float" office:value="0.782791" calcext:value-type="float">
            <text:p>0,782791</text:p>
          </table:table-cell>
          <table:table-cell office:value-type="float" office:value="0.783024" calcext:value-type="float">
            <text:p>0,783024</text:p>
          </table:table-cell>
          <table:table-cell office:value-type="float" office:value="0.783302" calcext:value-type="float">
            <text:p>0,783302</text:p>
          </table:table-cell>
          <table:table-cell office:value-type="float" office:value="0.783537" calcext:value-type="float">
            <text:p>0,783537</text:p>
          </table:table-cell>
          <table:table-cell office:value-type="float" office:value="0.783712" calcext:value-type="float">
            <text:p>0,783712</text:p>
          </table:table-cell>
          <table:table-cell office:value-type="float" office:value="0.783879" calcext:value-type="float">
            <text:p>0,783879</text:p>
          </table:table-cell>
          <table:table-cell office:value-type="float" office:value="0.795363" calcext:value-type="float">
            <text:p>0,795363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537" calcext:value-type="float">
            <text:p>0,78153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5379" calcext:value-type="float">
            <text:p>0,155379</text:p>
          </table:table-cell>
          <table:table-cell office:value-type="float" office:value="0.739641" calcext:value-type="float">
            <text:p>0,739641</text:p>
          </table:table-cell>
          <table:table-cell office:value-type="float" office:value="0.782236" calcext:value-type="float">
            <text:p>0,782236</text:p>
          </table:table-cell>
          <table:table-cell office:value-type="float" office:value="0.782497" calcext:value-type="float">
            <text:p>0,782497</text:p>
          </table:table-cell>
          <table:table-cell office:value-type="float" office:value="0.782779" calcext:value-type="float">
            <text:p>0,782779</text:p>
          </table:table-cell>
          <table:table-cell office:value-type="float" office:value="0.783018" calcext:value-type="float">
            <text:p>0,783018</text:p>
          </table:table-cell>
          <table:table-cell office:value-type="float" office:value="0.783301" calcext:value-type="float">
            <text:p>0,783301</text:p>
          </table:table-cell>
          <table:table-cell office:value-type="float" office:value="0.78357" calcext:value-type="float">
            <text:p>0,78357</text:p>
          </table:table-cell>
          <table:table-cell office:value-type="float" office:value="0.783743" calcext:value-type="float">
            <text:p>0,783743</text:p>
          </table:table-cell>
          <table:table-cell office:value-type="float" office:value="0.783875" calcext:value-type="float">
            <text:p>0,783875</text:p>
          </table:table-cell>
          <table:table-cell office:value-type="float" office:value="0.791694" calcext:value-type="float">
            <text:p>0,79169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9635" calcext:value-type="float">
            <text:p>0,77963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5448" calcext:value-type="float">
            <text:p>0,155448</text:p>
          </table:table-cell>
          <table:table-cell office:value-type="float" office:value="0.729147" calcext:value-type="float">
            <text:p>0,729147</text:p>
          </table:table-cell>
          <table:table-cell office:value-type="float" office:value="0.782281" calcext:value-type="float">
            <text:p>0,782281</text:p>
          </table:table-cell>
          <table:table-cell office:value-type="float" office:value="0.782521" calcext:value-type="float">
            <text:p>0,782521</text:p>
          </table:table-cell>
          <table:table-cell office:value-type="float" office:value="0.782759" calcext:value-type="float">
            <text:p>0,782759</text:p>
          </table:table-cell>
          <table:table-cell office:value-type="float" office:value="0.782982" calcext:value-type="float">
            <text:p>0,782982</text:p>
          </table:table-cell>
          <table:table-cell office:value-type="float" office:value="0.783255" calcext:value-type="float">
            <text:p>0,783255</text:p>
          </table:table-cell>
          <table:table-cell office:value-type="float" office:value="0.783519" calcext:value-type="float">
            <text:p>0,783519</text:p>
          </table:table-cell>
          <table:table-cell office:value-type="float" office:value="0.783692" calcext:value-type="float">
            <text:p>0,783692</text:p>
          </table:table-cell>
          <table:table-cell office:value-type="float" office:value="0.783842" calcext:value-type="float">
            <text:p>0,783842</text:p>
          </table:table-cell>
          <table:table-cell office:value-type="float" office:value="0.79525" calcext:value-type="float">
            <text:p>0,7952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8925" calcext:value-type="float">
            <text:p>0,77892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7655" calcext:value-type="float">
            <text:p>0,057655</text:p>
          </table:table-cell>
          <table:table-cell office:value-type="float" office:value="0.725138" calcext:value-type="float">
            <text:p>0,725138</text:p>
          </table:table-cell>
          <table:table-cell office:value-type="float" office:value="0.782232" calcext:value-type="float">
            <text:p>0,782232</text:p>
          </table:table-cell>
          <table:table-cell office:value-type="float" office:value="0.782513" calcext:value-type="float">
            <text:p>0,782513</text:p>
          </table:table-cell>
          <table:table-cell office:value-type="float" office:value="0.782749" calcext:value-type="float">
            <text:p>0,782749</text:p>
          </table:table-cell>
          <table:table-cell office:value-type="float" office:value="0.782983" calcext:value-type="float">
            <text:p>0,782983</text:p>
          </table:table-cell>
          <table:table-cell office:value-type="float" office:value="0.783262" calcext:value-type="float">
            <text:p>0,783262</text:p>
          </table:table-cell>
          <table:table-cell office:value-type="float" office:value="0.783503" calcext:value-type="float">
            <text:p>0,783503</text:p>
          </table:table-cell>
          <table:table-cell office:value-type="float" office:value="0.783695" calcext:value-type="float">
            <text:p>0,783695</text:p>
          </table:table-cell>
          <table:table-cell office:value-type="float" office:value="0.783855" calcext:value-type="float">
            <text:p>0,783855</text:p>
          </table:table-cell>
          <table:table-cell office:value-type="float" office:value="0.793615" calcext:value-type="float">
            <text:p>0,793615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8354" calcext:value-type="float">
            <text:p>0,77835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30667" calcext:value-type="float">
            <text:p>0,230667</text:p>
          </table:table-cell>
          <table:table-cell office:value-type="float" office:value="0.740776" calcext:value-type="float">
            <text:p>0,740776</text:p>
          </table:table-cell>
          <table:table-cell office:value-type="float" office:value="0.782285" calcext:value-type="float">
            <text:p>0,782285</text:p>
          </table:table-cell>
          <table:table-cell office:value-type="float" office:value="0.782569" calcext:value-type="float">
            <text:p>0,782569</text:p>
          </table:table-cell>
          <table:table-cell office:value-type="float" office:value="0.782784" calcext:value-type="float">
            <text:p>0,782784</text:p>
          </table:table-cell>
          <table:table-cell office:value-type="float" office:value="0.782968" calcext:value-type="float">
            <text:p>0,782968</text:p>
          </table:table-cell>
          <table:table-cell office:value-type="float" office:value="0.783322" calcext:value-type="float">
            <text:p>0,783322</text:p>
          </table:table-cell>
          <table:table-cell office:value-type="float" office:value="0.783527" calcext:value-type="float">
            <text:p>0,783527</text:p>
          </table:table-cell>
          <table:table-cell office:value-type="float" office:value="0.783698" calcext:value-type="float">
            <text:p>0,783698</text:p>
          </table:table-cell>
          <table:table-cell office:value-type="float" office:value="0.783877" calcext:value-type="float">
            <text:p>0,783877</text:p>
          </table:table-cell>
          <table:table-cell office:value-type="float" office:value="0.792194" calcext:value-type="float">
            <text:p>0,792194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798" calcext:value-type="float">
            <text:p>0,779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531" calcext:value-type="float">
            <text:p>0,15531</text:p>
          </table:table-cell>
          <table:table-cell office:value-type="float" office:value="0.735398" calcext:value-type="float">
            <text:p>0,735398</text:p>
          </table:table-cell>
          <table:table-cell office:value-type="float" office:value="0.782408" calcext:value-type="float">
            <text:p>0,782408</text:p>
          </table:table-cell>
          <table:table-cell office:value-type="float" office:value="0.782639" calcext:value-type="float">
            <text:p>0,782639</text:p>
          </table:table-cell>
          <table:table-cell office:value-type="float" office:value="0.782873" calcext:value-type="float">
            <text:p>0,782873</text:p>
          </table:table-cell>
          <table:table-cell office:value-type="float" office:value="0.783166" calcext:value-type="float">
            <text:p>0,783166</text:p>
          </table:table-cell>
          <table:table-cell office:value-type="float" office:value="0.783434" calcext:value-type="float">
            <text:p>0,783434</text:p>
          </table:table-cell>
          <table:table-cell office:value-type="float" office:value="0.783607" calcext:value-type="float">
            <text:p>0,783607</text:p>
          </table:table-cell>
          <table:table-cell office:value-type="float" office:value="0.783755" calcext:value-type="float">
            <text:p>0,783755</text:p>
          </table:table-cell>
          <table:table-cell office:value-type="float" office:value="0.783947" calcext:value-type="float">
            <text:p>0,783947</text:p>
          </table:table-cell>
          <table:table-cell office:value-type="float" office:value="0.799433" calcext:value-type="float">
            <text:p>0,799433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0066" calcext:value-type="float">
            <text:p>0,78006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55126" calcext:value-type="float">
            <text:p>0,155126</text:p>
          </table:table-cell>
          <table:table-cell office:value-type="float" office:value="0.749482" calcext:value-type="float">
            <text:p>0,749482</text:p>
          </table:table-cell>
          <table:table-cell office:value-type="float" office:value="0.782388" calcext:value-type="float">
            <text:p>0,782388</text:p>
          </table:table-cell>
          <table:table-cell office:value-type="float" office:value="0.78264" calcext:value-type="float">
            <text:p>0,78264</text:p>
          </table:table-cell>
          <table:table-cell office:value-type="float" office:value="0.782838" calcext:value-type="float">
            <text:p>0,782838</text:p>
          </table:table-cell>
          <table:table-cell office:value-type="float" office:value="0.783056" calcext:value-type="float">
            <text:p>0,783056</text:p>
          </table:table-cell>
          <table:table-cell office:value-type="float" office:value="0.783341" calcext:value-type="float">
            <text:p>0,783341</text:p>
          </table:table-cell>
          <table:table-cell office:value-type="float" office:value="0.783546" calcext:value-type="float">
            <text:p>0,783546</text:p>
          </table:table-cell>
          <table:table-cell office:value-type="float" office:value="0.783681" calcext:value-type="float">
            <text:p>0,783681</text:p>
          </table:table-cell>
          <table:table-cell office:value-type="float" office:value="0.783857" calcext:value-type="float">
            <text:p>0,783857</text:p>
          </table:table-cell>
          <table:table-cell office:value-type="float" office:value="0.799291" calcext:value-type="float">
            <text:p>0,799291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1412" calcext:value-type="float">
            <text:p>0,78141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74437" calcext:value-type="float">
            <text:p>0,574437</text:p>
          </table:table-cell>
          <table:table-cell office:value-type="float" office:value="0.768491" calcext:value-type="float">
            <text:p>0,768491</text:p>
          </table:table-cell>
          <table:table-cell office:value-type="float" office:value="0.782282" calcext:value-type="float">
            <text:p>0,782282</text:p>
          </table:table-cell>
          <table:table-cell office:value-type="float" office:value="0.782512" calcext:value-type="float">
            <text:p>0,782512</text:p>
          </table:table-cell>
          <table:table-cell office:value-type="float" office:value="0.782727" calcext:value-type="float">
            <text:p>0,782727</text:p>
          </table:table-cell>
          <table:table-cell office:value-type="float" office:value="0.782988" calcext:value-type="float">
            <text:p>0,782988</text:p>
          </table:table-cell>
          <table:table-cell office:value-type="float" office:value="0.783267" calcext:value-type="float">
            <text:p>0,783267</text:p>
          </table:table-cell>
          <table:table-cell office:value-type="float" office:value="0.783533" calcext:value-type="float">
            <text:p>0,783533</text:p>
          </table:table-cell>
          <table:table-cell office:value-type="float" office:value="0.783678" calcext:value-type="float">
            <text:p>0,783678</text:p>
          </table:table-cell>
          <table:table-cell office:value-type="float" office:value="0.783909" calcext:value-type="float">
            <text:p>0,783909</text:p>
          </table:table-cell>
          <table:table-cell office:value-type="float" office:value="0.802701" calcext:value-type="float">
            <text:p>0,802701</text:p>
          </table:table-cell>
          <table:table-cell office:value-type="float" office:value="0.865448" calcext:value-type="float">
            <text:p>0,865448</text:p>
          </table:table-cell>
          <table:table-cell office:value-type="float" office:value="0.783609" calcext:value-type="float">
            <text:p>0,78360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47356" calcext:value-type="float">
            <text:p>0,647356</text:p>
          </table:table-cell>
          <table:table-cell office:value-type="float" office:value="0.773619" calcext:value-type="float">
            <text:p>0,773619</text:p>
          </table:table-cell>
          <table:table-cell office:value-type="float" office:value="0.782275" calcext:value-type="float">
            <text:p>0,782275</text:p>
          </table:table-cell>
          <table:table-cell office:value-type="float" office:value="0.782502" calcext:value-type="float">
            <text:p>0,782502</text:p>
          </table:table-cell>
          <table:table-cell office:value-type="float" office:value="0.782744" calcext:value-type="float">
            <text:p>0,782744</text:p>
          </table:table-cell>
          <table:table-cell office:value-type="float" office:value="0.782999" calcext:value-type="float">
            <text:p>0,782999</text:p>
          </table:table-cell>
          <table:table-cell office:value-type="float" office:value="0.78326" calcext:value-type="float">
            <text:p>0,78326</text:p>
          </table:table-cell>
          <table:table-cell office:value-type="float" office:value="0.783544" calcext:value-type="float">
            <text:p>0,783544</text:p>
          </table:table-cell>
          <table:table-cell office:value-type="float" office:value="0.78365" calcext:value-type="float">
            <text:p>0,78365</text:p>
          </table:table-cell>
          <table:table-cell office:value-type="float" office:value="0.783815" calcext:value-type="float">
            <text:p>0,783815</text:p>
          </table:table-cell>
          <table:table-cell office:value-type="float" office:value="0.798331" calcext:value-type="float">
            <text:p>0,798331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3674" calcext:value-type="float">
            <text:p>0,78367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12874" calcext:value-type="float">
            <text:p>0,712874</text:p>
          </table:table-cell>
          <table:table-cell office:value-type="float" office:value="0.775232" calcext:value-type="float">
            <text:p>0,775232</text:p>
          </table:table-cell>
          <table:table-cell office:value-type="float" office:value="0.782274" calcext:value-type="float">
            <text:p>0,782274</text:p>
          </table:table-cell>
          <table:table-cell office:value-type="float" office:value="0.782518" calcext:value-type="float">
            <text:p>0,782518</text:p>
          </table:table-cell>
          <table:table-cell office:value-type="float" office:value="0.782747" calcext:value-type="float">
            <text:p>0,782747</text:p>
          </table:table-cell>
          <table:table-cell office:value-type="float" office:value="0.782953" calcext:value-type="float">
            <text:p>0,782953</text:p>
          </table:table-cell>
          <table:table-cell office:value-type="float" office:value="0.783189" calcext:value-type="float">
            <text:p>0,783189</text:p>
          </table:table-cell>
          <table:table-cell office:value-type="float" office:value="0.783496" calcext:value-type="float">
            <text:p>0,783496</text:p>
          </table:table-cell>
          <table:table-cell office:value-type="float" office:value="0.783654" calcext:value-type="float">
            <text:p>0,783654</text:p>
          </table:table-cell>
          <table:table-cell office:value-type="float" office:value="0.783842" calcext:value-type="float">
            <text:p>0,783842</text:p>
          </table:table-cell>
          <table:table-cell office:value-type="float" office:value="0.799232" calcext:value-type="float">
            <text:p>0,799232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3914" calcext:value-type="float">
            <text:p>0,78391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36483" calcext:value-type="float">
            <text:p>0,336483</text:p>
          </table:table-cell>
          <table:table-cell office:value-type="float" office:value="0.764795" calcext:value-type="float">
            <text:p>0,764795</text:p>
          </table:table-cell>
          <table:table-cell office:value-type="float" office:value="0.782266" calcext:value-type="float">
            <text:p>0,782266</text:p>
          </table:table-cell>
          <table:table-cell office:value-type="float" office:value="0.782489" calcext:value-type="float">
            <text:p>0,782489</text:p>
          </table:table-cell>
          <table:table-cell office:value-type="float" office:value="0.782705" calcext:value-type="float">
            <text:p>0,782705</text:p>
          </table:table-cell>
          <table:table-cell office:value-type="float" office:value="0.782885" calcext:value-type="float">
            <text:p>0,782885</text:p>
          </table:table-cell>
          <table:table-cell office:value-type="float" office:value="0.783154" calcext:value-type="float">
            <text:p>0,783154</text:p>
          </table:table-cell>
          <table:table-cell office:value-type="float" office:value="0.783434" calcext:value-type="float">
            <text:p>0,783434</text:p>
          </table:table-cell>
          <table:table-cell office:value-type="float" office:value="0.783642" calcext:value-type="float">
            <text:p>0,783642</text:p>
          </table:table-cell>
          <table:table-cell office:value-type="float" office:value="0.783837" calcext:value-type="float">
            <text:p>0,783837</text:p>
          </table:table-cell>
          <table:table-cell office:value-type="float" office:value="0.799771" calcext:value-type="float">
            <text:p>0,799771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2898" calcext:value-type="float">
            <text:p>0,78289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9793" calcext:value-type="float">
            <text:p>0,029793</text:p>
          </table:table-cell>
          <table:table-cell office:value-type="float" office:value="0.741563" calcext:value-type="float">
            <text:p>0,741563</text:p>
          </table:table-cell>
          <table:table-cell office:value-type="float" office:value="0.78229" calcext:value-type="float">
            <text:p>0,78229</text:p>
          </table:table-cell>
          <table:table-cell office:value-type="float" office:value="0.782578" calcext:value-type="float">
            <text:p>0,782578</text:p>
          </table:table-cell>
          <table:table-cell office:value-type="float" office:value="0.782767" calcext:value-type="float">
            <text:p>0,782767</text:p>
          </table:table-cell>
          <table:table-cell office:value-type="float" office:value="0.782946" calcext:value-type="float">
            <text:p>0,782946</text:p>
          </table:table-cell>
          <table:table-cell office:value-type="float" office:value="0.783268" calcext:value-type="float">
            <text:p>0,783268</text:p>
          </table:table-cell>
          <table:table-cell office:value-type="float" office:value="0.783528" calcext:value-type="float">
            <text:p>0,783528</text:p>
          </table:table-cell>
          <table:table-cell office:value-type="float" office:value="0.783699" calcext:value-type="float">
            <text:p>0,783699</text:p>
          </table:table-cell>
          <table:table-cell office:value-type="float" office:value="0.783904" calcext:value-type="float">
            <text:p>0,783904</text:p>
          </table:table-cell>
          <table:table-cell office:value-type="float" office:value="0.802673" calcext:value-type="float">
            <text:p>0,802673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0922" calcext:value-type="float">
            <text:p>0,78092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55172" calcext:value-type="float">
            <text:p>0,255172</text:p>
          </table:table-cell>
          <table:table-cell office:value-type="float" office:value="0.759643" calcext:value-type="float">
            <text:p>0,759643</text:p>
          </table:table-cell>
          <table:table-cell office:value-type="float" office:value="0.782298" calcext:value-type="float">
            <text:p>0,782298</text:p>
          </table:table-cell>
          <table:table-cell office:value-type="float" office:value="0.782519" calcext:value-type="float">
            <text:p>0,782519</text:p>
          </table:table-cell>
          <table:table-cell office:value-type="float" office:value="0.78274" calcext:value-type="float">
            <text:p>0,78274</text:p>
          </table:table-cell>
          <table:table-cell office:value-type="float" office:value="0.782897" calcext:value-type="float">
            <text:p>0,782897</text:p>
          </table:table-cell>
          <table:table-cell office:value-type="float" office:value="0.783206" calcext:value-type="float">
            <text:p>0,783206</text:p>
          </table:table-cell>
          <table:table-cell office:value-type="float" office:value="0.783469" calcext:value-type="float">
            <text:p>0,783469</text:p>
          </table:table-cell>
          <table:table-cell office:value-type="float" office:value="0.783648" calcext:value-type="float">
            <text:p>0,783648</text:p>
          </table:table-cell>
          <table:table-cell office:value-type="float" office:value="0.783862" calcext:value-type="float">
            <text:p>0,783862</text:p>
          </table:table-cell>
          <table:table-cell office:value-type="float" office:value="0.804544" calcext:value-type="float">
            <text:p>0,804544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2883" calcext:value-type="float">
            <text:p>0,78288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0805" calcext:value-type="float">
            <text:p>0,040805</text:p>
          </table:table-cell>
          <table:table-cell office:value-type="float" office:value="0.74023" calcext:value-type="float">
            <text:p>0,74023</text:p>
          </table:table-cell>
          <table:table-cell office:value-type="float" office:value="0.782342" calcext:value-type="float">
            <text:p>0,782342</text:p>
          </table:table-cell>
          <table:table-cell office:value-type="float" office:value="0.782551" calcext:value-type="float">
            <text:p>0,782551</text:p>
          </table:table-cell>
          <table:table-cell office:value-type="float" office:value="0.782742" calcext:value-type="float">
            <text:p>0,782742</text:p>
          </table:table-cell>
          <table:table-cell office:value-type="float" office:value="0.78295" calcext:value-type="float">
            <text:p>0,78295</text:p>
          </table:table-cell>
          <table:table-cell office:value-type="float" office:value="0.783203" calcext:value-type="float">
            <text:p>0,783203</text:p>
          </table:table-cell>
          <table:table-cell office:value-type="float" office:value="0.783486" calcext:value-type="float">
            <text:p>0,783486</text:p>
          </table:table-cell>
          <table:table-cell office:value-type="float" office:value="0.783668" calcext:value-type="float">
            <text:p>0,783668</text:p>
          </table:table-cell>
          <table:table-cell office:value-type="float" office:value="0.783916" calcext:value-type="float">
            <text:p>0,783916</text:p>
          </table:table-cell>
          <table:table-cell office:value-type="float" office:value="0.802153" calcext:value-type="float">
            <text:p>0,802153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0724" calcext:value-type="float">
            <text:p>0,7807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47885" calcext:value-type="float">
            <text:p>0,247885</text:p>
          </table:table-cell>
          <table:table-cell office:value-type="float" office:value="0.745446" calcext:value-type="float">
            <text:p>0,745446</text:p>
          </table:table-cell>
          <table:table-cell office:value-type="float" office:value="0.78233" calcext:value-type="float">
            <text:p>0,78233</text:p>
          </table:table-cell>
          <table:table-cell office:value-type="float" office:value="0.782569" calcext:value-type="float">
            <text:p>0,782569</text:p>
          </table:table-cell>
          <table:table-cell office:value-type="float" office:value="0.782764" calcext:value-type="float">
            <text:p>0,782764</text:p>
          </table:table-cell>
          <table:table-cell office:value-type="float" office:value="0.782957" calcext:value-type="float">
            <text:p>0,782957</text:p>
          </table:table-cell>
          <table:table-cell office:value-type="float" office:value="0.783216" calcext:value-type="float">
            <text:p>0,783216</text:p>
          </table:table-cell>
          <table:table-cell office:value-type="float" office:value="0.783522" calcext:value-type="float">
            <text:p>0,783522</text:p>
          </table:table-cell>
          <table:table-cell office:value-type="float" office:value="0.78369" calcext:value-type="float">
            <text:p>0,78369</text:p>
          </table:table-cell>
          <table:table-cell office:value-type="float" office:value="0.783985" calcext:value-type="float">
            <text:p>0,783985</text:p>
          </table:table-cell>
          <table:table-cell office:value-type="float" office:value="0.804016" calcext:value-type="float">
            <text:p>0,804016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145" calcext:value-type="float">
            <text:p>0,7814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47885" calcext:value-type="float">
            <text:p>0,247885</text:p>
          </table:table-cell>
          <table:table-cell office:value-type="float" office:value="0.754879" calcext:value-type="float">
            <text:p>0,754879</text:p>
          </table:table-cell>
          <table:table-cell office:value-type="float" office:value="0.782381" calcext:value-type="float">
            <text:p>0,782381</text:p>
          </table:table-cell>
          <table:table-cell office:value-type="float" office:value="0.782606" calcext:value-type="float">
            <text:p>0,782606</text:p>
          </table:table-cell>
          <table:table-cell office:value-type="float" office:value="0.782813" calcext:value-type="float">
            <text:p>0,782813</text:p>
          </table:table-cell>
          <table:table-cell office:value-type="float" office:value="0.78306" calcext:value-type="float">
            <text:p>0,78306</text:p>
          </table:table-cell>
          <table:table-cell office:value-type="float" office:value="0.783413" calcext:value-type="float">
            <text:p>0,783413</text:p>
          </table:table-cell>
          <table:table-cell office:value-type="float" office:value="0.783572" calcext:value-type="float">
            <text:p>0,783572</text:p>
          </table:table-cell>
          <table:table-cell office:value-type="float" office:value="0.783709" calcext:value-type="float">
            <text:p>0,783709</text:p>
          </table:table-cell>
          <table:table-cell office:value-type="float" office:value="0.783952" calcext:value-type="float">
            <text:p>0,783952</text:p>
          </table:table-cell>
          <table:table-cell office:value-type="float" office:value="0.802391" calcext:value-type="float">
            <text:p>0,802391</text:p>
          </table:table-cell>
          <table:table-cell office:value-type="float" office:value="0.876345" calcext:value-type="float">
            <text:p>0,876345</text:p>
          </table:table-cell>
          <table:table-cell office:value-type="float" office:value="0.782278" calcext:value-type="float">
            <text:p>0,78227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747076" calcext:value-type="float">
            <text:p>0,747076</text:p>
          </table:table-cell>
          <table:table-cell office:value-type="float" office:value="0.782337" calcext:value-type="float">
            <text:p>0,782337</text:p>
          </table:table-cell>
          <table:table-cell office:value-type="float" office:value="0.782591" calcext:value-type="float">
            <text:p>0,782591</text:p>
          </table:table-cell>
          <table:table-cell office:value-type="float" office:value="0.78279" calcext:value-type="float">
            <text:p>0,78279</text:p>
          </table:table-cell>
          <table:table-cell office:value-type="float" office:value="0.783049" calcext:value-type="float">
            <text:p>0,783049</text:p>
          </table:table-cell>
          <table:table-cell office:value-type="float" office:value="0.78338" calcext:value-type="float">
            <text:p>0,78338</text:p>
          </table:table-cell>
          <table:table-cell office:value-type="float" office:value="0.783581" calcext:value-type="float">
            <text:p>0,783581</text:p>
          </table:table-cell>
          <table:table-cell office:value-type="float" office:value="0.783739" calcext:value-type="float">
            <text:p>0,783739</text:p>
          </table:table-cell>
          <table:table-cell office:value-type="float" office:value="0.784169" calcext:value-type="float">
            <text:p>0,784169</text:p>
          </table:table-cell>
          <table:table-cell office:value-type="float" office:value="0.807936" calcext:value-type="float">
            <text:p>0,807936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2065" calcext:value-type="float">
            <text:p>0,78206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33103" calcext:value-type="float">
            <text:p>0,633103</text:p>
          </table:table-cell>
          <table:table-cell office:value-type="float" office:value="0.76158" calcext:value-type="float">
            <text:p>0,76158</text:p>
          </table:table-cell>
          <table:table-cell office:value-type="float" office:value="0.782177" calcext:value-type="float">
            <text:p>0,782177</text:p>
          </table:table-cell>
          <table:table-cell office:value-type="float" office:value="0.782614" calcext:value-type="float">
            <text:p>0,782614</text:p>
          </table:table-cell>
          <table:table-cell office:value-type="float" office:value="0.782812" calcext:value-type="float">
            <text:p>0,782812</text:p>
          </table:table-cell>
          <table:table-cell office:value-type="float" office:value="0.783054" calcext:value-type="float">
            <text:p>0,783054</text:p>
          </table:table-cell>
          <table:table-cell office:value-type="float" office:value="0.783373" calcext:value-type="float">
            <text:p>0,783373</text:p>
          </table:table-cell>
          <table:table-cell office:value-type="float" office:value="0.783601" calcext:value-type="float">
            <text:p>0,783601</text:p>
          </table:table-cell>
          <table:table-cell office:value-type="float" office:value="0.783749" calcext:value-type="float">
            <text:p>0,783749</text:p>
          </table:table-cell>
          <table:table-cell office:value-type="float" office:value="0.784085" calcext:value-type="float">
            <text:p>0,784085</text:p>
          </table:table-cell>
          <table:table-cell office:value-type="float" office:value="0.80002" calcext:value-type="float">
            <text:p>0,80002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2707" calcext:value-type="float">
            <text:p>0,78270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72713" calcext:value-type="float">
            <text:p>0,272713</text:p>
          </table:table-cell>
          <table:table-cell office:value-type="float" office:value="0.744779" calcext:value-type="float">
            <text:p>0,744779</text:p>
          </table:table-cell>
          <table:table-cell office:value-type="float" office:value="0.781787" calcext:value-type="float">
            <text:p>0,781787</text:p>
          </table:table-cell>
          <table:table-cell office:value-type="float" office:value="0.782525" calcext:value-type="float">
            <text:p>0,782525</text:p>
          </table:table-cell>
          <table:table-cell office:value-type="float" office:value="0.78277" calcext:value-type="float">
            <text:p>0,78277</text:p>
          </table:table-cell>
          <table:table-cell office:value-type="float" office:value="0.783048" calcext:value-type="float">
            <text:p>0,783048</text:p>
          </table:table-cell>
          <table:table-cell office:value-type="float" office:value="0.783346" calcext:value-type="float">
            <text:p>0,783346</text:p>
          </table:table-cell>
          <table:table-cell office:value-type="float" office:value="0.783575" calcext:value-type="float">
            <text:p>0,783575</text:p>
          </table:table-cell>
          <table:table-cell office:value-type="float" office:value="0.783729" calcext:value-type="float">
            <text:p>0,783729</text:p>
          </table:table-cell>
          <table:table-cell office:value-type="float" office:value="0.783911" calcext:value-type="float">
            <text:p>0,783911</text:p>
          </table:table-cell>
          <table:table-cell office:value-type="float" office:value="0.796001" calcext:value-type="float">
            <text:p>0,796001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0547" calcext:value-type="float">
            <text:p>0,78054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3446" calcext:value-type="float">
            <text:p>0,63446</text:p>
          </table:table-cell>
          <table:table-cell office:value-type="float" office:value="0.771415" calcext:value-type="float">
            <text:p>0,771415</text:p>
          </table:table-cell>
          <table:table-cell office:value-type="float" office:value="0.781599" calcext:value-type="float">
            <text:p>0,781599</text:p>
          </table:table-cell>
          <table:table-cell office:value-type="float" office:value="0.782468" calcext:value-type="float">
            <text:p>0,782468</text:p>
          </table:table-cell>
          <table:table-cell office:value-type="float" office:value="0.782791" calcext:value-type="float">
            <text:p>0,782791</text:p>
          </table:table-cell>
          <table:table-cell office:value-type="float" office:value="0.783135" calcext:value-type="float">
            <text:p>0,783135</text:p>
          </table:table-cell>
          <table:table-cell office:value-type="float" office:value="0.783465" calcext:value-type="float">
            <text:p>0,783465</text:p>
          </table:table-cell>
          <table:table-cell office:value-type="float" office:value="0.783646" calcext:value-type="float">
            <text:p>0,783646</text:p>
          </table:table-cell>
          <table:table-cell office:value-type="float" office:value="0.783789" calcext:value-type="float">
            <text:p>0,783789</text:p>
          </table:table-cell>
          <table:table-cell office:value-type="float" office:value="0.783991" calcext:value-type="float">
            <text:p>0,783991</text:p>
          </table:table-cell>
          <table:table-cell office:value-type="float" office:value="0.798812" calcext:value-type="float">
            <text:p>0,798812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3511" calcext:value-type="float">
            <text:p>0,7835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58621" calcext:value-type="float">
            <text:p>0,558621</text:p>
          </table:table-cell>
          <table:table-cell office:value-type="float" office:value="0.7601" calcext:value-type="float">
            <text:p>0,7601</text:p>
          </table:table-cell>
          <table:table-cell office:value-type="float" office:value="0.78095" calcext:value-type="float">
            <text:p>0,78095</text:p>
          </table:table-cell>
          <table:table-cell office:value-type="float" office:value="0.782475" calcext:value-type="float">
            <text:p>0,782475</text:p>
          </table:table-cell>
          <table:table-cell office:value-type="float" office:value="0.782805" calcext:value-type="float">
            <text:p>0,782805</text:p>
          </table:table-cell>
          <table:table-cell office:value-type="float" office:value="0.783126" calcext:value-type="float">
            <text:p>0,783126</text:p>
          </table:table-cell>
          <table:table-cell office:value-type="float" office:value="0.783442" calcext:value-type="float">
            <text:p>0,783442</text:p>
          </table:table-cell>
          <table:table-cell office:value-type="float" office:value="0.783647" calcext:value-type="float">
            <text:p>0,783647</text:p>
          </table:table-cell>
          <table:table-cell office:value-type="float" office:value="0.783758" calcext:value-type="float">
            <text:p>0,783758</text:p>
          </table:table-cell>
          <table:table-cell office:value-type="float" office:value="0.783911" calcext:value-type="float">
            <text:p>0,783911</text:p>
          </table:table-cell>
          <table:table-cell office:value-type="float" office:value="0.798336" calcext:value-type="float">
            <text:p>0,798336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2255" calcext:value-type="float">
            <text:p>0,78225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16736" calcext:value-type="float">
            <text:p>0,216736</text:p>
          </table:table-cell>
          <table:table-cell office:value-type="float" office:value="0.735318" calcext:value-type="float">
            <text:p>0,735318</text:p>
          </table:table-cell>
          <table:table-cell office:value-type="float" office:value="0.781271" calcext:value-type="float">
            <text:p>0,781271</text:p>
          </table:table-cell>
          <table:table-cell office:value-type="float" office:value="0.78255" calcext:value-type="float">
            <text:p>0,78255</text:p>
          </table:table-cell>
          <table:table-cell office:value-type="float" office:value="0.782883" calcext:value-type="float">
            <text:p>0,782883</text:p>
          </table:table-cell>
          <table:table-cell office:value-type="float" office:value="0.783201" calcext:value-type="float">
            <text:p>0,783201</text:p>
          </table:table-cell>
          <table:table-cell office:value-type="float" office:value="0.783473" calcext:value-type="float">
            <text:p>0,783473</text:p>
          </table:table-cell>
          <table:table-cell office:value-type="float" office:value="0.783641" calcext:value-type="float">
            <text:p>0,783641</text:p>
          </table:table-cell>
          <table:table-cell office:value-type="float" office:value="0.7838" calcext:value-type="float">
            <text:p>0,7838</text:p>
          </table:table-cell>
          <table:table-cell office:value-type="float" office:value="0.784003" calcext:value-type="float">
            <text:p>0,784003</text:p>
          </table:table-cell>
          <table:table-cell office:value-type="float" office:value="0.797885" calcext:value-type="float">
            <text:p>0,797885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79802" calcext:value-type="float">
            <text:p>0,77980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09793" calcext:value-type="float">
            <text:p>0,409793</text:p>
          </table:table-cell>
          <table:table-cell office:value-type="float" office:value="0.757948" calcext:value-type="float">
            <text:p>0,757948</text:p>
          </table:table-cell>
          <table:table-cell office:value-type="float" office:value="0.781346" calcext:value-type="float">
            <text:p>0,781346</text:p>
          </table:table-cell>
          <table:table-cell office:value-type="float" office:value="0.78257" calcext:value-type="float">
            <text:p>0,78257</text:p>
          </table:table-cell>
          <table:table-cell office:value-type="float" office:value="0.782892" calcext:value-type="float">
            <text:p>0,782892</text:p>
          </table:table-cell>
          <table:table-cell office:value-type="float" office:value="0.783211" calcext:value-type="float">
            <text:p>0,783211</text:p>
          </table:table-cell>
          <table:table-cell office:value-type="float" office:value="0.783495" calcext:value-type="float">
            <text:p>0,783495</text:p>
          </table:table-cell>
          <table:table-cell office:value-type="float" office:value="0.783645" calcext:value-type="float">
            <text:p>0,783645</text:p>
          </table:table-cell>
          <table:table-cell office:value-type="float" office:value="0.783791" calcext:value-type="float">
            <text:p>0,783791</text:p>
          </table:table-cell>
          <table:table-cell office:value-type="float" office:value="0.783992" calcext:value-type="float">
            <text:p>0,783992</text:p>
          </table:table-cell>
          <table:table-cell office:value-type="float" office:value="0.805894" calcext:value-type="float">
            <text:p>0,805894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2878" calcext:value-type="float">
            <text:p>0,78287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09793" calcext:value-type="float">
            <text:p>0,409793</text:p>
          </table:table-cell>
          <table:table-cell office:value-type="float" office:value="0.747509" calcext:value-type="float">
            <text:p>0,747509</text:p>
          </table:table-cell>
          <table:table-cell office:value-type="float" office:value="0.780845" calcext:value-type="float">
            <text:p>0,780845</text:p>
          </table:table-cell>
          <table:table-cell office:value-type="float" office:value="0.7825" calcext:value-type="float">
            <text:p>0,7825</text:p>
          </table:table-cell>
          <table:table-cell office:value-type="float" office:value="0.782832" calcext:value-type="float">
            <text:p>0,782832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783467" calcext:value-type="float">
            <text:p>0,783467</text:p>
          </table:table-cell>
          <table:table-cell office:value-type="float" office:value="0.783619" calcext:value-type="float">
            <text:p>0,783619</text:p>
          </table:table-cell>
          <table:table-cell office:value-type="float" office:value="0.783754" calcext:value-type="float">
            <text:p>0,783754</text:p>
          </table:table-cell>
          <table:table-cell office:value-type="float" office:value="0.78395" calcext:value-type="float">
            <text:p>0,78395</text:p>
          </table:table-cell>
          <table:table-cell office:value-type="float" office:value="0.803982" calcext:value-type="float">
            <text:p>0,803982</text:p>
          </table:table-cell>
          <table:table-cell office:value-type="float" office:value="0.889103" calcext:value-type="float">
            <text:p>0,889103</text:p>
          </table:table-cell>
          <table:table-cell office:value-type="float" office:value="0.781566" calcext:value-type="float">
            <text:p>0,78156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709046" calcext:value-type="float">
            <text:p>0,709046</text:p>
          </table:table-cell>
          <table:table-cell office:value-type="float" office:value="0.781086" calcext:value-type="float">
            <text:p>0,781086</text:p>
          </table:table-cell>
          <table:table-cell office:value-type="float" office:value="0.782585" calcext:value-type="float">
            <text:p>0,782585</text:p>
          </table:table-cell>
          <table:table-cell office:value-type="float" office:value="0.783019" calcext:value-type="float">
            <text:p>0,783019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783576" calcext:value-type="float">
            <text:p>0,783576</text:p>
          </table:table-cell>
          <table:table-cell office:value-type="float" office:value="0.783705" calcext:value-type="float">
            <text:p>0,783705</text:p>
          </table:table-cell>
          <table:table-cell office:value-type="float" office:value="0.783855" calcext:value-type="float">
            <text:p>0,783855</text:p>
          </table:table-cell>
          <table:table-cell office:value-type="float" office:value="0.784116" calcext:value-type="float">
            <text:p>0,784116</text:p>
          </table:table-cell>
          <table:table-cell office:value-type="float" office:value="0.809379" calcext:value-type="float">
            <text:p>0,809379</text:p>
          </table:table-cell>
          <table:table-cell office:value-type="float" office:value="0.890966" calcext:value-type="float">
            <text:p>0,890966</text:p>
          </table:table-cell>
          <table:table-cell office:value-type="float" office:value="0.77837" calcext:value-type="float">
            <text:p>0,7783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9195" calcext:value-type="float">
            <text:p>0,009195</text:p>
          </table:table-cell>
          <table:table-cell office:value-type="float" office:value="0.715498" calcext:value-type="float">
            <text:p>0,715498</text:p>
          </table:table-cell>
          <table:table-cell office:value-type="float" office:value="0.781077" calcext:value-type="float">
            <text:p>0,781077</text:p>
          </table:table-cell>
          <table:table-cell office:value-type="float" office:value="0.782566" calcext:value-type="float">
            <text:p>0,782566</text:p>
          </table:table-cell>
          <table:table-cell office:value-type="float" office:value="0.782888" calcext:value-type="float">
            <text:p>0,782888</text:p>
          </table:table-cell>
          <table:table-cell office:value-type="float" office:value="0.783226" calcext:value-type="float">
            <text:p>0,783226</text:p>
          </table:table-cell>
          <table:table-cell office:value-type="float" office:value="0.783514" calcext:value-type="float">
            <text:p>0,783514</text:p>
          </table:table-cell>
          <table:table-cell office:value-type="float" office:value="0.783676" calcext:value-type="float">
            <text:p>0,783676</text:p>
          </table:table-cell>
          <table:table-cell office:value-type="float" office:value="0.78378" calcext:value-type="float">
            <text:p>0,78378</text:p>
          </table:table-cell>
          <table:table-cell office:value-type="float" office:value="0.783956" calcext:value-type="float">
            <text:p>0,783956</text:p>
          </table:table-cell>
          <table:table-cell office:value-type="float" office:value="0.8071" calcext:value-type="float">
            <text:p>0,8071</text:p>
          </table:table-cell>
          <table:table-cell office:value-type="float" office:value="0.890966" calcext:value-type="float">
            <text:p>0,890966</text:p>
          </table:table-cell>
          <table:table-cell office:value-type="float" office:value="0.778728" calcext:value-type="float">
            <text:p>0,77872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73243" calcext:value-type="float">
            <text:p>0,73243</text:p>
          </table:table-cell>
          <table:table-cell office:value-type="float" office:value="0.780898" calcext:value-type="float">
            <text:p>0,780898</text:p>
          </table:table-cell>
          <table:table-cell office:value-type="float" office:value="0.782471" calcext:value-type="float">
            <text:p>0,782471</text:p>
          </table:table-cell>
          <table:table-cell office:value-type="float" office:value="0.782853" calcext:value-type="float">
            <text:p>0,782853</text:p>
          </table:table-cell>
          <table:table-cell office:value-type="float" office:value="0.783255" calcext:value-type="float">
            <text:p>0,783255</text:p>
          </table:table-cell>
          <table:table-cell office:value-type="float" office:value="0.783517" calcext:value-type="float">
            <text:p>0,783517</text:p>
          </table:table-cell>
          <table:table-cell office:value-type="float" office:value="0.783697" calcext:value-type="float">
            <text:p>0,783697</text:p>
          </table:table-cell>
          <table:table-cell office:value-type="float" office:value="0.783811" calcext:value-type="float">
            <text:p>0,783811</text:p>
          </table:table-cell>
          <table:table-cell office:value-type="float" office:value="0.784012" calcext:value-type="float">
            <text:p>0,784012</text:p>
          </table:table-cell>
          <table:table-cell office:value-type="float" office:value="0.811808" calcext:value-type="float">
            <text:p>0,811808</text:p>
          </table:table-cell>
          <table:table-cell office:value-type="float" office:value="0.890966" calcext:value-type="float">
            <text:p>0,890966</text:p>
          </table:table-cell>
          <table:table-cell office:value-type="float" office:value="0.780875" calcext:value-type="float">
            <text:p>0,78087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5632" calcext:value-type="float">
            <text:p>0,615632</text:p>
          </table:table-cell>
          <table:table-cell office:value-type="float" office:value="0.717222" calcext:value-type="float">
            <text:p>0,717222</text:p>
          </table:table-cell>
          <table:table-cell office:value-type="float" office:value="0.78" calcext:value-type="float">
            <text:p>0,78</text:p>
          </table:table-cell>
          <table:table-cell office:value-type="float" office:value="0.782405" calcext:value-type="float">
            <text:p>0,782405</text:p>
          </table:table-cell>
          <table:table-cell office:value-type="float" office:value="0.782807" calcext:value-type="float">
            <text:p>0,782807</text:p>
          </table:table-cell>
          <table:table-cell office:value-type="float" office:value="0.783119" calcext:value-type="float">
            <text:p>0,783119</text:p>
          </table:table-cell>
          <table:table-cell office:value-type="float" office:value="0.783434" calcext:value-type="float">
            <text:p>0,783434</text:p>
          </table:table-cell>
          <table:table-cell office:value-type="float" office:value="0.783672" calcext:value-type="float">
            <text:p>0,783672</text:p>
          </table:table-cell>
          <table:table-cell office:value-type="float" office:value="0.783823" calcext:value-type="float">
            <text:p>0,783823</text:p>
          </table:table-cell>
          <table:table-cell office:value-type="float" office:value="0.783984" calcext:value-type="float">
            <text:p>0,783984</text:p>
          </table:table-cell>
          <table:table-cell office:value-type="float" office:value="0.805542" calcext:value-type="float">
            <text:p>0,805542</text:p>
          </table:table-cell>
          <table:table-cell office:value-type="float" office:value="0.890966" calcext:value-type="float">
            <text:p>0,890966</text:p>
          </table:table-cell>
          <table:table-cell office:value-type="float" office:value="0.778601" calcext:value-type="float">
            <text:p>0,77860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655" calcext:value-type="float">
            <text:p>0,001655</text:p>
          </table:table-cell>
          <table:table-cell office:value-type="float" office:value="0.655853" calcext:value-type="float">
            <text:p>0,655853</text:p>
          </table:table-cell>
          <table:table-cell office:value-type="float" office:value="0.778951" calcext:value-type="float">
            <text:p>0,778951</text:p>
          </table:table-cell>
          <table:table-cell office:value-type="float" office:value="0.781369" calcext:value-type="float">
            <text:p>0,781369</text:p>
          </table:table-cell>
          <table:table-cell office:value-type="float" office:value="0.782613" calcext:value-type="float">
            <text:p>0,782613</text:p>
          </table:table-cell>
          <table:table-cell office:value-type="float" office:value="0.783019" calcext:value-type="float">
            <text:p>0,783019</text:p>
          </table:table-cell>
          <table:table-cell office:value-type="float" office:value="0.783411" calcext:value-type="float">
            <text:p>0,783411</text:p>
          </table:table-cell>
          <table:table-cell office:value-type="float" office:value="0.783686" calcext:value-type="float">
            <text:p>0,783686</text:p>
          </table:table-cell>
          <table:table-cell office:value-type="float" office:value="0.783821" calcext:value-type="float">
            <text:p>0,783821</text:p>
          </table:table-cell>
          <table:table-cell office:value-type="float" office:value="0.783987" calcext:value-type="float">
            <text:p>0,783987</text:p>
          </table:table-cell>
          <table:table-cell office:value-type="float" office:value="0.809348" calcext:value-type="float">
            <text:p>0,809348</text:p>
          </table:table-cell>
          <table:table-cell office:value-type="float" office:value="0.89531" calcext:value-type="float">
            <text:p>0,89531</text:p>
          </table:table-cell>
          <table:table-cell office:value-type="float" office:value="0.772606" calcext:value-type="float">
            <text:p>0,77260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24276" calcext:value-type="float">
            <text:p>0,124276</text:p>
          </table:table-cell>
          <table:table-cell office:value-type="float" office:value="0.675632" calcext:value-type="float">
            <text:p>0,675632</text:p>
          </table:table-cell>
          <table:table-cell office:value-type="float" office:value="0.779137" calcext:value-type="float">
            <text:p>0,779137</text:p>
          </table:table-cell>
          <table:table-cell office:value-type="float" office:value="0.781591" calcext:value-type="float">
            <text:p>0,781591</text:p>
          </table:table-cell>
          <table:table-cell office:value-type="float" office:value="0.782631" calcext:value-type="float">
            <text:p>0,782631</text:p>
          </table:table-cell>
          <table:table-cell office:value-type="float" office:value="0.783039" calcext:value-type="float">
            <text:p>0,783039</text:p>
          </table:table-cell>
          <table:table-cell office:value-type="float" office:value="0.783413" calcext:value-type="float">
            <text:p>0,783413</text:p>
          </table:table-cell>
          <table:table-cell office:value-type="float" office:value="0.783677" calcext:value-type="float">
            <text:p>0,783677</text:p>
          </table:table-cell>
          <table:table-cell office:value-type="float" office:value="0.783831" calcext:value-type="float">
            <text:p>0,783831</text:p>
          </table:table-cell>
          <table:table-cell office:value-type="float" office:value="0.783976" calcext:value-type="float">
            <text:p>0,783976</text:p>
          </table:table-cell>
          <table:table-cell office:value-type="float" office:value="0.804357" calcext:value-type="float">
            <text:p>0,804357</text:p>
          </table:table-cell>
          <table:table-cell office:value-type="float" office:value="0.89531" calcext:value-type="float">
            <text:p>0,89531</text:p>
          </table:table-cell>
          <table:table-cell office:value-type="float" office:value="0.774128" calcext:value-type="float">
            <text:p>0,7741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6253" calcext:value-type="float">
            <text:p>0,006253</text:p>
          </table:table-cell>
          <table:table-cell office:value-type="float" office:value="0.681495" calcext:value-type="float">
            <text:p>0,681495</text:p>
          </table:table-cell>
          <table:table-cell office:value-type="float" office:value="0.779275" calcext:value-type="float">
            <text:p>0,779275</text:p>
          </table:table-cell>
          <table:table-cell office:value-type="float" office:value="0.781379" calcext:value-type="float">
            <text:p>0,781379</text:p>
          </table:table-cell>
          <table:table-cell office:value-type="float" office:value="0.782613" calcext:value-type="float">
            <text:p>0,782613</text:p>
          </table:table-cell>
          <table:table-cell office:value-type="float" office:value="0.782978" calcext:value-type="float">
            <text:p>0,782978</text:p>
          </table:table-cell>
          <table:table-cell office:value-type="float" office:value="0.783373" calcext:value-type="float">
            <text:p>0,783373</text:p>
          </table:table-cell>
          <table:table-cell office:value-type="float" office:value="0.783652" calcext:value-type="float">
            <text:p>0,783652</text:p>
          </table:table-cell>
          <table:table-cell office:value-type="float" office:value="0.783825" calcext:value-type="float">
            <text:p>0,783825</text:p>
          </table:table-cell>
          <table:table-cell office:value-type="float" office:value="0.784079" calcext:value-type="float">
            <text:p>0,784079</text:p>
          </table:table-cell>
          <table:table-cell office:value-type="float" office:value="0.804847" calcext:value-type="float">
            <text:p>0,804847</text:p>
          </table:table-cell>
          <table:table-cell office:value-type="float" office:value="0.89531" calcext:value-type="float">
            <text:p>0,89531</text:p>
          </table:table-cell>
          <table:table-cell office:value-type="float" office:value="0.774752" calcext:value-type="float">
            <text:p>0,77475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694189" calcext:value-type="float">
            <text:p>0,694189</text:p>
          </table:table-cell>
          <table:table-cell office:value-type="float" office:value="0.77953" calcext:value-type="float">
            <text:p>0,77953</text:p>
          </table:table-cell>
          <table:table-cell office:value-type="float" office:value="0.781694" calcext:value-type="float">
            <text:p>0,781694</text:p>
          </table:table-cell>
          <table:table-cell office:value-type="float" office:value="0.782736" calcext:value-type="float">
            <text:p>0,782736</text:p>
          </table:table-cell>
          <table:table-cell office:value-type="float" office:value="0.783173" calcext:value-type="float">
            <text:p>0,783173</text:p>
          </table:table-cell>
          <table:table-cell office:value-type="float" office:value="0.783505" calcext:value-type="float">
            <text:p>0,783505</text:p>
          </table:table-cell>
          <table:table-cell office:value-type="float" office:value="0.78369" calcext:value-type="float">
            <text:p>0,78369</text:p>
          </table:table-cell>
          <table:table-cell office:value-type="float" office:value="0.783856" calcext:value-type="float">
            <text:p>0,783856</text:p>
          </table:table-cell>
          <table:table-cell office:value-type="float" office:value="0.784343" calcext:value-type="float">
            <text:p>0,784343</text:p>
          </table:table-cell>
          <table:table-cell office:value-type="float" office:value="0.810833" calcext:value-type="float">
            <text:p>0,810833</text:p>
          </table:table-cell>
          <table:table-cell office:value-type="float" office:value="0.89531" calcext:value-type="float">
            <text:p>0,89531</text:p>
          </table:table-cell>
          <table:table-cell office:value-type="float" office:value="0.776755" calcext:value-type="float">
            <text:p>0,77675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55977" calcext:value-type="float">
            <text:p>0,555977</text:p>
          </table:table-cell>
          <table:table-cell office:value-type="float" office:value="0.750361" calcext:value-type="float">
            <text:p>0,750361</text:p>
          </table:table-cell>
          <table:table-cell office:value-type="float" office:value="0.780536" calcext:value-type="float">
            <text:p>0,780536</text:p>
          </table:table-cell>
          <table:table-cell office:value-type="float" office:value="0.782388" calcext:value-type="float">
            <text:p>0,782388</text:p>
          </table:table-cell>
          <table:table-cell office:value-type="float" office:value="0.782923" calcext:value-type="float">
            <text:p>0,782923</text:p>
          </table:table-cell>
          <table:table-cell office:value-type="float" office:value="0.783367" calcext:value-type="float">
            <text:p>0,783367</text:p>
          </table:table-cell>
          <table:table-cell office:value-type="float" office:value="0.783593" calcext:value-type="float">
            <text:p>0,783593</text:p>
          </table:table-cell>
          <table:table-cell office:value-type="float" office:value="0.783747" calcext:value-type="float">
            <text:p>0,783747</text:p>
          </table:table-cell>
          <table:table-cell office:value-type="float" office:value="0.783901" calcext:value-type="float">
            <text:p>0,783901</text:p>
          </table:table-cell>
          <table:table-cell office:value-type="float" office:value="0.784917" calcext:value-type="float">
            <text:p>0,784917</text:p>
          </table:table-cell>
          <table:table-cell office:value-type="float" office:value="0.818912" calcext:value-type="float">
            <text:p>0,818912</text:p>
          </table:table-cell>
          <table:table-cell office:value-type="float" office:value="0.896414" calcext:value-type="float">
            <text:p>0,896414</text:p>
          </table:table-cell>
          <table:table-cell office:value-type="float" office:value="0.783465" calcext:value-type="float">
            <text:p>0,78346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1034" calcext:value-type="float">
            <text:p>0,001034</text:p>
          </table:table-cell>
          <table:table-cell office:value-type="float" office:value="0.718121" calcext:value-type="float">
            <text:p>0,718121</text:p>
          </table:table-cell>
          <table:table-cell office:value-type="float" office:value="0.78053" calcext:value-type="float">
            <text:p>0,78053</text:p>
          </table:table-cell>
          <table:table-cell office:value-type="float" office:value="0.782586" calcext:value-type="float">
            <text:p>0,782586</text:p>
          </table:table-cell>
          <table:table-cell office:value-type="float" office:value="0.783065" calcext:value-type="float">
            <text:p>0,783065</text:p>
          </table:table-cell>
          <table:table-cell office:value-type="float" office:value="0.783463" calcext:value-type="float">
            <text:p>0,783463</text:p>
          </table:table-cell>
          <table:table-cell office:value-type="float" office:value="0.783659" calcext:value-type="float">
            <text:p>0,783659</text:p>
          </table:table-cell>
          <table:table-cell office:value-type="float" office:value="0.783801" calcext:value-type="float">
            <text:p>0,783801</text:p>
          </table:table-cell>
          <table:table-cell office:value-type="float" office:value="0.78399" calcext:value-type="float">
            <text:p>0,78399</text:p>
          </table:table-cell>
          <table:table-cell office:value-type="float" office:value="0.785675" calcext:value-type="float">
            <text:p>0,785675</text:p>
          </table:table-cell>
          <table:table-cell office:value-type="float" office:value="0.824715" calcext:value-type="float">
            <text:p>0,824715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8096" calcext:value-type="float">
            <text:p>0,780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8531" calcext:value-type="float">
            <text:p>0,18531</text:p>
          </table:table-cell>
          <table:table-cell office:value-type="float" office:value="0.726889" calcext:value-type="float">
            <text:p>0,726889</text:p>
          </table:table-cell>
          <table:table-cell office:value-type="float" office:value="0.779607" calcext:value-type="float">
            <text:p>0,779607</text:p>
          </table:table-cell>
          <table:table-cell office:value-type="float" office:value="0.781924" calcext:value-type="float">
            <text:p>0,781924</text:p>
          </table:table-cell>
          <table:table-cell office:value-type="float" office:value="0.782935" calcext:value-type="float">
            <text:p>0,782935</text:p>
          </table:table-cell>
          <table:table-cell office:value-type="float" office:value="0.783411" calcext:value-type="float">
            <text:p>0,783411</text:p>
          </table:table-cell>
          <table:table-cell office:value-type="float" office:value="0.783674" calcext:value-type="float">
            <text:p>0,783674</text:p>
          </table:table-cell>
          <table:table-cell office:value-type="float" office:value="0.783821" calcext:value-type="float">
            <text:p>0,783821</text:p>
          </table:table-cell>
          <table:table-cell office:value-type="float" office:value="0.783994" calcext:value-type="float">
            <text:p>0,783994</text:p>
          </table:table-cell>
          <table:table-cell office:value-type="float" office:value="0.785842" calcext:value-type="float">
            <text:p>0,785842</text:p>
          </table:table-cell>
          <table:table-cell office:value-type="float" office:value="0.825888" calcext:value-type="float">
            <text:p>0,825888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81799" calcext:value-type="float">
            <text:p>0,7817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08805" calcext:value-type="float">
            <text:p>0,108805</text:p>
          </table:table-cell>
          <table:table-cell office:value-type="float" office:value="0.707392" calcext:value-type="float">
            <text:p>0,707392</text:p>
          </table:table-cell>
          <table:table-cell office:value-type="float" office:value="0.779214" calcext:value-type="float">
            <text:p>0,779214</text:p>
          </table:table-cell>
          <table:table-cell office:value-type="float" office:value="0.781612" calcext:value-type="float">
            <text:p>0,781612</text:p>
          </table:table-cell>
          <table:table-cell office:value-type="float" office:value="0.782826" calcext:value-type="float">
            <text:p>0,782826</text:p>
          </table:table-cell>
          <table:table-cell office:value-type="float" office:value="0.783306" calcext:value-type="float">
            <text:p>0,783306</text:p>
          </table:table-cell>
          <table:table-cell office:value-type="float" office:value="0.783659" calcext:value-type="float">
            <text:p>0,783659</text:p>
          </table:table-cell>
          <table:table-cell office:value-type="float" office:value="0.783823" calcext:value-type="float">
            <text:p>0,783823</text:p>
          </table:table-cell>
          <table:table-cell office:value-type="float" office:value="0.783966" calcext:value-type="float">
            <text:p>0,783966</text:p>
          </table:table-cell>
          <table:table-cell office:value-type="float" office:value="0.78556" calcext:value-type="float">
            <text:p>0,78556</text:p>
          </table:table-cell>
          <table:table-cell office:value-type="float" office:value="0.819359" calcext:value-type="float">
            <text:p>0,819359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79072" calcext:value-type="float">
            <text:p>0,77907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3869" calcext:value-type="float">
            <text:p>0,43869</text:p>
          </table:table-cell>
          <table:table-cell office:value-type="float" office:value="0.723226" calcext:value-type="float">
            <text:p>0,723226</text:p>
          </table:table-cell>
          <table:table-cell office:value-type="float" office:value="0.779725" calcext:value-type="float">
            <text:p>0,779725</text:p>
          </table:table-cell>
          <table:table-cell office:value-type="float" office:value="0.782135" calcext:value-type="float">
            <text:p>0,782135</text:p>
          </table:table-cell>
          <table:table-cell office:value-type="float" office:value="0.782789" calcext:value-type="float">
            <text:p>0,782789</text:p>
          </table:table-cell>
          <table:table-cell office:value-type="float" office:value="0.783256" calcext:value-type="float">
            <text:p>0,783256</text:p>
          </table:table-cell>
          <table:table-cell office:value-type="float" office:value="0.78362" calcext:value-type="float">
            <text:p>0,78362</text:p>
          </table:table-cell>
          <table:table-cell office:value-type="float" office:value="0.783823" calcext:value-type="float">
            <text:p>0,783823</text:p>
          </table:table-cell>
          <table:table-cell office:value-type="float" office:value="0.784164" calcext:value-type="float">
            <text:p>0,784164</text:p>
          </table:table-cell>
          <table:table-cell office:value-type="float" office:value="0.789901" calcext:value-type="float">
            <text:p>0,789901</text:p>
          </table:table-cell>
          <table:table-cell office:value-type="float" office:value="0.833846" calcext:value-type="float">
            <text:p>0,833846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82648" calcext:value-type="float">
            <text:p>0,78264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60276" calcext:value-type="float">
            <text:p>0,560276</text:p>
          </table:table-cell>
          <table:table-cell office:value-type="float" office:value="0.714422" calcext:value-type="float">
            <text:p>0,714422</text:p>
          </table:table-cell>
          <table:table-cell office:value-type="float" office:value="0.779712" calcext:value-type="float">
            <text:p>0,779712</text:p>
          </table:table-cell>
          <table:table-cell office:value-type="float" office:value="0.782382" calcext:value-type="float">
            <text:p>0,782382</text:p>
          </table:table-cell>
          <table:table-cell office:value-type="float" office:value="0.782925" calcext:value-type="float">
            <text:p>0,782925</text:p>
          </table:table-cell>
          <table:table-cell office:value-type="float" office:value="0.783415" calcext:value-type="float">
            <text:p>0,783415</text:p>
          </table:table-cell>
          <table:table-cell office:value-type="float" office:value="0.783679" calcext:value-type="float">
            <text:p>0,783679</text:p>
          </table:table-cell>
          <table:table-cell office:value-type="float" office:value="0.783816" calcext:value-type="float">
            <text:p>0,783816</text:p>
          </table:table-cell>
          <table:table-cell office:value-type="float" office:value="0.784205" calcext:value-type="float">
            <text:p>0,784205</text:p>
          </table:table-cell>
          <table:table-cell office:value-type="float" office:value="0.792078" calcext:value-type="float">
            <text:p>0,792078</text:p>
          </table:table-cell>
          <table:table-cell office:value-type="float" office:value="0.843205" calcext:value-type="float">
            <text:p>0,843205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82984" calcext:value-type="float">
            <text:p>0,78298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55448" calcext:value-type="float">
            <text:p>0,255448</text:p>
          </table:table-cell>
          <table:table-cell office:value-type="float" office:value="0.713847" calcext:value-type="float">
            <text:p>0,713847</text:p>
          </table:table-cell>
          <table:table-cell office:value-type="float" office:value="0.780122" calcext:value-type="float">
            <text:p>0,780122</text:p>
          </table:table-cell>
          <table:table-cell office:value-type="float" office:value="0.782429" calcext:value-type="float">
            <text:p>0,782429</text:p>
          </table:table-cell>
          <table:table-cell office:value-type="float" office:value="0.782867" calcext:value-type="float">
            <text:p>0,782867</text:p>
          </table:table-cell>
          <table:table-cell office:value-type="float" office:value="0.783357" calcext:value-type="float">
            <text:p>0,783357</text:p>
          </table:table-cell>
          <table:table-cell office:value-type="float" office:value="0.78367" calcext:value-type="float">
            <text:p>0,78367</text:p>
          </table:table-cell>
          <table:table-cell office:value-type="float" office:value="0.783811" calcext:value-type="float">
            <text:p>0,783811</text:p>
          </table:table-cell>
          <table:table-cell office:value-type="float" office:value="0.784143" calcext:value-type="float">
            <text:p>0,784143</text:p>
          </table:table-cell>
          <table:table-cell office:value-type="float" office:value="0.791081" calcext:value-type="float">
            <text:p>0,791081</text:p>
          </table:table-cell>
          <table:table-cell office:value-type="float" office:value="0.837394" calcext:value-type="float">
            <text:p>0,837394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82272" calcext:value-type="float">
            <text:p>0,78227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7701" calcext:value-type="float">
            <text:p>0,617701</text:p>
          </table:table-cell>
          <table:table-cell office:value-type="float" office:value="0.738177" calcext:value-type="float">
            <text:p>0,738177</text:p>
          </table:table-cell>
          <table:table-cell office:value-type="float" office:value="0.78079" calcext:value-type="float">
            <text:p>0,78079</text:p>
          </table:table-cell>
          <table:table-cell office:value-type="float" office:value="0.782516" calcext:value-type="float">
            <text:p>0,782516</text:p>
          </table:table-cell>
          <table:table-cell office:value-type="float" office:value="0.782903" calcext:value-type="float">
            <text:p>0,782903</text:p>
          </table:table-cell>
          <table:table-cell office:value-type="float" office:value="0.783459" calcext:value-type="float">
            <text:p>0,783459</text:p>
          </table:table-cell>
          <table:table-cell office:value-type="float" office:value="0.78372" calcext:value-type="float">
            <text:p>0,78372</text:p>
          </table:table-cell>
          <table:table-cell office:value-type="float" office:value="0.78388" calcext:value-type="float">
            <text:p>0,78388</text:p>
          </table:table-cell>
          <table:table-cell office:value-type="float" office:value="0.784362" calcext:value-type="float">
            <text:p>0,784362</text:p>
          </table:table-cell>
          <table:table-cell office:value-type="float" office:value="0.79331" calcext:value-type="float">
            <text:p>0,79331</text:p>
          </table:table-cell>
          <table:table-cell office:value-type="float" office:value="0.842819" calcext:value-type="float">
            <text:p>0,842819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785594" calcext:value-type="float">
            <text:p>0,78559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1862" calcext:value-type="float">
            <text:p>0,641862</text:p>
          </table:table-cell>
          <table:table-cell office:value-type="float" office:value="0.741108" calcext:value-type="float">
            <text:p>0,741108</text:p>
          </table:table-cell>
          <table:table-cell office:value-type="float" office:value="0.780928" calcext:value-type="float">
            <text:p>0,780928</text:p>
          </table:table-cell>
          <table:table-cell office:value-type="float" office:value="0.782652" calcext:value-type="float">
            <text:p>0,782652</text:p>
          </table:table-cell>
          <table:table-cell office:value-type="float" office:value="0.783216" calcext:value-type="float">
            <text:p>0,783216</text:p>
          </table:table-cell>
          <table:table-cell office:value-type="float" office:value="0.783642" calcext:value-type="float">
            <text:p>0,783642</text:p>
          </table:table-cell>
          <table:table-cell office:value-type="float" office:value="0.783798" calcext:value-type="float">
            <text:p>0,783798</text:p>
          </table:table-cell>
          <table:table-cell office:value-type="float" office:value="0.783955" calcext:value-type="float">
            <text:p>0,783955</text:p>
          </table:table-cell>
          <table:table-cell office:value-type="float" office:value="0.784475" calcext:value-type="float">
            <text:p>0,784475</text:p>
          </table:table-cell>
          <table:table-cell office:value-type="float" office:value="0.790826" calcext:value-type="float">
            <text:p>0,790826</text:p>
          </table:table-cell>
          <table:table-cell office:value-type="float" office:value="0.849967" calcext:value-type="float">
            <text:p>0,849967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6457" calcext:value-type="float">
            <text:p>0,78645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62598" calcext:value-type="float">
            <text:p>0,162598</text:p>
          </table:table-cell>
          <table:table-cell office:value-type="float" office:value="0.689046" calcext:value-type="float">
            <text:p>0,689046</text:p>
          </table:table-cell>
          <table:table-cell office:value-type="float" office:value="0.779825" calcext:value-type="float">
            <text:p>0,779825</text:p>
          </table:table-cell>
          <table:table-cell office:value-type="float" office:value="0.782594" calcext:value-type="float">
            <text:p>0,782594</text:p>
          </table:table-cell>
          <table:table-cell office:value-type="float" office:value="0.782982" calcext:value-type="float">
            <text:p>0,782982</text:p>
          </table:table-cell>
          <table:table-cell office:value-type="float" office:value="0.783544" calcext:value-type="float">
            <text:p>0,783544</text:p>
          </table:table-cell>
          <table:table-cell office:value-type="float" office:value="0.783773" calcext:value-type="float">
            <text:p>0,783773</text:p>
          </table:table-cell>
          <table:table-cell office:value-type="float" office:value="0.783911" calcext:value-type="float">
            <text:p>0,783911</text:p>
          </table:table-cell>
          <table:table-cell office:value-type="float" office:value="0.784332" calcext:value-type="float">
            <text:p>0,784332</text:p>
          </table:table-cell>
          <table:table-cell office:value-type="float" office:value="0.78948" calcext:value-type="float">
            <text:p>0,78948</text:p>
          </table:table-cell>
          <table:table-cell office:value-type="float" office:value="0.835352" calcext:value-type="float">
            <text:p>0,835352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79484" calcext:value-type="float">
            <text:p>0,77948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81586" calcext:value-type="float">
            <text:p>0,181586</text:p>
          </table:table-cell>
          <table:table-cell office:value-type="float" office:value="0.713571" calcext:value-type="float">
            <text:p>0,713571</text:p>
          </table:table-cell>
          <table:table-cell office:value-type="float" office:value="0.781869" calcext:value-type="float">
            <text:p>0,781869</text:p>
          </table:table-cell>
          <table:table-cell office:value-type="float" office:value="0.782715" calcext:value-type="float">
            <text:p>0,782715</text:p>
          </table:table-cell>
          <table:table-cell office:value-type="float" office:value="0.78316" calcext:value-type="float">
            <text:p>0,78316</text:p>
          </table:table-cell>
          <table:table-cell office:value-type="float" office:value="0.783616" calcext:value-type="float">
            <text:p>0,783616</text:p>
          </table:table-cell>
          <table:table-cell office:value-type="float" office:value="0.783801" calcext:value-type="float">
            <text:p>0,783801</text:p>
          </table:table-cell>
          <table:table-cell office:value-type="float" office:value="0.78394" calcext:value-type="float">
            <text:p>0,78394</text:p>
          </table:table-cell>
          <table:table-cell office:value-type="float" office:value="0.784437" calcext:value-type="float">
            <text:p>0,784437</text:p>
          </table:table-cell>
          <table:table-cell office:value-type="float" office:value="0.788749" calcext:value-type="float">
            <text:p>0,788749</text:p>
          </table:table-cell>
          <table:table-cell office:value-type="float" office:value="0.832891" calcext:value-type="float">
            <text:p>0,83289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1875" calcext:value-type="float">
            <text:p>0,78187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3839" calcext:value-type="float">
            <text:p>0,613839</text:p>
          </table:table-cell>
          <table:table-cell office:value-type="float" office:value="0.735152" calcext:value-type="float">
            <text:p>0,735152</text:p>
          </table:table-cell>
          <table:table-cell office:value-type="float" office:value="0.782055" calcext:value-type="float">
            <text:p>0,782055</text:p>
          </table:table-cell>
          <table:table-cell office:value-type="float" office:value="0.782841" calcext:value-type="float">
            <text:p>0,782841</text:p>
          </table:table-cell>
          <table:table-cell office:value-type="float" office:value="0.783277" calcext:value-type="float">
            <text:p>0,783277</text:p>
          </table:table-cell>
          <table:table-cell office:value-type="float" office:value="0.783633" calcext:value-type="float">
            <text:p>0,783633</text:p>
          </table:table-cell>
          <table:table-cell office:value-type="float" office:value="0.783793" calcext:value-type="float">
            <text:p>0,783793</text:p>
          </table:table-cell>
          <table:table-cell office:value-type="float" office:value="0.783909" calcext:value-type="float">
            <text:p>0,783909</text:p>
          </table:table-cell>
          <table:table-cell office:value-type="float" office:value="0.78443" calcext:value-type="float">
            <text:p>0,78443</text:p>
          </table:table-cell>
          <table:table-cell office:value-type="float" office:value="0.789251" calcext:value-type="float">
            <text:p>0,789251</text:p>
          </table:table-cell>
          <table:table-cell office:value-type="float" office:value="0.834141" calcext:value-type="float">
            <text:p>0,83414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248" calcext:value-type="float">
            <text:p>0,78424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1264" calcext:value-type="float">
            <text:p>0,651264</text:p>
          </table:table-cell>
          <table:table-cell office:value-type="float" office:value="0.746362" calcext:value-type="float">
            <text:p>0,746362</text:p>
          </table:table-cell>
          <table:table-cell office:value-type="float" office:value="0.78156" calcext:value-type="float">
            <text:p>0,78156</text:p>
          </table:table-cell>
          <table:table-cell office:value-type="float" office:value="0.782779" calcext:value-type="float">
            <text:p>0,782779</text:p>
          </table:table-cell>
          <table:table-cell office:value-type="float" office:value="0.783126" calcext:value-type="float">
            <text:p>0,783126</text:p>
          </table:table-cell>
          <table:table-cell office:value-type="float" office:value="0.783552" calcext:value-type="float">
            <text:p>0,783552</text:p>
          </table:table-cell>
          <table:table-cell office:value-type="float" office:value="0.783754" calcext:value-type="float">
            <text:p>0,783754</text:p>
          </table:table-cell>
          <table:table-cell office:value-type="float" office:value="0.783886" calcext:value-type="float">
            <text:p>0,783886</text:p>
          </table:table-cell>
          <table:table-cell office:value-type="float" office:value="0.78424" calcext:value-type="float">
            <text:p>0,78424</text:p>
          </table:table-cell>
          <table:table-cell office:value-type="float" office:value="0.78812" calcext:value-type="float">
            <text:p>0,78812</text:p>
          </table:table-cell>
          <table:table-cell office:value-type="float" office:value="0.831153" calcext:value-type="float">
            <text:p>0,831153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853" calcext:value-type="float">
            <text:p>0,78485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3747" calcext:value-type="float">
            <text:p>0,603747</text:p>
          </table:table-cell>
          <table:table-cell office:value-type="float" office:value="0.740131" calcext:value-type="float">
            <text:p>0,740131</text:p>
          </table:table-cell>
          <table:table-cell office:value-type="float" office:value="0.781542" calcext:value-type="float">
            <text:p>0,781542</text:p>
          </table:table-cell>
          <table:table-cell office:value-type="float" office:value="0.782654" calcext:value-type="float">
            <text:p>0,782654</text:p>
          </table:table-cell>
          <table:table-cell office:value-type="float" office:value="0.783055" calcext:value-type="float">
            <text:p>0,783055</text:p>
          </table:table-cell>
          <table:table-cell office:value-type="float" office:value="0.783549" calcext:value-type="float">
            <text:p>0,783549</text:p>
          </table:table-cell>
          <table:table-cell office:value-type="float" office:value="0.783727" calcext:value-type="float">
            <text:p>0,783727</text:p>
          </table:table-cell>
          <table:table-cell office:value-type="float" office:value="0.783892" calcext:value-type="float">
            <text:p>0,783892</text:p>
          </table:table-cell>
          <table:table-cell office:value-type="float" office:value="0.784244" calcext:value-type="float">
            <text:p>0,784244</text:p>
          </table:table-cell>
          <table:table-cell office:value-type="float" office:value="0.787968" calcext:value-type="float">
            <text:p>0,787968</text:p>
          </table:table-cell>
          <table:table-cell office:value-type="float" office:value="0.826327" calcext:value-type="float">
            <text:p>0,826327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3709" calcext:value-type="float">
            <text:p>0,78370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28414" calcext:value-type="float">
            <text:p>0,528414</text:p>
          </table:table-cell>
          <table:table-cell office:value-type="float" office:value="0.740729" calcext:value-type="float">
            <text:p>0,740729</text:p>
          </table:table-cell>
          <table:table-cell office:value-type="float" office:value="0.781909" calcext:value-type="float">
            <text:p>0,781909</text:p>
          </table:table-cell>
          <table:table-cell office:value-type="float" office:value="0.782689" calcext:value-type="float">
            <text:p>0,782689</text:p>
          </table:table-cell>
          <table:table-cell office:value-type="float" office:value="0.783097" calcext:value-type="float">
            <text:p>0,783097</text:p>
          </table:table-cell>
          <table:table-cell office:value-type="float" office:value="0.783559" calcext:value-type="float">
            <text:p>0,783559</text:p>
          </table:table-cell>
          <table:table-cell office:value-type="float" office:value="0.783779" calcext:value-type="float">
            <text:p>0,783779</text:p>
          </table:table-cell>
          <table:table-cell office:value-type="float" office:value="0.783974" calcext:value-type="float">
            <text:p>0,783974</text:p>
          </table:table-cell>
          <table:table-cell office:value-type="float" office:value="0.785134" calcext:value-type="float">
            <text:p>0,785134</text:p>
          </table:table-cell>
          <table:table-cell office:value-type="float" office:value="0.791811" calcext:value-type="float">
            <text:p>0,791811</text:p>
          </table:table-cell>
          <table:table-cell office:value-type="float" office:value="0.832652" calcext:value-type="float">
            <text:p>0,832652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933" calcext:value-type="float">
            <text:p>0,78493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03931" calcext:value-type="float">
            <text:p>0,103931</text:p>
          </table:table-cell>
          <table:table-cell office:value-type="float" office:value="0.679225" calcext:value-type="float">
            <text:p>0,679225</text:p>
          </table:table-cell>
          <table:table-cell office:value-type="float" office:value="0.781668" calcext:value-type="float">
            <text:p>0,781668</text:p>
          </table:table-cell>
          <table:table-cell office:value-type="float" office:value="0.782652" calcext:value-type="float">
            <text:p>0,782652</text:p>
          </table:table-cell>
          <table:table-cell office:value-type="float" office:value="0.783007" calcext:value-type="float">
            <text:p>0,783007</text:p>
          </table:table-cell>
          <table:table-cell office:value-type="float" office:value="0.783547" calcext:value-type="float">
            <text:p>0,783547</text:p>
          </table:table-cell>
          <table:table-cell office:value-type="float" office:value="0.78376" calcext:value-type="float">
            <text:p>0,78376</text:p>
          </table:table-cell>
          <table:table-cell office:value-type="float" office:value="0.783915" calcext:value-type="float">
            <text:p>0,783915</text:p>
          </table:table-cell>
          <table:table-cell office:value-type="float" office:value="0.784359" calcext:value-type="float">
            <text:p>0,784359</text:p>
          </table:table-cell>
          <table:table-cell office:value-type="float" office:value="0.790432" calcext:value-type="float">
            <text:p>0,790432</text:p>
          </table:table-cell>
          <table:table-cell office:value-type="float" office:value="0.830256" calcext:value-type="float">
            <text:p>0,830256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78282" calcext:value-type="float">
            <text:p>0,77828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62" calcext:value-type="float">
            <text:p>0,662</text:p>
          </table:table-cell>
          <table:table-cell office:value-type="float" office:value="0.758631" calcext:value-type="float">
            <text:p>0,758631</text:p>
          </table:table-cell>
          <table:table-cell office:value-type="float" office:value="0.782193" calcext:value-type="float">
            <text:p>0,782193</text:p>
          </table:table-cell>
          <table:table-cell office:value-type="float" office:value="0.782723" calcext:value-type="float">
            <text:p>0,782723</text:p>
          </table:table-cell>
          <table:table-cell office:value-type="float" office:value="0.783199" calcext:value-type="float">
            <text:p>0,783199</text:p>
          </table:table-cell>
          <table:table-cell office:value-type="float" office:value="0.783666" calcext:value-type="float">
            <text:p>0,783666</text:p>
          </table:table-cell>
          <table:table-cell office:value-type="float" office:value="0.783791" calcext:value-type="float">
            <text:p>0,783791</text:p>
          </table:table-cell>
          <table:table-cell office:value-type="float" office:value="0.783918" calcext:value-type="float">
            <text:p>0,783918</text:p>
          </table:table-cell>
          <table:table-cell office:value-type="float" office:value="0.78442" calcext:value-type="float">
            <text:p>0,78442</text:p>
          </table:table-cell>
          <table:table-cell office:value-type="float" office:value="0.789991" calcext:value-type="float">
            <text:p>0,789991</text:p>
          </table:table-cell>
          <table:table-cell office:value-type="float" office:value="0.825312" calcext:value-type="float">
            <text:p>0,825312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5784" calcext:value-type="float">
            <text:p>0,78578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27287" calcext:value-type="float">
            <text:p>0,527287</text:p>
          </table:table-cell>
          <table:table-cell office:value-type="float" office:value="0.740045" calcext:value-type="float">
            <text:p>0,740045</text:p>
          </table:table-cell>
          <table:table-cell office:value-type="float" office:value="0.782494" calcext:value-type="float">
            <text:p>0,782494</text:p>
          </table:table-cell>
          <table:table-cell office:value-type="float" office:value="0.782921" calcext:value-type="float">
            <text:p>0,782921</text:p>
          </table:table-cell>
          <table:table-cell office:value-type="float" office:value="0.783451" calcext:value-type="float">
            <text:p>0,783451</text:p>
          </table:table-cell>
          <table:table-cell office:value-type="float" office:value="0.78368" calcext:value-type="float">
            <text:p>0,78368</text:p>
          </table:table-cell>
          <table:table-cell office:value-type="float" office:value="0.783804" calcext:value-type="float">
            <text:p>0,783804</text:p>
          </table:table-cell>
          <table:table-cell office:value-type="float" office:value="0.783942" calcext:value-type="float">
            <text:p>0,783942</text:p>
          </table:table-cell>
          <table:table-cell office:value-type="float" office:value="0.784269" calcext:value-type="float">
            <text:p>0,784269</text:p>
          </table:table-cell>
          <table:table-cell office:value-type="float" office:value="0.78856" calcext:value-type="float">
            <text:p>0,78856</text:p>
          </table:table-cell>
          <table:table-cell office:value-type="float" office:value="0.823521" calcext:value-type="float">
            <text:p>0,82352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3669" calcext:value-type="float">
            <text:p>0,78366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8823" calcext:value-type="float">
            <text:p>0,18823</text:p>
          </table:table-cell>
          <table:table-cell office:value-type="float" office:value="0.720229" calcext:value-type="float">
            <text:p>0,720229</text:p>
          </table:table-cell>
          <table:table-cell office:value-type="float" office:value="0.782556" calcext:value-type="float">
            <text:p>0,782556</text:p>
          </table:table-cell>
          <table:table-cell office:value-type="float" office:value="0.782871" calcext:value-type="float">
            <text:p>0,782871</text:p>
          </table:table-cell>
          <table:table-cell office:value-type="float" office:value="0.783329" calcext:value-type="float">
            <text:p>0,783329</text:p>
          </table:table-cell>
          <table:table-cell office:value-type="float" office:value="0.783651" calcext:value-type="float">
            <text:p>0,783651</text:p>
          </table:table-cell>
          <table:table-cell office:value-type="float" office:value="0.783781" calcext:value-type="float">
            <text:p>0,783781</text:p>
          </table:table-cell>
          <table:table-cell office:value-type="float" office:value="0.78392" calcext:value-type="float">
            <text:p>0,78392</text:p>
          </table:table-cell>
          <table:table-cell office:value-type="float" office:value="0.784489" calcext:value-type="float">
            <text:p>0,784489</text:p>
          </table:table-cell>
          <table:table-cell office:value-type="float" office:value="0.787777" calcext:value-type="float">
            <text:p>0,787777</text:p>
          </table:table-cell>
          <table:table-cell office:value-type="float" office:value="0.819619" calcext:value-type="float">
            <text:p>0,819619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1222" calcext:value-type="float">
            <text:p>0,78122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95287" calcext:value-type="float">
            <text:p>0,595287</text:p>
          </table:table-cell>
          <table:table-cell office:value-type="float" office:value="0.74935" calcext:value-type="float">
            <text:p>0,74935</text:p>
          </table:table-cell>
          <table:table-cell office:value-type="float" office:value="0.782515" calcext:value-type="float">
            <text:p>0,782515</text:p>
          </table:table-cell>
          <table:table-cell office:value-type="float" office:value="0.782854" calcext:value-type="float">
            <text:p>0,782854</text:p>
          </table:table-cell>
          <table:table-cell office:value-type="float" office:value="0.783342" calcext:value-type="float">
            <text:p>0,783342</text:p>
          </table:table-cell>
          <table:table-cell office:value-type="float" office:value="0.783687" calcext:value-type="float">
            <text:p>0,783687</text:p>
          </table:table-cell>
          <table:table-cell office:value-type="float" office:value="0.783815" calcext:value-type="float">
            <text:p>0,783815</text:p>
          </table:table-cell>
          <table:table-cell office:value-type="float" office:value="0.783935" calcext:value-type="float">
            <text:p>0,783935</text:p>
          </table:table-cell>
          <table:table-cell office:value-type="float" office:value="0.784633" calcext:value-type="float">
            <text:p>0,784633</text:p>
          </table:table-cell>
          <table:table-cell office:value-type="float" office:value="0.788902" calcext:value-type="float">
            <text:p>0,788902</text:p>
          </table:table-cell>
          <table:table-cell office:value-type="float" office:value="0.826949" calcext:value-type="float">
            <text:p>0,826949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998" calcext:value-type="float">
            <text:p>0,7849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95287" calcext:value-type="float">
            <text:p>0,595287</text:p>
          </table:table-cell>
          <table:table-cell office:value-type="float" office:value="0.737048" calcext:value-type="float">
            <text:p>0,737048</text:p>
          </table:table-cell>
          <table:table-cell office:value-type="float" office:value="0.78252" calcext:value-type="float">
            <text:p>0,78252</text:p>
          </table:table-cell>
          <table:table-cell office:value-type="float" office:value="0.782852" calcext:value-type="float">
            <text:p>0,782852</text:p>
          </table:table-cell>
          <table:table-cell office:value-type="float" office:value="0.783373" calcext:value-type="float">
            <text:p>0,783373</text:p>
          </table:table-cell>
          <table:table-cell office:value-type="float" office:value="0.783714" calcext:value-type="float">
            <text:p>0,783714</text:p>
          </table:table-cell>
          <table:table-cell office:value-type="float" office:value="0.783848" calcext:value-type="float">
            <text:p>0,783848</text:p>
          </table:table-cell>
          <table:table-cell office:value-type="float" office:value="0.784064" calcext:value-type="float">
            <text:p>0,784064</text:p>
          </table:table-cell>
          <table:table-cell office:value-type="float" office:value="0.785499" calcext:value-type="float">
            <text:p>0,785499</text:p>
          </table:table-cell>
          <table:table-cell office:value-type="float" office:value="0.793686" calcext:value-type="float">
            <text:p>0,793686</text:p>
          </table:table-cell>
          <table:table-cell office:value-type="float" office:value="0.832307" calcext:value-type="float">
            <text:p>0,832307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891" calcext:value-type="float">
            <text:p>0,78489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1747" calcext:value-type="float">
            <text:p>0,611747</text:p>
          </table:table-cell>
          <table:table-cell office:value-type="float" office:value="0.749509" calcext:value-type="float">
            <text:p>0,749509</text:p>
          </table:table-cell>
          <table:table-cell office:value-type="float" office:value="0.782634" calcext:value-type="float">
            <text:p>0,782634</text:p>
          </table:table-cell>
          <table:table-cell office:value-type="float" office:value="0.783075" calcext:value-type="float">
            <text:p>0,783075</text:p>
          </table:table-cell>
          <table:table-cell office:value-type="float" office:value="0.783574" calcext:value-type="float">
            <text:p>0,783574</text:p>
          </table:table-cell>
          <table:table-cell office:value-type="float" office:value="0.783744" calcext:value-type="float">
            <text:p>0,783744</text:p>
          </table:table-cell>
          <table:table-cell office:value-type="float" office:value="0.783888" calcext:value-type="float">
            <text:p>0,783888</text:p>
          </table:table-cell>
          <table:table-cell office:value-type="float" office:value="0.784365" calcext:value-type="float">
            <text:p>0,784365</text:p>
          </table:table-cell>
          <table:table-cell office:value-type="float" office:value="0.786322" calcext:value-type="float">
            <text:p>0,786322</text:p>
          </table:table-cell>
          <table:table-cell office:value-type="float" office:value="0.796832" calcext:value-type="float">
            <text:p>0,796832</text:p>
          </table:table-cell>
          <table:table-cell office:value-type="float" office:value="0.837884" calcext:value-type="float">
            <text:p>0,837884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7183" calcext:value-type="float">
            <text:p>0,78718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0.680499" calcext:value-type="float">
            <text:p>0,680499</text:p>
          </table:table-cell>
          <table:table-cell office:value-type="float" office:value="0.782676" calcext:value-type="float">
            <text:p>0,782676</text:p>
          </table:table-cell>
          <table:table-cell office:value-type="float" office:value="0.783281" calcext:value-type="float">
            <text:p>0,783281</text:p>
          </table:table-cell>
          <table:table-cell office:value-type="float" office:value="0.783637" calcext:value-type="float">
            <text:p>0,783637</text:p>
          </table:table-cell>
          <table:table-cell office:value-type="float" office:value="0.783766" calcext:value-type="float">
            <text:p>0,783766</text:p>
          </table:table-cell>
          <table:table-cell office:value-type="float" office:value="0.783906" calcext:value-type="float">
            <text:p>0,783906</text:p>
          </table:table-cell>
          <table:table-cell office:value-type="float" office:value="0.784338" calcext:value-type="float">
            <text:p>0,784338</text:p>
          </table:table-cell>
          <table:table-cell office:value-type="float" office:value="0.785963" calcext:value-type="float">
            <text:p>0,785963</text:p>
          </table:table-cell>
          <table:table-cell office:value-type="float" office:value="0.796994" calcext:value-type="float">
            <text:p>0,796994</text:p>
          </table:table-cell>
          <table:table-cell office:value-type="float" office:value="0.835098" calcext:value-type="float">
            <text:p>0,835098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0016" calcext:value-type="float">
            <text:p>0,78001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07839" calcext:value-type="float">
            <text:p>0,107839</text:p>
          </table:table-cell>
          <table:table-cell office:value-type="float" office:value="0.715749" calcext:value-type="float">
            <text:p>0,715749</text:p>
          </table:table-cell>
          <table:table-cell office:value-type="float" office:value="0.782662" calcext:value-type="float">
            <text:p>0,782662</text:p>
          </table:table-cell>
          <table:table-cell office:value-type="float" office:value="0.783178" calcext:value-type="float">
            <text:p>0,783178</text:p>
          </table:table-cell>
          <table:table-cell office:value-type="float" office:value="0.783637" calcext:value-type="float">
            <text:p>0,783637</text:p>
          </table:table-cell>
          <table:table-cell office:value-type="float" office:value="0.783779" calcext:value-type="float">
            <text:p>0,783779</text:p>
          </table:table-cell>
          <table:table-cell office:value-type="float" office:value="0.783936" calcext:value-type="float">
            <text:p>0,783936</text:p>
          </table:table-cell>
          <table:table-cell office:value-type="float" office:value="0.784543" calcext:value-type="float">
            <text:p>0,784543</text:p>
          </table:table-cell>
          <table:table-cell office:value-type="float" office:value="0.78629" calcext:value-type="float">
            <text:p>0,78629</text:p>
          </table:table-cell>
          <table:table-cell office:value-type="float" office:value="0.79788" calcext:value-type="float">
            <text:p>0,79788</text:p>
          </table:table-cell>
          <table:table-cell office:value-type="float" office:value="0.835521" calcext:value-type="float">
            <text:p>0,83552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3718" calcext:value-type="float">
            <text:p>0,78371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10023" calcext:value-type="float">
            <text:p>0,210023</text:p>
          </table:table-cell>
          <table:table-cell office:value-type="float" office:value="0.69696" calcext:value-type="float">
            <text:p>0,69696</text:p>
          </table:table-cell>
          <table:table-cell office:value-type="float" office:value="0.782328" calcext:value-type="float">
            <text:p>0,782328</text:p>
          </table:table-cell>
          <table:table-cell office:value-type="float" office:value="0.783029" calcext:value-type="float">
            <text:p>0,783029</text:p>
          </table:table-cell>
          <table:table-cell office:value-type="float" office:value="0.783571" calcext:value-type="float">
            <text:p>0,783571</text:p>
          </table:table-cell>
          <table:table-cell office:value-type="float" office:value="0.783748" calcext:value-type="float">
            <text:p>0,783748</text:p>
          </table:table-cell>
          <table:table-cell office:value-type="float" office:value="0.783901" calcext:value-type="float">
            <text:p>0,783901</text:p>
          </table:table-cell>
          <table:table-cell office:value-type="float" office:value="0.784278" calcext:value-type="float">
            <text:p>0,784278</text:p>
          </table:table-cell>
          <table:table-cell office:value-type="float" office:value="0.786112" calcext:value-type="float">
            <text:p>0,786112</text:p>
          </table:table-cell>
          <table:table-cell office:value-type="float" office:value="0.797563" calcext:value-type="float">
            <text:p>0,797563</text:p>
          </table:table-cell>
          <table:table-cell office:value-type="float" office:value="0.83962" calcext:value-type="float">
            <text:p>0,83962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2111" calcext:value-type="float">
            <text:p>0,78211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85103" calcext:value-type="float">
            <text:p>0,585103</text:p>
          </table:table-cell>
          <table:table-cell office:value-type="float" office:value="0.747112" calcext:value-type="float">
            <text:p>0,747112</text:p>
          </table:table-cell>
          <table:table-cell office:value-type="float" office:value="0.782437" calcext:value-type="float">
            <text:p>0,782437</text:p>
          </table:table-cell>
          <table:table-cell office:value-type="float" office:value="0.782943" calcext:value-type="float">
            <text:p>0,782943</text:p>
          </table:table-cell>
          <table:table-cell office:value-type="float" office:value="0.783467" calcext:value-type="float">
            <text:p>0,783467</text:p>
          </table:table-cell>
          <table:table-cell office:value-type="float" office:value="0.7837" calcext:value-type="float">
            <text:p>0,7837</text:p>
          </table:table-cell>
          <table:table-cell office:value-type="float" office:value="0.78385" calcext:value-type="float">
            <text:p>0,78385</text:p>
          </table:table-cell>
          <table:table-cell office:value-type="float" office:value="0.784036" calcext:value-type="float">
            <text:p>0,784036</text:p>
          </table:table-cell>
          <table:table-cell office:value-type="float" office:value="0.785548" calcext:value-type="float">
            <text:p>0,785548</text:p>
          </table:table-cell>
          <table:table-cell office:value-type="float" office:value="0.796475" calcext:value-type="float">
            <text:p>0,796475</text:p>
          </table:table-cell>
          <table:table-cell office:value-type="float" office:value="0.832625" calcext:value-type="float">
            <text:p>0,832625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6219" calcext:value-type="float">
            <text:p>0,78621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06713" calcext:value-type="float">
            <text:p>0,606713</text:p>
          </table:table-cell>
          <table:table-cell office:value-type="float" office:value="0.746315" calcext:value-type="float">
            <text:p>0,746315</text:p>
          </table:table-cell>
          <table:table-cell office:value-type="float" office:value="0.782225" calcext:value-type="float">
            <text:p>0,782225</text:p>
          </table:table-cell>
          <table:table-cell office:value-type="float" office:value="0.782996" calcext:value-type="float">
            <text:p>0,782996</text:p>
          </table:table-cell>
          <table:table-cell office:value-type="float" office:value="0.783609" calcext:value-type="float">
            <text:p>0,783609</text:p>
          </table:table-cell>
          <table:table-cell office:value-type="float" office:value="0.78376" calcext:value-type="float">
            <text:p>0,78376</text:p>
          </table:table-cell>
          <table:table-cell office:value-type="float" office:value="0.783903" calcext:value-type="float">
            <text:p>0,783903</text:p>
          </table:table-cell>
          <table:table-cell office:value-type="float" office:value="0.7841" calcext:value-type="float">
            <text:p>0,7841</text:p>
          </table:table-cell>
          <table:table-cell office:value-type="float" office:value="0.785892" calcext:value-type="float">
            <text:p>0,785892</text:p>
          </table:table-cell>
          <table:table-cell office:value-type="float" office:value="0.797917" calcext:value-type="float">
            <text:p>0,797917</text:p>
          </table:table-cell>
          <table:table-cell office:value-type="float" office:value="0.830831" calcext:value-type="float">
            <text:p>0,83083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6155" calcext:value-type="float">
            <text:p>0,78615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93264" calcext:value-type="float">
            <text:p>0,593264</text:p>
          </table:table-cell>
          <table:table-cell office:value-type="float" office:value="0.743788" calcext:value-type="float">
            <text:p>0,743788</text:p>
          </table:table-cell>
          <table:table-cell office:value-type="float" office:value="0.782221" calcext:value-type="float">
            <text:p>0,782221</text:p>
          </table:table-cell>
          <table:table-cell office:value-type="float" office:value="0.783207" calcext:value-type="float">
            <text:p>0,783207</text:p>
          </table:table-cell>
          <table:table-cell office:value-type="float" office:value="0.783601" calcext:value-type="float">
            <text:p>0,783601</text:p>
          </table:table-cell>
          <table:table-cell office:value-type="float" office:value="0.783782" calcext:value-type="float">
            <text:p>0,783782</text:p>
          </table:table-cell>
          <table:table-cell office:value-type="float" office:value="0.783951" calcext:value-type="float">
            <text:p>0,783951</text:p>
          </table:table-cell>
          <table:table-cell office:value-type="float" office:value="0.784292" calcext:value-type="float">
            <text:p>0,784292</text:p>
          </table:table-cell>
          <table:table-cell office:value-type="float" office:value="0.787207" calcext:value-type="float">
            <text:p>0,787207</text:p>
          </table:table-cell>
          <table:table-cell office:value-type="float" office:value="0.798707" calcext:value-type="float">
            <text:p>0,798707</text:p>
          </table:table-cell>
          <table:table-cell office:value-type="float" office:value="0.831272" calcext:value-type="float">
            <text:p>0,831272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6203" calcext:value-type="float">
            <text:p>0,78620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96207" calcext:value-type="float">
            <text:p>0,596207</text:p>
          </table:table-cell>
          <table:table-cell office:value-type="float" office:value="0.729957" calcext:value-type="float">
            <text:p>0,729957</text:p>
          </table:table-cell>
          <table:table-cell office:value-type="float" office:value="0.782426" calcext:value-type="float">
            <text:p>0,782426</text:p>
          </table:table-cell>
          <table:table-cell office:value-type="float" office:value="0.783182" calcext:value-type="float">
            <text:p>0,783182</text:p>
          </table:table-cell>
          <table:table-cell office:value-type="float" office:value="0.783544" calcext:value-type="float">
            <text:p>0,783544</text:p>
          </table:table-cell>
          <table:table-cell office:value-type="float" office:value="0.783723" calcext:value-type="float">
            <text:p>0,783723</text:p>
          </table:table-cell>
          <table:table-cell office:value-type="float" office:value="0.783845" calcext:value-type="float">
            <text:p>0,783845</text:p>
          </table:table-cell>
          <table:table-cell office:value-type="float" office:value="0.784016" calcext:value-type="float">
            <text:p>0,784016</text:p>
          </table:table-cell>
          <table:table-cell office:value-type="float" office:value="0.785624" calcext:value-type="float">
            <text:p>0,785624</text:p>
          </table:table-cell>
          <table:table-cell office:value-type="float" office:value="0.794289" calcext:value-type="float">
            <text:p>0,794289</text:p>
          </table:table-cell>
          <table:table-cell office:value-type="float" office:value="0.826891" calcext:value-type="float">
            <text:p>0,82689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375" calcext:value-type="float">
            <text:p>0,7837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99218" calcext:value-type="float">
            <text:p>0,599218</text:p>
          </table:table-cell>
          <table:table-cell office:value-type="float" office:value="0.748682" calcext:value-type="float">
            <text:p>0,748682</text:p>
          </table:table-cell>
          <table:table-cell office:value-type="float" office:value="0.782707" calcext:value-type="float">
            <text:p>0,782707</text:p>
          </table:table-cell>
          <table:table-cell office:value-type="float" office:value="0.783366" calcext:value-type="float">
            <text:p>0,783366</text:p>
          </table:table-cell>
          <table:table-cell office:value-type="float" office:value="0.783595" calcext:value-type="float">
            <text:p>0,783595</text:p>
          </table:table-cell>
          <table:table-cell office:value-type="float" office:value="0.78372" calcext:value-type="float">
            <text:p>0,78372</text:p>
          </table:table-cell>
          <table:table-cell office:value-type="float" office:value="0.783823" calcext:value-type="float">
            <text:p>0,783823</text:p>
          </table:table-cell>
          <table:table-cell office:value-type="float" office:value="0.78399" calcext:value-type="float">
            <text:p>0,78399</text:p>
          </table:table-cell>
          <table:table-cell office:value-type="float" office:value="0.785441" calcext:value-type="float">
            <text:p>0,785441</text:p>
          </table:table-cell>
          <table:table-cell office:value-type="float" office:value="0.794888" calcext:value-type="float">
            <text:p>0,794888</text:p>
          </table:table-cell>
          <table:table-cell office:value-type="float" office:value="0.830811" calcext:value-type="float">
            <text:p>0,83081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6102" calcext:value-type="float">
            <text:p>0,78610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5149" calcext:value-type="float">
            <text:p>0,035149</text:p>
          </table:table-cell>
          <table:table-cell office:value-type="float" office:value="0.721637" calcext:value-type="float">
            <text:p>0,721637</text:p>
          </table:table-cell>
          <table:table-cell office:value-type="float" office:value="0.782634" calcext:value-type="float">
            <text:p>0,782634</text:p>
          </table:table-cell>
          <table:table-cell office:value-type="float" office:value="0.783401" calcext:value-type="float">
            <text:p>0,783401</text:p>
          </table:table-cell>
          <table:table-cell office:value-type="float" office:value="0.783637" calcext:value-type="float">
            <text:p>0,783637</text:p>
          </table:table-cell>
          <table:table-cell office:value-type="float" office:value="0.78376" calcext:value-type="float">
            <text:p>0,78376</text:p>
          </table:table-cell>
          <table:table-cell office:value-type="float" office:value="0.783855" calcext:value-type="float">
            <text:p>0,783855</text:p>
          </table:table-cell>
          <table:table-cell office:value-type="float" office:value="0.784005" calcext:value-type="float">
            <text:p>0,784005</text:p>
          </table:table-cell>
          <table:table-cell office:value-type="float" office:value="0.785067" calcext:value-type="float">
            <text:p>0,785067</text:p>
          </table:table-cell>
          <table:table-cell office:value-type="float" office:value="0.790097" calcext:value-type="float">
            <text:p>0,790097</text:p>
          </table:table-cell>
          <table:table-cell office:value-type="float" office:value="0.827073" calcext:value-type="float">
            <text:p>0,827073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2517" calcext:value-type="float">
            <text:p>0,78251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50874" calcext:value-type="float">
            <text:p>0,250874</text:p>
          </table:table-cell>
          <table:table-cell office:value-type="float" office:value="0.727576" calcext:value-type="float">
            <text:p>0,727576</text:p>
          </table:table-cell>
          <table:table-cell office:value-type="float" office:value="0.783042" calcext:value-type="float">
            <text:p>0,783042</text:p>
          </table:table-cell>
          <table:table-cell office:value-type="float" office:value="0.783549" calcext:value-type="float">
            <text:p>0,783549</text:p>
          </table:table-cell>
          <table:table-cell office:value-type="float" office:value="0.783722" calcext:value-type="float">
            <text:p>0,783722</text:p>
          </table:table-cell>
          <table:table-cell office:value-type="float" office:value="0.783823" calcext:value-type="float">
            <text:p>0,783823</text:p>
          </table:table-cell>
          <table:table-cell office:value-type="float" office:value="0.78395" calcext:value-type="float">
            <text:p>0,78395</text:p>
          </table:table-cell>
          <table:table-cell office:value-type="float" office:value="0.784416" calcext:value-type="float">
            <text:p>0,784416</text:p>
          </table:table-cell>
          <table:table-cell office:value-type="float" office:value="0.786351" calcext:value-type="float">
            <text:p>0,786351</text:p>
          </table:table-cell>
          <table:table-cell office:value-type="float" office:value="0.795822" calcext:value-type="float">
            <text:p>0,795822</text:p>
          </table:table-cell>
          <table:table-cell office:value-type="float" office:value="0.83211" calcext:value-type="float">
            <text:p>0,8321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436" calcext:value-type="float">
            <text:p>0,7844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76966" calcext:value-type="float">
            <text:p>0,176966</text:p>
          </table:table-cell>
          <table:table-cell office:value-type="float" office:value="0.746786" calcext:value-type="float">
            <text:p>0,746786</text:p>
          </table:table-cell>
          <table:table-cell office:value-type="float" office:value="0.782884" calcext:value-type="float">
            <text:p>0,782884</text:p>
          </table:table-cell>
          <table:table-cell office:value-type="float" office:value="0.783494" calcext:value-type="float">
            <text:p>0,783494</text:p>
          </table:table-cell>
          <table:table-cell office:value-type="float" office:value="0.783684" calcext:value-type="float">
            <text:p>0,783684</text:p>
          </table:table-cell>
          <table:table-cell office:value-type="float" office:value="0.783808" calcext:value-type="float">
            <text:p>0,783808</text:p>
          </table:table-cell>
          <table:table-cell office:value-type="float" office:value="0.783983" calcext:value-type="float">
            <text:p>0,783983</text:p>
          </table:table-cell>
          <table:table-cell office:value-type="float" office:value="0.784914" calcext:value-type="float">
            <text:p>0,784914</text:p>
          </table:table-cell>
          <table:table-cell office:value-type="float" office:value="0.786719" calcext:value-type="float">
            <text:p>0,786719</text:p>
          </table:table-cell>
          <table:table-cell office:value-type="float" office:value="0.796998" calcext:value-type="float">
            <text:p>0,796998</text:p>
          </table:table-cell>
          <table:table-cell office:value-type="float" office:value="0.839094" calcext:value-type="float">
            <text:p>0,839094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7236" calcext:value-type="float">
            <text:p>0,78723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723827" calcext:value-type="float">
            <text:p>0,723827</text:p>
          </table:table-cell>
          <table:table-cell office:value-type="float" office:value="0.782585" calcext:value-type="float">
            <text:p>0,782585</text:p>
          </table:table-cell>
          <table:table-cell office:value-type="float" office:value="0.783381" calcext:value-type="float">
            <text:p>0,783381</text:p>
          </table:table-cell>
          <table:table-cell office:value-type="float" office:value="0.783643" calcext:value-type="float">
            <text:p>0,783643</text:p>
          </table:table-cell>
          <table:table-cell office:value-type="float" office:value="0.783825" calcext:value-type="float">
            <text:p>0,783825</text:p>
          </table:table-cell>
          <table:table-cell office:value-type="float" office:value="0.784057" calcext:value-type="float">
            <text:p>0,784057</text:p>
          </table:table-cell>
          <table:table-cell office:value-type="float" office:value="0.785232" calcext:value-type="float">
            <text:p>0,785232</text:p>
          </table:table-cell>
          <table:table-cell office:value-type="float" office:value="0.787343" calcext:value-type="float">
            <text:p>0,787343</text:p>
          </table:table-cell>
          <table:table-cell office:value-type="float" office:value="0.800882" calcext:value-type="float">
            <text:p>0,800882</text:p>
          </table:table-cell>
          <table:table-cell office:value-type="float" office:value="0.852233" calcext:value-type="float">
            <text:p>0,852233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6701" calcext:value-type="float">
            <text:p>0,78670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05517" calcext:value-type="float">
            <text:p>0,605517</text:p>
          </table:table-cell>
          <table:table-cell office:value-type="float" office:value="0.756324" calcext:value-type="float">
            <text:p>0,756324</text:p>
          </table:table-cell>
          <table:table-cell office:value-type="float" office:value="0.782789" calcext:value-type="float">
            <text:p>0,782789</text:p>
          </table:table-cell>
          <table:table-cell office:value-type="float" office:value="0.783479" calcext:value-type="float">
            <text:p>0,783479</text:p>
          </table:table-cell>
          <table:table-cell office:value-type="float" office:value="0.783648" calcext:value-type="float">
            <text:p>0,783648</text:p>
          </table:table-cell>
          <table:table-cell office:value-type="float" office:value="0.783819" calcext:value-type="float">
            <text:p>0,783819</text:p>
          </table:table-cell>
          <table:table-cell office:value-type="float" office:value="0.784028" calcext:value-type="float">
            <text:p>0,784028</text:p>
          </table:table-cell>
          <table:table-cell office:value-type="float" office:value="0.785315" calcext:value-type="float">
            <text:p>0,785315</text:p>
          </table:table-cell>
          <table:table-cell office:value-type="float" office:value="0.787151" calcext:value-type="float">
            <text:p>0,787151</text:p>
          </table:table-cell>
          <table:table-cell office:value-type="float" office:value="0.801054" calcext:value-type="float">
            <text:p>0,801054</text:p>
          </table:table-cell>
          <table:table-cell office:value-type="float" office:value="0.847634" calcext:value-type="float">
            <text:p>0,847634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9524" calcext:value-type="float">
            <text:p>0,7895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89954" calcext:value-type="float">
            <text:p>0,689954</text:p>
          </table:table-cell>
          <table:table-cell office:value-type="float" office:value="0.768627" calcext:value-type="float">
            <text:p>0,768627</text:p>
          </table:table-cell>
          <table:table-cell office:value-type="float" office:value="0.78296" calcext:value-type="float">
            <text:p>0,78296</text:p>
          </table:table-cell>
          <table:table-cell office:value-type="float" office:value="0.783561" calcext:value-type="float">
            <text:p>0,783561</text:p>
          </table:table-cell>
          <table:table-cell office:value-type="float" office:value="0.783739" calcext:value-type="float">
            <text:p>0,783739</text:p>
          </table:table-cell>
          <table:table-cell office:value-type="float" office:value="0.783904" calcext:value-type="float">
            <text:p>0,783904</text:p>
          </table:table-cell>
          <table:table-cell office:value-type="float" office:value="0.784311" calcext:value-type="float">
            <text:p>0,784311</text:p>
          </table:table-cell>
          <table:table-cell office:value-type="float" office:value="0.785749" calcext:value-type="float">
            <text:p>0,785749</text:p>
          </table:table-cell>
          <table:table-cell office:value-type="float" office:value="0.788428" calcext:value-type="float">
            <text:p>0,788428</text:p>
          </table:table-cell>
          <table:table-cell office:value-type="float" office:value="0.803733" calcext:value-type="float">
            <text:p>0,803733</text:p>
          </table:table-cell>
          <table:table-cell office:value-type="float" office:value="0.837838" calcext:value-type="float">
            <text:p>0,837838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90285" calcext:value-type="float">
            <text:p>0,7902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43264" calcext:value-type="float">
            <text:p>0,643264</text:p>
          </table:table-cell>
          <table:table-cell office:value-type="float" office:value="0.76991" calcext:value-type="float">
            <text:p>0,76991</text:p>
          </table:table-cell>
          <table:table-cell office:value-type="float" office:value="0.783075" calcext:value-type="float">
            <text:p>0,783075</text:p>
          </table:table-cell>
          <table:table-cell office:value-type="float" office:value="0.783554" calcext:value-type="float">
            <text:p>0,783554</text:p>
          </table:table-cell>
          <table:table-cell office:value-type="float" office:value="0.783694" calcext:value-type="float">
            <text:p>0,783694</text:p>
          </table:table-cell>
          <table:table-cell office:value-type="float" office:value="0.783861" calcext:value-type="float">
            <text:p>0,783861</text:p>
          </table:table-cell>
          <table:table-cell office:value-type="float" office:value="0.784186" calcext:value-type="float">
            <text:p>0,784186</text:p>
          </table:table-cell>
          <table:table-cell office:value-type="float" office:value="0.785603" calcext:value-type="float">
            <text:p>0,785603</text:p>
          </table:table-cell>
          <table:table-cell office:value-type="float" office:value="0.789482" calcext:value-type="float">
            <text:p>0,789482</text:p>
          </table:table-cell>
          <table:table-cell office:value-type="float" office:value="0.80453" calcext:value-type="float">
            <text:p>0,80453</text:p>
          </table:table-cell>
          <table:table-cell office:value-type="float" office:value="0.838722" calcext:value-type="float">
            <text:p>0,838722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90662" calcext:value-type="float">
            <text:p>0,79066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9195" calcext:value-type="float">
            <text:p>0,009195</text:p>
          </table:table-cell>
          <table:table-cell office:value-type="float" office:value="0.686709" calcext:value-type="float">
            <text:p>0,686709</text:p>
          </table:table-cell>
          <table:table-cell office:value-type="float" office:value="0.782849" calcext:value-type="float">
            <text:p>0,782849</text:p>
          </table:table-cell>
          <table:table-cell office:value-type="float" office:value="0.783554" calcext:value-type="float">
            <text:p>0,783554</text:p>
          </table:table-cell>
          <table:table-cell office:value-type="float" office:value="0.783708" calcext:value-type="float">
            <text:p>0,783708</text:p>
          </table:table-cell>
          <table:table-cell office:value-type="float" office:value="0.783915" calcext:value-type="float">
            <text:p>0,783915</text:p>
          </table:table-cell>
          <table:table-cell office:value-type="float" office:value="0.784826" calcext:value-type="float">
            <text:p>0,784826</text:p>
          </table:table-cell>
          <table:table-cell office:value-type="float" office:value="0.78719" calcext:value-type="float">
            <text:p>0,78719</text:p>
          </table:table-cell>
          <table:table-cell office:value-type="float" office:value="0.796532" calcext:value-type="float">
            <text:p>0,796532</text:p>
          </table:table-cell>
          <table:table-cell office:value-type="float" office:value="0.807305" calcext:value-type="float">
            <text:p>0,807305</text:p>
          </table:table-cell>
          <table:table-cell office:value-type="float" office:value="0.845278" calcext:value-type="float">
            <text:p>0,845278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784187" calcext:value-type="float">
            <text:p>0,78418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52253" calcext:value-type="float">
            <text:p>0,052253</text:p>
          </table:table-cell>
          <table:table-cell office:value-type="float" office:value="0.681835" calcext:value-type="float">
            <text:p>0,681835</text:p>
          </table:table-cell>
          <table:table-cell office:value-type="float" office:value="0.782927" calcext:value-type="float">
            <text:p>0,782927</text:p>
          </table:table-cell>
          <table:table-cell office:value-type="float" office:value="0.783564" calcext:value-type="float">
            <text:p>0,783564</text:p>
          </table:table-cell>
          <table:table-cell office:value-type="float" office:value="0.783727" calcext:value-type="float">
            <text:p>0,783727</text:p>
          </table:table-cell>
          <table:table-cell office:value-type="float" office:value="0.783904" calcext:value-type="float">
            <text:p>0,783904</text:p>
          </table:table-cell>
          <table:table-cell office:value-type="float" office:value="0.784705" calcext:value-type="float">
            <text:p>0,784705</text:p>
          </table:table-cell>
          <table:table-cell office:value-type="float" office:value="0.787519" calcext:value-type="float">
            <text:p>0,787519</text:p>
          </table:table-cell>
          <table:table-cell office:value-type="float" office:value="0.798991" calcext:value-type="float">
            <text:p>0,798991</text:p>
          </table:table-cell>
          <table:table-cell office:value-type="float" office:value="0.809098" calcext:value-type="float">
            <text:p>0,809098</text:p>
          </table:table-cell>
          <table:table-cell office:value-type="float" office:value="0.851011" calcext:value-type="float">
            <text:p>0,851011</text:p>
          </table:table-cell>
          <table:table-cell office:value-type="float" office:value="0.921241" calcext:value-type="float">
            <text:p>0,921241</text:p>
          </table:table-cell>
          <table:table-cell office:value-type="float" office:value="0.784728" calcext:value-type="float">
            <text:p>0,78472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0851" calcext:value-type="float">
            <text:p>0,140851</text:p>
          </table:table-cell>
          <table:table-cell office:value-type="float" office:value="0.692523" calcext:value-type="float">
            <text:p>0,692523</text:p>
          </table:table-cell>
          <table:table-cell office:value-type="float" office:value="0.783116" calcext:value-type="float">
            <text:p>0,783116</text:p>
          </table:table-cell>
          <table:table-cell office:value-type="float" office:value="0.783568" calcext:value-type="float">
            <text:p>0,783568</text:p>
          </table:table-cell>
          <table:table-cell office:value-type="float" office:value="0.783693" calcext:value-type="float">
            <text:p>0,783693</text:p>
          </table:table-cell>
          <table:table-cell office:value-type="float" office:value="0.783873" calcext:value-type="float">
            <text:p>0,783873</text:p>
          </table:table-cell>
          <table:table-cell office:value-type="float" office:value="0.784755" calcext:value-type="float">
            <text:p>0,784755</text:p>
          </table:table-cell>
          <table:table-cell office:value-type="float" office:value="0.787362" calcext:value-type="float">
            <text:p>0,787362</text:p>
          </table:table-cell>
          <table:table-cell office:value-type="float" office:value="0.798587" calcext:value-type="float">
            <text:p>0,798587</text:p>
          </table:table-cell>
          <table:table-cell office:value-type="float" office:value="0.808286" calcext:value-type="float">
            <text:p>0,808286</text:p>
          </table:table-cell>
          <table:table-cell office:value-type="float" office:value="0.860665" calcext:value-type="float">
            <text:p>0,860665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86643" calcext:value-type="float">
            <text:p>0,78664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0276" calcext:value-type="float">
            <text:p>0,120276</text:p>
          </table:table-cell>
          <table:table-cell office:value-type="float" office:value="0.702933" calcext:value-type="float">
            <text:p>0,702933</text:p>
          </table:table-cell>
          <table:table-cell office:value-type="float" office:value="0.782971" calcext:value-type="float">
            <text:p>0,782971</text:p>
          </table:table-cell>
          <table:table-cell office:value-type="float" office:value="0.783523" calcext:value-type="float">
            <text:p>0,783523</text:p>
          </table:table-cell>
          <table:table-cell office:value-type="float" office:value="0.783672" calcext:value-type="float">
            <text:p>0,783672</text:p>
          </table:table-cell>
          <table:table-cell office:value-type="float" office:value="0.783836" calcext:value-type="float">
            <text:p>0,783836</text:p>
          </table:table-cell>
          <table:table-cell office:value-type="float" office:value="0.784217" calcext:value-type="float">
            <text:p>0,784217</text:p>
          </table:table-cell>
          <table:table-cell office:value-type="float" office:value="0.786035" calcext:value-type="float">
            <text:p>0,786035</text:p>
          </table:table-cell>
          <table:table-cell office:value-type="float" office:value="0.796088" calcext:value-type="float">
            <text:p>0,796088</text:p>
          </table:table-cell>
          <table:table-cell office:value-type="float" office:value="0.806698" calcext:value-type="float">
            <text:p>0,806698</text:p>
          </table:table-cell>
          <table:table-cell office:value-type="float" office:value="0.854226" calcext:value-type="float">
            <text:p>0,854226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8642" calcext:value-type="float">
            <text:p>0,7864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24023" calcext:value-type="float">
            <text:p>0,024023</text:p>
          </table:table-cell>
          <table:table-cell office:value-type="float" office:value="0.686713" calcext:value-type="float">
            <text:p>0,686713</text:p>
          </table:table-cell>
          <table:table-cell office:value-type="float" office:value="0.782208" calcext:value-type="float">
            <text:p>0,782208</text:p>
          </table:table-cell>
          <table:table-cell office:value-type="float" office:value="0.783437" calcext:value-type="float">
            <text:p>0,783437</text:p>
          </table:table-cell>
          <table:table-cell office:value-type="float" office:value="0.78362" calcext:value-type="float">
            <text:p>0,78362</text:p>
          </table:table-cell>
          <table:table-cell office:value-type="float" office:value="0.783785" calcext:value-type="float">
            <text:p>0,783785</text:p>
          </table:table-cell>
          <table:table-cell office:value-type="float" office:value="0.783963" calcext:value-type="float">
            <text:p>0,783963</text:p>
          </table:table-cell>
          <table:table-cell office:value-type="float" office:value="0.784937" calcext:value-type="float">
            <text:p>0,784937</text:p>
          </table:table-cell>
          <table:table-cell office:value-type="float" office:value="0.790009" calcext:value-type="float">
            <text:p>0,790009</text:p>
          </table:table-cell>
          <table:table-cell office:value-type="float" office:value="0.806001" calcext:value-type="float">
            <text:p>0,806001</text:p>
          </table:table-cell>
          <table:table-cell office:value-type="float" office:value="0.856241" calcext:value-type="float">
            <text:p>0,856241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84091" calcext:value-type="float">
            <text:p>0,78409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3195" calcext:value-type="float">
            <text:p>0,123195</text:p>
          </table:table-cell>
          <table:table-cell office:value-type="float" office:value="0.71378" calcext:value-type="float">
            <text:p>0,71378</text:p>
          </table:table-cell>
          <table:table-cell office:value-type="float" office:value="0.782983" calcext:value-type="float">
            <text:p>0,782983</text:p>
          </table:table-cell>
          <table:table-cell office:value-type="float" office:value="0.783559" calcext:value-type="float">
            <text:p>0,783559</text:p>
          </table:table-cell>
          <table:table-cell office:value-type="float" office:value="0.783698" calcext:value-type="float">
            <text:p>0,783698</text:p>
          </table:table-cell>
          <table:table-cell office:value-type="float" office:value="0.783852" calcext:value-type="float">
            <text:p>0,783852</text:p>
          </table:table-cell>
          <table:table-cell office:value-type="float" office:value="0.784081" calcext:value-type="float">
            <text:p>0,784081</text:p>
          </table:table-cell>
          <table:table-cell office:value-type="float" office:value="0.785381" calcext:value-type="float">
            <text:p>0,785381</text:p>
          </table:table-cell>
          <table:table-cell office:value-type="float" office:value="0.795259" calcext:value-type="float">
            <text:p>0,795259</text:p>
          </table:table-cell>
          <table:table-cell office:value-type="float" office:value="0.811188" calcext:value-type="float">
            <text:p>0,811188</text:p>
          </table:table-cell>
          <table:table-cell office:value-type="float" office:value="0.863864" calcext:value-type="float">
            <text:p>0,863864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88764" calcext:value-type="float">
            <text:p>0,78876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23103" calcext:value-type="float">
            <text:p>0,623103</text:p>
          </table:table-cell>
          <table:table-cell office:value-type="float" office:value="0.766114" calcext:value-type="float">
            <text:p>0,766114</text:p>
          </table:table-cell>
          <table:table-cell office:value-type="float" office:value="0.782996" calcext:value-type="float">
            <text:p>0,782996</text:p>
          </table:table-cell>
          <table:table-cell office:value-type="float" office:value="0.783516" calcext:value-type="float">
            <text:p>0,783516</text:p>
          </table:table-cell>
          <table:table-cell office:value-type="float" office:value="0.783666" calcext:value-type="float">
            <text:p>0,783666</text:p>
          </table:table-cell>
          <table:table-cell office:value-type="float" office:value="0.783841" calcext:value-type="float">
            <text:p>0,783841</text:p>
          </table:table-cell>
          <table:table-cell office:value-type="float" office:value="0.784305" calcext:value-type="float">
            <text:p>0,784305</text:p>
          </table:table-cell>
          <table:table-cell office:value-type="float" office:value="0.786091" calcext:value-type="float">
            <text:p>0,786091</text:p>
          </table:table-cell>
          <table:table-cell office:value-type="float" office:value="0.800327" calcext:value-type="float">
            <text:p>0,800327</text:p>
          </table:table-cell>
          <table:table-cell office:value-type="float" office:value="0.819647" calcext:value-type="float">
            <text:p>0,819647</text:p>
          </table:table-cell>
          <table:table-cell office:value-type="float" office:value="0.871276" calcext:value-type="float">
            <text:p>0,871276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6178" calcext:value-type="float">
            <text:p>0,79617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989" calcext:value-type="float">
            <text:p>0,000989</text:p>
          </table:table-cell>
          <table:table-cell office:value-type="float" office:value="0.704699" calcext:value-type="float">
            <text:p>0,704699</text:p>
          </table:table-cell>
          <table:table-cell office:value-type="float" office:value="0.782975" calcext:value-type="float">
            <text:p>0,782975</text:p>
          </table:table-cell>
          <table:table-cell office:value-type="float" office:value="0.783521" calcext:value-type="float">
            <text:p>0,783521</text:p>
          </table:table-cell>
          <table:table-cell office:value-type="float" office:value="0.783705" calcext:value-type="float">
            <text:p>0,783705</text:p>
          </table:table-cell>
          <table:table-cell office:value-type="float" office:value="0.78393" calcext:value-type="float">
            <text:p>0,78393</text:p>
          </table:table-cell>
          <table:table-cell office:value-type="float" office:value="0.785285" calcext:value-type="float">
            <text:p>0,785285</text:p>
          </table:table-cell>
          <table:table-cell office:value-type="float" office:value="0.790824" calcext:value-type="float">
            <text:p>0,790824</text:p>
          </table:table-cell>
          <table:table-cell office:value-type="float" office:value="0.806043" calcext:value-type="float">
            <text:p>0,806043</text:p>
          </table:table-cell>
          <table:table-cell office:value-type="float" office:value="0.82514" calcext:value-type="float">
            <text:p>0,82514</text:p>
          </table:table-cell>
          <table:table-cell office:value-type="float" office:value="0.873539" calcext:value-type="float">
            <text:p>0,873539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1966" calcext:value-type="float">
            <text:p>0,7919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8598" calcext:value-type="float">
            <text:p>0,058598</text:p>
          </table:table-cell>
          <table:table-cell office:value-type="float" office:value="0.728603" calcext:value-type="float">
            <text:p>0,728603</text:p>
          </table:table-cell>
          <table:table-cell office:value-type="float" office:value="0.782974" calcext:value-type="float">
            <text:p>0,782974</text:p>
          </table:table-cell>
          <table:table-cell office:value-type="float" office:value="0.783515" calcext:value-type="float">
            <text:p>0,783515</text:p>
          </table:table-cell>
          <table:table-cell office:value-type="float" office:value="0.7837" calcext:value-type="float">
            <text:p>0,7837</text:p>
          </table:table-cell>
          <table:table-cell office:value-type="float" office:value="0.783914" calcext:value-type="float">
            <text:p>0,783914</text:p>
          </table:table-cell>
          <table:table-cell office:value-type="float" office:value="0.785033" calcext:value-type="float">
            <text:p>0,785033</text:p>
          </table:table-cell>
          <table:table-cell office:value-type="float" office:value="0.790711" calcext:value-type="float">
            <text:p>0,790711</text:p>
          </table:table-cell>
          <table:table-cell office:value-type="float" office:value="0.804134" calcext:value-type="float">
            <text:p>0,804134</text:p>
          </table:table-cell>
          <table:table-cell office:value-type="float" office:value="0.823672" calcext:value-type="float">
            <text:p>0,823672</text:p>
          </table:table-cell>
          <table:table-cell office:value-type="float" office:value="0.866985" calcext:value-type="float">
            <text:p>0,866985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3324" calcext:value-type="float">
            <text:p>0,79332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07218" calcext:value-type="float">
            <text:p>0,607218</text:p>
          </table:table-cell>
          <table:table-cell office:value-type="float" office:value="0.767642" calcext:value-type="float">
            <text:p>0,767642</text:p>
          </table:table-cell>
          <table:table-cell office:value-type="float" office:value="0.783167" calcext:value-type="float">
            <text:p>0,783167</text:p>
          </table:table-cell>
          <table:table-cell office:value-type="float" office:value="0.783597" calcext:value-type="float">
            <text:p>0,783597</text:p>
          </table:table-cell>
          <table:table-cell office:value-type="float" office:value="0.783793" calcext:value-type="float">
            <text:p>0,783793</text:p>
          </table:table-cell>
          <table:table-cell office:value-type="float" office:value="0.784026" calcext:value-type="float">
            <text:p>0,784026</text:p>
          </table:table-cell>
          <table:table-cell office:value-type="float" office:value="0.785577" calcext:value-type="float">
            <text:p>0,785577</text:p>
          </table:table-cell>
          <table:table-cell office:value-type="float" office:value="0.792122" calcext:value-type="float">
            <text:p>0,792122</text:p>
          </table:table-cell>
          <table:table-cell office:value-type="float" office:value="0.806613" calcext:value-type="float">
            <text:p>0,806613</text:p>
          </table:table-cell>
          <table:table-cell office:value-type="float" office:value="0.830538" calcext:value-type="float">
            <text:p>0,830538</text:p>
          </table:table-cell>
          <table:table-cell office:value-type="float" office:value="0.864847" calcext:value-type="float">
            <text:p>0,864847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8192" calcext:value-type="float">
            <text:p>0,79819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07218" calcext:value-type="float">
            <text:p>0,607218</text:p>
          </table:table-cell>
          <table:table-cell office:value-type="float" office:value="0.750858" calcext:value-type="float">
            <text:p>0,750858</text:p>
          </table:table-cell>
          <table:table-cell office:value-type="float" office:value="0.782895" calcext:value-type="float">
            <text:p>0,782895</text:p>
          </table:table-cell>
          <table:table-cell office:value-type="float" office:value="0.783602" calcext:value-type="float">
            <text:p>0,783602</text:p>
          </table:table-cell>
          <table:table-cell office:value-type="float" office:value="0.783783" calcext:value-type="float">
            <text:p>0,783783</text:p>
          </table:table-cell>
          <table:table-cell office:value-type="float" office:value="0.78407" calcext:value-type="float">
            <text:p>0,78407</text:p>
          </table:table-cell>
          <table:table-cell office:value-type="float" office:value="0.785809" calcext:value-type="float">
            <text:p>0,785809</text:p>
          </table:table-cell>
          <table:table-cell office:value-type="float" office:value="0.794566" calcext:value-type="float">
            <text:p>0,794566</text:p>
          </table:table-cell>
          <table:table-cell office:value-type="float" office:value="0.807411" calcext:value-type="float">
            <text:p>0,807411</text:p>
          </table:table-cell>
          <table:table-cell office:value-type="float" office:value="0.828863" calcext:value-type="float">
            <text:p>0,828863</text:p>
          </table:table-cell>
          <table:table-cell office:value-type="float" office:value="0.8647" calcext:value-type="float">
            <text:p>0,8647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6656" calcext:value-type="float">
            <text:p>0,79665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7954" calcext:value-type="float">
            <text:p>0,617954</text:p>
          </table:table-cell>
          <table:table-cell office:value-type="float" office:value="0.753729" calcext:value-type="float">
            <text:p>0,753729</text:p>
          </table:table-cell>
          <table:table-cell office:value-type="float" office:value="0.783191" calcext:value-type="float">
            <text:p>0,783191</text:p>
          </table:table-cell>
          <table:table-cell office:value-type="float" office:value="0.783644" calcext:value-type="float">
            <text:p>0,783644</text:p>
          </table:table-cell>
          <table:table-cell office:value-type="float" office:value="0.783883" calcext:value-type="float">
            <text:p>0,783883</text:p>
          </table:table-cell>
          <table:table-cell office:value-type="float" office:value="0.784512" calcext:value-type="float">
            <text:p>0,784512</text:p>
          </table:table-cell>
          <table:table-cell office:value-type="float" office:value="0.78681" calcext:value-type="float">
            <text:p>0,78681</text:p>
          </table:table-cell>
          <table:table-cell office:value-type="float" office:value="0.798116" calcext:value-type="float">
            <text:p>0,798116</text:p>
          </table:table-cell>
          <table:table-cell office:value-type="float" office:value="0.807796" calcext:value-type="float">
            <text:p>0,807796</text:p>
          </table:table-cell>
          <table:table-cell office:value-type="float" office:value="0.829822" calcext:value-type="float">
            <text:p>0,829822</text:p>
          </table:table-cell>
          <table:table-cell office:value-type="float" office:value="0.867035" calcext:value-type="float">
            <text:p>0,867035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7854" calcext:value-type="float">
            <text:p>0,79785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19241" calcext:value-type="float">
            <text:p>0,619241</text:p>
          </table:table-cell>
          <table:table-cell office:value-type="float" office:value="0.748923" calcext:value-type="float">
            <text:p>0,748923</text:p>
          </table:table-cell>
          <table:table-cell office:value-type="float" office:value="0.783149" calcext:value-type="float">
            <text:p>0,783149</text:p>
          </table:table-cell>
          <table:table-cell office:value-type="float" office:value="0.783655" calcext:value-type="float">
            <text:p>0,783655</text:p>
          </table:table-cell>
          <table:table-cell office:value-type="float" office:value="0.783901" calcext:value-type="float">
            <text:p>0,783901</text:p>
          </table:table-cell>
          <table:table-cell office:value-type="float" office:value="0.784613" calcext:value-type="float">
            <text:p>0,784613</text:p>
          </table:table-cell>
          <table:table-cell office:value-type="float" office:value="0.786969" calcext:value-type="float">
            <text:p>0,786969</text:p>
          </table:table-cell>
          <table:table-cell office:value-type="float" office:value="0.799152" calcext:value-type="float">
            <text:p>0,799152</text:p>
          </table:table-cell>
          <table:table-cell office:value-type="float" office:value="0.806947" calcext:value-type="float">
            <text:p>0,806947</text:p>
          </table:table-cell>
          <table:table-cell office:value-type="float" office:value="0.833859" calcext:value-type="float">
            <text:p>0,833859</text:p>
          </table:table-cell>
          <table:table-cell office:value-type="float" office:value="0.88021" calcext:value-type="float">
            <text:p>0,88021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9138" calcext:value-type="float">
            <text:p>0,79913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58667" calcext:value-type="float">
            <text:p>0,558667</text:p>
          </table:table-cell>
          <table:table-cell office:value-type="float" office:value="0.738533" calcext:value-type="float">
            <text:p>0,738533</text:p>
          </table:table-cell>
          <table:table-cell office:value-type="float" office:value="0.783345" calcext:value-type="float">
            <text:p>0,783345</text:p>
          </table:table-cell>
          <table:table-cell office:value-type="float" office:value="0.783718" calcext:value-type="float">
            <text:p>0,783718</text:p>
          </table:table-cell>
          <table:table-cell office:value-type="float" office:value="0.783985" calcext:value-type="float">
            <text:p>0,783985</text:p>
          </table:table-cell>
          <table:table-cell office:value-type="float" office:value="0.784728" calcext:value-type="float">
            <text:p>0,784728</text:p>
          </table:table-cell>
          <table:table-cell office:value-type="float" office:value="0.788058" calcext:value-type="float">
            <text:p>0,788058</text:p>
          </table:table-cell>
          <table:table-cell office:value-type="float" office:value="0.799304" calcext:value-type="float">
            <text:p>0,799304</text:p>
          </table:table-cell>
          <table:table-cell office:value-type="float" office:value="0.809107" calcext:value-type="float">
            <text:p>0,809107</text:p>
          </table:table-cell>
          <table:table-cell office:value-type="float" office:value="0.835972" calcext:value-type="float">
            <text:p>0,835972</text:p>
          </table:table-cell>
          <table:table-cell office:value-type="float" office:value="0.88084" calcext:value-type="float">
            <text:p>0,88084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8759" calcext:value-type="float">
            <text:p>0,79875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6437" calcext:value-type="float">
            <text:p>0,056437</text:p>
          </table:table-cell>
          <table:table-cell office:value-type="float" office:value="0.698912" calcext:value-type="float">
            <text:p>0,698912</text:p>
          </table:table-cell>
          <table:table-cell office:value-type="float" office:value="0.78322" calcext:value-type="float">
            <text:p>0,78322</text:p>
          </table:table-cell>
          <table:table-cell office:value-type="float" office:value="0.783664" calcext:value-type="float">
            <text:p>0,783664</text:p>
          </table:table-cell>
          <table:table-cell office:value-type="float" office:value="0.783923" calcext:value-type="float">
            <text:p>0,783923</text:p>
          </table:table-cell>
          <table:table-cell office:value-type="float" office:value="0.784331" calcext:value-type="float">
            <text:p>0,784331</text:p>
          </table:table-cell>
          <table:table-cell office:value-type="float" office:value="0.788416" calcext:value-type="float">
            <text:p>0,788416</text:p>
          </table:table-cell>
          <table:table-cell office:value-type="float" office:value="0.800535" calcext:value-type="float">
            <text:p>0,800535</text:p>
          </table:table-cell>
          <table:table-cell office:value-type="float" office:value="0.810816" calcext:value-type="float">
            <text:p>0,810816</text:p>
          </table:table-cell>
          <table:table-cell office:value-type="float" office:value="0.835783" calcext:value-type="float">
            <text:p>0,835783</text:p>
          </table:table-cell>
          <table:table-cell office:value-type="float" office:value="0.879175" calcext:value-type="float">
            <text:p>0,879175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794877" calcext:value-type="float">
            <text:p>0,79487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6138" calcext:value-type="float">
            <text:p>0,616138</text:p>
          </table:table-cell>
          <table:table-cell office:value-type="float" office:value="0.741301" calcext:value-type="float">
            <text:p>0,741301</text:p>
          </table:table-cell>
          <table:table-cell office:value-type="float" office:value="0.783305" calcext:value-type="float">
            <text:p>0,783305</text:p>
          </table:table-cell>
          <table:table-cell office:value-type="float" office:value="0.783725" calcext:value-type="float">
            <text:p>0,783725</text:p>
          </table:table-cell>
          <table:table-cell office:value-type="float" office:value="0.783959" calcext:value-type="float">
            <text:p>0,783959</text:p>
          </table:table-cell>
          <table:table-cell office:value-type="float" office:value="0.785136" calcext:value-type="float">
            <text:p>0,785136</text:p>
          </table:table-cell>
          <table:table-cell office:value-type="float" office:value="0.791404" calcext:value-type="float">
            <text:p>0,791404</text:p>
          </table:table-cell>
          <table:table-cell office:value-type="float" office:value="0.803498" calcext:value-type="float">
            <text:p>0,803498</text:p>
          </table:table-cell>
          <table:table-cell office:value-type="float" office:value="0.824198" calcext:value-type="float">
            <text:p>0,824198</text:p>
          </table:table-cell>
          <table:table-cell office:value-type="float" office:value="0.845863" calcext:value-type="float">
            <text:p>0,845863</text:p>
          </table:table-cell>
          <table:table-cell office:value-type="float" office:value="0.883793" calcext:value-type="float">
            <text:p>0,883793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802618" calcext:value-type="float">
            <text:p>0,80261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6138" calcext:value-type="float">
            <text:p>0,616138</text:p>
          </table:table-cell>
          <table:table-cell office:value-type="float" office:value="0.743132" calcext:value-type="float">
            <text:p>0,743132</text:p>
          </table:table-cell>
          <table:table-cell office:value-type="float" office:value="0.783336" calcext:value-type="float">
            <text:p>0,783336</text:p>
          </table:table-cell>
          <table:table-cell office:value-type="float" office:value="0.783724" calcext:value-type="float">
            <text:p>0,783724</text:p>
          </table:table-cell>
          <table:table-cell office:value-type="float" office:value="0.783953" calcext:value-type="float">
            <text:p>0,783953</text:p>
          </table:table-cell>
          <table:table-cell office:value-type="float" office:value="0.785413" calcext:value-type="float">
            <text:p>0,785413</text:p>
          </table:table-cell>
          <table:table-cell office:value-type="float" office:value="0.797955" calcext:value-type="float">
            <text:p>0,797955</text:p>
          </table:table-cell>
          <table:table-cell office:value-type="float" office:value="0.809608" calcext:value-type="float">
            <text:p>0,809608</text:p>
          </table:table-cell>
          <table:table-cell office:value-type="float" office:value="0.830358" calcext:value-type="float">
            <text:p>0,830358</text:p>
          </table:table-cell>
          <table:table-cell office:value-type="float" office:value="0.846018" calcext:value-type="float">
            <text:p>0,846018</text:p>
          </table:table-cell>
          <table:table-cell office:value-type="float" office:value="0.88465" calcext:value-type="float">
            <text:p>0,88465</text:p>
          </table:table-cell>
          <table:table-cell office:value-type="float" office:value="0.922759" calcext:value-type="float">
            <text:p>0,922759</text:p>
          </table:table-cell>
          <table:table-cell office:value-type="float" office:value="0.804815" calcext:value-type="float">
            <text:p>0,80481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23172" calcext:value-type="float">
            <text:p>0,623172</text:p>
          </table:table-cell>
          <table:table-cell office:value-type="float" office:value="0.763495" calcext:value-type="float">
            <text:p>0,763495</text:p>
          </table:table-cell>
          <table:table-cell office:value-type="float" office:value="0.783594" calcext:value-type="float">
            <text:p>0,783594</text:p>
          </table:table-cell>
          <table:table-cell office:value-type="float" office:value="0.783812" calcext:value-type="float">
            <text:p>0,783812</text:p>
          </table:table-cell>
          <table:table-cell office:value-type="float" office:value="0.784105" calcext:value-type="float">
            <text:p>0,784105</text:p>
          </table:table-cell>
          <table:table-cell office:value-type="float" office:value="0.786553" calcext:value-type="float">
            <text:p>0,786553</text:p>
          </table:table-cell>
          <table:table-cell office:value-type="float" office:value="0.799056" calcext:value-type="float">
            <text:p>0,799056</text:p>
          </table:table-cell>
          <table:table-cell office:value-type="float" office:value="0.810368" calcext:value-type="float">
            <text:p>0,810368</text:p>
          </table:table-cell>
          <table:table-cell office:value-type="float" office:value="0.829239" calcext:value-type="float">
            <text:p>0,829239</text:p>
          </table:table-cell>
          <table:table-cell office:value-type="float" office:value="0.847142" calcext:value-type="float">
            <text:p>0,847142</text:p>
          </table:table-cell>
          <table:table-cell office:value-type="float" office:value="0.889534" calcext:value-type="float">
            <text:p>0,889534</text:p>
          </table:table-cell>
          <table:table-cell office:value-type="float" office:value="0.923218" calcext:value-type="float">
            <text:p>0,923218</text:p>
          </table:table-cell>
          <table:table-cell office:value-type="float" office:value="0.80769" calcext:value-type="float">
            <text:p>0,8076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20598" calcext:value-type="float">
            <text:p>0,620598</text:p>
          </table:table-cell>
          <table:table-cell office:value-type="float" office:value="0.759815" calcext:value-type="float">
            <text:p>0,759815</text:p>
          </table:table-cell>
          <table:table-cell office:value-type="float" office:value="0.783609" calcext:value-type="float">
            <text:p>0,783609</text:p>
          </table:table-cell>
          <table:table-cell office:value-type="float" office:value="0.783804" calcext:value-type="float">
            <text:p>0,783804</text:p>
          </table:table-cell>
          <table:table-cell office:value-type="float" office:value="0.784093" calcext:value-type="float">
            <text:p>0,784093</text:p>
          </table:table-cell>
          <table:table-cell office:value-type="float" office:value="0.786635" calcext:value-type="float">
            <text:p>0,786635</text:p>
          </table:table-cell>
          <table:table-cell office:value-type="float" office:value="0.797678" calcext:value-type="float">
            <text:p>0,797678</text:p>
          </table:table-cell>
          <table:table-cell office:value-type="float" office:value="0.8101" calcext:value-type="float">
            <text:p>0,8101</text:p>
          </table:table-cell>
          <table:table-cell office:value-type="float" office:value="0.83043" calcext:value-type="float">
            <text:p>0,83043</text:p>
          </table:table-cell>
          <table:table-cell office:value-type="float" office:value="0.852913" calcext:value-type="float">
            <text:p>0,852913</text:p>
          </table:table-cell>
          <table:table-cell office:value-type="float" office:value="0.897436" calcext:value-type="float">
            <text:p>0,897436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8651" calcext:value-type="float">
            <text:p>0,80865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1908" calcext:value-type="float">
            <text:p>0,611908</text:p>
          </table:table-cell>
          <table:table-cell office:value-type="float" office:value="0.738589" calcext:value-type="float">
            <text:p>0,738589</text:p>
          </table:table-cell>
          <table:table-cell office:value-type="float" office:value="0.783595" calcext:value-type="float">
            <text:p>0,783595</text:p>
          </table:table-cell>
          <table:table-cell office:value-type="float" office:value="0.783782" calcext:value-type="float">
            <text:p>0,783782</text:p>
          </table:table-cell>
          <table:table-cell office:value-type="float" office:value="0.783995" calcext:value-type="float">
            <text:p>0,783995</text:p>
          </table:table-cell>
          <table:table-cell office:value-type="float" office:value="0.785665" calcext:value-type="float">
            <text:p>0,785665</text:p>
          </table:table-cell>
          <table:table-cell office:value-type="float" office:value="0.792626" calcext:value-type="float">
            <text:p>0,792626</text:p>
          </table:table-cell>
          <table:table-cell office:value-type="float" office:value="0.802544" calcext:value-type="float">
            <text:p>0,802544</text:p>
          </table:table-cell>
          <table:table-cell office:value-type="float" office:value="0.819396" calcext:value-type="float">
            <text:p>0,819396</text:p>
          </table:table-cell>
          <table:table-cell office:value-type="float" office:value="0.84686" calcext:value-type="float">
            <text:p>0,84686</text:p>
          </table:table-cell>
          <table:table-cell office:value-type="float" office:value="0.889622" calcext:value-type="float">
            <text:p>0,889622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2667" calcext:value-type="float">
            <text:p>0,80266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4874" calcext:value-type="float">
            <text:p>0,614874</text:p>
          </table:table-cell>
          <table:table-cell office:value-type="float" office:value="0.746659" calcext:value-type="float">
            <text:p>0,746659</text:p>
          </table:table-cell>
          <table:table-cell office:value-type="float" office:value="0.783532" calcext:value-type="float">
            <text:p>0,783532</text:p>
          </table:table-cell>
          <table:table-cell office:value-type="float" office:value="0.783774" calcext:value-type="float">
            <text:p>0,783774</text:p>
          </table:table-cell>
          <table:table-cell office:value-type="float" office:value="0.78393" calcext:value-type="float">
            <text:p>0,78393</text:p>
          </table:table-cell>
          <table:table-cell office:value-type="float" office:value="0.784702" calcext:value-type="float">
            <text:p>0,784702</text:p>
          </table:table-cell>
          <table:table-cell office:value-type="float" office:value="0.790243" calcext:value-type="float">
            <text:p>0,790243</text:p>
          </table:table-cell>
          <table:table-cell office:value-type="float" office:value="0.802024" calcext:value-type="float">
            <text:p>0,802024</text:p>
          </table:table-cell>
          <table:table-cell office:value-type="float" office:value="0.820075" calcext:value-type="float">
            <text:p>0,820075</text:p>
          </table:table-cell>
          <table:table-cell office:value-type="float" office:value="0.849847" calcext:value-type="float">
            <text:p>0,849847</text:p>
          </table:table-cell>
          <table:table-cell office:value-type="float" office:value="0.889708" calcext:value-type="float">
            <text:p>0,889708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3449" calcext:value-type="float">
            <text:p>0,80344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3264" calcext:value-type="float">
            <text:p>0,613264</text:p>
          </table:table-cell>
          <table:table-cell office:value-type="float" office:value="0.735405" calcext:value-type="float">
            <text:p>0,735405</text:p>
          </table:table-cell>
          <table:table-cell office:value-type="float" office:value="0.783515" calcext:value-type="float">
            <text:p>0,783515</text:p>
          </table:table-cell>
          <table:table-cell office:value-type="float" office:value="0.783769" calcext:value-type="float">
            <text:p>0,783769</text:p>
          </table:table-cell>
          <table:table-cell office:value-type="float" office:value="0.783943" calcext:value-type="float">
            <text:p>0,783943</text:p>
          </table:table-cell>
          <table:table-cell office:value-type="float" office:value="0.785041" calcext:value-type="float">
            <text:p>0,785041</text:p>
          </table:table-cell>
          <table:table-cell office:value-type="float" office:value="0.793554" calcext:value-type="float">
            <text:p>0,793554</text:p>
          </table:table-cell>
          <table:table-cell office:value-type="float" office:value="0.807444" calcext:value-type="float">
            <text:p>0,807444</text:p>
          </table:table-cell>
          <table:table-cell office:value-type="float" office:value="0.8293" calcext:value-type="float">
            <text:p>0,8293</text:p>
          </table:table-cell>
          <table:table-cell office:value-type="float" office:value="0.850011" calcext:value-type="float">
            <text:p>0,850011</text:p>
          </table:table-cell>
          <table:table-cell office:value-type="float" office:value="0.890787" calcext:value-type="float">
            <text:p>0,890787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4277" calcext:value-type="float">
            <text:p>0,80427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874" calcext:value-type="float">
            <text:p>0,610874</text:p>
          </table:table-cell>
          <table:table-cell office:value-type="float" office:value="0.721356" calcext:value-type="float">
            <text:p>0,721356</text:p>
          </table:table-cell>
          <table:table-cell office:value-type="float" office:value="0.783545" calcext:value-type="float">
            <text:p>0,783545</text:p>
          </table:table-cell>
          <table:table-cell office:value-type="float" office:value="0.78383" calcext:value-type="float">
            <text:p>0,78383</text:p>
          </table:table-cell>
          <table:table-cell office:value-type="float" office:value="0.784083" calcext:value-type="float">
            <text:p>0,784083</text:p>
          </table:table-cell>
          <table:table-cell office:value-type="float" office:value="0.788481" calcext:value-type="float">
            <text:p>0,788481</text:p>
          </table:table-cell>
          <table:table-cell office:value-type="float" office:value="0.800066" calcext:value-type="float">
            <text:p>0,800066</text:p>
          </table:table-cell>
          <table:table-cell office:value-type="float" office:value="0.81206" calcext:value-type="float">
            <text:p>0,81206</text:p>
          </table:table-cell>
          <table:table-cell office:value-type="float" office:value="0.832198" calcext:value-type="float">
            <text:p>0,832198</text:p>
          </table:table-cell>
          <table:table-cell office:value-type="float" office:value="0.852252" calcext:value-type="float">
            <text:p>0,852252</text:p>
          </table:table-cell>
          <table:table-cell office:value-type="float" office:value="0.88937" calcext:value-type="float">
            <text:p>0,88937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4724" calcext:value-type="float">
            <text:p>0,80472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0.751674" calcext:value-type="float">
            <text:p>0,751674</text:p>
          </table:table-cell>
          <table:table-cell office:value-type="float" office:value="0.783567" calcext:value-type="float">
            <text:p>0,783567</text:p>
          </table:table-cell>
          <table:table-cell office:value-type="float" office:value="0.783789" calcext:value-type="float">
            <text:p>0,783789</text:p>
          </table:table-cell>
          <table:table-cell office:value-type="float" office:value="0.78402" calcext:value-type="float">
            <text:p>0,78402</text:p>
          </table:table-cell>
          <table:table-cell office:value-type="float" office:value="0.785788" calcext:value-type="float">
            <text:p>0,785788</text:p>
          </table:table-cell>
          <table:table-cell office:value-type="float" office:value="0.796953" calcext:value-type="float">
            <text:p>0,796953</text:p>
          </table:table-cell>
          <table:table-cell office:value-type="float" office:value="0.810558" calcext:value-type="float">
            <text:p>0,810558</text:p>
          </table:table-cell>
          <table:table-cell office:value-type="float" office:value="0.832019" calcext:value-type="float">
            <text:p>0,832019</text:p>
          </table:table-cell>
          <table:table-cell office:value-type="float" office:value="0.854915" calcext:value-type="float">
            <text:p>0,854915</text:p>
          </table:table-cell>
          <table:table-cell office:value-type="float" office:value="0.88911" calcext:value-type="float">
            <text:p>0,88911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7239" calcext:value-type="float">
            <text:p>0,80723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16345" calcext:value-type="float">
            <text:p>0,616345</text:p>
          </table:table-cell>
          <table:table-cell office:value-type="float" office:value="0.74674" calcext:value-type="float">
            <text:p>0,74674</text:p>
          </table:table-cell>
          <table:table-cell office:value-type="float" office:value="0.783564" calcext:value-type="float">
            <text:p>0,783564</text:p>
          </table:table-cell>
          <table:table-cell office:value-type="float" office:value="0.78379" calcext:value-type="float">
            <text:p>0,78379</text:p>
          </table:table-cell>
          <table:table-cell office:value-type="float" office:value="0.784001" calcext:value-type="float">
            <text:p>0,784001</text:p>
          </table:table-cell>
          <table:table-cell office:value-type="float" office:value="0.786829" calcext:value-type="float">
            <text:p>0,786829</text:p>
          </table:table-cell>
          <table:table-cell office:value-type="float" office:value="0.798384" calcext:value-type="float">
            <text:p>0,798384</text:p>
          </table:table-cell>
          <table:table-cell office:value-type="float" office:value="0.810021" calcext:value-type="float">
            <text:p>0,810021</text:p>
          </table:table-cell>
          <table:table-cell office:value-type="float" office:value="0.830127" calcext:value-type="float">
            <text:p>0,830127</text:p>
          </table:table-cell>
          <table:table-cell office:value-type="float" office:value="0.849639" calcext:value-type="float">
            <text:p>0,849639</text:p>
          </table:table-cell>
          <table:table-cell office:value-type="float" office:value="0.884164" calcext:value-type="float">
            <text:p>0,884164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5726" calcext:value-type="float">
            <text:p>0,80572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2177" calcext:value-type="float">
            <text:p>0,62177</text:p>
          </table:table-cell>
          <table:table-cell office:value-type="float" office:value="0.767646" calcext:value-type="float">
            <text:p>0,767646</text:p>
          </table:table-cell>
          <table:table-cell office:value-type="float" office:value="0.783746" calcext:value-type="float">
            <text:p>0,783746</text:p>
          </table:table-cell>
          <table:table-cell office:value-type="float" office:value="0.78397" calcext:value-type="float">
            <text:p>0,78397</text:p>
          </table:table-cell>
          <table:table-cell office:value-type="float" office:value="0.785075" calcext:value-type="float">
            <text:p>0,785075</text:p>
          </table:table-cell>
          <table:table-cell office:value-type="float" office:value="0.792946" calcext:value-type="float">
            <text:p>0,792946</text:p>
          </table:table-cell>
          <table:table-cell office:value-type="float" office:value="0.803823" calcext:value-type="float">
            <text:p>0,803823</text:p>
          </table:table-cell>
          <table:table-cell office:value-type="float" office:value="0.822117" calcext:value-type="float">
            <text:p>0,822117</text:p>
          </table:table-cell>
          <table:table-cell office:value-type="float" office:value="0.839607" calcext:value-type="float">
            <text:p>0,839607</text:p>
          </table:table-cell>
          <table:table-cell office:value-type="float" office:value="0.854502" calcext:value-type="float">
            <text:p>0,854502</text:p>
          </table:table-cell>
          <table:table-cell office:value-type="float" office:value="0.88887" calcext:value-type="float">
            <text:p>0,88887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223" calcext:value-type="float">
            <text:p>0,8122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14414" calcext:value-type="float">
            <text:p>0,614414</text:p>
          </table:table-cell>
          <table:table-cell office:value-type="float" office:value="0.751135" calcext:value-type="float">
            <text:p>0,751135</text:p>
          </table:table-cell>
          <table:table-cell office:value-type="float" office:value="0.783642" calcext:value-type="float">
            <text:p>0,783642</text:p>
          </table:table-cell>
          <table:table-cell office:value-type="float" office:value="0.783898" calcext:value-type="float">
            <text:p>0,783898</text:p>
          </table:table-cell>
          <table:table-cell office:value-type="float" office:value="0.784357" calcext:value-type="float">
            <text:p>0,784357</text:p>
          </table:table-cell>
          <table:table-cell office:value-type="float" office:value="0.79093" calcext:value-type="float">
            <text:p>0,79093</text:p>
          </table:table-cell>
          <table:table-cell office:value-type="float" office:value="0.804363" calcext:value-type="float">
            <text:p>0,804363</text:p>
          </table:table-cell>
          <table:table-cell office:value-type="float" office:value="0.819172" calcext:value-type="float">
            <text:p>0,819172</text:p>
          </table:table-cell>
          <table:table-cell office:value-type="float" office:value="0.835224" calcext:value-type="float">
            <text:p>0,835224</text:p>
          </table:table-cell>
          <table:table-cell office:value-type="float" office:value="0.852679" calcext:value-type="float">
            <text:p>0,852679</text:p>
          </table:table-cell>
          <table:table-cell office:value-type="float" office:value="0.893513" calcext:value-type="float">
            <text:p>0,893513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09891" calcext:value-type="float">
            <text:p>0,80989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4414" calcext:value-type="float">
            <text:p>0,614414</text:p>
          </table:table-cell>
          <table:table-cell office:value-type="float" office:value="0.754884" calcext:value-type="float">
            <text:p>0,754884</text:p>
          </table:table-cell>
          <table:table-cell office:value-type="float" office:value="0.783685" calcext:value-type="float">
            <text:p>0,783685</text:p>
          </table:table-cell>
          <table:table-cell office:value-type="float" office:value="0.783914" calcext:value-type="float">
            <text:p>0,783914</text:p>
          </table:table-cell>
          <table:table-cell office:value-type="float" office:value="0.7846" calcext:value-type="float">
            <text:p>0,7846</text:p>
          </table:table-cell>
          <table:table-cell office:value-type="float" office:value="0.791594" calcext:value-type="float">
            <text:p>0,791594</text:p>
          </table:table-cell>
          <table:table-cell office:value-type="float" office:value="0.804091" calcext:value-type="float">
            <text:p>0,804091</text:p>
          </table:table-cell>
          <table:table-cell office:value-type="float" office:value="0.821725" calcext:value-type="float">
            <text:p>0,821725</text:p>
          </table:table-cell>
          <table:table-cell office:value-type="float" office:value="0.836899" calcext:value-type="float">
            <text:p>0,836899</text:p>
          </table:table-cell>
          <table:table-cell office:value-type="float" office:value="0.860375" calcext:value-type="float">
            <text:p>0,860375</text:p>
          </table:table-cell>
          <table:table-cell office:value-type="float" office:value="0.900829" calcext:value-type="float">
            <text:p>0,900829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226" calcext:value-type="float">
            <text:p>0,8122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22483" calcext:value-type="float">
            <text:p>0,622483</text:p>
          </table:table-cell>
          <table:table-cell office:value-type="float" office:value="0.750667" calcext:value-type="float">
            <text:p>0,750667</text:p>
          </table:table-cell>
          <table:table-cell office:value-type="float" office:value="0.783654" calcext:value-type="float">
            <text:p>0,783654</text:p>
          </table:table-cell>
          <table:table-cell office:value-type="float" office:value="0.783875" calcext:value-type="float">
            <text:p>0,783875</text:p>
          </table:table-cell>
          <table:table-cell office:value-type="float" office:value="0.784514" calcext:value-type="float">
            <text:p>0,784514</text:p>
          </table:table-cell>
          <table:table-cell office:value-type="float" office:value="0.790409" calcext:value-type="float">
            <text:p>0,790409</text:p>
          </table:table-cell>
          <table:table-cell office:value-type="float" office:value="0.800675" calcext:value-type="float">
            <text:p>0,800675</text:p>
          </table:table-cell>
          <table:table-cell office:value-type="float" office:value="0.820686" calcext:value-type="float">
            <text:p>0,820686</text:p>
          </table:table-cell>
          <table:table-cell office:value-type="float" office:value="0.838705" calcext:value-type="float">
            <text:p>0,838705</text:p>
          </table:table-cell>
          <table:table-cell office:value-type="float" office:value="0.854554" calcext:value-type="float">
            <text:p>0,854554</text:p>
          </table:table-cell>
          <table:table-cell office:value-type="float" office:value="0.895605" calcext:value-type="float">
            <text:p>0,895605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0334" calcext:value-type="float">
            <text:p>0,81033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55747" calcext:value-type="float">
            <text:p>0,555747</text:p>
          </table:table-cell>
          <table:table-cell office:value-type="float" office:value="0.736461" calcext:value-type="float">
            <text:p>0,736461</text:p>
          </table:table-cell>
          <table:table-cell office:value-type="float" office:value="0.783595" calcext:value-type="float">
            <text:p>0,783595</text:p>
          </table:table-cell>
          <table:table-cell office:value-type="float" office:value="0.783841" calcext:value-type="float">
            <text:p>0,783841</text:p>
          </table:table-cell>
          <table:table-cell office:value-type="float" office:value="0.78434" calcext:value-type="float">
            <text:p>0,78434</text:p>
          </table:table-cell>
          <table:table-cell office:value-type="float" office:value="0.78856" calcext:value-type="float">
            <text:p>0,78856</text:p>
          </table:table-cell>
          <table:table-cell office:value-type="float" office:value="0.79954" calcext:value-type="float">
            <text:p>0,79954</text:p>
          </table:table-cell>
          <table:table-cell office:value-type="float" office:value="0.819426" calcext:value-type="float">
            <text:p>0,819426</text:p>
          </table:table-cell>
          <table:table-cell office:value-type="float" office:value="0.840795" calcext:value-type="float">
            <text:p>0,840795</text:p>
          </table:table-cell>
          <table:table-cell office:value-type="float" office:value="0.861565" calcext:value-type="float">
            <text:p>0,861565</text:p>
          </table:table-cell>
          <table:table-cell office:value-type="float" office:value="0.902539" calcext:value-type="float">
            <text:p>0,902539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0066" calcext:value-type="float">
            <text:p>0,81006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2092" calcext:value-type="float">
            <text:p>0,62092</text:p>
          </table:table-cell>
          <table:table-cell office:value-type="float" office:value="0.729337" calcext:value-type="float">
            <text:p>0,729337</text:p>
          </table:table-cell>
          <table:table-cell office:value-type="float" office:value="0.783503" calcext:value-type="float">
            <text:p>0,783503</text:p>
          </table:table-cell>
          <table:table-cell office:value-type="float" office:value="0.783811" calcext:value-type="float">
            <text:p>0,783811</text:p>
          </table:table-cell>
          <table:table-cell office:value-type="float" office:value="0.784596" calcext:value-type="float">
            <text:p>0,784596</text:p>
          </table:table-cell>
          <table:table-cell office:value-type="float" office:value="0.791427" calcext:value-type="float">
            <text:p>0,791427</text:p>
          </table:table-cell>
          <table:table-cell office:value-type="float" office:value="0.805135" calcext:value-type="float">
            <text:p>0,805135</text:p>
          </table:table-cell>
          <table:table-cell office:value-type="float" office:value="0.827505" calcext:value-type="float">
            <text:p>0,827505</text:p>
          </table:table-cell>
          <table:table-cell office:value-type="float" office:value="0.842165" calcext:value-type="float">
            <text:p>0,842165</text:p>
          </table:table-cell>
          <table:table-cell office:value-type="float" office:value="0.858792" calcext:value-type="float">
            <text:p>0,858792</text:p>
          </table:table-cell>
          <table:table-cell office:value-type="float" office:value="0.897448" calcext:value-type="float">
            <text:p>0,897448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0372" calcext:value-type="float">
            <text:p>0,81037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93908" calcext:value-type="float">
            <text:p>0,193908</text:p>
          </table:table-cell>
          <table:table-cell office:value-type="float" office:value="0.729092" calcext:value-type="float">
            <text:p>0,729092</text:p>
          </table:table-cell>
          <table:table-cell office:value-type="float" office:value="0.783604" calcext:value-type="float">
            <text:p>0,783604</text:p>
          </table:table-cell>
          <table:table-cell office:value-type="float" office:value="0.78384" calcext:value-type="float">
            <text:p>0,78384</text:p>
          </table:table-cell>
          <table:table-cell office:value-type="float" office:value="0.784862" calcext:value-type="float">
            <text:p>0,784862</text:p>
          </table:table-cell>
          <table:table-cell office:value-type="float" office:value="0.798171" calcext:value-type="float">
            <text:p>0,798171</text:p>
          </table:table-cell>
          <table:table-cell office:value-type="float" office:value="0.814622" calcext:value-type="float">
            <text:p>0,814622</text:p>
          </table:table-cell>
          <table:table-cell office:value-type="float" office:value="0.832587" calcext:value-type="float">
            <text:p>0,832587</text:p>
          </table:table-cell>
          <table:table-cell office:value-type="float" office:value="0.846079" calcext:value-type="float">
            <text:p>0,846079</text:p>
          </table:table-cell>
          <table:table-cell office:value-type="float" office:value="0.866983" calcext:value-type="float">
            <text:p>0,866983</text:p>
          </table:table-cell>
          <table:table-cell office:value-type="float" office:value="0.902728" calcext:value-type="float">
            <text:p>0,902728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4257" calcext:value-type="float">
            <text:p>0,81425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4874" calcext:value-type="float">
            <text:p>0,604874</text:p>
          </table:table-cell>
          <table:table-cell office:value-type="float" office:value="0.732047" calcext:value-type="float">
            <text:p>0,732047</text:p>
          </table:table-cell>
          <table:table-cell office:value-type="float" office:value="0.783603" calcext:value-type="float">
            <text:p>0,783603</text:p>
          </table:table-cell>
          <table:table-cell office:value-type="float" office:value="0.78382" calcext:value-type="float">
            <text:p>0,78382</text:p>
          </table:table-cell>
          <table:table-cell office:value-type="float" office:value="0.784378" calcext:value-type="float">
            <text:p>0,784378</text:p>
          </table:table-cell>
          <table:table-cell office:value-type="float" office:value="0.795863" calcext:value-type="float">
            <text:p>0,795863</text:p>
          </table:table-cell>
          <table:table-cell office:value-type="float" office:value="0.812479" calcext:value-type="float">
            <text:p>0,812479</text:p>
          </table:table-cell>
          <table:table-cell office:value-type="float" office:value="0.830378" calcext:value-type="float">
            <text:p>0,830378</text:p>
          </table:table-cell>
          <table:table-cell office:value-type="float" office:value="0.843023" calcext:value-type="float">
            <text:p>0,843023</text:p>
          </table:table-cell>
          <table:table-cell office:value-type="float" office:value="0.866271" calcext:value-type="float">
            <text:p>0,866271</text:p>
          </table:table-cell>
          <table:table-cell office:value-type="float" office:value="0.903999" calcext:value-type="float">
            <text:p>0,903999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3586" calcext:value-type="float">
            <text:p>0,81358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04874" calcext:value-type="float">
            <text:p>0,604874</text:p>
          </table:table-cell>
          <table:table-cell office:value-type="float" office:value="0.748949" calcext:value-type="float">
            <text:p>0,748949</text:p>
          </table:table-cell>
          <table:table-cell office:value-type="float" office:value="0.783646" calcext:value-type="float">
            <text:p>0,783646</text:p>
          </table:table-cell>
          <table:table-cell office:value-type="float" office:value="0.783865" calcext:value-type="float">
            <text:p>0,783865</text:p>
          </table:table-cell>
          <table:table-cell office:value-type="float" office:value="0.784177" calcext:value-type="float">
            <text:p>0,784177</text:p>
          </table:table-cell>
          <table:table-cell office:value-type="float" office:value="0.794745" calcext:value-type="float">
            <text:p>0,794745</text:p>
          </table:table-cell>
          <table:table-cell office:value-type="float" office:value="0.809455" calcext:value-type="float">
            <text:p>0,809455</text:p>
          </table:table-cell>
          <table:table-cell office:value-type="float" office:value="0.830701" calcext:value-type="float">
            <text:p>0,830701</text:p>
          </table:table-cell>
          <table:table-cell office:value-type="float" office:value="0.849136" calcext:value-type="float">
            <text:p>0,849136</text:p>
          </table:table-cell>
          <table:table-cell office:value-type="float" office:value="0.877445" calcext:value-type="float">
            <text:p>0,877445</text:p>
          </table:table-cell>
          <table:table-cell office:value-type="float" office:value="0.910645" calcext:value-type="float">
            <text:p>0,910645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7276" calcext:value-type="float">
            <text:p>0,81727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70897" calcext:value-type="float">
            <text:p>0,570897</text:p>
          </table:table-cell>
          <table:table-cell office:value-type="float" office:value="0.744272" calcext:value-type="float">
            <text:p>0,744272</text:p>
          </table:table-cell>
          <table:table-cell office:value-type="float" office:value="0.783671" calcext:value-type="float">
            <text:p>0,783671</text:p>
          </table:table-cell>
          <table:table-cell office:value-type="float" office:value="0.783901" calcext:value-type="float">
            <text:p>0,783901</text:p>
          </table:table-cell>
          <table:table-cell office:value-type="float" office:value="0.784641" calcext:value-type="float">
            <text:p>0,784641</text:p>
          </table:table-cell>
          <table:table-cell office:value-type="float" office:value="0.79959" calcext:value-type="float">
            <text:p>0,79959</text:p>
          </table:table-cell>
          <table:table-cell office:value-type="float" office:value="0.813177" calcext:value-type="float">
            <text:p>0,813177</text:p>
          </table:table-cell>
          <table:table-cell office:value-type="float" office:value="0.835173" calcext:value-type="float">
            <text:p>0,835173</text:p>
          </table:table-cell>
          <table:table-cell office:value-type="float" office:value="0.851355" calcext:value-type="float">
            <text:p>0,851355</text:p>
          </table:table-cell>
          <table:table-cell office:value-type="float" office:value="0.875875" calcext:value-type="float">
            <text:p>0,875875</text:p>
          </table:table-cell>
          <table:table-cell office:value-type="float" office:value="0.90568" calcext:value-type="float">
            <text:p>0,90568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17733" calcext:value-type="float">
            <text:p>0,81773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70897" calcext:value-type="float">
            <text:p>0,570897</text:p>
          </table:table-cell>
          <table:table-cell office:value-type="float" office:value="0.754634" calcext:value-type="float">
            <text:p>0,754634</text:p>
          </table:table-cell>
          <table:table-cell office:value-type="float" office:value="0.783732" calcext:value-type="float">
            <text:p>0,783732</text:p>
          </table:table-cell>
          <table:table-cell office:value-type="float" office:value="0.78393" calcext:value-type="float">
            <text:p>0,78393</text:p>
          </table:table-cell>
          <table:table-cell office:value-type="float" office:value="0.786319" calcext:value-type="float">
            <text:p>0,786319</text:p>
          </table:table-cell>
          <table:table-cell office:value-type="float" office:value="0.803532" calcext:value-type="float">
            <text:p>0,803532</text:p>
          </table:table-cell>
          <table:table-cell office:value-type="float" office:value="0.818645" calcext:value-type="float">
            <text:p>0,818645</text:p>
          </table:table-cell>
          <table:table-cell office:value-type="float" office:value="0.838935" calcext:value-type="float">
            <text:p>0,838935</text:p>
          </table:table-cell>
          <table:table-cell office:value-type="float" office:value="0.854033" calcext:value-type="float">
            <text:p>0,854033</text:p>
          </table:table-cell>
          <table:table-cell office:value-type="float" office:value="0.879198" calcext:value-type="float">
            <text:p>0,879198</text:p>
          </table:table-cell>
          <table:table-cell office:value-type="float" office:value="0.90655" calcext:value-type="float">
            <text:p>0,90655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20951" calcext:value-type="float">
            <text:p>0,82095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17632" calcext:value-type="float">
            <text:p>0,617632</text:p>
          </table:table-cell>
          <table:table-cell office:value-type="float" office:value="0.764294" calcext:value-type="float">
            <text:p>0,764294</text:p>
          </table:table-cell>
          <table:table-cell office:value-type="float" office:value="0.78376" calcext:value-type="float">
            <text:p>0,78376</text:p>
          </table:table-cell>
          <table:table-cell office:value-type="float" office:value="0.783949" calcext:value-type="float">
            <text:p>0,783949</text:p>
          </table:table-cell>
          <table:table-cell office:value-type="float" office:value="0.789419" calcext:value-type="float">
            <text:p>0,789419</text:p>
          </table:table-cell>
          <table:table-cell office:value-type="float" office:value="0.804162" calcext:value-type="float">
            <text:p>0,804162</text:p>
          </table:table-cell>
          <table:table-cell office:value-type="float" office:value="0.818853" calcext:value-type="float">
            <text:p>0,818853</text:p>
          </table:table-cell>
          <table:table-cell office:value-type="float" office:value="0.836818" calcext:value-type="float">
            <text:p>0,836818</text:p>
          </table:table-cell>
          <table:table-cell office:value-type="float" office:value="0.851499" calcext:value-type="float">
            <text:p>0,851499</text:p>
          </table:table-cell>
          <table:table-cell office:value-type="float" office:value="0.877416" calcext:value-type="float">
            <text:p>0,877416</text:p>
          </table:table-cell>
          <table:table-cell office:value-type="float" office:value="0.906728" calcext:value-type="float">
            <text:p>0,906728</text:p>
          </table:table-cell>
          <table:table-cell office:value-type="float" office:value="0.923402" calcext:value-type="float">
            <text:p>0,923402</text:p>
          </table:table-cell>
          <table:table-cell office:value-type="float" office:value="0.82169" calcext:value-type="float">
            <text:p>0,8216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72483" calcext:value-type="float">
            <text:p>0,672483</text:p>
          </table:table-cell>
          <table:table-cell office:value-type="float" office:value="0.766028" calcext:value-type="float">
            <text:p>0,766028</text:p>
          </table:table-cell>
          <table:table-cell office:value-type="float" office:value="0.783695" calcext:value-type="float">
            <text:p>0,783695</text:p>
          </table:table-cell>
          <table:table-cell office:value-type="float" office:value="0.783911" calcext:value-type="float">
            <text:p>0,783911</text:p>
          </table:table-cell>
          <table:table-cell office:value-type="float" office:value="0.788485" calcext:value-type="float">
            <text:p>0,788485</text:p>
          </table:table-cell>
          <table:table-cell office:value-type="float" office:value="0.804625" calcext:value-type="float">
            <text:p>0,804625</text:p>
          </table:table-cell>
          <table:table-cell office:value-type="float" office:value="0.824577" calcext:value-type="float">
            <text:p>0,824577</text:p>
          </table:table-cell>
          <table:table-cell office:value-type="float" office:value="0.840485" calcext:value-type="float">
            <text:p>0,840485</text:p>
          </table:table-cell>
          <table:table-cell office:value-type="float" office:value="0.854841" calcext:value-type="float">
            <text:p>0,854841</text:p>
          </table:table-cell>
          <table:table-cell office:value-type="float" office:value="0.87981" calcext:value-type="float">
            <text:p>0,87981</text:p>
          </table:table-cell>
          <table:table-cell office:value-type="float" office:value="0.910404" calcext:value-type="float">
            <text:p>0,910404</text:p>
          </table:table-cell>
          <table:table-cell office:value-type="float" office:value="0.923425" calcext:value-type="float">
            <text:p>0,923425</text:p>
          </table:table-cell>
          <table:table-cell office:value-type="float" office:value="0.823686" calcext:value-type="float">
            <text:p>0,82368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1531" calcext:value-type="float">
            <text:p>0,31531</text:p>
          </table:table-cell>
          <table:table-cell office:value-type="float" office:value="0.75331" calcext:value-type="float">
            <text:p>0,75331</text:p>
          </table:table-cell>
          <table:table-cell office:value-type="float" office:value="0.783715" calcext:value-type="float">
            <text:p>0,783715</text:p>
          </table:table-cell>
          <table:table-cell office:value-type="float" office:value="0.784006" calcext:value-type="float">
            <text:p>0,784006</text:p>
          </table:table-cell>
          <table:table-cell office:value-type="float" office:value="0.798363" calcext:value-type="float">
            <text:p>0,798363</text:p>
          </table:table-cell>
          <table:table-cell office:value-type="float" office:value="0.819946" calcext:value-type="float">
            <text:p>0,819946</text:p>
          </table:table-cell>
          <table:table-cell office:value-type="float" office:value="0.836619" calcext:value-type="float">
            <text:p>0,836619</text:p>
          </table:table-cell>
          <table:table-cell office:value-type="float" office:value="0.845951" calcext:value-type="float">
            <text:p>0,845951</text:p>
          </table:table-cell>
          <table:table-cell office:value-type="float" office:value="0.860884" calcext:value-type="float">
            <text:p>0,860884</text:p>
          </table:table-cell>
          <table:table-cell office:value-type="float" office:value="0.890501" calcext:value-type="float">
            <text:p>0,890501</text:p>
          </table:table-cell>
          <table:table-cell office:value-type="float" office:value="0.912875" calcext:value-type="float">
            <text:p>0,912875</text:p>
          </table:table-cell>
          <table:table-cell office:value-type="float" office:value="0.923425" calcext:value-type="float">
            <text:p>0,923425</text:p>
          </table:table-cell>
          <table:table-cell office:value-type="float" office:value="0.828617" calcext:value-type="float">
            <text:p>0,82861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9892" calcext:value-type="float">
            <text:p>0,69892</text:p>
          </table:table-cell>
          <table:table-cell office:value-type="float" office:value="0.778194" calcext:value-type="float">
            <text:p>0,778194</text:p>
          </table:table-cell>
          <table:table-cell office:value-type="float" office:value="0.783685" calcext:value-type="float">
            <text:p>0,783685</text:p>
          </table:table-cell>
          <table:table-cell office:value-type="float" office:value="0.783989" calcext:value-type="float">
            <text:p>0,783989</text:p>
          </table:table-cell>
          <table:table-cell office:value-type="float" office:value="0.794064" calcext:value-type="float">
            <text:p>0,794064</text:p>
          </table:table-cell>
          <table:table-cell office:value-type="float" office:value="0.810422" calcext:value-type="float">
            <text:p>0,810422</text:p>
          </table:table-cell>
          <table:table-cell office:value-type="float" office:value="0.829533" calcext:value-type="float">
            <text:p>0,829533</text:p>
          </table:table-cell>
          <table:table-cell office:value-type="float" office:value="0.843064" calcext:value-type="float">
            <text:p>0,843064</text:p>
          </table:table-cell>
          <table:table-cell office:value-type="float" office:value="0.856168" calcext:value-type="float">
            <text:p>0,856168</text:p>
          </table:table-cell>
          <table:table-cell office:value-type="float" office:value="0.885088" calcext:value-type="float">
            <text:p>0,885088</text:p>
          </table:table-cell>
          <table:table-cell office:value-type="float" office:value="0.911481" calcext:value-type="float">
            <text:p>0,911481</text:p>
          </table:table-cell>
          <table:table-cell office:value-type="float" office:value="0.923425" calcext:value-type="float">
            <text:p>0,923425</text:p>
          </table:table-cell>
          <table:table-cell office:value-type="float" office:value="0.827569" calcext:value-type="float">
            <text:p>0,82756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09195" calcext:value-type="float">
            <text:p>0,609195</text:p>
          </table:table-cell>
          <table:table-cell office:value-type="float" office:value="0.770565" calcext:value-type="float">
            <text:p>0,770565</text:p>
          </table:table-cell>
          <table:table-cell office:value-type="float" office:value="0.783867" calcext:value-type="float">
            <text:p>0,783867</text:p>
          </table:table-cell>
          <table:table-cell office:value-type="float" office:value="0.78781" calcext:value-type="float">
            <text:p>0,78781</text:p>
          </table:table-cell>
          <table:table-cell office:value-type="float" office:value="0.807092" calcext:value-type="float">
            <text:p>0,807092</text:p>
          </table:table-cell>
          <table:table-cell office:value-type="float" office:value="0.828278" calcext:value-type="float">
            <text:p>0,828278</text:p>
          </table:table-cell>
          <table:table-cell office:value-type="float" office:value="0.840447" calcext:value-type="float">
            <text:p>0,840447</text:p>
          </table:table-cell>
          <table:table-cell office:value-type="float" office:value="0.848485" calcext:value-type="float">
            <text:p>0,848485</text:p>
          </table:table-cell>
          <table:table-cell office:value-type="float" office:value="0.865736" calcext:value-type="float">
            <text:p>0,865736</text:p>
          </table:table-cell>
          <table:table-cell office:value-type="float" office:value="0.893151" calcext:value-type="float">
            <text:p>0,893151</text:p>
          </table:table-cell>
          <table:table-cell office:value-type="float" office:value="0.912558" calcext:value-type="float">
            <text:p>0,912558</text:p>
          </table:table-cell>
          <table:table-cell office:value-type="float" office:value="0.923425" calcext:value-type="float">
            <text:p>0,923425</text:p>
          </table:table-cell>
          <table:table-cell office:value-type="float" office:value="0.833799" calcext:value-type="float">
            <text:p>0,83379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3563" calcext:value-type="float">
            <text:p>0,003563</text:p>
          </table:table-cell>
          <table:table-cell office:value-type="float" office:value="0.755144" calcext:value-type="float">
            <text:p>0,755144</text:p>
          </table:table-cell>
          <table:table-cell office:value-type="float" office:value="0.783951" calcext:value-type="float">
            <text:p>0,783951</text:p>
          </table:table-cell>
          <table:table-cell office:value-type="float" office:value="0.79414" calcext:value-type="float">
            <text:p>0,79414</text:p>
          </table:table-cell>
          <table:table-cell office:value-type="float" office:value="0.810717" calcext:value-type="float">
            <text:p>0,810717</text:p>
          </table:table-cell>
          <table:table-cell office:value-type="float" office:value="0.831196" calcext:value-type="float">
            <text:p>0,831196</text:p>
          </table:table-cell>
          <table:table-cell office:value-type="float" office:value="0.841833" calcext:value-type="float">
            <text:p>0,841833</text:p>
          </table:table-cell>
          <table:table-cell office:value-type="float" office:value="0.8518" calcext:value-type="float">
            <text:p>0,8518</text:p>
          </table:table-cell>
          <table:table-cell office:value-type="float" office:value="0.867984" calcext:value-type="float">
            <text:p>0,867984</text:p>
          </table:table-cell>
          <table:table-cell office:value-type="float" office:value="0.891691" calcext:value-type="float">
            <text:p>0,891691</text:p>
          </table:table-cell>
          <table:table-cell office:value-type="float" office:value="0.908167" calcext:value-type="float">
            <text:p>0,908167</text:p>
          </table:table-cell>
          <table:table-cell office:value-type="float" office:value="0.923425" calcext:value-type="float">
            <text:p>0,923425</text:p>
          </table:table-cell>
          <table:table-cell office:value-type="float" office:value="0.833662" calcext:value-type="float">
            <text:p>0,83366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22897" calcext:value-type="float">
            <text:p>0,622897</text:p>
          </table:table-cell>
          <table:table-cell office:value-type="float" office:value="0.767666" calcext:value-type="float">
            <text:p>0,767666</text:p>
          </table:table-cell>
          <table:table-cell office:value-type="float" office:value="0.783934" calcext:value-type="float">
            <text:p>0,783934</text:p>
          </table:table-cell>
          <table:table-cell office:value-type="float" office:value="0.794037" calcext:value-type="float">
            <text:p>0,794037</text:p>
          </table:table-cell>
          <table:table-cell office:value-type="float" office:value="0.810889" calcext:value-type="float">
            <text:p>0,810889</text:p>
          </table:table-cell>
          <table:table-cell office:value-type="float" office:value="0.833924" calcext:value-type="float">
            <text:p>0,833924</text:p>
          </table:table-cell>
          <table:table-cell office:value-type="float" office:value="0.844173" calcext:value-type="float">
            <text:p>0,844173</text:p>
          </table:table-cell>
          <table:table-cell office:value-type="float" office:value="0.855034" calcext:value-type="float">
            <text:p>0,855034</text:p>
          </table:table-cell>
          <table:table-cell office:value-type="float" office:value="0.87256" calcext:value-type="float">
            <text:p>0,87256</text:p>
          </table:table-cell>
          <table:table-cell office:value-type="float" office:value="0.893216" calcext:value-type="float">
            <text:p>0,893216</text:p>
          </table:table-cell>
          <table:table-cell office:value-type="float" office:value="0.909678" calcext:value-type="float">
            <text:p>0,909678</text:p>
          </table:table-cell>
          <table:table-cell office:value-type="float" office:value="0.923471" calcext:value-type="float">
            <text:p>0,923471</text:p>
          </table:table-cell>
          <table:table-cell office:value-type="float" office:value="0.836511" calcext:value-type="float">
            <text:p>0,83651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08483" calcext:value-type="float">
            <text:p>0,608483</text:p>
          </table:table-cell>
          <table:table-cell office:value-type="float" office:value="0.765278" calcext:value-type="float">
            <text:p>0,765278</text:p>
          </table:table-cell>
          <table:table-cell office:value-type="float" office:value="0.784024" calcext:value-type="float">
            <text:p>0,784024</text:p>
          </table:table-cell>
          <table:table-cell office:value-type="float" office:value="0.797117" calcext:value-type="float">
            <text:p>0,797117</text:p>
          </table:table-cell>
          <table:table-cell office:value-type="float" office:value="0.815181" calcext:value-type="float">
            <text:p>0,815181</text:p>
          </table:table-cell>
          <table:table-cell office:value-type="float" office:value="0.836646" calcext:value-type="float">
            <text:p>0,836646</text:p>
          </table:table-cell>
          <table:table-cell office:value-type="float" office:value="0.845231" calcext:value-type="float">
            <text:p>0,845231</text:p>
          </table:table-cell>
          <table:table-cell office:value-type="float" office:value="0.855587" calcext:value-type="float">
            <text:p>0,855587</text:p>
          </table:table-cell>
          <table:table-cell office:value-type="float" office:value="0.871788" calcext:value-type="float">
            <text:p>0,871788</text:p>
          </table:table-cell>
          <table:table-cell office:value-type="float" office:value="0.893537" calcext:value-type="float">
            <text:p>0,893537</text:p>
          </table:table-cell>
          <table:table-cell office:value-type="float" office:value="0.909293" calcext:value-type="float">
            <text:p>0,909293</text:p>
          </table:table-cell>
          <table:table-cell office:value-type="float" office:value="0.923471" calcext:value-type="float">
            <text:p>0,923471</text:p>
          </table:table-cell>
          <table:table-cell office:value-type="float" office:value="0.837368" calcext:value-type="float">
            <text:p>0,83736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01747" calcext:value-type="float">
            <text:p>0,201747</text:p>
          </table:table-cell>
          <table:table-cell office:value-type="float" office:value="0.755105" calcext:value-type="float">
            <text:p>0,755105</text:p>
          </table:table-cell>
          <table:table-cell office:value-type="float" office:value="0.784122" calcext:value-type="float">
            <text:p>0,784122</text:p>
          </table:table-cell>
          <table:table-cell office:value-type="float" office:value="0.799603" calcext:value-type="float">
            <text:p>0,799603</text:p>
          </table:table-cell>
          <table:table-cell office:value-type="float" office:value="0.820242" calcext:value-type="float">
            <text:p>0,820242</text:p>
          </table:table-cell>
          <table:table-cell office:value-type="float" office:value="0.839744" calcext:value-type="float">
            <text:p>0,839744</text:p>
          </table:table-cell>
          <table:table-cell office:value-type="float" office:value="0.848821" calcext:value-type="float">
            <text:p>0,848821</text:p>
          </table:table-cell>
          <table:table-cell office:value-type="float" office:value="0.861856" calcext:value-type="float">
            <text:p>0,861856</text:p>
          </table:table-cell>
          <table:table-cell office:value-type="float" office:value="0.883974" calcext:value-type="float">
            <text:p>0,883974</text:p>
          </table:table-cell>
          <table:table-cell office:value-type="float" office:value="0.897346" calcext:value-type="float">
            <text:p>0,897346</text:p>
          </table:table-cell>
          <table:table-cell office:value-type="float" office:value="0.908918" calcext:value-type="float">
            <text:p>0,908918</text:p>
          </table:table-cell>
          <table:table-cell office:value-type="float" office:value="0.923471" calcext:value-type="float">
            <text:p>0,923471</text:p>
          </table:table-cell>
          <table:table-cell office:value-type="float" office:value="0.839973" calcext:value-type="float">
            <text:p>0,83997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3195" calcext:value-type="float">
            <text:p>0,613195</text:p>
          </table:table-cell>
          <table:table-cell office:value-type="float" office:value="0.760784" calcext:value-type="float">
            <text:p>0,760784</text:p>
          </table:table-cell>
          <table:table-cell office:value-type="float" office:value="0.786017" calcext:value-type="float">
            <text:p>0,786017</text:p>
          </table:table-cell>
          <table:table-cell office:value-type="float" office:value="0.808542" calcext:value-type="float">
            <text:p>0,808542</text:p>
          </table:table-cell>
          <table:table-cell office:value-type="float" office:value="0.83553" calcext:value-type="float">
            <text:p>0,83553</text:p>
          </table:table-cell>
          <table:table-cell office:value-type="float" office:value="0.84433" calcext:value-type="float">
            <text:p>0,84433</text:p>
          </table:table-cell>
          <table:table-cell office:value-type="float" office:value="0.856312" calcext:value-type="float">
            <text:p>0,856312</text:p>
          </table:table-cell>
          <table:table-cell office:value-type="float" office:value="0.865521" calcext:value-type="float">
            <text:p>0,865521</text:p>
          </table:table-cell>
          <table:table-cell office:value-type="float" office:value="0.885902" calcext:value-type="float">
            <text:p>0,885902</text:p>
          </table:table-cell>
          <table:table-cell office:value-type="float" office:value="0.897417" calcext:value-type="float">
            <text:p>0,897417</text:p>
          </table:table-cell>
          <table:table-cell office:value-type="float" office:value="0.909993" calcext:value-type="float">
            <text:p>0,909993</text:p>
          </table:table-cell>
          <table:table-cell office:value-type="float" office:value="0.923471" calcext:value-type="float">
            <text:p>0,923471</text:p>
          </table:table-cell>
          <table:table-cell office:value-type="float" office:value="0.845035" calcext:value-type="float">
            <text:p>0,84503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62207" calcext:value-type="float">
            <text:p>0,462207</text:p>
          </table:table-cell>
          <table:table-cell office:value-type="float" office:value="0.756234" calcext:value-type="float">
            <text:p>0,756234</text:p>
          </table:table-cell>
          <table:table-cell office:value-type="float" office:value="0.789489" calcext:value-type="float">
            <text:p>0,789489</text:p>
          </table:table-cell>
          <table:table-cell office:value-type="float" office:value="0.819056" calcext:value-type="float">
            <text:p>0,819056</text:p>
          </table:table-cell>
          <table:table-cell office:value-type="float" office:value="0.83957" calcext:value-type="float">
            <text:p>0,83957</text:p>
          </table:table-cell>
          <table:table-cell office:value-type="float" office:value="0.848045" calcext:value-type="float">
            <text:p>0,848045</text:p>
          </table:table-cell>
          <table:table-cell office:value-type="float" office:value="0.859331" calcext:value-type="float">
            <text:p>0,859331</text:p>
          </table:table-cell>
          <table:table-cell office:value-type="float" office:value="0.869127" calcext:value-type="float">
            <text:p>0,869127</text:p>
          </table:table-cell>
          <table:table-cell office:value-type="float" office:value="0.889879" calcext:value-type="float">
            <text:p>0,889879</text:p>
          </table:table-cell>
          <table:table-cell office:value-type="float" office:value="0.89965" calcext:value-type="float">
            <text:p>0,89965</text:p>
          </table:table-cell>
          <table:table-cell office:value-type="float" office:value="0.910905" calcext:value-type="float">
            <text:p>0,910905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48129" calcext:value-type="float">
            <text:p>0,84812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10598" calcext:value-type="float">
            <text:p>0,210598</text:p>
          </table:table-cell>
          <table:table-cell office:value-type="float" office:value="0.738578" calcext:value-type="float">
            <text:p>0,738578</text:p>
          </table:table-cell>
          <table:table-cell office:value-type="float" office:value="0.790072" calcext:value-type="float">
            <text:p>0,790072</text:p>
          </table:table-cell>
          <table:table-cell office:value-type="float" office:value="0.810826" calcext:value-type="float">
            <text:p>0,810826</text:p>
          </table:table-cell>
          <table:table-cell office:value-type="float" office:value="0.833903" calcext:value-type="float">
            <text:p>0,833903</text:p>
          </table:table-cell>
          <table:table-cell office:value-type="float" office:value="0.842887" calcext:value-type="float">
            <text:p>0,842887</text:p>
          </table:table-cell>
          <table:table-cell office:value-type="float" office:value="0.855173" calcext:value-type="float">
            <text:p>0,855173</text:p>
          </table:table-cell>
          <table:table-cell office:value-type="float" office:value="0.86668" calcext:value-type="float">
            <text:p>0,86668</text:p>
          </table:table-cell>
          <table:table-cell office:value-type="float" office:value="0.89007" calcext:value-type="float">
            <text:p>0,89007</text:p>
          </table:table-cell>
          <table:table-cell office:value-type="float" office:value="0.900367" calcext:value-type="float">
            <text:p>0,900367</text:p>
          </table:table-cell>
          <table:table-cell office:value-type="float" office:value="0.912204" calcext:value-type="float">
            <text:p>0,912204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44076" calcext:value-type="float">
            <text:p>0,8440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10598" calcext:value-type="float">
            <text:p>0,210598</text:p>
          </table:table-cell>
          <table:table-cell office:value-type="float" office:value="0.750405" calcext:value-type="float">
            <text:p>0,750405</text:p>
          </table:table-cell>
          <table:table-cell office:value-type="float" office:value="0.810848" calcext:value-type="float">
            <text:p>0,810848</text:p>
          </table:table-cell>
          <table:table-cell office:value-type="float" office:value="0.831375" calcext:value-type="float">
            <text:p>0,831375</text:p>
          </table:table-cell>
          <table:table-cell office:value-type="float" office:value="0.841029" calcext:value-type="float">
            <text:p>0,841029</text:p>
          </table:table-cell>
          <table:table-cell office:value-type="float" office:value="0.850042" calcext:value-type="float">
            <text:p>0,850042</text:p>
          </table:table-cell>
          <table:table-cell office:value-type="float" office:value="0.862992" calcext:value-type="float">
            <text:p>0,862992</text:p>
          </table:table-cell>
          <table:table-cell office:value-type="float" office:value="0.881826" calcext:value-type="float">
            <text:p>0,881826</text:p>
          </table:table-cell>
          <table:table-cell office:value-type="float" office:value="0.894763" calcext:value-type="float">
            <text:p>0,894763</text:p>
          </table:table-cell>
          <table:table-cell office:value-type="float" office:value="0.901096" calcext:value-type="float">
            <text:p>0,901096</text:p>
          </table:table-cell>
          <table:table-cell office:value-type="float" office:value="0.91259" calcext:value-type="float">
            <text:p>0,91259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53697" calcext:value-type="float">
            <text:p>0,85369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7264" calcext:value-type="float">
            <text:p>0,617264</text:p>
          </table:table-cell>
          <table:table-cell office:value-type="float" office:value="0.767206" calcext:value-type="float">
            <text:p>0,767206</text:p>
          </table:table-cell>
          <table:table-cell office:value-type="float" office:value="0.806429" calcext:value-type="float">
            <text:p>0,806429</text:p>
          </table:table-cell>
          <table:table-cell office:value-type="float" office:value="0.829315" calcext:value-type="float">
            <text:p>0,829315</text:p>
          </table:table-cell>
          <table:table-cell office:value-type="float" office:value="0.841965" calcext:value-type="float">
            <text:p>0,841965</text:p>
          </table:table-cell>
          <table:table-cell office:value-type="float" office:value="0.852112" calcext:value-type="float">
            <text:p>0,852112</text:p>
          </table:table-cell>
          <table:table-cell office:value-type="float" office:value="0.864127" calcext:value-type="float">
            <text:p>0,864127</text:p>
          </table:table-cell>
          <table:table-cell office:value-type="float" office:value="0.883478" calcext:value-type="float">
            <text:p>0,883478</text:p>
          </table:table-cell>
          <table:table-cell office:value-type="float" office:value="0.894834" calcext:value-type="float">
            <text:p>0,894834</text:p>
          </table:table-cell>
          <table:table-cell office:value-type="float" office:value="0.901557" calcext:value-type="float">
            <text:p>0,901557</text:p>
          </table:table-cell>
          <table:table-cell office:value-type="float" office:value="0.912409" calcext:value-type="float">
            <text:p>0,912409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55343" calcext:value-type="float">
            <text:p>0,85534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5508" calcext:value-type="float">
            <text:p>0,15508</text:p>
          </table:table-cell>
          <table:table-cell office:value-type="float" office:value="0.744727" calcext:value-type="float">
            <text:p>0,744727</text:p>
          </table:table-cell>
          <table:table-cell office:value-type="float" office:value="0.801853" calcext:value-type="float">
            <text:p>0,801853</text:p>
          </table:table-cell>
          <table:table-cell office:value-type="float" office:value="0.830814" calcext:value-type="float">
            <text:p>0,830814</text:p>
          </table:table-cell>
          <table:table-cell office:value-type="float" office:value="0.842915" calcext:value-type="float">
            <text:p>0,842915</text:p>
          </table:table-cell>
          <table:table-cell office:value-type="float" office:value="0.853771" calcext:value-type="float">
            <text:p>0,853771</text:p>
          </table:table-cell>
          <table:table-cell office:value-type="float" office:value="0.865526" calcext:value-type="float">
            <text:p>0,865526</text:p>
          </table:table-cell>
          <table:table-cell office:value-type="float" office:value="0.886936" calcext:value-type="float">
            <text:p>0,886936</text:p>
          </table:table-cell>
          <table:table-cell office:value-type="float" office:value="0.897312" calcext:value-type="float">
            <text:p>0,897312</text:p>
          </table:table-cell>
          <table:table-cell office:value-type="float" office:value="0.902256" calcext:value-type="float">
            <text:p>0,902256</text:p>
          </table:table-cell>
          <table:table-cell office:value-type="float" office:value="0.914401" calcext:value-type="float">
            <text:p>0,914401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54051" calcext:value-type="float">
            <text:p>0,85405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6" calcext:value-type="float">
            <text:p>0,616</text:p>
          </table:table-cell>
          <table:table-cell office:value-type="float" office:value="0.759886" calcext:value-type="float">
            <text:p>0,759886</text:p>
          </table:table-cell>
          <table:table-cell office:value-type="float" office:value="0.804392" calcext:value-type="float">
            <text:p>0,804392</text:p>
          </table:table-cell>
          <table:table-cell office:value-type="float" office:value="0.832033" calcext:value-type="float">
            <text:p>0,832033</text:p>
          </table:table-cell>
          <table:table-cell office:value-type="float" office:value="0.843184" calcext:value-type="float">
            <text:p>0,843184</text:p>
          </table:table-cell>
          <table:table-cell office:value-type="float" office:value="0.852516" calcext:value-type="float">
            <text:p>0,852516</text:p>
          </table:table-cell>
          <table:table-cell office:value-type="float" office:value="0.863563" calcext:value-type="float">
            <text:p>0,863563</text:p>
          </table:table-cell>
          <table:table-cell office:value-type="float" office:value="0.882718" calcext:value-type="float">
            <text:p>0,882718</text:p>
          </table:table-cell>
          <table:table-cell office:value-type="float" office:value="0.895655" calcext:value-type="float">
            <text:p>0,895655</text:p>
          </table:table-cell>
          <table:table-cell office:value-type="float" office:value="0.900776" calcext:value-type="float">
            <text:p>0,900776</text:p>
          </table:table-cell>
          <table:table-cell office:value-type="float" office:value="0.912944" calcext:value-type="float">
            <text:p>0,912944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54767" calcext:value-type="float">
            <text:p>0,85476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2184" calcext:value-type="float">
            <text:p>0,612184</text:p>
          </table:table-cell>
          <table:table-cell office:value-type="float" office:value="0.765429" calcext:value-type="float">
            <text:p>0,765429</text:p>
          </table:table-cell>
          <table:table-cell office:value-type="float" office:value="0.825255" calcext:value-type="float">
            <text:p>0,825255</text:p>
          </table:table-cell>
          <table:table-cell office:value-type="float" office:value="0.840868" calcext:value-type="float">
            <text:p>0,840868</text:p>
          </table:table-cell>
          <table:table-cell office:value-type="float" office:value="0.848667" calcext:value-type="float">
            <text:p>0,848667</text:p>
          </table:table-cell>
          <table:table-cell office:value-type="float" office:value="0.860667" calcext:value-type="float">
            <text:p>0,860667</text:p>
          </table:table-cell>
          <table:table-cell office:value-type="float" office:value="0.874613" calcext:value-type="float">
            <text:p>0,874613</text:p>
          </table:table-cell>
          <table:table-cell office:value-type="float" office:value="0.890954" calcext:value-type="float">
            <text:p>0,890954</text:p>
          </table:table-cell>
          <table:table-cell office:value-type="float" office:value="0.898562" calcext:value-type="float">
            <text:p>0,898562</text:p>
          </table:table-cell>
          <table:table-cell office:value-type="float" office:value="0.902165" calcext:value-type="float">
            <text:p>0,902165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62218" calcext:value-type="float">
            <text:p>0,86221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27793" calcext:value-type="float">
            <text:p>0,627793</text:p>
          </table:table-cell>
          <table:table-cell office:value-type="float" office:value="0.781828" calcext:value-type="float">
            <text:p>0,781828</text:p>
          </table:table-cell>
          <table:table-cell office:value-type="float" office:value="0.83029" calcext:value-type="float">
            <text:p>0,83029</text:p>
          </table:table-cell>
          <table:table-cell office:value-type="float" office:value="0.843595" calcext:value-type="float">
            <text:p>0,843595</text:p>
          </table:table-cell>
          <table:table-cell office:value-type="float" office:value="0.851758" calcext:value-type="float">
            <text:p>0,851758</text:p>
          </table:table-cell>
          <table:table-cell office:value-type="float" office:value="0.863416" calcext:value-type="float">
            <text:p>0,863416</text:p>
          </table:table-cell>
          <table:table-cell office:value-type="float" office:value="0.875614" calcext:value-type="float">
            <text:p>0,875614</text:p>
          </table:table-cell>
          <table:table-cell office:value-type="float" office:value="0.890855" calcext:value-type="float">
            <text:p>0,890855</text:p>
          </table:table-cell>
          <table:table-cell office:value-type="float" office:value="0.897657" calcext:value-type="float">
            <text:p>0,897657</text:p>
          </table:table-cell>
          <table:table-cell office:value-type="float" office:value="0.903531" calcext:value-type="float">
            <text:p>0,903531</text:p>
          </table:table-cell>
          <table:table-cell office:value-type="float" office:value="0.916862" calcext:value-type="float">
            <text:p>0,916862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65541" calcext:value-type="float">
            <text:p>0,86554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701241" calcext:value-type="float">
            <text:p>0,701241</text:p>
          </table:table-cell>
          <table:table-cell office:value-type="float" office:value="0.796653" calcext:value-type="float">
            <text:p>0,796653</text:p>
          </table:table-cell>
          <table:table-cell office:value-type="float" office:value="0.831879" calcext:value-type="float">
            <text:p>0,831879</text:p>
          </table:table-cell>
          <table:table-cell office:value-type="float" office:value="0.843526" calcext:value-type="float">
            <text:p>0,843526</text:p>
          </table:table-cell>
          <table:table-cell office:value-type="float" office:value="0.851326" calcext:value-type="float">
            <text:p>0,851326</text:p>
          </table:table-cell>
          <table:table-cell office:value-type="float" office:value="0.863773" calcext:value-type="float">
            <text:p>0,863773</text:p>
          </table:table-cell>
          <table:table-cell office:value-type="float" office:value="0.879063" calcext:value-type="float">
            <text:p>0,879063</text:p>
          </table:table-cell>
          <table:table-cell office:value-type="float" office:value="0.89194" calcext:value-type="float">
            <text:p>0,89194</text:p>
          </table:table-cell>
          <table:table-cell office:value-type="float" office:value="0.898463" calcext:value-type="float">
            <text:p>0,898463</text:p>
          </table:table-cell>
          <table:table-cell office:value-type="float" office:value="0.90428" calcext:value-type="float">
            <text:p>0,90428</text:p>
          </table:table-cell>
          <table:table-cell office:value-type="float" office:value="0.915893" calcext:value-type="float">
            <text:p>0,915893</text:p>
          </table:table-cell>
          <table:table-cell office:value-type="float" office:value="0.923678" calcext:value-type="float">
            <text:p>0,923678</text:p>
          </table:table-cell>
          <table:table-cell office:value-type="float" office:value="0.86768" calcext:value-type="float">
            <text:p>0,8676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701241" calcext:value-type="float">
            <text:p>0,701241</text:p>
          </table:table-cell>
          <table:table-cell office:value-type="float" office:value="0.791401" calcext:value-type="float">
            <text:p>0,791401</text:p>
          </table:table-cell>
          <table:table-cell office:value-type="float" office:value="0.830285" calcext:value-type="float">
            <text:p>0,830285</text:p>
          </table:table-cell>
          <table:table-cell office:value-type="float" office:value="0.843049" calcext:value-type="float">
            <text:p>0,843049</text:p>
          </table:table-cell>
          <table:table-cell office:value-type="float" office:value="0.851533" calcext:value-type="float">
            <text:p>0,851533</text:p>
          </table:table-cell>
          <table:table-cell office:value-type="float" office:value="0.863283" calcext:value-type="float">
            <text:p>0,863283</text:p>
          </table:table-cell>
          <table:table-cell office:value-type="float" office:value="0.878329" calcext:value-type="float">
            <text:p>0,878329</text:p>
          </table:table-cell>
          <table:table-cell office:value-type="float" office:value="0.891416" calcext:value-type="float">
            <text:p>0,891416</text:p>
          </table:table-cell>
          <table:table-cell office:value-type="float" office:value="0.897124" calcext:value-type="float">
            <text:p>0,897124</text:p>
          </table:table-cell>
          <table:table-cell office:value-type="float" office:value="0.904055" calcext:value-type="float">
            <text:p>0,904055</text:p>
          </table:table-cell>
          <table:table-cell office:value-type="float" office:value="0.917216" calcext:value-type="float">
            <text:p>0,917216</text:p>
          </table:table-cell>
          <table:table-cell office:value-type="float" office:value="0.92377" calcext:value-type="float">
            <text:p>0,92377</text:p>
          </table:table-cell>
          <table:table-cell office:value-type="float" office:value="0.866769" calcext:value-type="float">
            <text:p>0,8667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724878" calcext:value-type="float">
            <text:p>0,724878</text:p>
          </table:table-cell>
          <table:table-cell office:value-type="float" office:value="0.834946" calcext:value-type="float">
            <text:p>0,834946</text:p>
          </table:table-cell>
          <table:table-cell office:value-type="float" office:value="0.846544" calcext:value-type="float">
            <text:p>0,846544</text:p>
          </table:table-cell>
          <table:table-cell office:value-type="float" office:value="0.857624" calcext:value-type="float">
            <text:p>0,857624</text:p>
          </table:table-cell>
          <table:table-cell office:value-type="float" office:value="0.867646" calcext:value-type="float">
            <text:p>0,867646</text:p>
          </table:table-cell>
          <table:table-cell office:value-type="float" office:value="0.881494" calcext:value-type="float">
            <text:p>0,881494</text:p>
          </table:table-cell>
          <table:table-cell office:value-type="float" office:value="0.891728" calcext:value-type="float">
            <text:p>0,891728</text:p>
          </table:table-cell>
          <table:table-cell office:value-type="float" office:value="0.898007" calcext:value-type="float">
            <text:p>0,898007</text:p>
          </table:table-cell>
          <table:table-cell office:value-type="float" office:value="0.904862" calcext:value-type="float">
            <text:p>0,904862</text:p>
          </table:table-cell>
          <table:table-cell office:value-type="float" office:value="0.917562" calcext:value-type="float">
            <text:p>0,917562</text:p>
          </table:table-cell>
          <table:table-cell office:value-type="float" office:value="0.92377" calcext:value-type="float">
            <text:p>0,92377</text:p>
          </table:table-cell>
          <table:table-cell office:value-type="float" office:value="0.862529" calcext:value-type="float">
            <text:p>0,86252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56345" calcext:value-type="float">
            <text:p>0,556345</text:p>
          </table:table-cell>
          <table:table-cell office:value-type="float" office:value="0.744091" calcext:value-type="float">
            <text:p>0,744091</text:p>
          </table:table-cell>
          <table:table-cell office:value-type="float" office:value="0.827295" calcext:value-type="float">
            <text:p>0,827295</text:p>
          </table:table-cell>
          <table:table-cell office:value-type="float" office:value="0.84473" calcext:value-type="float">
            <text:p>0,84473</text:p>
          </table:table-cell>
          <table:table-cell office:value-type="float" office:value="0.856223" calcext:value-type="float">
            <text:p>0,856223</text:p>
          </table:table-cell>
          <table:table-cell office:value-type="float" office:value="0.868158" calcext:value-type="float">
            <text:p>0,868158</text:p>
          </table:table-cell>
          <table:table-cell office:value-type="float" office:value="0.884094" calcext:value-type="float">
            <text:p>0,884094</text:p>
          </table:table-cell>
          <table:table-cell office:value-type="float" office:value="0.891552" calcext:value-type="float">
            <text:p>0,891552</text:p>
          </table:table-cell>
          <table:table-cell office:value-type="float" office:value="0.898338" calcext:value-type="float">
            <text:p>0,898338</text:p>
          </table:table-cell>
          <table:table-cell office:value-type="float" office:value="0.903867" calcext:value-type="float">
            <text:p>0,903867</text:p>
          </table:table-cell>
          <table:table-cell office:value-type="float" office:value="0.917233" calcext:value-type="float">
            <text:p>0,917233</text:p>
          </table:table-cell>
          <table:table-cell office:value-type="float" office:value="0.92377" calcext:value-type="float">
            <text:p>0,92377</text:p>
          </table:table-cell>
          <table:table-cell office:value-type="float" office:value="0.863558" calcext:value-type="float">
            <text:p>0,86355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15816" calcext:value-type="float">
            <text:p>0,015816</text:p>
          </table:table-cell>
          <table:table-cell office:value-type="float" office:value="0.748489" calcext:value-type="float">
            <text:p>0,748489</text:p>
          </table:table-cell>
          <table:table-cell office:value-type="float" office:value="0.836854" calcext:value-type="float">
            <text:p>0,836854</text:p>
          </table:table-cell>
          <table:table-cell office:value-type="float" office:value="0.849241" calcext:value-type="float">
            <text:p>0,849241</text:p>
          </table:table-cell>
          <table:table-cell office:value-type="float" office:value="0.862282" calcext:value-type="float">
            <text:p>0,862282</text:p>
          </table:table-cell>
          <table:table-cell office:value-type="float" office:value="0.877435" calcext:value-type="float">
            <text:p>0,877435</text:p>
          </table:table-cell>
          <table:table-cell office:value-type="float" office:value="0.890292" calcext:value-type="float">
            <text:p>0,890292</text:p>
          </table:table-cell>
          <table:table-cell office:value-type="float" office:value="0.896956" calcext:value-type="float">
            <text:p>0,896956</text:p>
          </table:table-cell>
          <table:table-cell office:value-type="float" office:value="0.901085" calcext:value-type="float">
            <text:p>0,901085</text:p>
          </table:table-cell>
          <table:table-cell office:value-type="float" office:value="0.907131" calcext:value-type="float">
            <text:p>0,907131</text:p>
          </table:table-cell>
          <table:table-cell office:value-type="float" office:value="0.918328" calcext:value-type="float">
            <text:p>0,918328</text:p>
          </table:table-cell>
          <table:table-cell office:value-type="float" office:value="0.92377" calcext:value-type="float">
            <text:p>0,92377</text:p>
          </table:table-cell>
          <table:table-cell office:value-type="float" office:value="0.868809" calcext:value-type="float">
            <text:p>0,86880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08782" calcext:value-type="float">
            <text:p>0,608782</text:p>
          </table:table-cell>
          <table:table-cell office:value-type="float" office:value="0.779913" calcext:value-type="float">
            <text:p>0,779913</text:p>
          </table:table-cell>
          <table:table-cell office:value-type="float" office:value="0.837153" calcext:value-type="float">
            <text:p>0,837153</text:p>
          </table:table-cell>
          <table:table-cell office:value-type="float" office:value="0.850807" calcext:value-type="float">
            <text:p>0,850807</text:p>
          </table:table-cell>
          <table:table-cell office:value-type="float" office:value="0.867754" calcext:value-type="float">
            <text:p>0,867754</text:p>
          </table:table-cell>
          <table:table-cell office:value-type="float" office:value="0.886772" calcext:value-type="float">
            <text:p>0,886772</text:p>
          </table:table-cell>
          <table:table-cell office:value-type="float" office:value="0.894046" calcext:value-type="float">
            <text:p>0,894046</text:p>
          </table:table-cell>
          <table:table-cell office:value-type="float" office:value="0.89997" calcext:value-type="float">
            <text:p>0,89997</text:p>
          </table:table-cell>
          <table:table-cell office:value-type="float" office:value="0.902625" calcext:value-type="float">
            <text:p>0,902625</text:p>
          </table:table-cell>
          <table:table-cell office:value-type="float" office:value="0.908101" calcext:value-type="float">
            <text:p>0,908101</text:p>
          </table:table-cell>
          <table:table-cell office:value-type="float" office:value="0.919272" calcext:value-type="float">
            <text:p>0,919272</text:p>
          </table:table-cell>
          <table:table-cell office:value-type="float" office:value="0.923839" calcext:value-type="float">
            <text:p>0,923839</text:p>
          </table:table-cell>
          <table:table-cell office:value-type="float" office:value="0.874641" calcext:value-type="float">
            <text:p>0,87464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08966" calcext:value-type="float">
            <text:p>0,608966</text:p>
          </table:table-cell>
          <table:table-cell office:value-type="float" office:value="0.785956" calcext:value-type="float">
            <text:p>0,785956</text:p>
          </table:table-cell>
          <table:table-cell office:value-type="float" office:value="0.83905" calcext:value-type="float">
            <text:p>0,83905</text:p>
          </table:table-cell>
          <table:table-cell office:value-type="float" office:value="0.857881" calcext:value-type="float">
            <text:p>0,857881</text:p>
          </table:table-cell>
          <table:table-cell office:value-type="float" office:value="0.874279" calcext:value-type="float">
            <text:p>0,874279</text:p>
          </table:table-cell>
          <table:table-cell office:value-type="float" office:value="0.890075" calcext:value-type="float">
            <text:p>0,890075</text:p>
          </table:table-cell>
          <table:table-cell office:value-type="float" office:value="0.89668" calcext:value-type="float">
            <text:p>0,89668</text:p>
          </table:table-cell>
          <table:table-cell office:value-type="float" office:value="0.900252" calcext:value-type="float">
            <text:p>0,900252</text:p>
          </table:table-cell>
          <table:table-cell office:value-type="float" office:value="0.902558" calcext:value-type="float">
            <text:p>0,902558</text:p>
          </table:table-cell>
          <table:table-cell office:value-type="float" office:value="0.908198" calcext:value-type="float">
            <text:p>0,908198</text:p>
          </table:table-cell>
          <table:table-cell office:value-type="float" office:value="0.920167" calcext:value-type="float">
            <text:p>0,920167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751" calcext:value-type="float">
            <text:p>0,8775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1577" calcext:value-type="float">
            <text:p>0,01577</text:p>
          </table:table-cell>
          <table:table-cell office:value-type="float" office:value="0.758974" calcext:value-type="float">
            <text:p>0,758974</text:p>
          </table:table-cell>
          <table:table-cell office:value-type="float" office:value="0.841176" calcext:value-type="float">
            <text:p>0,841176</text:p>
          </table:table-cell>
          <table:table-cell office:value-type="float" office:value="0.856906" calcext:value-type="float">
            <text:p>0,856906</text:p>
          </table:table-cell>
          <table:table-cell office:value-type="float" office:value="0.874236" calcext:value-type="float">
            <text:p>0,874236</text:p>
          </table:table-cell>
          <table:table-cell office:value-type="float" office:value="0.890506" calcext:value-type="float">
            <text:p>0,890506</text:p>
          </table:table-cell>
          <table:table-cell office:value-type="float" office:value="0.896945" calcext:value-type="float">
            <text:p>0,896945</text:p>
          </table:table-cell>
          <table:table-cell office:value-type="float" office:value="0.900514" calcext:value-type="float">
            <text:p>0,900514</text:p>
          </table:table-cell>
          <table:table-cell office:value-type="float" office:value="0.9033" calcext:value-type="float">
            <text:p>0,9033</text:p>
          </table:table-cell>
          <table:table-cell office:value-type="float" office:value="0.91252" calcext:value-type="float">
            <text:p>0,91252</text:p>
          </table:table-cell>
          <table:table-cell office:value-type="float" office:value="0.921444" calcext:value-type="float">
            <text:p>0,921444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5652" calcext:value-type="float">
            <text:p>0,8756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19103" calcext:value-type="float">
            <text:p>0,619103</text:p>
          </table:table-cell>
          <table:table-cell office:value-type="float" office:value="0.777023" calcext:value-type="float">
            <text:p>0,777023</text:p>
          </table:table-cell>
          <table:table-cell office:value-type="float" office:value="0.839256" calcext:value-type="float">
            <text:p>0,839256</text:p>
          </table:table-cell>
          <table:table-cell office:value-type="float" office:value="0.854604" calcext:value-type="float">
            <text:p>0,854604</text:p>
          </table:table-cell>
          <table:table-cell office:value-type="float" office:value="0.872291" calcext:value-type="float">
            <text:p>0,872291</text:p>
          </table:table-cell>
          <table:table-cell office:value-type="float" office:value="0.889554" calcext:value-type="float">
            <text:p>0,889554</text:p>
          </table:table-cell>
          <table:table-cell office:value-type="float" office:value="0.896102" calcext:value-type="float">
            <text:p>0,896102</text:p>
          </table:table-cell>
          <table:table-cell office:value-type="float" office:value="0.90047" calcext:value-type="float">
            <text:p>0,90047</text:p>
          </table:table-cell>
          <table:table-cell office:value-type="float" office:value="0.903653" calcext:value-type="float">
            <text:p>0,903653</text:p>
          </table:table-cell>
          <table:table-cell office:value-type="float" office:value="0.911112" calcext:value-type="float">
            <text:p>0,911112</text:p>
          </table:table-cell>
          <table:table-cell office:value-type="float" office:value="0.921393" calcext:value-type="float">
            <text:p>0,921393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6546" calcext:value-type="float">
            <text:p>0,8765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21632" calcext:value-type="float">
            <text:p>0,621632</text:p>
          </table:table-cell>
          <table:table-cell office:value-type="float" office:value="0.793796" calcext:value-type="float">
            <text:p>0,793796</text:p>
          </table:table-cell>
          <table:table-cell office:value-type="float" office:value="0.841583" calcext:value-type="float">
            <text:p>0,841583</text:p>
          </table:table-cell>
          <table:table-cell office:value-type="float" office:value="0.853121" calcext:value-type="float">
            <text:p>0,853121</text:p>
          </table:table-cell>
          <table:table-cell office:value-type="float" office:value="0.872753" calcext:value-type="float">
            <text:p>0,872753</text:p>
          </table:table-cell>
          <table:table-cell office:value-type="float" office:value="0.889689" calcext:value-type="float">
            <text:p>0,889689</text:p>
          </table:table-cell>
          <table:table-cell office:value-type="float" office:value="0.897178" calcext:value-type="float">
            <text:p>0,897178</text:p>
          </table:table-cell>
          <table:table-cell office:value-type="float" office:value="0.901142" calcext:value-type="float">
            <text:p>0,901142</text:p>
          </table:table-cell>
          <table:table-cell office:value-type="float" office:value="0.904058" calcext:value-type="float">
            <text:p>0,904058</text:p>
          </table:table-cell>
          <table:table-cell office:value-type="float" office:value="0.910505" calcext:value-type="float">
            <text:p>0,910505</text:p>
          </table:table-cell>
          <table:table-cell office:value-type="float" office:value="0.921348" calcext:value-type="float">
            <text:p>0,921348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8517" calcext:value-type="float">
            <text:p>0,8785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75287" calcext:value-type="float">
            <text:p>0,775287</text:p>
          </table:table-cell>
          <table:table-cell office:value-type="float" office:value="0.81965" calcext:value-type="float">
            <text:p>0,81965</text:p>
          </table:table-cell>
          <table:table-cell office:value-type="float" office:value="0.844374" calcext:value-type="float">
            <text:p>0,844374</text:p>
          </table:table-cell>
          <table:table-cell office:value-type="float" office:value="0.857432" calcext:value-type="float">
            <text:p>0,857432</text:p>
          </table:table-cell>
          <table:table-cell office:value-type="float" office:value="0.882014" calcext:value-type="float">
            <text:p>0,882014</text:p>
          </table:table-cell>
          <table:table-cell office:value-type="float" office:value="0.892822" calcext:value-type="float">
            <text:p>0,892822</text:p>
          </table:table-cell>
          <table:table-cell office:value-type="float" office:value="0.899243" calcext:value-type="float">
            <text:p>0,899243</text:p>
          </table:table-cell>
          <table:table-cell office:value-type="float" office:value="0.901546" calcext:value-type="float">
            <text:p>0,901546</text:p>
          </table:table-cell>
          <table:table-cell office:value-type="float" office:value="0.903861" calcext:value-type="float">
            <text:p>0,903861</text:p>
          </table:table-cell>
          <table:table-cell office:value-type="float" office:value="0.912461" calcext:value-type="float">
            <text:p>0,912461</text:p>
          </table:table-cell>
          <table:table-cell office:value-type="float" office:value="0.921518" calcext:value-type="float">
            <text:p>0,921518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3492" calcext:value-type="float">
            <text:p>0,88349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4483" calcext:value-type="float">
            <text:p>0,754483</text:p>
          </table:table-cell>
          <table:table-cell office:value-type="float" office:value="0.815948" calcext:value-type="float">
            <text:p>0,815948</text:p>
          </table:table-cell>
          <table:table-cell office:value-type="float" office:value="0.842315" calcext:value-type="float">
            <text:p>0,842315</text:p>
          </table:table-cell>
          <table:table-cell office:value-type="float" office:value="0.85415" calcext:value-type="float">
            <text:p>0,85415</text:p>
          </table:table-cell>
          <table:table-cell office:value-type="float" office:value="0.876476" calcext:value-type="float">
            <text:p>0,876476</text:p>
          </table:table-cell>
          <table:table-cell office:value-type="float" office:value="0.89358" calcext:value-type="float">
            <text:p>0,89358</text:p>
          </table:table-cell>
          <table:table-cell office:value-type="float" office:value="0.900127" calcext:value-type="float">
            <text:p>0,900127</text:p>
          </table:table-cell>
          <table:table-cell office:value-type="float" office:value="0.902397" calcext:value-type="float">
            <text:p>0,902397</text:p>
          </table:table-cell>
          <table:table-cell office:value-type="float" office:value="0.907427" calcext:value-type="float">
            <text:p>0,907427</text:p>
          </table:table-cell>
          <table:table-cell office:value-type="float" office:value="0.916858" calcext:value-type="float">
            <text:p>0,916858</text:p>
          </table:table-cell>
          <table:table-cell office:value-type="float" office:value="0.922089" calcext:value-type="float">
            <text:p>0,922089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3137" calcext:value-type="float">
            <text:p>0,8831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83862" calcext:value-type="float">
            <text:p>0,783862</text:p>
          </table:table-cell>
          <table:table-cell office:value-type="float" office:value="0.825094" calcext:value-type="float">
            <text:p>0,825094</text:p>
          </table:table-cell>
          <table:table-cell office:value-type="float" office:value="0.844332" calcext:value-type="float">
            <text:p>0,844332</text:p>
          </table:table-cell>
          <table:table-cell office:value-type="float" office:value="0.862797" calcext:value-type="float">
            <text:p>0,862797</text:p>
          </table:table-cell>
          <table:table-cell office:value-type="float" office:value="0.886908" calcext:value-type="float">
            <text:p>0,886908</text:p>
          </table:table-cell>
          <table:table-cell office:value-type="float" office:value="0.894669" calcext:value-type="float">
            <text:p>0,894669</text:p>
          </table:table-cell>
          <table:table-cell office:value-type="float" office:value="0.900014" calcext:value-type="float">
            <text:p>0,900014</text:p>
          </table:table-cell>
          <table:table-cell office:value-type="float" office:value="0.901997" calcext:value-type="float">
            <text:p>0,901997</text:p>
          </table:table-cell>
          <table:table-cell office:value-type="float" office:value="0.906089" calcext:value-type="float">
            <text:p>0,906089</text:p>
          </table:table-cell>
          <table:table-cell office:value-type="float" office:value="0.916166" calcext:value-type="float">
            <text:p>0,916166</text:p>
          </table:table-cell>
          <table:table-cell office:value-type="float" office:value="0.922233" calcext:value-type="float">
            <text:p>0,922233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603" calcext:value-type="float">
            <text:p>0,8860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22897" calcext:value-type="float">
            <text:p>0,622897</text:p>
          </table:table-cell>
          <table:table-cell office:value-type="float" office:value="0.816" calcext:value-type="float">
            <text:p>0,816</text:p>
          </table:table-cell>
          <table:table-cell office:value-type="float" office:value="0.847915" calcext:value-type="float">
            <text:p>0,847915</text:p>
          </table:table-cell>
          <table:table-cell office:value-type="float" office:value="0.875534" calcext:value-type="float">
            <text:p>0,875534</text:p>
          </table:table-cell>
          <table:table-cell office:value-type="float" office:value="0.890554" calcext:value-type="float">
            <text:p>0,890554</text:p>
          </table:table-cell>
          <table:table-cell office:value-type="float" office:value="0.895527" calcext:value-type="float">
            <text:p>0,895527</text:p>
          </table:table-cell>
          <table:table-cell office:value-type="float" office:value="0.900307" calcext:value-type="float">
            <text:p>0,900307</text:p>
          </table:table-cell>
          <table:table-cell office:value-type="float" office:value="0.902303" calcext:value-type="float">
            <text:p>0,902303</text:p>
          </table:table-cell>
          <table:table-cell office:value-type="float" office:value="0.906656" calcext:value-type="float">
            <text:p>0,906656</text:p>
          </table:table-cell>
          <table:table-cell office:value-type="float" office:value="0.915847" calcext:value-type="float">
            <text:p>0,915847</text:p>
          </table:table-cell>
          <table:table-cell office:value-type="float" office:value="0.921367" calcext:value-type="float">
            <text:p>0,921367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7201" calcext:value-type="float">
            <text:p>0,88720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06506" calcext:value-type="float">
            <text:p>0,706506</text:p>
          </table:table-cell>
          <table:table-cell office:value-type="float" office:value="0.820466" calcext:value-type="float">
            <text:p>0,820466</text:p>
          </table:table-cell>
          <table:table-cell office:value-type="float" office:value="0.853082" calcext:value-type="float">
            <text:p>0,853082</text:p>
          </table:table-cell>
          <table:table-cell office:value-type="float" office:value="0.877608" calcext:value-type="float">
            <text:p>0,877608</text:p>
          </table:table-cell>
          <table:table-cell office:value-type="float" office:value="0.890901" calcext:value-type="float">
            <text:p>0,890901</text:p>
          </table:table-cell>
          <table:table-cell office:value-type="float" office:value="0.898164" calcext:value-type="float">
            <text:p>0,898164</text:p>
          </table:table-cell>
          <table:table-cell office:value-type="float" office:value="0.900717" calcext:value-type="float">
            <text:p>0,900717</text:p>
          </table:table-cell>
          <table:table-cell office:value-type="float" office:value="0.90246" calcext:value-type="float">
            <text:p>0,90246</text:p>
          </table:table-cell>
          <table:table-cell office:value-type="float" office:value="0.907885" calcext:value-type="float">
            <text:p>0,907885</text:p>
          </table:table-cell>
          <table:table-cell office:value-type="float" office:value="0.916422" calcext:value-type="float">
            <text:p>0,916422</text:p>
          </table:table-cell>
          <table:table-cell office:value-type="float" office:value="0.921612" calcext:value-type="float">
            <text:p>0,921612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8932" calcext:value-type="float">
            <text:p>0,88893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33287" calcext:value-type="float">
            <text:p>0,233287</text:p>
          </table:table-cell>
          <table:table-cell office:value-type="float" office:value="0.805088" calcext:value-type="float">
            <text:p>0,805088</text:p>
          </table:table-cell>
          <table:table-cell office:value-type="float" office:value="0.848696" calcext:value-type="float">
            <text:p>0,848696</text:p>
          </table:table-cell>
          <table:table-cell office:value-type="float" office:value="0.871343" calcext:value-type="float">
            <text:p>0,871343</text:p>
          </table:table-cell>
          <table:table-cell office:value-type="float" office:value="0.889812" calcext:value-type="float">
            <text:p>0,889812</text:p>
          </table:table-cell>
          <table:table-cell office:value-type="float" office:value="0.897318" calcext:value-type="float">
            <text:p>0,897318</text:p>
          </table:table-cell>
          <table:table-cell office:value-type="float" office:value="0.900676" calcext:value-type="float">
            <text:p>0,900676</text:p>
          </table:table-cell>
          <table:table-cell office:value-type="float" office:value="0.903042" calcext:value-type="float">
            <text:p>0,903042</text:p>
          </table:table-cell>
          <table:table-cell office:value-type="float" office:value="0.907582" calcext:value-type="float">
            <text:p>0,907582</text:p>
          </table:table-cell>
          <table:table-cell office:value-type="float" office:value="0.916198" calcext:value-type="float">
            <text:p>0,916198</text:p>
          </table:table-cell>
          <table:table-cell office:value-type="float" office:value="0.921728" calcext:value-type="float">
            <text:p>0,921728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6148" calcext:value-type="float">
            <text:p>0,88614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71632" calcext:value-type="float">
            <text:p>0,171632</text:p>
          </table:table-cell>
          <table:table-cell office:value-type="float" office:value="0.767884" calcext:value-type="float">
            <text:p>0,767884</text:p>
          </table:table-cell>
          <table:table-cell office:value-type="float" office:value="0.847963" calcext:value-type="float">
            <text:p>0,847963</text:p>
          </table:table-cell>
          <table:table-cell office:value-type="float" office:value="0.864569" calcext:value-type="float">
            <text:p>0,864569</text:p>
          </table:table-cell>
          <table:table-cell office:value-type="float" office:value="0.88522" calcext:value-type="float">
            <text:p>0,88522</text:p>
          </table:table-cell>
          <table:table-cell office:value-type="float" office:value="0.894228" calcext:value-type="float">
            <text:p>0,894228</text:p>
          </table:table-cell>
          <table:table-cell office:value-type="float" office:value="0.900154" calcext:value-type="float">
            <text:p>0,900154</text:p>
          </table:table-cell>
          <table:table-cell office:value-type="float" office:value="0.902707" calcext:value-type="float">
            <text:p>0,902707</text:p>
          </table:table-cell>
          <table:table-cell office:value-type="float" office:value="0.907616" calcext:value-type="float">
            <text:p>0,907616</text:p>
          </table:table-cell>
          <table:table-cell office:value-type="float" office:value="0.916192" calcext:value-type="float">
            <text:p>0,916192</text:p>
          </table:table-cell>
          <table:table-cell office:value-type="float" office:value="0.922007" calcext:value-type="float">
            <text:p>0,922007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0854" calcext:value-type="float">
            <text:p>0,8808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49333" calcext:value-type="float">
            <text:p>0,549333</text:p>
          </table:table-cell>
          <table:table-cell office:value-type="float" office:value="0.824892" calcext:value-type="float">
            <text:p>0,824892</text:p>
          </table:table-cell>
          <table:table-cell office:value-type="float" office:value="0.858177" calcext:value-type="float">
            <text:p>0,858177</text:p>
          </table:table-cell>
          <table:table-cell office:value-type="float" office:value="0.882936" calcext:value-type="float">
            <text:p>0,882936</text:p>
          </table:table-cell>
          <table:table-cell office:value-type="float" office:value="0.891882" calcext:value-type="float">
            <text:p>0,891882</text:p>
          </table:table-cell>
          <table:table-cell office:value-type="float" office:value="0.898882" calcext:value-type="float">
            <text:p>0,898882</text:p>
          </table:table-cell>
          <table:table-cell office:value-type="float" office:value="0.901949" calcext:value-type="float">
            <text:p>0,901949</text:p>
          </table:table-cell>
          <table:table-cell office:value-type="float" office:value="0.905107" calcext:value-type="float">
            <text:p>0,905107</text:p>
          </table:table-cell>
          <table:table-cell office:value-type="float" office:value="0.909616" calcext:value-type="float">
            <text:p>0,909616</text:p>
          </table:table-cell>
          <table:table-cell office:value-type="float" office:value="0.91726" calcext:value-type="float">
            <text:p>0,91726</text:p>
          </table:table-cell>
          <table:table-cell office:value-type="float" office:value="0.922649" calcext:value-type="float">
            <text:p>0,922649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91335" calcext:value-type="float">
            <text:p>0,8913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92529" calcext:value-type="float">
            <text:p>0,192529</text:p>
          </table:table-cell>
          <table:table-cell office:value-type="float" office:value="0.769073" calcext:value-type="float">
            <text:p>0,769073</text:p>
          </table:table-cell>
          <table:table-cell office:value-type="float" office:value="0.848582" calcext:value-type="float">
            <text:p>0,848582</text:p>
          </table:table-cell>
          <table:table-cell office:value-type="float" office:value="0.869385" calcext:value-type="float">
            <text:p>0,869385</text:p>
          </table:table-cell>
          <table:table-cell office:value-type="float" office:value="0.891233" calcext:value-type="float">
            <text:p>0,891233</text:p>
          </table:table-cell>
          <table:table-cell office:value-type="float" office:value="0.899038" calcext:value-type="float">
            <text:p>0,899038</text:p>
          </table:table-cell>
          <table:table-cell office:value-type="float" office:value="0.902246" calcext:value-type="float">
            <text:p>0,902246</text:p>
          </table:table-cell>
          <table:table-cell office:value-type="float" office:value="0.905563" calcext:value-type="float">
            <text:p>0,905563</text:p>
          </table:table-cell>
          <table:table-cell office:value-type="float" office:value="0.91007" calcext:value-type="float">
            <text:p>0,91007</text:p>
          </table:table-cell>
          <table:table-cell office:value-type="float" office:value="0.917862" calcext:value-type="float">
            <text:p>0,917862</text:p>
          </table:table-cell>
          <table:table-cell office:value-type="float" office:value="0.9228" calcext:value-type="float">
            <text:p>0,9228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3585" calcext:value-type="float">
            <text:p>0,88358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61218" calcext:value-type="float">
            <text:p>0,261218</text:p>
          </table:table-cell>
          <table:table-cell office:value-type="float" office:value="0.773407" calcext:value-type="float">
            <text:p>0,773407</text:p>
          </table:table-cell>
          <table:table-cell office:value-type="float" office:value="0.844726" calcext:value-type="float">
            <text:p>0,844726</text:p>
          </table:table-cell>
          <table:table-cell office:value-type="float" office:value="0.862738" calcext:value-type="float">
            <text:p>0,862738</text:p>
          </table:table-cell>
          <table:table-cell office:value-type="float" office:value="0.884231" calcext:value-type="float">
            <text:p>0,884231</text:p>
          </table:table-cell>
          <table:table-cell office:value-type="float" office:value="0.894837" calcext:value-type="float">
            <text:p>0,894837</text:p>
          </table:table-cell>
          <table:table-cell office:value-type="float" office:value="0.901084" calcext:value-type="float">
            <text:p>0,901084</text:p>
          </table:table-cell>
          <table:table-cell office:value-type="float" office:value="0.904579" calcext:value-type="float">
            <text:p>0,904579</text:p>
          </table:table-cell>
          <table:table-cell office:value-type="float" office:value="0.910973" calcext:value-type="float">
            <text:p>0,910973</text:p>
          </table:table-cell>
          <table:table-cell office:value-type="float" office:value="0.919482" calcext:value-type="float">
            <text:p>0,919482</text:p>
          </table:table-cell>
          <table:table-cell office:value-type="float" office:value="0.922768" calcext:value-type="float">
            <text:p>0,922768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1883" calcext:value-type="float">
            <text:p>0,88188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76161" calcext:value-type="float">
            <text:p>0,176161</text:p>
          </table:table-cell>
          <table:table-cell office:value-type="float" office:value="0.761861" calcext:value-type="float">
            <text:p>0,761861</text:p>
          </table:table-cell>
          <table:table-cell office:value-type="float" office:value="0.845276" calcext:value-type="float">
            <text:p>0,845276</text:p>
          </table:table-cell>
          <table:table-cell office:value-type="float" office:value="0.858596" calcext:value-type="float">
            <text:p>0,858596</text:p>
          </table:table-cell>
          <table:table-cell office:value-type="float" office:value="0.881945" calcext:value-type="float">
            <text:p>0,881945</text:p>
          </table:table-cell>
          <table:table-cell office:value-type="float" office:value="0.894755" calcext:value-type="float">
            <text:p>0,894755</text:p>
          </table:table-cell>
          <table:table-cell office:value-type="float" office:value="0.900989" calcext:value-type="float">
            <text:p>0,900989</text:p>
          </table:table-cell>
          <table:table-cell office:value-type="float" office:value="0.904826" calcext:value-type="float">
            <text:p>0,904826</text:p>
          </table:table-cell>
          <table:table-cell office:value-type="float" office:value="0.911459" calcext:value-type="float">
            <text:p>0,911459</text:p>
          </table:table-cell>
          <table:table-cell office:value-type="float" office:value="0.919874" calcext:value-type="float">
            <text:p>0,919874</text:p>
          </table:table-cell>
          <table:table-cell office:value-type="float" office:value="0.923173" calcext:value-type="float">
            <text:p>0,923173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0275" calcext:value-type="float">
            <text:p>0,88027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688631" calcext:value-type="float">
            <text:p>0,688631</text:p>
          </table:table-cell>
          <table:table-cell office:value-type="float" office:value="0.841937" calcext:value-type="float">
            <text:p>0,841937</text:p>
          </table:table-cell>
          <table:table-cell office:value-type="float" office:value="0.852338" calcext:value-type="float">
            <text:p>0,852338</text:p>
          </table:table-cell>
          <table:table-cell office:value-type="float" office:value="0.871484" calcext:value-type="float">
            <text:p>0,871484</text:p>
          </table:table-cell>
          <table:table-cell office:value-type="float" office:value="0.892002" calcext:value-type="float">
            <text:p>0,892002</text:p>
          </table:table-cell>
          <table:table-cell office:value-type="float" office:value="0.90084" calcext:value-type="float">
            <text:p>0,90084</text:p>
          </table:table-cell>
          <table:table-cell office:value-type="float" office:value="0.905588" calcext:value-type="float">
            <text:p>0,905588</text:p>
          </table:table-cell>
          <table:table-cell office:value-type="float" office:value="0.912856" calcext:value-type="float">
            <text:p>0,912856</text:p>
          </table:table-cell>
          <table:table-cell office:value-type="float" office:value="0.919691" calcext:value-type="float">
            <text:p>0,919691</text:p>
          </table:table-cell>
          <table:table-cell office:value-type="float" office:value="0.923002" calcext:value-type="float">
            <text:p>0,923002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0837" calcext:value-type="float">
            <text:p>0,87083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11126" calcext:value-type="float">
            <text:p>0,211126</text:p>
          </table:table-cell>
          <table:table-cell office:value-type="float" office:value="0.770671" calcext:value-type="float">
            <text:p>0,770671</text:p>
          </table:table-cell>
          <table:table-cell office:value-type="float" office:value="0.841959" calcext:value-type="float">
            <text:p>0,841959</text:p>
          </table:table-cell>
          <table:table-cell office:value-type="float" office:value="0.850453" calcext:value-type="float">
            <text:p>0,850453</text:p>
          </table:table-cell>
          <table:table-cell office:value-type="float" office:value="0.86482" calcext:value-type="float">
            <text:p>0,86482</text:p>
          </table:table-cell>
          <table:table-cell office:value-type="float" office:value="0.886173" calcext:value-type="float">
            <text:p>0,886173</text:p>
          </table:table-cell>
          <table:table-cell office:value-type="float" office:value="0.899766" calcext:value-type="float">
            <text:p>0,899766</text:p>
          </table:table-cell>
          <table:table-cell office:value-type="float" office:value="0.90349" calcext:value-type="float">
            <text:p>0,90349</text:p>
          </table:table-cell>
          <table:table-cell office:value-type="float" office:value="0.90798" calcext:value-type="float">
            <text:p>0,90798</text:p>
          </table:table-cell>
          <table:table-cell office:value-type="float" office:value="0.918453" calcext:value-type="float">
            <text:p>0,918453</text:p>
          </table:table-cell>
          <table:table-cell office:value-type="float" office:value="0.922909" calcext:value-type="float">
            <text:p>0,922909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6667" calcext:value-type="float">
            <text:p>0,87666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10874" calcext:value-type="float">
            <text:p>0,210874</text:p>
          </table:table-cell>
          <table:table-cell office:value-type="float" office:value="0.767123" calcext:value-type="float">
            <text:p>0,767123</text:p>
          </table:table-cell>
          <table:table-cell office:value-type="float" office:value="0.845531" calcext:value-type="float">
            <text:p>0,845531</text:p>
          </table:table-cell>
          <table:table-cell office:value-type="float" office:value="0.859336" calcext:value-type="float">
            <text:p>0,859336</text:p>
          </table:table-cell>
          <table:table-cell office:value-type="float" office:value="0.880578" calcext:value-type="float">
            <text:p>0,880578</text:p>
          </table:table-cell>
          <table:table-cell office:value-type="float" office:value="0.895681" calcext:value-type="float">
            <text:p>0,895681</text:p>
          </table:table-cell>
          <table:table-cell office:value-type="float" office:value="0.901742" calcext:value-type="float">
            <text:p>0,901742</text:p>
          </table:table-cell>
          <table:table-cell office:value-type="float" office:value="0.904376" calcext:value-type="float">
            <text:p>0,904376</text:p>
          </table:table-cell>
          <table:table-cell office:value-type="float" office:value="0.910462" calcext:value-type="float">
            <text:p>0,910462</text:p>
          </table:table-cell>
          <table:table-cell office:value-type="float" office:value="0.919461" calcext:value-type="float">
            <text:p>0,919461</text:p>
          </table:table-cell>
          <table:table-cell office:value-type="float" office:value="0.92286" calcext:value-type="float">
            <text:p>0,92286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0715" calcext:value-type="float">
            <text:p>0,88071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10874" calcext:value-type="float">
            <text:p>0,210874</text:p>
          </table:table-cell>
          <table:table-cell office:value-type="float" office:value="0.774114" calcext:value-type="float">
            <text:p>0,774114</text:p>
          </table:table-cell>
          <table:table-cell office:value-type="float" office:value="0.846017" calcext:value-type="float">
            <text:p>0,846017</text:p>
          </table:table-cell>
          <table:table-cell office:value-type="float" office:value="0.86051" calcext:value-type="float">
            <text:p>0,86051</text:p>
          </table:table-cell>
          <table:table-cell office:value-type="float" office:value="0.883073" calcext:value-type="float">
            <text:p>0,883073</text:p>
          </table:table-cell>
          <table:table-cell office:value-type="float" office:value="0.895991" calcext:value-type="float">
            <text:p>0,895991</text:p>
          </table:table-cell>
          <table:table-cell office:value-type="float" office:value="0.9015" calcext:value-type="float">
            <text:p>0,9015</text:p>
          </table:table-cell>
          <table:table-cell office:value-type="float" office:value="0.903882" calcext:value-type="float">
            <text:p>0,903882</text:p>
          </table:table-cell>
          <table:table-cell office:value-type="float" office:value="0.910251" calcext:value-type="float">
            <text:p>0,910251</text:p>
          </table:table-cell>
          <table:table-cell office:value-type="float" office:value="0.919429" calcext:value-type="float">
            <text:p>0,919429</text:p>
          </table:table-cell>
          <table:table-cell office:value-type="float" office:value="0.922872" calcext:value-type="float">
            <text:p>0,922872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1764" calcext:value-type="float">
            <text:p>0,8817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04598" calcext:value-type="float">
            <text:p>0,204598</text:p>
          </table:table-cell>
          <table:table-cell office:value-type="float" office:value="0.760201" calcext:value-type="float">
            <text:p>0,760201</text:p>
          </table:table-cell>
          <table:table-cell office:value-type="float" office:value="0.847614" calcext:value-type="float">
            <text:p>0,847614</text:p>
          </table:table-cell>
          <table:table-cell office:value-type="float" office:value="0.866539" calcext:value-type="float">
            <text:p>0,866539</text:p>
          </table:table-cell>
          <table:table-cell office:value-type="float" office:value="0.887339" calcext:value-type="float">
            <text:p>0,887339</text:p>
          </table:table-cell>
          <table:table-cell office:value-type="float" office:value="0.899108" calcext:value-type="float">
            <text:p>0,899108</text:p>
          </table:table-cell>
          <table:table-cell office:value-type="float" office:value="0.902325" calcext:value-type="float">
            <text:p>0,902325</text:p>
          </table:table-cell>
          <table:table-cell office:value-type="float" office:value="0.905561" calcext:value-type="float">
            <text:p>0,905561</text:p>
          </table:table-cell>
          <table:table-cell office:value-type="float" office:value="0.914533" calcext:value-type="float">
            <text:p>0,914533</text:p>
          </table:table-cell>
          <table:table-cell office:value-type="float" office:value="0.920663" calcext:value-type="float">
            <text:p>0,920663</text:p>
          </table:table-cell>
          <table:table-cell office:value-type="float" office:value="0.923341" calcext:value-type="float">
            <text:p>0,923341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82722" calcext:value-type="float">
            <text:p>0,8827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37494" calcext:value-type="float">
            <text:p>0,137494</text:p>
          </table:table-cell>
          <table:table-cell office:value-type="float" office:value="0.72508" calcext:value-type="float">
            <text:p>0,72508</text:p>
          </table:table-cell>
          <table:table-cell office:value-type="float" office:value="0.841676" calcext:value-type="float">
            <text:p>0,841676</text:p>
          </table:table-cell>
          <table:table-cell office:value-type="float" office:value="0.860681" calcext:value-type="float">
            <text:p>0,860681</text:p>
          </table:table-cell>
          <table:table-cell office:value-type="float" office:value="0.880002" calcext:value-type="float">
            <text:p>0,880002</text:p>
          </table:table-cell>
          <table:table-cell office:value-type="float" office:value="0.894469" calcext:value-type="float">
            <text:p>0,894469</text:p>
          </table:table-cell>
          <table:table-cell office:value-type="float" office:value="0.901765" calcext:value-type="float">
            <text:p>0,901765</text:p>
          </table:table-cell>
          <table:table-cell office:value-type="float" office:value="0.905571" calcext:value-type="float">
            <text:p>0,905571</text:p>
          </table:table-cell>
          <table:table-cell office:value-type="float" office:value="0.913436" calcext:value-type="float">
            <text:p>0,913436</text:p>
          </table:table-cell>
          <table:table-cell office:value-type="float" office:value="0.920176" calcext:value-type="float">
            <text:p>0,920176</text:p>
          </table:table-cell>
          <table:table-cell office:value-type="float" office:value="0.922937" calcext:value-type="float">
            <text:p>0,922937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6579" calcext:value-type="float">
            <text:p>0,87657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46414" calcext:value-type="float">
            <text:p>0,146414</text:p>
          </table:table-cell>
          <table:table-cell office:value-type="float" office:value="0.728546" calcext:value-type="float">
            <text:p>0,728546</text:p>
          </table:table-cell>
          <table:table-cell office:value-type="float" office:value="0.844171" calcext:value-type="float">
            <text:p>0,844171</text:p>
          </table:table-cell>
          <table:table-cell office:value-type="float" office:value="0.867231" calcext:value-type="float">
            <text:p>0,867231</text:p>
          </table:table-cell>
          <table:table-cell office:value-type="float" office:value="0.887526" calcext:value-type="float">
            <text:p>0,887526</text:p>
          </table:table-cell>
          <table:table-cell office:value-type="float" office:value="0.899113" calcext:value-type="float">
            <text:p>0,899113</text:p>
          </table:table-cell>
          <table:table-cell office:value-type="float" office:value="0.903003" calcext:value-type="float">
            <text:p>0,903003</text:p>
          </table:table-cell>
          <table:table-cell office:value-type="float" office:value="0.907396" calcext:value-type="float">
            <text:p>0,907396</text:p>
          </table:table-cell>
          <table:table-cell office:value-type="float" office:value="0.917205" calcext:value-type="float">
            <text:p>0,917205</text:p>
          </table:table-cell>
          <table:table-cell office:value-type="float" office:value="0.920776" calcext:value-type="float">
            <text:p>0,920776</text:p>
          </table:table-cell>
          <table:table-cell office:value-type="float" office:value="0.923232" calcext:value-type="float">
            <text:p>0,923232</text:p>
          </table:table-cell>
          <table:table-cell office:value-type="float" office:value="0.924483" calcext:value-type="float">
            <text:p>0,924483</text:p>
          </table:table-cell>
          <table:table-cell office:value-type="float" office:value="0.87982" calcext:value-type="float">
            <text:p>0,8798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40506" calcext:value-type="float">
            <text:p>0,740506</text:p>
          </table:table-cell>
          <table:table-cell office:value-type="float" office:value="0.814415" calcext:value-type="float">
            <text:p>0,814415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71039" calcext:value-type="float">
            <text:p>0,871039</text:p>
          </table:table-cell>
          <table:table-cell office:value-type="float" office:value="0.889017" calcext:value-type="float">
            <text:p>0,889017</text:p>
          </table:table-cell>
          <table:table-cell office:value-type="float" office:value="0.898864" calcext:value-type="float">
            <text:p>0,898864</text:p>
          </table:table-cell>
          <table:table-cell office:value-type="float" office:value="0.902926" calcext:value-type="float">
            <text:p>0,902926</text:p>
          </table:table-cell>
          <table:table-cell office:value-type="float" office:value="0.906744" calcext:value-type="float">
            <text:p>0,906744</text:p>
          </table:table-cell>
          <table:table-cell office:value-type="float" office:value="0.914166" calcext:value-type="float">
            <text:p>0,914166</text:p>
          </table:table-cell>
          <table:table-cell office:value-type="float" office:value="0.921065" calcext:value-type="float">
            <text:p>0,921065</text:p>
          </table:table-cell>
          <table:table-cell office:value-type="float" office:value="0.923541" calcext:value-type="float">
            <text:p>0,923541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8793" calcext:value-type="float">
            <text:p>0,88879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87655" calcext:value-type="float">
            <text:p>0,187655</text:p>
          </table:table-cell>
          <table:table-cell office:value-type="float" office:value="0.756311" calcext:value-type="float">
            <text:p>0,756311</text:p>
          </table:table-cell>
          <table:table-cell office:value-type="float" office:value="0.844167" calcext:value-type="float">
            <text:p>0,844167</text:p>
          </table:table-cell>
          <table:table-cell office:value-type="float" office:value="0.862213" calcext:value-type="float">
            <text:p>0,862213</text:p>
          </table:table-cell>
          <table:table-cell office:value-type="float" office:value="0.880598" calcext:value-type="float">
            <text:p>0,880598</text:p>
          </table:table-cell>
          <table:table-cell office:value-type="float" office:value="0.896548" calcext:value-type="float">
            <text:p>0,896548</text:p>
          </table:table-cell>
          <table:table-cell office:value-type="float" office:value="0.901771" calcext:value-type="float">
            <text:p>0,901771</text:p>
          </table:table-cell>
          <table:table-cell office:value-type="float" office:value="0.905337" calcext:value-type="float">
            <text:p>0,905337</text:p>
          </table:table-cell>
          <table:table-cell office:value-type="float" office:value="0.911832" calcext:value-type="float">
            <text:p>0,911832</text:p>
          </table:table-cell>
          <table:table-cell office:value-type="float" office:value="0.920566" calcext:value-type="float">
            <text:p>0,920566</text:p>
          </table:table-cell>
          <table:table-cell office:value-type="float" office:value="0.923377" calcext:value-type="float">
            <text:p>0,923377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0272" calcext:value-type="float">
            <text:p>0,88027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10552" calcext:value-type="float">
            <text:p>0,210552</text:p>
          </table:table-cell>
          <table:table-cell office:value-type="float" office:value="0.772438" calcext:value-type="float">
            <text:p>0,772438</text:p>
          </table:table-cell>
          <table:table-cell office:value-type="float" office:value="0.845392" calcext:value-type="float">
            <text:p>0,845392</text:p>
          </table:table-cell>
          <table:table-cell office:value-type="float" office:value="0.864526" calcext:value-type="float">
            <text:p>0,864526</text:p>
          </table:table-cell>
          <table:table-cell office:value-type="float" office:value="0.882819" calcext:value-type="float">
            <text:p>0,882819</text:p>
          </table:table-cell>
          <table:table-cell office:value-type="float" office:value="0.896099" calcext:value-type="float">
            <text:p>0,896099</text:p>
          </table:table-cell>
          <table:table-cell office:value-type="float" office:value="0.901433" calcext:value-type="float">
            <text:p>0,901433</text:p>
          </table:table-cell>
          <table:table-cell office:value-type="float" office:value="0.904766" calcext:value-type="float">
            <text:p>0,904766</text:p>
          </table:table-cell>
          <table:table-cell office:value-type="float" office:value="0.912432" calcext:value-type="float">
            <text:p>0,912432</text:p>
          </table:table-cell>
          <table:table-cell office:value-type="float" office:value="0.920856" calcext:value-type="float">
            <text:p>0,920856</text:p>
          </table:table-cell>
          <table:table-cell office:value-type="float" office:value="0.923456" calcext:value-type="float">
            <text:p>0,923456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2422" calcext:value-type="float">
            <text:p>0,88242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744552" calcext:value-type="float">
            <text:p>0,744552</text:p>
          </table:table-cell>
          <table:table-cell office:value-type="float" office:value="0.814876" calcext:value-type="float">
            <text:p>0,814876</text:p>
          </table:table-cell>
          <table:table-cell office:value-type="float" office:value="0.844591" calcext:value-type="float">
            <text:p>0,844591</text:p>
          </table:table-cell>
          <table:table-cell office:value-type="float" office:value="0.861241" calcext:value-type="float">
            <text:p>0,861241</text:p>
          </table:table-cell>
          <table:table-cell office:value-type="float" office:value="0.882996" calcext:value-type="float">
            <text:p>0,882996</text:p>
          </table:table-cell>
          <table:table-cell office:value-type="float" office:value="0.898326" calcext:value-type="float">
            <text:p>0,898326</text:p>
          </table:table-cell>
          <table:table-cell office:value-type="float" office:value="0.902078" calcext:value-type="float">
            <text:p>0,902078</text:p>
          </table:table-cell>
          <table:table-cell office:value-type="float" office:value="0.905563" calcext:value-type="float">
            <text:p>0,905563</text:p>
          </table:table-cell>
          <table:table-cell office:value-type="float" office:value="0.913452" calcext:value-type="float">
            <text:p>0,913452</text:p>
          </table:table-cell>
          <table:table-cell office:value-type="float" office:value="0.921265" calcext:value-type="float">
            <text:p>0,921265</text:p>
          </table:table-cell>
          <table:table-cell office:value-type="float" office:value="0.923528" calcext:value-type="float">
            <text:p>0,923528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6792" calcext:value-type="float">
            <text:p>0,88679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52276" calcext:value-type="float">
            <text:p>0,752276</text:p>
          </table:table-cell>
          <table:table-cell office:value-type="float" office:value="0.812148" calcext:value-type="float">
            <text:p>0,812148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522" calcext:value-type="float">
            <text:p>0,85522</text:p>
          </table:table-cell>
          <table:table-cell office:value-type="float" office:value="0.872431" calcext:value-type="float">
            <text:p>0,872431</text:p>
          </table:table-cell>
          <table:table-cell office:value-type="float" office:value="0.894593" calcext:value-type="float">
            <text:p>0,894593</text:p>
          </table:table-cell>
          <table:table-cell office:value-type="float" office:value="0.90095" calcext:value-type="float">
            <text:p>0,90095</text:p>
          </table:table-cell>
          <table:table-cell office:value-type="float" office:value="0.903245" calcext:value-type="float">
            <text:p>0,903245</text:p>
          </table:table-cell>
          <table:table-cell office:value-type="float" office:value="0.908844" calcext:value-type="float">
            <text:p>0,908844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92322" calcext:value-type="float">
            <text:p>0,92322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3375" calcext:value-type="float">
            <text:p>0,88337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783908" calcext:value-type="float">
            <text:p>0,783908</text:p>
          </table:table-cell>
          <table:table-cell office:value-type="float" office:value="0.828351" calcext:value-type="float">
            <text:p>0,828351</text:p>
          </table:table-cell>
          <table:table-cell office:value-type="float" office:value="0.849601" calcext:value-type="float">
            <text:p>0,849601</text:p>
          </table:table-cell>
          <table:table-cell office:value-type="float" office:value="0.864598" calcext:value-type="float">
            <text:p>0,864598</text:p>
          </table:table-cell>
          <table:table-cell office:value-type="float" office:value="0.883536" calcext:value-type="float">
            <text:p>0,883536</text:p>
          </table:table-cell>
          <table:table-cell office:value-type="float" office:value="0.89682" calcext:value-type="float">
            <text:p>0,89682</text:p>
          </table:table-cell>
          <table:table-cell office:value-type="float" office:value="0.901099" calcext:value-type="float">
            <text:p>0,901099</text:p>
          </table:table-cell>
          <table:table-cell office:value-type="float" office:value="0.904565" calcext:value-type="float">
            <text:p>0,904565</text:p>
          </table:table-cell>
          <table:table-cell office:value-type="float" office:value="0.909331" calcext:value-type="float">
            <text:p>0,909331</text:p>
          </table:table-cell>
          <table:table-cell office:value-type="float" office:value="0.918864" calcext:value-type="float">
            <text:p>0,918864</text:p>
          </table:table-cell>
          <table:table-cell office:value-type="float" office:value="0.923404" calcext:value-type="float">
            <text:p>0,923404</text:p>
          </table:table-cell>
          <table:table-cell office:value-type="float" office:value="0.925885" calcext:value-type="float">
            <text:p>0,925885</text:p>
          </table:table-cell>
          <table:table-cell office:value-type="float" office:value="0.888017" calcext:value-type="float">
            <text:p>0,88801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93793" calcext:value-type="float">
            <text:p>0,793793</text:p>
          </table:table-cell>
          <table:table-cell office:value-type="float" office:value="0.833552" calcext:value-type="float">
            <text:p>0,833552</text:p>
          </table:table-cell>
          <table:table-cell office:value-type="float" office:value="0.855606" calcext:value-type="float">
            <text:p>0,855606</text:p>
          </table:table-cell>
          <table:table-cell office:value-type="float" office:value="0.871544" calcext:value-type="float">
            <text:p>0,871544</text:p>
          </table:table-cell>
          <table:table-cell office:value-type="float" office:value="0.88946" calcext:value-type="float">
            <text:p>0,88946</text:p>
          </table:table-cell>
          <table:table-cell office:value-type="float" office:value="0.89941" calcext:value-type="float">
            <text:p>0,89941</text:p>
          </table:table-cell>
          <table:table-cell office:value-type="float" office:value="0.902278" calcext:value-type="float">
            <text:p>0,902278</text:p>
          </table:table-cell>
          <table:table-cell office:value-type="float" office:value="0.90539" calcext:value-type="float">
            <text:p>0,90539</text:p>
          </table:table-cell>
          <table:table-cell office:value-type="float" office:value="0.911316" calcext:value-type="float">
            <text:p>0,911316</text:p>
          </table:table-cell>
          <table:table-cell office:value-type="float" office:value="0.920131" calcext:value-type="float">
            <text:p>0,920131</text:p>
          </table:table-cell>
          <table:table-cell office:value-type="float" office:value="0.923483" calcext:value-type="float">
            <text:p>0,923483</text:p>
          </table:table-cell>
          <table:table-cell office:value-type="float" office:value="0.925885" calcext:value-type="float">
            <text:p>0,925885</text:p>
          </table:table-cell>
          <table:table-cell office:value-type="float" office:value="0.891217" calcext:value-type="float">
            <text:p>0,89121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0469" calcext:value-type="float">
            <text:p>0,20469</text:p>
          </table:table-cell>
          <table:table-cell office:value-type="float" office:value="0.803283" calcext:value-type="float">
            <text:p>0,803283</text:p>
          </table:table-cell>
          <table:table-cell office:value-type="float" office:value="0.851621" calcext:value-type="float">
            <text:p>0,851621</text:p>
          </table:table-cell>
          <table:table-cell office:value-type="float" office:value="0.865393" calcext:value-type="float">
            <text:p>0,865393</text:p>
          </table:table-cell>
          <table:table-cell office:value-type="float" office:value="0.885027" calcext:value-type="float">
            <text:p>0,885027</text:p>
          </table:table-cell>
          <table:table-cell office:value-type="float" office:value="0.898049" calcext:value-type="float">
            <text:p>0,898049</text:p>
          </table:table-cell>
          <table:table-cell office:value-type="float" office:value="0.901492" calcext:value-type="float">
            <text:p>0,901492</text:p>
          </table:table-cell>
          <table:table-cell office:value-type="float" office:value="0.903967" calcext:value-type="float">
            <text:p>0,903967</text:p>
          </table:table-cell>
          <table:table-cell office:value-type="float" office:value="0.90843" calcext:value-type="float">
            <text:p>0,90843</text:p>
          </table:table-cell>
          <table:table-cell office:value-type="float" office:value="0.919941" calcext:value-type="float">
            <text:p>0,919941</text:p>
          </table:table-cell>
          <table:table-cell office:value-type="float" office:value="0.923593" calcext:value-type="float">
            <text:p>0,923593</text:p>
          </table:table-cell>
          <table:table-cell office:value-type="float" office:value="0.925885" calcext:value-type="float">
            <text:p>0,925885</text:p>
          </table:table-cell>
          <table:table-cell office:value-type="float" office:value="0.88608" calcext:value-type="float">
            <text:p>0,88608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17632" calcext:value-type="float">
            <text:p>0,617632</text:p>
          </table:table-cell>
          <table:table-cell office:value-type="float" office:value="0.817284" calcext:value-type="float">
            <text:p>0,817284</text:p>
          </table:table-cell>
          <table:table-cell office:value-type="float" office:value="0.850758" calcext:value-type="float">
            <text:p>0,850758</text:p>
          </table:table-cell>
          <table:table-cell office:value-type="float" office:value="0.864784" calcext:value-type="float">
            <text:p>0,864784</text:p>
          </table:table-cell>
          <table:table-cell office:value-type="float" office:value="0.889672" calcext:value-type="float">
            <text:p>0,889672</text:p>
          </table:table-cell>
          <table:table-cell office:value-type="float" office:value="0.898797" calcext:value-type="float">
            <text:p>0,898797</text:p>
          </table:table-cell>
          <table:table-cell office:value-type="float" office:value="0.901438" calcext:value-type="float">
            <text:p>0,901438</text:p>
          </table:table-cell>
          <table:table-cell office:value-type="float" office:value="0.903576" calcext:value-type="float">
            <text:p>0,903576</text:p>
          </table:table-cell>
          <table:table-cell office:value-type="float" office:value="0.90728" calcext:value-type="float">
            <text:p>0,90728</text:p>
          </table:table-cell>
          <table:table-cell office:value-type="float" office:value="0.918008" calcext:value-type="float">
            <text:p>0,918008</text:p>
          </table:table-cell>
          <table:table-cell office:value-type="float" office:value="0.923762" calcext:value-type="float">
            <text:p>0,923762</text:p>
          </table:table-cell>
          <table:table-cell office:value-type="float" office:value="0.925885" calcext:value-type="float">
            <text:p>0,925885</text:p>
          </table:table-cell>
          <table:table-cell office:value-type="float" office:value="0.887536" calcext:value-type="float">
            <text:p>0,88753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7632" calcext:value-type="float">
            <text:p>0,617632</text:p>
          </table:table-cell>
          <table:table-cell office:value-type="float" office:value="0.816548" calcext:value-type="float">
            <text:p>0,816548</text:p>
          </table:table-cell>
          <table:table-cell office:value-type="float" office:value="0.853934" calcext:value-type="float">
            <text:p>0,853934</text:p>
          </table:table-cell>
          <table:table-cell office:value-type="float" office:value="0.879766" calcext:value-type="float">
            <text:p>0,879766</text:p>
          </table:table-cell>
          <table:table-cell office:value-type="float" office:value="0.896374" calcext:value-type="float">
            <text:p>0,896374</text:p>
          </table:table-cell>
          <table:table-cell office:value-type="float" office:value="0.900569" calcext:value-type="float">
            <text:p>0,900569</text:p>
          </table:table-cell>
          <table:table-cell office:value-type="float" office:value="0.902548" calcext:value-type="float">
            <text:p>0,902548</text:p>
          </table:table-cell>
          <table:table-cell office:value-type="float" office:value="0.906208" calcext:value-type="float">
            <text:p>0,906208</text:p>
          </table:table-cell>
          <table:table-cell office:value-type="float" office:value="0.9124" calcext:value-type="float">
            <text:p>0,9124</text:p>
          </table:table-cell>
          <table:table-cell office:value-type="float" office:value="0.921521" calcext:value-type="float">
            <text:p>0,921521</text:p>
          </table:table-cell>
          <table:table-cell office:value-type="float" office:value="0.924102" calcext:value-type="float">
            <text:p>0,924102</text:p>
          </table:table-cell>
          <table:table-cell office:value-type="float" office:value="0.925885" calcext:value-type="float">
            <text:p>0,925885</text:p>
          </table:table-cell>
          <table:table-cell office:value-type="float" office:value="0.891397" calcext:value-type="float">
            <text:p>0,89139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41609" calcext:value-type="float">
            <text:p>0,741609</text:p>
          </table:table-cell>
          <table:table-cell office:value-type="float" office:value="0.821284" calcext:value-type="float">
            <text:p>0,821284</text:p>
          </table:table-cell>
          <table:table-cell office:value-type="float" office:value="0.851746" calcext:value-type="float">
            <text:p>0,851746</text:p>
          </table:table-cell>
          <table:table-cell office:value-type="float" office:value="0.873576" calcext:value-type="float">
            <text:p>0,873576</text:p>
          </table:table-cell>
          <table:table-cell office:value-type="float" office:value="0.894967" calcext:value-type="float">
            <text:p>0,894967</text:p>
          </table:table-cell>
          <table:table-cell office:value-type="float" office:value="0.90042" calcext:value-type="float">
            <text:p>0,90042</text:p>
          </table:table-cell>
          <table:table-cell office:value-type="float" office:value="0.902312" calcext:value-type="float">
            <text:p>0,902312</text:p>
          </table:table-cell>
          <table:table-cell office:value-type="float" office:value="0.905616" calcext:value-type="float">
            <text:p>0,905616</text:p>
          </table:table-cell>
          <table:table-cell office:value-type="float" office:value="0.911325" calcext:value-type="float">
            <text:p>0,911325</text:p>
          </table:table-cell>
          <table:table-cell office:value-type="float" office:value="0.921941" calcext:value-type="float">
            <text:p>0,921941</text:p>
          </table:table-cell>
          <table:table-cell office:value-type="float" office:value="0.924068" calcext:value-type="float">
            <text:p>0,924068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90726" calcext:value-type="float">
            <text:p>0,89072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783678" calcext:value-type="float">
            <text:p>0,783678</text:p>
          </table:table-cell>
          <table:table-cell office:value-type="float" office:value="0.831787" calcext:value-type="float">
            <text:p>0,831787</text:p>
          </table:table-cell>
          <table:table-cell office:value-type="float" office:value="0.853571" calcext:value-type="float">
            <text:p>0,853571</text:p>
          </table:table-cell>
          <table:table-cell office:value-type="float" office:value="0.869693" calcext:value-type="float">
            <text:p>0,869693</text:p>
          </table:table-cell>
          <table:table-cell office:value-type="float" office:value="0.891897" calcext:value-type="float">
            <text:p>0,891897</text:p>
          </table:table-cell>
          <table:table-cell office:value-type="float" office:value="0.899668" calcext:value-type="float">
            <text:p>0,899668</text:p>
          </table:table-cell>
          <table:table-cell office:value-type="float" office:value="0.90215" calcext:value-type="float">
            <text:p>0,90215</text:p>
          </table:table-cell>
          <table:table-cell office:value-type="float" office:value="0.906012" calcext:value-type="float">
            <text:p>0,906012</text:p>
          </table:table-cell>
          <table:table-cell office:value-type="float" office:value="0.909385" calcext:value-type="float">
            <text:p>0,909385</text:p>
          </table:table-cell>
          <table:table-cell office:value-type="float" office:value="0.920222" calcext:value-type="float">
            <text:p>0,920222</text:p>
          </table:table-cell>
          <table:table-cell office:value-type="float" office:value="0.923839" calcext:value-type="float">
            <text:p>0,923839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90822" calcext:value-type="float">
            <text:p>0,89082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62322" calcext:value-type="float">
            <text:p>0,762322</text:p>
          </table:table-cell>
          <table:table-cell office:value-type="float" office:value="0.82745" calcext:value-type="float">
            <text:p>0,82745</text:p>
          </table:table-cell>
          <table:table-cell office:value-type="float" office:value="0.855105" calcext:value-type="float">
            <text:p>0,855105</text:p>
          </table:table-cell>
          <table:table-cell office:value-type="float" office:value="0.871274" calcext:value-type="float">
            <text:p>0,871274</text:p>
          </table:table-cell>
          <table:table-cell office:value-type="float" office:value="0.889179" calcext:value-type="float">
            <text:p>0,889179</text:p>
          </table:table-cell>
          <table:table-cell office:value-type="float" office:value="0.899285" calcext:value-type="float">
            <text:p>0,899285</text:p>
          </table:table-cell>
          <table:table-cell office:value-type="float" office:value="0.901821" calcext:value-type="float">
            <text:p>0,901821</text:p>
          </table:table-cell>
          <table:table-cell office:value-type="float" office:value="0.905435" calcext:value-type="float">
            <text:p>0,905435</text:p>
          </table:table-cell>
          <table:table-cell office:value-type="float" office:value="0.908934" calcext:value-type="float">
            <text:p>0,908934</text:p>
          </table:table-cell>
          <table:table-cell office:value-type="float" office:value="0.919335" calcext:value-type="float">
            <text:p>0,919335</text:p>
          </table:table-cell>
          <table:table-cell office:value-type="float" office:value="0.923561" calcext:value-type="float">
            <text:p>0,923561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90138" calcext:value-type="float">
            <text:p>0,89013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69057" calcext:value-type="float">
            <text:p>0,369057</text:p>
          </table:table-cell>
          <table:table-cell office:value-type="float" office:value="0.817993" calcext:value-type="float">
            <text:p>0,817993</text:p>
          </table:table-cell>
          <table:table-cell office:value-type="float" office:value="0.850802" calcext:value-type="float">
            <text:p>0,850802</text:p>
          </table:table-cell>
          <table:table-cell office:value-type="float" office:value="0.863041" calcext:value-type="float">
            <text:p>0,863041</text:p>
          </table:table-cell>
          <table:table-cell office:value-type="float" office:value="0.882045" calcext:value-type="float">
            <text:p>0,882045</text:p>
          </table:table-cell>
          <table:table-cell office:value-type="float" office:value="0.896636" calcext:value-type="float">
            <text:p>0,896636</text:p>
          </table:table-cell>
          <table:table-cell office:value-type="float" office:value="0.901676" calcext:value-type="float">
            <text:p>0,901676</text:p>
          </table:table-cell>
          <table:table-cell office:value-type="float" office:value="0.905329" calcext:value-type="float">
            <text:p>0,905329</text:p>
          </table:table-cell>
          <table:table-cell office:value-type="float" office:value="0.908613" calcext:value-type="float">
            <text:p>0,908613</text:p>
          </table:table-cell>
          <table:table-cell office:value-type="float" office:value="0.919563" calcext:value-type="float">
            <text:p>0,919563</text:p>
          </table:table-cell>
          <table:table-cell office:value-type="float" office:value="0.923708" calcext:value-type="float">
            <text:p>0,923708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6941" calcext:value-type="float">
            <text:p>0,88694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43632" calcext:value-type="float">
            <text:p>0,743632</text:p>
          </table:table-cell>
          <table:table-cell office:value-type="float" office:value="0.828832" calcext:value-type="float">
            <text:p>0,828832</text:p>
          </table:table-cell>
          <table:table-cell office:value-type="float" office:value="0.849645" calcext:value-type="float">
            <text:p>0,849645</text:p>
          </table:table-cell>
          <table:table-cell office:value-type="float" office:value="0.859643" calcext:value-type="float">
            <text:p>0,859643</text:p>
          </table:table-cell>
          <table:table-cell office:value-type="float" office:value="0.877487" calcext:value-type="float">
            <text:p>0,877487</text:p>
          </table:table-cell>
          <table:table-cell office:value-type="float" office:value="0.893466" calcext:value-type="float">
            <text:p>0,893466</text:p>
          </table:table-cell>
          <table:table-cell office:value-type="float" office:value="0.901228" calcext:value-type="float">
            <text:p>0,901228</text:p>
          </table:table-cell>
          <table:table-cell office:value-type="float" office:value="0.905297" calcext:value-type="float">
            <text:p>0,905297</text:p>
          </table:table-cell>
          <table:table-cell office:value-type="float" office:value="0.908274" calcext:value-type="float">
            <text:p>0,908274</text:p>
          </table:table-cell>
          <table:table-cell office:value-type="float" office:value="0.917496" calcext:value-type="float">
            <text:p>0,917496</text:p>
          </table:table-cell>
          <table:table-cell office:value-type="float" office:value="0.923798" calcext:value-type="float">
            <text:p>0,923798</text:p>
          </table:table-cell>
          <table:table-cell office:value-type="float" office:value="0.925862" calcext:value-type="float">
            <text:p>0,925862</text:p>
          </table:table-cell>
          <table:table-cell office:value-type="float" office:value="0.886517" calcext:value-type="float">
            <text:p>0,88651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623" calcext:value-type="float">
            <text:p>0,05623</text:p>
          </table:table-cell>
          <table:table-cell office:value-type="float" office:value="0.776215" calcext:value-type="float">
            <text:p>0,776215</text:p>
          </table:table-cell>
          <table:table-cell office:value-type="float" office:value="0.848005" calcext:value-type="float">
            <text:p>0,848005</text:p>
          </table:table-cell>
          <table:table-cell office:value-type="float" office:value="0.86473" calcext:value-type="float">
            <text:p>0,86473</text:p>
          </table:table-cell>
          <table:table-cell office:value-type="float" office:value="0.885245" calcext:value-type="float">
            <text:p>0,885245</text:p>
          </table:table-cell>
          <table:table-cell office:value-type="float" office:value="0.898971" calcext:value-type="float">
            <text:p>0,898971</text:p>
          </table:table-cell>
          <table:table-cell office:value-type="float" office:value="0.903403" calcext:value-type="float">
            <text:p>0,903403</text:p>
          </table:table-cell>
          <table:table-cell office:value-type="float" office:value="0.906762" calcext:value-type="float">
            <text:p>0,906762</text:p>
          </table:table-cell>
          <table:table-cell office:value-type="float" office:value="0.909773" calcext:value-type="float">
            <text:p>0,909773</text:p>
          </table:table-cell>
          <table:table-cell office:value-type="float" office:value="0.920292" calcext:value-type="float">
            <text:p>0,920292</text:p>
          </table:table-cell>
          <table:table-cell office:value-type="float" office:value="0.924081" calcext:value-type="float">
            <text:p>0,924081</text:p>
          </table:table-cell>
          <table:table-cell office:value-type="float" office:value="0.926069" calcext:value-type="float">
            <text:p>0,926069</text:p>
          </table:table-cell>
          <table:table-cell office:value-type="float" office:value="0.883748" calcext:value-type="float">
            <text:p>0,88374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90299" calcext:value-type="float">
            <text:p>0,190299</text:p>
          </table:table-cell>
          <table:table-cell office:value-type="float" office:value="0.763144" calcext:value-type="float">
            <text:p>0,763144</text:p>
          </table:table-cell>
          <table:table-cell office:value-type="float" office:value="0.844544" calcext:value-type="float">
            <text:p>0,844544</text:p>
          </table:table-cell>
          <table:table-cell office:value-type="float" office:value="0.856114" calcext:value-type="float">
            <text:p>0,856114</text:p>
          </table:table-cell>
          <table:table-cell office:value-type="float" office:value="0.879839" calcext:value-type="float">
            <text:p>0,879839</text:p>
          </table:table-cell>
          <table:table-cell office:value-type="float" office:value="0.896837" calcext:value-type="float">
            <text:p>0,896837</text:p>
          </table:table-cell>
          <table:table-cell office:value-type="float" office:value="0.901662" calcext:value-type="float">
            <text:p>0,901662</text:p>
          </table:table-cell>
          <table:table-cell office:value-type="float" office:value="0.905206" calcext:value-type="float">
            <text:p>0,905206</text:p>
          </table:table-cell>
          <table:table-cell office:value-type="float" office:value="0.908277" calcext:value-type="float">
            <text:p>0,908277</text:p>
          </table:table-cell>
          <table:table-cell office:value-type="float" office:value="0.919612" calcext:value-type="float">
            <text:p>0,919612</text:p>
          </table:table-cell>
          <table:table-cell office:value-type="float" office:value="0.924342" calcext:value-type="float">
            <text:p>0,924342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79958" calcext:value-type="float">
            <text:p>0,87995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48966" calcext:value-type="float">
            <text:p>0,248966</text:p>
          </table:table-cell>
          <table:table-cell office:value-type="float" office:value="0.769824" calcext:value-type="float">
            <text:p>0,769824</text:p>
          </table:table-cell>
          <table:table-cell office:value-type="float" office:value="0.847454" calcext:value-type="float">
            <text:p>0,847454</text:p>
          </table:table-cell>
          <table:table-cell office:value-type="float" office:value="0.867595" calcext:value-type="float">
            <text:p>0,867595</text:p>
          </table:table-cell>
          <table:table-cell office:value-type="float" office:value="0.890532" calcext:value-type="float">
            <text:p>0,890532</text:p>
          </table:table-cell>
          <table:table-cell office:value-type="float" office:value="0.898411" calcext:value-type="float">
            <text:p>0,898411</text:p>
          </table:table-cell>
          <table:table-cell office:value-type="float" office:value="0.901414" calcext:value-type="float">
            <text:p>0,901414</text:p>
          </table:table-cell>
          <table:table-cell office:value-type="float" office:value="0.904874" calcext:value-type="float">
            <text:p>0,904874</text:p>
          </table:table-cell>
          <table:table-cell office:value-type="float" office:value="0.908982" calcext:value-type="float">
            <text:p>0,908982</text:p>
          </table:table-cell>
          <table:table-cell office:value-type="float" office:value="0.919863" calcext:value-type="float">
            <text:p>0,919863</text:p>
          </table:table-cell>
          <table:table-cell office:value-type="float" office:value="0.923945" calcext:value-type="float">
            <text:p>0,923945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83289" calcext:value-type="float">
            <text:p>0,88328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47471" calcext:value-type="float">
            <text:p>0,247471</text:p>
          </table:table-cell>
          <table:table-cell office:value-type="float" office:value="0.799425" calcext:value-type="float">
            <text:p>0,799425</text:p>
          </table:table-cell>
          <table:table-cell office:value-type="float" office:value="0.84963" calcext:value-type="float">
            <text:p>0,84963</text:p>
          </table:table-cell>
          <table:table-cell office:value-type="float" office:value="0.87332" calcext:value-type="float">
            <text:p>0,87332</text:p>
          </table:table-cell>
          <table:table-cell office:value-type="float" office:value="0.890627" calcext:value-type="float">
            <text:p>0,890627</text:p>
          </table:table-cell>
          <table:table-cell office:value-type="float" office:value="0.898636" calcext:value-type="float">
            <text:p>0,898636</text:p>
          </table:table-cell>
          <table:table-cell office:value-type="float" office:value="0.901471" calcext:value-type="float">
            <text:p>0,901471</text:p>
          </table:table-cell>
          <table:table-cell office:value-type="float" office:value="0.904319" calcext:value-type="float">
            <text:p>0,904319</text:p>
          </table:table-cell>
          <table:table-cell office:value-type="float" office:value="0.909017" calcext:value-type="float">
            <text:p>0,909017</text:p>
          </table:table-cell>
          <table:table-cell office:value-type="float" office:value="0.920381" calcext:value-type="float">
            <text:p>0,920381</text:p>
          </table:table-cell>
          <table:table-cell office:value-type="float" office:value="0.923669" calcext:value-type="float">
            <text:p>0,923669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8705" calcext:value-type="float">
            <text:p>0,8870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59655" calcext:value-type="float">
            <text:p>0,459655</text:p>
          </table:table-cell>
          <table:table-cell office:value-type="float" office:value="0.82775" calcext:value-type="float">
            <text:p>0,82775</text:p>
          </table:table-cell>
          <table:table-cell office:value-type="float" office:value="0.854454" calcext:value-type="float">
            <text:p>0,854454</text:p>
          </table:table-cell>
          <table:table-cell office:value-type="float" office:value="0.881034" calcext:value-type="float">
            <text:p>0,881034</text:p>
          </table:table-cell>
          <table:table-cell office:value-type="float" office:value="0.894201" calcext:value-type="float">
            <text:p>0,894201</text:p>
          </table:table-cell>
          <table:table-cell office:value-type="float" office:value="0.899841" calcext:value-type="float">
            <text:p>0,899841</text:p>
          </table:table-cell>
          <table:table-cell office:value-type="float" office:value="0.902118" calcext:value-type="float">
            <text:p>0,902118</text:p>
          </table:table-cell>
          <table:table-cell office:value-type="float" office:value="0.90572" calcext:value-type="float">
            <text:p>0,90572</text:p>
          </table:table-cell>
          <table:table-cell office:value-type="float" office:value="0.911396" calcext:value-type="float">
            <text:p>0,911396</text:p>
          </table:table-cell>
          <table:table-cell office:value-type="float" office:value="0.920766" calcext:value-type="float">
            <text:p>0,920766</text:p>
          </table:table-cell>
          <table:table-cell office:value-type="float" office:value="0.923213" calcext:value-type="float">
            <text:p>0,923213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2049" calcext:value-type="float">
            <text:p>0,89204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55402" calcext:value-type="float">
            <text:p>0,155402</text:p>
          </table:table-cell>
          <table:table-cell office:value-type="float" office:value="0.790612" calcext:value-type="float">
            <text:p>0,790612</text:p>
          </table:table-cell>
          <table:table-cell office:value-type="float" office:value="0.857221" calcext:value-type="float">
            <text:p>0,857221</text:p>
          </table:table-cell>
          <table:table-cell office:value-type="float" office:value="0.883714" calcext:value-type="float">
            <text:p>0,883714</text:p>
          </table:table-cell>
          <table:table-cell office:value-type="float" office:value="0.894753" calcext:value-type="float">
            <text:p>0,894753</text:p>
          </table:table-cell>
          <table:table-cell office:value-type="float" office:value="0.900041" calcext:value-type="float">
            <text:p>0,900041</text:p>
          </table:table-cell>
          <table:table-cell office:value-type="float" office:value="0.902218" calcext:value-type="float">
            <text:p>0,902218</text:p>
          </table:table-cell>
          <table:table-cell office:value-type="float" office:value="0.905771" calcext:value-type="float">
            <text:p>0,905771</text:p>
          </table:table-cell>
          <table:table-cell office:value-type="float" office:value="0.912814" calcext:value-type="float">
            <text:p>0,912814</text:p>
          </table:table-cell>
          <table:table-cell office:value-type="float" office:value="0.920931" calcext:value-type="float">
            <text:p>0,920931</text:p>
          </table:table-cell>
          <table:table-cell office:value-type="float" office:value="0.923475" calcext:value-type="float">
            <text:p>0,923475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89155" calcext:value-type="float">
            <text:p>0,88915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858037" calcext:value-type="float">
            <text:p>0,858037</text:p>
          </table:table-cell>
          <table:table-cell office:value-type="float" office:value="0.886519" calcext:value-type="float">
            <text:p>0,886519</text:p>
          </table:table-cell>
          <table:table-cell office:value-type="float" office:value="0.896039" calcext:value-type="float">
            <text:p>0,896039</text:p>
          </table:table-cell>
          <table:table-cell office:value-type="float" office:value="0.900263" calcext:value-type="float">
            <text:p>0,900263</text:p>
          </table:table-cell>
          <table:table-cell office:value-type="float" office:value="0.902569" calcext:value-type="float">
            <text:p>0,902569</text:p>
          </table:table-cell>
          <table:table-cell office:value-type="float" office:value="0.906238" calcext:value-type="float">
            <text:p>0,906238</text:p>
          </table:table-cell>
          <table:table-cell office:value-type="float" office:value="0.915492" calcext:value-type="float">
            <text:p>0,915492</text:p>
          </table:table-cell>
          <table:table-cell office:value-type="float" office:value="0.921031" calcext:value-type="float">
            <text:p>0,921031</text:p>
          </table:table-cell>
          <table:table-cell office:value-type="float" office:value="0.923467" calcext:value-type="float">
            <text:p>0,923467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88422" calcext:value-type="float">
            <text:p>0,88842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61126" calcext:value-type="float">
            <text:p>0,461126</text:p>
          </table:table-cell>
          <table:table-cell office:value-type="float" office:value="0.812421" calcext:value-type="float">
            <text:p>0,812421</text:p>
          </table:table-cell>
          <table:table-cell office:value-type="float" office:value="0.84892" calcext:value-type="float">
            <text:p>0,84892</text:p>
          </table:table-cell>
          <table:table-cell office:value-type="float" office:value="0.875013" calcext:value-type="float">
            <text:p>0,875013</text:p>
          </table:table-cell>
          <table:table-cell office:value-type="float" office:value="0.889333" calcext:value-type="float">
            <text:p>0,889333</text:p>
          </table:table-cell>
          <table:table-cell office:value-type="float" office:value="0.898227" calcext:value-type="float">
            <text:p>0,898227</text:p>
          </table:table-cell>
          <table:table-cell office:value-type="float" office:value="0.901057" calcext:value-type="float">
            <text:p>0,901057</text:p>
          </table:table-cell>
          <table:table-cell office:value-type="float" office:value="0.903882" calcext:value-type="float">
            <text:p>0,903882</text:p>
          </table:table-cell>
          <table:table-cell office:value-type="float" office:value="0.909361" calcext:value-type="float">
            <text:p>0,909361</text:p>
          </table:table-cell>
          <table:table-cell office:value-type="float" office:value="0.920686" calcext:value-type="float">
            <text:p>0,920686</text:p>
          </table:table-cell>
          <table:table-cell office:value-type="float" office:value="0.923289" calcext:value-type="float">
            <text:p>0,923289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88219" calcext:value-type="float">
            <text:p>0,88821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92782" calcext:value-type="float">
            <text:p>0,192782</text:p>
          </table:table-cell>
          <table:table-cell office:value-type="float" office:value="0.816647" calcext:value-type="float">
            <text:p>0,816647</text:p>
          </table:table-cell>
          <table:table-cell office:value-type="float" office:value="0.855888" calcext:value-type="float">
            <text:p>0,855888</text:p>
          </table:table-cell>
          <table:table-cell office:value-type="float" office:value="0.884246" calcext:value-type="float">
            <text:p>0,884246</text:p>
          </table:table-cell>
          <table:table-cell office:value-type="float" office:value="0.892005" calcext:value-type="float">
            <text:p>0,892005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901789" calcext:value-type="float">
            <text:p>0,901789</text:p>
          </table:table-cell>
          <table:table-cell office:value-type="float" office:value="0.904575" calcext:value-type="float">
            <text:p>0,904575</text:p>
          </table:table-cell>
          <table:table-cell office:value-type="float" office:value="0.909548" calcext:value-type="float">
            <text:p>0,909548</text:p>
          </table:table-cell>
          <table:table-cell office:value-type="float" office:value="0.919543" calcext:value-type="float">
            <text:p>0,919543</text:p>
          </table:table-cell>
          <table:table-cell office:value-type="float" office:value="0.923164" calcext:value-type="float">
            <text:p>0,923164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0701" calcext:value-type="float">
            <text:p>0,89070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92782" calcext:value-type="float">
            <text:p>0,192782</text:p>
          </table:table-cell>
          <table:table-cell office:value-type="float" office:value="0.801157" calcext:value-type="float">
            <text:p>0,801157</text:p>
          </table:table-cell>
          <table:table-cell office:value-type="float" office:value="0.863759" calcext:value-type="float">
            <text:p>0,863759</text:p>
          </table:table-cell>
          <table:table-cell office:value-type="float" office:value="0.886811" calcext:value-type="float">
            <text:p>0,886811</text:p>
          </table:table-cell>
          <table:table-cell office:value-type="float" office:value="0.893993" calcext:value-type="float">
            <text:p>0,893993</text:p>
          </table:table-cell>
          <table:table-cell office:value-type="float" office:value="0.900102" calcext:value-type="float">
            <text:p>0,900102</text:p>
          </table:table-cell>
          <table:table-cell office:value-type="float" office:value="0.902202" calcext:value-type="float">
            <text:p>0,902202</text:p>
          </table:table-cell>
          <table:table-cell office:value-type="float" office:value="0.90459" calcext:value-type="float">
            <text:p>0,90459</text:p>
          </table:table-cell>
          <table:table-cell office:value-type="float" office:value="0.90936" calcext:value-type="float">
            <text:p>0,90936</text:p>
          </table:table-cell>
          <table:table-cell office:value-type="float" office:value="0.919819" calcext:value-type="float">
            <text:p>0,919819</text:p>
          </table:table-cell>
          <table:table-cell office:value-type="float" office:value="0.923618" calcext:value-type="float">
            <text:p>0,923618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0541" calcext:value-type="float">
            <text:p>0,89054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82414" calcext:value-type="float">
            <text:p>0,782414</text:p>
          </table:table-cell>
          <table:table-cell office:value-type="float" office:value="0.833425" calcext:value-type="float">
            <text:p>0,833425</text:p>
          </table:table-cell>
          <table:table-cell office:value-type="float" office:value="0.862433" calcext:value-type="float">
            <text:p>0,862433</text:p>
          </table:table-cell>
          <table:table-cell office:value-type="float" office:value="0.887478" calcext:value-type="float">
            <text:p>0,887478</text:p>
          </table:table-cell>
          <table:table-cell office:value-type="float" office:value="0.894878" calcext:value-type="float">
            <text:p>0,894878</text:p>
          </table:table-cell>
          <table:table-cell office:value-type="float" office:value="0.899921" calcext:value-type="float">
            <text:p>0,899921</text:p>
          </table:table-cell>
          <table:table-cell office:value-type="float" office:value="0.902076" calcext:value-type="float">
            <text:p>0,902076</text:p>
          </table:table-cell>
          <table:table-cell office:value-type="float" office:value="0.903954" calcext:value-type="float">
            <text:p>0,903954</text:p>
          </table:table-cell>
          <table:table-cell office:value-type="float" office:value="0.907877" calcext:value-type="float">
            <text:p>0,907877</text:p>
          </table:table-cell>
          <table:table-cell office:value-type="float" office:value="0.919573" calcext:value-type="float">
            <text:p>0,919573</text:p>
          </table:table-cell>
          <table:table-cell office:value-type="float" office:value="0.923997" calcext:value-type="float">
            <text:p>0,923997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3561" calcext:value-type="float">
            <text:p>0,89356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814598" calcext:value-type="float">
            <text:p>0,814598</text:p>
          </table:table-cell>
          <table:table-cell office:value-type="float" office:value="0.834866" calcext:value-type="float">
            <text:p>0,834866</text:p>
          </table:table-cell>
          <table:table-cell office:value-type="float" office:value="0.854328" calcext:value-type="float">
            <text:p>0,854328</text:p>
          </table:table-cell>
          <table:table-cell office:value-type="float" office:value="0.885164" calcext:value-type="float">
            <text:p>0,885164</text:p>
          </table:table-cell>
          <table:table-cell office:value-type="float" office:value="0.893002" calcext:value-type="float">
            <text:p>0,893002</text:p>
          </table:table-cell>
          <table:table-cell office:value-type="float" office:value="0.899788" calcext:value-type="float">
            <text:p>0,899788</text:p>
          </table:table-cell>
          <table:table-cell office:value-type="float" office:value="0.902003" calcext:value-type="float">
            <text:p>0,902003</text:p>
          </table:table-cell>
          <table:table-cell office:value-type="float" office:value="0.903871" calcext:value-type="float">
            <text:p>0,903871</text:p>
          </table:table-cell>
          <table:table-cell office:value-type="float" office:value="0.907989" calcext:value-type="float">
            <text:p>0,907989</text:p>
          </table:table-cell>
          <table:table-cell office:value-type="float" office:value="0.919891" calcext:value-type="float">
            <text:p>0,919891</text:p>
          </table:table-cell>
          <table:table-cell office:value-type="float" office:value="0.923975" calcext:value-type="float">
            <text:p>0,923975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2488" calcext:value-type="float">
            <text:p>0,89248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80955" calcext:value-type="float">
            <text:p>0,80955</text:p>
          </table:table-cell>
          <table:table-cell office:value-type="float" office:value="0.859676" calcext:value-type="float">
            <text:p>0,859676</text:p>
          </table:table-cell>
          <table:table-cell office:value-type="float" office:value="0.887882" calcext:value-type="float">
            <text:p>0,887882</text:p>
          </table:table-cell>
          <table:table-cell office:value-type="float" office:value="0.896038" calcext:value-type="float">
            <text:p>0,896038</text:p>
          </table:table-cell>
          <table:table-cell office:value-type="float" office:value="0.900589" calcext:value-type="float">
            <text:p>0,900589</text:p>
          </table:table-cell>
          <table:table-cell office:value-type="float" office:value="0.902366" calcext:value-type="float">
            <text:p>0,902366</text:p>
          </table:table-cell>
          <table:table-cell office:value-type="float" office:value="0.905011" calcext:value-type="float">
            <text:p>0,905011</text:p>
          </table:table-cell>
          <table:table-cell office:value-type="float" office:value="0.913857" calcext:value-type="float">
            <text:p>0,913857</text:p>
          </table:table-cell>
          <table:table-cell office:value-type="float" office:value="0.921089" calcext:value-type="float">
            <text:p>0,921089</text:p>
          </table:table-cell>
          <table:table-cell office:value-type="float" office:value="0.923961" calcext:value-type="float">
            <text:p>0,923961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2002" calcext:value-type="float">
            <text:p>0,89200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14598" calcext:value-type="float">
            <text:p>0,814598</text:p>
          </table:table-cell>
          <table:table-cell office:value-type="float" office:value="0.837187" calcext:value-type="float">
            <text:p>0,837187</text:p>
          </table:table-cell>
          <table:table-cell office:value-type="float" office:value="0.868249" calcext:value-type="float">
            <text:p>0,868249</text:p>
          </table:table-cell>
          <table:table-cell office:value-type="float" office:value="0.888411" calcext:value-type="float">
            <text:p>0,888411</text:p>
          </table:table-cell>
          <table:table-cell office:value-type="float" office:value="0.897532" calcext:value-type="float">
            <text:p>0,897532</text:p>
          </table:table-cell>
          <table:table-cell office:value-type="float" office:value="0.900754" calcext:value-type="float">
            <text:p>0,900754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07438" calcext:value-type="float">
            <text:p>0,907438</text:p>
          </table:table-cell>
          <table:table-cell office:value-type="float" office:value="0.918045" calcext:value-type="float">
            <text:p>0,918045</text:p>
          </table:table-cell>
          <table:table-cell office:value-type="float" office:value="0.921632" calcext:value-type="float">
            <text:p>0,921632</text:p>
          </table:table-cell>
          <table:table-cell office:value-type="float" office:value="0.923861" calcext:value-type="float">
            <text:p>0,923861</text:p>
          </table:table-cell>
          <table:table-cell office:value-type="float" office:value="0.926138" calcext:value-type="float">
            <text:p>0,926138</text:p>
          </table:table-cell>
          <table:table-cell office:value-type="float" office:value="0.896615" calcext:value-type="float">
            <text:p>0,89661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786621" calcext:value-type="float">
            <text:p>0,786621</text:p>
          </table:table-cell>
          <table:table-cell office:value-type="float" office:value="0.839022" calcext:value-type="float">
            <text:p>0,839022</text:p>
          </table:table-cell>
          <table:table-cell office:value-type="float" office:value="0.87208" calcext:value-type="float">
            <text:p>0,87208</text:p>
          </table:table-cell>
          <table:table-cell office:value-type="float" office:value="0.889217" calcext:value-type="float">
            <text:p>0,889217</text:p>
          </table:table-cell>
          <table:table-cell office:value-type="float" office:value="0.898761" calcext:value-type="float">
            <text:p>0,898761</text:p>
          </table:table-cell>
          <table:table-cell office:value-type="float" office:value="0.90148" calcext:value-type="float">
            <text:p>0,90148</text:p>
          </table:table-cell>
          <table:table-cell office:value-type="float" office:value="0.903943" calcext:value-type="float">
            <text:p>0,903943</text:p>
          </table:table-cell>
          <table:table-cell office:value-type="float" office:value="0.90852" calcext:value-type="float">
            <text:p>0,90852</text:p>
          </table:table-cell>
          <table:table-cell office:value-type="float" office:value="0.918427" calcext:value-type="float">
            <text:p>0,918427</text:p>
          </table:table-cell>
          <table:table-cell office:value-type="float" office:value="0.921693" calcext:value-type="float">
            <text:p>0,921693</text:p>
          </table:table-cell>
          <table:table-cell office:value-type="float" office:value="0.924064" calcext:value-type="float">
            <text:p>0,924064</text:p>
          </table:table-cell>
          <table:table-cell office:value-type="float" office:value="0.926345" calcext:value-type="float">
            <text:p>0,926345</text:p>
          </table:table-cell>
          <table:table-cell office:value-type="float" office:value="0.897721" calcext:value-type="float">
            <text:p>0,89772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800483" calcext:value-type="float">
            <text:p>0,800483</text:p>
          </table:table-cell>
          <table:table-cell office:value-type="float" office:value="0.838286" calcext:value-type="float">
            <text:p>0,838286</text:p>
          </table:table-cell>
          <table:table-cell office:value-type="float" office:value="0.868414" calcext:value-type="float">
            <text:p>0,868414</text:p>
          </table:table-cell>
          <table:table-cell office:value-type="float" office:value="0.888645" calcext:value-type="float">
            <text:p>0,888645</text:p>
          </table:table-cell>
          <table:table-cell office:value-type="float" office:value="0.899437" calcext:value-type="float">
            <text:p>0,899437</text:p>
          </table:table-cell>
          <table:table-cell office:value-type="float" office:value="0.902229" calcext:value-type="float">
            <text:p>0,902229</text:p>
          </table:table-cell>
          <table:table-cell office:value-type="float" office:value="0.90499" calcext:value-type="float">
            <text:p>0,90499</text:p>
          </table:table-cell>
          <table:table-cell office:value-type="float" office:value="0.91092" calcext:value-type="float">
            <text:p>0,91092</text:p>
          </table:table-cell>
          <table:table-cell office:value-type="float" office:value="0.918975" calcext:value-type="float">
            <text:p>0,918975</text:p>
          </table:table-cell>
          <table:table-cell office:value-type="float" office:value="0.92162" calcext:value-type="float">
            <text:p>0,92162</text:p>
          </table:table-cell>
          <table:table-cell office:value-type="float" office:value="0.924176" calcext:value-type="float">
            <text:p>0,924176</text:p>
          </table:table-cell>
          <table:table-cell office:value-type="float" office:value="0.926345" calcext:value-type="float">
            <text:p>0,926345</text:p>
          </table:table-cell>
          <table:table-cell office:value-type="float" office:value="0.897769" calcext:value-type="float">
            <text:p>0,89776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733724" calcext:value-type="float">
            <text:p>0,733724</text:p>
          </table:table-cell>
          <table:table-cell office:value-type="float" office:value="0.835034" calcext:value-type="float">
            <text:p>0,835034</text:p>
          </table:table-cell>
          <table:table-cell office:value-type="float" office:value="0.867111" calcext:value-type="float">
            <text:p>0,867111</text:p>
          </table:table-cell>
          <table:table-cell office:value-type="float" office:value="0.88693" calcext:value-type="float">
            <text:p>0,88693</text:p>
          </table:table-cell>
          <table:table-cell office:value-type="float" office:value="0.896571" calcext:value-type="float">
            <text:p>0,896571</text:p>
          </table:table-cell>
          <table:table-cell office:value-type="float" office:value="0.901047" calcext:value-type="float">
            <text:p>0,901047</text:p>
          </table:table-cell>
          <table:table-cell office:value-type="float" office:value="0.904504" calcext:value-type="float">
            <text:p>0,904504</text:p>
          </table:table-cell>
          <table:table-cell office:value-type="float" office:value="0.912118" calcext:value-type="float">
            <text:p>0,912118</text:p>
          </table:table-cell>
          <table:table-cell office:value-type="float" office:value="0.919377" calcext:value-type="float">
            <text:p>0,919377</text:p>
          </table:table-cell>
          <table:table-cell office:value-type="float" office:value="0.921832" calcext:value-type="float">
            <text:p>0,921832</text:p>
          </table:table-cell>
          <table:table-cell office:value-type="float" office:value="0.924299" calcext:value-type="float">
            <text:p>0,924299</text:p>
          </table:table-cell>
          <table:table-cell office:value-type="float" office:value="0.926345" calcext:value-type="float">
            <text:p>0,926345</text:p>
          </table:table-cell>
          <table:table-cell office:value-type="float" office:value="0.896882" calcext:value-type="float">
            <text:p>0,89688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807885" calcext:value-type="float">
            <text:p>0,807885</text:p>
          </table:table-cell>
          <table:table-cell office:value-type="float" office:value="0.844601" calcext:value-type="float">
            <text:p>0,844601</text:p>
          </table:table-cell>
          <table:table-cell office:value-type="float" office:value="0.875485" calcext:value-type="float">
            <text:p>0,875485</text:p>
          </table:table-cell>
          <table:table-cell office:value-type="float" office:value="0.89118" calcext:value-type="float">
            <text:p>0,89118</text:p>
          </table:table-cell>
          <table:table-cell office:value-type="float" office:value="0.898502" calcext:value-type="float">
            <text:p>0,898502</text:p>
          </table:table-cell>
          <table:table-cell office:value-type="float" office:value="0.901246" calcext:value-type="float">
            <text:p>0,901246</text:p>
          </table:table-cell>
          <table:table-cell office:value-type="float" office:value="0.905268" calcext:value-type="float">
            <text:p>0,905268</text:p>
          </table:table-cell>
          <table:table-cell office:value-type="float" office:value="0.916578" calcext:value-type="float">
            <text:p>0,916578</text:p>
          </table:table-cell>
          <table:table-cell office:value-type="float" office:value="0.919653" calcext:value-type="float">
            <text:p>0,919653</text:p>
          </table:table-cell>
          <table:table-cell office:value-type="float" office:value="0.921864" calcext:value-type="float">
            <text:p>0,921864</text:p>
          </table:table-cell>
          <table:table-cell office:value-type="float" office:value="0.924083" calcext:value-type="float">
            <text:p>0,924083</text:p>
          </table:table-cell>
          <table:table-cell office:value-type="float" office:value="0.926345" calcext:value-type="float">
            <text:p>0,926345</text:p>
          </table:table-cell>
          <table:table-cell office:value-type="float" office:value="0.899846" calcext:value-type="float">
            <text:p>0,89984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790598" calcext:value-type="float">
            <text:p>0,790598</text:p>
          </table:table-cell>
          <table:table-cell office:value-type="float" office:value="0.840651" calcext:value-type="float">
            <text:p>0,840651</text:p>
          </table:table-cell>
          <table:table-cell office:value-type="float" office:value="0.878573" calcext:value-type="float">
            <text:p>0,878573</text:p>
          </table:table-cell>
          <table:table-cell office:value-type="float" office:value="0.892815" calcext:value-type="float">
            <text:p>0,892815</text:p>
          </table:table-cell>
          <table:table-cell office:value-type="float" office:value="0.899066" calcext:value-type="float">
            <text:p>0,899066</text:p>
          </table:table-cell>
          <table:table-cell office:value-type="float" office:value="0.901515" calcext:value-type="float">
            <text:p>0,901515</text:p>
          </table:table-cell>
          <table:table-cell office:value-type="float" office:value="0.905521" calcext:value-type="float">
            <text:p>0,905521</text:p>
          </table:table-cell>
          <table:table-cell office:value-type="float" office:value="0.917321" calcext:value-type="float">
            <text:p>0,917321</text:p>
          </table:table-cell>
          <table:table-cell office:value-type="float" office:value="0.919659" calcext:value-type="float">
            <text:p>0,919659</text:p>
          </table:table-cell>
          <table:table-cell office:value-type="float" office:value="0.921348" calcext:value-type="float">
            <text:p>0,921348</text:p>
          </table:table-cell>
          <table:table-cell office:value-type="float" office:value="0.923709" calcext:value-type="float">
            <text:p>0,923709</text:p>
          </table:table-cell>
          <table:table-cell office:value-type="float" office:value="0.926345" calcext:value-type="float">
            <text:p>0,926345</text:p>
          </table:table-cell>
          <table:table-cell office:value-type="float" office:value="0.900018" calcext:value-type="float">
            <text:p>0,900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1:50:24.621853591</dc:date>
    <meta:editing-duration>PT43S</meta:editing-duration>
    <meta:editing-cycles>1</meta:editing-cycles>
    <meta:generator>LibreOffice/7.6.4.1$Linux_X86_64 LibreOffice_project/60$Build-1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301 accuracy.C1:accuracy.N3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000232">
                <text:p>0.000232</text:p>
                <draw:g>
                  <svg:desc>accuracy.C2:accuracy.C301</svg:desc>
                </draw:g>
              </table:table-cell>
              <table:table-cell office:value-type="float" office:value="0.000899">
                <text:p>0.000899</text:p>
                <draw:g>
                  <svg:desc>accuracy.D2:accuracy.D301</svg:desc>
                </draw:g>
              </table:table-cell>
              <table:table-cell office:value-type="float" office:value="0.001838">
                <text:p>0.001838</text:p>
                <draw:g>
                  <svg:desc>accuracy.E2:accuracy.E301</svg:desc>
                </draw:g>
              </table:table-cell>
              <table:table-cell office:value-type="float" office:value="0.006324">
                <text:p>0.006324</text:p>
                <draw:g>
                  <svg:desc>accuracy.F2:accuracy.F301</svg:desc>
                </draw:g>
              </table:table-cell>
              <table:table-cell office:value-type="float" office:value="0.02377">
                <text:p>0.02377</text:p>
                <draw:g>
                  <svg:desc>accuracy.G2:accuracy.G301</svg:desc>
                </draw:g>
              </table:table-cell>
              <table:table-cell office:value-type="float" office:value="0.046858">
                <text:p>0.046858</text:p>
                <draw:g>
                  <svg:desc>accuracy.H2:accuracy.H301</svg:desc>
                </draw:g>
              </table:table-cell>
              <table:table-cell office:value-type="float" office:value="0.072594">
                <text:p>0.072594</text:p>
                <draw:g>
                  <svg:desc>accuracy.I2:accuracy.I301</svg:desc>
                </draw:g>
              </table:table-cell>
              <table:table-cell office:value-type="float" office:value="0.131692">
                <text:p>0.131692</text:p>
                <draw:g>
                  <svg:desc>accuracy.J2:accuracy.J301</svg:desc>
                </draw:g>
              </table:table-cell>
              <table:table-cell office:value-type="float" office:value="0.381461">
                <text:p>0.381461</text:p>
                <draw:g>
                  <svg:desc>accuracy.K2:accuracy.K301</svg:desc>
                </draw:g>
              </table:table-cell>
              <table:table-cell office:value-type="float" office:value="0.756237">
                <text:p>0.756237</text:p>
                <draw:g>
                  <svg:desc>accuracy.L2:accuracy.L301</svg:desc>
                </draw:g>
              </table:table-cell>
              <table:table-cell office:value-type="float" office:value="0.790161">
                <text:p>0.790161</text:p>
                <draw:g>
                  <svg:desc>accuracy.M2:accuracy.M301</svg:desc>
                </draw:g>
              </table:table-cell>
              <table:table-cell office:value-type="float" office:value="0.14219">
                <text:p>0.14219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3">
                <text:p>0.00473</text:p>
              </table:table-cell>
              <table:table-cell office:value-type="float" office:value="0.049018">
                <text:p>0.049018</text:p>
              </table:table-cell>
              <table:table-cell office:value-type="float" office:value="0.095191">
                <text:p>0.095191</text:p>
              </table:table-cell>
              <table:table-cell office:value-type="float" office:value="0.172334">
                <text:p>0.172334</text:p>
              </table:table-cell>
              <table:table-cell office:value-type="float" office:value="0.415202">
                <text:p>0.415202</text:p>
              </table:table-cell>
              <table:table-cell office:value-type="float" office:value="0.619802">
                <text:p>0.619802</text:p>
              </table:table-cell>
              <table:table-cell office:value-type="float" office:value="0.730895">
                <text:p>0.730895</text:p>
              </table:table-cell>
              <table:table-cell office:value-type="float" office:value="0.781386">
                <text:p>0.781386</text:p>
              </table:table-cell>
              <table:table-cell office:value-type="float" office:value="0.782925">
                <text:p>0.782925</text:p>
              </table:table-cell>
              <table:table-cell office:value-type="float" office:value="0.787692">
                <text:p>0.787692</text:p>
              </table:table-cell>
              <table:table-cell office:value-type="float" office:value="0.814782">
                <text:p>0.814782</text:p>
              </table:table-cell>
              <table:table-cell office:value-type="float" office:value="0.443917">
                <text:p>0.4439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9624">
                <text:p>0.009624</text:p>
              </table:table-cell>
              <table:table-cell office:value-type="float" office:value="0.104513">
                <text:p>0.104513</text:p>
              </table:table-cell>
              <table:table-cell office:value-type="float" office:value="0.345364">
                <text:p>0.345364</text:p>
              </table:table-cell>
              <table:table-cell office:value-type="float" office:value="0.605417">
                <text:p>0.605417</text:p>
              </table:table-cell>
              <table:table-cell office:value-type="float" office:value="0.706334">
                <text:p>0.706334</text:p>
              </table:table-cell>
              <table:table-cell office:value-type="float" office:value="0.775502">
                <text:p>0.775502</text:p>
              </table:table-cell>
              <table:table-cell office:value-type="float" office:value="0.782054">
                <text:p>0.782054</text:p>
              </table:table-cell>
              <table:table-cell office:value-type="float" office:value="0.782789">
                <text:p>0.782789</text:p>
              </table:table-cell>
              <table:table-cell office:value-type="float" office:value="0.78351">
                <text:p>0.78351</text:p>
              </table:table-cell>
              <table:table-cell office:value-type="float" office:value="0.793489">
                <text:p>0.793489</text:p>
              </table:table-cell>
              <table:table-cell office:value-type="float" office:value="0.815448">
                <text:p>0.815448</text:p>
              </table:table-cell>
              <table:table-cell office:value-type="float" office:value="0.56886">
                <text:p>0.568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4302">
                <text:p>0.014302</text:p>
              </table:table-cell>
              <table:table-cell office:value-type="float" office:value="0.180807">
                <text:p>0.180807</text:p>
              </table:table-cell>
              <table:table-cell office:value-type="float" office:value="0.58829">
                <text:p>0.58829</text:p>
              </table:table-cell>
              <table:table-cell office:value-type="float" office:value="0.713393">
                <text:p>0.713393</text:p>
              </table:table-cell>
              <table:table-cell office:value-type="float" office:value="0.777126">
                <text:p>0.777126</text:p>
              </table:table-cell>
              <table:table-cell office:value-type="float" office:value="0.781811">
                <text:p>0.781811</text:p>
              </table:table-cell>
              <table:table-cell office:value-type="float" office:value="0.78255">
                <text:p>0.78255</text:p>
              </table:table-cell>
              <table:table-cell office:value-type="float" office:value="0.783111">
                <text:p>0.783111</text:p>
              </table:table-cell>
              <table:table-cell office:value-type="float" office:value="0.783593">
                <text:p>0.783593</text:p>
              </table:table-cell>
              <table:table-cell office:value-type="float" office:value="0.796068">
                <text:p>0.796068</text:p>
              </table:table-cell>
              <table:table-cell office:value-type="float" office:value="0.822368">
                <text:p>0.822368</text:p>
              </table:table-cell>
              <table:table-cell office:value-type="float" office:value="0.620105">
                <text:p>0.6201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9058">
                <text:p>0.069058</text:p>
              </table:table-cell>
              <table:table-cell office:value-type="float" office:value="0.501623">
                <text:p>0.501623</text:p>
              </table:table-cell>
              <table:table-cell office:value-type="float" office:value="0.704395">
                <text:p>0.704395</text:p>
              </table:table-cell>
              <table:table-cell office:value-type="float" office:value="0.771301">
                <text:p>0.771301</text:p>
              </table:table-cell>
              <table:table-cell office:value-type="float" office:value="0.781639">
                <text:p>0.781639</text:p>
              </table:table-cell>
              <table:table-cell office:value-type="float" office:value="0.782396">
                <text:p>0.782396</text:p>
              </table:table-cell>
              <table:table-cell office:value-type="float" office:value="0.782952">
                <text:p>0.782952</text:p>
              </table:table-cell>
              <table:table-cell office:value-type="float" office:value="0.783364">
                <text:p>0.783364</text:p>
              </table:table-cell>
              <table:table-cell office:value-type="float" office:value="0.783686">
                <text:p>0.783686</text:p>
              </table:table-cell>
              <table:table-cell office:value-type="float" office:value="0.798028">
                <text:p>0.798028</text:p>
              </table:table-cell>
              <table:table-cell office:value-type="float" office:value="0.833034">
                <text:p>0.833034</text:p>
              </table:table-cell>
              <table:table-cell office:value-type="float" office:value="0.675844">
                <text:p>0.675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3691">
                <text:p>0.053691</text:p>
              </table:table-cell>
              <table:table-cell office:value-type="float" office:value="0.478998">
                <text:p>0.478998</text:p>
              </table:table-cell>
              <table:table-cell office:value-type="float" office:value="0.709429">
                <text:p>0.709429</text:p>
              </table:table-cell>
              <table:table-cell office:value-type="float" office:value="0.77554">
                <text:p>0.77554</text:p>
              </table:table-cell>
              <table:table-cell office:value-type="float" office:value="0.781664">
                <text:p>0.781664</text:p>
              </table:table-cell>
              <table:table-cell office:value-type="float" office:value="0.782399">
                <text:p>0.782399</text:p>
              </table:table-cell>
              <table:table-cell office:value-type="float" office:value="0.782937">
                <text:p>0.782937</text:p>
              </table:table-cell>
              <table:table-cell office:value-type="float" office:value="0.783391">
                <text:p>0.783391</text:p>
              </table:table-cell>
              <table:table-cell office:value-type="float" office:value="0.783681">
                <text:p>0.783681</text:p>
              </table:table-cell>
              <table:table-cell office:value-type="float" office:value="0.801216">
                <text:p>0.801216</text:p>
              </table:table-cell>
              <table:table-cell office:value-type="float" office:value="0.833034">
                <text:p>0.833034</text:p>
              </table:table-cell>
              <table:table-cell office:value-type="float" office:value="0.673295">
                <text:p>0.673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9822">
                <text:p>0.149822</text:p>
              </table:table-cell>
              <table:table-cell office:value-type="float" office:value="0.636865">
                <text:p>0.636865</text:p>
              </table:table-cell>
              <table:table-cell office:value-type="float" office:value="0.754932">
                <text:p>0.754932</text:p>
              </table:table-cell>
              <table:table-cell office:value-type="float" office:value="0.780006">
                <text:p>0.780006</text:p>
              </table:table-cell>
              <table:table-cell office:value-type="float" office:value="0.781961">
                <text:p>0.781961</text:p>
              </table:table-cell>
              <table:table-cell office:value-type="float" office:value="0.782414">
                <text:p>0.782414</text:p>
              </table:table-cell>
              <table:table-cell office:value-type="float" office:value="0.782836">
                <text:p>0.782836</text:p>
              </table:table-cell>
              <table:table-cell office:value-type="float" office:value="0.78324">
                <text:p>0.78324</text:p>
              </table:table-cell>
              <table:table-cell office:value-type="float" office:value="0.783603">
                <text:p>0.783603</text:p>
              </table:table-cell>
              <table:table-cell office:value-type="float" office:value="0.79949">
                <text:p>0.79949</text:p>
              </table:table-cell>
              <table:table-cell office:value-type="float" office:value="0.833034">
                <text:p>0.833034</text:p>
              </table:table-cell>
              <table:table-cell office:value-type="float" office:value="0.703517">
                <text:p>0.7035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3281">
                <text:p>0.183281</text:p>
              </table:table-cell>
              <table:table-cell office:value-type="float" office:value="0.664961">
                <text:p>0.664961</text:p>
              </table:table-cell>
              <table:table-cell office:value-type="float" office:value="0.759729">
                <text:p>0.759729</text:p>
              </table:table-cell>
              <table:table-cell office:value-type="float" office:value="0.780921">
                <text:p>0.780921</text:p>
              </table:table-cell>
              <table:table-cell office:value-type="float" office:value="0.782085">
                <text:p>0.782085</text:p>
              </table:table-cell>
              <table:table-cell office:value-type="float" office:value="0.782555">
                <text:p>0.782555</text:p>
              </table:table-cell>
              <table:table-cell office:value-type="float" office:value="0.782943">
                <text:p>0.782943</text:p>
              </table:table-cell>
              <table:table-cell office:value-type="float" office:value="0.783299">
                <text:p>0.783299</text:p>
              </table:table-cell>
              <table:table-cell office:value-type="float" office:value="0.783606">
                <text:p>0.783606</text:p>
              </table:table-cell>
              <table:table-cell office:value-type="float" office:value="0.796425">
                <text:p>0.796425</text:p>
              </table:table-cell>
              <table:table-cell office:value-type="float" office:value="0.833034">
                <text:p>0.833034</text:p>
              </table:table-cell>
              <table:table-cell office:value-type="float" office:value="0.709981">
                <text:p>0.7099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993">
                <text:p>0.33993</text:p>
              </table:table-cell>
              <table:table-cell office:value-type="float" office:value="0.732491">
                <text:p>0.732491</text:p>
              </table:table-cell>
              <table:table-cell office:value-type="float" office:value="0.776818">
                <text:p>0.776818</text:p>
              </table:table-cell>
              <table:table-cell office:value-type="float" office:value="0.781784">
                <text:p>0.781784</text:p>
              </table:table-cell>
              <table:table-cell office:value-type="float" office:value="0.782247">
                <text:p>0.782247</text:p>
              </table:table-cell>
              <table:table-cell office:value-type="float" office:value="0.78267">
                <text:p>0.78267</text:p>
              </table:table-cell>
              <table:table-cell office:value-type="float" office:value="0.783048">
                <text:p>0.783048</text:p>
              </table:table-cell>
              <table:table-cell office:value-type="float" office:value="0.783331">
                <text:p>0.783331</text:p>
              </table:table-cell>
              <table:table-cell office:value-type="float" office:value="0.783597">
                <text:p>0.783597</text:p>
              </table:table-cell>
              <table:table-cell office:value-type="float" office:value="0.79524">
                <text:p>0.79524</text:p>
              </table:table-cell>
              <table:table-cell office:value-type="float" office:value="0.833034">
                <text:p>0.833034</text:p>
              </table:table-cell>
              <table:table-cell office:value-type="float" office:value="0.734116">
                <text:p>0.7341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8541">
                <text:p>0.348541</text:p>
              </table:table-cell>
              <table:table-cell office:value-type="float" office:value="0.750401">
                <text:p>0.750401</text:p>
              </table:table-cell>
              <table:table-cell office:value-type="float" office:value="0.780328">
                <text:p>0.780328</text:p>
              </table:table-cell>
              <table:table-cell office:value-type="float" office:value="0.781944">
                <text:p>0.781944</text:p>
              </table:table-cell>
              <table:table-cell office:value-type="float" office:value="0.782416">
                <text:p>0.782416</text:p>
              </table:table-cell>
              <table:table-cell office:value-type="float" office:value="0.782742">
                <text:p>0.782742</text:p>
              </table:table-cell>
              <table:table-cell office:value-type="float" office:value="0.78309">
                <text:p>0.78309</text:p>
              </table:table-cell>
              <table:table-cell office:value-type="float" office:value="0.783354">
                <text:p>0.783354</text:p>
              </table:table-cell>
              <table:table-cell office:value-type="float" office:value="0.78362">
                <text:p>0.78362</text:p>
              </table:table-cell>
              <table:table-cell office:value-type="float" office:value="0.795619">
                <text:p>0.795619</text:p>
              </table:table-cell>
              <table:table-cell office:value-type="float" office:value="0.840069">
                <text:p>0.840069</text:p>
              </table:table-cell>
              <table:table-cell office:value-type="float" office:value="0.737206">
                <text:p>0.7372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0363">
                <text:p>0.300363</text:p>
              </table:table-cell>
              <table:table-cell office:value-type="float" office:value="0.744317">
                <text:p>0.744317</text:p>
              </table:table-cell>
              <table:table-cell office:value-type="float" office:value="0.779819">
                <text:p>0.779819</text:p>
              </table:table-cell>
              <table:table-cell office:value-type="float" office:value="0.781911">
                <text:p>0.781911</text:p>
              </table:table-cell>
              <table:table-cell office:value-type="float" office:value="0.782399">
                <text:p>0.782399</text:p>
              </table:table-cell>
              <table:table-cell office:value-type="float" office:value="0.782736">
                <text:p>0.782736</text:p>
              </table:table-cell>
              <table:table-cell office:value-type="float" office:value="0.783086">
                <text:p>0.783086</text:p>
              </table:table-cell>
              <table:table-cell office:value-type="float" office:value="0.783344">
                <text:p>0.783344</text:p>
              </table:table-cell>
              <table:table-cell office:value-type="float" office:value="0.78359">
                <text:p>0.78359</text:p>
              </table:table-cell>
              <table:table-cell office:value-type="float" office:value="0.795145">
                <text:p>0.795145</text:p>
              </table:table-cell>
              <table:table-cell office:value-type="float" office:value="0.840069">
                <text:p>0.840069</text:p>
              </table:table-cell>
              <table:table-cell office:value-type="float" office:value="0.731671">
                <text:p>0.7316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4051">
                <text:p>0.314051</text:p>
              </table:table-cell>
              <table:table-cell office:value-type="float" office:value="0.750435">
                <text:p>0.750435</text:p>
              </table:table-cell>
              <table:table-cell office:value-type="float" office:value="0.78135">
                <text:p>0.78135</text:p>
              </table:table-cell>
              <table:table-cell office:value-type="float" office:value="0.782111">
                <text:p>0.782111</text:p>
              </table:table-cell>
              <table:table-cell office:value-type="float" office:value="0.782515">
                <text:p>0.782515</text:p>
              </table:table-cell>
              <table:table-cell office:value-type="float" office:value="0.782885">
                <text:p>0.782885</text:p>
              </table:table-cell>
              <table:table-cell office:value-type="float" office:value="0.783159">
                <text:p>0.783159</text:p>
              </table:table-cell>
              <table:table-cell office:value-type="float" office:value="0.783383">
                <text:p>0.783383</text:p>
              </table:table-cell>
              <table:table-cell office:value-type="float" office:value="0.783647">
                <text:p>0.783647</text:p>
              </table:table-cell>
              <table:table-cell office:value-type="float" office:value="0.797318">
                <text:p>0.797318</text:p>
              </table:table-cell>
              <table:table-cell office:value-type="float" office:value="0.840069">
                <text:p>0.840069</text:p>
              </table:table-cell>
              <table:table-cell office:value-type="float" office:value="0.734085">
                <text:p>0.7340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2269">
                <text:p>0.262269</text:p>
              </table:table-cell>
              <table:table-cell office:value-type="float" office:value="0.743339">
                <text:p>0.743339</text:p>
              </table:table-cell>
              <table:table-cell office:value-type="float" office:value="0.780378">
                <text:p>0.780378</text:p>
              </table:table-cell>
              <table:table-cell office:value-type="float" office:value="0.78203">
                <text:p>0.78203</text:p>
              </table:table-cell>
              <table:table-cell office:value-type="float" office:value="0.782474">
                <text:p>0.782474</text:p>
              </table:table-cell>
              <table:table-cell office:value-type="float" office:value="0.782878">
                <text:p>0.782878</text:p>
              </table:table-cell>
              <table:table-cell office:value-type="float" office:value="0.783153">
                <text:p>0.783153</text:p>
              </table:table-cell>
              <table:table-cell office:value-type="float" office:value="0.78337">
                <text:p>0.78337</text:p>
              </table:table-cell>
              <table:table-cell office:value-type="float" office:value="0.783649">
                <text:p>0.783649</text:p>
              </table:table-cell>
              <table:table-cell office:value-type="float" office:value="0.799702">
                <text:p>0.799702</text:p>
              </table:table-cell>
              <table:table-cell office:value-type="float" office:value="0.840069">
                <text:p>0.840069</text:p>
              </table:table-cell>
              <table:table-cell office:value-type="float" office:value="0.728324">
                <text:p>0.7283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64204">
                <text:p>0.364204</text:p>
              </table:table-cell>
              <table:table-cell office:value-type="float" office:value="0.760899">
                <text:p>0.760899</text:p>
              </table:table-cell>
              <table:table-cell office:value-type="float" office:value="0.78148">
                <text:p>0.78148</text:p>
              </table:table-cell>
              <table:table-cell office:value-type="float" office:value="0.782192">
                <text:p>0.782192</text:p>
              </table:table-cell>
              <table:table-cell office:value-type="float" office:value="0.78259">
                <text:p>0.78259</text:p>
              </table:table-cell>
              <table:table-cell office:value-type="float" office:value="0.782983">
                <text:p>0.782983</text:p>
              </table:table-cell>
              <table:table-cell office:value-type="float" office:value="0.783245">
                <text:p>0.783245</text:p>
              </table:table-cell>
              <table:table-cell office:value-type="float" office:value="0.783427">
                <text:p>0.783427</text:p>
              </table:table-cell>
              <table:table-cell office:value-type="float" office:value="0.783632">
                <text:p>0.783632</text:p>
              </table:table-cell>
              <table:table-cell office:value-type="float" office:value="0.796281">
                <text:p>0.796281</text:p>
              </table:table-cell>
              <table:table-cell office:value-type="float" office:value="0.840069">
                <text:p>0.840069</text:p>
              </table:table-cell>
              <table:table-cell office:value-type="float" office:value="0.740093">
                <text:p>0.7400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45629">
                <text:p>0.345629</text:p>
              </table:table-cell>
              <table:table-cell office:value-type="float" office:value="0.760586">
                <text:p>0.760586</text:p>
              </table:table-cell>
              <table:table-cell office:value-type="float" office:value="0.781547">
                <text:p>0.781547</text:p>
              </table:table-cell>
              <table:table-cell office:value-type="float" office:value="0.782249">
                <text:p>0.782249</text:p>
              </table:table-cell>
              <table:table-cell office:value-type="float" office:value="0.782669">
                <text:p>0.782669</text:p>
              </table:table-cell>
              <table:table-cell office:value-type="float" office:value="0.783033">
                <text:p>0.783033</text:p>
              </table:table-cell>
              <table:table-cell office:value-type="float" office:value="0.783289">
                <text:p>0.783289</text:p>
              </table:table-cell>
              <table:table-cell office:value-type="float" office:value="0.783488">
                <text:p>0.783488</text:p>
              </table:table-cell>
              <table:table-cell office:value-type="float" office:value="0.783699">
                <text:p>0.783699</text:p>
              </table:table-cell>
              <table:table-cell office:value-type="float" office:value="0.799866">
                <text:p>0.799866</text:p>
              </table:table-cell>
              <table:table-cell office:value-type="float" office:value="0.840069">
                <text:p>0.840069</text:p>
              </table:table-cell>
              <table:table-cell office:value-type="float" office:value="0.738605">
                <text:p>0.7386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508">
                <text:p>0.36508</text:p>
              </table:table-cell>
              <table:table-cell office:value-type="float" office:value="0.773163">
                <text:p>0.773163</text:p>
              </table:table-cell>
              <table:table-cell office:value-type="float" office:value="0.781716">
                <text:p>0.781716</text:p>
              </table:table-cell>
              <table:table-cell office:value-type="float" office:value="0.78234">
                <text:p>0.78234</text:p>
              </table:table-cell>
              <table:table-cell office:value-type="float" office:value="0.782705">
                <text:p>0.782705</text:p>
              </table:table-cell>
              <table:table-cell office:value-type="float" office:value="0.783017">
                <text:p>0.783017</text:p>
              </table:table-cell>
              <table:table-cell office:value-type="float" office:value="0.783302">
                <text:p>0.783302</text:p>
              </table:table-cell>
              <table:table-cell office:value-type="float" office:value="0.783501">
                <text:p>0.783501</text:p>
              </table:table-cell>
              <table:table-cell office:value-type="float" office:value="0.783718">
                <text:p>0.783718</text:p>
              </table:table-cell>
              <table:table-cell office:value-type="float" office:value="0.799811">
                <text:p>0.799811</text:p>
              </table:table-cell>
              <table:table-cell office:value-type="float" office:value="0.840069">
                <text:p>0.840069</text:p>
              </table:table-cell>
              <table:table-cell office:value-type="float" office:value="0.741835">
                <text:p>0.7418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08087">
                <text:p>0.508087</text:p>
              </table:table-cell>
              <table:table-cell office:value-type="float" office:value="0.77896">
                <text:p>0.77896</text:p>
              </table:table-cell>
              <table:table-cell office:value-type="float" office:value="0.782087">
                <text:p>0.782087</text:p>
              </table:table-cell>
              <table:table-cell office:value-type="float" office:value="0.78254">
                <text:p>0.78254</text:p>
              </table:table-cell>
              <table:table-cell office:value-type="float" office:value="0.78291">
                <text:p>0.78291</text:p>
              </table:table-cell>
              <table:table-cell office:value-type="float" office:value="0.783192">
                <text:p>0.783192</text:p>
              </table:table-cell>
              <table:table-cell office:value-type="float" office:value="0.78341">
                <text:p>0.78341</text:p>
              </table:table-cell>
              <table:table-cell office:value-type="float" office:value="0.783588">
                <text:p>0.783588</text:p>
              </table:table-cell>
              <table:table-cell office:value-type="float" office:value="0.783765">
                <text:p>0.783765</text:p>
              </table:table-cell>
              <table:table-cell office:value-type="float" office:value="0.797224">
                <text:p>0.797224</text:p>
              </table:table-cell>
              <table:table-cell office:value-type="float" office:value="0.840069">
                <text:p>0.840069</text:p>
              </table:table-cell>
              <table:table-cell office:value-type="float" office:value="0.756576">
                <text:p>0.7565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789">
                <text:p>0.56789</text:p>
              </table:table-cell>
              <table:table-cell office:value-type="float" office:value="0.778634">
                <text:p>0.778634</text:p>
              </table:table-cell>
              <table:table-cell office:value-type="float" office:value="0.782196">
                <text:p>0.782196</text:p>
              </table:table-cell>
              <table:table-cell office:value-type="float" office:value="0.782613">
                <text:p>0.782613</text:p>
              </table:table-cell>
              <table:table-cell office:value-type="float" office:value="0.78296">
                <text:p>0.78296</text:p>
              </table:table-cell>
              <table:table-cell office:value-type="float" office:value="0.783213">
                <text:p>0.783213</text:p>
              </table:table-cell>
              <table:table-cell office:value-type="float" office:value="0.783433">
                <text:p>0.783433</text:p>
              </table:table-cell>
              <table:table-cell office:value-type="float" office:value="0.78359">
                <text:p>0.78359</text:p>
              </table:table-cell>
              <table:table-cell office:value-type="float" office:value="0.783741">
                <text:p>0.783741</text:p>
              </table:table-cell>
              <table:table-cell office:value-type="float" office:value="0.793306">
                <text:p>0.793306</text:p>
              </table:table-cell>
              <table:table-cell office:value-type="float" office:value="0.840069">
                <text:p>0.840069</text:p>
              </table:table-cell>
              <table:table-cell office:value-type="float" office:value="0.762158">
                <text:p>0.7621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80994">
                <text:p>0.480994</text:p>
              </table:table-cell>
              <table:table-cell office:value-type="float" office:value="0.776749">
                <text:p>0.776749</text:p>
              </table:table-cell>
              <table:table-cell office:value-type="float" office:value="0.782069">
                <text:p>0.782069</text:p>
              </table:table-cell>
              <table:table-cell office:value-type="float" office:value="0.782544">
                <text:p>0.782544</text:p>
              </table:table-cell>
              <table:table-cell office:value-type="float" office:value="0.782871">
                <text:p>0.782871</text:p>
              </table:table-cell>
              <table:table-cell office:value-type="float" office:value="0.783168">
                <text:p>0.783168</text:p>
              </table:table-cell>
              <table:table-cell office:value-type="float" office:value="0.783418">
                <text:p>0.783418</text:p>
              </table:table-cell>
              <table:table-cell office:value-type="float" office:value="0.783586">
                <text:p>0.783586</text:p>
              </table:table-cell>
              <table:table-cell office:value-type="float" office:value="0.78379">
                <text:p>0.78379</text:p>
              </table:table-cell>
              <table:table-cell office:value-type="float" office:value="0.7966">
                <text:p>0.7966</text:p>
              </table:table-cell>
              <table:table-cell office:value-type="float" office:value="0.840069">
                <text:p>0.840069</text:p>
              </table:table-cell>
              <table:table-cell office:value-type="float" office:value="0.753579">
                <text:p>0.7535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3446">
                <text:p>0.463446</text:p>
              </table:table-cell>
              <table:table-cell office:value-type="float" office:value="0.779583">
                <text:p>0.779583</text:p>
              </table:table-cell>
              <table:table-cell office:value-type="float" office:value="0.782354">
                <text:p>0.782354</text:p>
              </table:table-cell>
              <table:table-cell office:value-type="float" office:value="0.782663">
                <text:p>0.782663</text:p>
              </table:table-cell>
              <table:table-cell office:value-type="float" office:value="0.782935">
                <text:p>0.782935</text:p>
              </table:table-cell>
              <table:table-cell office:value-type="float" office:value="0.783172">
                <text:p>0.783172</text:p>
              </table:table-cell>
              <table:table-cell office:value-type="float" office:value="0.783385">
                <text:p>0.783385</text:p>
              </table:table-cell>
              <table:table-cell office:value-type="float" office:value="0.783552">
                <text:p>0.783552</text:p>
              </table:table-cell>
              <table:table-cell office:value-type="float" office:value="0.783782">
                <text:p>0.783782</text:p>
              </table:table-cell>
              <table:table-cell office:value-type="float" office:value="0.797306">
                <text:p>0.797306</text:p>
              </table:table-cell>
              <table:table-cell office:value-type="float" office:value="0.840069">
                <text:p>0.840069</text:p>
              </table:table-cell>
              <table:table-cell office:value-type="float" office:value="0.752218">
                <text:p>0.7522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2127">
                <text:p>0.442127</text:p>
              </table:table-cell>
              <table:table-cell office:value-type="float" office:value="0.774839">
                <text:p>0.774839</text:p>
              </table:table-cell>
              <table:table-cell office:value-type="float" office:value="0.781974">
                <text:p>0.781974</text:p>
              </table:table-cell>
              <table:table-cell office:value-type="float" office:value="0.782419">
                <text:p>0.782419</text:p>
              </table:table-cell>
              <table:table-cell office:value-type="float" office:value="0.782797">
                <text:p>0.782797</text:p>
              </table:table-cell>
              <table:table-cell office:value-type="float" office:value="0.783078">
                <text:p>0.783078</text:p>
              </table:table-cell>
              <table:table-cell office:value-type="float" office:value="0.783312">
                <text:p>0.783312</text:p>
              </table:table-cell>
              <table:table-cell office:value-type="float" office:value="0.783494">
                <text:p>0.783494</text:p>
              </table:table-cell>
              <table:table-cell office:value-type="float" office:value="0.783753">
                <text:p>0.783753</text:p>
              </table:table-cell>
              <table:table-cell office:value-type="float" office:value="0.800043">
                <text:p>0.800043</text:p>
              </table:table-cell>
              <table:table-cell office:value-type="float" office:value="0.840069">
                <text:p>0.840069</text:p>
              </table:table-cell>
              <table:table-cell office:value-type="float" office:value="0.749784">
                <text:p>0.7497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706">
                <text:p>0.6706</text:p>
              </table:table-cell>
              <table:table-cell office:value-type="float" office:value="0.781667">
                <text:p>0.781667</text:p>
              </table:table-cell>
              <table:table-cell office:value-type="float" office:value="0.782204">
                <text:p>0.782204</text:p>
              </table:table-cell>
              <table:table-cell office:value-type="float" office:value="0.782556">
                <text:p>0.782556</text:p>
              </table:table-cell>
              <table:table-cell office:value-type="float" office:value="0.782838">
                <text:p>0.782838</text:p>
              </table:table-cell>
              <table:table-cell office:value-type="float" office:value="0.783092">
                <text:p>0.783092</text:p>
              </table:table-cell>
              <table:table-cell office:value-type="float" office:value="0.783289">
                <text:p>0.783289</text:p>
              </table:table-cell>
              <table:table-cell office:value-type="float" office:value="0.783491">
                <text:p>0.783491</text:p>
              </table:table-cell>
              <table:table-cell office:value-type="float" office:value="0.783739">
                <text:p>0.783739</text:p>
              </table:table-cell>
              <table:table-cell office:value-type="float" office:value="0.801397">
                <text:p>0.801397</text:p>
              </table:table-cell>
              <table:table-cell office:value-type="float" office:value="0.840069">
                <text:p>0.840069</text:p>
              </table:table-cell>
              <table:table-cell office:value-type="float" office:value="0.773487">
                <text:p>0.7734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83191">
                <text:p>0.583191</text:p>
              </table:table-cell>
              <table:table-cell office:value-type="float" office:value="0.781201">
                <text:p>0.781201</text:p>
              </table:table-cell>
              <table:table-cell office:value-type="float" office:value="0.782114">
                <text:p>0.782114</text:p>
              </table:table-cell>
              <table:table-cell office:value-type="float" office:value="0.782508">
                <text:p>0.782508</text:p>
              </table:table-cell>
              <table:table-cell office:value-type="float" office:value="0.782847">
                <text:p>0.782847</text:p>
              </table:table-cell>
              <table:table-cell office:value-type="float" office:value="0.783092">
                <text:p>0.783092</text:p>
              </table:table-cell>
              <table:table-cell office:value-type="float" office:value="0.783314">
                <text:p>0.783314</text:p>
              </table:table-cell>
              <table:table-cell office:value-type="float" office:value="0.783496">
                <text:p>0.783496</text:p>
              </table:table-cell>
              <table:table-cell office:value-type="float" office:value="0.783745">
                <text:p>0.783745</text:p>
              </table:table-cell>
              <table:table-cell office:value-type="float" office:value="0.800198">
                <text:p>0.800198</text:p>
              </table:table-cell>
              <table:table-cell office:value-type="float" office:value="0.840069">
                <text:p>0.840069</text:p>
              </table:table-cell>
              <table:table-cell office:value-type="float" office:value="0.764571">
                <text:p>0.7645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88856">
                <text:p>0.588856</text:p>
              </table:table-cell>
              <table:table-cell office:value-type="float" office:value="0.781147">
                <text:p>0.781147</text:p>
              </table:table-cell>
              <table:table-cell office:value-type="float" office:value="0.782241">
                <text:p>0.782241</text:p>
              </table:table-cell>
              <table:table-cell office:value-type="float" office:value="0.782608">
                <text:p>0.782608</text:p>
              </table:table-cell>
              <table:table-cell office:value-type="float" office:value="0.782897">
                <text:p>0.782897</text:p>
              </table:table-cell>
              <table:table-cell office:value-type="float" office:value="0.783132">
                <text:p>0.783132</text:p>
              </table:table-cell>
              <table:table-cell office:value-type="float" office:value="0.783299">
                <text:p>0.783299</text:p>
              </table:table-cell>
              <table:table-cell office:value-type="float" office:value="0.78349">
                <text:p>0.78349</text:p>
              </table:table-cell>
              <table:table-cell office:value-type="float" office:value="0.783754">
                <text:p>0.783754</text:p>
              </table:table-cell>
              <table:table-cell office:value-type="float" office:value="0.796707">
                <text:p>0.796707</text:p>
              </table:table-cell>
              <table:table-cell office:value-type="float" office:value="0.840069">
                <text:p>0.840069</text:p>
              </table:table-cell>
              <table:table-cell office:value-type="float" office:value="0.764813">
                <text:p>0.7648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1339">
                <text:p>0.621339</text:p>
              </table:table-cell>
              <table:table-cell office:value-type="float" office:value="0.781211">
                <text:p>0.781211</text:p>
              </table:table-cell>
              <table:table-cell office:value-type="float" office:value="0.782302">
                <text:p>0.782302</text:p>
              </table:table-cell>
              <table:table-cell office:value-type="float" office:value="0.782644">
                <text:p>0.782644</text:p>
              </table:table-cell>
              <table:table-cell office:value-type="float" office:value="0.78288">
                <text:p>0.78288</text:p>
              </table:table-cell>
              <table:table-cell office:value-type="float" office:value="0.783125">
                <text:p>0.783125</text:p>
              </table:table-cell>
              <table:table-cell office:value-type="float" office:value="0.783272">
                <text:p>0.783272</text:p>
              </table:table-cell>
              <table:table-cell office:value-type="float" office:value="0.78345">
                <text:p>0.78345</text:p>
              </table:table-cell>
              <table:table-cell office:value-type="float" office:value="0.783682">
                <text:p>0.783682</text:p>
              </table:table-cell>
              <table:table-cell office:value-type="float" office:value="0.795817">
                <text:p>0.795817</text:p>
              </table:table-cell>
              <table:table-cell office:value-type="float" office:value="0.840069">
                <text:p>0.840069</text:p>
              </table:table-cell>
              <table:table-cell office:value-type="float" office:value="0.767972">
                <text:p>0.767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4149">
                <text:p>0.554149</text:p>
              </table:table-cell>
              <table:table-cell office:value-type="float" office:value="0.780914">
                <text:p>0.780914</text:p>
              </table:table-cell>
              <table:table-cell office:value-type="float" office:value="0.782189">
                <text:p>0.782189</text:p>
              </table:table-cell>
              <table:table-cell office:value-type="float" office:value="0.782535">
                <text:p>0.782535</text:p>
              </table:table-cell>
              <table:table-cell office:value-type="float" office:value="0.782834">
                <text:p>0.782834</text:p>
              </table:table-cell>
              <table:table-cell office:value-type="float" office:value="0.783086">
                <text:p>0.783086</text:p>
              </table:table-cell>
              <table:table-cell office:value-type="float" office:value="0.783272">
                <text:p>0.783272</text:p>
              </table:table-cell>
              <table:table-cell office:value-type="float" office:value="0.78347">
                <text:p>0.78347</text:p>
              </table:table-cell>
              <table:table-cell office:value-type="float" office:value="0.783702">
                <text:p>0.783702</text:p>
              </table:table-cell>
              <table:table-cell office:value-type="float" office:value="0.798848">
                <text:p>0.798848</text:p>
              </table:table-cell>
              <table:table-cell office:value-type="float" office:value="0.840069">
                <text:p>0.840069</text:p>
              </table:table-cell>
              <table:table-cell office:value-type="float" office:value="0.7615">
                <text:p>0.76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51167">
                <text:p>0.651167</text:p>
              </table:table-cell>
              <table:table-cell office:value-type="float" office:value="0.780083">
                <text:p>0.780083</text:p>
              </table:table-cell>
              <table:table-cell office:value-type="float" office:value="0.782057">
                <text:p>0.782057</text:p>
              </table:table-cell>
              <table:table-cell office:value-type="float" office:value="0.782405">
                <text:p>0.782405</text:p>
              </table:table-cell>
              <table:table-cell office:value-type="float" office:value="0.78271">
                <text:p>0.78271</text:p>
              </table:table-cell>
              <table:table-cell office:value-type="float" office:value="0.783006">
                <text:p>0.783006</text:p>
              </table:table-cell>
              <table:table-cell office:value-type="float" office:value="0.783218">
                <text:p>0.783218</text:p>
              </table:table-cell>
              <table:table-cell office:value-type="float" office:value="0.7834">
                <text:p>0.7834</text:p>
              </table:table-cell>
              <table:table-cell office:value-type="float" office:value="0.783614">
                <text:p>0.783614</text:p>
              </table:table-cell>
              <table:table-cell office:value-type="float" office:value="0.793992">
                <text:p>0.793992</text:p>
              </table:table-cell>
              <table:table-cell office:value-type="float" office:value="0.840069">
                <text:p>0.840069</text:p>
              </table:table-cell>
              <table:table-cell office:value-type="float" office:value="0.770565">
                <text:p>0.7705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93936">
                <text:p>0.593936</text:p>
              </table:table-cell>
              <table:table-cell office:value-type="float" office:value="0.780453">
                <text:p>0.780453</text:p>
              </table:table-cell>
              <table:table-cell office:value-type="float" office:value="0.782138">
                <text:p>0.782138</text:p>
              </table:table-cell>
              <table:table-cell office:value-type="float" office:value="0.78247">
                <text:p>0.78247</text:p>
              </table:table-cell>
              <table:table-cell office:value-type="float" office:value="0.782747">
                <text:p>0.782747</text:p>
              </table:table-cell>
              <table:table-cell office:value-type="float" office:value="0.783025">
                <text:p>0.783025</text:p>
              </table:table-cell>
              <table:table-cell office:value-type="float" office:value="0.783244">
                <text:p>0.783244</text:p>
              </table:table-cell>
              <table:table-cell office:value-type="float" office:value="0.783442">
                <text:p>0.783442</text:p>
              </table:table-cell>
              <table:table-cell office:value-type="float" office:value="0.783655">
                <text:p>0.783655</text:p>
              </table:table-cell>
              <table:table-cell office:value-type="float" office:value="0.797791">
                <text:p>0.797791</text:p>
              </table:table-cell>
              <table:table-cell office:value-type="float" office:value="0.840069">
                <text:p>0.840069</text:p>
              </table:table-cell>
              <table:table-cell office:value-type="float" office:value="0.76529">
                <text:p>0.765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14946">
                <text:p>0.614946</text:p>
              </table:table-cell>
              <table:table-cell office:value-type="float" office:value="0.780321">
                <text:p>0.780321</text:p>
              </table:table-cell>
              <table:table-cell office:value-type="float" office:value="0.782036">
                <text:p>0.782036</text:p>
              </table:table-cell>
              <table:table-cell office:value-type="float" office:value="0.782358">
                <text:p>0.782358</text:p>
              </table:table-cell>
              <table:table-cell office:value-type="float" office:value="0.782677">
                <text:p>0.782677</text:p>
              </table:table-cell>
              <table:table-cell office:value-type="float" office:value="0.782962">
                <text:p>0.782962</text:p>
              </table:table-cell>
              <table:table-cell office:value-type="float" office:value="0.783203">
                <text:p>0.783203</text:p>
              </table:table-cell>
              <table:table-cell office:value-type="float" office:value="0.783391">
                <text:p>0.783391</text:p>
              </table:table-cell>
              <table:table-cell office:value-type="float" office:value="0.783601">
                <text:p>0.783601</text:p>
              </table:table-cell>
              <table:table-cell office:value-type="float" office:value="0.795494">
                <text:p>0.795494</text:p>
              </table:table-cell>
              <table:table-cell office:value-type="float" office:value="0.840069">
                <text:p>0.840069</text:p>
              </table:table-cell>
              <table:table-cell office:value-type="float" office:value="0.767099">
                <text:p>0.7670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88018">
                <text:p>0.688018</text:p>
              </table:table-cell>
              <table:table-cell office:value-type="float" office:value="0.780968">
                <text:p>0.780968</text:p>
              </table:table-cell>
              <table:table-cell office:value-type="float" office:value="0.782078">
                <text:p>0.782078</text:p>
              </table:table-cell>
              <table:table-cell office:value-type="float" office:value="0.782429">
                <text:p>0.782429</text:p>
              </table:table-cell>
              <table:table-cell office:value-type="float" office:value="0.78273">
                <text:p>0.78273</text:p>
              </table:table-cell>
              <table:table-cell office:value-type="float" office:value="0.782995">
                <text:p>0.782995</text:p>
              </table:table-cell>
              <table:table-cell office:value-type="float" office:value="0.78322">
                <text:p>0.78322</text:p>
              </table:table-cell>
              <table:table-cell office:value-type="float" office:value="0.783424">
                <text:p>0.783424</text:p>
              </table:table-cell>
              <table:table-cell office:value-type="float" office:value="0.783635">
                <text:p>0.783635</text:p>
              </table:table-cell>
              <table:table-cell office:value-type="float" office:value="0.793747">
                <text:p>0.793747</text:p>
              </table:table-cell>
              <table:table-cell office:value-type="float" office:value="0.840069">
                <text:p>0.840069</text:p>
              </table:table-cell>
              <table:table-cell office:value-type="float" office:value="0.774324">
                <text:p>0.7743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99695">
                <text:p>0.599695</text:p>
              </table:table-cell>
              <table:table-cell office:value-type="float" office:value="0.779706">
                <text:p>0.779706</text:p>
              </table:table-cell>
              <table:table-cell office:value-type="float" office:value="0.781809">
                <text:p>0.781809</text:p>
              </table:table-cell>
              <table:table-cell office:value-type="float" office:value="0.782233">
                <text:p>0.782233</text:p>
              </table:table-cell>
              <table:table-cell office:value-type="float" office:value="0.782574">
                <text:p>0.782574</text:p>
              </table:table-cell>
              <table:table-cell office:value-type="float" office:value="0.782818">
                <text:p>0.782818</text:p>
              </table:table-cell>
              <table:table-cell office:value-type="float" office:value="0.783084">
                <text:p>0.783084</text:p>
              </table:table-cell>
              <table:table-cell office:value-type="float" office:value="0.783344">
                <text:p>0.783344</text:p>
              </table:table-cell>
              <table:table-cell office:value-type="float" office:value="0.783602">
                <text:p>0.783602</text:p>
              </table:table-cell>
              <table:table-cell office:value-type="float" office:value="0.794286">
                <text:p>0.794286</text:p>
              </table:table-cell>
              <table:table-cell office:value-type="float" office:value="0.840069">
                <text:p>0.840069</text:p>
              </table:table-cell>
              <table:table-cell office:value-type="float" office:value="0.765315">
                <text:p>0.7653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4398">
                <text:p>0.64398</text:p>
              </table:table-cell>
              <table:table-cell office:value-type="float" office:value="0.781191">
                <text:p>0.781191</text:p>
              </table:table-cell>
              <table:table-cell office:value-type="float" office:value="0.781973">
                <text:p>0.781973</text:p>
              </table:table-cell>
              <table:table-cell office:value-type="float" office:value="0.782353">
                <text:p>0.782353</text:p>
              </table:table-cell>
              <table:table-cell office:value-type="float" office:value="0.78264">
                <text:p>0.78264</text:p>
              </table:table-cell>
              <table:table-cell office:value-type="float" office:value="0.782916">
                <text:p>0.782916</text:p>
              </table:table-cell>
              <table:table-cell office:value-type="float" office:value="0.783143">
                <text:p>0.783143</text:p>
              </table:table-cell>
              <table:table-cell office:value-type="float" office:value="0.783325">
                <text:p>0.783325</text:p>
              </table:table-cell>
              <table:table-cell office:value-type="float" office:value="0.783613">
                <text:p>0.783613</text:p>
              </table:table-cell>
              <table:table-cell office:value-type="float" office:value="0.802117">
                <text:p>0.802117</text:p>
              </table:table-cell>
              <table:table-cell office:value-type="float" office:value="0.842805">
                <text:p>0.842805</text:p>
              </table:table-cell>
              <table:table-cell office:value-type="float" office:value="0.770725">
                <text:p>0.7707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87804">
                <text:p>0.687804</text:p>
              </table:table-cell>
              <table:table-cell office:value-type="float" office:value="0.781515">
                <text:p>0.781515</text:p>
              </table:table-cell>
              <table:table-cell office:value-type="float" office:value="0.782064">
                <text:p>0.782064</text:p>
              </table:table-cell>
              <table:table-cell office:value-type="float" office:value="0.782449">
                <text:p>0.782449</text:p>
              </table:table-cell>
              <table:table-cell office:value-type="float" office:value="0.782732">
                <text:p>0.782732</text:p>
              </table:table-cell>
              <table:table-cell office:value-type="float" office:value="0.783004">
                <text:p>0.783004</text:p>
              </table:table-cell>
              <table:table-cell office:value-type="float" office:value="0.783203">
                <text:p>0.783203</text:p>
              </table:table-cell>
              <table:table-cell office:value-type="float" office:value="0.783384">
                <text:p>0.783384</text:p>
              </table:table-cell>
              <table:table-cell office:value-type="float" office:value="0.783635">
                <text:p>0.783635</text:p>
              </table:table-cell>
              <table:table-cell office:value-type="float" office:value="0.799836">
                <text:p>0.799836</text:p>
              </table:table-cell>
              <table:table-cell office:value-type="float" office:value="0.842805">
                <text:p>0.842805</text:p>
              </table:table-cell>
              <table:table-cell office:value-type="float" office:value="0.774963">
                <text:p>0.7749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35684">
                <text:p>0.635684</text:p>
              </table:table-cell>
              <table:table-cell office:value-type="float" office:value="0.781737">
                <text:p>0.781737</text:p>
              </table:table-cell>
              <table:table-cell office:value-type="float" office:value="0.78212">
                <text:p>0.78212</text:p>
              </table:table-cell>
              <table:table-cell office:value-type="float" office:value="0.782541">
                <text:p>0.782541</text:p>
              </table:table-cell>
              <table:table-cell office:value-type="float" office:value="0.782791">
                <text:p>0.782791</text:p>
              </table:table-cell>
              <table:table-cell office:value-type="float" office:value="0.783046">
                <text:p>0.783046</text:p>
              </table:table-cell>
              <table:table-cell office:value-type="float" office:value="0.783236">
                <text:p>0.783236</text:p>
              </table:table-cell>
              <table:table-cell office:value-type="float" office:value="0.783409">
                <text:p>0.783409</text:p>
              </table:table-cell>
              <table:table-cell office:value-type="float" office:value="0.783647">
                <text:p>0.783647</text:p>
              </table:table-cell>
              <table:table-cell office:value-type="float" office:value="0.797797">
                <text:p>0.797797</text:p>
              </table:table-cell>
              <table:table-cell office:value-type="float" office:value="0.842805">
                <text:p>0.842805</text:p>
              </table:table-cell>
              <table:table-cell office:value-type="float" office:value="0.769601">
                <text:p>0.7696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95948">
                <text:p>0.695948</text:p>
              </table:table-cell>
              <table:table-cell office:value-type="float" office:value="0.781718">
                <text:p>0.781718</text:p>
              </table:table-cell>
              <table:table-cell office:value-type="float" office:value="0.782178">
                <text:p>0.782178</text:p>
              </table:table-cell>
              <table:table-cell office:value-type="float" office:value="0.782608">
                <text:p>0.782608</text:p>
              </table:table-cell>
              <table:table-cell office:value-type="float" office:value="0.782898">
                <text:p>0.782898</text:p>
              </table:table-cell>
              <table:table-cell office:value-type="float" office:value="0.783132">
                <text:p>0.783132</text:p>
              </table:table-cell>
              <table:table-cell office:value-type="float" office:value="0.783315">
                <text:p>0.783315</text:p>
              </table:table-cell>
              <table:table-cell office:value-type="float" office:value="0.783471">
                <text:p>0.783471</text:p>
              </table:table-cell>
              <table:table-cell office:value-type="float" office:value="0.783687">
                <text:p>0.783687</text:p>
              </table:table-cell>
              <table:table-cell office:value-type="float" office:value="0.799304">
                <text:p>0.799304</text:p>
              </table:table-cell>
              <table:table-cell office:value-type="float" office:value="0.842805">
                <text:p>0.842805</text:p>
              </table:table-cell>
              <table:table-cell office:value-type="float" office:value="0.775826">
                <text:p>0.7758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89387">
                <text:p>0.689387</text:p>
              </table:table-cell>
              <table:table-cell office:value-type="float" office:value="0.78162">
                <text:p>0.78162</text:p>
              </table:table-cell>
              <table:table-cell office:value-type="float" office:value="0.782098">
                <text:p>0.782098</text:p>
              </table:table-cell>
              <table:table-cell office:value-type="float" office:value="0.782472">
                <text:p>0.782472</text:p>
              </table:table-cell>
              <table:table-cell office:value-type="float" office:value="0.782817">
                <text:p>0.782817</text:p>
              </table:table-cell>
              <table:table-cell office:value-type="float" office:value="0.783051">
                <text:p>0.783051</text:p>
              </table:table-cell>
              <table:table-cell office:value-type="float" office:value="0.783258">
                <text:p>0.783258</text:p>
              </table:table-cell>
              <table:table-cell office:value-type="float" office:value="0.783419">
                <text:p>0.783419</text:p>
              </table:table-cell>
              <table:table-cell office:value-type="float" office:value="0.78364">
                <text:p>0.78364</text:p>
              </table:table-cell>
              <table:table-cell office:value-type="float" office:value="0.794422">
                <text:p>0.794422</text:p>
              </table:table-cell>
              <table:table-cell office:value-type="float" office:value="0.842805">
                <text:p>0.842805</text:p>
              </table:table-cell>
              <table:table-cell office:value-type="float" office:value="0.774618">
                <text:p>0.77461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98572">
                <text:p>0.698572</text:p>
              </table:table-cell>
              <table:table-cell office:value-type="float" office:value="0.781722">
                <text:p>0.781722</text:p>
              </table:table-cell>
              <table:table-cell office:value-type="float" office:value="0.782189">
                <text:p>0.782189</text:p>
              </table:table-cell>
              <table:table-cell office:value-type="float" office:value="0.78254">
                <text:p>0.78254</text:p>
              </table:table-cell>
              <table:table-cell office:value-type="float" office:value="0.78285">
                <text:p>0.78285</text:p>
              </table:table-cell>
              <table:table-cell office:value-type="float" office:value="0.783093">
                <text:p>0.783093</text:p>
              </table:table-cell>
              <table:table-cell office:value-type="float" office:value="0.78331">
                <text:p>0.78331</text:p>
              </table:table-cell>
              <table:table-cell office:value-type="float" office:value="0.783477">
                <text:p>0.783477</text:p>
              </table:table-cell>
              <table:table-cell office:value-type="float" office:value="0.783635">
                <text:p>0.783635</text:p>
              </table:table-cell>
              <table:table-cell office:value-type="float" office:value="0.793758">
                <text:p>0.793758</text:p>
              </table:table-cell>
              <table:table-cell office:value-type="float" office:value="0.842805">
                <text:p>0.842805</text:p>
              </table:table-cell>
              <table:table-cell office:value-type="float" office:value="0.775515">
                <text:p>0.7755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17567">
                <text:p>0.717567</text:p>
              </table:table-cell>
              <table:table-cell office:value-type="float" office:value="0.781243">
                <text:p>0.781243</text:p>
              </table:table-cell>
              <table:table-cell office:value-type="float" office:value="0.782016">
                <text:p>0.782016</text:p>
              </table:table-cell>
              <table:table-cell office:value-type="float" office:value="0.782445">
                <text:p>0.782445</text:p>
              </table:table-cell>
              <table:table-cell office:value-type="float" office:value="0.782793">
                <text:p>0.782793</text:p>
              </table:table-cell>
              <table:table-cell office:value-type="float" office:value="0.783046">
                <text:p>0.783046</text:p>
              </table:table-cell>
              <table:table-cell office:value-type="float" office:value="0.783249">
                <text:p>0.783249</text:p>
              </table:table-cell>
              <table:table-cell office:value-type="float" office:value="0.783428">
                <text:p>0.783428</text:p>
              </table:table-cell>
              <table:table-cell office:value-type="float" office:value="0.78361">
                <text:p>0.78361</text:p>
              </table:table-cell>
              <table:table-cell office:value-type="float" office:value="0.796694">
                <text:p>0.796694</text:p>
              </table:table-cell>
              <table:table-cell office:value-type="float" office:value="0.842805">
                <text:p>0.842805</text:p>
              </table:table-cell>
              <table:table-cell office:value-type="float" office:value="0.777609">
                <text:p>0.7776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0378">
                <text:p>0.620378</text:p>
              </table:table-cell>
              <table:table-cell office:value-type="float" office:value="0.779281">
                <text:p>0.779281</text:p>
              </table:table-cell>
              <table:table-cell office:value-type="float" office:value="0.781878">
                <text:p>0.781878</text:p>
              </table:table-cell>
              <table:table-cell office:value-type="float" office:value="0.782267">
                <text:p>0.782267</text:p>
              </table:table-cell>
              <table:table-cell office:value-type="float" office:value="0.782564">
                <text:p>0.782564</text:p>
              </table:table-cell>
              <table:table-cell office:value-type="float" office:value="0.782881">
                <text:p>0.782881</text:p>
              </table:table-cell>
              <table:table-cell office:value-type="float" office:value="0.783168">
                <text:p>0.783168</text:p>
              </table:table-cell>
              <table:table-cell office:value-type="float" office:value="0.783337">
                <text:p>0.783337</text:p>
              </table:table-cell>
              <table:table-cell office:value-type="float" office:value="0.783533">
                <text:p>0.783533</text:p>
              </table:table-cell>
              <table:table-cell office:value-type="float" office:value="0.795247">
                <text:p>0.795247</text:p>
              </table:table-cell>
              <table:table-cell office:value-type="float" office:value="0.842805">
                <text:p>0.842805</text:p>
              </table:table-cell>
              <table:table-cell office:value-type="float" office:value="0.767453">
                <text:p>0.76745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15337">
                <text:p>0.715337</text:p>
              </table:table-cell>
              <table:table-cell office:value-type="float" office:value="0.781465">
                <text:p>0.781465</text:p>
              </table:table-cell>
              <table:table-cell office:value-type="float" office:value="0.782112">
                <text:p>0.782112</text:p>
              </table:table-cell>
              <table:table-cell office:value-type="float" office:value="0.782454">
                <text:p>0.782454</text:p>
              </table:table-cell>
              <table:table-cell office:value-type="float" office:value="0.7827">
                <text:p>0.7827</text:p>
              </table:table-cell>
              <table:table-cell office:value-type="float" office:value="0.782985">
                <text:p>0.782985</text:p>
              </table:table-cell>
              <table:table-cell office:value-type="float" office:value="0.783242">
                <text:p>0.783242</text:p>
              </table:table-cell>
              <table:table-cell office:value-type="float" office:value="0.783398">
                <text:p>0.783398</text:p>
              </table:table-cell>
              <table:table-cell office:value-type="float" office:value="0.783587">
                <text:p>0.783587</text:p>
              </table:table-cell>
              <table:table-cell office:value-type="float" office:value="0.796389">
                <text:p>0.796389</text:p>
              </table:table-cell>
              <table:table-cell office:value-type="float" office:value="0.842805">
                <text:p>0.842805</text:p>
              </table:table-cell>
              <table:table-cell office:value-type="float" office:value="0.777367">
                <text:p>0.7773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80111">
                <text:p>0.680111</text:p>
              </table:table-cell>
              <table:table-cell office:value-type="float" office:value="0.781582">
                <text:p>0.781582</text:p>
              </table:table-cell>
              <table:table-cell office:value-type="float" office:value="0.782189">
                <text:p>0.782189</text:p>
              </table:table-cell>
              <table:table-cell office:value-type="float" office:value="0.782545">
                <text:p>0.782545</text:p>
              </table:table-cell>
              <table:table-cell office:value-type="float" office:value="0.782774">
                <text:p>0.782774</text:p>
              </table:table-cell>
              <table:table-cell office:value-type="float" office:value="0.783021">
                <text:p>0.783021</text:p>
              </table:table-cell>
              <table:table-cell office:value-type="float" office:value="0.783241">
                <text:p>0.783241</text:p>
              </table:table-cell>
              <table:table-cell office:value-type="float" office:value="0.783424">
                <text:p>0.783424</text:p>
              </table:table-cell>
              <table:table-cell office:value-type="float" office:value="0.783586">
                <text:p>0.783586</text:p>
              </table:table-cell>
              <table:table-cell office:value-type="float" office:value="0.792837">
                <text:p>0.792837</text:p>
              </table:table-cell>
              <table:table-cell office:value-type="float" office:value="0.842805">
                <text:p>0.842805</text:p>
              </table:table-cell>
              <table:table-cell office:value-type="float" office:value="0.773531">
                <text:p>0.7735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81438">
                <text:p>0.581438</text:p>
              </table:table-cell>
              <table:table-cell office:value-type="float" office:value="0.78082">
                <text:p>0.78082</text:p>
              </table:table-cell>
              <table:table-cell office:value-type="float" office:value="0.782085">
                <text:p>0.782085</text:p>
              </table:table-cell>
              <table:table-cell office:value-type="float" office:value="0.782428">
                <text:p>0.782428</text:p>
              </table:table-cell>
              <table:table-cell office:value-type="float" office:value="0.782698">
                <text:p>0.782698</text:p>
              </table:table-cell>
              <table:table-cell office:value-type="float" office:value="0.782939">
                <text:p>0.782939</text:p>
              </table:table-cell>
              <table:table-cell office:value-type="float" office:value="0.78317">
                <text:p>0.78317</text:p>
              </table:table-cell>
              <table:table-cell office:value-type="float" office:value="0.783354">
                <text:p>0.783354</text:p>
              </table:table-cell>
              <table:table-cell office:value-type="float" office:value="0.783565">
                <text:p>0.783565</text:p>
              </table:table-cell>
              <table:table-cell office:value-type="float" office:value="0.794835">
                <text:p>0.794835</text:p>
              </table:table-cell>
              <table:table-cell office:value-type="float" office:value="0.842805">
                <text:p>0.842805</text:p>
              </table:table-cell>
              <table:table-cell office:value-type="float" office:value="0.763733">
                <text:p>0.7637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67571">
                <text:p>0.667571</text:p>
              </table:table-cell>
              <table:table-cell office:value-type="float" office:value="0.781702">
                <text:p>0.781702</text:p>
              </table:table-cell>
              <table:table-cell office:value-type="float" office:value="0.782233">
                <text:p>0.782233</text:p>
              </table:table-cell>
              <table:table-cell office:value-type="float" office:value="0.782587">
                <text:p>0.782587</text:p>
              </table:table-cell>
              <table:table-cell office:value-type="float" office:value="0.782803">
                <text:p>0.782803</text:p>
              </table:table-cell>
              <table:table-cell office:value-type="float" office:value="0.782985">
                <text:p>0.782985</text:p>
              </table:table-cell>
              <table:table-cell office:value-type="float" office:value="0.783188">
                <text:p>0.783188</text:p>
              </table:table-cell>
              <table:table-cell office:value-type="float" office:value="0.783364">
                <text:p>0.783364</text:p>
              </table:table-cell>
              <table:table-cell office:value-type="float" office:value="0.783605">
                <text:p>0.783605</text:p>
              </table:table-cell>
              <table:table-cell office:value-type="float" office:value="0.793562">
                <text:p>0.793562</text:p>
              </table:table-cell>
              <table:table-cell office:value-type="float" office:value="0.842805">
                <text:p>0.842805</text:p>
              </table:table-cell>
              <table:table-cell office:value-type="float" office:value="0.77236">
                <text:p>0.7723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09682">
                <text:p>0.709682</text:p>
              </table:table-cell>
              <table:table-cell office:value-type="float" office:value="0.781786">
                <text:p>0.781786</text:p>
              </table:table-cell>
              <table:table-cell office:value-type="float" office:value="0.782324">
                <text:p>0.782324</text:p>
              </table:table-cell>
              <table:table-cell office:value-type="float" office:value="0.78263">
                <text:p>0.78263</text:p>
              </table:table-cell>
              <table:table-cell office:value-type="float" office:value="0.78282">
                <text:p>0.78282</text:p>
              </table:table-cell>
              <table:table-cell office:value-type="float" office:value="0.783036">
                <text:p>0.783036</text:p>
              </table:table-cell>
              <table:table-cell office:value-type="float" office:value="0.783238">
                <text:p>0.783238</text:p>
              </table:table-cell>
              <table:table-cell office:value-type="float" office:value="0.783408">
                <text:p>0.783408</text:p>
              </table:table-cell>
              <table:table-cell office:value-type="float" office:value="0.783617">
                <text:p>0.783617</text:p>
              </table:table-cell>
              <table:table-cell office:value-type="float" office:value="0.794723">
                <text:p>0.794723</text:p>
              </table:table-cell>
              <table:table-cell office:value-type="float" office:value="0.842805">
                <text:p>0.842805</text:p>
              </table:table-cell>
              <table:table-cell office:value-type="float" office:value="0.776726">
                <text:p>0.7767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37048">
                <text:p>0.737048</text:p>
              </table:table-cell>
              <table:table-cell office:value-type="float" office:value="0.781818">
                <text:p>0.781818</text:p>
              </table:table-cell>
              <table:table-cell office:value-type="float" office:value="0.782312">
                <text:p>0.782312</text:p>
              </table:table-cell>
              <table:table-cell office:value-type="float" office:value="0.782584">
                <text:p>0.782584</text:p>
              </table:table-cell>
              <table:table-cell office:value-type="float" office:value="0.782813">
                <text:p>0.782813</text:p>
              </table:table-cell>
              <table:table-cell office:value-type="float" office:value="0.783038">
                <text:p>0.783038</text:p>
              </table:table-cell>
              <table:table-cell office:value-type="float" office:value="0.783258">
                <text:p>0.783258</text:p>
              </table:table-cell>
              <table:table-cell office:value-type="float" office:value="0.783442">
                <text:p>0.783442</text:p>
              </table:table-cell>
              <table:table-cell office:value-type="float" office:value="0.783626">
                <text:p>0.783626</text:p>
              </table:table-cell>
              <table:table-cell office:value-type="float" office:value="0.796879">
                <text:p>0.796879</text:p>
              </table:table-cell>
              <table:table-cell office:value-type="float" office:value="0.842805">
                <text:p>0.842805</text:p>
              </table:table-cell>
              <table:table-cell office:value-type="float" office:value="0.779682">
                <text:p>0.7796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2512">
                <text:p>0.702512</text:p>
              </table:table-cell>
              <table:table-cell office:value-type="float" office:value="0.781776">
                <text:p>0.781776</text:p>
              </table:table-cell>
              <table:table-cell office:value-type="float" office:value="0.782285">
                <text:p>0.782285</text:p>
              </table:table-cell>
              <table:table-cell office:value-type="float" office:value="0.782524">
                <text:p>0.782524</text:p>
              </table:table-cell>
              <table:table-cell office:value-type="float" office:value="0.782773">
                <text:p>0.782773</text:p>
              </table:table-cell>
              <table:table-cell office:value-type="float" office:value="0.783004">
                <text:p>0.783004</text:p>
              </table:table-cell>
              <table:table-cell office:value-type="float" office:value="0.783212">
                <text:p>0.783212</text:p>
              </table:table-cell>
              <table:table-cell office:value-type="float" office:value="0.783411">
                <text:p>0.783411</text:p>
              </table:table-cell>
              <table:table-cell office:value-type="float" office:value="0.783613">
                <text:p>0.783613</text:p>
              </table:table-cell>
              <table:table-cell office:value-type="float" office:value="0.798611">
                <text:p>0.798611</text:p>
              </table:table-cell>
              <table:table-cell office:value-type="float" office:value="0.842805">
                <text:p>0.842805</text:p>
              </table:table-cell>
              <table:table-cell office:value-type="float" office:value="0.776372">
                <text:p>0.7763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72973">
                <text:p>0.672973</text:p>
              </table:table-cell>
              <table:table-cell office:value-type="float" office:value="0.78154">
                <text:p>0.78154</text:p>
              </table:table-cell>
              <table:table-cell office:value-type="float" office:value="0.782224">
                <text:p>0.782224</text:p>
              </table:table-cell>
              <table:table-cell office:value-type="float" office:value="0.782499">
                <text:p>0.782499</text:p>
              </table:table-cell>
              <table:table-cell office:value-type="float" office:value="0.782822">
                <text:p>0.782822</text:p>
              </table:table-cell>
              <table:table-cell office:value-type="float" office:value="0.783082">
                <text:p>0.783082</text:p>
              </table:table-cell>
              <table:table-cell office:value-type="float" office:value="0.783287">
                <text:p>0.783287</text:p>
              </table:table-cell>
              <table:table-cell office:value-type="float" office:value="0.78348">
                <text:p>0.78348</text:p>
              </table:table-cell>
              <table:table-cell office:value-type="float" office:value="0.783761">
                <text:p>0.783761</text:p>
              </table:table-cell>
              <table:table-cell office:value-type="float" office:value="0.806141">
                <text:p>0.806141</text:p>
              </table:table-cell>
              <table:table-cell office:value-type="float" office:value="0.842805">
                <text:p>0.842805</text:p>
              </table:table-cell>
              <table:table-cell office:value-type="float" office:value="0.774181">
                <text:p>0.7741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1467">
                <text:p>0.71467</text:p>
              </table:table-cell>
              <table:table-cell office:value-type="float" office:value="0.781498">
                <text:p>0.781498</text:p>
              </table:table-cell>
              <table:table-cell office:value-type="float" office:value="0.782207">
                <text:p>0.782207</text:p>
              </table:table-cell>
              <table:table-cell office:value-type="float" office:value="0.782518">
                <text:p>0.782518</text:p>
              </table:table-cell>
              <table:table-cell office:value-type="float" office:value="0.782793">
                <text:p>0.782793</text:p>
              </table:table-cell>
              <table:table-cell office:value-type="float" office:value="0.783021">
                <text:p>0.783021</text:p>
              </table:table-cell>
              <table:table-cell office:value-type="float" office:value="0.783204">
                <text:p>0.783204</text:p>
              </table:table-cell>
              <table:table-cell office:value-type="float" office:value="0.78341">
                <text:p>0.78341</text:p>
              </table:table-cell>
              <table:table-cell office:value-type="float" office:value="0.783664">
                <text:p>0.783664</text:p>
              </table:table-cell>
              <table:table-cell office:value-type="float" office:value="0.802659">
                <text:p>0.802659</text:p>
              </table:table-cell>
              <table:table-cell office:value-type="float" office:value="0.842805">
                <text:p>0.842805</text:p>
              </table:table-cell>
              <table:table-cell office:value-type="float" office:value="0.777964">
                <text:p>0.7779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93393">
                <text:p>0.693393</text:p>
              </table:table-cell>
              <table:table-cell office:value-type="float" office:value="0.78104">
                <text:p>0.78104</text:p>
              </table:table-cell>
              <table:table-cell office:value-type="float" office:value="0.782068">
                <text:p>0.782068</text:p>
              </table:table-cell>
              <table:table-cell office:value-type="float" office:value="0.782419">
                <text:p>0.782419</text:p>
              </table:table-cell>
              <table:table-cell office:value-type="float" office:value="0.782708">
                <text:p>0.782708</text:p>
              </table:table-cell>
              <table:table-cell office:value-type="float" office:value="0.782918">
                <text:p>0.782918</text:p>
              </table:table-cell>
              <table:table-cell office:value-type="float" office:value="0.783092">
                <text:p>0.783092</text:p>
              </table:table-cell>
              <table:table-cell office:value-type="float" office:value="0.783294">
                <text:p>0.783294</text:p>
              </table:table-cell>
              <table:table-cell office:value-type="float" office:value="0.78356">
                <text:p>0.78356</text:p>
              </table:table-cell>
              <table:table-cell office:value-type="float" office:value="0.795935">
                <text:p>0.795935</text:p>
              </table:table-cell>
              <table:table-cell office:value-type="float" office:value="0.842805">
                <text:p>0.842805</text:p>
              </table:table-cell>
              <table:table-cell office:value-type="float" office:value="0.775043">
                <text:p>0.77504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1898">
                <text:p>0.671898</text:p>
              </table:table-cell>
              <table:table-cell office:value-type="float" office:value="0.781135">
                <text:p>0.781135</text:p>
              </table:table-cell>
              <table:table-cell office:value-type="float" office:value="0.782125">
                <text:p>0.782125</text:p>
              </table:table-cell>
              <table:table-cell office:value-type="float" office:value="0.78249">
                <text:p>0.78249</text:p>
              </table:table-cell>
              <table:table-cell office:value-type="float" office:value="0.782747">
                <text:p>0.782747</text:p>
              </table:table-cell>
              <table:table-cell office:value-type="float" office:value="0.782965">
                <text:p>0.782965</text:p>
              </table:table-cell>
              <table:table-cell office:value-type="float" office:value="0.783124">
                <text:p>0.783124</text:p>
              </table:table-cell>
              <table:table-cell office:value-type="float" office:value="0.783346">
                <text:p>0.783346</text:p>
              </table:table-cell>
              <table:table-cell office:value-type="float" office:value="0.783614">
                <text:p>0.783614</text:p>
              </table:table-cell>
              <table:table-cell office:value-type="float" office:value="0.798667">
                <text:p>0.798667</text:p>
              </table:table-cell>
              <table:table-cell office:value-type="float" office:value="0.842805">
                <text:p>0.842805</text:p>
              </table:table-cell>
              <table:table-cell office:value-type="float" office:value="0.773211">
                <text:p>0.7732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012">
                <text:p>0.66012</text:p>
              </table:table-cell>
              <table:table-cell office:value-type="float" office:value="0.780745">
                <text:p>0.780745</text:p>
              </table:table-cell>
              <table:table-cell office:value-type="float" office:value="0.782113">
                <text:p>0.782113</text:p>
              </table:table-cell>
              <table:table-cell office:value-type="float" office:value="0.782436">
                <text:p>0.782436</text:p>
              </table:table-cell>
              <table:table-cell office:value-type="float" office:value="0.782682">
                <text:p>0.782682</text:p>
              </table:table-cell>
              <table:table-cell office:value-type="float" office:value="0.782939">
                <text:p>0.782939</text:p>
              </table:table-cell>
              <table:table-cell office:value-type="float" office:value="0.783153">
                <text:p>0.783153</text:p>
              </table:table-cell>
              <table:table-cell office:value-type="float" office:value="0.783384">
                <text:p>0.783384</text:p>
              </table:table-cell>
              <table:table-cell office:value-type="float" office:value="0.783615">
                <text:p>0.783615</text:p>
              </table:table-cell>
              <table:table-cell office:value-type="float" office:value="0.797153">
                <text:p>0.797153</text:p>
              </table:table-cell>
              <table:table-cell office:value-type="float" office:value="0.842805">
                <text:p>0.842805</text:p>
              </table:table-cell>
              <table:table-cell office:value-type="float" office:value="0.771834">
                <text:p>0.7718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29061">
                <text:p>0.629061</text:p>
              </table:table-cell>
              <table:table-cell office:value-type="float" office:value="0.779767">
                <text:p>0.779767</text:p>
              </table:table-cell>
              <table:table-cell office:value-type="float" office:value="0.78211">
                <text:p>0.78211</text:p>
              </table:table-cell>
              <table:table-cell office:value-type="float" office:value="0.782435">
                <text:p>0.782435</text:p>
              </table:table-cell>
              <table:table-cell office:value-type="float" office:value="0.782677">
                <text:p>0.782677</text:p>
              </table:table-cell>
              <table:table-cell office:value-type="float" office:value="0.782912">
                <text:p>0.782912</text:p>
              </table:table-cell>
              <table:table-cell office:value-type="float" office:value="0.78315">
                <text:p>0.78315</text:p>
              </table:table-cell>
              <table:table-cell office:value-type="float" office:value="0.783381">
                <text:p>0.783381</text:p>
              </table:table-cell>
              <table:table-cell office:value-type="float" office:value="0.783584">
                <text:p>0.783584</text:p>
              </table:table-cell>
              <table:table-cell office:value-type="float" office:value="0.796768">
                <text:p>0.796768</text:p>
              </table:table-cell>
              <table:table-cell office:value-type="float" office:value="0.842805">
                <text:p>0.842805</text:p>
              </table:table-cell>
              <table:table-cell office:value-type="float" office:value="0.768585">
                <text:p>0.7685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66372">
                <text:p>0.666372</text:p>
              </table:table-cell>
              <table:table-cell office:value-type="float" office:value="0.780897">
                <text:p>0.780897</text:p>
              </table:table-cell>
              <table:table-cell office:value-type="float" office:value="0.782214">
                <text:p>0.782214</text:p>
              </table:table-cell>
              <table:table-cell office:value-type="float" office:value="0.782539">
                <text:p>0.782539</text:p>
              </table:table-cell>
              <table:table-cell office:value-type="float" office:value="0.782759">
                <text:p>0.782759</text:p>
              </table:table-cell>
              <table:table-cell office:value-type="float" office:value="0.782974">
                <text:p>0.782974</text:p>
              </table:table-cell>
              <table:table-cell office:value-type="float" office:value="0.783176">
                <text:p>0.783176</text:p>
              </table:table-cell>
              <table:table-cell office:value-type="float" office:value="0.783365">
                <text:p>0.783365</text:p>
              </table:table-cell>
              <table:table-cell office:value-type="float" office:value="0.783597">
                <text:p>0.783597</text:p>
              </table:table-cell>
              <table:table-cell office:value-type="float" office:value="0.79587">
                <text:p>0.79587</text:p>
              </table:table-cell>
              <table:table-cell office:value-type="float" office:value="0.842805">
                <text:p>0.842805</text:p>
              </table:table-cell>
              <table:table-cell office:value-type="float" office:value="0.772376">
                <text:p>0.77237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5396">
                <text:p>0.65396</text:p>
              </table:table-cell>
              <table:table-cell office:value-type="float" office:value="0.781021">
                <text:p>0.781021</text:p>
              </table:table-cell>
              <table:table-cell office:value-type="float" office:value="0.782181">
                <text:p>0.782181</text:p>
              </table:table-cell>
              <table:table-cell office:value-type="float" office:value="0.782512">
                <text:p>0.782512</text:p>
              </table:table-cell>
              <table:table-cell office:value-type="float" office:value="0.782745">
                <text:p>0.782745</text:p>
              </table:table-cell>
              <table:table-cell office:value-type="float" office:value="0.782954">
                <text:p>0.782954</text:p>
              </table:table-cell>
              <table:table-cell office:value-type="float" office:value="0.783172">
                <text:p>0.783172</text:p>
              </table:table-cell>
              <table:table-cell office:value-type="float" office:value="0.783383">
                <text:p>0.783383</text:p>
              </table:table-cell>
              <table:table-cell office:value-type="float" office:value="0.783606">
                <text:p>0.783606</text:p>
              </table:table-cell>
              <table:table-cell office:value-type="float" office:value="0.797718">
                <text:p>0.797718</text:p>
              </table:table-cell>
              <table:table-cell office:value-type="float" office:value="0.848989">
                <text:p>0.848989</text:p>
              </table:table-cell>
              <table:table-cell office:value-type="float" office:value="0.771325">
                <text:p>0.7713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45853">
                <text:p>0.745853</text:p>
              </table:table-cell>
              <table:table-cell office:value-type="float" office:value="0.781857">
                <text:p>0.781857</text:p>
              </table:table-cell>
              <table:table-cell office:value-type="float" office:value="0.782344">
                <text:p>0.782344</text:p>
              </table:table-cell>
              <table:table-cell office:value-type="float" office:value="0.782597">
                <text:p>0.782597</text:p>
              </table:table-cell>
              <table:table-cell office:value-type="float" office:value="0.782863">
                <text:p>0.782863</text:p>
              </table:table-cell>
              <table:table-cell office:value-type="float" office:value="0.783105">
                <text:p>0.783105</text:p>
              </table:table-cell>
              <table:table-cell office:value-type="float" office:value="0.783312">
                <text:p>0.783312</text:p>
              </table:table-cell>
              <table:table-cell office:value-type="float" office:value="0.783474">
                <text:p>0.783474</text:p>
              </table:table-cell>
              <table:table-cell office:value-type="float" office:value="0.783693">
                <text:p>0.783693</text:p>
              </table:table-cell>
              <table:table-cell office:value-type="float" office:value="0.800775">
                <text:p>0.800775</text:p>
              </table:table-cell>
              <table:table-cell office:value-type="float" office:value="0.86046">
                <text:p>0.86046</text:p>
              </table:table-cell>
              <table:table-cell office:value-type="float" office:value="0.780987">
                <text:p>0.7809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39565">
                <text:p>0.739565</text:p>
              </table:table-cell>
              <table:table-cell office:value-type="float" office:value="0.781965">
                <text:p>0.781965</text:p>
              </table:table-cell>
              <table:table-cell office:value-type="float" office:value="0.782362">
                <text:p>0.782362</text:p>
              </table:table-cell>
              <table:table-cell office:value-type="float" office:value="0.782634">
                <text:p>0.782634</text:p>
              </table:table-cell>
              <table:table-cell office:value-type="float" office:value="0.782866">
                <text:p>0.782866</text:p>
              </table:table-cell>
              <table:table-cell office:value-type="float" office:value="0.783066">
                <text:p>0.783066</text:p>
              </table:table-cell>
              <table:table-cell office:value-type="float" office:value="0.783286">
                <text:p>0.783286</text:p>
              </table:table-cell>
              <table:table-cell office:value-type="float" office:value="0.78348">
                <text:p>0.78348</text:p>
              </table:table-cell>
              <table:table-cell office:value-type="float" office:value="0.783663">
                <text:p>0.783663</text:p>
              </table:table-cell>
              <table:table-cell office:value-type="float" office:value="0.799511">
                <text:p>0.799511</text:p>
              </table:table-cell>
              <table:table-cell office:value-type="float" office:value="0.86046">
                <text:p>0.86046</text:p>
              </table:table-cell>
              <table:table-cell office:value-type="float" office:value="0.78024">
                <text:p>0.780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35045">
                <text:p>0.735045</text:p>
              </table:table-cell>
              <table:table-cell office:value-type="float" office:value="0.782071">
                <text:p>0.782071</text:p>
              </table:table-cell>
              <table:table-cell office:value-type="float" office:value="0.782459">
                <text:p>0.782459</text:p>
              </table:table-cell>
              <table:table-cell office:value-type="float" office:value="0.782728">
                <text:p>0.782728</text:p>
              </table:table-cell>
              <table:table-cell office:value-type="float" office:value="0.782925">
                <text:p>0.782925</text:p>
              </table:table-cell>
              <table:table-cell office:value-type="float" office:value="0.783128">
                <text:p>0.783128</text:p>
              </table:table-cell>
              <table:table-cell office:value-type="float" office:value="0.783299">
                <text:p>0.783299</text:p>
              </table:table-cell>
              <table:table-cell office:value-type="float" office:value="0.783452">
                <text:p>0.783452</text:p>
              </table:table-cell>
              <table:table-cell office:value-type="float" office:value="0.783633">
                <text:p>0.783633</text:p>
              </table:table-cell>
              <table:table-cell office:value-type="float" office:value="0.794156">
                <text:p>0.794156</text:p>
              </table:table-cell>
              <table:table-cell office:value-type="float" office:value="0.86046">
                <text:p>0.86046</text:p>
              </table:table-cell>
              <table:table-cell office:value-type="float" office:value="0.77929">
                <text:p>0.779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52486">
                <text:p>0.752486</text:p>
              </table:table-cell>
              <table:table-cell office:value-type="float" office:value="0.782056">
                <text:p>0.782056</text:p>
              </table:table-cell>
              <table:table-cell office:value-type="float" office:value="0.782448">
                <text:p>0.782448</text:p>
              </table:table-cell>
              <table:table-cell office:value-type="float" office:value="0.782753">
                <text:p>0.782753</text:p>
              </table:table-cell>
              <table:table-cell office:value-type="float" office:value="0.782939">
                <text:p>0.782939</text:p>
              </table:table-cell>
              <table:table-cell office:value-type="float" office:value="0.783123">
                <text:p>0.783123</text:p>
              </table:table-cell>
              <table:table-cell office:value-type="float" office:value="0.783287">
                <text:p>0.783287</text:p>
              </table:table-cell>
              <table:table-cell office:value-type="float" office:value="0.783447">
                <text:p>0.783447</text:p>
              </table:table-cell>
              <table:table-cell office:value-type="float" office:value="0.78363">
                <text:p>0.78363</text:p>
              </table:table-cell>
              <table:table-cell office:value-type="float" office:value="0.797693">
                <text:p>0.797693</text:p>
              </table:table-cell>
              <table:table-cell office:value-type="float" office:value="0.86046">
                <text:p>0.86046</text:p>
              </table:table-cell>
              <table:table-cell office:value-type="float" office:value="0.781386">
                <text:p>0.7813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8814">
                <text:p>0.708814</text:p>
              </table:table-cell>
              <table:table-cell office:value-type="float" office:value="0.781865">
                <text:p>0.781865</text:p>
              </table:table-cell>
              <table:table-cell office:value-type="float" office:value="0.782355">
                <text:p>0.782355</text:p>
              </table:table-cell>
              <table:table-cell office:value-type="float" office:value="0.7827">
                <text:p>0.7827</text:p>
              </table:table-cell>
              <table:table-cell office:value-type="float" office:value="0.782918">
                <text:p>0.782918</text:p>
              </table:table-cell>
              <table:table-cell office:value-type="float" office:value="0.783088">
                <text:p>0.783088</text:p>
              </table:table-cell>
              <table:table-cell office:value-type="float" office:value="0.783252">
                <text:p>0.783252</text:p>
              </table:table-cell>
              <table:table-cell office:value-type="float" office:value="0.78343">
                <text:p>0.78343</text:p>
              </table:table-cell>
              <table:table-cell office:value-type="float" office:value="0.783606">
                <text:p>0.783606</text:p>
              </table:table-cell>
              <table:table-cell office:value-type="float" office:value="0.796745">
                <text:p>0.796745</text:p>
              </table:table-cell>
              <table:table-cell office:value-type="float" office:value="0.86046">
                <text:p>0.86046</text:p>
              </table:table-cell>
              <table:table-cell office:value-type="float" office:value="0.776877">
                <text:p>0.77687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20661">
                <text:p>0.720661</text:p>
              </table:table-cell>
              <table:table-cell office:value-type="float" office:value="0.781626">
                <text:p>0.781626</text:p>
              </table:table-cell>
              <table:table-cell office:value-type="float" office:value="0.782352">
                <text:p>0.782352</text:p>
              </table:table-cell>
              <table:table-cell office:value-type="float" office:value="0.78265">
                <text:p>0.78265</text:p>
              </table:table-cell>
              <table:table-cell office:value-type="float" office:value="0.782851">
                <text:p>0.782851</text:p>
              </table:table-cell>
              <table:table-cell office:value-type="float" office:value="0.783025">
                <text:p>0.783025</text:p>
              </table:table-cell>
              <table:table-cell office:value-type="float" office:value="0.783201">
                <text:p>0.783201</text:p>
              </table:table-cell>
              <table:table-cell office:value-type="float" office:value="0.783369">
                <text:p>0.783369</text:p>
              </table:table-cell>
              <table:table-cell office:value-type="float" office:value="0.78355">
                <text:p>0.78355</text:p>
              </table:table-cell>
              <table:table-cell office:value-type="float" office:value="0.791372">
                <text:p>0.791372</text:p>
              </table:table-cell>
              <table:table-cell office:value-type="float" office:value="0.86046">
                <text:p>0.86046</text:p>
              </table:table-cell>
              <table:table-cell office:value-type="float" office:value="0.777466">
                <text:p>0.7774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09006">
                <text:p>0.709006</text:p>
              </table:table-cell>
              <table:table-cell office:value-type="float" office:value="0.781754">
                <text:p>0.781754</text:p>
              </table:table-cell>
              <table:table-cell office:value-type="float" office:value="0.782349">
                <text:p>0.782349</text:p>
              </table:table-cell>
              <table:table-cell office:value-type="float" office:value="0.782611">
                <text:p>0.782611</text:p>
              </table:table-cell>
              <table:table-cell office:value-type="float" office:value="0.782804">
                <text:p>0.782804</text:p>
              </table:table-cell>
              <table:table-cell office:value-type="float" office:value="0.782987">
                <text:p>0.782987</text:p>
              </table:table-cell>
              <table:table-cell office:value-type="float" office:value="0.783184">
                <text:p>0.783184</text:p>
              </table:table-cell>
              <table:table-cell office:value-type="float" office:value="0.783361">
                <text:p>0.783361</text:p>
              </table:table-cell>
              <table:table-cell office:value-type="float" office:value="0.783545">
                <text:p>0.783545</text:p>
              </table:table-cell>
              <table:table-cell office:value-type="float" office:value="0.791622">
                <text:p>0.791622</text:p>
              </table:table-cell>
              <table:table-cell office:value-type="float" office:value="0.86046">
                <text:p>0.86046</text:p>
              </table:table-cell>
              <table:table-cell office:value-type="float" office:value="0.776322">
                <text:p>0.7763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35388">
                <text:p>0.635388</text:p>
              </table:table-cell>
              <table:table-cell office:value-type="float" office:value="0.78188">
                <text:p>0.78188</text:p>
              </table:table-cell>
              <table:table-cell office:value-type="float" office:value="0.782374">
                <text:p>0.782374</text:p>
              </table:table-cell>
              <table:table-cell office:value-type="float" office:value="0.78269">
                <text:p>0.78269</text:p>
              </table:table-cell>
              <table:table-cell office:value-type="float" office:value="0.782886">
                <text:p>0.782886</text:p>
              </table:table-cell>
              <table:table-cell office:value-type="float" office:value="0.783029">
                <text:p>0.783029</text:p>
              </table:table-cell>
              <table:table-cell office:value-type="float" office:value="0.783196">
                <text:p>0.783196</text:p>
              </table:table-cell>
              <table:table-cell office:value-type="float" office:value="0.783394">
                <text:p>0.783394</text:p>
              </table:table-cell>
              <table:table-cell office:value-type="float" office:value="0.783574">
                <text:p>0.783574</text:p>
              </table:table-cell>
              <table:table-cell office:value-type="float" office:value="0.793695">
                <text:p>0.793695</text:p>
              </table:table-cell>
              <table:table-cell office:value-type="float" office:value="0.86046">
                <text:p>0.86046</text:p>
              </table:table-cell>
              <table:table-cell office:value-type="float" office:value="0.769211">
                <text:p>0.7692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32029">
                <text:p>0.732029</text:p>
              </table:table-cell>
              <table:table-cell office:value-type="float" office:value="0.78217">
                <text:p>0.78217</text:p>
              </table:table-cell>
              <table:table-cell office:value-type="float" office:value="0.782587">
                <text:p>0.782587</text:p>
              </table:table-cell>
              <table:table-cell office:value-type="float" office:value="0.782786">
                <text:p>0.782786</text:p>
              </table:table-cell>
              <table:table-cell office:value-type="float" office:value="0.78295">
                <text:p>0.78295</text:p>
              </table:table-cell>
              <table:table-cell office:value-type="float" office:value="0.783097">
                <text:p>0.783097</text:p>
              </table:table-cell>
              <table:table-cell office:value-type="float" office:value="0.783288">
                <text:p>0.783288</text:p>
              </table:table-cell>
              <table:table-cell office:value-type="float" office:value="0.783454">
                <text:p>0.783454</text:p>
              </table:table-cell>
              <table:table-cell office:value-type="float" office:value="0.783624">
                <text:p>0.783624</text:p>
              </table:table-cell>
              <table:table-cell office:value-type="float" office:value="0.793822">
                <text:p>0.793822</text:p>
              </table:table-cell>
              <table:table-cell office:value-type="float" office:value="0.86046">
                <text:p>0.86046</text:p>
              </table:table-cell>
              <table:table-cell office:value-type="float" office:value="0.778981">
                <text:p>0.7789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44408">
                <text:p>0.744408</text:p>
              </table:table-cell>
              <table:table-cell office:value-type="float" office:value="0.782365">
                <text:p>0.782365</text:p>
              </table:table-cell>
              <table:table-cell office:value-type="float" office:value="0.78263">
                <text:p>0.78263</text:p>
              </table:table-cell>
              <table:table-cell office:value-type="float" office:value="0.782801">
                <text:p>0.782801</text:p>
              </table:table-cell>
              <table:table-cell office:value-type="float" office:value="0.782994">
                <text:p>0.782994</text:p>
              </table:table-cell>
              <table:table-cell office:value-type="float" office:value="0.783158">
                <text:p>0.783158</text:p>
              </table:table-cell>
              <table:table-cell office:value-type="float" office:value="0.783338">
                <text:p>0.783338</text:p>
              </table:table-cell>
              <table:table-cell office:value-type="float" office:value="0.783501">
                <text:p>0.783501</text:p>
              </table:table-cell>
              <table:table-cell office:value-type="float" office:value="0.783647">
                <text:p>0.783647</text:p>
              </table:table-cell>
              <table:table-cell office:value-type="float" office:value="0.794208">
                <text:p>0.794208</text:p>
              </table:table-cell>
              <table:table-cell office:value-type="float" office:value="0.86046">
                <text:p>0.86046</text:p>
              </table:table-cell>
              <table:table-cell office:value-type="float" office:value="0.780305">
                <text:p>0.7803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36305">
                <text:p>0.736305</text:p>
              </table:table-cell>
              <table:table-cell office:value-type="float" office:value="0.78224">
                <text:p>0.78224</text:p>
              </table:table-cell>
              <table:table-cell office:value-type="float" office:value="0.782558">
                <text:p>0.782558</text:p>
              </table:table-cell>
              <table:table-cell office:value-type="float" office:value="0.78277">
                <text:p>0.78277</text:p>
              </table:table-cell>
              <table:table-cell office:value-type="float" office:value="0.783001">
                <text:p>0.783001</text:p>
              </table:table-cell>
              <table:table-cell office:value-type="float" office:value="0.783192">
                <text:p>0.783192</text:p>
              </table:table-cell>
              <table:table-cell office:value-type="float" office:value="0.78336">
                <text:p>0.78336</text:p>
              </table:table-cell>
              <table:table-cell office:value-type="float" office:value="0.78351">
                <text:p>0.78351</text:p>
              </table:table-cell>
              <table:table-cell office:value-type="float" office:value="0.783686">
                <text:p>0.783686</text:p>
              </table:table-cell>
              <table:table-cell office:value-type="float" office:value="0.792173">
                <text:p>0.792173</text:p>
              </table:table-cell>
              <table:table-cell office:value-type="float" office:value="0.86046">
                <text:p>0.86046</text:p>
              </table:table-cell>
              <table:table-cell office:value-type="float" office:value="0.779279">
                <text:p>0.77927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17761">
                <text:p>0.717761</text:p>
              </table:table-cell>
              <table:table-cell office:value-type="float" office:value="0.782317">
                <text:p>0.782317</text:p>
              </table:table-cell>
              <table:table-cell office:value-type="float" office:value="0.78255">
                <text:p>0.78255</text:p>
              </table:table-cell>
              <table:table-cell office:value-type="float" office:value="0.782757">
                <text:p>0.782757</text:p>
              </table:table-cell>
              <table:table-cell office:value-type="float" office:value="0.783014">
                <text:p>0.783014</text:p>
              </table:table-cell>
              <table:table-cell office:value-type="float" office:value="0.783224">
                <text:p>0.783224</text:p>
              </table:table-cell>
              <table:table-cell office:value-type="float" office:value="0.7834">
                <text:p>0.7834</text:p>
              </table:table-cell>
              <table:table-cell office:value-type="float" office:value="0.783547">
                <text:p>0.783547</text:p>
              </table:table-cell>
              <table:table-cell office:value-type="float" office:value="0.78371">
                <text:p>0.78371</text:p>
              </table:table-cell>
              <table:table-cell office:value-type="float" office:value="0.792952">
                <text:p>0.792952</text:p>
              </table:table-cell>
              <table:table-cell office:value-type="float" office:value="0.86046">
                <text:p>0.86046</text:p>
              </table:table-cell>
              <table:table-cell office:value-type="float" office:value="0.777523">
                <text:p>0.77752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66373">
                <text:p>0.766373</text:p>
              </table:table-cell>
              <table:table-cell office:value-type="float" office:value="0.782285">
                <text:p>0.782285</text:p>
              </table:table-cell>
              <table:table-cell office:value-type="float" office:value="0.782629">
                <text:p>0.782629</text:p>
              </table:table-cell>
              <table:table-cell office:value-type="float" office:value="0.782883">
                <text:p>0.782883</text:p>
              </table:table-cell>
              <table:table-cell office:value-type="float" office:value="0.783067">
                <text:p>0.783067</text:p>
              </table:table-cell>
              <table:table-cell office:value-type="float" office:value="0.783214">
                <text:p>0.783214</text:p>
              </table:table-cell>
              <table:table-cell office:value-type="float" office:value="0.783383">
                <text:p>0.783383</text:p>
              </table:table-cell>
              <table:table-cell office:value-type="float" office:value="0.783524">
                <text:p>0.783524</text:p>
              </table:table-cell>
              <table:table-cell office:value-type="float" office:value="0.78367">
                <text:p>0.78367</text:p>
              </table:table-cell>
              <table:table-cell office:value-type="float" office:value="0.794246">
                <text:p>0.794246</text:p>
              </table:table-cell>
              <table:table-cell office:value-type="float" office:value="0.86046">
                <text:p>0.86046</text:p>
              </table:table-cell>
              <table:table-cell office:value-type="float" office:value="0.782527">
                <text:p>0.78252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37563">
                <text:p>0.737563</text:p>
              </table:table-cell>
              <table:table-cell office:value-type="float" office:value="0.782078">
                <text:p>0.782078</text:p>
              </table:table-cell>
              <table:table-cell office:value-type="float" office:value="0.782608">
                <text:p>0.782608</text:p>
              </table:table-cell>
              <table:table-cell office:value-type="float" office:value="0.782838">
                <text:p>0.782838</text:p>
              </table:table-cell>
              <table:table-cell office:value-type="float" office:value="0.783035">
                <text:p>0.783035</text:p>
              </table:table-cell>
              <table:table-cell office:value-type="float" office:value="0.783211">
                <text:p>0.783211</text:p>
              </table:table-cell>
              <table:table-cell office:value-type="float" office:value="0.783388">
                <text:p>0.783388</text:p>
              </table:table-cell>
              <table:table-cell office:value-type="float" office:value="0.783526">
                <text:p>0.783526</text:p>
              </table:table-cell>
              <table:table-cell office:value-type="float" office:value="0.783678">
                <text:p>0.783678</text:p>
              </table:table-cell>
              <table:table-cell office:value-type="float" office:value="0.795561">
                <text:p>0.795561</text:p>
              </table:table-cell>
              <table:table-cell office:value-type="float" office:value="0.86046">
                <text:p>0.86046</text:p>
              </table:table-cell>
              <table:table-cell office:value-type="float" office:value="0.779748">
                <text:p>0.7797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13867">
                <text:p>0.713867</text:p>
              </table:table-cell>
              <table:table-cell office:value-type="float" office:value="0.782147">
                <text:p>0.782147</text:p>
              </table:table-cell>
              <table:table-cell office:value-type="float" office:value="0.78265">
                <text:p>0.78265</text:p>
              </table:table-cell>
              <table:table-cell office:value-type="float" office:value="0.782904">
                <text:p>0.782904</text:p>
              </table:table-cell>
              <table:table-cell office:value-type="float" office:value="0.783143">
                <text:p>0.783143</text:p>
              </table:table-cell>
              <table:table-cell office:value-type="float" office:value="0.783343">
                <text:p>0.783343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595">
                <text:p>0.783595</text:p>
              </table:table-cell>
              <table:table-cell office:value-type="float" office:value="0.783701">
                <text:p>0.783701</text:p>
              </table:table-cell>
              <table:table-cell office:value-type="float" office:value="0.795655">
                <text:p>0.795655</text:p>
              </table:table-cell>
              <table:table-cell office:value-type="float" office:value="0.86046">
                <text:p>0.86046</text:p>
              </table:table-cell>
              <table:table-cell office:value-type="float" office:value="0.777446">
                <text:p>0.7774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31826">
                <text:p>0.731826</text:p>
              </table:table-cell>
              <table:table-cell office:value-type="float" office:value="0.782245">
                <text:p>0.782245</text:p>
              </table:table-cell>
              <table:table-cell office:value-type="float" office:value="0.782632">
                <text:p>0.782632</text:p>
              </table:table-cell>
              <table:table-cell office:value-type="float" office:value="0.782894">
                <text:p>0.782894</text:p>
              </table:table-cell>
              <table:table-cell office:value-type="float" office:value="0.783122">
                <text:p>0.783122</text:p>
              </table:table-cell>
              <table:table-cell office:value-type="float" office:value="0.783331">
                <text:p>0.783331</text:p>
              </table:table-cell>
              <table:table-cell office:value-type="float" office:value="0.783457">
                <text:p>0.783457</text:p>
              </table:table-cell>
              <table:table-cell office:value-type="float" office:value="0.783598">
                <text:p>0.783598</text:p>
              </table:table-cell>
              <table:table-cell office:value-type="float" office:value="0.783739">
                <text:p>0.783739</text:p>
              </table:table-cell>
              <table:table-cell office:value-type="float" office:value="0.79399">
                <text:p>0.79399</text:p>
              </table:table-cell>
              <table:table-cell office:value-type="float" office:value="0.86046">
                <text:p>0.86046</text:p>
              </table:table-cell>
              <table:table-cell office:value-type="float" office:value="0.779083">
                <text:p>0.7790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20966">
                <text:p>0.720966</text:p>
              </table:table-cell>
              <table:table-cell office:value-type="float" office:value="0.782233">
                <text:p>0.782233</text:p>
              </table:table-cell>
              <table:table-cell office:value-type="float" office:value="0.782583">
                <text:p>0.782583</text:p>
              </table:table-cell>
              <table:table-cell office:value-type="float" office:value="0.782815">
                <text:p>0.782815</text:p>
              </table:table-cell>
              <table:table-cell office:value-type="float" office:value="0.783074">
                <text:p>0.783074</text:p>
              </table:table-cell>
              <table:table-cell office:value-type="float" office:value="0.783291">
                <text:p>0.783291</text:p>
              </table:table-cell>
              <table:table-cell office:value-type="float" office:value="0.783435">
                <text:p>0.783435</text:p>
              </table:table-cell>
              <table:table-cell office:value-type="float" office:value="0.783567">
                <text:p>0.783567</text:p>
              </table:table-cell>
              <table:table-cell office:value-type="float" office:value="0.783693">
                <text:p>0.783693</text:p>
              </table:table-cell>
              <table:table-cell office:value-type="float" office:value="0.793924">
                <text:p>0.793924</text:p>
              </table:table-cell>
              <table:table-cell office:value-type="float" office:value="0.86046">
                <text:p>0.86046</text:p>
              </table:table-cell>
              <table:table-cell office:value-type="float" office:value="0.777958">
                <text:p>0.7779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43477">
                <text:p>0.743477</text:p>
              </table:table-cell>
              <table:table-cell office:value-type="float" office:value="0.782244">
                <text:p>0.782244</text:p>
              </table:table-cell>
              <table:table-cell office:value-type="float" office:value="0.782597">
                <text:p>0.782597</text:p>
              </table:table-cell>
              <table:table-cell office:value-type="float" office:value="0.782818">
                <text:p>0.782818</text:p>
              </table:table-cell>
              <table:table-cell office:value-type="float" office:value="0.78304">
                <text:p>0.78304</text:p>
              </table:table-cell>
              <table:table-cell office:value-type="float" office:value="0.783269">
                <text:p>0.783269</text:p>
              </table:table-cell>
              <table:table-cell office:value-type="float" office:value="0.783448">
                <text:p>0.783448</text:p>
              </table:table-cell>
              <table:table-cell office:value-type="float" office:value="0.783591">
                <text:p>0.783591</text:p>
              </table:table-cell>
              <table:table-cell office:value-type="float" office:value="0.783754">
                <text:p>0.783754</text:p>
              </table:table-cell>
              <table:table-cell office:value-type="float" office:value="0.792305">
                <text:p>0.792305</text:p>
              </table:table-cell>
              <table:table-cell office:value-type="float" office:value="0.86046">
                <text:p>0.86046</text:p>
              </table:table-cell>
              <table:table-cell office:value-type="float" office:value="0.780054">
                <text:p>0.78005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46023">
                <text:p>0.746023</text:p>
              </table:table-cell>
              <table:table-cell office:value-type="float" office:value="0.782263">
                <text:p>0.782263</text:p>
              </table:table-cell>
              <table:table-cell office:value-type="float" office:value="0.782633">
                <text:p>0.782633</text:p>
              </table:table-cell>
              <table:table-cell office:value-type="float" office:value="0.782862">
                <text:p>0.782862</text:p>
              </table:table-cell>
              <table:table-cell office:value-type="float" office:value="0.783102">
                <text:p>0.783102</text:p>
              </table:table-cell>
              <table:table-cell office:value-type="float" office:value="0.783331">
                <text:p>0.783331</text:p>
              </table:table-cell>
              <table:table-cell office:value-type="float" office:value="0.783485">
                <text:p>0.783485</text:p>
              </table:table-cell>
              <table:table-cell office:value-type="float" office:value="0.783605">
                <text:p>0.783605</text:p>
              </table:table-cell>
              <table:table-cell office:value-type="float" office:value="0.783788">
                <text:p>0.783788</text:p>
              </table:table-cell>
              <table:table-cell office:value-type="float" office:value="0.796196">
                <text:p>0.796196</text:p>
              </table:table-cell>
              <table:table-cell office:value-type="float" office:value="0.865448">
                <text:p>0.865448</text:p>
              </table:table-cell>
              <table:table-cell office:value-type="float" office:value="0.780729">
                <text:p>0.7807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67299">
                <text:p>0.767299</text:p>
              </table:table-cell>
              <table:table-cell office:value-type="float" office:value="0.78232">
                <text:p>0.78232</text:p>
              </table:table-cell>
              <table:table-cell office:value-type="float" office:value="0.782636">
                <text:p>0.782636</text:p>
              </table:table-cell>
              <table:table-cell office:value-type="float" office:value="0.782882">
                <text:p>0.782882</text:p>
              </table:table-cell>
              <table:table-cell office:value-type="float" office:value="0.783121">
                <text:p>0.783121</text:p>
              </table:table-cell>
              <table:table-cell office:value-type="float" office:value="0.783323">
                <text:p>0.783323</text:p>
              </table:table-cell>
              <table:table-cell office:value-type="float" office:value="0.783492">
                <text:p>0.783492</text:p>
              </table:table-cell>
              <table:table-cell office:value-type="float" office:value="0.783597">
                <text:p>0.783597</text:p>
              </table:table-cell>
              <table:table-cell office:value-type="float" office:value="0.7838">
                <text:p>0.7838</text:p>
              </table:table-cell>
              <table:table-cell office:value-type="float" office:value="0.796459">
                <text:p>0.796459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893">
                <text:p>0.78289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68331">
                <text:p>0.768331</text:p>
              </table:table-cell>
              <table:table-cell office:value-type="float" office:value="0.782117">
                <text:p>0.782117</text:p>
              </table:table-cell>
              <table:table-cell office:value-type="float" office:value="0.78255">
                <text:p>0.78255</text:p>
              </table:table-cell>
              <table:table-cell office:value-type="float" office:value="0.782839">
                <text:p>0.782839</text:p>
              </table:table-cell>
              <table:table-cell office:value-type="float" office:value="0.783089">
                <text:p>0.783089</text:p>
              </table:table-cell>
              <table:table-cell office:value-type="float" office:value="0.783278">
                <text:p>0.783278</text:p>
              </table:table-cell>
              <table:table-cell office:value-type="float" office:value="0.783456">
                <text:p>0.783456</text:p>
              </table:table-cell>
              <table:table-cell office:value-type="float" office:value="0.783581">
                <text:p>0.783581</text:p>
              </table:table-cell>
              <table:table-cell office:value-type="float" office:value="0.783731">
                <text:p>0.783731</text:p>
              </table:table-cell>
              <table:table-cell office:value-type="float" office:value="0.794696">
                <text:p>0.794696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767">
                <text:p>0.7827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089">
                <text:p>0.7089</text:p>
              </table:table-cell>
              <table:table-cell office:value-type="float" office:value="0.781695">
                <text:p>0.781695</text:p>
              </table:table-cell>
              <table:table-cell office:value-type="float" office:value="0.782401">
                <text:p>0.782401</text:p>
              </table:table-cell>
              <table:table-cell office:value-type="float" office:value="0.782733">
                <text:p>0.782733</text:p>
              </table:table-cell>
              <table:table-cell office:value-type="float" office:value="0.783015">
                <text:p>0.783015</text:p>
              </table:table-cell>
              <table:table-cell office:value-type="float" office:value="0.783221">
                <text:p>0.783221</text:p>
              </table:table-cell>
              <table:table-cell office:value-type="float" office:value="0.783415">
                <text:p>0.783415</text:p>
              </table:table-cell>
              <table:table-cell office:value-type="float" office:value="0.783563">
                <text:p>0.783563</text:p>
              </table:table-cell>
              <table:table-cell office:value-type="float" office:value="0.783717">
                <text:p>0.783717</text:p>
              </table:table-cell>
              <table:table-cell office:value-type="float" office:value="0.794713">
                <text:p>0.794713</text:p>
              </table:table-cell>
              <table:table-cell office:value-type="float" office:value="0.865448">
                <text:p>0.865448</text:p>
              </table:table-cell>
              <table:table-cell office:value-type="float" office:value="0.776737">
                <text:p>0.77673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27805">
                <text:p>0.727805</text:p>
              </table:table-cell>
              <table:table-cell office:value-type="float" office:value="0.781981">
                <text:p>0.781981</text:p>
              </table:table-cell>
              <table:table-cell office:value-type="float" office:value="0.782435">
                <text:p>0.782435</text:p>
              </table:table-cell>
              <table:table-cell office:value-type="float" office:value="0.782781">
                <text:p>0.782781</text:p>
              </table:table-cell>
              <table:table-cell office:value-type="float" office:value="0.783117">
                <text:p>0.783117</text:p>
              </table:table-cell>
              <table:table-cell office:value-type="float" office:value="0.783306">
                <text:p>0.783306</text:p>
              </table:table-cell>
              <table:table-cell office:value-type="float" office:value="0.783477">
                <text:p>0.783477</text:p>
              </table:table-cell>
              <table:table-cell office:value-type="float" office:value="0.783611">
                <text:p>0.783611</text:p>
              </table:table-cell>
              <table:table-cell office:value-type="float" office:value="0.783743">
                <text:p>0.783743</text:p>
              </table:table-cell>
              <table:table-cell office:value-type="float" office:value="0.79492">
                <text:p>0.79492</text:p>
              </table:table-cell>
              <table:table-cell office:value-type="float" office:value="0.865448">
                <text:p>0.865448</text:p>
              </table:table-cell>
              <table:table-cell office:value-type="float" office:value="0.778718">
                <text:p>0.7787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32718">
                <text:p>0.732718</text:p>
              </table:table-cell>
              <table:table-cell office:value-type="float" office:value="0.782321">
                <text:p>0.782321</text:p>
              </table:table-cell>
              <table:table-cell office:value-type="float" office:value="0.782622">
                <text:p>0.782622</text:p>
              </table:table-cell>
              <table:table-cell office:value-type="float" office:value="0.782899">
                <text:p>0.782899</text:p>
              </table:table-cell>
              <table:table-cell office:value-type="float" office:value="0.783131">
                <text:p>0.783131</text:p>
              </table:table-cell>
              <table:table-cell office:value-type="float" office:value="0.78332">
                <text:p>0.78332</text:p>
              </table:table-cell>
              <table:table-cell office:value-type="float" office:value="0.783493">
                <text:p>0.783493</text:p>
              </table:table-cell>
              <table:table-cell office:value-type="float" office:value="0.783619">
                <text:p>0.783619</text:p>
              </table:table-cell>
              <table:table-cell office:value-type="float" office:value="0.783748">
                <text:p>0.783748</text:p>
              </table:table-cell>
              <table:table-cell office:value-type="float" office:value="0.793388">
                <text:p>0.793388</text:p>
              </table:table-cell>
              <table:table-cell office:value-type="float" office:value="0.865448">
                <text:p>0.865448</text:p>
              </table:table-cell>
              <table:table-cell office:value-type="float" office:value="0.779126">
                <text:p>0.7791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29604">
                <text:p>0.729604</text:p>
              </table:table-cell>
              <table:table-cell office:value-type="float" office:value="0.78234">
                <text:p>0.78234</text:p>
              </table:table-cell>
              <table:table-cell office:value-type="float" office:value="0.78265">
                <text:p>0.78265</text:p>
              </table:table-cell>
              <table:table-cell office:value-type="float" office:value="0.782904">
                <text:p>0.782904</text:p>
              </table:table-cell>
              <table:table-cell office:value-type="float" office:value="0.783142">
                <text:p>0.783142</text:p>
              </table:table-cell>
              <table:table-cell office:value-type="float" office:value="0.783353">
                <text:p>0.783353</text:p>
              </table:table-cell>
              <table:table-cell office:value-type="float" office:value="0.783501">
                <text:p>0.783501</text:p>
              </table:table-cell>
              <table:table-cell office:value-type="float" office:value="0.783634">
                <text:p>0.783634</text:p>
              </table:table-cell>
              <table:table-cell office:value-type="float" office:value="0.783766">
                <text:p>0.783766</text:p>
              </table:table-cell>
              <table:table-cell office:value-type="float" office:value="0.794625">
                <text:p>0.794625</text:p>
              </table:table-cell>
              <table:table-cell office:value-type="float" office:value="0.865448">
                <text:p>0.865448</text:p>
              </table:table-cell>
              <table:table-cell office:value-type="float" office:value="0.778952">
                <text:p>0.7789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57942">
                <text:p>0.757942</text:p>
              </table:table-cell>
              <table:table-cell office:value-type="float" office:value="0.782512">
                <text:p>0.782512</text:p>
              </table:table-cell>
              <table:table-cell office:value-type="float" office:value="0.782762">
                <text:p>0.782762</text:p>
              </table:table-cell>
              <table:table-cell office:value-type="float" office:value="0.782975">
                <text:p>0.782975</text:p>
              </table:table-cell>
              <table:table-cell office:value-type="float" office:value="0.783157">
                <text:p>0.783157</text:p>
              </table:table-cell>
              <table:table-cell office:value-type="float" office:value="0.783356">
                <text:p>0.783356</text:p>
              </table:table-cell>
              <table:table-cell office:value-type="float" office:value="0.783506">
                <text:p>0.783506</text:p>
              </table:table-cell>
              <table:table-cell office:value-type="float" office:value="0.783616">
                <text:p>0.783616</text:p>
              </table:table-cell>
              <table:table-cell office:value-type="float" office:value="0.783729">
                <text:p>0.783729</text:p>
              </table:table-cell>
              <table:table-cell office:value-type="float" office:value="0.793247">
                <text:p>0.793247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68">
                <text:p>0.781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11135">
                <text:p>0.711135</text:p>
              </table:table-cell>
              <table:table-cell office:value-type="float" office:value="0.782454">
                <text:p>0.782454</text:p>
              </table:table-cell>
              <table:table-cell office:value-type="float" office:value="0.782761">
                <text:p>0.782761</text:p>
              </table:table-cell>
              <table:table-cell office:value-type="float" office:value="0.783001">
                <text:p>0.783001</text:p>
              </table:table-cell>
              <table:table-cell office:value-type="float" office:value="0.783216">
                <text:p>0.783216</text:p>
              </table:table-cell>
              <table:table-cell office:value-type="float" office:value="0.783396">
                <text:p>0.783396</text:p>
              </table:table-cell>
              <table:table-cell office:value-type="float" office:value="0.783542">
                <text:p>0.783542</text:p>
              </table:table-cell>
              <table:table-cell office:value-type="float" office:value="0.783637">
                <text:p>0.783637</text:p>
              </table:table-cell>
              <table:table-cell office:value-type="float" office:value="0.783767">
                <text:p>0.783767</text:p>
              </table:table-cell>
              <table:table-cell office:value-type="float" office:value="0.792512">
                <text:p>0.792512</text:p>
              </table:table-cell>
              <table:table-cell office:value-type="float" office:value="0.865448">
                <text:p>0.865448</text:p>
              </table:table-cell>
              <table:table-cell office:value-type="float" office:value="0.776942">
                <text:p>0.77694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08005">
                <text:p>0.708005</text:p>
              </table:table-cell>
              <table:table-cell office:value-type="float" office:value="0.782318">
                <text:p>0.782318</text:p>
              </table:table-cell>
              <table:table-cell office:value-type="float" office:value="0.782747">
                <text:p>0.782747</text:p>
              </table:table-cell>
              <table:table-cell office:value-type="float" office:value="0.783008">
                <text:p>0.783008</text:p>
              </table:table-cell>
              <table:table-cell office:value-type="float" office:value="0.783222">
                <text:p>0.783222</text:p>
              </table:table-cell>
              <table:table-cell office:value-type="float" office:value="0.783402">
                <text:p>0.783402</text:p>
              </table:table-cell>
              <table:table-cell office:value-type="float" office:value="0.78354">
                <text:p>0.78354</text:p>
              </table:table-cell>
              <table:table-cell office:value-type="float" office:value="0.783644">
                <text:p>0.783644</text:p>
              </table:table-cell>
              <table:table-cell office:value-type="float" office:value="0.783764">
                <text:p>0.783764</text:p>
              </table:table-cell>
              <table:table-cell office:value-type="float" office:value="0.789687">
                <text:p>0.789687</text:p>
              </table:table-cell>
              <table:table-cell office:value-type="float" office:value="0.865448">
                <text:p>0.865448</text:p>
              </table:table-cell>
              <table:table-cell office:value-type="float" office:value="0.776334">
                <text:p>0.7763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35567">
                <text:p>0.735567</text:p>
              </table:table-cell>
              <table:table-cell office:value-type="float" office:value="0.782283">
                <text:p>0.782283</text:p>
              </table:table-cell>
              <table:table-cell office:value-type="float" office:value="0.782667">
                <text:p>0.782667</text:p>
              </table:table-cell>
              <table:table-cell office:value-type="float" office:value="0.782968">
                <text:p>0.782968</text:p>
              </table:table-cell>
              <table:table-cell office:value-type="float" office:value="0.783191">
                <text:p>0.783191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529">
                <text:p>0.783529</text:p>
              </table:table-cell>
              <table:table-cell office:value-type="float" office:value="0.783658">
                <text:p>0.783658</text:p>
              </table:table-cell>
              <table:table-cell office:value-type="float" office:value="0.783786">
                <text:p>0.783786</text:p>
              </table:table-cell>
              <table:table-cell office:value-type="float" office:value="0.790744">
                <text:p>0.790744</text:p>
              </table:table-cell>
              <table:table-cell office:value-type="float" office:value="0.865448">
                <text:p>0.865448</text:p>
              </table:table-cell>
              <table:table-cell office:value-type="float" office:value="0.779177">
                <text:p>0.7791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49825">
                <text:p>0.749825</text:p>
              </table:table-cell>
              <table:table-cell office:value-type="float" office:value="0.782286">
                <text:p>0.782286</text:p>
              </table:table-cell>
              <table:table-cell office:value-type="float" office:value="0.782728">
                <text:p>0.782728</text:p>
              </table:table-cell>
              <table:table-cell office:value-type="float" office:value="0.782954">
                <text:p>0.782954</text:p>
              </table:table-cell>
              <table:table-cell office:value-type="float" office:value="0.783122">
                <text:p>0.783122</text:p>
              </table:table-cell>
              <table:table-cell office:value-type="float" office:value="0.783303">
                <text:p>0.783303</text:p>
              </table:table-cell>
              <table:table-cell office:value-type="float" office:value="0.783475">
                <text:p>0.783475</text:p>
              </table:table-cell>
              <table:table-cell office:value-type="float" office:value="0.783639">
                <text:p>0.783639</text:p>
              </table:table-cell>
              <table:table-cell office:value-type="float" office:value="0.783767">
                <text:p>0.783767</text:p>
              </table:table-cell>
              <table:table-cell office:value-type="float" office:value="0.791297">
                <text:p>0.791297</text:p>
              </table:table-cell>
              <table:table-cell office:value-type="float" office:value="0.865448">
                <text:p>0.865448</text:p>
              </table:table-cell>
              <table:table-cell office:value-type="float" office:value="0.78064">
                <text:p>0.7806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771514">
                <text:p>0.771514</text:p>
              </table:table-cell>
              <table:table-cell office:value-type="float" office:value="0.782273">
                <text:p>0.782273</text:p>
              </table:table-cell>
              <table:table-cell office:value-type="float" office:value="0.782623">
                <text:p>0.782623</text:p>
              </table:table-cell>
              <table:table-cell office:value-type="float" office:value="0.782868">
                <text:p>0.782868</text:p>
              </table:table-cell>
              <table:table-cell office:value-type="float" office:value="0.783053">
                <text:p>0.783053</text:p>
              </table:table-cell>
              <table:table-cell office:value-type="float" office:value="0.783238">
                <text:p>0.783238</text:p>
              </table:table-cell>
              <table:table-cell office:value-type="float" office:value="0.783434">
                <text:p>0.783434</text:p>
              </table:table-cell>
              <table:table-cell office:value-type="float" office:value="0.78362">
                <text:p>0.78362</text:p>
              </table:table-cell>
              <table:table-cell office:value-type="float" office:value="0.783763">
                <text:p>0.783763</text:p>
              </table:table-cell>
              <table:table-cell office:value-type="float" office:value="0.791365">
                <text:p>0.791365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775">
                <text:p>0.7827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48121">
                <text:p>0.748121</text:p>
              </table:table-cell>
              <table:table-cell office:value-type="float" office:value="0.782192">
                <text:p>0.782192</text:p>
              </table:table-cell>
              <table:table-cell office:value-type="float" office:value="0.782628">
                <text:p>0.782628</text:p>
              </table:table-cell>
              <table:table-cell office:value-type="float" office:value="0.78291">
                <text:p>0.78291</text:p>
              </table:table-cell>
              <table:table-cell office:value-type="float" office:value="0.783106">
                <text:p>0.783106</text:p>
              </table:table-cell>
              <table:table-cell office:value-type="float" office:value="0.783319">
                <text:p>0.783319</text:p>
              </table:table-cell>
              <table:table-cell office:value-type="float" office:value="0.783484">
                <text:p>0.783484</text:p>
              </table:table-cell>
              <table:table-cell office:value-type="float" office:value="0.783624">
                <text:p>0.783624</text:p>
              </table:table-cell>
              <table:table-cell office:value-type="float" office:value="0.783773">
                <text:p>0.783773</text:p>
              </table:table-cell>
              <table:table-cell office:value-type="float" office:value="0.792028">
                <text:p>0.792028</text:p>
              </table:table-cell>
              <table:table-cell office:value-type="float" office:value="0.865448">
                <text:p>0.865448</text:p>
              </table:table-cell>
              <table:table-cell office:value-type="float" office:value="0.780518">
                <text:p>0.78051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773074">
                <text:p>0.773074</text:p>
              </table:table-cell>
              <table:table-cell office:value-type="float" office:value="0.782303">
                <text:p>0.782303</text:p>
              </table:table-cell>
              <table:table-cell office:value-type="float" office:value="0.78276">
                <text:p>0.78276</text:p>
              </table:table-cell>
              <table:table-cell office:value-type="float" office:value="0.783006">
                <text:p>0.783006</text:p>
              </table:table-cell>
              <table:table-cell office:value-type="float" office:value="0.7832">
                <text:p>0.7832</text:p>
              </table:table-cell>
              <table:table-cell office:value-type="float" office:value="0.783344">
                <text:p>0.783344</text:p>
              </table:table-cell>
              <table:table-cell office:value-type="float" office:value="0.783482">
                <text:p>0.783482</text:p>
              </table:table-cell>
              <table:table-cell office:value-type="float" office:value="0.783617">
                <text:p>0.783617</text:p>
              </table:table-cell>
              <table:table-cell office:value-type="float" office:value="0.783752">
                <text:p>0.783752</text:p>
              </table:table-cell>
              <table:table-cell office:value-type="float" office:value="0.792068">
                <text:p>0.792068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061">
                <text:p>0.7830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53452">
                <text:p>0.753452</text:p>
              </table:table-cell>
              <table:table-cell office:value-type="float" office:value="0.78237">
                <text:p>0.78237</text:p>
              </table:table-cell>
              <table:table-cell office:value-type="float" office:value="0.782774">
                <text:p>0.782774</text:p>
              </table:table-cell>
              <table:table-cell office:value-type="float" office:value="0.783">
                <text:p>0.783</text:p>
              </table:table-cell>
              <table:table-cell office:value-type="float" office:value="0.783233">
                <text:p>0.783233</text:p>
              </table:table-cell>
              <table:table-cell office:value-type="float" office:value="0.783394">
                <text:p>0.783394</text:p>
              </table:table-cell>
              <table:table-cell office:value-type="float" office:value="0.783519">
                <text:p>0.783519</text:p>
              </table:table-cell>
              <table:table-cell office:value-type="float" office:value="0.783665">
                <text:p>0.783665</text:p>
              </table:table-cell>
              <table:table-cell office:value-type="float" office:value="0.783855">
                <text:p>0.783855</text:p>
              </table:table-cell>
              <table:table-cell office:value-type="float" office:value="0.792157">
                <text:p>0.792157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142">
                <text:p>0.7811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76441">
                <text:p>0.776441</text:p>
              </table:table-cell>
              <table:table-cell office:value-type="float" office:value="0.782584">
                <text:p>0.782584</text:p>
              </table:table-cell>
              <table:table-cell office:value-type="float" office:value="0.782902">
                <text:p>0.782902</text:p>
              </table:table-cell>
              <table:table-cell office:value-type="float" office:value="0.783152">
                <text:p>0.783152</text:p>
              </table:table-cell>
              <table:table-cell office:value-type="float" office:value="0.78335">
                <text:p>0.78335</text:p>
              </table:table-cell>
              <table:table-cell office:value-type="float" office:value="0.783491">
                <text:p>0.783491</text:p>
              </table:table-cell>
              <table:table-cell office:value-type="float" office:value="0.783588">
                <text:p>0.783588</text:p>
              </table:table-cell>
              <table:table-cell office:value-type="float" office:value="0.7837">
                <text:p>0.7837</text:p>
              </table:table-cell>
              <table:table-cell office:value-type="float" office:value="0.783857">
                <text:p>0.783857</text:p>
              </table:table-cell>
              <table:table-cell office:value-type="float" office:value="0.792704">
                <text:p>0.792704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577">
                <text:p>0.78357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6085">
                <text:p>0.76085</text:p>
              </table:table-cell>
              <table:table-cell office:value-type="float" office:value="0.781887">
                <text:p>0.781887</text:p>
              </table:table-cell>
              <table:table-cell office:value-type="float" office:value="0.782621">
                <text:p>0.782621</text:p>
              </table:table-cell>
              <table:table-cell office:value-type="float" office:value="0.782943">
                <text:p>0.782943</text:p>
              </table:table-cell>
              <table:table-cell office:value-type="float" office:value="0.783117">
                <text:p>0.783117</text:p>
              </table:table-cell>
              <table:table-cell office:value-type="float" office:value="0.783333">
                <text:p>0.783333</text:p>
              </table:table-cell>
              <table:table-cell office:value-type="float" office:value="0.783516">
                <text:p>0.783516</text:p>
              </table:table-cell>
              <table:table-cell office:value-type="float" office:value="0.783687">
                <text:p>0.783687</text:p>
              </table:table-cell>
              <table:table-cell office:value-type="float" office:value="0.783836">
                <text:p>0.783836</text:p>
              </table:table-cell>
              <table:table-cell office:value-type="float" office:value="0.791911">
                <text:p>0.791911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77">
                <text:p>0.781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5977">
                <text:p>0.775977</text:p>
              </table:table-cell>
              <table:table-cell office:value-type="float" office:value="0.782443">
                <text:p>0.782443</text:p>
              </table:table-cell>
              <table:table-cell office:value-type="float" office:value="0.782766">
                <text:p>0.782766</text:p>
              </table:table-cell>
              <table:table-cell office:value-type="float" office:value="0.782983">
                <text:p>0.782983</text:p>
              </table:table-cell>
              <table:table-cell office:value-type="float" office:value="0.783128">
                <text:p>0.783128</text:p>
              </table:table-cell>
              <table:table-cell office:value-type="float" office:value="0.783351">
                <text:p>0.783351</text:p>
              </table:table-cell>
              <table:table-cell office:value-type="float" office:value="0.783553">
                <text:p>0.783553</text:p>
              </table:table-cell>
              <table:table-cell office:value-type="float" office:value="0.7837">
                <text:p>0.7837</text:p>
              </table:table-cell>
              <table:table-cell office:value-type="float" office:value="0.783844">
                <text:p>0.783844</text:p>
              </table:table-cell>
              <table:table-cell office:value-type="float" office:value="0.793605">
                <text:p>0.793605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535">
                <text:p>0.78353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80157">
                <text:p>0.780157</text:p>
              </table:table-cell>
              <table:table-cell office:value-type="float" office:value="0.782505">
                <text:p>0.782505</text:p>
              </table:table-cell>
              <table:table-cell office:value-type="float" office:value="0.782748">
                <text:p>0.782748</text:p>
              </table:table-cell>
              <table:table-cell office:value-type="float" office:value="0.78295">
                <text:p>0.78295</text:p>
              </table:table-cell>
              <table:table-cell office:value-type="float" office:value="0.783164">
                <text:p>0.783164</text:p>
              </table:table-cell>
              <table:table-cell office:value-type="float" office:value="0.783371">
                <text:p>0.783371</text:p>
              </table:table-cell>
              <table:table-cell office:value-type="float" office:value="0.783538">
                <text:p>0.783538</text:p>
              </table:table-cell>
              <table:table-cell office:value-type="float" office:value="0.783692">
                <text:p>0.783692</text:p>
              </table:table-cell>
              <table:table-cell office:value-type="float" office:value="0.783835">
                <text:p>0.783835</text:p>
              </table:table-cell>
              <table:table-cell office:value-type="float" office:value="0.797343">
                <text:p>0.797343</text:p>
              </table:table-cell>
              <table:table-cell office:value-type="float" office:value="0.865448">
                <text:p>0.865448</text:p>
              </table:table-cell>
              <table:table-cell office:value-type="float" office:value="0.78433">
                <text:p>0.784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60468">
                <text:p>0.760468</text:p>
              </table:table-cell>
              <table:table-cell office:value-type="float" office:value="0.782422">
                <text:p>0.782422</text:p>
              </table:table-cell>
              <table:table-cell office:value-type="float" office:value="0.782744">
                <text:p>0.782744</text:p>
              </table:table-cell>
              <table:table-cell office:value-type="float" office:value="0.782939">
                <text:p>0.782939</text:p>
              </table:table-cell>
              <table:table-cell office:value-type="float" office:value="0.783154">
                <text:p>0.783154</text:p>
              </table:table-cell>
              <table:table-cell office:value-type="float" office:value="0.78337">
                <text:p>0.78337</text:p>
              </table:table-cell>
              <table:table-cell office:value-type="float" office:value="0.783537">
                <text:p>0.783537</text:p>
              </table:table-cell>
              <table:table-cell office:value-type="float" office:value="0.783673">
                <text:p>0.783673</text:p>
              </table:table-cell>
              <table:table-cell office:value-type="float" office:value="0.783819">
                <text:p>0.783819</text:p>
              </table:table-cell>
              <table:table-cell office:value-type="float" office:value="0.794108">
                <text:p>0.794108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023">
                <text:p>0.7820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65202">
                <text:p>0.765202</text:p>
              </table:table-cell>
              <table:table-cell office:value-type="float" office:value="0.782344">
                <text:p>0.782344</text:p>
              </table:table-cell>
              <table:table-cell office:value-type="float" office:value="0.782667">
                <text:p>0.782667</text:p>
              </table:table-cell>
              <table:table-cell office:value-type="float" office:value="0.782891">
                <text:p>0.782891</text:p>
              </table:table-cell>
              <table:table-cell office:value-type="float" office:value="0.783117">
                <text:p>0.783117</text:p>
              </table:table-cell>
              <table:table-cell office:value-type="float" office:value="0.78335">
                <text:p>0.78335</text:p>
              </table:table-cell>
              <table:table-cell office:value-type="float" office:value="0.78354">
                <text:p>0.78354</text:p>
              </table:table-cell>
              <table:table-cell office:value-type="float" office:value="0.783672">
                <text:p>0.783672</text:p>
              </table:table-cell>
              <table:table-cell office:value-type="float" office:value="0.783822">
                <text:p>0.783822</text:p>
              </table:table-cell>
              <table:table-cell office:value-type="float" office:value="0.79434">
                <text:p>0.79434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494">
                <text:p>0.78249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58508">
                <text:p>0.758508</text:p>
              </table:table-cell>
              <table:table-cell office:value-type="float" office:value="0.782351">
                <text:p>0.782351</text:p>
              </table:table-cell>
              <table:table-cell office:value-type="float" office:value="0.782615">
                <text:p>0.782615</text:p>
              </table:table-cell>
              <table:table-cell office:value-type="float" office:value="0.782832">
                <text:p>0.782832</text:p>
              </table:table-cell>
              <table:table-cell office:value-type="float" office:value="0.783008">
                <text:p>0.783008</text:p>
              </table:table-cell>
              <table:table-cell office:value-type="float" office:value="0.783214">
                <text:p>0.783214</text:p>
              </table:table-cell>
              <table:table-cell office:value-type="float" office:value="0.783433">
                <text:p>0.783433</text:p>
              </table:table-cell>
              <table:table-cell office:value-type="float" office:value="0.783609">
                <text:p>0.783609</text:p>
              </table:table-cell>
              <table:table-cell office:value-type="float" office:value="0.783779">
                <text:p>0.783779</text:p>
              </table:table-cell>
              <table:table-cell office:value-type="float" office:value="0.794655">
                <text:p>0.794655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801">
                <text:p>0.7818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57122">
                <text:p>0.757122</text:p>
              </table:table-cell>
              <table:table-cell office:value-type="float" office:value="0.782383">
                <text:p>0.782383</text:p>
              </table:table-cell>
              <table:table-cell office:value-type="float" office:value="0.782648">
                <text:p>0.782648</text:p>
              </table:table-cell>
              <table:table-cell office:value-type="float" office:value="0.782837">
                <text:p>0.782837</text:p>
              </table:table-cell>
              <table:table-cell office:value-type="float" office:value="0.783033">
                <text:p>0.783033</text:p>
              </table:table-cell>
              <table:table-cell office:value-type="float" office:value="0.783289">
                <text:p>0.783289</text:p>
              </table:table-cell>
              <table:table-cell office:value-type="float" office:value="0.783504">
                <text:p>0.783504</text:p>
              </table:table-cell>
              <table:table-cell office:value-type="float" office:value="0.783652">
                <text:p>0.783652</text:p>
              </table:table-cell>
              <table:table-cell office:value-type="float" office:value="0.783821">
                <text:p>0.783821</text:p>
              </table:table-cell>
              <table:table-cell office:value-type="float" office:value="0.792014">
                <text:p>0.792014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43">
                <text:p>0.7814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25754">
                <text:p>0.725754</text:p>
              </table:table-cell>
              <table:table-cell office:value-type="float" office:value="0.782384">
                <text:p>0.782384</text:p>
              </table:table-cell>
              <table:table-cell office:value-type="float" office:value="0.782669">
                <text:p>0.782669</text:p>
              </table:table-cell>
              <table:table-cell office:value-type="float" office:value="0.782848">
                <text:p>0.782848</text:p>
              </table:table-cell>
              <table:table-cell office:value-type="float" office:value="0.783059">
                <text:p>0.783059</text:p>
              </table:table-cell>
              <table:table-cell office:value-type="float" office:value="0.783281">
                <text:p>0.783281</text:p>
              </table:table-cell>
              <table:table-cell office:value-type="float" office:value="0.783517">
                <text:p>0.783517</text:p>
              </table:table-cell>
              <table:table-cell office:value-type="float" office:value="0.783662">
                <text:p>0.783662</text:p>
              </table:table-cell>
              <table:table-cell office:value-type="float" office:value="0.78383">
                <text:p>0.78383</text:p>
              </table:table-cell>
              <table:table-cell office:value-type="float" office:value="0.792064">
                <text:p>0.792064</text:p>
              </table:table-cell>
              <table:table-cell office:value-type="float" office:value="0.865448">
                <text:p>0.865448</text:p>
              </table:table-cell>
              <table:table-cell office:value-type="float" office:value="0.778307">
                <text:p>0.77830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78017">
                <text:p>0.778017</text:p>
              </table:table-cell>
              <table:table-cell office:value-type="float" office:value="0.782401">
                <text:p>0.782401</text:p>
              </table:table-cell>
              <table:table-cell office:value-type="float" office:value="0.782676">
                <text:p>0.782676</text:p>
              </table:table-cell>
              <table:table-cell office:value-type="float" office:value="0.782879">
                <text:p>0.782879</text:p>
              </table:table-cell>
              <table:table-cell office:value-type="float" office:value="0.783107">
                <text:p>0.783107</text:p>
              </table:table-cell>
              <table:table-cell office:value-type="float" office:value="0.783323">
                <text:p>0.783323</text:p>
              </table:table-cell>
              <table:table-cell office:value-type="float" office:value="0.783509">
                <text:p>0.783509</text:p>
              </table:table-cell>
              <table:table-cell office:value-type="float" office:value="0.783643">
                <text:p>0.783643</text:p>
              </table:table-cell>
              <table:table-cell office:value-type="float" office:value="0.783803">
                <text:p>0.783803</text:p>
              </table:table-cell>
              <table:table-cell office:value-type="float" office:value="0.795392">
                <text:p>0.795392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875">
                <text:p>0.78387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68946">
                <text:p>0.768946</text:p>
              </table:table-cell>
              <table:table-cell office:value-type="float" office:value="0.782307">
                <text:p>0.782307</text:p>
              </table:table-cell>
              <table:table-cell office:value-type="float" office:value="0.78269">
                <text:p>0.78269</text:p>
              </table:table-cell>
              <table:table-cell office:value-type="float" office:value="0.782914">
                <text:p>0.782914</text:p>
              </table:table-cell>
              <table:table-cell office:value-type="float" office:value="0.783139">
                <text:p>0.783139</text:p>
              </table:table-cell>
              <table:table-cell office:value-type="float" office:value="0.783351">
                <text:p>0.783351</text:p>
              </table:table-cell>
              <table:table-cell office:value-type="float" office:value="0.783525">
                <text:p>0.783525</text:p>
              </table:table-cell>
              <table:table-cell office:value-type="float" office:value="0.783664">
                <text:p>0.783664</text:p>
              </table:table-cell>
              <table:table-cell office:value-type="float" office:value="0.783825">
                <text:p>0.783825</text:p>
              </table:table-cell>
              <table:table-cell office:value-type="float" office:value="0.794163">
                <text:p>0.794163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852">
                <text:p>0.78285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39449">
                <text:p>0.739449</text:p>
              </table:table-cell>
              <table:table-cell office:value-type="float" office:value="0.782412">
                <text:p>0.782412</text:p>
              </table:table-cell>
              <table:table-cell office:value-type="float" office:value="0.782692">
                <text:p>0.782692</text:p>
              </table:table-cell>
              <table:table-cell office:value-type="float" office:value="0.782934">
                <text:p>0.782934</text:p>
              </table:table-cell>
              <table:table-cell office:value-type="float" office:value="0.783139">
                <text:p>0.783139</text:p>
              </table:table-cell>
              <table:table-cell office:value-type="float" office:value="0.783379">
                <text:p>0.783379</text:p>
              </table:table-cell>
              <table:table-cell office:value-type="float" office:value="0.783519">
                <text:p>0.783519</text:p>
              </table:table-cell>
              <table:table-cell office:value-type="float" office:value="0.783639">
                <text:p>0.783639</text:p>
              </table:table-cell>
              <table:table-cell office:value-type="float" office:value="0.783793">
                <text:p>0.783793</text:p>
              </table:table-cell>
              <table:table-cell office:value-type="float" office:value="0.793071">
                <text:p>0.793071</text:p>
              </table:table-cell>
              <table:table-cell office:value-type="float" office:value="0.865448">
                <text:p>0.865448</text:p>
              </table:table-cell>
              <table:table-cell office:value-type="float" office:value="0.779803">
                <text:p>0.7798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9468">
                <text:p>0.759468</text:p>
              </table:table-cell>
              <table:table-cell office:value-type="float" office:value="0.782405">
                <text:p>0.782405</text:p>
              </table:table-cell>
              <table:table-cell office:value-type="float" office:value="0.782677">
                <text:p>0.782677</text:p>
              </table:table-cell>
              <table:table-cell office:value-type="float" office:value="0.782872">
                <text:p>0.782872</text:p>
              </table:table-cell>
              <table:table-cell office:value-type="float" office:value="0.783092">
                <text:p>0.783092</text:p>
              </table:table-cell>
              <table:table-cell office:value-type="float" office:value="0.783331">
                <text:p>0.783331</text:p>
              </table:table-cell>
              <table:table-cell office:value-type="float" office:value="0.783501">
                <text:p>0.783501</text:p>
              </table:table-cell>
              <table:table-cell office:value-type="float" office:value="0.783641">
                <text:p>0.783641</text:p>
              </table:table-cell>
              <table:table-cell office:value-type="float" office:value="0.783772">
                <text:p>0.783772</text:p>
              </table:table-cell>
              <table:table-cell office:value-type="float" office:value="0.792125">
                <text:p>0.792125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688">
                <text:p>0.78168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5738">
                <text:p>0.75738</text:p>
              </table:table-cell>
              <table:table-cell office:value-type="float" office:value="0.78236">
                <text:p>0.78236</text:p>
              </table:table-cell>
              <table:table-cell office:value-type="float" office:value="0.782616">
                <text:p>0.782616</text:p>
              </table:table-cell>
              <table:table-cell office:value-type="float" office:value="0.782841">
                <text:p>0.782841</text:p>
              </table:table-cell>
              <table:table-cell office:value-type="float" office:value="0.783019">
                <text:p>0.783019</text:p>
              </table:table-cell>
              <table:table-cell office:value-type="float" office:value="0.783253">
                <text:p>0.783253</text:p>
              </table:table-cell>
              <table:table-cell office:value-type="float" office:value="0.783464">
                <text:p>0.783464</text:p>
              </table:table-cell>
              <table:table-cell office:value-type="float" office:value="0.783591">
                <text:p>0.783591</text:p>
              </table:table-cell>
              <table:table-cell office:value-type="float" office:value="0.783707">
                <text:p>0.783707</text:p>
              </table:table-cell>
              <table:table-cell office:value-type="float" office:value="0.791778">
                <text:p>0.791778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401">
                <text:p>0.7814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64383">
                <text:p>0.764383</text:p>
              </table:table-cell>
              <table:table-cell office:value-type="float" office:value="0.782246">
                <text:p>0.782246</text:p>
              </table:table-cell>
              <table:table-cell office:value-type="float" office:value="0.782495">
                <text:p>0.782495</text:p>
              </table:table-cell>
              <table:table-cell office:value-type="float" office:value="0.78269">
                <text:p>0.78269</text:p>
              </table:table-cell>
              <table:table-cell office:value-type="float" office:value="0.782896">
                <text:p>0.782896</text:p>
              </table:table-cell>
              <table:table-cell office:value-type="float" office:value="0.7831">
                <text:p>0.7831</text:p>
              </table:table-cell>
              <table:table-cell office:value-type="float" office:value="0.783348">
                <text:p>0.783348</text:p>
              </table:table-cell>
              <table:table-cell office:value-type="float" office:value="0.783519">
                <text:p>0.783519</text:p>
              </table:table-cell>
              <table:table-cell office:value-type="float" office:value="0.783676">
                <text:p>0.783676</text:p>
              </table:table-cell>
              <table:table-cell office:value-type="float" office:value="0.790904">
                <text:p>0.790904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926">
                <text:p>0.7819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58592">
                <text:p>0.758592</text:p>
              </table:table-cell>
              <table:table-cell office:value-type="float" office:value="0.782181">
                <text:p>0.782181</text:p>
              </table:table-cell>
              <table:table-cell office:value-type="float" office:value="0.78247">
                <text:p>0.78247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906">
                <text:p>0.782906</text:p>
              </table:table-cell>
              <table:table-cell office:value-type="float" office:value="0.783105">
                <text:p>0.783105</text:p>
              </table:table-cell>
              <table:table-cell office:value-type="float" office:value="0.783371">
                <text:p>0.783371</text:p>
              </table:table-cell>
              <table:table-cell office:value-type="float" office:value="0.78356">
                <text:p>0.78356</text:p>
              </table:table-cell>
              <table:table-cell office:value-type="float" office:value="0.783703">
                <text:p>0.783703</text:p>
              </table:table-cell>
              <table:table-cell office:value-type="float" office:value="0.789287">
                <text:p>0.789287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186">
                <text:p>0.78118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24163">
                <text:p>0.724163</text:p>
              </table:table-cell>
              <table:table-cell office:value-type="float" office:value="0.782175">
                <text:p>0.782175</text:p>
              </table:table-cell>
              <table:table-cell office:value-type="float" office:value="0.782473">
                <text:p>0.782473</text:p>
              </table:table-cell>
              <table:table-cell office:value-type="float" office:value="0.782718">
                <text:p>0.782718</text:p>
              </table:table-cell>
              <table:table-cell office:value-type="float" office:value="0.782929">
                <text:p>0.782929</text:p>
              </table:table-cell>
              <table:table-cell office:value-type="float" office:value="0.783169">
                <text:p>0.783169</text:p>
              </table:table-cell>
              <table:table-cell office:value-type="float" office:value="0.7834">
                <text:p>0.7834</text:p>
              </table:table-cell>
              <table:table-cell office:value-type="float" office:value="0.783552">
                <text:p>0.783552</text:p>
              </table:table-cell>
              <table:table-cell office:value-type="float" office:value="0.783693">
                <text:p>0.783693</text:p>
              </table:table-cell>
              <table:table-cell office:value-type="float" office:value="0.791719">
                <text:p>0.791719</text:p>
              </table:table-cell>
              <table:table-cell office:value-type="float" office:value="0.865448">
                <text:p>0.865448</text:p>
              </table:table-cell>
              <table:table-cell office:value-type="float" office:value="0.777999">
                <text:p>0.7779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72443">
                <text:p>0.772443</text:p>
              </table:table-cell>
              <table:table-cell office:value-type="float" office:value="0.782125">
                <text:p>0.782125</text:p>
              </table:table-cell>
              <table:table-cell office:value-type="float" office:value="0.782359">
                <text:p>0.782359</text:p>
              </table:table-cell>
              <table:table-cell office:value-type="float" office:value="0.782557">
                <text:p>0.782557</text:p>
              </table:table-cell>
              <table:table-cell office:value-type="float" office:value="0.782811">
                <text:p>0.782811</text:p>
              </table:table-cell>
              <table:table-cell office:value-type="float" office:value="0.783098">
                <text:p>0.783098</text:p>
              </table:table-cell>
              <table:table-cell office:value-type="float" office:value="0.783329">
                <text:p>0.783329</text:p>
              </table:table-cell>
              <table:table-cell office:value-type="float" office:value="0.783538">
                <text:p>0.783538</text:p>
              </table:table-cell>
              <table:table-cell office:value-type="float" office:value="0.78371">
                <text:p>0.78371</text:p>
              </table:table-cell>
              <table:table-cell office:value-type="float" office:value="0.795892">
                <text:p>0.795892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186">
                <text:p>0.7831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63886">
                <text:p>0.763886</text:p>
              </table:table-cell>
              <table:table-cell office:value-type="float" office:value="0.782143">
                <text:p>0.782143</text:p>
              </table:table-cell>
              <table:table-cell office:value-type="float" office:value="0.782399">
                <text:p>0.782399</text:p>
              </table:table-cell>
              <table:table-cell office:value-type="float" office:value="0.782598">
                <text:p>0.782598</text:p>
              </table:table-cell>
              <table:table-cell office:value-type="float" office:value="0.782786">
                <text:p>0.782786</text:p>
              </table:table-cell>
              <table:table-cell office:value-type="float" office:value="0.783046">
                <text:p>0.783046</text:p>
              </table:table-cell>
              <table:table-cell office:value-type="float" office:value="0.783299">
                <text:p>0.783299</text:p>
              </table:table-cell>
              <table:table-cell office:value-type="float" office:value="0.783502">
                <text:p>0.783502</text:p>
              </table:table-cell>
              <table:table-cell office:value-type="float" office:value="0.783672">
                <text:p>0.783672</text:p>
              </table:table-cell>
              <table:table-cell office:value-type="float" office:value="0.795019">
                <text:p>0.795019</text:p>
              </table:table-cell>
              <table:table-cell office:value-type="float" office:value="0.865448">
                <text:p>0.865448</text:p>
              </table:table-cell>
              <table:table-cell office:value-type="float" office:value="0.782235">
                <text:p>0.78223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78328">
                <text:p>0.778328</text:p>
              </table:table-cell>
              <table:table-cell office:value-type="float" office:value="0.782212">
                <text:p>0.782212</text:p>
              </table:table-cell>
              <table:table-cell office:value-type="float" office:value="0.782484">
                <text:p>0.782484</text:p>
              </table:table-cell>
              <table:table-cell office:value-type="float" office:value="0.7827">
                <text:p>0.7827</text:p>
              </table:table-cell>
              <table:table-cell office:value-type="float" office:value="0.782959">
                <text:p>0.782959</text:p>
              </table:table-cell>
              <table:table-cell office:value-type="float" office:value="0.783234">
                <text:p>0.783234</text:p>
              </table:table-cell>
              <table:table-cell office:value-type="float" office:value="0.783475">
                <text:p>0.783475</text:p>
              </table:table-cell>
              <table:table-cell office:value-type="float" office:value="0.783584">
                <text:p>0.783584</text:p>
              </table:table-cell>
              <table:table-cell office:value-type="float" office:value="0.783743">
                <text:p>0.783743</text:p>
              </table:table-cell>
              <table:table-cell office:value-type="float" office:value="0.794906">
                <text:p>0.794906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762">
                <text:p>0.7837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72581">
                <text:p>0.772581</text:p>
              </table:table-cell>
              <table:table-cell office:value-type="float" office:value="0.782169">
                <text:p>0.782169</text:p>
              </table:table-cell>
              <table:table-cell office:value-type="float" office:value="0.78243">
                <text:p>0.78243</text:p>
              </table:table-cell>
              <table:table-cell office:value-type="float" office:value="0.782619">
                <text:p>0.782619</text:p>
              </table:table-cell>
              <table:table-cell office:value-type="float" office:value="0.782858">
                <text:p>0.782858</text:p>
              </table:table-cell>
              <table:table-cell office:value-type="float" office:value="0.783147">
                <text:p>0.783147</text:p>
              </table:table-cell>
              <table:table-cell office:value-type="float" office:value="0.783406">
                <text:p>0.783406</text:p>
              </table:table-cell>
              <table:table-cell office:value-type="float" office:value="0.783574">
                <text:p>0.783574</text:p>
              </table:table-cell>
              <table:table-cell office:value-type="float" office:value="0.783741">
                <text:p>0.783741</text:p>
              </table:table-cell>
              <table:table-cell office:value-type="float" office:value="0.795902">
                <text:p>0.795902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243">
                <text:p>0.78324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76453">
                <text:p>0.776453</text:p>
              </table:table-cell>
              <table:table-cell office:value-type="float" office:value="0.782179">
                <text:p>0.782179</text:p>
              </table:table-cell>
              <table:table-cell office:value-type="float" office:value="0.782393">
                <text:p>0.782393</text:p>
              </table:table-cell>
              <table:table-cell office:value-type="float" office:value="0.78257">
                <text:p>0.78257</text:p>
              </table:table-cell>
              <table:table-cell office:value-type="float" office:value="0.782784">
                <text:p>0.782784</text:p>
              </table:table-cell>
              <table:table-cell office:value-type="float" office:value="0.783114">
                <text:p>0.783114</text:p>
              </table:table-cell>
              <table:table-cell office:value-type="float" office:value="0.783414">
                <text:p>0.783414</text:p>
              </table:table-cell>
              <table:table-cell office:value-type="float" office:value="0.783573">
                <text:p>0.783573</text:p>
              </table:table-cell>
              <table:table-cell office:value-type="float" office:value="0.783743">
                <text:p>0.783743</text:p>
              </table:table-cell>
              <table:table-cell office:value-type="float" office:value="0.793526">
                <text:p>0.793526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375">
                <text:p>0.7833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62168">
                <text:p>0.762168</text:p>
              </table:table-cell>
              <table:table-cell office:value-type="float" office:value="0.782225">
                <text:p>0.782225</text:p>
              </table:table-cell>
              <table:table-cell office:value-type="float" office:value="0.782432">
                <text:p>0.782432</text:p>
              </table:table-cell>
              <table:table-cell office:value-type="float" office:value="0.782612">
                <text:p>0.782612</text:p>
              </table:table-cell>
              <table:table-cell office:value-type="float" office:value="0.78286">
                <text:p>0.78286</text:p>
              </table:table-cell>
              <table:table-cell office:value-type="float" office:value="0.78315">
                <text:p>0.78315</text:p>
              </table:table-cell>
              <table:table-cell office:value-type="float" office:value="0.783406">
                <text:p>0.783406</text:p>
              </table:table-cell>
              <table:table-cell office:value-type="float" office:value="0.783565">
                <text:p>0.783565</text:p>
              </table:table-cell>
              <table:table-cell office:value-type="float" office:value="0.783724">
                <text:p>0.783724</text:p>
              </table:table-cell>
              <table:table-cell office:value-type="float" office:value="0.789529">
                <text:p>0.789529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567">
                <text:p>0.7815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32095">
                <text:p>0.732095</text:p>
              </table:table-cell>
              <table:table-cell office:value-type="float" office:value="0.782187">
                <text:p>0.782187</text:p>
              </table:table-cell>
              <table:table-cell office:value-type="float" office:value="0.782455">
                <text:p>0.782455</text:p>
              </table:table-cell>
              <table:table-cell office:value-type="float" office:value="0.782653">
                <text:p>0.782653</text:p>
              </table:table-cell>
              <table:table-cell office:value-type="float" office:value="0.78292">
                <text:p>0.78292</text:p>
              </table:table-cell>
              <table:table-cell office:value-type="float" office:value="0.783167">
                <text:p>0.783167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568">
                <text:p>0.783568</text:p>
              </table:table-cell>
              <table:table-cell office:value-type="float" office:value="0.783704">
                <text:p>0.783704</text:p>
              </table:table-cell>
              <table:table-cell office:value-type="float" office:value="0.789686">
                <text:p>0.789686</text:p>
              </table:table-cell>
              <table:table-cell office:value-type="float" office:value="0.865448">
                <text:p>0.865448</text:p>
              </table:table-cell>
              <table:table-cell office:value-type="float" office:value="0.778581">
                <text:p>0.77858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55015">
                <text:p>0.755015</text:p>
              </table:table-cell>
              <table:table-cell office:value-type="float" office:value="0.782269">
                <text:p>0.782269</text:p>
              </table:table-cell>
              <table:table-cell office:value-type="float" office:value="0.782495">
                <text:p>0.782495</text:p>
              </table:table-cell>
              <table:table-cell office:value-type="float" office:value="0.782672">
                <text:p>0.782672</text:p>
              </table:table-cell>
              <table:table-cell office:value-type="float" office:value="0.782916">
                <text:p>0.782916</text:p>
              </table:table-cell>
              <table:table-cell office:value-type="float" office:value="0.783167">
                <text:p>0.783167</text:p>
              </table:table-cell>
              <table:table-cell office:value-type="float" office:value="0.783396">
                <text:p>0.783396</text:p>
              </table:table-cell>
              <table:table-cell office:value-type="float" office:value="0.783595">
                <text:p>0.783595</text:p>
              </table:table-cell>
              <table:table-cell office:value-type="float" office:value="0.783775">
                <text:p>0.783775</text:p>
              </table:table-cell>
              <table:table-cell office:value-type="float" office:value="0.793496">
                <text:p>0.793496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28">
                <text:p>0.781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18596">
                <text:p>0.718596</text:p>
              </table:table-cell>
              <table:table-cell office:value-type="float" office:value="0.782056">
                <text:p>0.782056</text:p>
              </table:table-cell>
              <table:table-cell office:value-type="float" office:value="0.782502">
                <text:p>0.782502</text:p>
              </table:table-cell>
              <table:table-cell office:value-type="float" office:value="0.782776">
                <text:p>0.782776</text:p>
              </table:table-cell>
              <table:table-cell office:value-type="float" office:value="0.783034">
                <text:p>0.783034</text:p>
              </table:table-cell>
              <table:table-cell office:value-type="float" office:value="0.783281">
                <text:p>0.783281</text:p>
              </table:table-cell>
              <table:table-cell office:value-type="float" office:value="0.783492">
                <text:p>0.783492</text:p>
              </table:table-cell>
              <table:table-cell office:value-type="float" office:value="0.783657">
                <text:p>0.783657</text:p>
              </table:table-cell>
              <table:table-cell office:value-type="float" office:value="0.783834">
                <text:p>0.783834</text:p>
              </table:table-cell>
              <table:table-cell office:value-type="float" office:value="0.793145">
                <text:p>0.793145</text:p>
              </table:table-cell>
              <table:table-cell office:value-type="float" office:value="0.865448">
                <text:p>0.865448</text:p>
              </table:table-cell>
              <table:table-cell office:value-type="float" office:value="0.777638">
                <text:p>0.77763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09369">
                <text:p>0.709369</text:p>
              </table:table-cell>
              <table:table-cell office:value-type="float" office:value="0.782175">
                <text:p>0.782175</text:p>
              </table:table-cell>
              <table:table-cell office:value-type="float" office:value="0.782477">
                <text:p>0.782477</text:p>
              </table:table-cell>
              <table:table-cell office:value-type="float" office:value="0.782699">
                <text:p>0.782699</text:p>
              </table:table-cell>
              <table:table-cell office:value-type="float" office:value="0.782964">
                <text:p>0.782964</text:p>
              </table:table-cell>
              <table:table-cell office:value-type="float" office:value="0.783216">
                <text:p>0.783216</text:p>
              </table:table-cell>
              <table:table-cell office:value-type="float" office:value="0.783486">
                <text:p>0.783486</text:p>
              </table:table-cell>
              <table:table-cell office:value-type="float" office:value="0.783676">
                <text:p>0.783676</text:p>
              </table:table-cell>
              <table:table-cell office:value-type="float" office:value="0.783835">
                <text:p>0.783835</text:p>
              </table:table-cell>
              <table:table-cell office:value-type="float" office:value="0.797175">
                <text:p>0.797175</text:p>
              </table:table-cell>
              <table:table-cell office:value-type="float" office:value="0.865448">
                <text:p>0.865448</text:p>
              </table:table-cell>
              <table:table-cell office:value-type="float" office:value="0.777107">
                <text:p>0.77710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55038">
                <text:p>0.755038</text:p>
              </table:table-cell>
              <table:table-cell office:value-type="float" office:value="0.782226">
                <text:p>0.782226</text:p>
              </table:table-cell>
              <table:table-cell office:value-type="float" office:value="0.782498">
                <text:p>0.782498</text:p>
              </table:table-cell>
              <table:table-cell office:value-type="float" office:value="0.782791">
                <text:p>0.782791</text:p>
              </table:table-cell>
              <table:table-cell office:value-type="float" office:value="0.783024">
                <text:p>0.783024</text:p>
              </table:table-cell>
              <table:table-cell office:value-type="float" office:value="0.783302">
                <text:p>0.783302</text:p>
              </table:table-cell>
              <table:table-cell office:value-type="float" office:value="0.783537">
                <text:p>0.783537</text:p>
              </table:table-cell>
              <table:table-cell office:value-type="float" office:value="0.783712">
                <text:p>0.783712</text:p>
              </table:table-cell>
              <table:table-cell office:value-type="float" office:value="0.783879">
                <text:p>0.783879</text:p>
              </table:table-cell>
              <table:table-cell office:value-type="float" office:value="0.795363">
                <text:p>0.795363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537">
                <text:p>0.7815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39641">
                <text:p>0.739641</text:p>
              </table:table-cell>
              <table:table-cell office:value-type="float" office:value="0.782236">
                <text:p>0.782236</text:p>
              </table:table-cell>
              <table:table-cell office:value-type="float" office:value="0.782497">
                <text:p>0.782497</text:p>
              </table:table-cell>
              <table:table-cell office:value-type="float" office:value="0.782779">
                <text:p>0.782779</text:p>
              </table:table-cell>
              <table:table-cell office:value-type="float" office:value="0.783018">
                <text:p>0.783018</text:p>
              </table:table-cell>
              <table:table-cell office:value-type="float" office:value="0.783301">
                <text:p>0.783301</text:p>
              </table:table-cell>
              <table:table-cell office:value-type="float" office:value="0.78357">
                <text:p>0.78357</text:p>
              </table:table-cell>
              <table:table-cell office:value-type="float" office:value="0.783743">
                <text:p>0.783743</text:p>
              </table:table-cell>
              <table:table-cell office:value-type="float" office:value="0.783875">
                <text:p>0.783875</text:p>
              </table:table-cell>
              <table:table-cell office:value-type="float" office:value="0.791694">
                <text:p>0.791694</text:p>
              </table:table-cell>
              <table:table-cell office:value-type="float" office:value="0.865448">
                <text:p>0.865448</text:p>
              </table:table-cell>
              <table:table-cell office:value-type="float" office:value="0.779635">
                <text:p>0.77963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29147">
                <text:p>0.729147</text:p>
              </table:table-cell>
              <table:table-cell office:value-type="float" office:value="0.782281">
                <text:p>0.782281</text:p>
              </table:table-cell>
              <table:table-cell office:value-type="float" office:value="0.782521">
                <text:p>0.782521</text:p>
              </table:table-cell>
              <table:table-cell office:value-type="float" office:value="0.782759">
                <text:p>0.782759</text:p>
              </table:table-cell>
              <table:table-cell office:value-type="float" office:value="0.782982">
                <text:p>0.782982</text:p>
              </table:table-cell>
              <table:table-cell office:value-type="float" office:value="0.783255">
                <text:p>0.783255</text:p>
              </table:table-cell>
              <table:table-cell office:value-type="float" office:value="0.783519">
                <text:p>0.783519</text:p>
              </table:table-cell>
              <table:table-cell office:value-type="float" office:value="0.783692">
                <text:p>0.783692</text:p>
              </table:table-cell>
              <table:table-cell office:value-type="float" office:value="0.783842">
                <text:p>0.783842</text:p>
              </table:table-cell>
              <table:table-cell office:value-type="float" office:value="0.79525">
                <text:p>0.79525</text:p>
              </table:table-cell>
              <table:table-cell office:value-type="float" office:value="0.865448">
                <text:p>0.865448</text:p>
              </table:table-cell>
              <table:table-cell office:value-type="float" office:value="0.778925">
                <text:p>0.77892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25138">
                <text:p>0.725138</text:p>
              </table:table-cell>
              <table:table-cell office:value-type="float" office:value="0.782232">
                <text:p>0.782232</text:p>
              </table:table-cell>
              <table:table-cell office:value-type="float" office:value="0.782513">
                <text:p>0.782513</text:p>
              </table:table-cell>
              <table:table-cell office:value-type="float" office:value="0.782749">
                <text:p>0.782749</text:p>
              </table:table-cell>
              <table:table-cell office:value-type="float" office:value="0.782983">
                <text:p>0.782983</text:p>
              </table:table-cell>
              <table:table-cell office:value-type="float" office:value="0.783262">
                <text:p>0.783262</text:p>
              </table:table-cell>
              <table:table-cell office:value-type="float" office:value="0.783503">
                <text:p>0.783503</text:p>
              </table:table-cell>
              <table:table-cell office:value-type="float" office:value="0.783695">
                <text:p>0.783695</text:p>
              </table:table-cell>
              <table:table-cell office:value-type="float" office:value="0.783855">
                <text:p>0.783855</text:p>
              </table:table-cell>
              <table:table-cell office:value-type="float" office:value="0.793615">
                <text:p>0.793615</text:p>
              </table:table-cell>
              <table:table-cell office:value-type="float" office:value="0.865448">
                <text:p>0.865448</text:p>
              </table:table-cell>
              <table:table-cell office:value-type="float" office:value="0.778354">
                <text:p>0.77835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40776">
                <text:p>0.740776</text:p>
              </table:table-cell>
              <table:table-cell office:value-type="float" office:value="0.782285">
                <text:p>0.782285</text:p>
              </table:table-cell>
              <table:table-cell office:value-type="float" office:value="0.782569">
                <text:p>0.782569</text:p>
              </table:table-cell>
              <table:table-cell office:value-type="float" office:value="0.782784">
                <text:p>0.782784</text:p>
              </table:table-cell>
              <table:table-cell office:value-type="float" office:value="0.782968">
                <text:p>0.782968</text:p>
              </table:table-cell>
              <table:table-cell office:value-type="float" office:value="0.783322">
                <text:p>0.783322</text:p>
              </table:table-cell>
              <table:table-cell office:value-type="float" office:value="0.783527">
                <text:p>0.783527</text:p>
              </table:table-cell>
              <table:table-cell office:value-type="float" office:value="0.783698">
                <text:p>0.783698</text:p>
              </table:table-cell>
              <table:table-cell office:value-type="float" office:value="0.783877">
                <text:p>0.783877</text:p>
              </table:table-cell>
              <table:table-cell office:value-type="float" office:value="0.792194">
                <text:p>0.792194</text:p>
              </table:table-cell>
              <table:table-cell office:value-type="float" office:value="0.865448">
                <text:p>0.865448</text:p>
              </table:table-cell>
              <table:table-cell office:value-type="float" office:value="0.7798">
                <text:p>0.77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35398">
                <text:p>0.735398</text:p>
              </table:table-cell>
              <table:table-cell office:value-type="float" office:value="0.782408">
                <text:p>0.782408</text:p>
              </table:table-cell>
              <table:table-cell office:value-type="float" office:value="0.782639">
                <text:p>0.782639</text:p>
              </table:table-cell>
              <table:table-cell office:value-type="float" office:value="0.782873">
                <text:p>0.782873</text:p>
              </table:table-cell>
              <table:table-cell office:value-type="float" office:value="0.783166">
                <text:p>0.783166</text:p>
              </table:table-cell>
              <table:table-cell office:value-type="float" office:value="0.783434">
                <text:p>0.783434</text:p>
              </table:table-cell>
              <table:table-cell office:value-type="float" office:value="0.783607">
                <text:p>0.783607</text:p>
              </table:table-cell>
              <table:table-cell office:value-type="float" office:value="0.783755">
                <text:p>0.783755</text:p>
              </table:table-cell>
              <table:table-cell office:value-type="float" office:value="0.783947">
                <text:p>0.783947</text:p>
              </table:table-cell>
              <table:table-cell office:value-type="float" office:value="0.799433">
                <text:p>0.799433</text:p>
              </table:table-cell>
              <table:table-cell office:value-type="float" office:value="0.865448">
                <text:p>0.865448</text:p>
              </table:table-cell>
              <table:table-cell office:value-type="float" office:value="0.780066">
                <text:p>0.78006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49482">
                <text:p>0.749482</text:p>
              </table:table-cell>
              <table:table-cell office:value-type="float" office:value="0.782388">
                <text:p>0.782388</text:p>
              </table:table-cell>
              <table:table-cell office:value-type="float" office:value="0.78264">
                <text:p>0.78264</text:p>
              </table:table-cell>
              <table:table-cell office:value-type="float" office:value="0.782838">
                <text:p>0.782838</text:p>
              </table:table-cell>
              <table:table-cell office:value-type="float" office:value="0.783056">
                <text:p>0.783056</text:p>
              </table:table-cell>
              <table:table-cell office:value-type="float" office:value="0.783341">
                <text:p>0.783341</text:p>
              </table:table-cell>
              <table:table-cell office:value-type="float" office:value="0.783546">
                <text:p>0.783546</text:p>
              </table:table-cell>
              <table:table-cell office:value-type="float" office:value="0.783681">
                <text:p>0.783681</text:p>
              </table:table-cell>
              <table:table-cell office:value-type="float" office:value="0.783857">
                <text:p>0.783857</text:p>
              </table:table-cell>
              <table:table-cell office:value-type="float" office:value="0.799291">
                <text:p>0.799291</text:p>
              </table:table-cell>
              <table:table-cell office:value-type="float" office:value="0.865448">
                <text:p>0.865448</text:p>
              </table:table-cell>
              <table:table-cell office:value-type="float" office:value="0.781412">
                <text:p>0.78141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68491">
                <text:p>0.768491</text:p>
              </table:table-cell>
              <table:table-cell office:value-type="float" office:value="0.782282">
                <text:p>0.782282</text:p>
              </table:table-cell>
              <table:table-cell office:value-type="float" office:value="0.782512">
                <text:p>0.782512</text:p>
              </table:table-cell>
              <table:table-cell office:value-type="float" office:value="0.782727">
                <text:p>0.782727</text:p>
              </table:table-cell>
              <table:table-cell office:value-type="float" office:value="0.782988">
                <text:p>0.782988</text:p>
              </table:table-cell>
              <table:table-cell office:value-type="float" office:value="0.783267">
                <text:p>0.783267</text:p>
              </table:table-cell>
              <table:table-cell office:value-type="float" office:value="0.783533">
                <text:p>0.783533</text:p>
              </table:table-cell>
              <table:table-cell office:value-type="float" office:value="0.783678">
                <text:p>0.783678</text:p>
              </table:table-cell>
              <table:table-cell office:value-type="float" office:value="0.783909">
                <text:p>0.783909</text:p>
              </table:table-cell>
              <table:table-cell office:value-type="float" office:value="0.802701">
                <text:p>0.802701</text:p>
              </table:table-cell>
              <table:table-cell office:value-type="float" office:value="0.865448">
                <text:p>0.865448</text:p>
              </table:table-cell>
              <table:table-cell office:value-type="float" office:value="0.783609">
                <text:p>0.78360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73619">
                <text:p>0.773619</text:p>
              </table:table-cell>
              <table:table-cell office:value-type="float" office:value="0.782275">
                <text:p>0.782275</text:p>
              </table:table-cell>
              <table:table-cell office:value-type="float" office:value="0.782502">
                <text:p>0.782502</text:p>
              </table:table-cell>
              <table:table-cell office:value-type="float" office:value="0.782744">
                <text:p>0.782744</text:p>
              </table:table-cell>
              <table:table-cell office:value-type="float" office:value="0.782999">
                <text:p>0.782999</text:p>
              </table:table-cell>
              <table:table-cell office:value-type="float" office:value="0.78326">
                <text:p>0.78326</text:p>
              </table:table-cell>
              <table:table-cell office:value-type="float" office:value="0.783544">
                <text:p>0.783544</text:p>
              </table:table-cell>
              <table:table-cell office:value-type="float" office:value="0.78365">
                <text:p>0.78365</text:p>
              </table:table-cell>
              <table:table-cell office:value-type="float" office:value="0.783815">
                <text:p>0.783815</text:p>
              </table:table-cell>
              <table:table-cell office:value-type="float" office:value="0.798331">
                <text:p>0.798331</text:p>
              </table:table-cell>
              <table:table-cell office:value-type="float" office:value="0.876345">
                <text:p>0.876345</text:p>
              </table:table-cell>
              <table:table-cell office:value-type="float" office:value="0.783674">
                <text:p>0.7836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75232">
                <text:p>0.775232</text:p>
              </table:table-cell>
              <table:table-cell office:value-type="float" office:value="0.782274">
                <text:p>0.782274</text:p>
              </table:table-cell>
              <table:table-cell office:value-type="float" office:value="0.782518">
                <text:p>0.782518</text:p>
              </table:table-cell>
              <table:table-cell office:value-type="float" office:value="0.782747">
                <text:p>0.782747</text:p>
              </table:table-cell>
              <table:table-cell office:value-type="float" office:value="0.782953">
                <text:p>0.782953</text:p>
              </table:table-cell>
              <table:table-cell office:value-type="float" office:value="0.783189">
                <text:p>0.783189</text:p>
              </table:table-cell>
              <table:table-cell office:value-type="float" office:value="0.783496">
                <text:p>0.783496</text:p>
              </table:table-cell>
              <table:table-cell office:value-type="float" office:value="0.783654">
                <text:p>0.783654</text:p>
              </table:table-cell>
              <table:table-cell office:value-type="float" office:value="0.783842">
                <text:p>0.783842</text:p>
              </table:table-cell>
              <table:table-cell office:value-type="float" office:value="0.799232">
                <text:p>0.799232</text:p>
              </table:table-cell>
              <table:table-cell office:value-type="float" office:value="0.876345">
                <text:p>0.876345</text:p>
              </table:table-cell>
              <table:table-cell office:value-type="float" office:value="0.783914">
                <text:p>0.7839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64795">
                <text:p>0.764795</text:p>
              </table:table-cell>
              <table:table-cell office:value-type="float" office:value="0.782266">
                <text:p>0.782266</text:p>
              </table:table-cell>
              <table:table-cell office:value-type="float" office:value="0.782489">
                <text:p>0.782489</text:p>
              </table:table-cell>
              <table:table-cell office:value-type="float" office:value="0.782705">
                <text:p>0.782705</text:p>
              </table:table-cell>
              <table:table-cell office:value-type="float" office:value="0.782885">
                <text:p>0.782885</text:p>
              </table:table-cell>
              <table:table-cell office:value-type="float" office:value="0.783154">
                <text:p>0.783154</text:p>
              </table:table-cell>
              <table:table-cell office:value-type="float" office:value="0.783434">
                <text:p>0.783434</text:p>
              </table:table-cell>
              <table:table-cell office:value-type="float" office:value="0.783642">
                <text:p>0.783642</text:p>
              </table:table-cell>
              <table:table-cell office:value-type="float" office:value="0.783837">
                <text:p>0.783837</text:p>
              </table:table-cell>
              <table:table-cell office:value-type="float" office:value="0.799771">
                <text:p>0.799771</text:p>
              </table:table-cell>
              <table:table-cell office:value-type="float" office:value="0.876345">
                <text:p>0.876345</text:p>
              </table:table-cell>
              <table:table-cell office:value-type="float" office:value="0.782898">
                <text:p>0.78289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41563">
                <text:p>0.741563</text:p>
              </table:table-cell>
              <table:table-cell office:value-type="float" office:value="0.78229">
                <text:p>0.78229</text:p>
              </table:table-cell>
              <table:table-cell office:value-type="float" office:value="0.782578">
                <text:p>0.782578</text:p>
              </table:table-cell>
              <table:table-cell office:value-type="float" office:value="0.782767">
                <text:p>0.782767</text:p>
              </table:table-cell>
              <table:table-cell office:value-type="float" office:value="0.782946">
                <text:p>0.782946</text:p>
              </table:table-cell>
              <table:table-cell office:value-type="float" office:value="0.783268">
                <text:p>0.783268</text:p>
              </table:table-cell>
              <table:table-cell office:value-type="float" office:value="0.783528">
                <text:p>0.783528</text:p>
              </table:table-cell>
              <table:table-cell office:value-type="float" office:value="0.783699">
                <text:p>0.783699</text:p>
              </table:table-cell>
              <table:table-cell office:value-type="float" office:value="0.783904">
                <text:p>0.783904</text:p>
              </table:table-cell>
              <table:table-cell office:value-type="float" office:value="0.802673">
                <text:p>0.802673</text:p>
              </table:table-cell>
              <table:table-cell office:value-type="float" office:value="0.876345">
                <text:p>0.876345</text:p>
              </table:table-cell>
              <table:table-cell office:value-type="float" office:value="0.780922">
                <text:p>0.7809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59643">
                <text:p>0.759643</text:p>
              </table:table-cell>
              <table:table-cell office:value-type="float" office:value="0.782298">
                <text:p>0.782298</text:p>
              </table:table-cell>
              <table:table-cell office:value-type="float" office:value="0.782519">
                <text:p>0.782519</text:p>
              </table:table-cell>
              <table:table-cell office:value-type="float" office:value="0.78274">
                <text:p>0.78274</text:p>
              </table:table-cell>
              <table:table-cell office:value-type="float" office:value="0.782897">
                <text:p>0.782897</text:p>
              </table:table-cell>
              <table:table-cell office:value-type="float" office:value="0.783206">
                <text:p>0.783206</text:p>
              </table:table-cell>
              <table:table-cell office:value-type="float" office:value="0.783469">
                <text:p>0.783469</text:p>
              </table:table-cell>
              <table:table-cell office:value-type="float" office:value="0.783648">
                <text:p>0.783648</text:p>
              </table:table-cell>
              <table:table-cell office:value-type="float" office:value="0.783862">
                <text:p>0.783862</text:p>
              </table:table-cell>
              <table:table-cell office:value-type="float" office:value="0.804544">
                <text:p>0.804544</text:p>
              </table:table-cell>
              <table:table-cell office:value-type="float" office:value="0.876345">
                <text:p>0.876345</text:p>
              </table:table-cell>
              <table:table-cell office:value-type="float" office:value="0.782883">
                <text:p>0.7828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4023">
                <text:p>0.74023</text:p>
              </table:table-cell>
              <table:table-cell office:value-type="float" office:value="0.782342">
                <text:p>0.782342</text:p>
              </table:table-cell>
              <table:table-cell office:value-type="float" office:value="0.782551">
                <text:p>0.782551</text:p>
              </table:table-cell>
              <table:table-cell office:value-type="float" office:value="0.782742">
                <text:p>0.782742</text:p>
              </table:table-cell>
              <table:table-cell office:value-type="float" office:value="0.78295">
                <text:p>0.78295</text:p>
              </table:table-cell>
              <table:table-cell office:value-type="float" office:value="0.783203">
                <text:p>0.783203</text:p>
              </table:table-cell>
              <table:table-cell office:value-type="float" office:value="0.783486">
                <text:p>0.783486</text:p>
              </table:table-cell>
              <table:table-cell office:value-type="float" office:value="0.783668">
                <text:p>0.783668</text:p>
              </table:table-cell>
              <table:table-cell office:value-type="float" office:value="0.783916">
                <text:p>0.783916</text:p>
              </table:table-cell>
              <table:table-cell office:value-type="float" office:value="0.802153">
                <text:p>0.802153</text:p>
              </table:table-cell>
              <table:table-cell office:value-type="float" office:value="0.876345">
                <text:p>0.876345</text:p>
              </table:table-cell>
              <table:table-cell office:value-type="float" office:value="0.780724">
                <text:p>0.78072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45446">
                <text:p>0.745446</text:p>
              </table:table-cell>
              <table:table-cell office:value-type="float" office:value="0.78233">
                <text:p>0.78233</text:p>
              </table:table-cell>
              <table:table-cell office:value-type="float" office:value="0.782569">
                <text:p>0.782569</text:p>
              </table:table-cell>
              <table:table-cell office:value-type="float" office:value="0.782764">
                <text:p>0.782764</text:p>
              </table:table-cell>
              <table:table-cell office:value-type="float" office:value="0.782957">
                <text:p>0.782957</text:p>
              </table:table-cell>
              <table:table-cell office:value-type="float" office:value="0.783216">
                <text:p>0.783216</text:p>
              </table:table-cell>
              <table:table-cell office:value-type="float" office:value="0.783522">
                <text:p>0.783522</text:p>
              </table:table-cell>
              <table:table-cell office:value-type="float" office:value="0.78369">
                <text:p>0.78369</text:p>
              </table:table-cell>
              <table:table-cell office:value-type="float" office:value="0.783985">
                <text:p>0.783985</text:p>
              </table:table-cell>
              <table:table-cell office:value-type="float" office:value="0.804016">
                <text:p>0.804016</text:p>
              </table:table-cell>
              <table:table-cell office:value-type="float" office:value="0.876345">
                <text:p>0.876345</text:p>
              </table:table-cell>
              <table:table-cell office:value-type="float" office:value="0.78145">
                <text:p>0.7814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54879">
                <text:p>0.754879</text:p>
              </table:table-cell>
              <table:table-cell office:value-type="float" office:value="0.782381">
                <text:p>0.782381</text:p>
              </table:table-cell>
              <table:table-cell office:value-type="float" office:value="0.782606">
                <text:p>0.782606</text:p>
              </table:table-cell>
              <table:table-cell office:value-type="float" office:value="0.782813">
                <text:p>0.782813</text:p>
              </table:table-cell>
              <table:table-cell office:value-type="float" office:value="0.78306">
                <text:p>0.78306</text:p>
              </table:table-cell>
              <table:table-cell office:value-type="float" office:value="0.783413">
                <text:p>0.783413</text:p>
              </table:table-cell>
              <table:table-cell office:value-type="float" office:value="0.783572">
                <text:p>0.783572</text:p>
              </table:table-cell>
              <table:table-cell office:value-type="float" office:value="0.783709">
                <text:p>0.783709</text:p>
              </table:table-cell>
              <table:table-cell office:value-type="float" office:value="0.783952">
                <text:p>0.783952</text:p>
              </table:table-cell>
              <table:table-cell office:value-type="float" office:value="0.802391">
                <text:p>0.802391</text:p>
              </table:table-cell>
              <table:table-cell office:value-type="float" office:value="0.876345">
                <text:p>0.876345</text:p>
              </table:table-cell>
              <table:table-cell office:value-type="float" office:value="0.782278">
                <text:p>0.78227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47076">
                <text:p>0.747076</text:p>
              </table:table-cell>
              <table:table-cell office:value-type="float" office:value="0.782337">
                <text:p>0.782337</text:p>
              </table:table-cell>
              <table:table-cell office:value-type="float" office:value="0.782591">
                <text:p>0.782591</text:p>
              </table:table-cell>
              <table:table-cell office:value-type="float" office:value="0.78279">
                <text:p>0.78279</text:p>
              </table:table-cell>
              <table:table-cell office:value-type="float" office:value="0.783049">
                <text:p>0.783049</text:p>
              </table:table-cell>
              <table:table-cell office:value-type="float" office:value="0.78338">
                <text:p>0.78338</text:p>
              </table:table-cell>
              <table:table-cell office:value-type="float" office:value="0.783581">
                <text:p>0.783581</text:p>
              </table:table-cell>
              <table:table-cell office:value-type="float" office:value="0.783739">
                <text:p>0.783739</text:p>
              </table:table-cell>
              <table:table-cell office:value-type="float" office:value="0.784169">
                <text:p>0.784169</text:p>
              </table:table-cell>
              <table:table-cell office:value-type="float" office:value="0.807936">
                <text:p>0.807936</text:p>
              </table:table-cell>
              <table:table-cell office:value-type="float" office:value="0.889103">
                <text:p>0.889103</text:p>
              </table:table-cell>
              <table:table-cell office:value-type="float" office:value="0.782065">
                <text:p>0.78206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6158">
                <text:p>0.76158</text:p>
              </table:table-cell>
              <table:table-cell office:value-type="float" office:value="0.782177">
                <text:p>0.782177</text:p>
              </table:table-cell>
              <table:table-cell office:value-type="float" office:value="0.782614">
                <text:p>0.782614</text:p>
              </table:table-cell>
              <table:table-cell office:value-type="float" office:value="0.782812">
                <text:p>0.782812</text:p>
              </table:table-cell>
              <table:table-cell office:value-type="float" office:value="0.783054">
                <text:p>0.783054</text:p>
              </table:table-cell>
              <table:table-cell office:value-type="float" office:value="0.783373">
                <text:p>0.783373</text:p>
              </table:table-cell>
              <table:table-cell office:value-type="float" office:value="0.783601">
                <text:p>0.783601</text:p>
              </table:table-cell>
              <table:table-cell office:value-type="float" office:value="0.783749">
                <text:p>0.783749</text:p>
              </table:table-cell>
              <table:table-cell office:value-type="float" office:value="0.784085">
                <text:p>0.784085</text:p>
              </table:table-cell>
              <table:table-cell office:value-type="float" office:value="0.80002">
                <text:p>0.80002</text:p>
              </table:table-cell>
              <table:table-cell office:value-type="float" office:value="0.889103">
                <text:p>0.889103</text:p>
              </table:table-cell>
              <table:table-cell office:value-type="float" office:value="0.782707">
                <text:p>0.78270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44779">
                <text:p>0.744779</text:p>
              </table:table-cell>
              <table:table-cell office:value-type="float" office:value="0.781787">
                <text:p>0.781787</text:p>
              </table:table-cell>
              <table:table-cell office:value-type="float" office:value="0.782525">
                <text:p>0.782525</text:p>
              </table:table-cell>
              <table:table-cell office:value-type="float" office:value="0.78277">
                <text:p>0.78277</text:p>
              </table:table-cell>
              <table:table-cell office:value-type="float" office:value="0.783048">
                <text:p>0.783048</text:p>
              </table:table-cell>
              <table:table-cell office:value-type="float" office:value="0.783346">
                <text:p>0.783346</text:p>
              </table:table-cell>
              <table:table-cell office:value-type="float" office:value="0.783575">
                <text:p>0.783575</text:p>
              </table:table-cell>
              <table:table-cell office:value-type="float" office:value="0.783729">
                <text:p>0.783729</text:p>
              </table:table-cell>
              <table:table-cell office:value-type="float" office:value="0.783911">
                <text:p>0.783911</text:p>
              </table:table-cell>
              <table:table-cell office:value-type="float" office:value="0.796001">
                <text:p>0.796001</text:p>
              </table:table-cell>
              <table:table-cell office:value-type="float" office:value="0.889103">
                <text:p>0.889103</text:p>
              </table:table-cell>
              <table:table-cell office:value-type="float" office:value="0.780547">
                <text:p>0.78054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71415">
                <text:p>0.771415</text:p>
              </table:table-cell>
              <table:table-cell office:value-type="float" office:value="0.781599">
                <text:p>0.781599</text:p>
              </table:table-cell>
              <table:table-cell office:value-type="float" office:value="0.782468">
                <text:p>0.782468</text:p>
              </table:table-cell>
              <table:table-cell office:value-type="float" office:value="0.782791">
                <text:p>0.782791</text:p>
              </table:table-cell>
              <table:table-cell office:value-type="float" office:value="0.783135">
                <text:p>0.783135</text:p>
              </table:table-cell>
              <table:table-cell office:value-type="float" office:value="0.783465">
                <text:p>0.783465</text:p>
              </table:table-cell>
              <table:table-cell office:value-type="float" office:value="0.783646">
                <text:p>0.783646</text:p>
              </table:table-cell>
              <table:table-cell office:value-type="float" office:value="0.783789">
                <text:p>0.783789</text:p>
              </table:table-cell>
              <table:table-cell office:value-type="float" office:value="0.783991">
                <text:p>0.783991</text:p>
              </table:table-cell>
              <table:table-cell office:value-type="float" office:value="0.798812">
                <text:p>0.798812</text:p>
              </table:table-cell>
              <table:table-cell office:value-type="float" office:value="0.889103">
                <text:p>0.889103</text:p>
              </table:table-cell>
              <table:table-cell office:value-type="float" office:value="0.783511">
                <text:p>0.7835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601">
                <text:p>0.7601</text:p>
              </table:table-cell>
              <table:table-cell office:value-type="float" office:value="0.78095">
                <text:p>0.78095</text:p>
              </table:table-cell>
              <table:table-cell office:value-type="float" office:value="0.782475">
                <text:p>0.782475</text:p>
              </table:table-cell>
              <table:table-cell office:value-type="float" office:value="0.782805">
                <text:p>0.782805</text:p>
              </table:table-cell>
              <table:table-cell office:value-type="float" office:value="0.783126">
                <text:p>0.783126</text:p>
              </table:table-cell>
              <table:table-cell office:value-type="float" office:value="0.783442">
                <text:p>0.783442</text:p>
              </table:table-cell>
              <table:table-cell office:value-type="float" office:value="0.783647">
                <text:p>0.783647</text:p>
              </table:table-cell>
              <table:table-cell office:value-type="float" office:value="0.783758">
                <text:p>0.783758</text:p>
              </table:table-cell>
              <table:table-cell office:value-type="float" office:value="0.783911">
                <text:p>0.783911</text:p>
              </table:table-cell>
              <table:table-cell office:value-type="float" office:value="0.798336">
                <text:p>0.798336</text:p>
              </table:table-cell>
              <table:table-cell office:value-type="float" office:value="0.889103">
                <text:p>0.889103</text:p>
              </table:table-cell>
              <table:table-cell office:value-type="float" office:value="0.782255">
                <text:p>0.78225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35318">
                <text:p>0.735318</text:p>
              </table:table-cell>
              <table:table-cell office:value-type="float" office:value="0.781271">
                <text:p>0.781271</text:p>
              </table:table-cell>
              <table:table-cell office:value-type="float" office:value="0.78255">
                <text:p>0.78255</text:p>
              </table:table-cell>
              <table:table-cell office:value-type="float" office:value="0.782883">
                <text:p>0.782883</text:p>
              </table:table-cell>
              <table:table-cell office:value-type="float" office:value="0.783201">
                <text:p>0.783201</text:p>
              </table:table-cell>
              <table:table-cell office:value-type="float" office:value="0.783473">
                <text:p>0.783473</text:p>
              </table:table-cell>
              <table:table-cell office:value-type="float" office:value="0.783641">
                <text:p>0.783641</text:p>
              </table:table-cell>
              <table:table-cell office:value-type="float" office:value="0.7838">
                <text:p>0.7838</text:p>
              </table:table-cell>
              <table:table-cell office:value-type="float" office:value="0.784003">
                <text:p>0.784003</text:p>
              </table:table-cell>
              <table:table-cell office:value-type="float" office:value="0.797885">
                <text:p>0.797885</text:p>
              </table:table-cell>
              <table:table-cell office:value-type="float" office:value="0.889103">
                <text:p>0.889103</text:p>
              </table:table-cell>
              <table:table-cell office:value-type="float" office:value="0.779802">
                <text:p>0.7798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57948">
                <text:p>0.757948</text:p>
              </table:table-cell>
              <table:table-cell office:value-type="float" office:value="0.781346">
                <text:p>0.781346</text:p>
              </table:table-cell>
              <table:table-cell office:value-type="float" office:value="0.78257">
                <text:p>0.78257</text:p>
              </table:table-cell>
              <table:table-cell office:value-type="float" office:value="0.782892">
                <text:p>0.782892</text:p>
              </table:table-cell>
              <table:table-cell office:value-type="float" office:value="0.783211">
                <text:p>0.783211</text:p>
              </table:table-cell>
              <table:table-cell office:value-type="float" office:value="0.783495">
                <text:p>0.783495</text:p>
              </table:table-cell>
              <table:table-cell office:value-type="float" office:value="0.783645">
                <text:p>0.783645</text:p>
              </table:table-cell>
              <table:table-cell office:value-type="float" office:value="0.783791">
                <text:p>0.783791</text:p>
              </table:table-cell>
              <table:table-cell office:value-type="float" office:value="0.783992">
                <text:p>0.783992</text:p>
              </table:table-cell>
              <table:table-cell office:value-type="float" office:value="0.805894">
                <text:p>0.805894</text:p>
              </table:table-cell>
              <table:table-cell office:value-type="float" office:value="0.889103">
                <text:p>0.889103</text:p>
              </table:table-cell>
              <table:table-cell office:value-type="float" office:value="0.782878">
                <text:p>0.78287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47509">
                <text:p>0.747509</text:p>
              </table:table-cell>
              <table:table-cell office:value-type="float" office:value="0.780845">
                <text:p>0.780845</text:p>
              </table:table-cell>
              <table:table-cell office:value-type="float" office:value="0.7825">
                <text:p>0.7825</text:p>
              </table:table-cell>
              <table:table-cell office:value-type="float" office:value="0.782832">
                <text:p>0.782832</text:p>
              </table:table-cell>
              <table:table-cell office:value-type="float" office:value="0.7832">
                <text:p>0.7832</text:p>
              </table:table-cell>
              <table:table-cell office:value-type="float" office:value="0.783467">
                <text:p>0.783467</text:p>
              </table:table-cell>
              <table:table-cell office:value-type="float" office:value="0.783619">
                <text:p>0.783619</text:p>
              </table:table-cell>
              <table:table-cell office:value-type="float" office:value="0.783754">
                <text:p>0.783754</text:p>
              </table:table-cell>
              <table:table-cell office:value-type="float" office:value="0.78395">
                <text:p>0.78395</text:p>
              </table:table-cell>
              <table:table-cell office:value-type="float" office:value="0.803982">
                <text:p>0.803982</text:p>
              </table:table-cell>
              <table:table-cell office:value-type="float" office:value="0.889103">
                <text:p>0.889103</text:p>
              </table:table-cell>
              <table:table-cell office:value-type="float" office:value="0.781566">
                <text:p>0.78156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09046">
                <text:p>0.709046</text:p>
              </table:table-cell>
              <table:table-cell office:value-type="float" office:value="0.781086">
                <text:p>0.781086</text:p>
              </table:table-cell>
              <table:table-cell office:value-type="float" office:value="0.782585">
                <text:p>0.782585</text:p>
              </table:table-cell>
              <table:table-cell office:value-type="float" office:value="0.783019">
                <text:p>0.783019</text:p>
              </table:table-cell>
              <table:table-cell office:value-type="float" office:value="0.783333">
                <text:p>0.783333</text:p>
              </table:table-cell>
              <table:table-cell office:value-type="float" office:value="0.783576">
                <text:p>0.783576</text:p>
              </table:table-cell>
              <table:table-cell office:value-type="float" office:value="0.783705">
                <text:p>0.783705</text:p>
              </table:table-cell>
              <table:table-cell office:value-type="float" office:value="0.783855">
                <text:p>0.783855</text:p>
              </table:table-cell>
              <table:table-cell office:value-type="float" office:value="0.784116">
                <text:p>0.784116</text:p>
              </table:table-cell>
              <table:table-cell office:value-type="float" office:value="0.809379">
                <text:p>0.809379</text:p>
              </table:table-cell>
              <table:table-cell office:value-type="float" office:value="0.890966">
                <text:p>0.890966</text:p>
              </table:table-cell>
              <table:table-cell office:value-type="float" office:value="0.77837">
                <text:p>0.778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15498">
                <text:p>0.715498</text:p>
              </table:table-cell>
              <table:table-cell office:value-type="float" office:value="0.781077">
                <text:p>0.781077</text:p>
              </table:table-cell>
              <table:table-cell office:value-type="float" office:value="0.782566">
                <text:p>0.782566</text:p>
              </table:table-cell>
              <table:table-cell office:value-type="float" office:value="0.782888">
                <text:p>0.782888</text:p>
              </table:table-cell>
              <table:table-cell office:value-type="float" office:value="0.783226">
                <text:p>0.783226</text:p>
              </table:table-cell>
              <table:table-cell office:value-type="float" office:value="0.783514">
                <text:p>0.783514</text:p>
              </table:table-cell>
              <table:table-cell office:value-type="float" office:value="0.783676">
                <text:p>0.783676</text:p>
              </table:table-cell>
              <table:table-cell office:value-type="float" office:value="0.78378">
                <text:p>0.78378</text:p>
              </table:table-cell>
              <table:table-cell office:value-type="float" office:value="0.783956">
                <text:p>0.783956</text:p>
              </table:table-cell>
              <table:table-cell office:value-type="float" office:value="0.8071">
                <text:p>0.8071</text:p>
              </table:table-cell>
              <table:table-cell office:value-type="float" office:value="0.890966">
                <text:p>0.890966</text:p>
              </table:table-cell>
              <table:table-cell office:value-type="float" office:value="0.778728">
                <text:p>0.77872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3243">
                <text:p>0.73243</text:p>
              </table:table-cell>
              <table:table-cell office:value-type="float" office:value="0.780898">
                <text:p>0.780898</text:p>
              </table:table-cell>
              <table:table-cell office:value-type="float" office:value="0.782471">
                <text:p>0.782471</text:p>
              </table:table-cell>
              <table:table-cell office:value-type="float" office:value="0.782853">
                <text:p>0.782853</text:p>
              </table:table-cell>
              <table:table-cell office:value-type="float" office:value="0.783255">
                <text:p>0.783255</text:p>
              </table:table-cell>
              <table:table-cell office:value-type="float" office:value="0.783517">
                <text:p>0.783517</text:p>
              </table:table-cell>
              <table:table-cell office:value-type="float" office:value="0.783697">
                <text:p>0.783697</text:p>
              </table:table-cell>
              <table:table-cell office:value-type="float" office:value="0.783811">
                <text:p>0.783811</text:p>
              </table:table-cell>
              <table:table-cell office:value-type="float" office:value="0.784012">
                <text:p>0.784012</text:p>
              </table:table-cell>
              <table:table-cell office:value-type="float" office:value="0.811808">
                <text:p>0.811808</text:p>
              </table:table-cell>
              <table:table-cell office:value-type="float" office:value="0.890966">
                <text:p>0.890966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17222">
                <text:p>0.717222</text:p>
              </table:table-cell>
              <table:table-cell office:value-type="float" office:value="0.78">
                <text:p>0.78</text:p>
              </table:table-cell>
              <table:table-cell office:value-type="float" office:value="0.782405">
                <text:p>0.782405</text:p>
              </table:table-cell>
              <table:table-cell office:value-type="float" office:value="0.782807">
                <text:p>0.782807</text:p>
              </table:table-cell>
              <table:table-cell office:value-type="float" office:value="0.783119">
                <text:p>0.783119</text:p>
              </table:table-cell>
              <table:table-cell office:value-type="float" office:value="0.783434">
                <text:p>0.783434</text:p>
              </table:table-cell>
              <table:table-cell office:value-type="float" office:value="0.783672">
                <text:p>0.783672</text:p>
              </table:table-cell>
              <table:table-cell office:value-type="float" office:value="0.783823">
                <text:p>0.783823</text:p>
              </table:table-cell>
              <table:table-cell office:value-type="float" office:value="0.783984">
                <text:p>0.783984</text:p>
              </table:table-cell>
              <table:table-cell office:value-type="float" office:value="0.805542">
                <text:p>0.805542</text:p>
              </table:table-cell>
              <table:table-cell office:value-type="float" office:value="0.890966">
                <text:p>0.890966</text:p>
              </table:table-cell>
              <table:table-cell office:value-type="float" office:value="0.778601">
                <text:p>0.77860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55853">
                <text:p>0.655853</text:p>
              </table:table-cell>
              <table:table-cell office:value-type="float" office:value="0.778951">
                <text:p>0.778951</text:p>
              </table:table-cell>
              <table:table-cell office:value-type="float" office:value="0.781369">
                <text:p>0.781369</text:p>
              </table:table-cell>
              <table:table-cell office:value-type="float" office:value="0.782613">
                <text:p>0.782613</text:p>
              </table:table-cell>
              <table:table-cell office:value-type="float" office:value="0.783019">
                <text:p>0.783019</text:p>
              </table:table-cell>
              <table:table-cell office:value-type="float" office:value="0.783411">
                <text:p>0.783411</text:p>
              </table:table-cell>
              <table:table-cell office:value-type="float" office:value="0.783686">
                <text:p>0.783686</text:p>
              </table:table-cell>
              <table:table-cell office:value-type="float" office:value="0.783821">
                <text:p>0.783821</text:p>
              </table:table-cell>
              <table:table-cell office:value-type="float" office:value="0.783987">
                <text:p>0.783987</text:p>
              </table:table-cell>
              <table:table-cell office:value-type="float" office:value="0.809348">
                <text:p>0.809348</text:p>
              </table:table-cell>
              <table:table-cell office:value-type="float" office:value="0.89531">
                <text:p>0.89531</text:p>
              </table:table-cell>
              <table:table-cell office:value-type="float" office:value="0.772606">
                <text:p>0.7726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75632">
                <text:p>0.675632</text:p>
              </table:table-cell>
              <table:table-cell office:value-type="float" office:value="0.779137">
                <text:p>0.779137</text:p>
              </table:table-cell>
              <table:table-cell office:value-type="float" office:value="0.781591">
                <text:p>0.781591</text:p>
              </table:table-cell>
              <table:table-cell office:value-type="float" office:value="0.782631">
                <text:p>0.782631</text:p>
              </table:table-cell>
              <table:table-cell office:value-type="float" office:value="0.783039">
                <text:p>0.783039</text:p>
              </table:table-cell>
              <table:table-cell office:value-type="float" office:value="0.783413">
                <text:p>0.783413</text:p>
              </table:table-cell>
              <table:table-cell office:value-type="float" office:value="0.783677">
                <text:p>0.783677</text:p>
              </table:table-cell>
              <table:table-cell office:value-type="float" office:value="0.783831">
                <text:p>0.783831</text:p>
              </table:table-cell>
              <table:table-cell office:value-type="float" office:value="0.783976">
                <text:p>0.783976</text:p>
              </table:table-cell>
              <table:table-cell office:value-type="float" office:value="0.804357">
                <text:p>0.804357</text:p>
              </table:table-cell>
              <table:table-cell office:value-type="float" office:value="0.89531">
                <text:p>0.89531</text:p>
              </table:table-cell>
              <table:table-cell office:value-type="float" office:value="0.774128">
                <text:p>0.77412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81495">
                <text:p>0.681495</text:p>
              </table:table-cell>
              <table:table-cell office:value-type="float" office:value="0.779275">
                <text:p>0.779275</text:p>
              </table:table-cell>
              <table:table-cell office:value-type="float" office:value="0.781379">
                <text:p>0.781379</text:p>
              </table:table-cell>
              <table:table-cell office:value-type="float" office:value="0.782613">
                <text:p>0.782613</text:p>
              </table:table-cell>
              <table:table-cell office:value-type="float" office:value="0.782978">
                <text:p>0.782978</text:p>
              </table:table-cell>
              <table:table-cell office:value-type="float" office:value="0.783373">
                <text:p>0.783373</text:p>
              </table:table-cell>
              <table:table-cell office:value-type="float" office:value="0.783652">
                <text:p>0.783652</text:p>
              </table:table-cell>
              <table:table-cell office:value-type="float" office:value="0.783825">
                <text:p>0.783825</text:p>
              </table:table-cell>
              <table:table-cell office:value-type="float" office:value="0.784079">
                <text:p>0.784079</text:p>
              </table:table-cell>
              <table:table-cell office:value-type="float" office:value="0.804847">
                <text:p>0.804847</text:p>
              </table:table-cell>
              <table:table-cell office:value-type="float" office:value="0.89531">
                <text:p>0.89531</text:p>
              </table:table-cell>
              <table:table-cell office:value-type="float" office:value="0.774752">
                <text:p>0.77475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94189">
                <text:p>0.694189</text:p>
              </table:table-cell>
              <table:table-cell office:value-type="float" office:value="0.77953">
                <text:p>0.77953</text:p>
              </table:table-cell>
              <table:table-cell office:value-type="float" office:value="0.781694">
                <text:p>0.781694</text:p>
              </table:table-cell>
              <table:table-cell office:value-type="float" office:value="0.782736">
                <text:p>0.782736</text:p>
              </table:table-cell>
              <table:table-cell office:value-type="float" office:value="0.783173">
                <text:p>0.783173</text:p>
              </table:table-cell>
              <table:table-cell office:value-type="float" office:value="0.783505">
                <text:p>0.783505</text:p>
              </table:table-cell>
              <table:table-cell office:value-type="float" office:value="0.78369">
                <text:p>0.78369</text:p>
              </table:table-cell>
              <table:table-cell office:value-type="float" office:value="0.783856">
                <text:p>0.783856</text:p>
              </table:table-cell>
              <table:table-cell office:value-type="float" office:value="0.784343">
                <text:p>0.784343</text:p>
              </table:table-cell>
              <table:table-cell office:value-type="float" office:value="0.810833">
                <text:p>0.810833</text:p>
              </table:table-cell>
              <table:table-cell office:value-type="float" office:value="0.89531">
                <text:p>0.89531</text:p>
              </table:table-cell>
              <table:table-cell office:value-type="float" office:value="0.776755">
                <text:p>0.7767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750361">
                <text:p>0.750361</text:p>
              </table:table-cell>
              <table:table-cell office:value-type="float" office:value="0.780536">
                <text:p>0.780536</text:p>
              </table:table-cell>
              <table:table-cell office:value-type="float" office:value="0.782388">
                <text:p>0.782388</text:p>
              </table:table-cell>
              <table:table-cell office:value-type="float" office:value="0.782923">
                <text:p>0.782923</text:p>
              </table:table-cell>
              <table:table-cell office:value-type="float" office:value="0.783367">
                <text:p>0.783367</text:p>
              </table:table-cell>
              <table:table-cell office:value-type="float" office:value="0.783593">
                <text:p>0.783593</text:p>
              </table:table-cell>
              <table:table-cell office:value-type="float" office:value="0.783747">
                <text:p>0.783747</text:p>
              </table:table-cell>
              <table:table-cell office:value-type="float" office:value="0.783901">
                <text:p>0.783901</text:p>
              </table:table-cell>
              <table:table-cell office:value-type="float" office:value="0.784917">
                <text:p>0.784917</text:p>
              </table:table-cell>
              <table:table-cell office:value-type="float" office:value="0.818912">
                <text:p>0.818912</text:p>
              </table:table-cell>
              <table:table-cell office:value-type="float" office:value="0.896414">
                <text:p>0.896414</text:p>
              </table:table-cell>
              <table:table-cell office:value-type="float" office:value="0.783465">
                <text:p>0.78346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18121">
                <text:p>0.718121</text:p>
              </table:table-cell>
              <table:table-cell office:value-type="float" office:value="0.78053">
                <text:p>0.78053</text:p>
              </table:table-cell>
              <table:table-cell office:value-type="float" office:value="0.782586">
                <text:p>0.782586</text:p>
              </table:table-cell>
              <table:table-cell office:value-type="float" office:value="0.783065">
                <text:p>0.783065</text:p>
              </table:table-cell>
              <table:table-cell office:value-type="float" office:value="0.783463">
                <text:p>0.783463</text:p>
              </table:table-cell>
              <table:table-cell office:value-type="float" office:value="0.783659">
                <text:p>0.783659</text:p>
              </table:table-cell>
              <table:table-cell office:value-type="float" office:value="0.783801">
                <text:p>0.783801</text:p>
              </table:table-cell>
              <table:table-cell office:value-type="float" office:value="0.78399">
                <text:p>0.78399</text:p>
              </table:table-cell>
              <table:table-cell office:value-type="float" office:value="0.785675">
                <text:p>0.785675</text:p>
              </table:table-cell>
              <table:table-cell office:value-type="float" office:value="0.824715">
                <text:p>0.824715</text:p>
              </table:table-cell>
              <table:table-cell office:value-type="float" office:value="0.91092">
                <text:p>0.91092</text:p>
              </table:table-cell>
              <table:table-cell office:value-type="float" office:value="0.78096">
                <text:p>0.780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26889">
                <text:p>0.726889</text:p>
              </table:table-cell>
              <table:table-cell office:value-type="float" office:value="0.779607">
                <text:p>0.779607</text:p>
              </table:table-cell>
              <table:table-cell office:value-type="float" office:value="0.781924">
                <text:p>0.781924</text:p>
              </table:table-cell>
              <table:table-cell office:value-type="float" office:value="0.782935">
                <text:p>0.782935</text:p>
              </table:table-cell>
              <table:table-cell office:value-type="float" office:value="0.783411">
                <text:p>0.783411</text:p>
              </table:table-cell>
              <table:table-cell office:value-type="float" office:value="0.783674">
                <text:p>0.783674</text:p>
              </table:table-cell>
              <table:table-cell office:value-type="float" office:value="0.783821">
                <text:p>0.783821</text:p>
              </table:table-cell>
              <table:table-cell office:value-type="float" office:value="0.783994">
                <text:p>0.783994</text:p>
              </table:table-cell>
              <table:table-cell office:value-type="float" office:value="0.785842">
                <text:p>0.785842</text:p>
              </table:table-cell>
              <table:table-cell office:value-type="float" office:value="0.825888">
                <text:p>0.825888</text:p>
              </table:table-cell>
              <table:table-cell office:value-type="float" office:value="0.91092">
                <text:p>0.91092</text:p>
              </table:table-cell>
              <table:table-cell office:value-type="float" office:value="0.781799">
                <text:p>0.7817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07392">
                <text:p>0.707392</text:p>
              </table:table-cell>
              <table:table-cell office:value-type="float" office:value="0.779214">
                <text:p>0.779214</text:p>
              </table:table-cell>
              <table:table-cell office:value-type="float" office:value="0.781612">
                <text:p>0.781612</text:p>
              </table:table-cell>
              <table:table-cell office:value-type="float" office:value="0.782826">
                <text:p>0.782826</text:p>
              </table:table-cell>
              <table:table-cell office:value-type="float" office:value="0.783306">
                <text:p>0.783306</text:p>
              </table:table-cell>
              <table:table-cell office:value-type="float" office:value="0.783659">
                <text:p>0.783659</text:p>
              </table:table-cell>
              <table:table-cell office:value-type="float" office:value="0.783823">
                <text:p>0.783823</text:p>
              </table:table-cell>
              <table:table-cell office:value-type="float" office:value="0.783966">
                <text:p>0.783966</text:p>
              </table:table-cell>
              <table:table-cell office:value-type="float" office:value="0.78556">
                <text:p>0.78556</text:p>
              </table:table-cell>
              <table:table-cell office:value-type="float" office:value="0.819359">
                <text:p>0.819359</text:p>
              </table:table-cell>
              <table:table-cell office:value-type="float" office:value="0.91092">
                <text:p>0.91092</text:p>
              </table:table-cell>
              <table:table-cell office:value-type="float" office:value="0.779072">
                <text:p>0.77907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23226">
                <text:p>0.723226</text:p>
              </table:table-cell>
              <table:table-cell office:value-type="float" office:value="0.779725">
                <text:p>0.779725</text:p>
              </table:table-cell>
              <table:table-cell office:value-type="float" office:value="0.782135">
                <text:p>0.782135</text:p>
              </table:table-cell>
              <table:table-cell office:value-type="float" office:value="0.782789">
                <text:p>0.782789</text:p>
              </table:table-cell>
              <table:table-cell office:value-type="float" office:value="0.783256">
                <text:p>0.783256</text:p>
              </table:table-cell>
              <table:table-cell office:value-type="float" office:value="0.78362">
                <text:p>0.78362</text:p>
              </table:table-cell>
              <table:table-cell office:value-type="float" office:value="0.783823">
                <text:p>0.783823</text:p>
              </table:table-cell>
              <table:table-cell office:value-type="float" office:value="0.784164">
                <text:p>0.784164</text:p>
              </table:table-cell>
              <table:table-cell office:value-type="float" office:value="0.789901">
                <text:p>0.789901</text:p>
              </table:table-cell>
              <table:table-cell office:value-type="float" office:value="0.833846">
                <text:p>0.833846</text:p>
              </table:table-cell>
              <table:table-cell office:value-type="float" office:value="0.91092">
                <text:p>0.91092</text:p>
              </table:table-cell>
              <table:table-cell office:value-type="float" office:value="0.782648">
                <text:p>0.78264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14422">
                <text:p>0.714422</text:p>
              </table:table-cell>
              <table:table-cell office:value-type="float" office:value="0.779712">
                <text:p>0.779712</text:p>
              </table:table-cell>
              <table:table-cell office:value-type="float" office:value="0.782382">
                <text:p>0.782382</text:p>
              </table:table-cell>
              <table:table-cell office:value-type="float" office:value="0.782925">
                <text:p>0.782925</text:p>
              </table:table-cell>
              <table:table-cell office:value-type="float" office:value="0.783415">
                <text:p>0.783415</text:p>
              </table:table-cell>
              <table:table-cell office:value-type="float" office:value="0.783679">
                <text:p>0.783679</text:p>
              </table:table-cell>
              <table:table-cell office:value-type="float" office:value="0.783816">
                <text:p>0.783816</text:p>
              </table:table-cell>
              <table:table-cell office:value-type="float" office:value="0.784205">
                <text:p>0.784205</text:p>
              </table:table-cell>
              <table:table-cell office:value-type="float" office:value="0.792078">
                <text:p>0.792078</text:p>
              </table:table-cell>
              <table:table-cell office:value-type="float" office:value="0.843205">
                <text:p>0.843205</text:p>
              </table:table-cell>
              <table:table-cell office:value-type="float" office:value="0.91092">
                <text:p>0.91092</text:p>
              </table:table-cell>
              <table:table-cell office:value-type="float" office:value="0.782984">
                <text:p>0.78298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13847">
                <text:p>0.713847</text:p>
              </table:table-cell>
              <table:table-cell office:value-type="float" office:value="0.780122">
                <text:p>0.780122</text:p>
              </table:table-cell>
              <table:table-cell office:value-type="float" office:value="0.782429">
                <text:p>0.782429</text:p>
              </table:table-cell>
              <table:table-cell office:value-type="float" office:value="0.782867">
                <text:p>0.782867</text:p>
              </table:table-cell>
              <table:table-cell office:value-type="float" office:value="0.783357">
                <text:p>0.783357</text:p>
              </table:table-cell>
              <table:table-cell office:value-type="float" office:value="0.78367">
                <text:p>0.78367</text:p>
              </table:table-cell>
              <table:table-cell office:value-type="float" office:value="0.783811">
                <text:p>0.783811</text:p>
              </table:table-cell>
              <table:table-cell office:value-type="float" office:value="0.784143">
                <text:p>0.784143</text:p>
              </table:table-cell>
              <table:table-cell office:value-type="float" office:value="0.791081">
                <text:p>0.791081</text:p>
              </table:table-cell>
              <table:table-cell office:value-type="float" office:value="0.837394">
                <text:p>0.837394</text:p>
              </table:table-cell>
              <table:table-cell office:value-type="float" office:value="0.91092">
                <text:p>0.91092</text:p>
              </table:table-cell>
              <table:table-cell office:value-type="float" office:value="0.782272">
                <text:p>0.78227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38177">
                <text:p>0.738177</text:p>
              </table:table-cell>
              <table:table-cell office:value-type="float" office:value="0.78079">
                <text:p>0.78079</text:p>
              </table:table-cell>
              <table:table-cell office:value-type="float" office:value="0.782516">
                <text:p>0.782516</text:p>
              </table:table-cell>
              <table:table-cell office:value-type="float" office:value="0.782903">
                <text:p>0.782903</text:p>
              </table:table-cell>
              <table:table-cell office:value-type="float" office:value="0.783459">
                <text:p>0.783459</text:p>
              </table:table-cell>
              <table:table-cell office:value-type="float" office:value="0.78372">
                <text:p>0.78372</text:p>
              </table:table-cell>
              <table:table-cell office:value-type="float" office:value="0.78388">
                <text:p>0.78388</text:p>
              </table:table-cell>
              <table:table-cell office:value-type="float" office:value="0.784362">
                <text:p>0.784362</text:p>
              </table:table-cell>
              <table:table-cell office:value-type="float" office:value="0.79331">
                <text:p>0.79331</text:p>
              </table:table-cell>
              <table:table-cell office:value-type="float" office:value="0.842819">
                <text:p>0.842819</text:p>
              </table:table-cell>
              <table:table-cell office:value-type="float" office:value="0.91092">
                <text:p>0.91092</text:p>
              </table:table-cell>
              <table:table-cell office:value-type="float" office:value="0.785594">
                <text:p>0.78559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41108">
                <text:p>0.741108</text:p>
              </table:table-cell>
              <table:table-cell office:value-type="float" office:value="0.780928">
                <text:p>0.780928</text:p>
              </table:table-cell>
              <table:table-cell office:value-type="float" office:value="0.782652">
                <text:p>0.782652</text:p>
              </table:table-cell>
              <table:table-cell office:value-type="float" office:value="0.783216">
                <text:p>0.783216</text:p>
              </table:table-cell>
              <table:table-cell office:value-type="float" office:value="0.783642">
                <text:p>0.783642</text:p>
              </table:table-cell>
              <table:table-cell office:value-type="float" office:value="0.783798">
                <text:p>0.783798</text:p>
              </table:table-cell>
              <table:table-cell office:value-type="float" office:value="0.783955">
                <text:p>0.783955</text:p>
              </table:table-cell>
              <table:table-cell office:value-type="float" office:value="0.784475">
                <text:p>0.784475</text:p>
              </table:table-cell>
              <table:table-cell office:value-type="float" office:value="0.790826">
                <text:p>0.790826</text:p>
              </table:table-cell>
              <table:table-cell office:value-type="float" office:value="0.849967">
                <text:p>0.849967</text:p>
              </table:table-cell>
              <table:table-cell office:value-type="float" office:value="0.913586">
                <text:p>0.913586</text:p>
              </table:table-cell>
              <table:table-cell office:value-type="float" office:value="0.786457">
                <text:p>0.78645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89046">
                <text:p>0.689046</text:p>
              </table:table-cell>
              <table:table-cell office:value-type="float" office:value="0.779825">
                <text:p>0.779825</text:p>
              </table:table-cell>
              <table:table-cell office:value-type="float" office:value="0.782594">
                <text:p>0.782594</text:p>
              </table:table-cell>
              <table:table-cell office:value-type="float" office:value="0.782982">
                <text:p>0.782982</text:p>
              </table:table-cell>
              <table:table-cell office:value-type="float" office:value="0.783544">
                <text:p>0.783544</text:p>
              </table:table-cell>
              <table:table-cell office:value-type="float" office:value="0.783773">
                <text:p>0.783773</text:p>
              </table:table-cell>
              <table:table-cell office:value-type="float" office:value="0.783911">
                <text:p>0.783911</text:p>
              </table:table-cell>
              <table:table-cell office:value-type="float" office:value="0.784332">
                <text:p>0.784332</text:p>
              </table:table-cell>
              <table:table-cell office:value-type="float" office:value="0.78948">
                <text:p>0.78948</text:p>
              </table:table-cell>
              <table:table-cell office:value-type="float" office:value="0.835352">
                <text:p>0.835352</text:p>
              </table:table-cell>
              <table:table-cell office:value-type="float" office:value="0.913586">
                <text:p>0.913586</text:p>
              </table:table-cell>
              <table:table-cell office:value-type="float" office:value="0.779484">
                <text:p>0.7794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13571">
                <text:p>0.713571</text:p>
              </table:table-cell>
              <table:table-cell office:value-type="float" office:value="0.781869">
                <text:p>0.781869</text:p>
              </table:table-cell>
              <table:table-cell office:value-type="float" office:value="0.782715">
                <text:p>0.782715</text:p>
              </table:table-cell>
              <table:table-cell office:value-type="float" office:value="0.78316">
                <text:p>0.78316</text:p>
              </table:table-cell>
              <table:table-cell office:value-type="float" office:value="0.783616">
                <text:p>0.783616</text:p>
              </table:table-cell>
              <table:table-cell office:value-type="float" office:value="0.783801">
                <text:p>0.783801</text:p>
              </table:table-cell>
              <table:table-cell office:value-type="float" office:value="0.78394">
                <text:p>0.78394</text:p>
              </table:table-cell>
              <table:table-cell office:value-type="float" office:value="0.784437">
                <text:p>0.784437</text:p>
              </table:table-cell>
              <table:table-cell office:value-type="float" office:value="0.788749">
                <text:p>0.788749</text:p>
              </table:table-cell>
              <table:table-cell office:value-type="float" office:value="0.832891">
                <text:p>0.83289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1875">
                <text:p>0.78187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35152">
                <text:p>0.735152</text:p>
              </table:table-cell>
              <table:table-cell office:value-type="float" office:value="0.782055">
                <text:p>0.782055</text:p>
              </table:table-cell>
              <table:table-cell office:value-type="float" office:value="0.782841">
                <text:p>0.782841</text:p>
              </table:table-cell>
              <table:table-cell office:value-type="float" office:value="0.783277">
                <text:p>0.783277</text:p>
              </table:table-cell>
              <table:table-cell office:value-type="float" office:value="0.783633">
                <text:p>0.783633</text:p>
              </table:table-cell>
              <table:table-cell office:value-type="float" office:value="0.783793">
                <text:p>0.783793</text:p>
              </table:table-cell>
              <table:table-cell office:value-type="float" office:value="0.783909">
                <text:p>0.783909</text:p>
              </table:table-cell>
              <table:table-cell office:value-type="float" office:value="0.78443">
                <text:p>0.78443</text:p>
              </table:table-cell>
              <table:table-cell office:value-type="float" office:value="0.789251">
                <text:p>0.789251</text:p>
              </table:table-cell>
              <table:table-cell office:value-type="float" office:value="0.834141">
                <text:p>0.83414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46362">
                <text:p>0.746362</text:p>
              </table:table-cell>
              <table:table-cell office:value-type="float" office:value="0.78156">
                <text:p>0.78156</text:p>
              </table:table-cell>
              <table:table-cell office:value-type="float" office:value="0.782779">
                <text:p>0.782779</text:p>
              </table:table-cell>
              <table:table-cell office:value-type="float" office:value="0.783126">
                <text:p>0.783126</text:p>
              </table:table-cell>
              <table:table-cell office:value-type="float" office:value="0.783552">
                <text:p>0.783552</text:p>
              </table:table-cell>
              <table:table-cell office:value-type="float" office:value="0.783754">
                <text:p>0.783754</text:p>
              </table:table-cell>
              <table:table-cell office:value-type="float" office:value="0.783886">
                <text:p>0.783886</text:p>
              </table:table-cell>
              <table:table-cell office:value-type="float" office:value="0.78424">
                <text:p>0.78424</text:p>
              </table:table-cell>
              <table:table-cell office:value-type="float" office:value="0.78812">
                <text:p>0.78812</text:p>
              </table:table-cell>
              <table:table-cell office:value-type="float" office:value="0.831153">
                <text:p>0.831153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853">
                <text:p>0.7848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40131">
                <text:p>0.740131</text:p>
              </table:table-cell>
              <table:table-cell office:value-type="float" office:value="0.781542">
                <text:p>0.781542</text:p>
              </table:table-cell>
              <table:table-cell office:value-type="float" office:value="0.782654">
                <text:p>0.782654</text:p>
              </table:table-cell>
              <table:table-cell office:value-type="float" office:value="0.783055">
                <text:p>0.783055</text:p>
              </table:table-cell>
              <table:table-cell office:value-type="float" office:value="0.783549">
                <text:p>0.783549</text:p>
              </table:table-cell>
              <table:table-cell office:value-type="float" office:value="0.783727">
                <text:p>0.783727</text:p>
              </table:table-cell>
              <table:table-cell office:value-type="float" office:value="0.783892">
                <text:p>0.783892</text:p>
              </table:table-cell>
              <table:table-cell office:value-type="float" office:value="0.784244">
                <text:p>0.784244</text:p>
              </table:table-cell>
              <table:table-cell office:value-type="float" office:value="0.787968">
                <text:p>0.787968</text:p>
              </table:table-cell>
              <table:table-cell office:value-type="float" office:value="0.826327">
                <text:p>0.826327</text:p>
              </table:table-cell>
              <table:table-cell office:value-type="float" office:value="0.913586">
                <text:p>0.913586</text:p>
              </table:table-cell>
              <table:table-cell office:value-type="float" office:value="0.783709">
                <text:p>0.78370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40729">
                <text:p>0.740729</text:p>
              </table:table-cell>
              <table:table-cell office:value-type="float" office:value="0.781909">
                <text:p>0.781909</text:p>
              </table:table-cell>
              <table:table-cell office:value-type="float" office:value="0.782689">
                <text:p>0.782689</text:p>
              </table:table-cell>
              <table:table-cell office:value-type="float" office:value="0.783097">
                <text:p>0.783097</text:p>
              </table:table-cell>
              <table:table-cell office:value-type="float" office:value="0.783559">
                <text:p>0.783559</text:p>
              </table:table-cell>
              <table:table-cell office:value-type="float" office:value="0.783779">
                <text:p>0.783779</text:p>
              </table:table-cell>
              <table:table-cell office:value-type="float" office:value="0.783974">
                <text:p>0.783974</text:p>
              </table:table-cell>
              <table:table-cell office:value-type="float" office:value="0.785134">
                <text:p>0.785134</text:p>
              </table:table-cell>
              <table:table-cell office:value-type="float" office:value="0.791811">
                <text:p>0.791811</text:p>
              </table:table-cell>
              <table:table-cell office:value-type="float" office:value="0.832652">
                <text:p>0.832652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933">
                <text:p>0.7849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79225">
                <text:p>0.679225</text:p>
              </table:table-cell>
              <table:table-cell office:value-type="float" office:value="0.781668">
                <text:p>0.781668</text:p>
              </table:table-cell>
              <table:table-cell office:value-type="float" office:value="0.782652">
                <text:p>0.782652</text:p>
              </table:table-cell>
              <table:table-cell office:value-type="float" office:value="0.783007">
                <text:p>0.783007</text:p>
              </table:table-cell>
              <table:table-cell office:value-type="float" office:value="0.783547">
                <text:p>0.783547</text:p>
              </table:table-cell>
              <table:table-cell office:value-type="float" office:value="0.78376">
                <text:p>0.78376</text:p>
              </table:table-cell>
              <table:table-cell office:value-type="float" office:value="0.783915">
                <text:p>0.783915</text:p>
              </table:table-cell>
              <table:table-cell office:value-type="float" office:value="0.784359">
                <text:p>0.784359</text:p>
              </table:table-cell>
              <table:table-cell office:value-type="float" office:value="0.790432">
                <text:p>0.790432</text:p>
              </table:table-cell>
              <table:table-cell office:value-type="float" office:value="0.830256">
                <text:p>0.830256</text:p>
              </table:table-cell>
              <table:table-cell office:value-type="float" office:value="0.913586">
                <text:p>0.913586</text:p>
              </table:table-cell>
              <table:table-cell office:value-type="float" office:value="0.778282">
                <text:p>0.77828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58631">
                <text:p>0.758631</text:p>
              </table:table-cell>
              <table:table-cell office:value-type="float" office:value="0.782193">
                <text:p>0.782193</text:p>
              </table:table-cell>
              <table:table-cell office:value-type="float" office:value="0.782723">
                <text:p>0.782723</text:p>
              </table:table-cell>
              <table:table-cell office:value-type="float" office:value="0.783199">
                <text:p>0.783199</text:p>
              </table:table-cell>
              <table:table-cell office:value-type="float" office:value="0.783666">
                <text:p>0.783666</text:p>
              </table:table-cell>
              <table:table-cell office:value-type="float" office:value="0.783791">
                <text:p>0.783791</text:p>
              </table:table-cell>
              <table:table-cell office:value-type="float" office:value="0.783918">
                <text:p>0.783918</text:p>
              </table:table-cell>
              <table:table-cell office:value-type="float" office:value="0.78442">
                <text:p>0.78442</text:p>
              </table:table-cell>
              <table:table-cell office:value-type="float" office:value="0.789991">
                <text:p>0.789991</text:p>
              </table:table-cell>
              <table:table-cell office:value-type="float" office:value="0.825312">
                <text:p>0.825312</text:p>
              </table:table-cell>
              <table:table-cell office:value-type="float" office:value="0.913586">
                <text:p>0.913586</text:p>
              </table:table-cell>
              <table:table-cell office:value-type="float" office:value="0.785784">
                <text:p>0.78578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40045">
                <text:p>0.740045</text:p>
              </table:table-cell>
              <table:table-cell office:value-type="float" office:value="0.782494">
                <text:p>0.782494</text:p>
              </table:table-cell>
              <table:table-cell office:value-type="float" office:value="0.782921">
                <text:p>0.782921</text:p>
              </table:table-cell>
              <table:table-cell office:value-type="float" office:value="0.783451">
                <text:p>0.783451</text:p>
              </table:table-cell>
              <table:table-cell office:value-type="float" office:value="0.78368">
                <text:p>0.78368</text:p>
              </table:table-cell>
              <table:table-cell office:value-type="float" office:value="0.783804">
                <text:p>0.783804</text:p>
              </table:table-cell>
              <table:table-cell office:value-type="float" office:value="0.783942">
                <text:p>0.783942</text:p>
              </table:table-cell>
              <table:table-cell office:value-type="float" office:value="0.784269">
                <text:p>0.784269</text:p>
              </table:table-cell>
              <table:table-cell office:value-type="float" office:value="0.78856">
                <text:p>0.78856</text:p>
              </table:table-cell>
              <table:table-cell office:value-type="float" office:value="0.823521">
                <text:p>0.82352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3669">
                <text:p>0.78366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20229">
                <text:p>0.720229</text:p>
              </table:table-cell>
              <table:table-cell office:value-type="float" office:value="0.782556">
                <text:p>0.782556</text:p>
              </table:table-cell>
              <table:table-cell office:value-type="float" office:value="0.782871">
                <text:p>0.782871</text:p>
              </table:table-cell>
              <table:table-cell office:value-type="float" office:value="0.783329">
                <text:p>0.783329</text:p>
              </table:table-cell>
              <table:table-cell office:value-type="float" office:value="0.783651">
                <text:p>0.783651</text:p>
              </table:table-cell>
              <table:table-cell office:value-type="float" office:value="0.783781">
                <text:p>0.783781</text:p>
              </table:table-cell>
              <table:table-cell office:value-type="float" office:value="0.78392">
                <text:p>0.78392</text:p>
              </table:table-cell>
              <table:table-cell office:value-type="float" office:value="0.784489">
                <text:p>0.784489</text:p>
              </table:table-cell>
              <table:table-cell office:value-type="float" office:value="0.787777">
                <text:p>0.787777</text:p>
              </table:table-cell>
              <table:table-cell office:value-type="float" office:value="0.819619">
                <text:p>0.819619</text:p>
              </table:table-cell>
              <table:table-cell office:value-type="float" office:value="0.913586">
                <text:p>0.913586</text:p>
              </table:table-cell>
              <table:table-cell office:value-type="float" office:value="0.781222">
                <text:p>0.78122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935">
                <text:p>0.74935</text:p>
              </table:table-cell>
              <table:table-cell office:value-type="float" office:value="0.782515">
                <text:p>0.782515</text:p>
              </table:table-cell>
              <table:table-cell office:value-type="float" office:value="0.782854">
                <text:p>0.782854</text:p>
              </table:table-cell>
              <table:table-cell office:value-type="float" office:value="0.783342">
                <text:p>0.783342</text:p>
              </table:table-cell>
              <table:table-cell office:value-type="float" office:value="0.783687">
                <text:p>0.783687</text:p>
              </table:table-cell>
              <table:table-cell office:value-type="float" office:value="0.783815">
                <text:p>0.783815</text:p>
              </table:table-cell>
              <table:table-cell office:value-type="float" office:value="0.783935">
                <text:p>0.783935</text:p>
              </table:table-cell>
              <table:table-cell office:value-type="float" office:value="0.784633">
                <text:p>0.784633</text:p>
              </table:table-cell>
              <table:table-cell office:value-type="float" office:value="0.788902">
                <text:p>0.788902</text:p>
              </table:table-cell>
              <table:table-cell office:value-type="float" office:value="0.826949">
                <text:p>0.826949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998">
                <text:p>0.78499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37048">
                <text:p>0.737048</text:p>
              </table:table-cell>
              <table:table-cell office:value-type="float" office:value="0.78252">
                <text:p>0.78252</text:p>
              </table:table-cell>
              <table:table-cell office:value-type="float" office:value="0.782852">
                <text:p>0.782852</text:p>
              </table:table-cell>
              <table:table-cell office:value-type="float" office:value="0.783373">
                <text:p>0.783373</text:p>
              </table:table-cell>
              <table:table-cell office:value-type="float" office:value="0.783714">
                <text:p>0.783714</text:p>
              </table:table-cell>
              <table:table-cell office:value-type="float" office:value="0.783848">
                <text:p>0.783848</text:p>
              </table:table-cell>
              <table:table-cell office:value-type="float" office:value="0.784064">
                <text:p>0.784064</text:p>
              </table:table-cell>
              <table:table-cell office:value-type="float" office:value="0.785499">
                <text:p>0.785499</text:p>
              </table:table-cell>
              <table:table-cell office:value-type="float" office:value="0.793686">
                <text:p>0.793686</text:p>
              </table:table-cell>
              <table:table-cell office:value-type="float" office:value="0.832307">
                <text:p>0.832307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891">
                <text:p>0.78489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49509">
                <text:p>0.749509</text:p>
              </table:table-cell>
              <table:table-cell office:value-type="float" office:value="0.782634">
                <text:p>0.782634</text:p>
              </table:table-cell>
              <table:table-cell office:value-type="float" office:value="0.783075">
                <text:p>0.783075</text:p>
              </table:table-cell>
              <table:table-cell office:value-type="float" office:value="0.783574">
                <text:p>0.783574</text:p>
              </table:table-cell>
              <table:table-cell office:value-type="float" office:value="0.783744">
                <text:p>0.783744</text:p>
              </table:table-cell>
              <table:table-cell office:value-type="float" office:value="0.783888">
                <text:p>0.783888</text:p>
              </table:table-cell>
              <table:table-cell office:value-type="float" office:value="0.784365">
                <text:p>0.784365</text:p>
              </table:table-cell>
              <table:table-cell office:value-type="float" office:value="0.786322">
                <text:p>0.786322</text:p>
              </table:table-cell>
              <table:table-cell office:value-type="float" office:value="0.796832">
                <text:p>0.796832</text:p>
              </table:table-cell>
              <table:table-cell office:value-type="float" office:value="0.837884">
                <text:p>0.837884</text:p>
              </table:table-cell>
              <table:table-cell office:value-type="float" office:value="0.913586">
                <text:p>0.913586</text:p>
              </table:table-cell>
              <table:table-cell office:value-type="float" office:value="0.787183">
                <text:p>0.78718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80499">
                <text:p>0.680499</text:p>
              </table:table-cell>
              <table:table-cell office:value-type="float" office:value="0.782676">
                <text:p>0.782676</text:p>
              </table:table-cell>
              <table:table-cell office:value-type="float" office:value="0.783281">
                <text:p>0.783281</text:p>
              </table:table-cell>
              <table:table-cell office:value-type="float" office:value="0.783637">
                <text:p>0.783637</text:p>
              </table:table-cell>
              <table:table-cell office:value-type="float" office:value="0.783766">
                <text:p>0.783766</text:p>
              </table:table-cell>
              <table:table-cell office:value-type="float" office:value="0.783906">
                <text:p>0.783906</text:p>
              </table:table-cell>
              <table:table-cell office:value-type="float" office:value="0.784338">
                <text:p>0.784338</text:p>
              </table:table-cell>
              <table:table-cell office:value-type="float" office:value="0.785963">
                <text:p>0.785963</text:p>
              </table:table-cell>
              <table:table-cell office:value-type="float" office:value="0.796994">
                <text:p>0.796994</text:p>
              </table:table-cell>
              <table:table-cell office:value-type="float" office:value="0.835098">
                <text:p>0.835098</text:p>
              </table:table-cell>
              <table:table-cell office:value-type="float" office:value="0.913586">
                <text:p>0.913586</text:p>
              </table:table-cell>
              <table:table-cell office:value-type="float" office:value="0.780016">
                <text:p>0.78001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15749">
                <text:p>0.715749</text:p>
              </table:table-cell>
              <table:table-cell office:value-type="float" office:value="0.782662">
                <text:p>0.782662</text:p>
              </table:table-cell>
              <table:table-cell office:value-type="float" office:value="0.783178">
                <text:p>0.783178</text:p>
              </table:table-cell>
              <table:table-cell office:value-type="float" office:value="0.783637">
                <text:p>0.783637</text:p>
              </table:table-cell>
              <table:table-cell office:value-type="float" office:value="0.783779">
                <text:p>0.783779</text:p>
              </table:table-cell>
              <table:table-cell office:value-type="float" office:value="0.783936">
                <text:p>0.783936</text:p>
              </table:table-cell>
              <table:table-cell office:value-type="float" office:value="0.784543">
                <text:p>0.784543</text:p>
              </table:table-cell>
              <table:table-cell office:value-type="float" office:value="0.78629">
                <text:p>0.78629</text:p>
              </table:table-cell>
              <table:table-cell office:value-type="float" office:value="0.79788">
                <text:p>0.79788</text:p>
              </table:table-cell>
              <table:table-cell office:value-type="float" office:value="0.835521">
                <text:p>0.83552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3718">
                <text:p>0.78371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9696">
                <text:p>0.69696</text:p>
              </table:table-cell>
              <table:table-cell office:value-type="float" office:value="0.782328">
                <text:p>0.782328</text:p>
              </table:table-cell>
              <table:table-cell office:value-type="float" office:value="0.783029">
                <text:p>0.783029</text:p>
              </table:table-cell>
              <table:table-cell office:value-type="float" office:value="0.783571">
                <text:p>0.783571</text:p>
              </table:table-cell>
              <table:table-cell office:value-type="float" office:value="0.783748">
                <text:p>0.783748</text:p>
              </table:table-cell>
              <table:table-cell office:value-type="float" office:value="0.783901">
                <text:p>0.783901</text:p>
              </table:table-cell>
              <table:table-cell office:value-type="float" office:value="0.784278">
                <text:p>0.784278</text:p>
              </table:table-cell>
              <table:table-cell office:value-type="float" office:value="0.786112">
                <text:p>0.786112</text:p>
              </table:table-cell>
              <table:table-cell office:value-type="float" office:value="0.797563">
                <text:p>0.797563</text:p>
              </table:table-cell>
              <table:table-cell office:value-type="float" office:value="0.83962">
                <text:p>0.83962</text:p>
              </table:table-cell>
              <table:table-cell office:value-type="float" office:value="0.913586">
                <text:p>0.913586</text:p>
              </table:table-cell>
              <table:table-cell office:value-type="float" office:value="0.782111">
                <text:p>0.78211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47112">
                <text:p>0.747112</text:p>
              </table:table-cell>
              <table:table-cell office:value-type="float" office:value="0.782437">
                <text:p>0.782437</text:p>
              </table:table-cell>
              <table:table-cell office:value-type="float" office:value="0.782943">
                <text:p>0.782943</text:p>
              </table:table-cell>
              <table:table-cell office:value-type="float" office:value="0.783467">
                <text:p>0.783467</text:p>
              </table:table-cell>
              <table:table-cell office:value-type="float" office:value="0.7837">
                <text:p>0.7837</text:p>
              </table:table-cell>
              <table:table-cell office:value-type="float" office:value="0.78385">
                <text:p>0.78385</text:p>
              </table:table-cell>
              <table:table-cell office:value-type="float" office:value="0.784036">
                <text:p>0.784036</text:p>
              </table:table-cell>
              <table:table-cell office:value-type="float" office:value="0.785548">
                <text:p>0.785548</text:p>
              </table:table-cell>
              <table:table-cell office:value-type="float" office:value="0.796475">
                <text:p>0.796475</text:p>
              </table:table-cell>
              <table:table-cell office:value-type="float" office:value="0.832625">
                <text:p>0.832625</text:p>
              </table:table-cell>
              <table:table-cell office:value-type="float" office:value="0.913586">
                <text:p>0.913586</text:p>
              </table:table-cell>
              <table:table-cell office:value-type="float" office:value="0.786219">
                <text:p>0.7862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46315">
                <text:p>0.746315</text:p>
              </table:table-cell>
              <table:table-cell office:value-type="float" office:value="0.782225">
                <text:p>0.782225</text:p>
              </table:table-cell>
              <table:table-cell office:value-type="float" office:value="0.782996">
                <text:p>0.782996</text:p>
              </table:table-cell>
              <table:table-cell office:value-type="float" office:value="0.783609">
                <text:p>0.783609</text:p>
              </table:table-cell>
              <table:table-cell office:value-type="float" office:value="0.78376">
                <text:p>0.78376</text:p>
              </table:table-cell>
              <table:table-cell office:value-type="float" office:value="0.783903">
                <text:p>0.783903</text:p>
              </table:table-cell>
              <table:table-cell office:value-type="float" office:value="0.7841">
                <text:p>0.7841</text:p>
              </table:table-cell>
              <table:table-cell office:value-type="float" office:value="0.785892">
                <text:p>0.785892</text:p>
              </table:table-cell>
              <table:table-cell office:value-type="float" office:value="0.797917">
                <text:p>0.797917</text:p>
              </table:table-cell>
              <table:table-cell office:value-type="float" office:value="0.830831">
                <text:p>0.83083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6155">
                <text:p>0.78615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43788">
                <text:p>0.743788</text:p>
              </table:table-cell>
              <table:table-cell office:value-type="float" office:value="0.782221">
                <text:p>0.782221</text:p>
              </table:table-cell>
              <table:table-cell office:value-type="float" office:value="0.783207">
                <text:p>0.783207</text:p>
              </table:table-cell>
              <table:table-cell office:value-type="float" office:value="0.783601">
                <text:p>0.783601</text:p>
              </table:table-cell>
              <table:table-cell office:value-type="float" office:value="0.783782">
                <text:p>0.783782</text:p>
              </table:table-cell>
              <table:table-cell office:value-type="float" office:value="0.783951">
                <text:p>0.783951</text:p>
              </table:table-cell>
              <table:table-cell office:value-type="float" office:value="0.784292">
                <text:p>0.784292</text:p>
              </table:table-cell>
              <table:table-cell office:value-type="float" office:value="0.787207">
                <text:p>0.787207</text:p>
              </table:table-cell>
              <table:table-cell office:value-type="float" office:value="0.798707">
                <text:p>0.798707</text:p>
              </table:table-cell>
              <table:table-cell office:value-type="float" office:value="0.831272">
                <text:p>0.831272</text:p>
              </table:table-cell>
              <table:table-cell office:value-type="float" office:value="0.913586">
                <text:p>0.913586</text:p>
              </table:table-cell>
              <table:table-cell office:value-type="float" office:value="0.786203">
                <text:p>0.78620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29957">
                <text:p>0.729957</text:p>
              </table:table-cell>
              <table:table-cell office:value-type="float" office:value="0.782426">
                <text:p>0.782426</text:p>
              </table:table-cell>
              <table:table-cell office:value-type="float" office:value="0.783182">
                <text:p>0.783182</text:p>
              </table:table-cell>
              <table:table-cell office:value-type="float" office:value="0.783544">
                <text:p>0.783544</text:p>
              </table:table-cell>
              <table:table-cell office:value-type="float" office:value="0.783723">
                <text:p>0.783723</text:p>
              </table:table-cell>
              <table:table-cell office:value-type="float" office:value="0.783845">
                <text:p>0.783845</text:p>
              </table:table-cell>
              <table:table-cell office:value-type="float" office:value="0.784016">
                <text:p>0.784016</text:p>
              </table:table-cell>
              <table:table-cell office:value-type="float" office:value="0.785624">
                <text:p>0.785624</text:p>
              </table:table-cell>
              <table:table-cell office:value-type="float" office:value="0.794289">
                <text:p>0.794289</text:p>
              </table:table-cell>
              <table:table-cell office:value-type="float" office:value="0.826891">
                <text:p>0.82689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375">
                <text:p>0.7837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48682">
                <text:p>0.748682</text:p>
              </table:table-cell>
              <table:table-cell office:value-type="float" office:value="0.782707">
                <text:p>0.782707</text:p>
              </table:table-cell>
              <table:table-cell office:value-type="float" office:value="0.783366">
                <text:p>0.783366</text:p>
              </table:table-cell>
              <table:table-cell office:value-type="float" office:value="0.783595">
                <text:p>0.783595</text:p>
              </table:table-cell>
              <table:table-cell office:value-type="float" office:value="0.78372">
                <text:p>0.78372</text:p>
              </table:table-cell>
              <table:table-cell office:value-type="float" office:value="0.783823">
                <text:p>0.783823</text:p>
              </table:table-cell>
              <table:table-cell office:value-type="float" office:value="0.78399">
                <text:p>0.78399</text:p>
              </table:table-cell>
              <table:table-cell office:value-type="float" office:value="0.785441">
                <text:p>0.785441</text:p>
              </table:table-cell>
              <table:table-cell office:value-type="float" office:value="0.794888">
                <text:p>0.794888</text:p>
              </table:table-cell>
              <table:table-cell office:value-type="float" office:value="0.830811">
                <text:p>0.83081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6102">
                <text:p>0.7861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21637">
                <text:p>0.721637</text:p>
              </table:table-cell>
              <table:table-cell office:value-type="float" office:value="0.782634">
                <text:p>0.782634</text:p>
              </table:table-cell>
              <table:table-cell office:value-type="float" office:value="0.783401">
                <text:p>0.783401</text:p>
              </table:table-cell>
              <table:table-cell office:value-type="float" office:value="0.783637">
                <text:p>0.783637</text:p>
              </table:table-cell>
              <table:table-cell office:value-type="float" office:value="0.78376">
                <text:p>0.78376</text:p>
              </table:table-cell>
              <table:table-cell office:value-type="float" office:value="0.783855">
                <text:p>0.783855</text:p>
              </table:table-cell>
              <table:table-cell office:value-type="float" office:value="0.784005">
                <text:p>0.784005</text:p>
              </table:table-cell>
              <table:table-cell office:value-type="float" office:value="0.785067">
                <text:p>0.785067</text:p>
              </table:table-cell>
              <table:table-cell office:value-type="float" office:value="0.790097">
                <text:p>0.790097</text:p>
              </table:table-cell>
              <table:table-cell office:value-type="float" office:value="0.827073">
                <text:p>0.827073</text:p>
              </table:table-cell>
              <table:table-cell office:value-type="float" office:value="0.913586">
                <text:p>0.913586</text:p>
              </table:table-cell>
              <table:table-cell office:value-type="float" office:value="0.782517">
                <text:p>0.78251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27576">
                <text:p>0.727576</text:p>
              </table:table-cell>
              <table:table-cell office:value-type="float" office:value="0.783042">
                <text:p>0.783042</text:p>
              </table:table-cell>
              <table:table-cell office:value-type="float" office:value="0.783549">
                <text:p>0.783549</text:p>
              </table:table-cell>
              <table:table-cell office:value-type="float" office:value="0.783722">
                <text:p>0.783722</text:p>
              </table:table-cell>
              <table:table-cell office:value-type="float" office:value="0.783823">
                <text:p>0.783823</text:p>
              </table:table-cell>
              <table:table-cell office:value-type="float" office:value="0.78395">
                <text:p>0.78395</text:p>
              </table:table-cell>
              <table:table-cell office:value-type="float" office:value="0.784416">
                <text:p>0.784416</text:p>
              </table:table-cell>
              <table:table-cell office:value-type="float" office:value="0.786351">
                <text:p>0.786351</text:p>
              </table:table-cell>
              <table:table-cell office:value-type="float" office:value="0.795822">
                <text:p>0.795822</text:p>
              </table:table-cell>
              <table:table-cell office:value-type="float" office:value="0.83211">
                <text:p>0.83211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436">
                <text:p>0.78443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46786">
                <text:p>0.746786</text:p>
              </table:table-cell>
              <table:table-cell office:value-type="float" office:value="0.782884">
                <text:p>0.782884</text:p>
              </table:table-cell>
              <table:table-cell office:value-type="float" office:value="0.783494">
                <text:p>0.783494</text:p>
              </table:table-cell>
              <table:table-cell office:value-type="float" office:value="0.783684">
                <text:p>0.783684</text:p>
              </table:table-cell>
              <table:table-cell office:value-type="float" office:value="0.783808">
                <text:p>0.783808</text:p>
              </table:table-cell>
              <table:table-cell office:value-type="float" office:value="0.783983">
                <text:p>0.783983</text:p>
              </table:table-cell>
              <table:table-cell office:value-type="float" office:value="0.784914">
                <text:p>0.784914</text:p>
              </table:table-cell>
              <table:table-cell office:value-type="float" office:value="0.786719">
                <text:p>0.786719</text:p>
              </table:table-cell>
              <table:table-cell office:value-type="float" office:value="0.796998">
                <text:p>0.796998</text:p>
              </table:table-cell>
              <table:table-cell office:value-type="float" office:value="0.839094">
                <text:p>0.839094</text:p>
              </table:table-cell>
              <table:table-cell office:value-type="float" office:value="0.913586">
                <text:p>0.913586</text:p>
              </table:table-cell>
              <table:table-cell office:value-type="float" office:value="0.787236">
                <text:p>0.78723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23827">
                <text:p>0.723827</text:p>
              </table:table-cell>
              <table:table-cell office:value-type="float" office:value="0.782585">
                <text:p>0.782585</text:p>
              </table:table-cell>
              <table:table-cell office:value-type="float" office:value="0.783381">
                <text:p>0.783381</text:p>
              </table:table-cell>
              <table:table-cell office:value-type="float" office:value="0.783643">
                <text:p>0.783643</text:p>
              </table:table-cell>
              <table:table-cell office:value-type="float" office:value="0.783825">
                <text:p>0.783825</text:p>
              </table:table-cell>
              <table:table-cell office:value-type="float" office:value="0.784057">
                <text:p>0.784057</text:p>
              </table:table-cell>
              <table:table-cell office:value-type="float" office:value="0.785232">
                <text:p>0.785232</text:p>
              </table:table-cell>
              <table:table-cell office:value-type="float" office:value="0.787343">
                <text:p>0.787343</text:p>
              </table:table-cell>
              <table:table-cell office:value-type="float" office:value="0.800882">
                <text:p>0.800882</text:p>
              </table:table-cell>
              <table:table-cell office:value-type="float" office:value="0.852233">
                <text:p>0.852233</text:p>
              </table:table-cell>
              <table:table-cell office:value-type="float" office:value="0.913586">
                <text:p>0.913586</text:p>
              </table:table-cell>
              <table:table-cell office:value-type="float" office:value="0.786701">
                <text:p>0.78670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56324">
                <text:p>0.756324</text:p>
              </table:table-cell>
              <table:table-cell office:value-type="float" office:value="0.782789">
                <text:p>0.782789</text:p>
              </table:table-cell>
              <table:table-cell office:value-type="float" office:value="0.783479">
                <text:p>0.783479</text:p>
              </table:table-cell>
              <table:table-cell office:value-type="float" office:value="0.783648">
                <text:p>0.783648</text:p>
              </table:table-cell>
              <table:table-cell office:value-type="float" office:value="0.783819">
                <text:p>0.783819</text:p>
              </table:table-cell>
              <table:table-cell office:value-type="float" office:value="0.784028">
                <text:p>0.784028</text:p>
              </table:table-cell>
              <table:table-cell office:value-type="float" office:value="0.785315">
                <text:p>0.785315</text:p>
              </table:table-cell>
              <table:table-cell office:value-type="float" office:value="0.787151">
                <text:p>0.787151</text:p>
              </table:table-cell>
              <table:table-cell office:value-type="float" office:value="0.801054">
                <text:p>0.801054</text:p>
              </table:table-cell>
              <table:table-cell office:value-type="float" office:value="0.847634">
                <text:p>0.847634</text:p>
              </table:table-cell>
              <table:table-cell office:value-type="float" office:value="0.913586">
                <text:p>0.913586</text:p>
              </table:table-cell>
              <table:table-cell office:value-type="float" office:value="0.789524">
                <text:p>0.78952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68627">
                <text:p>0.768627</text:p>
              </table:table-cell>
              <table:table-cell office:value-type="float" office:value="0.78296">
                <text:p>0.78296</text:p>
              </table:table-cell>
              <table:table-cell office:value-type="float" office:value="0.783561">
                <text:p>0.783561</text:p>
              </table:table-cell>
              <table:table-cell office:value-type="float" office:value="0.783739">
                <text:p>0.783739</text:p>
              </table:table-cell>
              <table:table-cell office:value-type="float" office:value="0.783904">
                <text:p>0.783904</text:p>
              </table:table-cell>
              <table:table-cell office:value-type="float" office:value="0.784311">
                <text:p>0.784311</text:p>
              </table:table-cell>
              <table:table-cell office:value-type="float" office:value="0.785749">
                <text:p>0.785749</text:p>
              </table:table-cell>
              <table:table-cell office:value-type="float" office:value="0.788428">
                <text:p>0.788428</text:p>
              </table:table-cell>
              <table:table-cell office:value-type="float" office:value="0.803733">
                <text:p>0.803733</text:p>
              </table:table-cell>
              <table:table-cell office:value-type="float" office:value="0.837838">
                <text:p>0.837838</text:p>
              </table:table-cell>
              <table:table-cell office:value-type="float" office:value="0.913586">
                <text:p>0.913586</text:p>
              </table:table-cell>
              <table:table-cell office:value-type="float" office:value="0.790285">
                <text:p>0.79028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991">
                <text:p>0.76991</text:p>
              </table:table-cell>
              <table:table-cell office:value-type="float" office:value="0.783075">
                <text:p>0.783075</text:p>
              </table:table-cell>
              <table:table-cell office:value-type="float" office:value="0.783554">
                <text:p>0.783554</text:p>
              </table:table-cell>
              <table:table-cell office:value-type="float" office:value="0.783694">
                <text:p>0.783694</text:p>
              </table:table-cell>
              <table:table-cell office:value-type="float" office:value="0.783861">
                <text:p>0.783861</text:p>
              </table:table-cell>
              <table:table-cell office:value-type="float" office:value="0.784186">
                <text:p>0.784186</text:p>
              </table:table-cell>
              <table:table-cell office:value-type="float" office:value="0.785603">
                <text:p>0.785603</text:p>
              </table:table-cell>
              <table:table-cell office:value-type="float" office:value="0.789482">
                <text:p>0.789482</text:p>
              </table:table-cell>
              <table:table-cell office:value-type="float" office:value="0.80453">
                <text:p>0.80453</text:p>
              </table:table-cell>
              <table:table-cell office:value-type="float" office:value="0.838722">
                <text:p>0.838722</text:p>
              </table:table-cell>
              <table:table-cell office:value-type="float" office:value="0.913586">
                <text:p>0.913586</text:p>
              </table:table-cell>
              <table:table-cell office:value-type="float" office:value="0.790662">
                <text:p>0.7906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86709">
                <text:p>0.686709</text:p>
              </table:table-cell>
              <table:table-cell office:value-type="float" office:value="0.782849">
                <text:p>0.782849</text:p>
              </table:table-cell>
              <table:table-cell office:value-type="float" office:value="0.783554">
                <text:p>0.783554</text:p>
              </table:table-cell>
              <table:table-cell office:value-type="float" office:value="0.783708">
                <text:p>0.783708</text:p>
              </table:table-cell>
              <table:table-cell office:value-type="float" office:value="0.783915">
                <text:p>0.783915</text:p>
              </table:table-cell>
              <table:table-cell office:value-type="float" office:value="0.784826">
                <text:p>0.784826</text:p>
              </table:table-cell>
              <table:table-cell office:value-type="float" office:value="0.78719">
                <text:p>0.78719</text:p>
              </table:table-cell>
              <table:table-cell office:value-type="float" office:value="0.796532">
                <text:p>0.796532</text:p>
              </table:table-cell>
              <table:table-cell office:value-type="float" office:value="0.807305">
                <text:p>0.807305</text:p>
              </table:table-cell>
              <table:table-cell office:value-type="float" office:value="0.845278">
                <text:p>0.845278</text:p>
              </table:table-cell>
              <table:table-cell office:value-type="float" office:value="0.913586">
                <text:p>0.913586</text:p>
              </table:table-cell>
              <table:table-cell office:value-type="float" office:value="0.784187">
                <text:p>0.7841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81835">
                <text:p>0.681835</text:p>
              </table:table-cell>
              <table:table-cell office:value-type="float" office:value="0.782927">
                <text:p>0.782927</text:p>
              </table:table-cell>
              <table:table-cell office:value-type="float" office:value="0.783564">
                <text:p>0.783564</text:p>
              </table:table-cell>
              <table:table-cell office:value-type="float" office:value="0.783727">
                <text:p>0.783727</text:p>
              </table:table-cell>
              <table:table-cell office:value-type="float" office:value="0.783904">
                <text:p>0.783904</text:p>
              </table:table-cell>
              <table:table-cell office:value-type="float" office:value="0.784705">
                <text:p>0.784705</text:p>
              </table:table-cell>
              <table:table-cell office:value-type="float" office:value="0.787519">
                <text:p>0.787519</text:p>
              </table:table-cell>
              <table:table-cell office:value-type="float" office:value="0.798991">
                <text:p>0.798991</text:p>
              </table:table-cell>
              <table:table-cell office:value-type="float" office:value="0.809098">
                <text:p>0.809098</text:p>
              </table:table-cell>
              <table:table-cell office:value-type="float" office:value="0.851011">
                <text:p>0.851011</text:p>
              </table:table-cell>
              <table:table-cell office:value-type="float" office:value="0.921241">
                <text:p>0.921241</text:p>
              </table:table-cell>
              <table:table-cell office:value-type="float" office:value="0.784728">
                <text:p>0.78472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2523">
                <text:p>0.692523</text:p>
              </table:table-cell>
              <table:table-cell office:value-type="float" office:value="0.783116">
                <text:p>0.783116</text:p>
              </table:table-cell>
              <table:table-cell office:value-type="float" office:value="0.783568">
                <text:p>0.783568</text:p>
              </table:table-cell>
              <table:table-cell office:value-type="float" office:value="0.783693">
                <text:p>0.783693</text:p>
              </table:table-cell>
              <table:table-cell office:value-type="float" office:value="0.783873">
                <text:p>0.783873</text:p>
              </table:table-cell>
              <table:table-cell office:value-type="float" office:value="0.784755">
                <text:p>0.784755</text:p>
              </table:table-cell>
              <table:table-cell office:value-type="float" office:value="0.787362">
                <text:p>0.787362</text:p>
              </table:table-cell>
              <table:table-cell office:value-type="float" office:value="0.798587">
                <text:p>0.798587</text:p>
              </table:table-cell>
              <table:table-cell office:value-type="float" office:value="0.808286">
                <text:p>0.808286</text:p>
              </table:table-cell>
              <table:table-cell office:value-type="float" office:value="0.860665">
                <text:p>0.860665</text:p>
              </table:table-cell>
              <table:table-cell office:value-type="float" office:value="0.922759">
                <text:p>0.922759</text:p>
              </table:table-cell>
              <table:table-cell office:value-type="float" office:value="0.786643">
                <text:p>0.7866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02933">
                <text:p>0.702933</text:p>
              </table:table-cell>
              <table:table-cell office:value-type="float" office:value="0.782971">
                <text:p>0.782971</text:p>
              </table:table-cell>
              <table:table-cell office:value-type="float" office:value="0.783523">
                <text:p>0.783523</text:p>
              </table:table-cell>
              <table:table-cell office:value-type="float" office:value="0.783672">
                <text:p>0.783672</text:p>
              </table:table-cell>
              <table:table-cell office:value-type="float" office:value="0.783836">
                <text:p>0.783836</text:p>
              </table:table-cell>
              <table:table-cell office:value-type="float" office:value="0.784217">
                <text:p>0.784217</text:p>
              </table:table-cell>
              <table:table-cell office:value-type="float" office:value="0.786035">
                <text:p>0.786035</text:p>
              </table:table-cell>
              <table:table-cell office:value-type="float" office:value="0.796088">
                <text:p>0.796088</text:p>
              </table:table-cell>
              <table:table-cell office:value-type="float" office:value="0.806698">
                <text:p>0.806698</text:p>
              </table:table-cell>
              <table:table-cell office:value-type="float" office:value="0.854226">
                <text:p>0.854226</text:p>
              </table:table-cell>
              <table:table-cell office:value-type="float" office:value="0.922759">
                <text:p>0.922759</text:p>
              </table:table-cell>
              <table:table-cell office:value-type="float" office:value="0.78642">
                <text:p>0.7864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86713">
                <text:p>0.686713</text:p>
              </table:table-cell>
              <table:table-cell office:value-type="float" office:value="0.782208">
                <text:p>0.782208</text:p>
              </table:table-cell>
              <table:table-cell office:value-type="float" office:value="0.783437">
                <text:p>0.783437</text:p>
              </table:table-cell>
              <table:table-cell office:value-type="float" office:value="0.78362">
                <text:p>0.78362</text:p>
              </table:table-cell>
              <table:table-cell office:value-type="float" office:value="0.783785">
                <text:p>0.783785</text:p>
              </table:table-cell>
              <table:table-cell office:value-type="float" office:value="0.783963">
                <text:p>0.783963</text:p>
              </table:table-cell>
              <table:table-cell office:value-type="float" office:value="0.784937">
                <text:p>0.784937</text:p>
              </table:table-cell>
              <table:table-cell office:value-type="float" office:value="0.790009">
                <text:p>0.790009</text:p>
              </table:table-cell>
              <table:table-cell office:value-type="float" office:value="0.806001">
                <text:p>0.806001</text:p>
              </table:table-cell>
              <table:table-cell office:value-type="float" office:value="0.856241">
                <text:p>0.856241</text:p>
              </table:table-cell>
              <table:table-cell office:value-type="float" office:value="0.922759">
                <text:p>0.922759</text:p>
              </table:table-cell>
              <table:table-cell office:value-type="float" office:value="0.784091">
                <text:p>0.78409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1378">
                <text:p>0.71378</text:p>
              </table:table-cell>
              <table:table-cell office:value-type="float" office:value="0.782983">
                <text:p>0.782983</text:p>
              </table:table-cell>
              <table:table-cell office:value-type="float" office:value="0.783559">
                <text:p>0.783559</text:p>
              </table:table-cell>
              <table:table-cell office:value-type="float" office:value="0.783698">
                <text:p>0.783698</text:p>
              </table:table-cell>
              <table:table-cell office:value-type="float" office:value="0.783852">
                <text:p>0.783852</text:p>
              </table:table-cell>
              <table:table-cell office:value-type="float" office:value="0.784081">
                <text:p>0.784081</text:p>
              </table:table-cell>
              <table:table-cell office:value-type="float" office:value="0.785381">
                <text:p>0.785381</text:p>
              </table:table-cell>
              <table:table-cell office:value-type="float" office:value="0.795259">
                <text:p>0.795259</text:p>
              </table:table-cell>
              <table:table-cell office:value-type="float" office:value="0.811188">
                <text:p>0.811188</text:p>
              </table:table-cell>
              <table:table-cell office:value-type="float" office:value="0.863864">
                <text:p>0.863864</text:p>
              </table:table-cell>
              <table:table-cell office:value-type="float" office:value="0.922759">
                <text:p>0.922759</text:p>
              </table:table-cell>
              <table:table-cell office:value-type="float" office:value="0.788764">
                <text:p>0.7887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66114">
                <text:p>0.766114</text:p>
              </table:table-cell>
              <table:table-cell office:value-type="float" office:value="0.782996">
                <text:p>0.782996</text:p>
              </table:table-cell>
              <table:table-cell office:value-type="float" office:value="0.783516">
                <text:p>0.783516</text:p>
              </table:table-cell>
              <table:table-cell office:value-type="float" office:value="0.783666">
                <text:p>0.783666</text:p>
              </table:table-cell>
              <table:table-cell office:value-type="float" office:value="0.783841">
                <text:p>0.783841</text:p>
              </table:table-cell>
              <table:table-cell office:value-type="float" office:value="0.784305">
                <text:p>0.784305</text:p>
              </table:table-cell>
              <table:table-cell office:value-type="float" office:value="0.786091">
                <text:p>0.786091</text:p>
              </table:table-cell>
              <table:table-cell office:value-type="float" office:value="0.800327">
                <text:p>0.800327</text:p>
              </table:table-cell>
              <table:table-cell office:value-type="float" office:value="0.819647">
                <text:p>0.819647</text:p>
              </table:table-cell>
              <table:table-cell office:value-type="float" office:value="0.871276">
                <text:p>0.871276</text:p>
              </table:table-cell>
              <table:table-cell office:value-type="float" office:value="0.922759">
                <text:p>0.922759</text:p>
              </table:table-cell>
              <table:table-cell office:value-type="float" office:value="0.796178">
                <text:p>0.79617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04699">
                <text:p>0.704699</text:p>
              </table:table-cell>
              <table:table-cell office:value-type="float" office:value="0.782975">
                <text:p>0.782975</text:p>
              </table:table-cell>
              <table:table-cell office:value-type="float" office:value="0.783521">
                <text:p>0.783521</text:p>
              </table:table-cell>
              <table:table-cell office:value-type="float" office:value="0.783705">
                <text:p>0.783705</text:p>
              </table:table-cell>
              <table:table-cell office:value-type="float" office:value="0.78393">
                <text:p>0.78393</text:p>
              </table:table-cell>
              <table:table-cell office:value-type="float" office:value="0.785285">
                <text:p>0.785285</text:p>
              </table:table-cell>
              <table:table-cell office:value-type="float" office:value="0.790824">
                <text:p>0.790824</text:p>
              </table:table-cell>
              <table:table-cell office:value-type="float" office:value="0.806043">
                <text:p>0.806043</text:p>
              </table:table-cell>
              <table:table-cell office:value-type="float" office:value="0.82514">
                <text:p>0.82514</text:p>
              </table:table-cell>
              <table:table-cell office:value-type="float" office:value="0.873539">
                <text:p>0.873539</text:p>
              </table:table-cell>
              <table:table-cell office:value-type="float" office:value="0.922759">
                <text:p>0.922759</text:p>
              </table:table-cell>
              <table:table-cell office:value-type="float" office:value="0.791966">
                <text:p>0.79196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28603">
                <text:p>0.728603</text:p>
              </table:table-cell>
              <table:table-cell office:value-type="float" office:value="0.782974">
                <text:p>0.782974</text:p>
              </table:table-cell>
              <table:table-cell office:value-type="float" office:value="0.783515">
                <text:p>0.783515</text:p>
              </table:table-cell>
              <table:table-cell office:value-type="float" office:value="0.7837">
                <text:p>0.7837</text:p>
              </table:table-cell>
              <table:table-cell office:value-type="float" office:value="0.783914">
                <text:p>0.783914</text:p>
              </table:table-cell>
              <table:table-cell office:value-type="float" office:value="0.785033">
                <text:p>0.785033</text:p>
              </table:table-cell>
              <table:table-cell office:value-type="float" office:value="0.790711">
                <text:p>0.790711</text:p>
              </table:table-cell>
              <table:table-cell office:value-type="float" office:value="0.804134">
                <text:p>0.804134</text:p>
              </table:table-cell>
              <table:table-cell office:value-type="float" office:value="0.823672">
                <text:p>0.823672</text:p>
              </table:table-cell>
              <table:table-cell office:value-type="float" office:value="0.866985">
                <text:p>0.866985</text:p>
              </table:table-cell>
              <table:table-cell office:value-type="float" office:value="0.922759">
                <text:p>0.922759</text:p>
              </table:table-cell>
              <table:table-cell office:value-type="float" office:value="0.793324">
                <text:p>0.79332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67642">
                <text:p>0.767642</text:p>
              </table:table-cell>
              <table:table-cell office:value-type="float" office:value="0.783167">
                <text:p>0.783167</text:p>
              </table:table-cell>
              <table:table-cell office:value-type="float" office:value="0.783597">
                <text:p>0.783597</text:p>
              </table:table-cell>
              <table:table-cell office:value-type="float" office:value="0.783793">
                <text:p>0.783793</text:p>
              </table:table-cell>
              <table:table-cell office:value-type="float" office:value="0.784026">
                <text:p>0.784026</text:p>
              </table:table-cell>
              <table:table-cell office:value-type="float" office:value="0.785577">
                <text:p>0.785577</text:p>
              </table:table-cell>
              <table:table-cell office:value-type="float" office:value="0.792122">
                <text:p>0.792122</text:p>
              </table:table-cell>
              <table:table-cell office:value-type="float" office:value="0.806613">
                <text:p>0.806613</text:p>
              </table:table-cell>
              <table:table-cell office:value-type="float" office:value="0.830538">
                <text:p>0.830538</text:p>
              </table:table-cell>
              <table:table-cell office:value-type="float" office:value="0.864847">
                <text:p>0.864847</text:p>
              </table:table-cell>
              <table:table-cell office:value-type="float" office:value="0.922759">
                <text:p>0.922759</text:p>
              </table:table-cell>
              <table:table-cell office:value-type="float" office:value="0.798192">
                <text:p>0.7981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50858">
                <text:p>0.750858</text:p>
              </table:table-cell>
              <table:table-cell office:value-type="float" office:value="0.782895">
                <text:p>0.782895</text:p>
              </table:table-cell>
              <table:table-cell office:value-type="float" office:value="0.783602">
                <text:p>0.783602</text:p>
              </table:table-cell>
              <table:table-cell office:value-type="float" office:value="0.783783">
                <text:p>0.783783</text:p>
              </table:table-cell>
              <table:table-cell office:value-type="float" office:value="0.78407">
                <text:p>0.78407</text:p>
              </table:table-cell>
              <table:table-cell office:value-type="float" office:value="0.785809">
                <text:p>0.785809</text:p>
              </table:table-cell>
              <table:table-cell office:value-type="float" office:value="0.794566">
                <text:p>0.794566</text:p>
              </table:table-cell>
              <table:table-cell office:value-type="float" office:value="0.807411">
                <text:p>0.807411</text:p>
              </table:table-cell>
              <table:table-cell office:value-type="float" office:value="0.828863">
                <text:p>0.828863</text:p>
              </table:table-cell>
              <table:table-cell office:value-type="float" office:value="0.8647">
                <text:p>0.8647</text:p>
              </table:table-cell>
              <table:table-cell office:value-type="float" office:value="0.922759">
                <text:p>0.922759</text:p>
              </table:table-cell>
              <table:table-cell office:value-type="float" office:value="0.796656">
                <text:p>0.79665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53729">
                <text:p>0.753729</text:p>
              </table:table-cell>
              <table:table-cell office:value-type="float" office:value="0.783191">
                <text:p>0.783191</text:p>
              </table:table-cell>
              <table:table-cell office:value-type="float" office:value="0.783644">
                <text:p>0.783644</text:p>
              </table:table-cell>
              <table:table-cell office:value-type="float" office:value="0.783883">
                <text:p>0.783883</text:p>
              </table:table-cell>
              <table:table-cell office:value-type="float" office:value="0.784512">
                <text:p>0.784512</text:p>
              </table:table-cell>
              <table:table-cell office:value-type="float" office:value="0.78681">
                <text:p>0.78681</text:p>
              </table:table-cell>
              <table:table-cell office:value-type="float" office:value="0.798116">
                <text:p>0.798116</text:p>
              </table:table-cell>
              <table:table-cell office:value-type="float" office:value="0.807796">
                <text:p>0.807796</text:p>
              </table:table-cell>
              <table:table-cell office:value-type="float" office:value="0.829822">
                <text:p>0.829822</text:p>
              </table:table-cell>
              <table:table-cell office:value-type="float" office:value="0.867035">
                <text:p>0.867035</text:p>
              </table:table-cell>
              <table:table-cell office:value-type="float" office:value="0.922759">
                <text:p>0.922759</text:p>
              </table:table-cell>
              <table:table-cell office:value-type="float" office:value="0.797854">
                <text:p>0.79785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48923">
                <text:p>0.748923</text:p>
              </table:table-cell>
              <table:table-cell office:value-type="float" office:value="0.783149">
                <text:p>0.783149</text:p>
              </table:table-cell>
              <table:table-cell office:value-type="float" office:value="0.783655">
                <text:p>0.783655</text:p>
              </table:table-cell>
              <table:table-cell office:value-type="float" office:value="0.783901">
                <text:p>0.783901</text:p>
              </table:table-cell>
              <table:table-cell office:value-type="float" office:value="0.784613">
                <text:p>0.784613</text:p>
              </table:table-cell>
              <table:table-cell office:value-type="float" office:value="0.786969">
                <text:p>0.786969</text:p>
              </table:table-cell>
              <table:table-cell office:value-type="float" office:value="0.799152">
                <text:p>0.799152</text:p>
              </table:table-cell>
              <table:table-cell office:value-type="float" office:value="0.806947">
                <text:p>0.806947</text:p>
              </table:table-cell>
              <table:table-cell office:value-type="float" office:value="0.833859">
                <text:p>0.833859</text:p>
              </table:table-cell>
              <table:table-cell office:value-type="float" office:value="0.88021">
                <text:p>0.88021</text:p>
              </table:table-cell>
              <table:table-cell office:value-type="float" office:value="0.922759">
                <text:p>0.922759</text:p>
              </table:table-cell>
              <table:table-cell office:value-type="float" office:value="0.799138">
                <text:p>0.79913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38533">
                <text:p>0.738533</text:p>
              </table:table-cell>
              <table:table-cell office:value-type="float" office:value="0.783345">
                <text:p>0.783345</text:p>
              </table:table-cell>
              <table:table-cell office:value-type="float" office:value="0.783718">
                <text:p>0.783718</text:p>
              </table:table-cell>
              <table:table-cell office:value-type="float" office:value="0.783985">
                <text:p>0.783985</text:p>
              </table:table-cell>
              <table:table-cell office:value-type="float" office:value="0.784728">
                <text:p>0.784728</text:p>
              </table:table-cell>
              <table:table-cell office:value-type="float" office:value="0.788058">
                <text:p>0.788058</text:p>
              </table:table-cell>
              <table:table-cell office:value-type="float" office:value="0.799304">
                <text:p>0.799304</text:p>
              </table:table-cell>
              <table:table-cell office:value-type="float" office:value="0.809107">
                <text:p>0.809107</text:p>
              </table:table-cell>
              <table:table-cell office:value-type="float" office:value="0.835972">
                <text:p>0.835972</text:p>
              </table:table-cell>
              <table:table-cell office:value-type="float" office:value="0.88084">
                <text:p>0.88084</text:p>
              </table:table-cell>
              <table:table-cell office:value-type="float" office:value="0.922759">
                <text:p>0.922759</text:p>
              </table:table-cell>
              <table:table-cell office:value-type="float" office:value="0.798759">
                <text:p>0.79875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98912">
                <text:p>0.698912</text:p>
              </table:table-cell>
              <table:table-cell office:value-type="float" office:value="0.78322">
                <text:p>0.78322</text:p>
              </table:table-cell>
              <table:table-cell office:value-type="float" office:value="0.783664">
                <text:p>0.783664</text:p>
              </table:table-cell>
              <table:table-cell office:value-type="float" office:value="0.783923">
                <text:p>0.783923</text:p>
              </table:table-cell>
              <table:table-cell office:value-type="float" office:value="0.784331">
                <text:p>0.784331</text:p>
              </table:table-cell>
              <table:table-cell office:value-type="float" office:value="0.788416">
                <text:p>0.788416</text:p>
              </table:table-cell>
              <table:table-cell office:value-type="float" office:value="0.800535">
                <text:p>0.800535</text:p>
              </table:table-cell>
              <table:table-cell office:value-type="float" office:value="0.810816">
                <text:p>0.810816</text:p>
              </table:table-cell>
              <table:table-cell office:value-type="float" office:value="0.835783">
                <text:p>0.835783</text:p>
              </table:table-cell>
              <table:table-cell office:value-type="float" office:value="0.879175">
                <text:p>0.879175</text:p>
              </table:table-cell>
              <table:table-cell office:value-type="float" office:value="0.922759">
                <text:p>0.922759</text:p>
              </table:table-cell>
              <table:table-cell office:value-type="float" office:value="0.794877">
                <text:p>0.79487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41301">
                <text:p>0.741301</text:p>
              </table:table-cell>
              <table:table-cell office:value-type="float" office:value="0.783305">
                <text:p>0.783305</text:p>
              </table:table-cell>
              <table:table-cell office:value-type="float" office:value="0.783725">
                <text:p>0.783725</text:p>
              </table:table-cell>
              <table:table-cell office:value-type="float" office:value="0.783959">
                <text:p>0.783959</text:p>
              </table:table-cell>
              <table:table-cell office:value-type="float" office:value="0.785136">
                <text:p>0.785136</text:p>
              </table:table-cell>
              <table:table-cell office:value-type="float" office:value="0.791404">
                <text:p>0.791404</text:p>
              </table:table-cell>
              <table:table-cell office:value-type="float" office:value="0.803498">
                <text:p>0.803498</text:p>
              </table:table-cell>
              <table:table-cell office:value-type="float" office:value="0.824198">
                <text:p>0.824198</text:p>
              </table:table-cell>
              <table:table-cell office:value-type="float" office:value="0.845863">
                <text:p>0.845863</text:p>
              </table:table-cell>
              <table:table-cell office:value-type="float" office:value="0.883793">
                <text:p>0.883793</text:p>
              </table:table-cell>
              <table:table-cell office:value-type="float" office:value="0.922759">
                <text:p>0.922759</text:p>
              </table:table-cell>
              <table:table-cell office:value-type="float" office:value="0.802618">
                <text:p>0.8026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43132">
                <text:p>0.743132</text:p>
              </table:table-cell>
              <table:table-cell office:value-type="float" office:value="0.783336">
                <text:p>0.783336</text:p>
              </table:table-cell>
              <table:table-cell office:value-type="float" office:value="0.783724">
                <text:p>0.783724</text:p>
              </table:table-cell>
              <table:table-cell office:value-type="float" office:value="0.783953">
                <text:p>0.783953</text:p>
              </table:table-cell>
              <table:table-cell office:value-type="float" office:value="0.785413">
                <text:p>0.785413</text:p>
              </table:table-cell>
              <table:table-cell office:value-type="float" office:value="0.797955">
                <text:p>0.797955</text:p>
              </table:table-cell>
              <table:table-cell office:value-type="float" office:value="0.809608">
                <text:p>0.809608</text:p>
              </table:table-cell>
              <table:table-cell office:value-type="float" office:value="0.830358">
                <text:p>0.830358</text:p>
              </table:table-cell>
              <table:table-cell office:value-type="float" office:value="0.846018">
                <text:p>0.846018</text:p>
              </table:table-cell>
              <table:table-cell office:value-type="float" office:value="0.88465">
                <text:p>0.88465</text:p>
              </table:table-cell>
              <table:table-cell office:value-type="float" office:value="0.922759">
                <text:p>0.922759</text:p>
              </table:table-cell>
              <table:table-cell office:value-type="float" office:value="0.804815">
                <text:p>0.80481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63495">
                <text:p>0.763495</text:p>
              </table:table-cell>
              <table:table-cell office:value-type="float" office:value="0.783594">
                <text:p>0.783594</text:p>
              </table:table-cell>
              <table:table-cell office:value-type="float" office:value="0.783812">
                <text:p>0.783812</text:p>
              </table:table-cell>
              <table:table-cell office:value-type="float" office:value="0.784105">
                <text:p>0.784105</text:p>
              </table:table-cell>
              <table:table-cell office:value-type="float" office:value="0.786553">
                <text:p>0.786553</text:p>
              </table:table-cell>
              <table:table-cell office:value-type="float" office:value="0.799056">
                <text:p>0.799056</text:p>
              </table:table-cell>
              <table:table-cell office:value-type="float" office:value="0.810368">
                <text:p>0.810368</text:p>
              </table:table-cell>
              <table:table-cell office:value-type="float" office:value="0.829239">
                <text:p>0.829239</text:p>
              </table:table-cell>
              <table:table-cell office:value-type="float" office:value="0.847142">
                <text:p>0.847142</text:p>
              </table:table-cell>
              <table:table-cell office:value-type="float" office:value="0.889534">
                <text:p>0.889534</text:p>
              </table:table-cell>
              <table:table-cell office:value-type="float" office:value="0.923218">
                <text:p>0.923218</text:p>
              </table:table-cell>
              <table:table-cell office:value-type="float" office:value="0.80769">
                <text:p>0.8076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59815">
                <text:p>0.759815</text:p>
              </table:table-cell>
              <table:table-cell office:value-type="float" office:value="0.783609">
                <text:p>0.783609</text:p>
              </table:table-cell>
              <table:table-cell office:value-type="float" office:value="0.783804">
                <text:p>0.783804</text:p>
              </table:table-cell>
              <table:table-cell office:value-type="float" office:value="0.784093">
                <text:p>0.784093</text:p>
              </table:table-cell>
              <table:table-cell office:value-type="float" office:value="0.786635">
                <text:p>0.786635</text:p>
              </table:table-cell>
              <table:table-cell office:value-type="float" office:value="0.797678">
                <text:p>0.797678</text:p>
              </table:table-cell>
              <table:table-cell office:value-type="float" office:value="0.8101">
                <text:p>0.8101</text:p>
              </table:table-cell>
              <table:table-cell office:value-type="float" office:value="0.83043">
                <text:p>0.83043</text:p>
              </table:table-cell>
              <table:table-cell office:value-type="float" office:value="0.852913">
                <text:p>0.852913</text:p>
              </table:table-cell>
              <table:table-cell office:value-type="float" office:value="0.897436">
                <text:p>0.897436</text:p>
              </table:table-cell>
              <table:table-cell office:value-type="float" office:value="0.923402">
                <text:p>0.923402</text:p>
              </table:table-cell>
              <table:table-cell office:value-type="float" office:value="0.808651">
                <text:p>0.80865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38589">
                <text:p>0.738589</text:p>
              </table:table-cell>
              <table:table-cell office:value-type="float" office:value="0.783595">
                <text:p>0.783595</text:p>
              </table:table-cell>
              <table:table-cell office:value-type="float" office:value="0.783782">
                <text:p>0.783782</text:p>
              </table:table-cell>
              <table:table-cell office:value-type="float" office:value="0.783995">
                <text:p>0.783995</text:p>
              </table:table-cell>
              <table:table-cell office:value-type="float" office:value="0.785665">
                <text:p>0.785665</text:p>
              </table:table-cell>
              <table:table-cell office:value-type="float" office:value="0.792626">
                <text:p>0.792626</text:p>
              </table:table-cell>
              <table:table-cell office:value-type="float" office:value="0.802544">
                <text:p>0.802544</text:p>
              </table:table-cell>
              <table:table-cell office:value-type="float" office:value="0.819396">
                <text:p>0.819396</text:p>
              </table:table-cell>
              <table:table-cell office:value-type="float" office:value="0.84686">
                <text:p>0.84686</text:p>
              </table:table-cell>
              <table:table-cell office:value-type="float" office:value="0.889622">
                <text:p>0.889622</text:p>
              </table:table-cell>
              <table:table-cell office:value-type="float" office:value="0.923402">
                <text:p>0.923402</text:p>
              </table:table-cell>
              <table:table-cell office:value-type="float" office:value="0.802667">
                <text:p>0.80266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46659">
                <text:p>0.746659</text:p>
              </table:table-cell>
              <table:table-cell office:value-type="float" office:value="0.783532">
                <text:p>0.783532</text:p>
              </table:table-cell>
              <table:table-cell office:value-type="float" office:value="0.783774">
                <text:p>0.783774</text:p>
              </table:table-cell>
              <table:table-cell office:value-type="float" office:value="0.78393">
                <text:p>0.78393</text:p>
              </table:table-cell>
              <table:table-cell office:value-type="float" office:value="0.784702">
                <text:p>0.784702</text:p>
              </table:table-cell>
              <table:table-cell office:value-type="float" office:value="0.790243">
                <text:p>0.790243</text:p>
              </table:table-cell>
              <table:table-cell office:value-type="float" office:value="0.802024">
                <text:p>0.802024</text:p>
              </table:table-cell>
              <table:table-cell office:value-type="float" office:value="0.820075">
                <text:p>0.820075</text:p>
              </table:table-cell>
              <table:table-cell office:value-type="float" office:value="0.849847">
                <text:p>0.849847</text:p>
              </table:table-cell>
              <table:table-cell office:value-type="float" office:value="0.889708">
                <text:p>0.889708</text:p>
              </table:table-cell>
              <table:table-cell office:value-type="float" office:value="0.923402">
                <text:p>0.923402</text:p>
              </table:table-cell>
              <table:table-cell office:value-type="float" office:value="0.803449">
                <text:p>0.80344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735405">
                <text:p>0.735405</text:p>
              </table:table-cell>
              <table:table-cell office:value-type="float" office:value="0.783515">
                <text:p>0.783515</text:p>
              </table:table-cell>
              <table:table-cell office:value-type="float" office:value="0.783769">
                <text:p>0.783769</text:p>
              </table:table-cell>
              <table:table-cell office:value-type="float" office:value="0.783943">
                <text:p>0.783943</text:p>
              </table:table-cell>
              <table:table-cell office:value-type="float" office:value="0.785041">
                <text:p>0.785041</text:p>
              </table:table-cell>
              <table:table-cell office:value-type="float" office:value="0.793554">
                <text:p>0.793554</text:p>
              </table:table-cell>
              <table:table-cell office:value-type="float" office:value="0.807444">
                <text:p>0.807444</text:p>
              </table:table-cell>
              <table:table-cell office:value-type="float" office:value="0.8293">
                <text:p>0.8293</text:p>
              </table:table-cell>
              <table:table-cell office:value-type="float" office:value="0.850011">
                <text:p>0.850011</text:p>
              </table:table-cell>
              <table:table-cell office:value-type="float" office:value="0.890787">
                <text:p>0.890787</text:p>
              </table:table-cell>
              <table:table-cell office:value-type="float" office:value="0.923402">
                <text:p>0.923402</text:p>
              </table:table-cell>
              <table:table-cell office:value-type="float" office:value="0.804277">
                <text:p>0.80427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721356">
                <text:p>0.721356</text:p>
              </table:table-cell>
              <table:table-cell office:value-type="float" office:value="0.783545">
                <text:p>0.783545</text:p>
              </table:table-cell>
              <table:table-cell office:value-type="float" office:value="0.78383">
                <text:p>0.78383</text:p>
              </table:table-cell>
              <table:table-cell office:value-type="float" office:value="0.784083">
                <text:p>0.784083</text:p>
              </table:table-cell>
              <table:table-cell office:value-type="float" office:value="0.788481">
                <text:p>0.788481</text:p>
              </table:table-cell>
              <table:table-cell office:value-type="float" office:value="0.800066">
                <text:p>0.800066</text:p>
              </table:table-cell>
              <table:table-cell office:value-type="float" office:value="0.81206">
                <text:p>0.81206</text:p>
              </table:table-cell>
              <table:table-cell office:value-type="float" office:value="0.832198">
                <text:p>0.832198</text:p>
              </table:table-cell>
              <table:table-cell office:value-type="float" office:value="0.852252">
                <text:p>0.852252</text:p>
              </table:table-cell>
              <table:table-cell office:value-type="float" office:value="0.88937">
                <text:p>0.88937</text:p>
              </table:table-cell>
              <table:table-cell office:value-type="float" office:value="0.923402">
                <text:p>0.923402</text:p>
              </table:table-cell>
              <table:table-cell office:value-type="float" office:value="0.804724">
                <text:p>0.80472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51674">
                <text:p>0.751674</text:p>
              </table:table-cell>
              <table:table-cell office:value-type="float" office:value="0.783567">
                <text:p>0.783567</text:p>
              </table:table-cell>
              <table:table-cell office:value-type="float" office:value="0.783789">
                <text:p>0.783789</text:p>
              </table:table-cell>
              <table:table-cell office:value-type="float" office:value="0.78402">
                <text:p>0.78402</text:p>
              </table:table-cell>
              <table:table-cell office:value-type="float" office:value="0.785788">
                <text:p>0.785788</text:p>
              </table:table-cell>
              <table:table-cell office:value-type="float" office:value="0.796953">
                <text:p>0.796953</text:p>
              </table:table-cell>
              <table:table-cell office:value-type="float" office:value="0.810558">
                <text:p>0.810558</text:p>
              </table:table-cell>
              <table:table-cell office:value-type="float" office:value="0.832019">
                <text:p>0.832019</text:p>
              </table:table-cell>
              <table:table-cell office:value-type="float" office:value="0.854915">
                <text:p>0.854915</text:p>
              </table:table-cell>
              <table:table-cell office:value-type="float" office:value="0.88911">
                <text:p>0.88911</text:p>
              </table:table-cell>
              <table:table-cell office:value-type="float" office:value="0.923402">
                <text:p>0.923402</text:p>
              </table:table-cell>
              <table:table-cell office:value-type="float" office:value="0.807239">
                <text:p>0.80723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4674">
                <text:p>0.74674</text:p>
              </table:table-cell>
              <table:table-cell office:value-type="float" office:value="0.783564">
                <text:p>0.783564</text:p>
              </table:table-cell>
              <table:table-cell office:value-type="float" office:value="0.78379">
                <text:p>0.78379</text:p>
              </table:table-cell>
              <table:table-cell office:value-type="float" office:value="0.784001">
                <text:p>0.784001</text:p>
              </table:table-cell>
              <table:table-cell office:value-type="float" office:value="0.786829">
                <text:p>0.786829</text:p>
              </table:table-cell>
              <table:table-cell office:value-type="float" office:value="0.798384">
                <text:p>0.798384</text:p>
              </table:table-cell>
              <table:table-cell office:value-type="float" office:value="0.810021">
                <text:p>0.810021</text:p>
              </table:table-cell>
              <table:table-cell office:value-type="float" office:value="0.830127">
                <text:p>0.830127</text:p>
              </table:table-cell>
              <table:table-cell office:value-type="float" office:value="0.849639">
                <text:p>0.849639</text:p>
              </table:table-cell>
              <table:table-cell office:value-type="float" office:value="0.884164">
                <text:p>0.884164</text:p>
              </table:table-cell>
              <table:table-cell office:value-type="float" office:value="0.923402">
                <text:p>0.923402</text:p>
              </table:table-cell>
              <table:table-cell office:value-type="float" office:value="0.805726">
                <text:p>0.80572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67646">
                <text:p>0.767646</text:p>
              </table:table-cell>
              <table:table-cell office:value-type="float" office:value="0.783746">
                <text:p>0.783746</text:p>
              </table:table-cell>
              <table:table-cell office:value-type="float" office:value="0.78397">
                <text:p>0.78397</text:p>
              </table:table-cell>
              <table:table-cell office:value-type="float" office:value="0.785075">
                <text:p>0.785075</text:p>
              </table:table-cell>
              <table:table-cell office:value-type="float" office:value="0.792946">
                <text:p>0.792946</text:p>
              </table:table-cell>
              <table:table-cell office:value-type="float" office:value="0.803823">
                <text:p>0.803823</text:p>
              </table:table-cell>
              <table:table-cell office:value-type="float" office:value="0.822117">
                <text:p>0.822117</text:p>
              </table:table-cell>
              <table:table-cell office:value-type="float" office:value="0.839607">
                <text:p>0.839607</text:p>
              </table:table-cell>
              <table:table-cell office:value-type="float" office:value="0.854502">
                <text:p>0.854502</text:p>
              </table:table-cell>
              <table:table-cell office:value-type="float" office:value="0.88887">
                <text:p>0.88887</text:p>
              </table:table-cell>
              <table:table-cell office:value-type="float" office:value="0.923402">
                <text:p>0.923402</text:p>
              </table:table-cell>
              <table:table-cell office:value-type="float" office:value="0.81223">
                <text:p>0.812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51135">
                <text:p>0.751135</text:p>
              </table:table-cell>
              <table:table-cell office:value-type="float" office:value="0.783642">
                <text:p>0.783642</text:p>
              </table:table-cell>
              <table:table-cell office:value-type="float" office:value="0.783898">
                <text:p>0.783898</text:p>
              </table:table-cell>
              <table:table-cell office:value-type="float" office:value="0.784357">
                <text:p>0.784357</text:p>
              </table:table-cell>
              <table:table-cell office:value-type="float" office:value="0.79093">
                <text:p>0.79093</text:p>
              </table:table-cell>
              <table:table-cell office:value-type="float" office:value="0.804363">
                <text:p>0.804363</text:p>
              </table:table-cell>
              <table:table-cell office:value-type="float" office:value="0.819172">
                <text:p>0.819172</text:p>
              </table:table-cell>
              <table:table-cell office:value-type="float" office:value="0.835224">
                <text:p>0.835224</text:p>
              </table:table-cell>
              <table:table-cell office:value-type="float" office:value="0.852679">
                <text:p>0.852679</text:p>
              </table:table-cell>
              <table:table-cell office:value-type="float" office:value="0.893513">
                <text:p>0.893513</text:p>
              </table:table-cell>
              <table:table-cell office:value-type="float" office:value="0.923402">
                <text:p>0.923402</text:p>
              </table:table-cell>
              <table:table-cell office:value-type="float" office:value="0.809891">
                <text:p>0.80989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54884">
                <text:p>0.754884</text:p>
              </table:table-cell>
              <table:table-cell office:value-type="float" office:value="0.783685">
                <text:p>0.783685</text:p>
              </table:table-cell>
              <table:table-cell office:value-type="float" office:value="0.783914">
                <text:p>0.783914</text:p>
              </table:table-cell>
              <table:table-cell office:value-type="float" office:value="0.7846">
                <text:p>0.7846</text:p>
              </table:table-cell>
              <table:table-cell office:value-type="float" office:value="0.791594">
                <text:p>0.791594</text:p>
              </table:table-cell>
              <table:table-cell office:value-type="float" office:value="0.804091">
                <text:p>0.804091</text:p>
              </table:table-cell>
              <table:table-cell office:value-type="float" office:value="0.821725">
                <text:p>0.821725</text:p>
              </table:table-cell>
              <table:table-cell office:value-type="float" office:value="0.836899">
                <text:p>0.836899</text:p>
              </table:table-cell>
              <table:table-cell office:value-type="float" office:value="0.860375">
                <text:p>0.860375</text:p>
              </table:table-cell>
              <table:table-cell office:value-type="float" office:value="0.900829">
                <text:p>0.900829</text:p>
              </table:table-cell>
              <table:table-cell office:value-type="float" office:value="0.923402">
                <text:p>0.923402</text:p>
              </table:table-cell>
              <table:table-cell office:value-type="float" office:value="0.81226">
                <text:p>0.8122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50667">
                <text:p>0.750667</text:p>
              </table:table-cell>
              <table:table-cell office:value-type="float" office:value="0.783654">
                <text:p>0.783654</text:p>
              </table:table-cell>
              <table:table-cell office:value-type="float" office:value="0.783875">
                <text:p>0.783875</text:p>
              </table:table-cell>
              <table:table-cell office:value-type="float" office:value="0.784514">
                <text:p>0.784514</text:p>
              </table:table-cell>
              <table:table-cell office:value-type="float" office:value="0.790409">
                <text:p>0.790409</text:p>
              </table:table-cell>
              <table:table-cell office:value-type="float" office:value="0.800675">
                <text:p>0.800675</text:p>
              </table:table-cell>
              <table:table-cell office:value-type="float" office:value="0.820686">
                <text:p>0.820686</text:p>
              </table:table-cell>
              <table:table-cell office:value-type="float" office:value="0.838705">
                <text:p>0.838705</text:p>
              </table:table-cell>
              <table:table-cell office:value-type="float" office:value="0.854554">
                <text:p>0.854554</text:p>
              </table:table-cell>
              <table:table-cell office:value-type="float" office:value="0.895605">
                <text:p>0.895605</text:p>
              </table:table-cell>
              <table:table-cell office:value-type="float" office:value="0.923402">
                <text:p>0.923402</text:p>
              </table:table-cell>
              <table:table-cell office:value-type="float" office:value="0.810334">
                <text:p>0.81033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736461">
                <text:p>0.736461</text:p>
              </table:table-cell>
              <table:table-cell office:value-type="float" office:value="0.783595">
                <text:p>0.783595</text:p>
              </table:table-cell>
              <table:table-cell office:value-type="float" office:value="0.783841">
                <text:p>0.783841</text:p>
              </table:table-cell>
              <table:table-cell office:value-type="float" office:value="0.78434">
                <text:p>0.78434</text:p>
              </table:table-cell>
              <table:table-cell office:value-type="float" office:value="0.78856">
                <text:p>0.78856</text:p>
              </table:table-cell>
              <table:table-cell office:value-type="float" office:value="0.79954">
                <text:p>0.79954</text:p>
              </table:table-cell>
              <table:table-cell office:value-type="float" office:value="0.819426">
                <text:p>0.819426</text:p>
              </table:table-cell>
              <table:table-cell office:value-type="float" office:value="0.840795">
                <text:p>0.840795</text:p>
              </table:table-cell>
              <table:table-cell office:value-type="float" office:value="0.861565">
                <text:p>0.861565</text:p>
              </table:table-cell>
              <table:table-cell office:value-type="float" office:value="0.902539">
                <text:p>0.902539</text:p>
              </table:table-cell>
              <table:table-cell office:value-type="float" office:value="0.923402">
                <text:p>0.923402</text:p>
              </table:table-cell>
              <table:table-cell office:value-type="float" office:value="0.810066">
                <text:p>0.81006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729337">
                <text:p>0.729337</text:p>
              </table:table-cell>
              <table:table-cell office:value-type="float" office:value="0.783503">
                <text:p>0.783503</text:p>
              </table:table-cell>
              <table:table-cell office:value-type="float" office:value="0.783811">
                <text:p>0.783811</text:p>
              </table:table-cell>
              <table:table-cell office:value-type="float" office:value="0.784596">
                <text:p>0.784596</text:p>
              </table:table-cell>
              <table:table-cell office:value-type="float" office:value="0.791427">
                <text:p>0.791427</text:p>
              </table:table-cell>
              <table:table-cell office:value-type="float" office:value="0.805135">
                <text:p>0.805135</text:p>
              </table:table-cell>
              <table:table-cell office:value-type="float" office:value="0.827505">
                <text:p>0.827505</text:p>
              </table:table-cell>
              <table:table-cell office:value-type="float" office:value="0.842165">
                <text:p>0.842165</text:p>
              </table:table-cell>
              <table:table-cell office:value-type="float" office:value="0.858792">
                <text:p>0.858792</text:p>
              </table:table-cell>
              <table:table-cell office:value-type="float" office:value="0.897448">
                <text:p>0.897448</text:p>
              </table:table-cell>
              <table:table-cell office:value-type="float" office:value="0.923402">
                <text:p>0.923402</text:p>
              </table:table-cell>
              <table:table-cell office:value-type="float" office:value="0.810372">
                <text:p>0.81037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729092">
                <text:p>0.729092</text:p>
              </table:table-cell>
              <table:table-cell office:value-type="float" office:value="0.783604">
                <text:p>0.783604</text:p>
              </table:table-cell>
              <table:table-cell office:value-type="float" office:value="0.78384">
                <text:p>0.78384</text:p>
              </table:table-cell>
              <table:table-cell office:value-type="float" office:value="0.784862">
                <text:p>0.784862</text:p>
              </table:table-cell>
              <table:table-cell office:value-type="float" office:value="0.798171">
                <text:p>0.798171</text:p>
              </table:table-cell>
              <table:table-cell office:value-type="float" office:value="0.814622">
                <text:p>0.814622</text:p>
              </table:table-cell>
              <table:table-cell office:value-type="float" office:value="0.832587">
                <text:p>0.832587</text:p>
              </table:table-cell>
              <table:table-cell office:value-type="float" office:value="0.846079">
                <text:p>0.846079</text:p>
              </table:table-cell>
              <table:table-cell office:value-type="float" office:value="0.866983">
                <text:p>0.866983</text:p>
              </table:table-cell>
              <table:table-cell office:value-type="float" office:value="0.902728">
                <text:p>0.902728</text:p>
              </table:table-cell>
              <table:table-cell office:value-type="float" office:value="0.923402">
                <text:p>0.923402</text:p>
              </table:table-cell>
              <table:table-cell office:value-type="float" office:value="0.814257">
                <text:p>0.81425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32047">
                <text:p>0.732047</text:p>
              </table:table-cell>
              <table:table-cell office:value-type="float" office:value="0.783603">
                <text:p>0.783603</text:p>
              </table:table-cell>
              <table:table-cell office:value-type="float" office:value="0.78382">
                <text:p>0.78382</text:p>
              </table:table-cell>
              <table:table-cell office:value-type="float" office:value="0.784378">
                <text:p>0.784378</text:p>
              </table:table-cell>
              <table:table-cell office:value-type="float" office:value="0.795863">
                <text:p>0.795863</text:p>
              </table:table-cell>
              <table:table-cell office:value-type="float" office:value="0.812479">
                <text:p>0.812479</text:p>
              </table:table-cell>
              <table:table-cell office:value-type="float" office:value="0.830378">
                <text:p>0.830378</text:p>
              </table:table-cell>
              <table:table-cell office:value-type="float" office:value="0.843023">
                <text:p>0.843023</text:p>
              </table:table-cell>
              <table:table-cell office:value-type="float" office:value="0.866271">
                <text:p>0.866271</text:p>
              </table:table-cell>
              <table:table-cell office:value-type="float" office:value="0.903999">
                <text:p>0.903999</text:p>
              </table:table-cell>
              <table:table-cell office:value-type="float" office:value="0.923402">
                <text:p>0.923402</text:p>
              </table:table-cell>
              <table:table-cell office:value-type="float" office:value="0.813586">
                <text:p>0.81358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48949">
                <text:p>0.748949</text:p>
              </table:table-cell>
              <table:table-cell office:value-type="float" office:value="0.783646">
                <text:p>0.783646</text:p>
              </table:table-cell>
              <table:table-cell office:value-type="float" office:value="0.783865">
                <text:p>0.783865</text:p>
              </table:table-cell>
              <table:table-cell office:value-type="float" office:value="0.784177">
                <text:p>0.784177</text:p>
              </table:table-cell>
              <table:table-cell office:value-type="float" office:value="0.794745">
                <text:p>0.794745</text:p>
              </table:table-cell>
              <table:table-cell office:value-type="float" office:value="0.809455">
                <text:p>0.809455</text:p>
              </table:table-cell>
              <table:table-cell office:value-type="float" office:value="0.830701">
                <text:p>0.830701</text:p>
              </table:table-cell>
              <table:table-cell office:value-type="float" office:value="0.849136">
                <text:p>0.849136</text:p>
              </table:table-cell>
              <table:table-cell office:value-type="float" office:value="0.877445">
                <text:p>0.877445</text:p>
              </table:table-cell>
              <table:table-cell office:value-type="float" office:value="0.910645">
                <text:p>0.910645</text:p>
              </table:table-cell>
              <table:table-cell office:value-type="float" office:value="0.923402">
                <text:p>0.923402</text:p>
              </table:table-cell>
              <table:table-cell office:value-type="float" office:value="0.817276">
                <text:p>0.81727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44272">
                <text:p>0.744272</text:p>
              </table:table-cell>
              <table:table-cell office:value-type="float" office:value="0.783671">
                <text:p>0.783671</text:p>
              </table:table-cell>
              <table:table-cell office:value-type="float" office:value="0.783901">
                <text:p>0.783901</text:p>
              </table:table-cell>
              <table:table-cell office:value-type="float" office:value="0.784641">
                <text:p>0.784641</text:p>
              </table:table-cell>
              <table:table-cell office:value-type="float" office:value="0.79959">
                <text:p>0.79959</text:p>
              </table:table-cell>
              <table:table-cell office:value-type="float" office:value="0.813177">
                <text:p>0.813177</text:p>
              </table:table-cell>
              <table:table-cell office:value-type="float" office:value="0.835173">
                <text:p>0.835173</text:p>
              </table:table-cell>
              <table:table-cell office:value-type="float" office:value="0.851355">
                <text:p>0.851355</text:p>
              </table:table-cell>
              <table:table-cell office:value-type="float" office:value="0.875875">
                <text:p>0.875875</text:p>
              </table:table-cell>
              <table:table-cell office:value-type="float" office:value="0.90568">
                <text:p>0.90568</text:p>
              </table:table-cell>
              <table:table-cell office:value-type="float" office:value="0.923402">
                <text:p>0.923402</text:p>
              </table:table-cell>
              <table:table-cell office:value-type="float" office:value="0.817733">
                <text:p>0.81773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54634">
                <text:p>0.754634</text:p>
              </table:table-cell>
              <table:table-cell office:value-type="float" office:value="0.783732">
                <text:p>0.783732</text:p>
              </table:table-cell>
              <table:table-cell office:value-type="float" office:value="0.78393">
                <text:p>0.78393</text:p>
              </table:table-cell>
              <table:table-cell office:value-type="float" office:value="0.786319">
                <text:p>0.786319</text:p>
              </table:table-cell>
              <table:table-cell office:value-type="float" office:value="0.803532">
                <text:p>0.803532</text:p>
              </table:table-cell>
              <table:table-cell office:value-type="float" office:value="0.818645">
                <text:p>0.818645</text:p>
              </table:table-cell>
              <table:table-cell office:value-type="float" office:value="0.838935">
                <text:p>0.838935</text:p>
              </table:table-cell>
              <table:table-cell office:value-type="float" office:value="0.854033">
                <text:p>0.854033</text:p>
              </table:table-cell>
              <table:table-cell office:value-type="float" office:value="0.879198">
                <text:p>0.879198</text:p>
              </table:table-cell>
              <table:table-cell office:value-type="float" office:value="0.90655">
                <text:p>0.90655</text:p>
              </table:table-cell>
              <table:table-cell office:value-type="float" office:value="0.923402">
                <text:p>0.923402</text:p>
              </table:table-cell>
              <table:table-cell office:value-type="float" office:value="0.820951">
                <text:p>0.8209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64294">
                <text:p>0.764294</text:p>
              </table:table-cell>
              <table:table-cell office:value-type="float" office:value="0.78376">
                <text:p>0.78376</text:p>
              </table:table-cell>
              <table:table-cell office:value-type="float" office:value="0.783949">
                <text:p>0.783949</text:p>
              </table:table-cell>
              <table:table-cell office:value-type="float" office:value="0.789419">
                <text:p>0.789419</text:p>
              </table:table-cell>
              <table:table-cell office:value-type="float" office:value="0.804162">
                <text:p>0.804162</text:p>
              </table:table-cell>
              <table:table-cell office:value-type="float" office:value="0.818853">
                <text:p>0.818853</text:p>
              </table:table-cell>
              <table:table-cell office:value-type="float" office:value="0.836818">
                <text:p>0.836818</text:p>
              </table:table-cell>
              <table:table-cell office:value-type="float" office:value="0.851499">
                <text:p>0.851499</text:p>
              </table:table-cell>
              <table:table-cell office:value-type="float" office:value="0.877416">
                <text:p>0.877416</text:p>
              </table:table-cell>
              <table:table-cell office:value-type="float" office:value="0.906728">
                <text:p>0.906728</text:p>
              </table:table-cell>
              <table:table-cell office:value-type="float" office:value="0.923402">
                <text:p>0.923402</text:p>
              </table:table-cell>
              <table:table-cell office:value-type="float" office:value="0.82169">
                <text:p>0.8216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66028">
                <text:p>0.766028</text:p>
              </table:table-cell>
              <table:table-cell office:value-type="float" office:value="0.783695">
                <text:p>0.783695</text:p>
              </table:table-cell>
              <table:table-cell office:value-type="float" office:value="0.783911">
                <text:p>0.783911</text:p>
              </table:table-cell>
              <table:table-cell office:value-type="float" office:value="0.788485">
                <text:p>0.788485</text:p>
              </table:table-cell>
              <table:table-cell office:value-type="float" office:value="0.804625">
                <text:p>0.804625</text:p>
              </table:table-cell>
              <table:table-cell office:value-type="float" office:value="0.824577">
                <text:p>0.824577</text:p>
              </table:table-cell>
              <table:table-cell office:value-type="float" office:value="0.840485">
                <text:p>0.840485</text:p>
              </table:table-cell>
              <table:table-cell office:value-type="float" office:value="0.854841">
                <text:p>0.854841</text:p>
              </table:table-cell>
              <table:table-cell office:value-type="float" office:value="0.87981">
                <text:p>0.87981</text:p>
              </table:table-cell>
              <table:table-cell office:value-type="float" office:value="0.910404">
                <text:p>0.910404</text:p>
              </table:table-cell>
              <table:table-cell office:value-type="float" office:value="0.923425">
                <text:p>0.923425</text:p>
              </table:table-cell>
              <table:table-cell office:value-type="float" office:value="0.823686">
                <text:p>0.82368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5331">
                <text:p>0.75331</text:p>
              </table:table-cell>
              <table:table-cell office:value-type="float" office:value="0.783715">
                <text:p>0.783715</text:p>
              </table:table-cell>
              <table:table-cell office:value-type="float" office:value="0.784006">
                <text:p>0.784006</text:p>
              </table:table-cell>
              <table:table-cell office:value-type="float" office:value="0.798363">
                <text:p>0.798363</text:p>
              </table:table-cell>
              <table:table-cell office:value-type="float" office:value="0.819946">
                <text:p>0.819946</text:p>
              </table:table-cell>
              <table:table-cell office:value-type="float" office:value="0.836619">
                <text:p>0.836619</text:p>
              </table:table-cell>
              <table:table-cell office:value-type="float" office:value="0.845951">
                <text:p>0.845951</text:p>
              </table:table-cell>
              <table:table-cell office:value-type="float" office:value="0.860884">
                <text:p>0.860884</text:p>
              </table:table-cell>
              <table:table-cell office:value-type="float" office:value="0.890501">
                <text:p>0.890501</text:p>
              </table:table-cell>
              <table:table-cell office:value-type="float" office:value="0.912875">
                <text:p>0.912875</text:p>
              </table:table-cell>
              <table:table-cell office:value-type="float" office:value="0.923425">
                <text:p>0.923425</text:p>
              </table:table-cell>
              <table:table-cell office:value-type="float" office:value="0.828617">
                <text:p>0.82861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78194">
                <text:p>0.778194</text:p>
              </table:table-cell>
              <table:table-cell office:value-type="float" office:value="0.783685">
                <text:p>0.783685</text:p>
              </table:table-cell>
              <table:table-cell office:value-type="float" office:value="0.783989">
                <text:p>0.783989</text:p>
              </table:table-cell>
              <table:table-cell office:value-type="float" office:value="0.794064">
                <text:p>0.794064</text:p>
              </table:table-cell>
              <table:table-cell office:value-type="float" office:value="0.810422">
                <text:p>0.810422</text:p>
              </table:table-cell>
              <table:table-cell office:value-type="float" office:value="0.829533">
                <text:p>0.829533</text:p>
              </table:table-cell>
              <table:table-cell office:value-type="float" office:value="0.843064">
                <text:p>0.843064</text:p>
              </table:table-cell>
              <table:table-cell office:value-type="float" office:value="0.856168">
                <text:p>0.856168</text:p>
              </table:table-cell>
              <table:table-cell office:value-type="float" office:value="0.885088">
                <text:p>0.885088</text:p>
              </table:table-cell>
              <table:table-cell office:value-type="float" office:value="0.911481">
                <text:p>0.911481</text:p>
              </table:table-cell>
              <table:table-cell office:value-type="float" office:value="0.923425">
                <text:p>0.923425</text:p>
              </table:table-cell>
              <table:table-cell office:value-type="float" office:value="0.827569">
                <text:p>0.82756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70565">
                <text:p>0.770565</text:p>
              </table:table-cell>
              <table:table-cell office:value-type="float" office:value="0.783867">
                <text:p>0.783867</text:p>
              </table:table-cell>
              <table:table-cell office:value-type="float" office:value="0.78781">
                <text:p>0.78781</text:p>
              </table:table-cell>
              <table:table-cell office:value-type="float" office:value="0.807092">
                <text:p>0.807092</text:p>
              </table:table-cell>
              <table:table-cell office:value-type="float" office:value="0.828278">
                <text:p>0.828278</text:p>
              </table:table-cell>
              <table:table-cell office:value-type="float" office:value="0.840447">
                <text:p>0.840447</text:p>
              </table:table-cell>
              <table:table-cell office:value-type="float" office:value="0.848485">
                <text:p>0.848485</text:p>
              </table:table-cell>
              <table:table-cell office:value-type="float" office:value="0.865736">
                <text:p>0.865736</text:p>
              </table:table-cell>
              <table:table-cell office:value-type="float" office:value="0.893151">
                <text:p>0.893151</text:p>
              </table:table-cell>
              <table:table-cell office:value-type="float" office:value="0.912558">
                <text:p>0.912558</text:p>
              </table:table-cell>
              <table:table-cell office:value-type="float" office:value="0.923425">
                <text:p>0.923425</text:p>
              </table:table-cell>
              <table:table-cell office:value-type="float" office:value="0.833799">
                <text:p>0.8337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55144">
                <text:p>0.755144</text:p>
              </table:table-cell>
              <table:table-cell office:value-type="float" office:value="0.783951">
                <text:p>0.783951</text:p>
              </table:table-cell>
              <table:table-cell office:value-type="float" office:value="0.79414">
                <text:p>0.79414</text:p>
              </table:table-cell>
              <table:table-cell office:value-type="float" office:value="0.810717">
                <text:p>0.810717</text:p>
              </table:table-cell>
              <table:table-cell office:value-type="float" office:value="0.831196">
                <text:p>0.831196</text:p>
              </table:table-cell>
              <table:table-cell office:value-type="float" office:value="0.841833">
                <text:p>0.841833</text:p>
              </table:table-cell>
              <table:table-cell office:value-type="float" office:value="0.8518">
                <text:p>0.8518</text:p>
              </table:table-cell>
              <table:table-cell office:value-type="float" office:value="0.867984">
                <text:p>0.867984</text:p>
              </table:table-cell>
              <table:table-cell office:value-type="float" office:value="0.891691">
                <text:p>0.891691</text:p>
              </table:table-cell>
              <table:table-cell office:value-type="float" office:value="0.908167">
                <text:p>0.908167</text:p>
              </table:table-cell>
              <table:table-cell office:value-type="float" office:value="0.923425">
                <text:p>0.923425</text:p>
              </table:table-cell>
              <table:table-cell office:value-type="float" office:value="0.833662">
                <text:p>0.83366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67666">
                <text:p>0.767666</text:p>
              </table:table-cell>
              <table:table-cell office:value-type="float" office:value="0.783934">
                <text:p>0.783934</text:p>
              </table:table-cell>
              <table:table-cell office:value-type="float" office:value="0.794037">
                <text:p>0.794037</text:p>
              </table:table-cell>
              <table:table-cell office:value-type="float" office:value="0.810889">
                <text:p>0.810889</text:p>
              </table:table-cell>
              <table:table-cell office:value-type="float" office:value="0.833924">
                <text:p>0.833924</text:p>
              </table:table-cell>
              <table:table-cell office:value-type="float" office:value="0.844173">
                <text:p>0.844173</text:p>
              </table:table-cell>
              <table:table-cell office:value-type="float" office:value="0.855034">
                <text:p>0.855034</text:p>
              </table:table-cell>
              <table:table-cell office:value-type="float" office:value="0.87256">
                <text:p>0.87256</text:p>
              </table:table-cell>
              <table:table-cell office:value-type="float" office:value="0.893216">
                <text:p>0.893216</text:p>
              </table:table-cell>
              <table:table-cell office:value-type="float" office:value="0.909678">
                <text:p>0.909678</text:p>
              </table:table-cell>
              <table:table-cell office:value-type="float" office:value="0.923471">
                <text:p>0.923471</text:p>
              </table:table-cell>
              <table:table-cell office:value-type="float" office:value="0.836511">
                <text:p>0.83651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65278">
                <text:p>0.765278</text:p>
              </table:table-cell>
              <table:table-cell office:value-type="float" office:value="0.784024">
                <text:p>0.784024</text:p>
              </table:table-cell>
              <table:table-cell office:value-type="float" office:value="0.797117">
                <text:p>0.797117</text:p>
              </table:table-cell>
              <table:table-cell office:value-type="float" office:value="0.815181">
                <text:p>0.815181</text:p>
              </table:table-cell>
              <table:table-cell office:value-type="float" office:value="0.836646">
                <text:p>0.836646</text:p>
              </table:table-cell>
              <table:table-cell office:value-type="float" office:value="0.845231">
                <text:p>0.845231</text:p>
              </table:table-cell>
              <table:table-cell office:value-type="float" office:value="0.855587">
                <text:p>0.855587</text:p>
              </table:table-cell>
              <table:table-cell office:value-type="float" office:value="0.871788">
                <text:p>0.871788</text:p>
              </table:table-cell>
              <table:table-cell office:value-type="float" office:value="0.893537">
                <text:p>0.893537</text:p>
              </table:table-cell>
              <table:table-cell office:value-type="float" office:value="0.909293">
                <text:p>0.909293</text:p>
              </table:table-cell>
              <table:table-cell office:value-type="float" office:value="0.923471">
                <text:p>0.923471</text:p>
              </table:table-cell>
              <table:table-cell office:value-type="float" office:value="0.837368">
                <text:p>0.83736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55105">
                <text:p>0.755105</text:p>
              </table:table-cell>
              <table:table-cell office:value-type="float" office:value="0.784122">
                <text:p>0.784122</text:p>
              </table:table-cell>
              <table:table-cell office:value-type="float" office:value="0.799603">
                <text:p>0.799603</text:p>
              </table:table-cell>
              <table:table-cell office:value-type="float" office:value="0.820242">
                <text:p>0.820242</text:p>
              </table:table-cell>
              <table:table-cell office:value-type="float" office:value="0.839744">
                <text:p>0.839744</text:p>
              </table:table-cell>
              <table:table-cell office:value-type="float" office:value="0.848821">
                <text:p>0.848821</text:p>
              </table:table-cell>
              <table:table-cell office:value-type="float" office:value="0.861856">
                <text:p>0.861856</text:p>
              </table:table-cell>
              <table:table-cell office:value-type="float" office:value="0.883974">
                <text:p>0.883974</text:p>
              </table:table-cell>
              <table:table-cell office:value-type="float" office:value="0.897346">
                <text:p>0.897346</text:p>
              </table:table-cell>
              <table:table-cell office:value-type="float" office:value="0.908918">
                <text:p>0.908918</text:p>
              </table:table-cell>
              <table:table-cell office:value-type="float" office:value="0.923471">
                <text:p>0.923471</text:p>
              </table:table-cell>
              <table:table-cell office:value-type="float" office:value="0.839973">
                <text:p>0.83997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60784">
                <text:p>0.760784</text:p>
              </table:table-cell>
              <table:table-cell office:value-type="float" office:value="0.786017">
                <text:p>0.786017</text:p>
              </table:table-cell>
              <table:table-cell office:value-type="float" office:value="0.808542">
                <text:p>0.808542</text:p>
              </table:table-cell>
              <table:table-cell office:value-type="float" office:value="0.83553">
                <text:p>0.83553</text:p>
              </table:table-cell>
              <table:table-cell office:value-type="float" office:value="0.84433">
                <text:p>0.84433</text:p>
              </table:table-cell>
              <table:table-cell office:value-type="float" office:value="0.856312">
                <text:p>0.856312</text:p>
              </table:table-cell>
              <table:table-cell office:value-type="float" office:value="0.865521">
                <text:p>0.865521</text:p>
              </table:table-cell>
              <table:table-cell office:value-type="float" office:value="0.885902">
                <text:p>0.885902</text:p>
              </table:table-cell>
              <table:table-cell office:value-type="float" office:value="0.897417">
                <text:p>0.897417</text:p>
              </table:table-cell>
              <table:table-cell office:value-type="float" office:value="0.909993">
                <text:p>0.909993</text:p>
              </table:table-cell>
              <table:table-cell office:value-type="float" office:value="0.923471">
                <text:p>0.923471</text:p>
              </table:table-cell>
              <table:table-cell office:value-type="float" office:value="0.845035">
                <text:p>0.84503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56234">
                <text:p>0.756234</text:p>
              </table:table-cell>
              <table:table-cell office:value-type="float" office:value="0.789489">
                <text:p>0.789489</text:p>
              </table:table-cell>
              <table:table-cell office:value-type="float" office:value="0.819056">
                <text:p>0.819056</text:p>
              </table:table-cell>
              <table:table-cell office:value-type="float" office:value="0.83957">
                <text:p>0.83957</text:p>
              </table:table-cell>
              <table:table-cell office:value-type="float" office:value="0.848045">
                <text:p>0.848045</text:p>
              </table:table-cell>
              <table:table-cell office:value-type="float" office:value="0.859331">
                <text:p>0.859331</text:p>
              </table:table-cell>
              <table:table-cell office:value-type="float" office:value="0.869127">
                <text:p>0.869127</text:p>
              </table:table-cell>
              <table:table-cell office:value-type="float" office:value="0.889879">
                <text:p>0.889879</text:p>
              </table:table-cell>
              <table:table-cell office:value-type="float" office:value="0.89965">
                <text:p>0.89965</text:p>
              </table:table-cell>
              <table:table-cell office:value-type="float" office:value="0.910905">
                <text:p>0.910905</text:p>
              </table:table-cell>
              <table:table-cell office:value-type="float" office:value="0.923678">
                <text:p>0.923678</text:p>
              </table:table-cell>
              <table:table-cell office:value-type="float" office:value="0.848129">
                <text:p>0.84812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38578">
                <text:p>0.738578</text:p>
              </table:table-cell>
              <table:table-cell office:value-type="float" office:value="0.790072">
                <text:p>0.790072</text:p>
              </table:table-cell>
              <table:table-cell office:value-type="float" office:value="0.810826">
                <text:p>0.810826</text:p>
              </table:table-cell>
              <table:table-cell office:value-type="float" office:value="0.833903">
                <text:p>0.833903</text:p>
              </table:table-cell>
              <table:table-cell office:value-type="float" office:value="0.842887">
                <text:p>0.842887</text:p>
              </table:table-cell>
              <table:table-cell office:value-type="float" office:value="0.855173">
                <text:p>0.855173</text:p>
              </table:table-cell>
              <table:table-cell office:value-type="float" office:value="0.86668">
                <text:p>0.86668</text:p>
              </table:table-cell>
              <table:table-cell office:value-type="float" office:value="0.89007">
                <text:p>0.89007</text:p>
              </table:table-cell>
              <table:table-cell office:value-type="float" office:value="0.900367">
                <text:p>0.900367</text:p>
              </table:table-cell>
              <table:table-cell office:value-type="float" office:value="0.912204">
                <text:p>0.912204</text:p>
              </table:table-cell>
              <table:table-cell office:value-type="float" office:value="0.923678">
                <text:p>0.923678</text:p>
              </table:table-cell>
              <table:table-cell office:value-type="float" office:value="0.844076">
                <text:p>0.8440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50405">
                <text:p>0.750405</text:p>
              </table:table-cell>
              <table:table-cell office:value-type="float" office:value="0.810848">
                <text:p>0.810848</text:p>
              </table:table-cell>
              <table:table-cell office:value-type="float" office:value="0.831375">
                <text:p>0.831375</text:p>
              </table:table-cell>
              <table:table-cell office:value-type="float" office:value="0.841029">
                <text:p>0.841029</text:p>
              </table:table-cell>
              <table:table-cell office:value-type="float" office:value="0.850042">
                <text:p>0.850042</text:p>
              </table:table-cell>
              <table:table-cell office:value-type="float" office:value="0.862992">
                <text:p>0.862992</text:p>
              </table:table-cell>
              <table:table-cell office:value-type="float" office:value="0.881826">
                <text:p>0.881826</text:p>
              </table:table-cell>
              <table:table-cell office:value-type="float" office:value="0.894763">
                <text:p>0.894763</text:p>
              </table:table-cell>
              <table:table-cell office:value-type="float" office:value="0.901096">
                <text:p>0.901096</text:p>
              </table:table-cell>
              <table:table-cell office:value-type="float" office:value="0.91259">
                <text:p>0.91259</text:p>
              </table:table-cell>
              <table:table-cell office:value-type="float" office:value="0.923678">
                <text:p>0.923678</text:p>
              </table:table-cell>
              <table:table-cell office:value-type="float" office:value="0.853697">
                <text:p>0.85369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67206">
                <text:p>0.767206</text:p>
              </table:table-cell>
              <table:table-cell office:value-type="float" office:value="0.806429">
                <text:p>0.806429</text:p>
              </table:table-cell>
              <table:table-cell office:value-type="float" office:value="0.829315">
                <text:p>0.829315</text:p>
              </table:table-cell>
              <table:table-cell office:value-type="float" office:value="0.841965">
                <text:p>0.841965</text:p>
              </table:table-cell>
              <table:table-cell office:value-type="float" office:value="0.852112">
                <text:p>0.852112</text:p>
              </table:table-cell>
              <table:table-cell office:value-type="float" office:value="0.864127">
                <text:p>0.864127</text:p>
              </table:table-cell>
              <table:table-cell office:value-type="float" office:value="0.883478">
                <text:p>0.883478</text:p>
              </table:table-cell>
              <table:table-cell office:value-type="float" office:value="0.894834">
                <text:p>0.894834</text:p>
              </table:table-cell>
              <table:table-cell office:value-type="float" office:value="0.901557">
                <text:p>0.901557</text:p>
              </table:table-cell>
              <table:table-cell office:value-type="float" office:value="0.912409">
                <text:p>0.912409</text:p>
              </table:table-cell>
              <table:table-cell office:value-type="float" office:value="0.923678">
                <text:p>0.923678</text:p>
              </table:table-cell>
              <table:table-cell office:value-type="float" office:value="0.855343">
                <text:p>0.85534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44727">
                <text:p>0.744727</text:p>
              </table:table-cell>
              <table:table-cell office:value-type="float" office:value="0.801853">
                <text:p>0.801853</text:p>
              </table:table-cell>
              <table:table-cell office:value-type="float" office:value="0.830814">
                <text:p>0.830814</text:p>
              </table:table-cell>
              <table:table-cell office:value-type="float" office:value="0.842915">
                <text:p>0.842915</text:p>
              </table:table-cell>
              <table:table-cell office:value-type="float" office:value="0.853771">
                <text:p>0.853771</text:p>
              </table:table-cell>
              <table:table-cell office:value-type="float" office:value="0.865526">
                <text:p>0.865526</text:p>
              </table:table-cell>
              <table:table-cell office:value-type="float" office:value="0.886936">
                <text:p>0.886936</text:p>
              </table:table-cell>
              <table:table-cell office:value-type="float" office:value="0.897312">
                <text:p>0.897312</text:p>
              </table:table-cell>
              <table:table-cell office:value-type="float" office:value="0.902256">
                <text:p>0.902256</text:p>
              </table:table-cell>
              <table:table-cell office:value-type="float" office:value="0.914401">
                <text:p>0.914401</text:p>
              </table:table-cell>
              <table:table-cell office:value-type="float" office:value="0.923678">
                <text:p>0.923678</text:p>
              </table:table-cell>
              <table:table-cell office:value-type="float" office:value="0.854051">
                <text:p>0.85405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59886">
                <text:p>0.759886</text:p>
              </table:table-cell>
              <table:table-cell office:value-type="float" office:value="0.804392">
                <text:p>0.804392</text:p>
              </table:table-cell>
              <table:table-cell office:value-type="float" office:value="0.832033">
                <text:p>0.832033</text:p>
              </table:table-cell>
              <table:table-cell office:value-type="float" office:value="0.843184">
                <text:p>0.843184</text:p>
              </table:table-cell>
              <table:table-cell office:value-type="float" office:value="0.852516">
                <text:p>0.852516</text:p>
              </table:table-cell>
              <table:table-cell office:value-type="float" office:value="0.863563">
                <text:p>0.863563</text:p>
              </table:table-cell>
              <table:table-cell office:value-type="float" office:value="0.882718">
                <text:p>0.882718</text:p>
              </table:table-cell>
              <table:table-cell office:value-type="float" office:value="0.895655">
                <text:p>0.895655</text:p>
              </table:table-cell>
              <table:table-cell office:value-type="float" office:value="0.900776">
                <text:p>0.900776</text:p>
              </table:table-cell>
              <table:table-cell office:value-type="float" office:value="0.912944">
                <text:p>0.912944</text:p>
              </table:table-cell>
              <table:table-cell office:value-type="float" office:value="0.923678">
                <text:p>0.923678</text:p>
              </table:table-cell>
              <table:table-cell office:value-type="float" office:value="0.854767">
                <text:p>0.85476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65429">
                <text:p>0.765429</text:p>
              </table:table-cell>
              <table:table-cell office:value-type="float" office:value="0.825255">
                <text:p>0.825255</text:p>
              </table:table-cell>
              <table:table-cell office:value-type="float" office:value="0.840868">
                <text:p>0.840868</text:p>
              </table:table-cell>
              <table:table-cell office:value-type="float" office:value="0.848667">
                <text:p>0.848667</text:p>
              </table:table-cell>
              <table:table-cell office:value-type="float" office:value="0.860667">
                <text:p>0.860667</text:p>
              </table:table-cell>
              <table:table-cell office:value-type="float" office:value="0.874613">
                <text:p>0.874613</text:p>
              </table:table-cell>
              <table:table-cell office:value-type="float" office:value="0.890954">
                <text:p>0.890954</text:p>
              </table:table-cell>
              <table:table-cell office:value-type="float" office:value="0.898562">
                <text:p>0.898562</text:p>
              </table:table-cell>
              <table:table-cell office:value-type="float" office:value="0.902165">
                <text:p>0.902165</text:p>
              </table:table-cell>
              <table:table-cell office:value-type="float" office:value="0.915001">
                <text:p>0.915001</text:p>
              </table:table-cell>
              <table:table-cell office:value-type="float" office:value="0.923678">
                <text:p>0.923678</text:p>
              </table:table-cell>
              <table:table-cell office:value-type="float" office:value="0.862218">
                <text:p>0.86221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81828">
                <text:p>0.781828</text:p>
              </table:table-cell>
              <table:table-cell office:value-type="float" office:value="0.83029">
                <text:p>0.83029</text:p>
              </table:table-cell>
              <table:table-cell office:value-type="float" office:value="0.843595">
                <text:p>0.843595</text:p>
              </table:table-cell>
              <table:table-cell office:value-type="float" office:value="0.851758">
                <text:p>0.851758</text:p>
              </table:table-cell>
              <table:table-cell office:value-type="float" office:value="0.863416">
                <text:p>0.863416</text:p>
              </table:table-cell>
              <table:table-cell office:value-type="float" office:value="0.875614">
                <text:p>0.875614</text:p>
              </table:table-cell>
              <table:table-cell office:value-type="float" office:value="0.890855">
                <text:p>0.890855</text:p>
              </table:table-cell>
              <table:table-cell office:value-type="float" office:value="0.897657">
                <text:p>0.897657</text:p>
              </table:table-cell>
              <table:table-cell office:value-type="float" office:value="0.903531">
                <text:p>0.903531</text:p>
              </table:table-cell>
              <table:table-cell office:value-type="float" office:value="0.916862">
                <text:p>0.916862</text:p>
              </table:table-cell>
              <table:table-cell office:value-type="float" office:value="0.923678">
                <text:p>0.923678</text:p>
              </table:table-cell>
              <table:table-cell office:value-type="float" office:value="0.865541">
                <text:p>0.86554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96653">
                <text:p>0.796653</text:p>
              </table:table-cell>
              <table:table-cell office:value-type="float" office:value="0.831879">
                <text:p>0.831879</text:p>
              </table:table-cell>
              <table:table-cell office:value-type="float" office:value="0.843526">
                <text:p>0.843526</text:p>
              </table:table-cell>
              <table:table-cell office:value-type="float" office:value="0.851326">
                <text:p>0.851326</text:p>
              </table:table-cell>
              <table:table-cell office:value-type="float" office:value="0.863773">
                <text:p>0.863773</text:p>
              </table:table-cell>
              <table:table-cell office:value-type="float" office:value="0.879063">
                <text:p>0.879063</text:p>
              </table:table-cell>
              <table:table-cell office:value-type="float" office:value="0.89194">
                <text:p>0.89194</text:p>
              </table:table-cell>
              <table:table-cell office:value-type="float" office:value="0.898463">
                <text:p>0.898463</text:p>
              </table:table-cell>
              <table:table-cell office:value-type="float" office:value="0.90428">
                <text:p>0.90428</text:p>
              </table:table-cell>
              <table:table-cell office:value-type="float" office:value="0.915893">
                <text:p>0.915893</text:p>
              </table:table-cell>
              <table:table-cell office:value-type="float" office:value="0.923678">
                <text:p>0.923678</text:p>
              </table:table-cell>
              <table:table-cell office:value-type="float" office:value="0.86768">
                <text:p>0.8676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91401">
                <text:p>0.791401</text:p>
              </table:table-cell>
              <table:table-cell office:value-type="float" office:value="0.830285">
                <text:p>0.830285</text:p>
              </table:table-cell>
              <table:table-cell office:value-type="float" office:value="0.843049">
                <text:p>0.843049</text:p>
              </table:table-cell>
              <table:table-cell office:value-type="float" office:value="0.851533">
                <text:p>0.851533</text:p>
              </table:table-cell>
              <table:table-cell office:value-type="float" office:value="0.863283">
                <text:p>0.863283</text:p>
              </table:table-cell>
              <table:table-cell office:value-type="float" office:value="0.878329">
                <text:p>0.878329</text:p>
              </table:table-cell>
              <table:table-cell office:value-type="float" office:value="0.891416">
                <text:p>0.891416</text:p>
              </table:table-cell>
              <table:table-cell office:value-type="float" office:value="0.897124">
                <text:p>0.897124</text:p>
              </table:table-cell>
              <table:table-cell office:value-type="float" office:value="0.904055">
                <text:p>0.904055</text:p>
              </table:table-cell>
              <table:table-cell office:value-type="float" office:value="0.917216">
                <text:p>0.917216</text:p>
              </table:table-cell>
              <table:table-cell office:value-type="float" office:value="0.92377">
                <text:p>0.92377</text:p>
              </table:table-cell>
              <table:table-cell office:value-type="float" office:value="0.866769">
                <text:p>0.8667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24878">
                <text:p>0.724878</text:p>
              </table:table-cell>
              <table:table-cell office:value-type="float" office:value="0.834946">
                <text:p>0.834946</text:p>
              </table:table-cell>
              <table:table-cell office:value-type="float" office:value="0.846544">
                <text:p>0.846544</text:p>
              </table:table-cell>
              <table:table-cell office:value-type="float" office:value="0.857624">
                <text:p>0.857624</text:p>
              </table:table-cell>
              <table:table-cell office:value-type="float" office:value="0.867646">
                <text:p>0.867646</text:p>
              </table:table-cell>
              <table:table-cell office:value-type="float" office:value="0.881494">
                <text:p>0.881494</text:p>
              </table:table-cell>
              <table:table-cell office:value-type="float" office:value="0.891728">
                <text:p>0.891728</text:p>
              </table:table-cell>
              <table:table-cell office:value-type="float" office:value="0.898007">
                <text:p>0.898007</text:p>
              </table:table-cell>
              <table:table-cell office:value-type="float" office:value="0.904862">
                <text:p>0.904862</text:p>
              </table:table-cell>
              <table:table-cell office:value-type="float" office:value="0.917562">
                <text:p>0.917562</text:p>
              </table:table-cell>
              <table:table-cell office:value-type="float" office:value="0.92377">
                <text:p>0.92377</text:p>
              </table:table-cell>
              <table:table-cell office:value-type="float" office:value="0.862529">
                <text:p>0.86252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44091">
                <text:p>0.744091</text:p>
              </table:table-cell>
              <table:table-cell office:value-type="float" office:value="0.827295">
                <text:p>0.827295</text:p>
              </table:table-cell>
              <table:table-cell office:value-type="float" office:value="0.84473">
                <text:p>0.84473</text:p>
              </table:table-cell>
              <table:table-cell office:value-type="float" office:value="0.856223">
                <text:p>0.856223</text:p>
              </table:table-cell>
              <table:table-cell office:value-type="float" office:value="0.868158">
                <text:p>0.868158</text:p>
              </table:table-cell>
              <table:table-cell office:value-type="float" office:value="0.884094">
                <text:p>0.884094</text:p>
              </table:table-cell>
              <table:table-cell office:value-type="float" office:value="0.891552">
                <text:p>0.891552</text:p>
              </table:table-cell>
              <table:table-cell office:value-type="float" office:value="0.898338">
                <text:p>0.898338</text:p>
              </table:table-cell>
              <table:table-cell office:value-type="float" office:value="0.903867">
                <text:p>0.903867</text:p>
              </table:table-cell>
              <table:table-cell office:value-type="float" office:value="0.917233">
                <text:p>0.917233</text:p>
              </table:table-cell>
              <table:table-cell office:value-type="float" office:value="0.92377">
                <text:p>0.92377</text:p>
              </table:table-cell>
              <table:table-cell office:value-type="float" office:value="0.863558">
                <text:p>0.86355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48489">
                <text:p>0.748489</text:p>
              </table:table-cell>
              <table:table-cell office:value-type="float" office:value="0.836854">
                <text:p>0.836854</text:p>
              </table:table-cell>
              <table:table-cell office:value-type="float" office:value="0.849241">
                <text:p>0.849241</text:p>
              </table:table-cell>
              <table:table-cell office:value-type="float" office:value="0.862282">
                <text:p>0.862282</text:p>
              </table:table-cell>
              <table:table-cell office:value-type="float" office:value="0.877435">
                <text:p>0.877435</text:p>
              </table:table-cell>
              <table:table-cell office:value-type="float" office:value="0.890292">
                <text:p>0.890292</text:p>
              </table:table-cell>
              <table:table-cell office:value-type="float" office:value="0.896956">
                <text:p>0.896956</text:p>
              </table:table-cell>
              <table:table-cell office:value-type="float" office:value="0.901085">
                <text:p>0.901085</text:p>
              </table:table-cell>
              <table:table-cell office:value-type="float" office:value="0.907131">
                <text:p>0.907131</text:p>
              </table:table-cell>
              <table:table-cell office:value-type="float" office:value="0.918328">
                <text:p>0.918328</text:p>
              </table:table-cell>
              <table:table-cell office:value-type="float" office:value="0.92377">
                <text:p>0.92377</text:p>
              </table:table-cell>
              <table:table-cell office:value-type="float" office:value="0.868809">
                <text:p>0.86880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79913">
                <text:p>0.779913</text:p>
              </table:table-cell>
              <table:table-cell office:value-type="float" office:value="0.837153">
                <text:p>0.837153</text:p>
              </table:table-cell>
              <table:table-cell office:value-type="float" office:value="0.850807">
                <text:p>0.850807</text:p>
              </table:table-cell>
              <table:table-cell office:value-type="float" office:value="0.867754">
                <text:p>0.867754</text:p>
              </table:table-cell>
              <table:table-cell office:value-type="float" office:value="0.886772">
                <text:p>0.886772</text:p>
              </table:table-cell>
              <table:table-cell office:value-type="float" office:value="0.894046">
                <text:p>0.894046</text:p>
              </table:table-cell>
              <table:table-cell office:value-type="float" office:value="0.89997">
                <text:p>0.89997</text:p>
              </table:table-cell>
              <table:table-cell office:value-type="float" office:value="0.902625">
                <text:p>0.902625</text:p>
              </table:table-cell>
              <table:table-cell office:value-type="float" office:value="0.908101">
                <text:p>0.908101</text:p>
              </table:table-cell>
              <table:table-cell office:value-type="float" office:value="0.919272">
                <text:p>0.919272</text:p>
              </table:table-cell>
              <table:table-cell office:value-type="float" office:value="0.923839">
                <text:p>0.923839</text:p>
              </table:table-cell>
              <table:table-cell office:value-type="float" office:value="0.874641">
                <text:p>0.87464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85956">
                <text:p>0.785956</text:p>
              </table:table-cell>
              <table:table-cell office:value-type="float" office:value="0.83905">
                <text:p>0.83905</text:p>
              </table:table-cell>
              <table:table-cell office:value-type="float" office:value="0.857881">
                <text:p>0.857881</text:p>
              </table:table-cell>
              <table:table-cell office:value-type="float" office:value="0.874279">
                <text:p>0.874279</text:p>
              </table:table-cell>
              <table:table-cell office:value-type="float" office:value="0.890075">
                <text:p>0.890075</text:p>
              </table:table-cell>
              <table:table-cell office:value-type="float" office:value="0.89668">
                <text:p>0.89668</text:p>
              </table:table-cell>
              <table:table-cell office:value-type="float" office:value="0.900252">
                <text:p>0.900252</text:p>
              </table:table-cell>
              <table:table-cell office:value-type="float" office:value="0.902558">
                <text:p>0.902558</text:p>
              </table:table-cell>
              <table:table-cell office:value-type="float" office:value="0.908198">
                <text:p>0.908198</text:p>
              </table:table-cell>
              <table:table-cell office:value-type="float" office:value="0.920167">
                <text:p>0.920167</text:p>
              </table:table-cell>
              <table:table-cell office:value-type="float" office:value="0.924483">
                <text:p>0.924483</text:p>
              </table:table-cell>
              <table:table-cell office:value-type="float" office:value="0.87751">
                <text:p>0.8775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58974">
                <text:p>0.758974</text:p>
              </table:table-cell>
              <table:table-cell office:value-type="float" office:value="0.841176">
                <text:p>0.841176</text:p>
              </table:table-cell>
              <table:table-cell office:value-type="float" office:value="0.856906">
                <text:p>0.856906</text:p>
              </table:table-cell>
              <table:table-cell office:value-type="float" office:value="0.874236">
                <text:p>0.874236</text:p>
              </table:table-cell>
              <table:table-cell office:value-type="float" office:value="0.890506">
                <text:p>0.890506</text:p>
              </table:table-cell>
              <table:table-cell office:value-type="float" office:value="0.896945">
                <text:p>0.896945</text:p>
              </table:table-cell>
              <table:table-cell office:value-type="float" office:value="0.900514">
                <text:p>0.900514</text:p>
              </table:table-cell>
              <table:table-cell office:value-type="float" office:value="0.9033">
                <text:p>0.9033</text:p>
              </table:table-cell>
              <table:table-cell office:value-type="float" office:value="0.91252">
                <text:p>0.91252</text:p>
              </table:table-cell>
              <table:table-cell office:value-type="float" office:value="0.921444">
                <text:p>0.921444</text:p>
              </table:table-cell>
              <table:table-cell office:value-type="float" office:value="0.924483">
                <text:p>0.924483</text:p>
              </table:table-cell>
              <table:table-cell office:value-type="float" office:value="0.875652">
                <text:p>0.87565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77023">
                <text:p>0.777023</text:p>
              </table:table-cell>
              <table:table-cell office:value-type="float" office:value="0.839256">
                <text:p>0.839256</text:p>
              </table:table-cell>
              <table:table-cell office:value-type="float" office:value="0.854604">
                <text:p>0.854604</text:p>
              </table:table-cell>
              <table:table-cell office:value-type="float" office:value="0.872291">
                <text:p>0.872291</text:p>
              </table:table-cell>
              <table:table-cell office:value-type="float" office:value="0.889554">
                <text:p>0.889554</text:p>
              </table:table-cell>
              <table:table-cell office:value-type="float" office:value="0.896102">
                <text:p>0.896102</text:p>
              </table:table-cell>
              <table:table-cell office:value-type="float" office:value="0.90047">
                <text:p>0.90047</text:p>
              </table:table-cell>
              <table:table-cell office:value-type="float" office:value="0.903653">
                <text:p>0.903653</text:p>
              </table:table-cell>
              <table:table-cell office:value-type="float" office:value="0.911112">
                <text:p>0.911112</text:p>
              </table:table-cell>
              <table:table-cell office:value-type="float" office:value="0.921393">
                <text:p>0.921393</text:p>
              </table:table-cell>
              <table:table-cell office:value-type="float" office:value="0.924483">
                <text:p>0.924483</text:p>
              </table:table-cell>
              <table:table-cell office:value-type="float" office:value="0.876546">
                <text:p>0.87654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93796">
                <text:p>0.793796</text:p>
              </table:table-cell>
              <table:table-cell office:value-type="float" office:value="0.841583">
                <text:p>0.841583</text:p>
              </table:table-cell>
              <table:table-cell office:value-type="float" office:value="0.853121">
                <text:p>0.853121</text:p>
              </table:table-cell>
              <table:table-cell office:value-type="float" office:value="0.872753">
                <text:p>0.872753</text:p>
              </table:table-cell>
              <table:table-cell office:value-type="float" office:value="0.889689">
                <text:p>0.889689</text:p>
              </table:table-cell>
              <table:table-cell office:value-type="float" office:value="0.897178">
                <text:p>0.897178</text:p>
              </table:table-cell>
              <table:table-cell office:value-type="float" office:value="0.901142">
                <text:p>0.901142</text:p>
              </table:table-cell>
              <table:table-cell office:value-type="float" office:value="0.904058">
                <text:p>0.904058</text:p>
              </table:table-cell>
              <table:table-cell office:value-type="float" office:value="0.910505">
                <text:p>0.910505</text:p>
              </table:table-cell>
              <table:table-cell office:value-type="float" office:value="0.921348">
                <text:p>0.921348</text:p>
              </table:table-cell>
              <table:table-cell office:value-type="float" office:value="0.924483">
                <text:p>0.924483</text:p>
              </table:table-cell>
              <table:table-cell office:value-type="float" office:value="0.878517">
                <text:p>0.87851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81965">
                <text:p>0.81965</text:p>
              </table:table-cell>
              <table:table-cell office:value-type="float" office:value="0.844374">
                <text:p>0.844374</text:p>
              </table:table-cell>
              <table:table-cell office:value-type="float" office:value="0.857432">
                <text:p>0.857432</text:p>
              </table:table-cell>
              <table:table-cell office:value-type="float" office:value="0.882014">
                <text:p>0.882014</text:p>
              </table:table-cell>
              <table:table-cell office:value-type="float" office:value="0.892822">
                <text:p>0.892822</text:p>
              </table:table-cell>
              <table:table-cell office:value-type="float" office:value="0.899243">
                <text:p>0.899243</text:p>
              </table:table-cell>
              <table:table-cell office:value-type="float" office:value="0.901546">
                <text:p>0.901546</text:p>
              </table:table-cell>
              <table:table-cell office:value-type="float" office:value="0.903861">
                <text:p>0.903861</text:p>
              </table:table-cell>
              <table:table-cell office:value-type="float" office:value="0.912461">
                <text:p>0.912461</text:p>
              </table:table-cell>
              <table:table-cell office:value-type="float" office:value="0.921518">
                <text:p>0.921518</text:p>
              </table:table-cell>
              <table:table-cell office:value-type="float" office:value="0.924483">
                <text:p>0.924483</text:p>
              </table:table-cell>
              <table:table-cell office:value-type="float" office:value="0.883492">
                <text:p>0.88349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815948">
                <text:p>0.815948</text:p>
              </table:table-cell>
              <table:table-cell office:value-type="float" office:value="0.842315">
                <text:p>0.842315</text:p>
              </table:table-cell>
              <table:table-cell office:value-type="float" office:value="0.85415">
                <text:p>0.85415</text:p>
              </table:table-cell>
              <table:table-cell office:value-type="float" office:value="0.876476">
                <text:p>0.876476</text:p>
              </table:table-cell>
              <table:table-cell office:value-type="float" office:value="0.89358">
                <text:p>0.89358</text:p>
              </table:table-cell>
              <table:table-cell office:value-type="float" office:value="0.900127">
                <text:p>0.900127</text:p>
              </table:table-cell>
              <table:table-cell office:value-type="float" office:value="0.902397">
                <text:p>0.902397</text:p>
              </table:table-cell>
              <table:table-cell office:value-type="float" office:value="0.907427">
                <text:p>0.907427</text:p>
              </table:table-cell>
              <table:table-cell office:value-type="float" office:value="0.916858">
                <text:p>0.916858</text:p>
              </table:table-cell>
              <table:table-cell office:value-type="float" office:value="0.922089">
                <text:p>0.922089</text:p>
              </table:table-cell>
              <table:table-cell office:value-type="float" office:value="0.924483">
                <text:p>0.924483</text:p>
              </table:table-cell>
              <table:table-cell office:value-type="float" office:value="0.883137">
                <text:p>0.8831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25094">
                <text:p>0.825094</text:p>
              </table:table-cell>
              <table:table-cell office:value-type="float" office:value="0.844332">
                <text:p>0.844332</text:p>
              </table:table-cell>
              <table:table-cell office:value-type="float" office:value="0.862797">
                <text:p>0.862797</text:p>
              </table:table-cell>
              <table:table-cell office:value-type="float" office:value="0.886908">
                <text:p>0.886908</text:p>
              </table:table-cell>
              <table:table-cell office:value-type="float" office:value="0.894669">
                <text:p>0.894669</text:p>
              </table:table-cell>
              <table:table-cell office:value-type="float" office:value="0.900014">
                <text:p>0.900014</text:p>
              </table:table-cell>
              <table:table-cell office:value-type="float" office:value="0.901997">
                <text:p>0.901997</text:p>
              </table:table-cell>
              <table:table-cell office:value-type="float" office:value="0.906089">
                <text:p>0.906089</text:p>
              </table:table-cell>
              <table:table-cell office:value-type="float" office:value="0.916166">
                <text:p>0.916166</text:p>
              </table:table-cell>
              <table:table-cell office:value-type="float" office:value="0.922233">
                <text:p>0.922233</text:p>
              </table:table-cell>
              <table:table-cell office:value-type="float" office:value="0.924483">
                <text:p>0.924483</text:p>
              </table:table-cell>
              <table:table-cell office:value-type="float" office:value="0.88603">
                <text:p>0.8860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816">
                <text:p>0.816</text:p>
              </table:table-cell>
              <table:table-cell office:value-type="float" office:value="0.847915">
                <text:p>0.847915</text:p>
              </table:table-cell>
              <table:table-cell office:value-type="float" office:value="0.875534">
                <text:p>0.875534</text:p>
              </table:table-cell>
              <table:table-cell office:value-type="float" office:value="0.890554">
                <text:p>0.890554</text:p>
              </table:table-cell>
              <table:table-cell office:value-type="float" office:value="0.895527">
                <text:p>0.895527</text:p>
              </table:table-cell>
              <table:table-cell office:value-type="float" office:value="0.900307">
                <text:p>0.900307</text:p>
              </table:table-cell>
              <table:table-cell office:value-type="float" office:value="0.902303">
                <text:p>0.902303</text:p>
              </table:table-cell>
              <table:table-cell office:value-type="float" office:value="0.906656">
                <text:p>0.906656</text:p>
              </table:table-cell>
              <table:table-cell office:value-type="float" office:value="0.915847">
                <text:p>0.915847</text:p>
              </table:table-cell>
              <table:table-cell office:value-type="float" office:value="0.921367">
                <text:p>0.921367</text:p>
              </table:table-cell>
              <table:table-cell office:value-type="float" office:value="0.924483">
                <text:p>0.924483</text:p>
              </table:table-cell>
              <table:table-cell office:value-type="float" office:value="0.887201">
                <text:p>0.88720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820466">
                <text:p>0.820466</text:p>
              </table:table-cell>
              <table:table-cell office:value-type="float" office:value="0.853082">
                <text:p>0.853082</text:p>
              </table:table-cell>
              <table:table-cell office:value-type="float" office:value="0.877608">
                <text:p>0.877608</text:p>
              </table:table-cell>
              <table:table-cell office:value-type="float" office:value="0.890901">
                <text:p>0.890901</text:p>
              </table:table-cell>
              <table:table-cell office:value-type="float" office:value="0.898164">
                <text:p>0.898164</text:p>
              </table:table-cell>
              <table:table-cell office:value-type="float" office:value="0.900717">
                <text:p>0.900717</text:p>
              </table:table-cell>
              <table:table-cell office:value-type="float" office:value="0.90246">
                <text:p>0.90246</text:p>
              </table:table-cell>
              <table:table-cell office:value-type="float" office:value="0.907885">
                <text:p>0.907885</text:p>
              </table:table-cell>
              <table:table-cell office:value-type="float" office:value="0.916422">
                <text:p>0.916422</text:p>
              </table:table-cell>
              <table:table-cell office:value-type="float" office:value="0.921612">
                <text:p>0.921612</text:p>
              </table:table-cell>
              <table:table-cell office:value-type="float" office:value="0.924483">
                <text:p>0.924483</text:p>
              </table:table-cell>
              <table:table-cell office:value-type="float" office:value="0.888932">
                <text:p>0.88893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805088">
                <text:p>0.805088</text:p>
              </table:table-cell>
              <table:table-cell office:value-type="float" office:value="0.848696">
                <text:p>0.848696</text:p>
              </table:table-cell>
              <table:table-cell office:value-type="float" office:value="0.871343">
                <text:p>0.871343</text:p>
              </table:table-cell>
              <table:table-cell office:value-type="float" office:value="0.889812">
                <text:p>0.889812</text:p>
              </table:table-cell>
              <table:table-cell office:value-type="float" office:value="0.897318">
                <text:p>0.897318</text:p>
              </table:table-cell>
              <table:table-cell office:value-type="float" office:value="0.900676">
                <text:p>0.900676</text:p>
              </table:table-cell>
              <table:table-cell office:value-type="float" office:value="0.903042">
                <text:p>0.903042</text:p>
              </table:table-cell>
              <table:table-cell office:value-type="float" office:value="0.907582">
                <text:p>0.907582</text:p>
              </table:table-cell>
              <table:table-cell office:value-type="float" office:value="0.916198">
                <text:p>0.916198</text:p>
              </table:table-cell>
              <table:table-cell office:value-type="float" office:value="0.921728">
                <text:p>0.921728</text:p>
              </table:table-cell>
              <table:table-cell office:value-type="float" office:value="0.924483">
                <text:p>0.924483</text:p>
              </table:table-cell>
              <table:table-cell office:value-type="float" office:value="0.886148">
                <text:p>0.88614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67884">
                <text:p>0.767884</text:p>
              </table:table-cell>
              <table:table-cell office:value-type="float" office:value="0.847963">
                <text:p>0.847963</text:p>
              </table:table-cell>
              <table:table-cell office:value-type="float" office:value="0.864569">
                <text:p>0.864569</text:p>
              </table:table-cell>
              <table:table-cell office:value-type="float" office:value="0.88522">
                <text:p>0.88522</text:p>
              </table:table-cell>
              <table:table-cell office:value-type="float" office:value="0.894228">
                <text:p>0.894228</text:p>
              </table:table-cell>
              <table:table-cell office:value-type="float" office:value="0.900154">
                <text:p>0.900154</text:p>
              </table:table-cell>
              <table:table-cell office:value-type="float" office:value="0.902707">
                <text:p>0.902707</text:p>
              </table:table-cell>
              <table:table-cell office:value-type="float" office:value="0.907616">
                <text:p>0.907616</text:p>
              </table:table-cell>
              <table:table-cell office:value-type="float" office:value="0.916192">
                <text:p>0.916192</text:p>
              </table:table-cell>
              <table:table-cell office:value-type="float" office:value="0.922007">
                <text:p>0.922007</text:p>
              </table:table-cell>
              <table:table-cell office:value-type="float" office:value="0.924483">
                <text:p>0.924483</text:p>
              </table:table-cell>
              <table:table-cell office:value-type="float" office:value="0.880854">
                <text:p>0.88085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824892">
                <text:p>0.824892</text:p>
              </table:table-cell>
              <table:table-cell office:value-type="float" office:value="0.858177">
                <text:p>0.858177</text:p>
              </table:table-cell>
              <table:table-cell office:value-type="float" office:value="0.882936">
                <text:p>0.882936</text:p>
              </table:table-cell>
              <table:table-cell office:value-type="float" office:value="0.891882">
                <text:p>0.891882</text:p>
              </table:table-cell>
              <table:table-cell office:value-type="float" office:value="0.898882">
                <text:p>0.898882</text:p>
              </table:table-cell>
              <table:table-cell office:value-type="float" office:value="0.901949">
                <text:p>0.901949</text:p>
              </table:table-cell>
              <table:table-cell office:value-type="float" office:value="0.905107">
                <text:p>0.905107</text:p>
              </table:table-cell>
              <table:table-cell office:value-type="float" office:value="0.909616">
                <text:p>0.909616</text:p>
              </table:table-cell>
              <table:table-cell office:value-type="float" office:value="0.91726">
                <text:p>0.91726</text:p>
              </table:table-cell>
              <table:table-cell office:value-type="float" office:value="0.922649">
                <text:p>0.922649</text:p>
              </table:table-cell>
              <table:table-cell office:value-type="float" office:value="0.924483">
                <text:p>0.924483</text:p>
              </table:table-cell>
              <table:table-cell office:value-type="float" office:value="0.891335">
                <text:p>0.89133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69073">
                <text:p>0.769073</text:p>
              </table:table-cell>
              <table:table-cell office:value-type="float" office:value="0.848582">
                <text:p>0.848582</text:p>
              </table:table-cell>
              <table:table-cell office:value-type="float" office:value="0.869385">
                <text:p>0.869385</text:p>
              </table:table-cell>
              <table:table-cell office:value-type="float" office:value="0.891233">
                <text:p>0.891233</text:p>
              </table:table-cell>
              <table:table-cell office:value-type="float" office:value="0.899038">
                <text:p>0.899038</text:p>
              </table:table-cell>
              <table:table-cell office:value-type="float" office:value="0.902246">
                <text:p>0.902246</text:p>
              </table:table-cell>
              <table:table-cell office:value-type="float" office:value="0.905563">
                <text:p>0.905563</text:p>
              </table:table-cell>
              <table:table-cell office:value-type="float" office:value="0.91007">
                <text:p>0.91007</text:p>
              </table:table-cell>
              <table:table-cell office:value-type="float" office:value="0.917862">
                <text:p>0.917862</text:p>
              </table:table-cell>
              <table:table-cell office:value-type="float" office:value="0.9228">
                <text:p>0.9228</text:p>
              </table:table-cell>
              <table:table-cell office:value-type="float" office:value="0.924483">
                <text:p>0.924483</text:p>
              </table:table-cell>
              <table:table-cell office:value-type="float" office:value="0.883585">
                <text:p>0.88358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73407">
                <text:p>0.773407</text:p>
              </table:table-cell>
              <table:table-cell office:value-type="float" office:value="0.844726">
                <text:p>0.844726</text:p>
              </table:table-cell>
              <table:table-cell office:value-type="float" office:value="0.862738">
                <text:p>0.862738</text:p>
              </table:table-cell>
              <table:table-cell office:value-type="float" office:value="0.884231">
                <text:p>0.884231</text:p>
              </table:table-cell>
              <table:table-cell office:value-type="float" office:value="0.894837">
                <text:p>0.894837</text:p>
              </table:table-cell>
              <table:table-cell office:value-type="float" office:value="0.901084">
                <text:p>0.901084</text:p>
              </table:table-cell>
              <table:table-cell office:value-type="float" office:value="0.904579">
                <text:p>0.904579</text:p>
              </table:table-cell>
              <table:table-cell office:value-type="float" office:value="0.910973">
                <text:p>0.910973</text:p>
              </table:table-cell>
              <table:table-cell office:value-type="float" office:value="0.919482">
                <text:p>0.919482</text:p>
              </table:table-cell>
              <table:table-cell office:value-type="float" office:value="0.922768">
                <text:p>0.922768</text:p>
              </table:table-cell>
              <table:table-cell office:value-type="float" office:value="0.924483">
                <text:p>0.924483</text:p>
              </table:table-cell>
              <table:table-cell office:value-type="float" office:value="0.881883">
                <text:p>0.88188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61861">
                <text:p>0.761861</text:p>
              </table:table-cell>
              <table:table-cell office:value-type="float" office:value="0.845276">
                <text:p>0.845276</text:p>
              </table:table-cell>
              <table:table-cell office:value-type="float" office:value="0.858596">
                <text:p>0.858596</text:p>
              </table:table-cell>
              <table:table-cell office:value-type="float" office:value="0.881945">
                <text:p>0.881945</text:p>
              </table:table-cell>
              <table:table-cell office:value-type="float" office:value="0.894755">
                <text:p>0.894755</text:p>
              </table:table-cell>
              <table:table-cell office:value-type="float" office:value="0.900989">
                <text:p>0.900989</text:p>
              </table:table-cell>
              <table:table-cell office:value-type="float" office:value="0.904826">
                <text:p>0.904826</text:p>
              </table:table-cell>
              <table:table-cell office:value-type="float" office:value="0.911459">
                <text:p>0.911459</text:p>
              </table:table-cell>
              <table:table-cell office:value-type="float" office:value="0.919874">
                <text:p>0.919874</text:p>
              </table:table-cell>
              <table:table-cell office:value-type="float" office:value="0.923173">
                <text:p>0.923173</text:p>
              </table:table-cell>
              <table:table-cell office:value-type="float" office:value="0.924483">
                <text:p>0.924483</text:p>
              </table:table-cell>
              <table:table-cell office:value-type="float" office:value="0.880275">
                <text:p>0.88027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688631">
                <text:p>0.688631</text:p>
              </table:table-cell>
              <table:table-cell office:value-type="float" office:value="0.841937">
                <text:p>0.841937</text:p>
              </table:table-cell>
              <table:table-cell office:value-type="float" office:value="0.852338">
                <text:p>0.852338</text:p>
              </table:table-cell>
              <table:table-cell office:value-type="float" office:value="0.871484">
                <text:p>0.871484</text:p>
              </table:table-cell>
              <table:table-cell office:value-type="float" office:value="0.892002">
                <text:p>0.892002</text:p>
              </table:table-cell>
              <table:table-cell office:value-type="float" office:value="0.90084">
                <text:p>0.90084</text:p>
              </table:table-cell>
              <table:table-cell office:value-type="float" office:value="0.905588">
                <text:p>0.905588</text:p>
              </table:table-cell>
              <table:table-cell office:value-type="float" office:value="0.912856">
                <text:p>0.912856</text:p>
              </table:table-cell>
              <table:table-cell office:value-type="float" office:value="0.919691">
                <text:p>0.919691</text:p>
              </table:table-cell>
              <table:table-cell office:value-type="float" office:value="0.923002">
                <text:p>0.923002</text:p>
              </table:table-cell>
              <table:table-cell office:value-type="float" office:value="0.924483">
                <text:p>0.924483</text:p>
              </table:table-cell>
              <table:table-cell office:value-type="float" office:value="0.870837">
                <text:p>0.87083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0671">
                <text:p>0.770671</text:p>
              </table:table-cell>
              <table:table-cell office:value-type="float" office:value="0.841959">
                <text:p>0.841959</text:p>
              </table:table-cell>
              <table:table-cell office:value-type="float" office:value="0.850453">
                <text:p>0.850453</text:p>
              </table:table-cell>
              <table:table-cell office:value-type="float" office:value="0.86482">
                <text:p>0.86482</text:p>
              </table:table-cell>
              <table:table-cell office:value-type="float" office:value="0.886173">
                <text:p>0.886173</text:p>
              </table:table-cell>
              <table:table-cell office:value-type="float" office:value="0.899766">
                <text:p>0.899766</text:p>
              </table:table-cell>
              <table:table-cell office:value-type="float" office:value="0.90349">
                <text:p>0.90349</text:p>
              </table:table-cell>
              <table:table-cell office:value-type="float" office:value="0.90798">
                <text:p>0.90798</text:p>
              </table:table-cell>
              <table:table-cell office:value-type="float" office:value="0.918453">
                <text:p>0.918453</text:p>
              </table:table-cell>
              <table:table-cell office:value-type="float" office:value="0.922909">
                <text:p>0.922909</text:p>
              </table:table-cell>
              <table:table-cell office:value-type="float" office:value="0.924483">
                <text:p>0.924483</text:p>
              </table:table-cell>
              <table:table-cell office:value-type="float" office:value="0.876667">
                <text:p>0.87666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67123">
                <text:p>0.767123</text:p>
              </table:table-cell>
              <table:table-cell office:value-type="float" office:value="0.845531">
                <text:p>0.845531</text:p>
              </table:table-cell>
              <table:table-cell office:value-type="float" office:value="0.859336">
                <text:p>0.859336</text:p>
              </table:table-cell>
              <table:table-cell office:value-type="float" office:value="0.880578">
                <text:p>0.880578</text:p>
              </table:table-cell>
              <table:table-cell office:value-type="float" office:value="0.895681">
                <text:p>0.895681</text:p>
              </table:table-cell>
              <table:table-cell office:value-type="float" office:value="0.901742">
                <text:p>0.901742</text:p>
              </table:table-cell>
              <table:table-cell office:value-type="float" office:value="0.904376">
                <text:p>0.904376</text:p>
              </table:table-cell>
              <table:table-cell office:value-type="float" office:value="0.910462">
                <text:p>0.910462</text:p>
              </table:table-cell>
              <table:table-cell office:value-type="float" office:value="0.919461">
                <text:p>0.919461</text:p>
              </table:table-cell>
              <table:table-cell office:value-type="float" office:value="0.92286">
                <text:p>0.92286</text:p>
              </table:table-cell>
              <table:table-cell office:value-type="float" office:value="0.924483">
                <text:p>0.924483</text:p>
              </table:table-cell>
              <table:table-cell office:value-type="float" office:value="0.880715">
                <text:p>0.88071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74114">
                <text:p>0.774114</text:p>
              </table:table-cell>
              <table:table-cell office:value-type="float" office:value="0.846017">
                <text:p>0.846017</text:p>
              </table:table-cell>
              <table:table-cell office:value-type="float" office:value="0.86051">
                <text:p>0.86051</text:p>
              </table:table-cell>
              <table:table-cell office:value-type="float" office:value="0.883073">
                <text:p>0.883073</text:p>
              </table:table-cell>
              <table:table-cell office:value-type="float" office:value="0.895991">
                <text:p>0.895991</text:p>
              </table:table-cell>
              <table:table-cell office:value-type="float" office:value="0.9015">
                <text:p>0.9015</text:p>
              </table:table-cell>
              <table:table-cell office:value-type="float" office:value="0.903882">
                <text:p>0.903882</text:p>
              </table:table-cell>
              <table:table-cell office:value-type="float" office:value="0.910251">
                <text:p>0.910251</text:p>
              </table:table-cell>
              <table:table-cell office:value-type="float" office:value="0.919429">
                <text:p>0.919429</text:p>
              </table:table-cell>
              <table:table-cell office:value-type="float" office:value="0.922872">
                <text:p>0.922872</text:p>
              </table:table-cell>
              <table:table-cell office:value-type="float" office:value="0.924483">
                <text:p>0.924483</text:p>
              </table:table-cell>
              <table:table-cell office:value-type="float" office:value="0.881764">
                <text:p>0.88176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60201">
                <text:p>0.760201</text:p>
              </table:table-cell>
              <table:table-cell office:value-type="float" office:value="0.847614">
                <text:p>0.847614</text:p>
              </table:table-cell>
              <table:table-cell office:value-type="float" office:value="0.866539">
                <text:p>0.866539</text:p>
              </table:table-cell>
              <table:table-cell office:value-type="float" office:value="0.887339">
                <text:p>0.887339</text:p>
              </table:table-cell>
              <table:table-cell office:value-type="float" office:value="0.899108">
                <text:p>0.899108</text:p>
              </table:table-cell>
              <table:table-cell office:value-type="float" office:value="0.902325">
                <text:p>0.902325</text:p>
              </table:table-cell>
              <table:table-cell office:value-type="float" office:value="0.905561">
                <text:p>0.905561</text:p>
              </table:table-cell>
              <table:table-cell office:value-type="float" office:value="0.914533">
                <text:p>0.914533</text:p>
              </table:table-cell>
              <table:table-cell office:value-type="float" office:value="0.920663">
                <text:p>0.920663</text:p>
              </table:table-cell>
              <table:table-cell office:value-type="float" office:value="0.923341">
                <text:p>0.923341</text:p>
              </table:table-cell>
              <table:table-cell office:value-type="float" office:value="0.924483">
                <text:p>0.924483</text:p>
              </table:table-cell>
              <table:table-cell office:value-type="float" office:value="0.882722">
                <text:p>0.88272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2508">
                <text:p>0.72508</text:p>
              </table:table-cell>
              <table:table-cell office:value-type="float" office:value="0.841676">
                <text:p>0.841676</text:p>
              </table:table-cell>
              <table:table-cell office:value-type="float" office:value="0.860681">
                <text:p>0.860681</text:p>
              </table:table-cell>
              <table:table-cell office:value-type="float" office:value="0.880002">
                <text:p>0.880002</text:p>
              </table:table-cell>
              <table:table-cell office:value-type="float" office:value="0.894469">
                <text:p>0.894469</text:p>
              </table:table-cell>
              <table:table-cell office:value-type="float" office:value="0.901765">
                <text:p>0.901765</text:p>
              </table:table-cell>
              <table:table-cell office:value-type="float" office:value="0.905571">
                <text:p>0.905571</text:p>
              </table:table-cell>
              <table:table-cell office:value-type="float" office:value="0.913436">
                <text:p>0.913436</text:p>
              </table:table-cell>
              <table:table-cell office:value-type="float" office:value="0.920176">
                <text:p>0.920176</text:p>
              </table:table-cell>
              <table:table-cell office:value-type="float" office:value="0.922937">
                <text:p>0.922937</text:p>
              </table:table-cell>
              <table:table-cell office:value-type="float" office:value="0.924483">
                <text:p>0.924483</text:p>
              </table:table-cell>
              <table:table-cell office:value-type="float" office:value="0.876579">
                <text:p>0.87657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28546">
                <text:p>0.728546</text:p>
              </table:table-cell>
              <table:table-cell office:value-type="float" office:value="0.844171">
                <text:p>0.844171</text:p>
              </table:table-cell>
              <table:table-cell office:value-type="float" office:value="0.867231">
                <text:p>0.867231</text:p>
              </table:table-cell>
              <table:table-cell office:value-type="float" office:value="0.887526">
                <text:p>0.887526</text:p>
              </table:table-cell>
              <table:table-cell office:value-type="float" office:value="0.899113">
                <text:p>0.899113</text:p>
              </table:table-cell>
              <table:table-cell office:value-type="float" office:value="0.903003">
                <text:p>0.903003</text:p>
              </table:table-cell>
              <table:table-cell office:value-type="float" office:value="0.907396">
                <text:p>0.907396</text:p>
              </table:table-cell>
              <table:table-cell office:value-type="float" office:value="0.917205">
                <text:p>0.917205</text:p>
              </table:table-cell>
              <table:table-cell office:value-type="float" office:value="0.920776">
                <text:p>0.920776</text:p>
              </table:table-cell>
              <table:table-cell office:value-type="float" office:value="0.923232">
                <text:p>0.923232</text:p>
              </table:table-cell>
              <table:table-cell office:value-type="float" office:value="0.924483">
                <text:p>0.924483</text:p>
              </table:table-cell>
              <table:table-cell office:value-type="float" office:value="0.87982">
                <text:p>0.8798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814415">
                <text:p>0.814415</text:p>
              </table:table-cell>
              <table:table-cell office:value-type="float" office:value="0.846154">
                <text:p>0.846154</text:p>
              </table:table-cell>
              <table:table-cell office:value-type="float" office:value="0.871039">
                <text:p>0.871039</text:p>
              </table:table-cell>
              <table:table-cell office:value-type="float" office:value="0.889017">
                <text:p>0.889017</text:p>
              </table:table-cell>
              <table:table-cell office:value-type="float" office:value="0.898864">
                <text:p>0.898864</text:p>
              </table:table-cell>
              <table:table-cell office:value-type="float" office:value="0.902926">
                <text:p>0.902926</text:p>
              </table:table-cell>
              <table:table-cell office:value-type="float" office:value="0.906744">
                <text:p>0.906744</text:p>
              </table:table-cell>
              <table:table-cell office:value-type="float" office:value="0.914166">
                <text:p>0.914166</text:p>
              </table:table-cell>
              <table:table-cell office:value-type="float" office:value="0.921065">
                <text:p>0.921065</text:p>
              </table:table-cell>
              <table:table-cell office:value-type="float" office:value="0.923541">
                <text:p>0.923541</text:p>
              </table:table-cell>
              <table:table-cell office:value-type="float" office:value="0.925862">
                <text:p>0.925862</text:p>
              </table:table-cell>
              <table:table-cell office:value-type="float" office:value="0.888793">
                <text:p>0.88879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56311">
                <text:p>0.756311</text:p>
              </table:table-cell>
              <table:table-cell office:value-type="float" office:value="0.844167">
                <text:p>0.844167</text:p>
              </table:table-cell>
              <table:table-cell office:value-type="float" office:value="0.862213">
                <text:p>0.862213</text:p>
              </table:table-cell>
              <table:table-cell office:value-type="float" office:value="0.880598">
                <text:p>0.880598</text:p>
              </table:table-cell>
              <table:table-cell office:value-type="float" office:value="0.896548">
                <text:p>0.896548</text:p>
              </table:table-cell>
              <table:table-cell office:value-type="float" office:value="0.901771">
                <text:p>0.901771</text:p>
              </table:table-cell>
              <table:table-cell office:value-type="float" office:value="0.905337">
                <text:p>0.905337</text:p>
              </table:table-cell>
              <table:table-cell office:value-type="float" office:value="0.911832">
                <text:p>0.911832</text:p>
              </table:table-cell>
              <table:table-cell office:value-type="float" office:value="0.920566">
                <text:p>0.920566</text:p>
              </table:table-cell>
              <table:table-cell office:value-type="float" office:value="0.923377">
                <text:p>0.923377</text:p>
              </table:table-cell>
              <table:table-cell office:value-type="float" office:value="0.925862">
                <text:p>0.925862</text:p>
              </table:table-cell>
              <table:table-cell office:value-type="float" office:value="0.880272">
                <text:p>0.88027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72438">
                <text:p>0.772438</text:p>
              </table:table-cell>
              <table:table-cell office:value-type="float" office:value="0.845392">
                <text:p>0.845392</text:p>
              </table:table-cell>
              <table:table-cell office:value-type="float" office:value="0.864526">
                <text:p>0.864526</text:p>
              </table:table-cell>
              <table:table-cell office:value-type="float" office:value="0.882819">
                <text:p>0.882819</text:p>
              </table:table-cell>
              <table:table-cell office:value-type="float" office:value="0.896099">
                <text:p>0.896099</text:p>
              </table:table-cell>
              <table:table-cell office:value-type="float" office:value="0.901433">
                <text:p>0.901433</text:p>
              </table:table-cell>
              <table:table-cell office:value-type="float" office:value="0.904766">
                <text:p>0.904766</text:p>
              </table:table-cell>
              <table:table-cell office:value-type="float" office:value="0.912432">
                <text:p>0.912432</text:p>
              </table:table-cell>
              <table:table-cell office:value-type="float" office:value="0.920856">
                <text:p>0.920856</text:p>
              </table:table-cell>
              <table:table-cell office:value-type="float" office:value="0.923456">
                <text:p>0.923456</text:p>
              </table:table-cell>
              <table:table-cell office:value-type="float" office:value="0.925862">
                <text:p>0.925862</text:p>
              </table:table-cell>
              <table:table-cell office:value-type="float" office:value="0.882422">
                <text:p>0.88242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814876">
                <text:p>0.814876</text:p>
              </table:table-cell>
              <table:table-cell office:value-type="float" office:value="0.844591">
                <text:p>0.844591</text:p>
              </table:table-cell>
              <table:table-cell office:value-type="float" office:value="0.861241">
                <text:p>0.861241</text:p>
              </table:table-cell>
              <table:table-cell office:value-type="float" office:value="0.882996">
                <text:p>0.882996</text:p>
              </table:table-cell>
              <table:table-cell office:value-type="float" office:value="0.898326">
                <text:p>0.898326</text:p>
              </table:table-cell>
              <table:table-cell office:value-type="float" office:value="0.902078">
                <text:p>0.902078</text:p>
              </table:table-cell>
              <table:table-cell office:value-type="float" office:value="0.905563">
                <text:p>0.905563</text:p>
              </table:table-cell>
              <table:table-cell office:value-type="float" office:value="0.913452">
                <text:p>0.913452</text:p>
              </table:table-cell>
              <table:table-cell office:value-type="float" office:value="0.921265">
                <text:p>0.921265</text:p>
              </table:table-cell>
              <table:table-cell office:value-type="float" office:value="0.923528">
                <text:p>0.923528</text:p>
              </table:table-cell>
              <table:table-cell office:value-type="float" office:value="0.925862">
                <text:p>0.925862</text:p>
              </table:table-cell>
              <table:table-cell office:value-type="float" office:value="0.886792">
                <text:p>0.8867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812148">
                <text:p>0.812148</text:p>
              </table:table-cell>
              <table:table-cell office:value-type="float" office:value="0.8436">
                <text:p>0.8436</text:p>
              </table:table-cell>
              <table:table-cell office:value-type="float" office:value="0.85522">
                <text:p>0.85522</text:p>
              </table:table-cell>
              <table:table-cell office:value-type="float" office:value="0.872431">
                <text:p>0.872431</text:p>
              </table:table-cell>
              <table:table-cell office:value-type="float" office:value="0.894593">
                <text:p>0.894593</text:p>
              </table:table-cell>
              <table:table-cell office:value-type="float" office:value="0.90095">
                <text:p>0.90095</text:p>
              </table:table-cell>
              <table:table-cell office:value-type="float" office:value="0.903245">
                <text:p>0.903245</text:p>
              </table:table-cell>
              <table:table-cell office:value-type="float" office:value="0.908844">
                <text:p>0.908844</text:p>
              </table:table-cell>
              <table:table-cell office:value-type="float" office:value="0.9195">
                <text:p>0.9195</text:p>
              </table:table-cell>
              <table:table-cell office:value-type="float" office:value="0.92322">
                <text:p>0.92322</text:p>
              </table:table-cell>
              <table:table-cell office:value-type="float" office:value="0.925862">
                <text:p>0.925862</text:p>
              </table:table-cell>
              <table:table-cell office:value-type="float" office:value="0.883375">
                <text:p>0.88337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828351">
                <text:p>0.828351</text:p>
              </table:table-cell>
              <table:table-cell office:value-type="float" office:value="0.849601">
                <text:p>0.849601</text:p>
              </table:table-cell>
              <table:table-cell office:value-type="float" office:value="0.864598">
                <text:p>0.864598</text:p>
              </table:table-cell>
              <table:table-cell office:value-type="float" office:value="0.883536">
                <text:p>0.883536</text:p>
              </table:table-cell>
              <table:table-cell office:value-type="float" office:value="0.89682">
                <text:p>0.89682</text:p>
              </table:table-cell>
              <table:table-cell office:value-type="float" office:value="0.901099">
                <text:p>0.901099</text:p>
              </table:table-cell>
              <table:table-cell office:value-type="float" office:value="0.904565">
                <text:p>0.904565</text:p>
              </table:table-cell>
              <table:table-cell office:value-type="float" office:value="0.909331">
                <text:p>0.909331</text:p>
              </table:table-cell>
              <table:table-cell office:value-type="float" office:value="0.918864">
                <text:p>0.918864</text:p>
              </table:table-cell>
              <table:table-cell office:value-type="float" office:value="0.923404">
                <text:p>0.923404</text:p>
              </table:table-cell>
              <table:table-cell office:value-type="float" office:value="0.925885">
                <text:p>0.925885</text:p>
              </table:table-cell>
              <table:table-cell office:value-type="float" office:value="0.888017">
                <text:p>0.88801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833552">
                <text:p>0.833552</text:p>
              </table:table-cell>
              <table:table-cell office:value-type="float" office:value="0.855606">
                <text:p>0.855606</text:p>
              </table:table-cell>
              <table:table-cell office:value-type="float" office:value="0.871544">
                <text:p>0.871544</text:p>
              </table:table-cell>
              <table:table-cell office:value-type="float" office:value="0.88946">
                <text:p>0.88946</text:p>
              </table:table-cell>
              <table:table-cell office:value-type="float" office:value="0.89941">
                <text:p>0.89941</text:p>
              </table:table-cell>
              <table:table-cell office:value-type="float" office:value="0.902278">
                <text:p>0.902278</text:p>
              </table:table-cell>
              <table:table-cell office:value-type="float" office:value="0.90539">
                <text:p>0.90539</text:p>
              </table:table-cell>
              <table:table-cell office:value-type="float" office:value="0.911316">
                <text:p>0.911316</text:p>
              </table:table-cell>
              <table:table-cell office:value-type="float" office:value="0.920131">
                <text:p>0.920131</text:p>
              </table:table-cell>
              <table:table-cell office:value-type="float" office:value="0.923483">
                <text:p>0.923483</text:p>
              </table:table-cell>
              <table:table-cell office:value-type="float" office:value="0.925885">
                <text:p>0.925885</text:p>
              </table:table-cell>
              <table:table-cell office:value-type="float" office:value="0.891217">
                <text:p>0.89121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803283">
                <text:p>0.803283</text:p>
              </table:table-cell>
              <table:table-cell office:value-type="float" office:value="0.851621">
                <text:p>0.851621</text:p>
              </table:table-cell>
              <table:table-cell office:value-type="float" office:value="0.865393">
                <text:p>0.865393</text:p>
              </table:table-cell>
              <table:table-cell office:value-type="float" office:value="0.885027">
                <text:p>0.885027</text:p>
              </table:table-cell>
              <table:table-cell office:value-type="float" office:value="0.898049">
                <text:p>0.898049</text:p>
              </table:table-cell>
              <table:table-cell office:value-type="float" office:value="0.901492">
                <text:p>0.901492</text:p>
              </table:table-cell>
              <table:table-cell office:value-type="float" office:value="0.903967">
                <text:p>0.903967</text:p>
              </table:table-cell>
              <table:table-cell office:value-type="float" office:value="0.90843">
                <text:p>0.90843</text:p>
              </table:table-cell>
              <table:table-cell office:value-type="float" office:value="0.919941">
                <text:p>0.919941</text:p>
              </table:table-cell>
              <table:table-cell office:value-type="float" office:value="0.923593">
                <text:p>0.923593</text:p>
              </table:table-cell>
              <table:table-cell office:value-type="float" office:value="0.925885">
                <text:p>0.925885</text:p>
              </table:table-cell>
              <table:table-cell office:value-type="float" office:value="0.88608">
                <text:p>0.8860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817284">
                <text:p>0.817284</text:p>
              </table:table-cell>
              <table:table-cell office:value-type="float" office:value="0.850758">
                <text:p>0.850758</text:p>
              </table:table-cell>
              <table:table-cell office:value-type="float" office:value="0.864784">
                <text:p>0.864784</text:p>
              </table:table-cell>
              <table:table-cell office:value-type="float" office:value="0.889672">
                <text:p>0.889672</text:p>
              </table:table-cell>
              <table:table-cell office:value-type="float" office:value="0.898797">
                <text:p>0.898797</text:p>
              </table:table-cell>
              <table:table-cell office:value-type="float" office:value="0.901438">
                <text:p>0.901438</text:p>
              </table:table-cell>
              <table:table-cell office:value-type="float" office:value="0.903576">
                <text:p>0.903576</text:p>
              </table:table-cell>
              <table:table-cell office:value-type="float" office:value="0.90728">
                <text:p>0.90728</text:p>
              </table:table-cell>
              <table:table-cell office:value-type="float" office:value="0.918008">
                <text:p>0.918008</text:p>
              </table:table-cell>
              <table:table-cell office:value-type="float" office:value="0.923762">
                <text:p>0.923762</text:p>
              </table:table-cell>
              <table:table-cell office:value-type="float" office:value="0.925885">
                <text:p>0.925885</text:p>
              </table:table-cell>
              <table:table-cell office:value-type="float" office:value="0.887536">
                <text:p>0.88753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816548">
                <text:p>0.816548</text:p>
              </table:table-cell>
              <table:table-cell office:value-type="float" office:value="0.853934">
                <text:p>0.853934</text:p>
              </table:table-cell>
              <table:table-cell office:value-type="float" office:value="0.879766">
                <text:p>0.879766</text:p>
              </table:table-cell>
              <table:table-cell office:value-type="float" office:value="0.896374">
                <text:p>0.896374</text:p>
              </table:table-cell>
              <table:table-cell office:value-type="float" office:value="0.900569">
                <text:p>0.900569</text:p>
              </table:table-cell>
              <table:table-cell office:value-type="float" office:value="0.902548">
                <text:p>0.902548</text:p>
              </table:table-cell>
              <table:table-cell office:value-type="float" office:value="0.906208">
                <text:p>0.906208</text:p>
              </table:table-cell>
              <table:table-cell office:value-type="float" office:value="0.9124">
                <text:p>0.9124</text:p>
              </table:table-cell>
              <table:table-cell office:value-type="float" office:value="0.921521">
                <text:p>0.921521</text:p>
              </table:table-cell>
              <table:table-cell office:value-type="float" office:value="0.924102">
                <text:p>0.924102</text:p>
              </table:table-cell>
              <table:table-cell office:value-type="float" office:value="0.925885">
                <text:p>0.925885</text:p>
              </table:table-cell>
              <table:table-cell office:value-type="float" office:value="0.891397">
                <text:p>0.89139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821284">
                <text:p>0.821284</text:p>
              </table:table-cell>
              <table:table-cell office:value-type="float" office:value="0.851746">
                <text:p>0.851746</text:p>
              </table:table-cell>
              <table:table-cell office:value-type="float" office:value="0.873576">
                <text:p>0.873576</text:p>
              </table:table-cell>
              <table:table-cell office:value-type="float" office:value="0.894967">
                <text:p>0.894967</text:p>
              </table:table-cell>
              <table:table-cell office:value-type="float" office:value="0.90042">
                <text:p>0.90042</text:p>
              </table:table-cell>
              <table:table-cell office:value-type="float" office:value="0.902312">
                <text:p>0.902312</text:p>
              </table:table-cell>
              <table:table-cell office:value-type="float" office:value="0.905616">
                <text:p>0.905616</text:p>
              </table:table-cell>
              <table:table-cell office:value-type="float" office:value="0.911325">
                <text:p>0.911325</text:p>
              </table:table-cell>
              <table:table-cell office:value-type="float" office:value="0.921941">
                <text:p>0.921941</text:p>
              </table:table-cell>
              <table:table-cell office:value-type="float" office:value="0.924068">
                <text:p>0.924068</text:p>
              </table:table-cell>
              <table:table-cell office:value-type="float" office:value="0.925862">
                <text:p>0.925862</text:p>
              </table:table-cell>
              <table:table-cell office:value-type="float" office:value="0.890726">
                <text:p>0.89072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831787">
                <text:p>0.831787</text:p>
              </table:table-cell>
              <table:table-cell office:value-type="float" office:value="0.853571">
                <text:p>0.853571</text:p>
              </table:table-cell>
              <table:table-cell office:value-type="float" office:value="0.869693">
                <text:p>0.869693</text:p>
              </table:table-cell>
              <table:table-cell office:value-type="float" office:value="0.891897">
                <text:p>0.891897</text:p>
              </table:table-cell>
              <table:table-cell office:value-type="float" office:value="0.899668">
                <text:p>0.899668</text:p>
              </table:table-cell>
              <table:table-cell office:value-type="float" office:value="0.90215">
                <text:p>0.90215</text:p>
              </table:table-cell>
              <table:table-cell office:value-type="float" office:value="0.906012">
                <text:p>0.906012</text:p>
              </table:table-cell>
              <table:table-cell office:value-type="float" office:value="0.909385">
                <text:p>0.909385</text:p>
              </table:table-cell>
              <table:table-cell office:value-type="float" office:value="0.920222">
                <text:p>0.920222</text:p>
              </table:table-cell>
              <table:table-cell office:value-type="float" office:value="0.923839">
                <text:p>0.923839</text:p>
              </table:table-cell>
              <table:table-cell office:value-type="float" office:value="0.925862">
                <text:p>0.925862</text:p>
              </table:table-cell>
              <table:table-cell office:value-type="float" office:value="0.890822">
                <text:p>0.89082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82745">
                <text:p>0.82745</text:p>
              </table:table-cell>
              <table:table-cell office:value-type="float" office:value="0.855105">
                <text:p>0.855105</text:p>
              </table:table-cell>
              <table:table-cell office:value-type="float" office:value="0.871274">
                <text:p>0.871274</text:p>
              </table:table-cell>
              <table:table-cell office:value-type="float" office:value="0.889179">
                <text:p>0.889179</text:p>
              </table:table-cell>
              <table:table-cell office:value-type="float" office:value="0.899285">
                <text:p>0.899285</text:p>
              </table:table-cell>
              <table:table-cell office:value-type="float" office:value="0.901821">
                <text:p>0.901821</text:p>
              </table:table-cell>
              <table:table-cell office:value-type="float" office:value="0.905435">
                <text:p>0.905435</text:p>
              </table:table-cell>
              <table:table-cell office:value-type="float" office:value="0.908934">
                <text:p>0.908934</text:p>
              </table:table-cell>
              <table:table-cell office:value-type="float" office:value="0.919335">
                <text:p>0.919335</text:p>
              </table:table-cell>
              <table:table-cell office:value-type="float" office:value="0.923561">
                <text:p>0.923561</text:p>
              </table:table-cell>
              <table:table-cell office:value-type="float" office:value="0.925862">
                <text:p>0.925862</text:p>
              </table:table-cell>
              <table:table-cell office:value-type="float" office:value="0.890138">
                <text:p>0.89013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817993">
                <text:p>0.817993</text:p>
              </table:table-cell>
              <table:table-cell office:value-type="float" office:value="0.850802">
                <text:p>0.850802</text:p>
              </table:table-cell>
              <table:table-cell office:value-type="float" office:value="0.863041">
                <text:p>0.863041</text:p>
              </table:table-cell>
              <table:table-cell office:value-type="float" office:value="0.882045">
                <text:p>0.882045</text:p>
              </table:table-cell>
              <table:table-cell office:value-type="float" office:value="0.896636">
                <text:p>0.896636</text:p>
              </table:table-cell>
              <table:table-cell office:value-type="float" office:value="0.901676">
                <text:p>0.901676</text:p>
              </table:table-cell>
              <table:table-cell office:value-type="float" office:value="0.905329">
                <text:p>0.905329</text:p>
              </table:table-cell>
              <table:table-cell office:value-type="float" office:value="0.908613">
                <text:p>0.908613</text:p>
              </table:table-cell>
              <table:table-cell office:value-type="float" office:value="0.919563">
                <text:p>0.919563</text:p>
              </table:table-cell>
              <table:table-cell office:value-type="float" office:value="0.923708">
                <text:p>0.923708</text:p>
              </table:table-cell>
              <table:table-cell office:value-type="float" office:value="0.925862">
                <text:p>0.925862</text:p>
              </table:table-cell>
              <table:table-cell office:value-type="float" office:value="0.886941">
                <text:p>0.8869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828832">
                <text:p>0.828832</text:p>
              </table:table-cell>
              <table:table-cell office:value-type="float" office:value="0.849645">
                <text:p>0.849645</text:p>
              </table:table-cell>
              <table:table-cell office:value-type="float" office:value="0.859643">
                <text:p>0.859643</text:p>
              </table:table-cell>
              <table:table-cell office:value-type="float" office:value="0.877487">
                <text:p>0.877487</text:p>
              </table:table-cell>
              <table:table-cell office:value-type="float" office:value="0.893466">
                <text:p>0.893466</text:p>
              </table:table-cell>
              <table:table-cell office:value-type="float" office:value="0.901228">
                <text:p>0.901228</text:p>
              </table:table-cell>
              <table:table-cell office:value-type="float" office:value="0.905297">
                <text:p>0.905297</text:p>
              </table:table-cell>
              <table:table-cell office:value-type="float" office:value="0.908274">
                <text:p>0.908274</text:p>
              </table:table-cell>
              <table:table-cell office:value-type="float" office:value="0.917496">
                <text:p>0.917496</text:p>
              </table:table-cell>
              <table:table-cell office:value-type="float" office:value="0.923798">
                <text:p>0.923798</text:p>
              </table:table-cell>
              <table:table-cell office:value-type="float" office:value="0.925862">
                <text:p>0.925862</text:p>
              </table:table-cell>
              <table:table-cell office:value-type="float" office:value="0.886517">
                <text:p>0.88651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76215">
                <text:p>0.776215</text:p>
              </table:table-cell>
              <table:table-cell office:value-type="float" office:value="0.848005">
                <text:p>0.848005</text:p>
              </table:table-cell>
              <table:table-cell office:value-type="float" office:value="0.86473">
                <text:p>0.86473</text:p>
              </table:table-cell>
              <table:table-cell office:value-type="float" office:value="0.885245">
                <text:p>0.885245</text:p>
              </table:table-cell>
              <table:table-cell office:value-type="float" office:value="0.898971">
                <text:p>0.898971</text:p>
              </table:table-cell>
              <table:table-cell office:value-type="float" office:value="0.903403">
                <text:p>0.903403</text:p>
              </table:table-cell>
              <table:table-cell office:value-type="float" office:value="0.906762">
                <text:p>0.906762</text:p>
              </table:table-cell>
              <table:table-cell office:value-type="float" office:value="0.909773">
                <text:p>0.909773</text:p>
              </table:table-cell>
              <table:table-cell office:value-type="float" office:value="0.920292">
                <text:p>0.920292</text:p>
              </table:table-cell>
              <table:table-cell office:value-type="float" office:value="0.924081">
                <text:p>0.924081</text:p>
              </table:table-cell>
              <table:table-cell office:value-type="float" office:value="0.926069">
                <text:p>0.926069</text:p>
              </table:table-cell>
              <table:table-cell office:value-type="float" office:value="0.883748">
                <text:p>0.88374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63144">
                <text:p>0.763144</text:p>
              </table:table-cell>
              <table:table-cell office:value-type="float" office:value="0.844544">
                <text:p>0.844544</text:p>
              </table:table-cell>
              <table:table-cell office:value-type="float" office:value="0.856114">
                <text:p>0.856114</text:p>
              </table:table-cell>
              <table:table-cell office:value-type="float" office:value="0.879839">
                <text:p>0.879839</text:p>
              </table:table-cell>
              <table:table-cell office:value-type="float" office:value="0.896837">
                <text:p>0.896837</text:p>
              </table:table-cell>
              <table:table-cell office:value-type="float" office:value="0.901662">
                <text:p>0.901662</text:p>
              </table:table-cell>
              <table:table-cell office:value-type="float" office:value="0.905206">
                <text:p>0.905206</text:p>
              </table:table-cell>
              <table:table-cell office:value-type="float" office:value="0.908277">
                <text:p>0.908277</text:p>
              </table:table-cell>
              <table:table-cell office:value-type="float" office:value="0.919612">
                <text:p>0.919612</text:p>
              </table:table-cell>
              <table:table-cell office:value-type="float" office:value="0.924342">
                <text:p>0.924342</text:p>
              </table:table-cell>
              <table:table-cell office:value-type="float" office:value="0.926138">
                <text:p>0.926138</text:p>
              </table:table-cell>
              <table:table-cell office:value-type="float" office:value="0.879958">
                <text:p>0.87995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69824">
                <text:p>0.769824</text:p>
              </table:table-cell>
              <table:table-cell office:value-type="float" office:value="0.847454">
                <text:p>0.847454</text:p>
              </table:table-cell>
              <table:table-cell office:value-type="float" office:value="0.867595">
                <text:p>0.867595</text:p>
              </table:table-cell>
              <table:table-cell office:value-type="float" office:value="0.890532">
                <text:p>0.890532</text:p>
              </table:table-cell>
              <table:table-cell office:value-type="float" office:value="0.898411">
                <text:p>0.898411</text:p>
              </table:table-cell>
              <table:table-cell office:value-type="float" office:value="0.901414">
                <text:p>0.901414</text:p>
              </table:table-cell>
              <table:table-cell office:value-type="float" office:value="0.904874">
                <text:p>0.904874</text:p>
              </table:table-cell>
              <table:table-cell office:value-type="float" office:value="0.908982">
                <text:p>0.908982</text:p>
              </table:table-cell>
              <table:table-cell office:value-type="float" office:value="0.919863">
                <text:p>0.919863</text:p>
              </table:table-cell>
              <table:table-cell office:value-type="float" office:value="0.923945">
                <text:p>0.923945</text:p>
              </table:table-cell>
              <table:table-cell office:value-type="float" office:value="0.926138">
                <text:p>0.926138</text:p>
              </table:table-cell>
              <table:table-cell office:value-type="float" office:value="0.883289">
                <text:p>0.88328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99425">
                <text:p>0.799425</text:p>
              </table:table-cell>
              <table:table-cell office:value-type="float" office:value="0.84963">
                <text:p>0.84963</text:p>
              </table:table-cell>
              <table:table-cell office:value-type="float" office:value="0.87332">
                <text:p>0.87332</text:p>
              </table:table-cell>
              <table:table-cell office:value-type="float" office:value="0.890627">
                <text:p>0.890627</text:p>
              </table:table-cell>
              <table:table-cell office:value-type="float" office:value="0.898636">
                <text:p>0.898636</text:p>
              </table:table-cell>
              <table:table-cell office:value-type="float" office:value="0.901471">
                <text:p>0.901471</text:p>
              </table:table-cell>
              <table:table-cell office:value-type="float" office:value="0.904319">
                <text:p>0.904319</text:p>
              </table:table-cell>
              <table:table-cell office:value-type="float" office:value="0.909017">
                <text:p>0.909017</text:p>
              </table:table-cell>
              <table:table-cell office:value-type="float" office:value="0.920381">
                <text:p>0.920381</text:p>
              </table:table-cell>
              <table:table-cell office:value-type="float" office:value="0.923669">
                <text:p>0.923669</text:p>
              </table:table-cell>
              <table:table-cell office:value-type="float" office:value="0.926138">
                <text:p>0.926138</text:p>
              </table:table-cell>
              <table:table-cell office:value-type="float" office:value="0.88705">
                <text:p>0.8870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82775">
                <text:p>0.82775</text:p>
              </table:table-cell>
              <table:table-cell office:value-type="float" office:value="0.854454">
                <text:p>0.854454</text:p>
              </table:table-cell>
              <table:table-cell office:value-type="float" office:value="0.881034">
                <text:p>0.881034</text:p>
              </table:table-cell>
              <table:table-cell office:value-type="float" office:value="0.894201">
                <text:p>0.894201</text:p>
              </table:table-cell>
              <table:table-cell office:value-type="float" office:value="0.899841">
                <text:p>0.899841</text:p>
              </table:table-cell>
              <table:table-cell office:value-type="float" office:value="0.902118">
                <text:p>0.902118</text:p>
              </table:table-cell>
              <table:table-cell office:value-type="float" office:value="0.90572">
                <text:p>0.90572</text:p>
              </table:table-cell>
              <table:table-cell office:value-type="float" office:value="0.911396">
                <text:p>0.911396</text:p>
              </table:table-cell>
              <table:table-cell office:value-type="float" office:value="0.920766">
                <text:p>0.920766</text:p>
              </table:table-cell>
              <table:table-cell office:value-type="float" office:value="0.923213">
                <text:p>0.923213</text:p>
              </table:table-cell>
              <table:table-cell office:value-type="float" office:value="0.926138">
                <text:p>0.926138</text:p>
              </table:table-cell>
              <table:table-cell office:value-type="float" office:value="0.892049">
                <text:p>0.89204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90612">
                <text:p>0.790612</text:p>
              </table:table-cell>
              <table:table-cell office:value-type="float" office:value="0.857221">
                <text:p>0.857221</text:p>
              </table:table-cell>
              <table:table-cell office:value-type="float" office:value="0.883714">
                <text:p>0.883714</text:p>
              </table:table-cell>
              <table:table-cell office:value-type="float" office:value="0.894753">
                <text:p>0.894753</text:p>
              </table:table-cell>
              <table:table-cell office:value-type="float" office:value="0.900041">
                <text:p>0.900041</text:p>
              </table:table-cell>
              <table:table-cell office:value-type="float" office:value="0.902218">
                <text:p>0.902218</text:p>
              </table:table-cell>
              <table:table-cell office:value-type="float" office:value="0.905771">
                <text:p>0.905771</text:p>
              </table:table-cell>
              <table:table-cell office:value-type="float" office:value="0.912814">
                <text:p>0.912814</text:p>
              </table:table-cell>
              <table:table-cell office:value-type="float" office:value="0.920931">
                <text:p>0.920931</text:p>
              </table:table-cell>
              <table:table-cell office:value-type="float" office:value="0.923475">
                <text:p>0.923475</text:p>
              </table:table-cell>
              <table:table-cell office:value-type="float" office:value="0.926138">
                <text:p>0.926138</text:p>
              </table:table-cell>
              <table:table-cell office:value-type="float" office:value="0.889155">
                <text:p>0.88915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7456">
                <text:p>0.77456</text:p>
              </table:table-cell>
              <table:table-cell office:value-type="float" office:value="0.858037">
                <text:p>0.858037</text:p>
              </table:table-cell>
              <table:table-cell office:value-type="float" office:value="0.886519">
                <text:p>0.886519</text:p>
              </table:table-cell>
              <table:table-cell office:value-type="float" office:value="0.896039">
                <text:p>0.896039</text:p>
              </table:table-cell>
              <table:table-cell office:value-type="float" office:value="0.900263">
                <text:p>0.900263</text:p>
              </table:table-cell>
              <table:table-cell office:value-type="float" office:value="0.902569">
                <text:p>0.902569</text:p>
              </table:table-cell>
              <table:table-cell office:value-type="float" office:value="0.906238">
                <text:p>0.906238</text:p>
              </table:table-cell>
              <table:table-cell office:value-type="float" office:value="0.915492">
                <text:p>0.915492</text:p>
              </table:table-cell>
              <table:table-cell office:value-type="float" office:value="0.921031">
                <text:p>0.921031</text:p>
              </table:table-cell>
              <table:table-cell office:value-type="float" office:value="0.923467">
                <text:p>0.923467</text:p>
              </table:table-cell>
              <table:table-cell office:value-type="float" office:value="0.926138">
                <text:p>0.926138</text:p>
              </table:table-cell>
              <table:table-cell office:value-type="float" office:value="0.888422">
                <text:p>0.88842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12421">
                <text:p>0.812421</text:p>
              </table:table-cell>
              <table:table-cell office:value-type="float" office:value="0.84892">
                <text:p>0.84892</text:p>
              </table:table-cell>
              <table:table-cell office:value-type="float" office:value="0.875013">
                <text:p>0.875013</text:p>
              </table:table-cell>
              <table:table-cell office:value-type="float" office:value="0.889333">
                <text:p>0.889333</text:p>
              </table:table-cell>
              <table:table-cell office:value-type="float" office:value="0.898227">
                <text:p>0.898227</text:p>
              </table:table-cell>
              <table:table-cell office:value-type="float" office:value="0.901057">
                <text:p>0.901057</text:p>
              </table:table-cell>
              <table:table-cell office:value-type="float" office:value="0.903882">
                <text:p>0.903882</text:p>
              </table:table-cell>
              <table:table-cell office:value-type="float" office:value="0.909361">
                <text:p>0.909361</text:p>
              </table:table-cell>
              <table:table-cell office:value-type="float" office:value="0.920686">
                <text:p>0.920686</text:p>
              </table:table-cell>
              <table:table-cell office:value-type="float" office:value="0.923289">
                <text:p>0.923289</text:p>
              </table:table-cell>
              <table:table-cell office:value-type="float" office:value="0.926138">
                <text:p>0.926138</text:p>
              </table:table-cell>
              <table:table-cell office:value-type="float" office:value="0.888219">
                <text:p>0.88821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816647">
                <text:p>0.816647</text:p>
              </table:table-cell>
              <table:table-cell office:value-type="float" office:value="0.855888">
                <text:p>0.855888</text:p>
              </table:table-cell>
              <table:table-cell office:value-type="float" office:value="0.884246">
                <text:p>0.884246</text:p>
              </table:table-cell>
              <table:table-cell office:value-type="float" office:value="0.892005">
                <text:p>0.892005</text:p>
              </table:table-cell>
              <table:table-cell office:value-type="float" office:value="0.8996">
                <text:p>0.8996</text:p>
              </table:table-cell>
              <table:table-cell office:value-type="float" office:value="0.901789">
                <text:p>0.901789</text:p>
              </table:table-cell>
              <table:table-cell office:value-type="float" office:value="0.904575">
                <text:p>0.904575</text:p>
              </table:table-cell>
              <table:table-cell office:value-type="float" office:value="0.909548">
                <text:p>0.909548</text:p>
              </table:table-cell>
              <table:table-cell office:value-type="float" office:value="0.919543">
                <text:p>0.919543</text:p>
              </table:table-cell>
              <table:table-cell office:value-type="float" office:value="0.923164">
                <text:p>0.923164</text:p>
              </table:table-cell>
              <table:table-cell office:value-type="float" office:value="0.926138">
                <text:p>0.926138</text:p>
              </table:table-cell>
              <table:table-cell office:value-type="float" office:value="0.890701">
                <text:p>0.89070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801157">
                <text:p>0.801157</text:p>
              </table:table-cell>
              <table:table-cell office:value-type="float" office:value="0.863759">
                <text:p>0.863759</text:p>
              </table:table-cell>
              <table:table-cell office:value-type="float" office:value="0.886811">
                <text:p>0.886811</text:p>
              </table:table-cell>
              <table:table-cell office:value-type="float" office:value="0.893993">
                <text:p>0.893993</text:p>
              </table:table-cell>
              <table:table-cell office:value-type="float" office:value="0.900102">
                <text:p>0.900102</text:p>
              </table:table-cell>
              <table:table-cell office:value-type="float" office:value="0.902202">
                <text:p>0.902202</text:p>
              </table:table-cell>
              <table:table-cell office:value-type="float" office:value="0.90459">
                <text:p>0.90459</text:p>
              </table:table-cell>
              <table:table-cell office:value-type="float" office:value="0.90936">
                <text:p>0.90936</text:p>
              </table:table-cell>
              <table:table-cell office:value-type="float" office:value="0.919819">
                <text:p>0.919819</text:p>
              </table:table-cell>
              <table:table-cell office:value-type="float" office:value="0.923618">
                <text:p>0.923618</text:p>
              </table:table-cell>
              <table:table-cell office:value-type="float" office:value="0.926138">
                <text:p>0.926138</text:p>
              </table:table-cell>
              <table:table-cell office:value-type="float" office:value="0.890541">
                <text:p>0.89054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833425">
                <text:p>0.833425</text:p>
              </table:table-cell>
              <table:table-cell office:value-type="float" office:value="0.862433">
                <text:p>0.862433</text:p>
              </table:table-cell>
              <table:table-cell office:value-type="float" office:value="0.887478">
                <text:p>0.887478</text:p>
              </table:table-cell>
              <table:table-cell office:value-type="float" office:value="0.894878">
                <text:p>0.894878</text:p>
              </table:table-cell>
              <table:table-cell office:value-type="float" office:value="0.899921">
                <text:p>0.899921</text:p>
              </table:table-cell>
              <table:table-cell office:value-type="float" office:value="0.902076">
                <text:p>0.902076</text:p>
              </table:table-cell>
              <table:table-cell office:value-type="float" office:value="0.903954">
                <text:p>0.903954</text:p>
              </table:table-cell>
              <table:table-cell office:value-type="float" office:value="0.907877">
                <text:p>0.907877</text:p>
              </table:table-cell>
              <table:table-cell office:value-type="float" office:value="0.919573">
                <text:p>0.919573</text:p>
              </table:table-cell>
              <table:table-cell office:value-type="float" office:value="0.923997">
                <text:p>0.923997</text:p>
              </table:table-cell>
              <table:table-cell office:value-type="float" office:value="0.926138">
                <text:p>0.926138</text:p>
              </table:table-cell>
              <table:table-cell office:value-type="float" office:value="0.893561">
                <text:p>0.89356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834866">
                <text:p>0.834866</text:p>
              </table:table-cell>
              <table:table-cell office:value-type="float" office:value="0.854328">
                <text:p>0.854328</text:p>
              </table:table-cell>
              <table:table-cell office:value-type="float" office:value="0.885164">
                <text:p>0.885164</text:p>
              </table:table-cell>
              <table:table-cell office:value-type="float" office:value="0.893002">
                <text:p>0.893002</text:p>
              </table:table-cell>
              <table:table-cell office:value-type="float" office:value="0.899788">
                <text:p>0.899788</text:p>
              </table:table-cell>
              <table:table-cell office:value-type="float" office:value="0.902003">
                <text:p>0.902003</text:p>
              </table:table-cell>
              <table:table-cell office:value-type="float" office:value="0.903871">
                <text:p>0.903871</text:p>
              </table:table-cell>
              <table:table-cell office:value-type="float" office:value="0.907989">
                <text:p>0.907989</text:p>
              </table:table-cell>
              <table:table-cell office:value-type="float" office:value="0.919891">
                <text:p>0.919891</text:p>
              </table:table-cell>
              <table:table-cell office:value-type="float" office:value="0.923975">
                <text:p>0.923975</text:p>
              </table:table-cell>
              <table:table-cell office:value-type="float" office:value="0.926138">
                <text:p>0.926138</text:p>
              </table:table-cell>
              <table:table-cell office:value-type="float" office:value="0.892488">
                <text:p>0.89248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80955">
                <text:p>0.80955</text:p>
              </table:table-cell>
              <table:table-cell office:value-type="float" office:value="0.859676">
                <text:p>0.859676</text:p>
              </table:table-cell>
              <table:table-cell office:value-type="float" office:value="0.887882">
                <text:p>0.887882</text:p>
              </table:table-cell>
              <table:table-cell office:value-type="float" office:value="0.896038">
                <text:p>0.896038</text:p>
              </table:table-cell>
              <table:table-cell office:value-type="float" office:value="0.900589">
                <text:p>0.900589</text:p>
              </table:table-cell>
              <table:table-cell office:value-type="float" office:value="0.902366">
                <text:p>0.902366</text:p>
              </table:table-cell>
              <table:table-cell office:value-type="float" office:value="0.905011">
                <text:p>0.905011</text:p>
              </table:table-cell>
              <table:table-cell office:value-type="float" office:value="0.913857">
                <text:p>0.913857</text:p>
              </table:table-cell>
              <table:table-cell office:value-type="float" office:value="0.921089">
                <text:p>0.921089</text:p>
              </table:table-cell>
              <table:table-cell office:value-type="float" office:value="0.923961">
                <text:p>0.923961</text:p>
              </table:table-cell>
              <table:table-cell office:value-type="float" office:value="0.926138">
                <text:p>0.926138</text:p>
              </table:table-cell>
              <table:table-cell office:value-type="float" office:value="0.892002">
                <text:p>0.89200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837187">
                <text:p>0.837187</text:p>
              </table:table-cell>
              <table:table-cell office:value-type="float" office:value="0.868249">
                <text:p>0.868249</text:p>
              </table:table-cell>
              <table:table-cell office:value-type="float" office:value="0.888411">
                <text:p>0.888411</text:p>
              </table:table-cell>
              <table:table-cell office:value-type="float" office:value="0.897532">
                <text:p>0.897532</text:p>
              </table:table-cell>
              <table:table-cell office:value-type="float" office:value="0.900754">
                <text:p>0.900754</text:p>
              </table:table-cell>
              <table:table-cell office:value-type="float" office:value="0.90304">
                <text:p>0.90304</text:p>
              </table:table-cell>
              <table:table-cell office:value-type="float" office:value="0.907438">
                <text:p>0.907438</text:p>
              </table:table-cell>
              <table:table-cell office:value-type="float" office:value="0.918045">
                <text:p>0.918045</text:p>
              </table:table-cell>
              <table:table-cell office:value-type="float" office:value="0.921632">
                <text:p>0.921632</text:p>
              </table:table-cell>
              <table:table-cell office:value-type="float" office:value="0.923861">
                <text:p>0.923861</text:p>
              </table:table-cell>
              <table:table-cell office:value-type="float" office:value="0.926138">
                <text:p>0.926138</text:p>
              </table:table-cell>
              <table:table-cell office:value-type="float" office:value="0.896615">
                <text:p>0.8966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839022">
                <text:p>0.839022</text:p>
              </table:table-cell>
              <table:table-cell office:value-type="float" office:value="0.87208">
                <text:p>0.87208</text:p>
              </table:table-cell>
              <table:table-cell office:value-type="float" office:value="0.889217">
                <text:p>0.889217</text:p>
              </table:table-cell>
              <table:table-cell office:value-type="float" office:value="0.898761">
                <text:p>0.898761</text:p>
              </table:table-cell>
              <table:table-cell office:value-type="float" office:value="0.90148">
                <text:p>0.90148</text:p>
              </table:table-cell>
              <table:table-cell office:value-type="float" office:value="0.903943">
                <text:p>0.903943</text:p>
              </table:table-cell>
              <table:table-cell office:value-type="float" office:value="0.90852">
                <text:p>0.90852</text:p>
              </table:table-cell>
              <table:table-cell office:value-type="float" office:value="0.918427">
                <text:p>0.918427</text:p>
              </table:table-cell>
              <table:table-cell office:value-type="float" office:value="0.921693">
                <text:p>0.921693</text:p>
              </table:table-cell>
              <table:table-cell office:value-type="float" office:value="0.924064">
                <text:p>0.924064</text:p>
              </table:table-cell>
              <table:table-cell office:value-type="float" office:value="0.926345">
                <text:p>0.926345</text:p>
              </table:table-cell>
              <table:table-cell office:value-type="float" office:value="0.897721">
                <text:p>0.89772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38286">
                <text:p>0.838286</text:p>
              </table:table-cell>
              <table:table-cell office:value-type="float" office:value="0.868414">
                <text:p>0.868414</text:p>
              </table:table-cell>
              <table:table-cell office:value-type="float" office:value="0.888645">
                <text:p>0.888645</text:p>
              </table:table-cell>
              <table:table-cell office:value-type="float" office:value="0.899437">
                <text:p>0.899437</text:p>
              </table:table-cell>
              <table:table-cell office:value-type="float" office:value="0.902229">
                <text:p>0.902229</text:p>
              </table:table-cell>
              <table:table-cell office:value-type="float" office:value="0.90499">
                <text:p>0.90499</text:p>
              </table:table-cell>
              <table:table-cell office:value-type="float" office:value="0.91092">
                <text:p>0.91092</text:p>
              </table:table-cell>
              <table:table-cell office:value-type="float" office:value="0.918975">
                <text:p>0.918975</text:p>
              </table:table-cell>
              <table:table-cell office:value-type="float" office:value="0.92162">
                <text:p>0.92162</text:p>
              </table:table-cell>
              <table:table-cell office:value-type="float" office:value="0.924176">
                <text:p>0.924176</text:p>
              </table:table-cell>
              <table:table-cell office:value-type="float" office:value="0.926345">
                <text:p>0.926345</text:p>
              </table:table-cell>
              <table:table-cell office:value-type="float" office:value="0.897769">
                <text:p>0.89776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835034">
                <text:p>0.835034</text:p>
              </table:table-cell>
              <table:table-cell office:value-type="float" office:value="0.867111">
                <text:p>0.867111</text:p>
              </table:table-cell>
              <table:table-cell office:value-type="float" office:value="0.88693">
                <text:p>0.88693</text:p>
              </table:table-cell>
              <table:table-cell office:value-type="float" office:value="0.896571">
                <text:p>0.896571</text:p>
              </table:table-cell>
              <table:table-cell office:value-type="float" office:value="0.901047">
                <text:p>0.901047</text:p>
              </table:table-cell>
              <table:table-cell office:value-type="float" office:value="0.904504">
                <text:p>0.904504</text:p>
              </table:table-cell>
              <table:table-cell office:value-type="float" office:value="0.912118">
                <text:p>0.912118</text:p>
              </table:table-cell>
              <table:table-cell office:value-type="float" office:value="0.919377">
                <text:p>0.919377</text:p>
              </table:table-cell>
              <table:table-cell office:value-type="float" office:value="0.921832">
                <text:p>0.921832</text:p>
              </table:table-cell>
              <table:table-cell office:value-type="float" office:value="0.924299">
                <text:p>0.924299</text:p>
              </table:table-cell>
              <table:table-cell office:value-type="float" office:value="0.926345">
                <text:p>0.926345</text:p>
              </table:table-cell>
              <table:table-cell office:value-type="float" office:value="0.896882">
                <text:p>0.89688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44601">
                <text:p>0.844601</text:p>
              </table:table-cell>
              <table:table-cell office:value-type="float" office:value="0.875485">
                <text:p>0.875485</text:p>
              </table:table-cell>
              <table:table-cell office:value-type="float" office:value="0.89118">
                <text:p>0.89118</text:p>
              </table:table-cell>
              <table:table-cell office:value-type="float" office:value="0.898502">
                <text:p>0.898502</text:p>
              </table:table-cell>
              <table:table-cell office:value-type="float" office:value="0.901246">
                <text:p>0.901246</text:p>
              </table:table-cell>
              <table:table-cell office:value-type="float" office:value="0.905268">
                <text:p>0.905268</text:p>
              </table:table-cell>
              <table:table-cell office:value-type="float" office:value="0.916578">
                <text:p>0.916578</text:p>
              </table:table-cell>
              <table:table-cell office:value-type="float" office:value="0.919653">
                <text:p>0.919653</text:p>
              </table:table-cell>
              <table:table-cell office:value-type="float" office:value="0.921864">
                <text:p>0.921864</text:p>
              </table:table-cell>
              <table:table-cell office:value-type="float" office:value="0.924083">
                <text:p>0.924083</text:p>
              </table:table-cell>
              <table:table-cell office:value-type="float" office:value="0.926345">
                <text:p>0.926345</text:p>
              </table:table-cell>
              <table:table-cell office:value-type="float" office:value="0.899846">
                <text:p>0.89984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840651">
                <text:p>0.840651</text:p>
              </table:table-cell>
              <table:table-cell office:value-type="float" office:value="0.878573">
                <text:p>0.878573</text:p>
              </table:table-cell>
              <table:table-cell office:value-type="float" office:value="0.892815">
                <text:p>0.892815</text:p>
              </table:table-cell>
              <table:table-cell office:value-type="float" office:value="0.899066">
                <text:p>0.899066</text:p>
              </table:table-cell>
              <table:table-cell office:value-type="float" office:value="0.901515">
                <text:p>0.901515</text:p>
              </table:table-cell>
              <table:table-cell office:value-type="float" office:value="0.905521">
                <text:p>0.905521</text:p>
              </table:table-cell>
              <table:table-cell office:value-type="float" office:value="0.917321">
                <text:p>0.917321</text:p>
              </table:table-cell>
              <table:table-cell office:value-type="float" office:value="0.919659">
                <text:p>0.919659</text:p>
              </table:table-cell>
              <table:table-cell office:value-type="float" office:value="0.921348">
                <text:p>0.921348</text:p>
              </table:table-cell>
              <table:table-cell office:value-type="float" office:value="0.923709">
                <text:p>0.923709</text:p>
              </table:table-cell>
              <table:table-cell office:value-type="float" office:value="0.926345">
                <text:p>0.926345</text:p>
              </table:table-cell>
              <table:table-cell office:value-type="float" office:value="0.900018">
                <text:p>0.900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